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14mm"/>
    </style:style>
    <style:style style:name="co2" style:family="table-column">
      <style:table-column-properties fo:break-before="auto" style:column-width="23.23mm"/>
    </style:style>
    <style:style style:name="co3" style:family="table-column">
      <style:table-column-properties fo:break-before="auto" style:column-width="39.4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  <style:style style:name="ce2" style:family="table-cell" style:parent-style-name="Default" style:data-style-name="N11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awoo.net" table:style-name="ta1">
        <table:shapes>
          <draw:frame draw:z-index="0" draw:style-name="gr1" draw:text-style-name="P1" svg:width="433.73mm" svg:height="198.42mm" svg:x="6.06mm" svg:y="4631.63mm">
            <loext:p draw:notify-on-update-of-ranges="'pawoo.net'.C705:'pawoo.net'.C1023 'pawoo.net'.D705:'pawoo.net'.D102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2"/>
        <table:table-row table:style-name="ro1">
          <table:table-cell office:value-type="float" office:value="1500261396" calcext:value-type="float">
            <text:p>1500261396</text:p>
          </table:table-cell>
          <table:table-cell office:value-type="float" office:value="0.01772117" calcext:value-type="float">
            <text:p>0.01772117</text:p>
          </table:table-cell>
          <table:table-cell table:formula="of:=([.A1] + 32400) / 86400 + 25569" office:value-type="date" office:date-value="2017-07-17T12:16:36" calcext:value-type="date">
            <text:p>2017/07/17 12:16</text:p>
          </table:table-cell>
          <table:table-cell table:formula="of:=[.B1]*60*60" office:value-type="float" office:value="63.796212" calcext:value-type="float">
            <text:p>63.8</text:p>
          </table:table-cell>
        </table:table-row>
        <table:table-row table:style-name="ro1">
          <table:table-cell office:value-type="float" office:value="1500264361" calcext:value-type="float">
            <text:p>1500264361</text:p>
          </table:table-cell>
          <table:table-cell office:value-type="float" office:value="0.01551161" calcext:value-type="float">
            <text:p>0.01551161</text:p>
          </table:table-cell>
          <table:table-cell table:formula="of:=([.A2] + 32400) / 86400 + 25569" office:value-type="date" office:date-value="2017-07-17T13:06:01" calcext:value-type="date">
            <text:p>2017/07/17 13:06</text:p>
          </table:table-cell>
          <table:table-cell table:formula="of:=[.B2]*60*60" office:value-type="float" office:value="55.841796" calcext:value-type="float">
            <text:p>55.8</text:p>
          </table:table-cell>
        </table:table-row>
        <table:table-row table:style-name="ro1">
          <table:table-cell office:value-type="float" office:value="1500268017" calcext:value-type="float">
            <text:p>1500268017</text:p>
          </table:table-cell>
          <table:table-cell office:value-type="float" office:value="0.01887893" calcext:value-type="float">
            <text:p>0.01887893</text:p>
          </table:table-cell>
          <table:table-cell table:formula="of:=([.A3] + 32400) / 86400 + 25569" office:value-type="date" office:date-value="2017-07-17T14:06:57" calcext:value-type="date">
            <text:p>2017/07/17 14:06</text:p>
          </table:table-cell>
          <table:table-cell table:formula="of:=[.B3]*60*60" office:value-type="float" office:value="67.964148" calcext:value-type="float">
            <text:p>68.0</text:p>
          </table:table-cell>
        </table:table-row>
        <table:table-row table:style-name="ro1">
          <table:table-cell office:value-type="float" office:value="1500271588" calcext:value-type="float">
            <text:p>1500271588</text:p>
          </table:table-cell>
          <table:table-cell office:value-type="float" office:value="0.01555167" calcext:value-type="float">
            <text:p>0.01555167</text:p>
          </table:table-cell>
          <table:table-cell table:formula="of:=([.A4] + 32400) / 86400 + 25569" office:value-type="date" office:date-value="2017-07-17T15:06:28" calcext:value-type="date">
            <text:p>2017/07/17 15:06</text:p>
          </table:table-cell>
          <table:table-cell table:formula="of:=[.B4]*60*60" office:value-type="float" office:value="55.986012" calcext:value-type="float">
            <text:p>56.0</text:p>
          </table:table-cell>
        </table:table-row>
        <table:table-row table:style-name="ro1">
          <table:table-cell office:value-type="float" office:value="1500275225" calcext:value-type="float">
            <text:p>1500275225</text:p>
          </table:table-cell>
          <table:table-cell office:value-type="float" office:value="0.01553096" calcext:value-type="float">
            <text:p>0.01553096</text:p>
          </table:table-cell>
          <table:table-cell table:formula="of:=([.A5] + 32400) / 86400 + 25569" office:value-type="date" office:date-value="2017-07-17T16:07:05" calcext:value-type="date">
            <text:p>2017/07/17 16:07</text:p>
          </table:table-cell>
          <table:table-cell table:formula="of:=[.B5]*60*60" office:value-type="float" office:value="55.911456" calcext:value-type="float">
            <text:p>55.9</text:p>
          </table:table-cell>
        </table:table-row>
        <table:table-row table:style-name="ro1">
          <table:table-cell office:value-type="float" office:value="1500278738" calcext:value-type="float">
            <text:p>1500278738</text:p>
          </table:table-cell>
          <table:table-cell office:value-type="float" office:value="0.02208481" calcext:value-type="float">
            <text:p>0.02208481</text:p>
          </table:table-cell>
          <table:table-cell table:formula="of:=([.A6] + 32400) / 86400 + 25569" office:value-type="date" office:date-value="2017-07-17T17:05:38" calcext:value-type="date">
            <text:p>2017/07/17 17:05</text:p>
          </table:table-cell>
          <table:table-cell table:formula="of:=[.B6]*60*60" office:value-type="float" office:value="79.505316" calcext:value-type="float">
            <text:p>79.5</text:p>
          </table:table-cell>
        </table:table-row>
        <table:table-row table:style-name="ro1">
          <table:table-cell office:value-type="float" office:value="1500282658" calcext:value-type="float">
            <text:p>1500282658</text:p>
          </table:table-cell>
          <table:table-cell office:value-type="float" office:value="0.02551303" calcext:value-type="float">
            <text:p>0.02551303</text:p>
          </table:table-cell>
          <table:table-cell table:formula="of:=([.A7] + 32400) / 86400 + 25569" office:value-type="date" office:date-value="2017-07-17T18:10:58" calcext:value-type="date">
            <text:p>2017/07/17 18:10</text:p>
          </table:table-cell>
          <table:table-cell table:formula="of:=[.B7]*60*60" office:value-type="float" office:value="91.846908" calcext:value-type="float">
            <text:p>91.8</text:p>
          </table:table-cell>
        </table:table-row>
        <table:table-row table:style-name="ro1">
          <table:table-cell office:value-type="float" office:value="1500286022" calcext:value-type="float">
            <text:p>1500286022</text:p>
          </table:table-cell>
          <table:table-cell office:value-type="float" office:value="0.03218021" calcext:value-type="float">
            <text:p>0.03218021</text:p>
          </table:table-cell>
          <table:table-cell table:formula="of:=([.A8] + 32400) / 86400 + 25569" office:value-type="date" office:date-value="2017-07-17T19:07:02" calcext:value-type="date">
            <text:p>2017/07/17 19:07</text:p>
          </table:table-cell>
          <table:table-cell table:formula="of:=[.B8]*60*60" office:value-type="float" office:value="115.848756" calcext:value-type="float">
            <text:p>115.8</text:p>
          </table:table-cell>
        </table:table-row>
        <table:table-row table:style-name="ro1">
          <table:table-cell office:value-type="float" office:value="1500289490" calcext:value-type="float">
            <text:p>1500289490</text:p>
          </table:table-cell>
          <table:table-cell office:value-type="float" office:value="0.03439953" calcext:value-type="float">
            <text:p>0.03439953</text:p>
          </table:table-cell>
          <table:table-cell table:formula="of:=([.A9] + 32400) / 86400 + 25569" office:value-type="date" office:date-value="2017-07-17T20:04:50" calcext:value-type="date">
            <text:p>2017/07/17 20:04</text:p>
          </table:table-cell>
          <table:table-cell table:formula="of:=[.B9]*60*60" office:value-type="float" office:value="123.838308" calcext:value-type="float">
            <text:p>123.8</text:p>
          </table:table-cell>
        </table:table-row>
        <table:table-row table:style-name="ro1">
          <table:table-cell office:value-type="float" office:value="1500293120" calcext:value-type="float">
            <text:p>1500293120</text:p>
          </table:table-cell>
          <table:table-cell office:value-type="float" office:value="0.03434998" calcext:value-type="float">
            <text:p>0.03434998</text:p>
          </table:table-cell>
          <table:table-cell table:formula="of:=([.A10] + 32400) / 86400 + 25569" office:value-type="date" office:date-value="2017-07-17T21:05:20" calcext:value-type="date">
            <text:p>2017/07/17 21:05</text:p>
          </table:table-cell>
          <table:table-cell table:formula="of:=[.B10]*60*60" office:value-type="float" office:value="123.659928" calcext:value-type="float">
            <text:p>123.7</text:p>
          </table:table-cell>
        </table:table-row>
        <table:table-row table:style-name="ro1">
          <table:table-cell office:value-type="float" office:value="1500296688" calcext:value-type="float">
            <text:p>1500296688</text:p>
          </table:table-cell>
          <table:table-cell office:value-type="float" office:value="0.04109855" calcext:value-type="float">
            <text:p>0.04109855</text:p>
          </table:table-cell>
          <table:table-cell table:formula="of:=([.A11] + 32400) / 86400 + 25569" office:value-type="date" office:date-value="2017-07-17T22:04:48" calcext:value-type="date">
            <text:p>2017/07/17 22:04</text:p>
          </table:table-cell>
          <table:table-cell table:formula="of:=[.B11]*60*60" office:value-type="float" office:value="147.95478" calcext:value-type="float">
            <text:p>148.0</text:p>
          </table:table-cell>
        </table:table-row>
        <table:table-row table:style-name="ro1">
          <table:table-cell office:value-type="float" office:value="1500300394" calcext:value-type="float">
            <text:p>1500300394</text:p>
          </table:table-cell>
          <table:table-cell office:value-type="float" office:value="0.04333333" calcext:value-type="float">
            <text:p>0.04333333</text:p>
          </table:table-cell>
          <table:table-cell table:formula="of:=([.A12] + 32400) / 86400 + 25569" office:value-type="date" office:date-value="2017-07-17T23:06:34" calcext:value-type="date">
            <text:p>2017/07/17 23:06</text:p>
          </table:table-cell>
          <table:table-cell table:formula="of:=[.B12]*60*60" office:value-type="float" office:value="155.999988" calcext:value-type="float">
            <text:p>156.0</text:p>
          </table:table-cell>
        </table:table-row>
        <table:table-row table:style-name="ro1">
          <table:table-cell office:value-type="float" office:value="1500303983" calcext:value-type="float">
            <text:p>1500303983</text:p>
          </table:table-cell>
          <table:table-cell office:value-type="float" office:value="0.0388468" calcext:value-type="float">
            <text:p>0.0388468</text:p>
          </table:table-cell>
          <table:table-cell table:formula="of:=([.A13] + 32400) / 86400 + 25569" office:value-type="date" office:date-value="2017-07-18T00:06:23" calcext:value-type="date">
            <text:p>2017/07/18 00:06</text:p>
          </table:table-cell>
          <table:table-cell table:formula="of:=[.B13]*60*60" office:value-type="float" office:value="139.84848" calcext:value-type="float">
            <text:p>139.8</text:p>
          </table:table-cell>
        </table:table-row>
        <table:table-row table:style-name="ro1">
          <table:table-cell office:value-type="float" office:value="1500307879" calcext:value-type="float">
            <text:p>1500307879</text:p>
          </table:table-cell>
          <table:table-cell office:value-type="float" office:value="0.02773464" calcext:value-type="float">
            <text:p>0.02773464</text:p>
          </table:table-cell>
          <table:table-cell table:formula="of:=([.A14] + 32400) / 86400 + 25569" office:value-type="date" office:date-value="2017-07-18T01:11:19" calcext:value-type="date">
            <text:p>2017/07/18 01:11</text:p>
          </table:table-cell>
          <table:table-cell table:formula="of:=[.B14]*60*60" office:value-type="float" office:value="99.844704" calcext:value-type="float">
            <text:p>99.8</text:p>
          </table:table-cell>
        </table:table-row>
        <table:table-row table:style-name="ro1">
          <table:table-cell office:value-type="float" office:value="1500311157" calcext:value-type="float">
            <text:p>1500311157</text:p>
          </table:table-cell>
          <table:table-cell office:value-type="float" office:value="0.01998557" calcext:value-type="float">
            <text:p>0.01998557</text:p>
          </table:table-cell>
          <table:table-cell table:formula="of:=([.A15] + 32400) / 86400 + 25569" office:value-type="date" office:date-value="2017-07-18T02:05:57" calcext:value-type="date">
            <text:p>2017/07/18 02:05</text:p>
          </table:table-cell>
          <table:table-cell table:formula="of:=[.B15]*60*60" office:value-type="float" office:value="71.948052" calcext:value-type="float">
            <text:p>71.9</text:p>
          </table:table-cell>
        </table:table-row>
        <table:table-row table:style-name="ro1">
          <table:table-cell office:value-type="float" office:value="1500314701" calcext:value-type="float">
            <text:p>1500314701</text:p>
          </table:table-cell>
          <table:table-cell office:value-type="float" office:value="0.01547945" calcext:value-type="float">
            <text:p>0.01547945</text:p>
          </table:table-cell>
          <table:table-cell table:formula="of:=([.A16] + 32400) / 86400 + 25569" office:value-type="date" office:date-value="2017-07-18T03:05:01" calcext:value-type="date">
            <text:p>2017/07/18 03:05</text:p>
          </table:table-cell>
          <table:table-cell table:formula="of:=[.B16]*60*60" office:value-type="float" office:value="55.72602" calcext:value-type="float">
            <text:p>55.7</text:p>
          </table:table-cell>
        </table:table-row>
        <table:table-row table:style-name="ro1">
          <table:table-cell office:value-type="float" office:value="1500318274" calcext:value-type="float">
            <text:p>1500318274</text:p>
          </table:table-cell>
          <table:table-cell office:value-type="float" office:value="0.01547346" calcext:value-type="float">
            <text:p>0.01547346</text:p>
          </table:table-cell>
          <table:table-cell table:formula="of:=([.A17] + 32400) / 86400 + 25569" office:value-type="date" office:date-value="2017-07-18T04:04:34" calcext:value-type="date">
            <text:p>2017/07/18 04:04</text:p>
          </table:table-cell>
          <table:table-cell table:formula="of:=[.B17]*60*60" office:value-type="float" office:value="55.704456" calcext:value-type="float">
            <text:p>55.7</text:p>
          </table:table-cell>
        </table:table-row>
        <table:table-row table:style-name="ro1">
          <table:table-cell office:value-type="float" office:value="1500321974" calcext:value-type="float">
            <text:p>1500321974</text:p>
          </table:table-cell>
          <table:table-cell office:value-type="float" office:value="0.01216074" calcext:value-type="float">
            <text:p>0.01216074</text:p>
          </table:table-cell>
          <table:table-cell table:formula="of:=([.A18] + 32400) / 86400 + 25569" office:value-type="date" office:date-value="2017-07-18T05:06:14" calcext:value-type="date">
            <text:p>2017/07/18 05:06</text:p>
          </table:table-cell>
          <table:table-cell table:formula="of:=[.B18]*60*60" office:value-type="float" office:value="43.778664" calcext:value-type="float">
            <text:p>43.8</text:p>
          </table:table-cell>
        </table:table-row>
        <table:table-row table:style-name="ro1">
          <table:table-cell office:value-type="float" office:value="1500325578" calcext:value-type="float">
            <text:p>1500325578</text:p>
          </table:table-cell>
          <table:table-cell office:value-type="float" office:value="0.006626722" calcext:value-type="float">
            <text:p>0.006626722</text:p>
          </table:table-cell>
          <table:table-cell table:formula="of:=([.A19] + 32400) / 86400 + 25569" office:value-type="date" office:date-value="2017-07-18T06:06:18" calcext:value-type="date">
            <text:p>2017/07/18 06:06</text:p>
          </table:table-cell>
          <table:table-cell table:formula="of:=[.B19]*60*60" office:value-type="float" office:value="23.8561992" calcext:value-type="float">
            <text:p>23.9</text:p>
          </table:table-cell>
        </table:table-row>
        <table:table-row table:style-name="ro1">
          <table:table-cell office:value-type="float" office:value="1500329191" calcext:value-type="float">
            <text:p>1500329191</text:p>
          </table:table-cell>
          <table:table-cell office:value-type="float" office:value="0.009892556" calcext:value-type="float">
            <text:p>0.009892556</text:p>
          </table:table-cell>
          <table:table-cell table:formula="of:=([.A20] + 32400) / 86400 + 25569" office:value-type="date" office:date-value="2017-07-18T07:06:31" calcext:value-type="date">
            <text:p>2017/07/18 07:06</text:p>
          </table:table-cell>
          <table:table-cell table:formula="of:=[.B20]*60*60" office:value-type="float" office:value="35.6132016" calcext:value-type="float">
            <text:p>35.6</text:p>
          </table:table-cell>
        </table:table-row>
        <table:table-row table:style-name="ro1">
          <table:table-cell office:value-type="float" office:value="1500332965" calcext:value-type="float">
            <text:p>1500332965</text:p>
          </table:table-cell>
          <table:table-cell office:value-type="float" office:value="0.01105186" calcext:value-type="float">
            <text:p>0.01105186</text:p>
          </table:table-cell>
          <table:table-cell table:formula="of:=([.A21] + 32400) / 86400 + 25569" office:value-type="date" office:date-value="2017-07-18T08:09:25" calcext:value-type="date">
            <text:p>2017/07/18 08:09</text:p>
          </table:table-cell>
          <table:table-cell table:formula="of:=[.B21]*60*60" office:value-type="float" office:value="39.786696" calcext:value-type="float">
            <text:p>39.8</text:p>
          </table:table-cell>
        </table:table-row>
        <table:table-row table:style-name="ro1">
          <table:table-cell office:value-type="float" office:value="1500336470" calcext:value-type="float">
            <text:p>1500336470</text:p>
          </table:table-cell>
          <table:table-cell office:value-type="float" office:value="0.01771577" calcext:value-type="float">
            <text:p>0.01771577</text:p>
          </table:table-cell>
          <table:table-cell table:formula="of:=([.A22] + 32400) / 86400 + 25569" office:value-type="date" office:date-value="2017-07-18T09:07:50" calcext:value-type="date">
            <text:p>2017/07/18 09:07</text:p>
          </table:table-cell>
          <table:table-cell table:formula="of:=[.B22]*60*60" office:value-type="float" office:value="63.776772" calcext:value-type="float">
            <text:p>63.8</text:p>
          </table:table-cell>
        </table:table-row>
        <table:table-row table:style-name="ro1">
          <table:table-cell office:value-type="float" office:value="1500340161" calcext:value-type="float">
            <text:p>1500340161</text:p>
          </table:table-cell>
          <table:table-cell office:value-type="float" office:value="0.01321841" calcext:value-type="float">
            <text:p>0.01321841</text:p>
          </table:table-cell>
          <table:table-cell table:formula="of:=([.A23] + 32400) / 86400 + 25569" office:value-type="date" office:date-value="2017-07-18T10:09:21" calcext:value-type="date">
            <text:p>2017/07/18 10:09</text:p>
          </table:table-cell>
          <table:table-cell table:formula="of:=[.B23]*60*60" office:value-type="float" office:value="47.586276" calcext:value-type="float">
            <text:p>47.6</text:p>
          </table:table-cell>
        </table:table-row>
        <table:table-row table:style-name="ro1">
          <table:table-cell office:value-type="float" office:value="1500343647" calcext:value-type="float">
            <text:p>1500343647</text:p>
          </table:table-cell>
          <table:table-cell office:value-type="float" office:value="0.02094472" calcext:value-type="float">
            <text:p>0.02094472</text:p>
          </table:table-cell>
          <table:table-cell table:formula="of:=([.A24] + 32400) / 86400 + 25569" office:value-type="date" office:date-value="2017-07-18T11:07:27" calcext:value-type="date">
            <text:p>2017/07/18 11:07</text:p>
          </table:table-cell>
          <table:table-cell table:formula="of:=[.B24]*60*60" office:value-type="float" office:value="75.400992" calcext:value-type="float">
            <text:p>75.4</text:p>
          </table:table-cell>
        </table:table-row>
        <table:table-row table:style-name="ro1">
          <table:table-cell office:value-type="float" office:value="1500347264" calcext:value-type="float">
            <text:p>1500347264</text:p>
          </table:table-cell>
          <table:table-cell office:value-type="float" office:value="0.01878349" calcext:value-type="float">
            <text:p>0.01878349</text:p>
          </table:table-cell>
          <table:table-cell table:formula="of:=([.A25] + 32400) / 86400 + 25569" office:value-type="date" office:date-value="2017-07-18T12:07:44" calcext:value-type="date">
            <text:p>2017/07/18 12:07</text:p>
          </table:table-cell>
          <table:table-cell table:formula="of:=[.B25]*60*60" office:value-type="float" office:value="67.620564" calcext:value-type="float">
            <text:p>67.6</text:p>
          </table:table-cell>
        </table:table-row>
        <table:table-row table:style-name="ro1">
          <table:table-cell office:value-type="float" office:value="1500350976" calcext:value-type="float">
            <text:p>1500350976</text:p>
          </table:table-cell>
          <table:table-cell office:value-type="float" office:value="0.02327579" calcext:value-type="float">
            <text:p>0.02327579</text:p>
          </table:table-cell>
          <table:table-cell table:formula="of:=([.A26] + 32400) / 86400 + 25569" office:value-type="date" office:date-value="2017-07-18T13:09:36" calcext:value-type="date">
            <text:p>2017/07/18 13:09</text:p>
          </table:table-cell>
          <table:table-cell table:formula="of:=[.B26]*60*60" office:value-type="float" office:value="83.792844" calcext:value-type="float">
            <text:p>83.8</text:p>
          </table:table-cell>
        </table:table-row>
        <table:table-row table:style-name="ro1">
          <table:table-cell office:value-type="float" office:value="1500354552" calcext:value-type="float">
            <text:p>1500354552</text:p>
          </table:table-cell>
          <table:table-cell office:value-type="float" office:value="0.02103457" calcext:value-type="float">
            <text:p>0.02103457</text:p>
          </table:table-cell>
          <table:table-cell table:formula="of:=([.A27] + 32400) / 86400 + 25569" office:value-type="date" office:date-value="2017-07-18T14:09:12" calcext:value-type="date">
            <text:p>2017/07/18 14:09</text:p>
          </table:table-cell>
          <table:table-cell table:formula="of:=[.B27]*60*60" office:value-type="float" office:value="75.724452" calcext:value-type="float">
            <text:p>75.7</text:p>
          </table:table-cell>
        </table:table-row>
        <table:table-row table:style-name="ro1">
          <table:table-cell office:value-type="float" office:value="1500358096" calcext:value-type="float">
            <text:p>1500358096</text:p>
          </table:table-cell>
          <table:table-cell office:value-type="float" office:value="0.02547841" calcext:value-type="float">
            <text:p>0.02547841</text:p>
          </table:table-cell>
          <table:table-cell table:formula="of:=([.A28] + 32400) / 86400 + 25569" office:value-type="date" office:date-value="2017-07-18T15:08:16" calcext:value-type="date">
            <text:p>2017/07/18 15:08</text:p>
          </table:table-cell>
          <table:table-cell table:formula="of:=[.B28]*60*60" office:value-type="float" office:value="91.722276" calcext:value-type="float">
            <text:p>91.7</text:p>
          </table:table-cell>
        </table:table-row>
        <table:table-row table:style-name="ro1">
          <table:table-cell office:value-type="float" office:value="1500361703" calcext:value-type="float">
            <text:p>1500361703</text:p>
          </table:table-cell>
          <table:table-cell office:value-type="float" office:value="0.02879451" calcext:value-type="float">
            <text:p>0.02879451</text:p>
          </table:table-cell>
          <table:table-cell table:formula="of:=([.A29] + 32400) / 86400 + 25569" office:value-type="date" office:date-value="2017-07-18T16:08:23" calcext:value-type="date">
            <text:p>2017/07/18 16:08</text:p>
          </table:table-cell>
          <table:table-cell table:formula="of:=[.B29]*60*60" office:value-type="float" office:value="103.660236" calcext:value-type="float">
            <text:p>103.7</text:p>
          </table:table-cell>
        </table:table-row>
        <table:table-row table:style-name="ro1">
          <table:table-cell office:value-type="float" office:value="1500365271" calcext:value-type="float">
            <text:p>1500365271</text:p>
          </table:table-cell>
          <table:table-cell office:value-type="float" office:value="0.0255102" calcext:value-type="float">
            <text:p>0.0255102</text:p>
          </table:table-cell>
          <table:table-cell table:formula="of:=([.A30] + 32400) / 86400 + 25569" office:value-type="date" office:date-value="2017-07-18T17:07:51" calcext:value-type="date">
            <text:p>2017/07/18 17:07</text:p>
          </table:table-cell>
          <table:table-cell table:formula="of:=[.B30]*60*60" office:value-type="float" office:value="91.83672" calcext:value-type="float">
            <text:p>91.8</text:p>
          </table:table-cell>
        </table:table-row>
        <table:table-row table:style-name="ro1">
          <table:table-cell office:value-type="float" office:value="1500368893" calcext:value-type="float">
            <text:p>1500368893</text:p>
          </table:table-cell>
          <table:table-cell office:value-type="float" office:value="0.02549183" calcext:value-type="float">
            <text:p>0.02549183</text:p>
          </table:table-cell>
          <table:table-cell table:formula="of:=([.A31] + 32400) / 86400 + 25569" office:value-type="date" office:date-value="2017-07-18T18:08:13" calcext:value-type="date">
            <text:p>2017/07/18 18:08</text:p>
          </table:table-cell>
          <table:table-cell table:formula="of:=[.B31]*60*60" office:value-type="float" office:value="91.770588" calcext:value-type="float">
            <text:p>91.8</text:p>
          </table:table-cell>
        </table:table-row>
        <table:table-row table:style-name="ro1">
          <table:table-cell office:value-type="float" office:value="1500372548" calcext:value-type="float">
            <text:p>1500372548</text:p>
          </table:table-cell>
          <table:table-cell office:value-type="float" office:value="0.02325066" calcext:value-type="float">
            <text:p>0.02325066</text:p>
          </table:table-cell>
          <table:table-cell table:formula="of:=([.A32] + 32400) / 86400 + 25569" office:value-type="date" office:date-value="2017-07-18T19:09:08" calcext:value-type="date">
            <text:p>2017/07/18 19:09</text:p>
          </table:table-cell>
          <table:table-cell table:formula="of:=[.B32]*60*60" office:value-type="float" office:value="83.702376" calcext:value-type="float">
            <text:p>83.7</text:p>
          </table:table-cell>
        </table:table-row>
        <table:table-row table:style-name="ro1">
          <table:table-cell office:value-type="float" office:value="1500376205" calcext:value-type="float">
            <text:p>1500376205</text:p>
          </table:table-cell>
          <table:table-cell office:value-type="float" office:value="0.02768396" calcext:value-type="float">
            <text:p>0.02768396</text:p>
          </table:table-cell>
          <table:table-cell table:formula="of:=([.A33] + 32400) / 86400 + 25569" office:value-type="date" office:date-value="2017-07-18T20:10:05" calcext:value-type="date">
            <text:p>2017/07/18 20:10</text:p>
          </table:table-cell>
          <table:table-cell table:formula="of:=[.B33]*60*60" office:value-type="float" office:value="99.662256" calcext:value-type="float">
            <text:p>99.7</text:p>
          </table:table-cell>
        </table:table-row>
        <table:table-row table:style-name="ro1">
          <table:table-cell office:value-type="float" office:value="1500379710" calcext:value-type="float">
            <text:p>1500379710</text:p>
          </table:table-cell>
          <table:table-cell office:value-type="float" office:value="0.03101634" calcext:value-type="float">
            <text:p>0.03101634</text:p>
          </table:table-cell>
          <table:table-cell table:formula="of:=([.A34] + 32400) / 86400 + 25569" office:value-type="date" office:date-value="2017-07-18T21:08:30" calcext:value-type="date">
            <text:p>2017/07/18 21:08</text:p>
          </table:table-cell>
          <table:table-cell table:formula="of:=[.B34]*60*60" office:value-type="float" office:value="111.658824" calcext:value-type="float">
            <text:p>111.7</text:p>
          </table:table-cell>
        </table:table-row>
        <table:table-row table:style-name="ro1">
          <table:table-cell office:value-type="float" office:value="1500383330" calcext:value-type="float">
            <text:p>1500383330</text:p>
          </table:table-cell>
          <table:table-cell office:value-type="float" office:value="0.0244363" calcext:value-type="float">
            <text:p>0.0244363</text:p>
          </table:table-cell>
          <table:table-cell table:formula="of:=([.A35] + 32400) / 86400 + 25569" office:value-type="date" office:date-value="2017-07-18T22:08:50" calcext:value-type="date">
            <text:p>2017/07/18 22:08</text:p>
          </table:table-cell>
          <table:table-cell table:formula="of:=[.B35]*60*60" office:value-type="float" office:value="87.97068" calcext:value-type="float">
            <text:p>88.0</text:p>
          </table:table-cell>
        </table:table-row>
        <table:table-row table:style-name="ro1">
          <table:table-cell office:value-type="float" office:value="1500386859" calcext:value-type="float">
            <text:p>1500386859</text:p>
          </table:table-cell>
          <table:table-cell office:value-type="float" office:value="0.02215023" calcext:value-type="float">
            <text:p>0.02215023</text:p>
          </table:table-cell>
          <table:table-cell table:formula="of:=([.A36] + 32400) / 86400 + 25569" office:value-type="date" office:date-value="2017-07-18T23:07:39" calcext:value-type="date">
            <text:p>2017/07/18 23:07</text:p>
          </table:table-cell>
          <table:table-cell table:formula="of:=[.B36]*60*60" office:value-type="float" office:value="79.740828" calcext:value-type="float">
            <text:p>79.7</text:p>
          </table:table-cell>
        </table:table-row>
        <table:table-row table:style-name="ro1">
          <table:table-cell office:value-type="float" office:value="1500390628" calcext:value-type="float">
            <text:p>1500390628</text:p>
          </table:table-cell>
          <table:table-cell office:value-type="float" office:value="0.0244119" calcext:value-type="float">
            <text:p>0.0244119</text:p>
          </table:table-cell>
          <table:table-cell table:formula="of:=([.A37] + 32400) / 86400 + 25569" office:value-type="date" office:date-value="2017-07-19T00:10:28" calcext:value-type="date">
            <text:p>2017/07/19 00:10</text:p>
          </table:table-cell>
          <table:table-cell table:formula="of:=[.B37]*60*60" office:value-type="float" office:value="87.88284" calcext:value-type="float">
            <text:p>87.9</text:p>
          </table:table-cell>
        </table:table-row>
        <table:table-row table:style-name="ro1">
          <table:table-cell office:value-type="float" office:value="1500394396" calcext:value-type="float">
            <text:p>1500394396</text:p>
          </table:table-cell>
          <table:table-cell office:value-type="float" office:value="0.01663894" calcext:value-type="float">
            <text:p>0.01663894</text:p>
          </table:table-cell>
          <table:table-cell table:formula="of:=([.A38] + 32400) / 86400 + 25569" office:value-type="date" office:date-value="2017-07-19T01:13:16" calcext:value-type="date">
            <text:p>2017/07/19 01:13</text:p>
          </table:table-cell>
          <table:table-cell table:formula="of:=[.B38]*60*60" office:value-type="float" office:value="59.900184" calcext:value-type="float">
            <text:p>59.9</text:p>
          </table:table-cell>
        </table:table-row>
        <table:table-row table:style-name="ro1">
          <table:table-cell office:value-type="float" office:value="1500397898" calcext:value-type="float">
            <text:p>1500397898</text:p>
          </table:table-cell>
          <table:table-cell office:value-type="float" office:value="0.01990875" calcext:value-type="float">
            <text:p>0.01990875</text:p>
          </table:table-cell>
          <table:table-cell table:formula="of:=([.A39] + 32400) / 86400 + 25569" office:value-type="date" office:date-value="2017-07-19T02:11:38" calcext:value-type="date">
            <text:p>2017/07/19 02:11</text:p>
          </table:table-cell>
          <table:table-cell table:formula="of:=[.B39]*60*60" office:value-type="float" office:value="71.6715" calcext:value-type="float">
            <text:p>71.7</text:p>
          </table:table-cell>
        </table:table-row>
        <table:table-row table:style-name="ro1">
          <table:table-cell office:value-type="float" office:value="1500401453" calcext:value-type="float">
            <text:p>1500401453</text:p>
          </table:table-cell>
          <table:table-cell office:value-type="float" office:value="0.01330082" calcext:value-type="float">
            <text:p>0.01330082</text:p>
          </table:table-cell>
          <table:table-cell table:formula="of:=([.A40] + 32400) / 86400 + 25569" office:value-type="date" office:date-value="2017-07-19T03:10:53" calcext:value-type="date">
            <text:p>2017/07/19 03:10</text:p>
          </table:table-cell>
          <table:table-cell table:formula="of:=[.B40]*60*60" office:value-type="float" office:value="47.882952" calcext:value-type="float">
            <text:p>47.9</text:p>
          </table:table-cell>
        </table:table-row>
        <table:table-row table:style-name="ro1">
          <table:table-cell office:value-type="float" office:value="1500404963" calcext:value-type="float">
            <text:p>1500404963</text:p>
          </table:table-cell>
          <table:table-cell office:value-type="float" office:value="0.008821502" calcext:value-type="float">
            <text:p>0.008821502</text:p>
          </table:table-cell>
          <table:table-cell table:formula="of:=([.A41] + 32400) / 86400 + 25569" office:value-type="date" office:date-value="2017-07-19T04:09:23" calcext:value-type="date">
            <text:p>2017/07/19 04:09</text:p>
          </table:table-cell>
          <table:table-cell table:formula="of:=[.B41]*60*60" office:value-type="float" office:value="31.7574072" calcext:value-type="float">
            <text:p>31.8</text:p>
          </table:table-cell>
        </table:table-row>
        <table:table-row table:style-name="ro1">
          <table:table-cell office:value-type="float" office:value="1500408477" calcext:value-type="float">
            <text:p>1500408477</text:p>
          </table:table-cell>
          <table:table-cell office:value-type="float" office:value="0.00991599" calcext:value-type="float">
            <text:p>0.00991599</text:p>
          </table:table-cell>
          <table:table-cell table:formula="of:=([.A42] + 32400) / 86400 + 25569" office:value-type="date" office:date-value="2017-07-19T05:07:57" calcext:value-type="date">
            <text:p>2017/07/19 05:07</text:p>
          </table:table-cell>
          <table:table-cell table:formula="of:=[.B42]*60*60" office:value-type="float" office:value="35.697564" calcext:value-type="float">
            <text:p>35.7</text:p>
          </table:table-cell>
        </table:table-row>
        <table:table-row table:style-name="ro1">
          <table:table-cell office:value-type="float" office:value="1500412056" calcext:value-type="float">
            <text:p>1500412056</text:p>
          </table:table-cell>
          <table:table-cell office:value-type="float" office:value="0.008839046" calcext:value-type="float">
            <text:p>0.008839046</text:p>
          </table:table-cell>
          <table:table-cell table:formula="of:=([.A43] + 32400) / 86400 + 25569" office:value-type="date" office:date-value="2017-07-19T06:07:36" calcext:value-type="date">
            <text:p>2017/07/19 06:07</text:p>
          </table:table-cell>
          <table:table-cell table:formula="of:=[.B43]*60*60" office:value-type="float" office:value="31.8205656" calcext:value-type="float">
            <text:p>31.8</text:p>
          </table:table-cell>
        </table:table-row>
        <table:table-row table:style-name="ro1">
          <table:table-cell office:value-type="float" office:value="1500415698" calcext:value-type="float">
            <text:p>1500415698</text:p>
          </table:table-cell>
          <table:table-cell office:value-type="float" office:value="0.006648199" calcext:value-type="float">
            <text:p>0.006648199</text:p>
          </table:table-cell>
          <table:table-cell table:formula="of:=([.A44] + 32400) / 86400 + 25569" office:value-type="date" office:date-value="2017-07-19T07:08:18" calcext:value-type="date">
            <text:p>2017/07/19 07:08</text:p>
          </table:table-cell>
          <table:table-cell table:formula="of:=[.B44]*60*60" office:value-type="float" office:value="23.9335164" calcext:value-type="float">
            <text:p>23.9</text:p>
          </table:table-cell>
        </table:table-row>
        <table:table-row table:style-name="ro1">
          <table:table-cell office:value-type="float" office:value="1500419370" calcext:value-type="float">
            <text:p>1500419370</text:p>
          </table:table-cell>
          <table:table-cell office:value-type="float" office:value="0.00994585" calcext:value-type="float">
            <text:p>0.00994585</text:p>
          </table:table-cell>
          <table:table-cell table:formula="of:=([.A45] + 32400) / 86400 + 25569" office:value-type="date" office:date-value="2017-07-19T08:09:30" calcext:value-type="date">
            <text:p>2017/07/19 08:09</text:p>
          </table:table-cell>
          <table:table-cell table:formula="of:=[.B45]*60*60" office:value-type="float" office:value="35.80506" calcext:value-type="float">
            <text:p>35.8</text:p>
          </table:table-cell>
        </table:table-row>
        <table:table-row table:style-name="ro1">
          <table:table-cell office:value-type="float" office:value="1500422913" calcext:value-type="float">
            <text:p>1500422913</text:p>
          </table:table-cell>
          <table:table-cell office:value-type="float" office:value="0.01217319" calcext:value-type="float">
            <text:p>0.01217319</text:p>
          </table:table-cell>
          <table:table-cell table:formula="of:=([.A46] + 32400) / 86400 + 25569" office:value-type="date" office:date-value="2017-07-19T09:08:33" calcext:value-type="date">
            <text:p>2017/07/19 09:08</text:p>
          </table:table-cell>
          <table:table-cell table:formula="of:=[.B46]*60*60" office:value-type="float" office:value="43.823484" calcext:value-type="float">
            <text:p>43.8</text:p>
          </table:table-cell>
        </table:table-row>
        <table:table-row table:style-name="ro1">
          <table:table-cell office:value-type="float" office:value="1500426535" calcext:value-type="float">
            <text:p>1500426535</text:p>
          </table:table-cell>
          <table:table-cell office:value-type="float" office:value="0.01325162" calcext:value-type="float">
            <text:p>0.01325162</text:p>
          </table:table-cell>
          <table:table-cell table:formula="of:=([.A47] + 32400) / 86400 + 25569" office:value-type="date" office:date-value="2017-07-19T10:08:55" calcext:value-type="date">
            <text:p>2017/07/19 10:08</text:p>
          </table:table-cell>
          <table:table-cell table:formula="of:=[.B47]*60*60" office:value-type="float" office:value="47.705832" calcext:value-type="float">
            <text:p>47.7</text:p>
          </table:table-cell>
        </table:table-row>
        <table:table-row table:style-name="ro1">
          <table:table-cell office:value-type="float" office:value="1500430155" calcext:value-type="float">
            <text:p>1500430155</text:p>
          </table:table-cell>
          <table:table-cell office:value-type="float" office:value="0.01884022" calcext:value-type="float">
            <text:p>0.01884022</text:p>
          </table:table-cell>
          <table:table-cell table:formula="of:=([.A48] + 32400) / 86400 + 25569" office:value-type="date" office:date-value="2017-07-19T11:09:15" calcext:value-type="date">
            <text:p>2017/07/19 11:09</text:p>
          </table:table-cell>
          <table:table-cell table:formula="of:=[.B48]*60*60" office:value-type="float" office:value="67.824792" calcext:value-type="float">
            <text:p>67.8</text:p>
          </table:table-cell>
        </table:table-row>
        <table:table-row table:style-name="ro1">
          <table:table-cell office:value-type="float" office:value="1500433746" calcext:value-type="float">
            <text:p>1500433746</text:p>
          </table:table-cell>
          <table:table-cell office:value-type="float" office:value="0.02539963" calcext:value-type="float">
            <text:p>0.02539963</text:p>
          </table:table-cell>
          <table:table-cell table:formula="of:=([.A49] + 32400) / 86400 + 25569" office:value-type="date" office:date-value="2017-07-19T12:09:06" calcext:value-type="date">
            <text:p>2017/07/19 12:09</text:p>
          </table:table-cell>
          <table:table-cell table:formula="of:=[.B49]*60*60" office:value-type="float" office:value="91.438668" calcext:value-type="float">
            <text:p>91.4</text:p>
          </table:table-cell>
        </table:table-row>
        <table:table-row table:style-name="ro1">
          <table:table-cell office:value-type="float" office:value="1500437457" calcext:value-type="float">
            <text:p>1500437457</text:p>
          </table:table-cell>
          <table:table-cell office:value-type="float" office:value="0.02774772" calcext:value-type="float">
            <text:p>0.02774772</text:p>
          </table:table-cell>
          <table:table-cell table:formula="of:=([.A50] + 32400) / 86400 + 25569" office:value-type="date" office:date-value="2017-07-19T13:10:57" calcext:value-type="date">
            <text:p>2017/07/19 13:10</text:p>
          </table:table-cell>
          <table:table-cell table:formula="of:=[.B50]*60*60" office:value-type="float" office:value="99.891792" calcext:value-type="float">
            <text:p>99.9</text:p>
          </table:table-cell>
        </table:table-row>
        <table:table-row table:style-name="ro1">
          <table:table-cell office:value-type="float" office:value="1500440966" calcext:value-type="float">
            <text:p>1500440966</text:p>
          </table:table-cell>
          <table:table-cell office:value-type="float" office:value="0.02329193" calcext:value-type="float">
            <text:p>0.02329193</text:p>
          </table:table-cell>
          <table:table-cell table:formula="of:=([.A51] + 32400) / 86400 + 25569" office:value-type="date" office:date-value="2017-07-19T14:09:26" calcext:value-type="date">
            <text:p>2017/07/19 14:09</text:p>
          </table:table-cell>
          <table:table-cell table:formula="of:=[.B51]*60*60" office:value-type="float" office:value="83.850948" calcext:value-type="float">
            <text:p>83.9</text:p>
          </table:table-cell>
        </table:table-row>
        <table:table-row table:style-name="ro1">
          <table:table-cell office:value-type="float" office:value="1500444601" calcext:value-type="float">
            <text:p>1500444601</text:p>
          </table:table-cell>
          <table:table-cell office:value-type="float" office:value="0.01885851" calcext:value-type="float">
            <text:p>0.01885851</text:p>
          </table:table-cell>
          <table:table-cell table:formula="of:=([.A52] + 32400) / 86400 + 25569" office:value-type="date" office:date-value="2017-07-19T15:10:01" calcext:value-type="date">
            <text:p>2017/07/19 15:10</text:p>
          </table:table-cell>
          <table:table-cell table:formula="of:=[.B52]*60*60" office:value-type="float" office:value="67.890636" calcext:value-type="float">
            <text:p>67.9</text:p>
          </table:table-cell>
        </table:table-row>
        <table:table-row table:style-name="ro1">
          <table:table-cell office:value-type="float" office:value="1500448305" calcext:value-type="float">
            <text:p>1500448305</text:p>
          </table:table-cell>
          <table:table-cell office:value-type="float" office:value="0.01657962" calcext:value-type="float">
            <text:p>0.01657962</text:p>
          </table:table-cell>
          <table:table-cell table:formula="of:=([.A53] + 32400) / 86400 + 25569" office:value-type="date" office:date-value="2017-07-19T16:11:45" calcext:value-type="date">
            <text:p>2017/07/19 16:11</text:p>
          </table:table-cell>
          <table:table-cell table:formula="of:=[.B53]*60*60" office:value-type="float" office:value="59.686632" calcext:value-type="float">
            <text:p>59.7</text:p>
          </table:table-cell>
        </table:table-row>
        <table:table-row table:style-name="ro1">
          <table:table-cell office:value-type="float" office:value="1500451767" calcext:value-type="float">
            <text:p>1500451767</text:p>
          </table:table-cell>
          <table:table-cell office:value-type="float" office:value="0.0210643" calcext:value-type="float">
            <text:p>0.0210643</text:p>
          </table:table-cell>
          <table:table-cell table:formula="of:=([.A54] + 32400) / 86400 + 25569" office:value-type="date" office:date-value="2017-07-19T17:09:27" calcext:value-type="date">
            <text:p>2017/07/19 17:09</text:p>
          </table:table-cell>
          <table:table-cell table:formula="of:=[.B54]*60*60" office:value-type="float" office:value="75.83148" calcext:value-type="float">
            <text:p>75.8</text:p>
          </table:table-cell>
        </table:table-row>
        <table:table-row table:style-name="ro1">
          <table:table-cell office:value-type="float" office:value="1500455396" calcext:value-type="float">
            <text:p>1500455396</text:p>
          </table:table-cell>
          <table:table-cell office:value-type="float" office:value="0.02107014" calcext:value-type="float">
            <text:p>0.02107014</text:p>
          </table:table-cell>
          <table:table-cell table:formula="of:=([.A55] + 32400) / 86400 + 25569" office:value-type="date" office:date-value="2017-07-19T18:09:56" calcext:value-type="date">
            <text:p>2017/07/19 18:09</text:p>
          </table:table-cell>
          <table:table-cell table:formula="of:=[.B55]*60*60" office:value-type="float" office:value="75.852504" calcext:value-type="float">
            <text:p>75.9</text:p>
          </table:table-cell>
        </table:table-row>
        <table:table-row table:style-name="ro1">
          <table:table-cell office:value-type="float" office:value="1500459209" calcext:value-type="float">
            <text:p>1500459209</text:p>
          </table:table-cell>
          <table:table-cell office:value-type="float" office:value="0.02988875" calcext:value-type="float">
            <text:p>0.02988875</text:p>
          </table:table-cell>
          <table:table-cell table:formula="of:=([.A56] + 32400) / 86400 + 25569" office:value-type="date" office:date-value="2017-07-19T19:13:29" calcext:value-type="date">
            <text:p>2017/07/19 19:13</text:p>
          </table:table-cell>
          <table:table-cell table:formula="of:=[.B56]*60*60" office:value-type="float" office:value="107.5995" calcext:value-type="float">
            <text:p>107.6</text:p>
          </table:table-cell>
        </table:table-row>
        <table:table-row table:style-name="ro1">
          <table:table-cell office:value-type="float" office:value="1500462822" calcext:value-type="float">
            <text:p>1500462822</text:p>
          </table:table-cell>
          <table:table-cell office:value-type="float" office:value="0.02657219" calcext:value-type="float">
            <text:p>0.02657219</text:p>
          </table:table-cell>
          <table:table-cell table:formula="of:=([.A57] + 32400) / 86400 + 25569" office:value-type="date" office:date-value="2017-07-19T20:13:42" calcext:value-type="date">
            <text:p>2017/07/19 20:13</text:p>
          </table:table-cell>
          <table:table-cell table:formula="of:=[.B57]*60*60" office:value-type="float" office:value="95.659884" calcext:value-type="float">
            <text:p>95.7</text:p>
          </table:table-cell>
        </table:table-row>
        <table:table-row table:style-name="ro1">
          <table:table-cell office:value-type="float" office:value="1500466301" calcext:value-type="float">
            <text:p>1500466301</text:p>
          </table:table-cell>
          <table:table-cell office:value-type="float" office:value="0.02331844" calcext:value-type="float">
            <text:p>0.02331844</text:p>
          </table:table-cell>
          <table:table-cell table:formula="of:=([.A58] + 32400) / 86400 + 25569" office:value-type="date" office:date-value="2017-07-19T21:11:41" calcext:value-type="date">
            <text:p>2017/07/19 21:11</text:p>
          </table:table-cell>
          <table:table-cell table:formula="of:=[.B58]*60*60" office:value-type="float" office:value="83.946384" calcext:value-type="float">
            <text:p>83.9</text:p>
          </table:table-cell>
        </table:table-row>
        <table:table-row table:style-name="ro1">
          <table:table-cell office:value-type="float" office:value="1500469843" calcext:value-type="float">
            <text:p>1500469843</text:p>
          </table:table-cell>
          <table:table-cell office:value-type="float" office:value="0.02993846" calcext:value-type="float">
            <text:p>0.02993846</text:p>
          </table:table-cell>
          <table:table-cell table:formula="of:=([.A59] + 32400) / 86400 + 25569" office:value-type="date" office:date-value="2017-07-19T22:10:43" calcext:value-type="date">
            <text:p>2017/07/19 22:10</text:p>
          </table:table-cell>
          <table:table-cell table:formula="of:=[.B59]*60*60" office:value-type="float" office:value="107.778456" calcext:value-type="float">
            <text:p>107.8</text:p>
          </table:table-cell>
        </table:table-row>
        <table:table-row table:style-name="ro1">
          <table:table-cell office:value-type="float" office:value="1500473403" calcext:value-type="float">
            <text:p>1500473403</text:p>
          </table:table-cell>
          <table:table-cell office:value-type="float" office:value="0.03100689" calcext:value-type="float">
            <text:p>0.03100689</text:p>
          </table:table-cell>
          <table:table-cell table:formula="of:=([.A60] + 32400) / 86400 + 25569" office:value-type="date" office:date-value="2017-07-19T23:10:03" calcext:value-type="date">
            <text:p>2017/07/19 23:10</text:p>
          </table:table-cell>
          <table:table-cell table:formula="of:=[.B60]*60*60" office:value-type="float" office:value="111.624804" calcext:value-type="float">
            <text:p>111.6</text:p>
          </table:table-cell>
        </table:table-row>
        <table:table-row table:style-name="ro1">
          <table:table-cell office:value-type="float" office:value="1500477124" calcext:value-type="float">
            <text:p>1500477124</text:p>
          </table:table-cell>
          <table:table-cell office:value-type="float" office:value="0.02663116" calcext:value-type="float">
            <text:p>0.02663116</text:p>
          </table:table-cell>
          <table:table-cell table:formula="of:=([.A61] + 32400) / 86400 + 25569" office:value-type="date" office:date-value="2017-07-20T00:12:04" calcext:value-type="date">
            <text:p>2017/07/20 00:12</text:p>
          </table:table-cell>
          <table:table-cell table:formula="of:=[.B61]*60*60" office:value-type="float" office:value="95.872176" calcext:value-type="float">
            <text:p>95.9</text:p>
          </table:table-cell>
        </table:table-row>
        <table:table-row table:style-name="ro1">
          <table:table-cell office:value-type="float" office:value="1500480785" calcext:value-type="float">
            <text:p>1500480785</text:p>
          </table:table-cell>
          <table:table-cell office:value-type="float" office:value="0.0222068" calcext:value-type="float">
            <text:p>0.0222068</text:p>
          </table:table-cell>
          <table:table-cell table:formula="of:=([.A62] + 32400) / 86400 + 25569" office:value-type="date" office:date-value="2017-07-20T01:13:05" calcext:value-type="date">
            <text:p>2017/07/20 01:13</text:p>
          </table:table-cell>
          <table:table-cell table:formula="of:=[.B62]*60*60" office:value-type="float" office:value="79.94448" calcext:value-type="float">
            <text:p>79.9</text:p>
          </table:table-cell>
        </table:table-row>
        <table:table-row table:style-name="ro1">
          <table:table-cell office:value-type="float" office:value="1500484201" calcext:value-type="float">
            <text:p>1500484201</text:p>
          </table:table-cell>
          <table:table-cell office:value-type="float" office:value="0.0188204" calcext:value-type="float">
            <text:p>0.0188204</text:p>
          </table:table-cell>
          <table:table-cell table:formula="of:=([.A63] + 32400) / 86400 + 25569" office:value-type="date" office:date-value="2017-07-20T02:10:01" calcext:value-type="date">
            <text:p>2017/07/20 02:10</text:p>
          </table:table-cell>
          <table:table-cell table:formula="of:=[.B63]*60*60" office:value-type="float" office:value="67.75344" calcext:value-type="float">
            <text:p>67.8</text:p>
          </table:table-cell>
        </table:table-row>
        <table:table-row table:style-name="ro1">
          <table:table-cell office:value-type="float" office:value="1500487799" calcext:value-type="float">
            <text:p>1500487799</text:p>
          </table:table-cell>
          <table:table-cell office:value-type="float" office:value="0.009953275" calcext:value-type="float">
            <text:p>0.009953275</text:p>
          </table:table-cell>
          <table:table-cell table:formula="of:=([.A64] + 32400) / 86400 + 25569" office:value-type="date" office:date-value="2017-07-20T03:09:59" calcext:value-type="date">
            <text:p>2017/07/20 03:09</text:p>
          </table:table-cell>
          <table:table-cell table:formula="of:=[.B64]*60*60" office:value-type="float" office:value="35.83179" calcext:value-type="float">
            <text:p>35.8</text:p>
          </table:table-cell>
        </table:table-row>
        <table:table-row table:style-name="ro1">
          <table:table-cell office:value-type="float" office:value="1500491372" calcext:value-type="float">
            <text:p>1500491372</text:p>
          </table:table-cell>
          <table:table-cell office:value-type="float" office:value="0.006617586" calcext:value-type="float">
            <text:p>0.006617586</text:p>
          </table:table-cell>
          <table:table-cell table:formula="of:=([.A65] + 32400) / 86400 + 25569" office:value-type="date" office:date-value="2017-07-20T04:09:32" calcext:value-type="date">
            <text:p>2017/07/20 04:09</text:p>
          </table:table-cell>
          <table:table-cell table:formula="of:=[.B65]*60*60" office:value-type="float" office:value="23.8233096" calcext:value-type="float">
            <text:p>23.8</text:p>
          </table:table-cell>
        </table:table-row>
        <table:table-row table:style-name="ro1">
          <table:table-cell office:value-type="float" office:value="1500495045" calcext:value-type="float">
            <text:p>1500495045</text:p>
          </table:table-cell>
          <table:table-cell office:value-type="float" office:value="0.008736724" calcext:value-type="float">
            <text:p>0.008736724</text:p>
          </table:table-cell>
          <table:table-cell table:formula="of:=([.A66] + 32400) / 86400 + 25569" office:value-type="date" office:date-value="2017-07-20T05:10:45" calcext:value-type="date">
            <text:p>2017/07/20 05:10</text:p>
          </table:table-cell>
          <table:table-cell table:formula="of:=[.B66]*60*60" office:value-type="float" office:value="31.4522064" calcext:value-type="float">
            <text:p>31.5</text:p>
          </table:table-cell>
        </table:table-row>
        <table:table-row table:style-name="ro1">
          <table:table-cell office:value-type="float" office:value="1500498600" calcext:value-type="float">
            <text:p>1500498600</text:p>
          </table:table-cell>
          <table:table-cell office:value-type="float" office:value="0.005539706" calcext:value-type="float">
            <text:p>0.005539706</text:p>
          </table:table-cell>
          <table:table-cell table:formula="of:=([.A67] + 32400) / 86400 + 25569" office:value-type="date" office:date-value="2017-07-20T06:10:00" calcext:value-type="date">
            <text:p>2017/07/20 06:10</text:p>
          </table:table-cell>
          <table:table-cell table:formula="of:=[.B67]*60*60" office:value-type="float" office:value="19.9429416" calcext:value-type="float">
            <text:p>19.9</text:p>
          </table:table-cell>
        </table:table-row>
        <table:table-row table:style-name="ro1">
          <table:table-cell office:value-type="float" office:value="1500502275" calcext:value-type="float">
            <text:p>1500502275</text:p>
          </table:table-cell>
          <table:table-cell office:value-type="float" office:value="0.008770247" calcext:value-type="float">
            <text:p>0.008770247</text:p>
          </table:table-cell>
          <table:table-cell table:formula="of:=([.A68] + 32400) / 86400 + 25569" office:value-type="date" office:date-value="2017-07-20T07:11:15" calcext:value-type="date">
            <text:p>2017/07/20 07:11</text:p>
          </table:table-cell>
          <table:table-cell table:formula="of:=[.B68]*60*60" office:value-type="float" office:value="31.5728892" calcext:value-type="float">
            <text:p>31.6</text:p>
          </table:table-cell>
        </table:table-row>
        <table:table-row table:style-name="ro1">
          <table:table-cell office:value-type="float" office:value="1500505893" calcext:value-type="float">
            <text:p>1500505893</text:p>
          </table:table-cell>
          <table:table-cell office:value-type="float" office:value="0.009950799" calcext:value-type="float">
            <text:p>0.009950799</text:p>
          </table:table-cell>
          <table:table-cell table:formula="of:=([.A69] + 32400) / 86400 + 25569" office:value-type="date" office:date-value="2017-07-20T08:11:33" calcext:value-type="date">
            <text:p>2017/07/20 08:11</text:p>
          </table:table-cell>
          <table:table-cell table:formula="of:=[.B69]*60*60" office:value-type="float" office:value="35.8228764" calcext:value-type="float">
            <text:p>35.8</text:p>
          </table:table-cell>
        </table:table-row>
        <table:table-row table:style-name="ro1">
          <table:table-cell office:value-type="float" office:value="1500509442" calcext:value-type="float">
            <text:p>1500509442</text:p>
          </table:table-cell>
          <table:table-cell office:value-type="float" office:value="0.01543635" calcext:value-type="float">
            <text:p>0.01543635</text:p>
          </table:table-cell>
          <table:table-cell table:formula="of:=([.A70] + 32400) / 86400 + 25569" office:value-type="date" office:date-value="2017-07-20T09:10:42" calcext:value-type="date">
            <text:p>2017/07/20 09:10</text:p>
          </table:table-cell>
          <table:table-cell table:formula="of:=[.B70]*60*60" office:value-type="float" office:value="55.57086" calcext:value-type="float">
            <text:p>55.6</text:p>
          </table:table-cell>
        </table:table-row>
        <table:table-row table:style-name="ro1">
          <table:table-cell office:value-type="float" office:value="1500513486" calcext:value-type="float">
            <text:p>1500513486</text:p>
          </table:table-cell>
          <table:table-cell office:value-type="float" office:value="0.01993908" calcext:value-type="float">
            <text:p>0.01993908</text:p>
          </table:table-cell>
          <table:table-cell table:formula="of:=([.A71] + 32400) / 86400 + 25569" office:value-type="date" office:date-value="2017-07-20T10:18:06" calcext:value-type="date">
            <text:p>2017/07/20 10:18</text:p>
          </table:table-cell>
          <table:table-cell table:formula="of:=[.B71]*60*60" office:value-type="float" office:value="71.780688" calcext:value-type="float">
            <text:p>71.8</text:p>
          </table:table-cell>
        </table:table-row>
        <table:table-row table:style-name="ro1">
          <table:table-cell office:value-type="float" office:value="1500516862" calcext:value-type="float">
            <text:p>1500516862</text:p>
          </table:table-cell>
          <table:table-cell office:value-type="float" office:value="0.02110877" calcext:value-type="float">
            <text:p>0.02110877</text:p>
          </table:table-cell>
          <table:table-cell table:formula="of:=([.A72] + 32400) / 86400 + 25569" office:value-type="date" office:date-value="2017-07-20T11:14:22" calcext:value-type="date">
            <text:p>2017/07/20 11:14</text:p>
          </table:table-cell>
          <table:table-cell table:formula="of:=[.B72]*60*60" office:value-type="float" office:value="75.991572" calcext:value-type="float">
            <text:p>76.0</text:p>
          </table:table-cell>
        </table:table-row>
        <table:table-row table:style-name="ro1">
          <table:table-cell office:value-type="float" office:value="1500520311" calcext:value-type="float">
            <text:p>1500520311</text:p>
          </table:table-cell>
          <table:table-cell office:value-type="float" office:value="0.01656452" calcext:value-type="float">
            <text:p>0.01656452</text:p>
          </table:table-cell>
          <table:table-cell table:formula="of:=([.A73] + 32400) / 86400 + 25569" office:value-type="date" office:date-value="2017-07-20T12:11:51" calcext:value-type="date">
            <text:p>2017/07/20 12:11</text:p>
          </table:table-cell>
          <table:table-cell table:formula="of:=[.B73]*60*60" office:value-type="float" office:value="59.632272" calcext:value-type="float">
            <text:p>59.6</text:p>
          </table:table-cell>
        </table:table-row>
        <table:table-row table:style-name="ro1">
          <table:table-cell office:value-type="float" office:value="1500524142" calcext:value-type="float">
            <text:p>1500524142</text:p>
          </table:table-cell>
          <table:table-cell office:value-type="float" office:value="0.03324744" calcext:value-type="float">
            <text:p>0.03324744</text:p>
          </table:table-cell>
          <table:table-cell table:formula="of:=([.A74] + 32400) / 86400 + 25569" office:value-type="date" office:date-value="2017-07-20T13:15:42" calcext:value-type="date">
            <text:p>2017/07/20 13:15</text:p>
          </table:table-cell>
          <table:table-cell table:formula="of:=[.B74]*60*60" office:value-type="float" office:value="119.690784" calcext:value-type="float">
            <text:p>119.7</text:p>
          </table:table-cell>
        </table:table-row>
        <table:table-row table:style-name="ro1">
          <table:table-cell office:value-type="float" office:value="1500527804" calcext:value-type="float">
            <text:p>1500527804</text:p>
          </table:table-cell>
          <table:table-cell office:value-type="float" office:value="0.02769469" calcext:value-type="float">
            <text:p>0.02769469</text:p>
          </table:table-cell>
          <table:table-cell table:formula="of:=([.A75] + 32400) / 86400 + 25569" office:value-type="date" office:date-value="2017-07-20T14:16:44" calcext:value-type="date">
            <text:p>2017/07/20 14:16</text:p>
          </table:table-cell>
          <table:table-cell table:formula="of:=[.B75]*60*60" office:value-type="float" office:value="99.700884" calcext:value-type="float">
            <text:p>99.7</text:p>
          </table:table-cell>
        </table:table-row>
        <table:table-row table:style-name="ro1">
          <table:table-cell office:value-type="float" office:value="1500531339" calcext:value-type="float">
            <text:p>1500531339</text:p>
          </table:table-cell>
          <table:table-cell office:value-type="float" office:value="0.02548053" calcext:value-type="float">
            <text:p>0.02548053</text:p>
          </table:table-cell>
          <table:table-cell table:formula="of:=([.A76] + 32400) / 86400 + 25569" office:value-type="date" office:date-value="2017-07-20T15:15:39" calcext:value-type="date">
            <text:p>2017/07/20 15:15</text:p>
          </table:table-cell>
          <table:table-cell table:formula="of:=[.B76]*60*60" office:value-type="float" office:value="91.729908" calcext:value-type="float">
            <text:p>91.7</text:p>
          </table:table-cell>
        </table:table-row>
        <table:table-row table:style-name="ro1">
          <table:table-cell office:value-type="float" office:value="1500534773" calcext:value-type="float">
            <text:p>1500534773</text:p>
          </table:table-cell>
          <table:table-cell office:value-type="float" office:value="0.01774328" calcext:value-type="float">
            <text:p>0.01774328</text:p>
          </table:table-cell>
          <table:table-cell table:formula="of:=([.A77] + 32400) / 86400 + 25569" office:value-type="date" office:date-value="2017-07-20T16:12:53" calcext:value-type="date">
            <text:p>2017/07/20 16:12</text:p>
          </table:table-cell>
          <table:table-cell table:formula="of:=[.B77]*60*60" office:value-type="float" office:value="63.875808" calcext:value-type="float">
            <text:p>63.9</text:p>
          </table:table-cell>
        </table:table-row>
        <table:table-row table:style-name="ro1">
          <table:table-cell office:value-type="float" office:value="1500538407" calcext:value-type="float">
            <text:p>1500538407</text:p>
          </table:table-cell>
          <table:table-cell office:value-type="float" office:value="0.02548265" calcext:value-type="float">
            <text:p>0.02548265</text:p>
          </table:table-cell>
          <table:table-cell table:formula="of:=([.A78] + 32400) / 86400 + 25569" office:value-type="date" office:date-value="2017-07-20T17:13:27" calcext:value-type="date">
            <text:p>2017/07/20 17:13</text:p>
          </table:table-cell>
          <table:table-cell table:formula="of:=[.B78]*60*60" office:value-type="float" office:value="91.73754" calcext:value-type="float">
            <text:p>91.7</text:p>
          </table:table-cell>
        </table:table-row>
        <table:table-row table:style-name="ro1">
          <table:table-cell office:value-type="float" office:value="1500542327" calcext:value-type="float">
            <text:p>1500542327</text:p>
          </table:table-cell>
          <table:table-cell office:value-type="float" office:value="0.02990282" calcext:value-type="float">
            <text:p>0.02990282</text:p>
          </table:table-cell>
          <table:table-cell table:formula="of:=([.A79] + 32400) / 86400 + 25569" office:value-type="date" office:date-value="2017-07-20T18:18:47" calcext:value-type="date">
            <text:p>2017/07/20 18:18</text:p>
          </table:table-cell>
          <table:table-cell table:formula="of:=[.B79]*60*60" office:value-type="float" office:value="107.650152" calcext:value-type="float">
            <text:p>107.7</text:p>
          </table:table-cell>
        </table:table-row>
        <table:table-row table:style-name="ro1">
          <table:table-cell office:value-type="float" office:value="1500545608" calcext:value-type="float">
            <text:p>1500545608</text:p>
          </table:table-cell>
          <table:table-cell office:value-type="float" office:value="0.03659754" calcext:value-type="float">
            <text:p>0.03659754</text:p>
          </table:table-cell>
          <table:table-cell table:formula="of:=([.A80] + 32400) / 86400 + 25569" office:value-type="date" office:date-value="2017-07-20T19:13:28" calcext:value-type="date">
            <text:p>2017/07/20 19:13</text:p>
          </table:table-cell>
          <table:table-cell table:formula="of:=[.B80]*60*60" office:value-type="float" office:value="131.751144" calcext:value-type="float">
            <text:p>131.8</text:p>
          </table:table-cell>
        </table:table-row>
        <table:table-row table:style-name="ro1">
          <table:table-cell office:value-type="float" office:value="1500549213" calcext:value-type="float">
            <text:p>1500549213</text:p>
          </table:table-cell>
          <table:table-cell office:value-type="float" office:value="0.03218467" calcext:value-type="float">
            <text:p>0.03218467</text:p>
          </table:table-cell>
          <table:table-cell table:formula="of:=([.A81] + 32400) / 86400 + 25569" office:value-type="date" office:date-value="2017-07-20T20:13:33" calcext:value-type="date">
            <text:p>2017/07/20 20:13</text:p>
          </table:table-cell>
          <table:table-cell table:formula="of:=[.B81]*60*60" office:value-type="float" office:value="115.864812" calcext:value-type="float">
            <text:p>115.9</text:p>
          </table:table-cell>
        </table:table-row>
        <table:table-row table:style-name="ro1">
          <table:table-cell office:value-type="float" office:value="1500553006" calcext:value-type="float">
            <text:p>1500553006</text:p>
          </table:table-cell>
          <table:table-cell office:value-type="float" office:value="0.02553215" calcext:value-type="float">
            <text:p>0.02553215</text:p>
          </table:table-cell>
          <table:table-cell table:formula="of:=([.A82] + 32400) / 86400 + 25569" office:value-type="date" office:date-value="2017-07-20T21:16:46" calcext:value-type="date">
            <text:p>2017/07/20 21:16</text:p>
          </table:table-cell>
          <table:table-cell table:formula="of:=[.B82]*60*60" office:value-type="float" office:value="91.91574" calcext:value-type="float">
            <text:p>91.9</text:p>
          </table:table-cell>
        </table:table-row>
        <table:table-row table:style-name="ro1">
          <table:table-cell office:value-type="float" office:value="1500556656" calcext:value-type="float">
            <text:p>1500556656</text:p>
          </table:table-cell>
          <table:table-cell office:value-type="float" office:value="0.02436526" calcext:value-type="float">
            <text:p>0.02436526</text:p>
          </table:table-cell>
          <table:table-cell table:formula="of:=([.A83] + 32400) / 86400 + 25569" office:value-type="date" office:date-value="2017-07-20T22:17:36" calcext:value-type="date">
            <text:p>2017/07/20 22:17</text:p>
          </table:table-cell>
          <table:table-cell table:formula="of:=[.B83]*60*60" office:value-type="float" office:value="87.714936" calcext:value-type="float">
            <text:p>87.7</text:p>
          </table:table-cell>
        </table:table-row>
        <table:table-row table:style-name="ro1">
          <table:table-cell office:value-type="float" office:value="1500560082" calcext:value-type="float">
            <text:p>1500560082</text:p>
          </table:table-cell>
          <table:table-cell office:value-type="float" office:value="0.02327386" calcext:value-type="float">
            <text:p>0.02327386</text:p>
          </table:table-cell>
          <table:table-cell table:formula="of:=([.A84] + 32400) / 86400 + 25569" office:value-type="date" office:date-value="2017-07-20T23:14:42" calcext:value-type="date">
            <text:p>2017/07/20 23:14</text:p>
          </table:table-cell>
          <table:table-cell table:formula="of:=[.B84]*60*60" office:value-type="float" office:value="83.785896" calcext:value-type="float">
            <text:p>83.8</text:p>
          </table:table-cell>
        </table:table-row>
        <table:table-row table:style-name="ro1">
          <table:table-cell office:value-type="float" office:value="1500563658" calcext:value-type="float">
            <text:p>1500563658</text:p>
          </table:table-cell>
          <table:table-cell office:value-type="float" office:value="0.02438213" calcext:value-type="float">
            <text:p>0.02438213</text:p>
          </table:table-cell>
          <table:table-cell table:formula="of:=([.A85] + 32400) / 86400 + 25569" office:value-type="date" office:date-value="2017-07-21T00:14:18" calcext:value-type="date">
            <text:p>2017/07/21 00:14</text:p>
          </table:table-cell>
          <table:table-cell table:formula="of:=[.B85]*60*60" office:value-type="float" office:value="87.775668" calcext:value-type="float">
            <text:p>87.8</text:p>
          </table:table-cell>
        </table:table-row>
        <table:table-row table:style-name="ro1">
          <table:table-cell office:value-type="float" office:value="1500567509" calcext:value-type="float">
            <text:p>1500567509</text:p>
          </table:table-cell>
          <table:table-cell office:value-type="float" office:value="0.01885537" calcext:value-type="float">
            <text:p>0.01885537</text:p>
          </table:table-cell>
          <table:table-cell table:formula="of:=([.A86] + 32400) / 86400 + 25569" office:value-type="date" office:date-value="2017-07-21T01:18:29" calcext:value-type="date">
            <text:p>2017/07/21 01:18</text:p>
          </table:table-cell>
          <table:table-cell table:formula="of:=[.B86]*60*60" office:value-type="float" office:value="67.879332" calcext:value-type="float">
            <text:p>67.9</text:p>
          </table:table-cell>
        </table:table-row>
        <table:table-row table:style-name="ro1">
          <table:table-cell office:value-type="float" office:value="1500570855" calcext:value-type="float">
            <text:p>1500570855</text:p>
          </table:table-cell>
          <table:table-cell office:value-type="float" office:value="0.016518" calcext:value-type="float">
            <text:p>0.016518</text:p>
          </table:table-cell>
          <table:table-cell table:formula="of:=([.A87] + 32400) / 86400 + 25569" office:value-type="date" office:date-value="2017-07-21T02:14:15" calcext:value-type="date">
            <text:p>2017/07/21 02:14</text:p>
          </table:table-cell>
          <table:table-cell table:formula="of:=[.B87]*60*60" office:value-type="float" office:value="59.4648" calcext:value-type="float">
            <text:p>59.5</text:p>
          </table:table-cell>
        </table:table-row>
        <table:table-row table:style-name="ro1">
          <table:table-cell office:value-type="float" office:value="1500574499" calcext:value-type="float">
            <text:p>1500574499</text:p>
          </table:table-cell>
          <table:table-cell office:value-type="float" office:value="0.01553183" calcext:value-type="float">
            <text:p>0.01553183</text:p>
          </table:table-cell>
          <table:table-cell table:formula="of:=([.A88] + 32400) / 86400 + 25569" office:value-type="date" office:date-value="2017-07-21T03:14:59" calcext:value-type="date">
            <text:p>2017/07/21 03:14</text:p>
          </table:table-cell>
          <table:table-cell table:formula="of:=[.B88]*60*60" office:value-type="float" office:value="55.914588" calcext:value-type="float">
            <text:p>55.9</text:p>
          </table:table-cell>
        </table:table-row>
        <table:table-row table:style-name="ro1">
          <table:table-cell office:value-type="float" office:value="1500578108" calcext:value-type="float">
            <text:p>1500578108</text:p>
          </table:table-cell>
          <table:table-cell office:value-type="float" office:value="0.01221917" calcext:value-type="float">
            <text:p>0.01221917</text:p>
          </table:table-cell>
          <table:table-cell table:formula="of:=([.A89] + 32400) / 86400 + 25569" office:value-type="date" office:date-value="2017-07-21T04:15:08" calcext:value-type="date">
            <text:p>2017/07/21 04:15</text:p>
          </table:table-cell>
          <table:table-cell table:formula="of:=[.B89]*60*60" office:value-type="float" office:value="43.989012" calcext:value-type="float">
            <text:p>44.0</text:p>
          </table:table-cell>
        </table:table-row>
        <table:table-row table:style-name="ro1">
          <table:table-cell office:value-type="float" office:value="1500581768" calcext:value-type="float">
            <text:p>1500581768</text:p>
          </table:table-cell>
          <table:table-cell office:value-type="float" office:value="0.01109201" calcext:value-type="float">
            <text:p>0.01109201</text:p>
          </table:table-cell>
          <table:table-cell table:formula="of:=([.A90] + 32400) / 86400 + 25569" office:value-type="date" office:date-value="2017-07-21T05:16:08" calcext:value-type="date">
            <text:p>2017/07/21 05:16</text:p>
          </table:table-cell>
          <table:table-cell table:formula="of:=[.B90]*60*60" office:value-type="float" office:value="39.931236" calcext:value-type="float">
            <text:p>39.9</text:p>
          </table:table-cell>
        </table:table-row>
        <table:table-row table:style-name="ro1">
          <table:table-cell office:value-type="float" office:value="1500585204" calcext:value-type="float">
            <text:p>1500585204</text:p>
          </table:table-cell>
          <table:table-cell office:value-type="float" office:value="0.008886667" calcext:value-type="float">
            <text:p>0.008886667</text:p>
          </table:table-cell>
          <table:table-cell table:formula="of:=([.A91] + 32400) / 86400 + 25569" office:value-type="date" office:date-value="2017-07-21T06:13:24" calcext:value-type="date">
            <text:p>2017/07/21 06:13</text:p>
          </table:table-cell>
          <table:table-cell table:formula="of:=[.B91]*60*60" office:value-type="float" office:value="31.9920012" calcext:value-type="float">
            <text:p>32.0</text:p>
          </table:table-cell>
        </table:table-row>
        <table:table-row table:style-name="ro1">
          <table:table-cell office:value-type="float" office:value="1500588777" calcext:value-type="float">
            <text:p>1500588777</text:p>
          </table:table-cell>
          <table:table-cell office:value-type="float" office:value="0.007717325" calcext:value-type="float">
            <text:p>0.007717325</text:p>
          </table:table-cell>
          <table:table-cell table:formula="of:=([.A92] + 32400) / 86400 + 25569" office:value-type="date" office:date-value="2017-07-21T07:12:57" calcext:value-type="date">
            <text:p>2017/07/21 07:12</text:p>
          </table:table-cell>
          <table:table-cell table:formula="of:=[.B92]*60*60" office:value-type="float" office:value="27.78237" calcext:value-type="float">
            <text:p>27.8</text:p>
          </table:table-cell>
        </table:table-row>
        <table:table-row table:style-name="ro1">
          <table:table-cell office:value-type="float" office:value="1500592542" calcext:value-type="float">
            <text:p>1500592542</text:p>
          </table:table-cell>
          <table:table-cell office:value-type="float" office:value="0.01320459" calcext:value-type="float">
            <text:p>0.01320459</text:p>
          </table:table-cell>
          <table:table-cell table:formula="of:=([.A93] + 32400) / 86400 + 25569" office:value-type="date" office:date-value="2017-07-21T08:15:42" calcext:value-type="date">
            <text:p>2017/07/21 08:15</text:p>
          </table:table-cell>
          <table:table-cell table:formula="of:=[.B93]*60*60" office:value-type="float" office:value="47.536524" calcext:value-type="float">
            <text:p>47.5</text:p>
          </table:table-cell>
        </table:table-row>
        <table:table-row table:style-name="ro1">
          <table:table-cell office:value-type="float" office:value="1500596091" calcext:value-type="float">
            <text:p>1500596091</text:p>
          </table:table-cell>
          <table:table-cell office:value-type="float" office:value="0.01653166" calcext:value-type="float">
            <text:p>0.01653166</text:p>
          </table:table-cell>
          <table:table-cell table:formula="of:=([.A94] + 32400) / 86400 + 25569" office:value-type="date" office:date-value="2017-07-21T09:14:51" calcext:value-type="date">
            <text:p>2017/07/21 09:14</text:p>
          </table:table-cell>
          <table:table-cell table:formula="of:=[.B94]*60*60" office:value-type="float" office:value="59.513976" calcext:value-type="float">
            <text:p>59.5</text:p>
          </table:table-cell>
        </table:table-row>
        <table:table-row table:style-name="ro1">
          <table:table-cell office:value-type="float" office:value="1500599653" calcext:value-type="float">
            <text:p>1500599653</text:p>
          </table:table-cell>
          <table:table-cell office:value-type="float" office:value="0.01552967" calcext:value-type="float">
            <text:p>0.01552967</text:p>
          </table:table-cell>
          <table:table-cell table:formula="of:=([.A95] + 32400) / 86400 + 25569" office:value-type="date" office:date-value="2017-07-21T10:14:13" calcext:value-type="date">
            <text:p>2017/07/21 10:14</text:p>
          </table:table-cell>
          <table:table-cell table:formula="of:=[.B95]*60*60" office:value-type="float" office:value="55.906812" calcext:value-type="float">
            <text:p>55.9</text:p>
          </table:table-cell>
        </table:table-row>
        <table:table-row table:style-name="ro1">
          <table:table-cell office:value-type="float" office:value="1500603317" calcext:value-type="float">
            <text:p>1500603317</text:p>
          </table:table-cell>
          <table:table-cell office:value-type="float" office:value="0.01658879" calcext:value-type="float">
            <text:p>0.01658879</text:p>
          </table:table-cell>
          <table:table-cell table:formula="of:=([.A96] + 32400) / 86400 + 25569" office:value-type="date" office:date-value="2017-07-21T11:15:17" calcext:value-type="date">
            <text:p>2017/07/21 11:15</text:p>
          </table:table-cell>
          <table:table-cell table:formula="of:=[.B96]*60*60" office:value-type="float" office:value="59.719644" calcext:value-type="float">
            <text:p>59.7</text:p>
          </table:table-cell>
        </table:table-row>
        <table:table-row table:style-name="ro1">
          <table:table-cell office:value-type="float" office:value="1500606876" calcext:value-type="float">
            <text:p>1500606876</text:p>
          </table:table-cell>
          <table:table-cell office:value-type="float" office:value="0.01995731" calcext:value-type="float">
            <text:p>0.01995731</text:p>
          </table:table-cell>
          <table:table-cell table:formula="of:=([.A97] + 32400) / 86400 + 25569" office:value-type="date" office:date-value="2017-07-21T12:14:36" calcext:value-type="date">
            <text:p>2017/07/21 12:14</text:p>
          </table:table-cell>
          <table:table-cell table:formula="of:=[.B97]*60*60" office:value-type="float" office:value="71.846316" calcext:value-type="float">
            <text:p>71.8</text:p>
          </table:table-cell>
        </table:table-row>
        <table:table-row table:style-name="ro1">
          <table:table-cell office:value-type="float" office:value="1500610488" calcext:value-type="float">
            <text:p>1500610488</text:p>
          </table:table-cell>
          <table:table-cell office:value-type="float" office:value="0.02107482" calcext:value-type="float">
            <text:p>0.02107482</text:p>
          </table:table-cell>
          <table:table-cell table:formula="of:=([.A98] + 32400) / 86400 + 25569" office:value-type="date" office:date-value="2017-07-21T13:14:48" calcext:value-type="date">
            <text:p>2017/07/21 13:14</text:p>
          </table:table-cell>
          <table:table-cell table:formula="of:=[.B98]*60*60" office:value-type="float" office:value="75.869352" calcext:value-type="float">
            <text:p>75.9</text:p>
          </table:table-cell>
        </table:table-row>
        <table:table-row table:style-name="ro1">
          <table:table-cell office:value-type="float" office:value="1500614025" calcext:value-type="float">
            <text:p>1500614025</text:p>
          </table:table-cell>
          <table:table-cell office:value-type="float" office:value="0.0232211" calcext:value-type="float">
            <text:p>0.0232211</text:p>
          </table:table-cell>
          <table:table-cell table:formula="of:=([.A99] + 32400) / 86400 + 25569" office:value-type="date" office:date-value="2017-07-21T14:13:45" calcext:value-type="date">
            <text:p>2017/07/21 14:13</text:p>
          </table:table-cell>
          <table:table-cell table:formula="of:=[.B99]*60*60" office:value-type="float" office:value="83.59596" calcext:value-type="float">
            <text:p>83.6</text:p>
          </table:table-cell>
        </table:table-row>
        <table:table-row table:style-name="ro1">
          <table:table-cell office:value-type="float" office:value="1500617632" calcext:value-type="float">
            <text:p>1500617632</text:p>
          </table:table-cell>
          <table:table-cell office:value-type="float" office:value="0.01885903" calcext:value-type="float">
            <text:p>0.01885903</text:p>
          </table:table-cell>
          <table:table-cell table:formula="of:=([.A100] + 32400) / 86400 + 25569" office:value-type="date" office:date-value="2017-07-21T15:13:52" calcext:value-type="date">
            <text:p>2017/07/21 15:13</text:p>
          </table:table-cell>
          <table:table-cell table:formula="of:=[.B100]*60*60" office:value-type="float" office:value="67.892508" calcext:value-type="float">
            <text:p>67.9</text:p>
          </table:table-cell>
        </table:table-row>
        <table:table-row table:style-name="ro1">
          <table:table-cell office:value-type="float" office:value="1500621284" calcext:value-type="float">
            <text:p>1500621284</text:p>
          </table:table-cell>
          <table:table-cell office:value-type="float" office:value="0.02219817" calcext:value-type="float">
            <text:p>0.02219817</text:p>
          </table:table-cell>
          <table:table-cell table:formula="of:=([.A101] + 32400) / 86400 + 25569" office:value-type="date" office:date-value="2017-07-21T16:14:44" calcext:value-type="date">
            <text:p>2017/07/21 16:14</text:p>
          </table:table-cell>
          <table:table-cell table:formula="of:=[.B101]*60*60" office:value-type="float" office:value="79.913412" calcext:value-type="float">
            <text:p>79.9</text:p>
          </table:table-cell>
        </table:table-row>
        <table:table-row table:style-name="ro1">
          <table:table-cell office:value-type="float" office:value="1500624818" calcext:value-type="float">
            <text:p>1500624818</text:p>
          </table:table-cell>
          <table:table-cell office:value-type="float" office:value="0.02109061" calcext:value-type="float">
            <text:p>0.02109061</text:p>
          </table:table-cell>
          <table:table-cell table:formula="of:=([.A102] + 32400) / 86400 + 25569" office:value-type="date" office:date-value="2017-07-21T17:13:38" calcext:value-type="date">
            <text:p>2017/07/21 17:13</text:p>
          </table:table-cell>
          <table:table-cell table:formula="of:=[.B102]*60*60" office:value-type="float" office:value="75.926196" calcext:value-type="float">
            <text:p>75.9</text:p>
          </table:table-cell>
        </table:table-row>
        <table:table-row table:style-name="ro1">
          <table:table-cell office:value-type="float" office:value="1500628471" calcext:value-type="float">
            <text:p>1500628471</text:p>
          </table:table-cell>
          <table:table-cell office:value-type="float" office:value="0.01883187" calcext:value-type="float">
            <text:p>0.01883187</text:p>
          </table:table-cell>
          <table:table-cell table:formula="of:=([.A103] + 32400) / 86400 + 25569" office:value-type="date" office:date-value="2017-07-21T18:14:31" calcext:value-type="date">
            <text:p>2017/07/21 18:14</text:p>
          </table:table-cell>
          <table:table-cell table:formula="of:=[.B103]*60*60" office:value-type="float" office:value="67.794732" calcext:value-type="float">
            <text:p>67.8</text:p>
          </table:table-cell>
        </table:table-row>
        <table:table-row table:style-name="ro1">
          <table:table-cell office:value-type="float" office:value="1500632091" calcext:value-type="float">
            <text:p>1500632091</text:p>
          </table:table-cell>
          <table:table-cell office:value-type="float" office:value="0.01880895" calcext:value-type="float">
            <text:p>0.01880895</text:p>
          </table:table-cell>
          <table:table-cell table:formula="of:=([.A104] + 32400) / 86400 + 25569" office:value-type="date" office:date-value="2017-07-21T19:14:51" calcext:value-type="date">
            <text:p>2017/07/21 19:14</text:p>
          </table:table-cell>
          <table:table-cell table:formula="of:=[.B104]*60*60" office:value-type="float" office:value="67.71222" calcext:value-type="float">
            <text:p>67.7</text:p>
          </table:table-cell>
        </table:table-row>
        <table:table-row table:style-name="ro1">
          <table:table-cell office:value-type="float" office:value="1500635776" calcext:value-type="float">
            <text:p>1500635776</text:p>
          </table:table-cell>
          <table:table-cell office:value-type="float" office:value="0.0210643" calcext:value-type="float">
            <text:p>0.0210643</text:p>
          </table:table-cell>
          <table:table-cell table:formula="of:=([.A105] + 32400) / 86400 + 25569" office:value-type="date" office:date-value="2017-07-21T20:16:16" calcext:value-type="date">
            <text:p>2017/07/21 20:16</text:p>
          </table:table-cell>
          <table:table-cell table:formula="of:=[.B105]*60*60" office:value-type="float" office:value="75.83148" calcext:value-type="float">
            <text:p>75.8</text:p>
          </table:table-cell>
        </table:table-row>
        <table:table-row table:style-name="ro1">
          <table:table-cell office:value-type="float" office:value="1500639356" calcext:value-type="float">
            <text:p>1500639356</text:p>
          </table:table-cell>
          <table:table-cell office:value-type="float" office:value="0.02209395" calcext:value-type="float">
            <text:p>0.02209395</text:p>
          </table:table-cell>
          <table:table-cell table:formula="of:=([.A106] + 32400) / 86400 + 25569" office:value-type="date" office:date-value="2017-07-21T21:15:56" calcext:value-type="date">
            <text:p>2017/07/21 21:15</text:p>
          </table:table-cell>
          <table:table-cell table:formula="of:=[.B106]*60*60" office:value-type="float" office:value="79.53822" calcext:value-type="float">
            <text:p>79.5</text:p>
          </table:table-cell>
        </table:table-row>
        <table:table-row table:style-name="ro1">
          <table:table-cell office:value-type="float" office:value="1500642968" calcext:value-type="float">
            <text:p>1500642968</text:p>
          </table:table-cell>
          <table:table-cell office:value-type="float" office:value="0.02552153" calcext:value-type="float">
            <text:p>0.02552153</text:p>
          </table:table-cell>
          <table:table-cell table:formula="of:=([.A107] + 32400) / 86400 + 25569" office:value-type="date" office:date-value="2017-07-21T22:16:08" calcext:value-type="date">
            <text:p>2017/07/21 22:16</text:p>
          </table:table-cell>
          <table:table-cell table:formula="of:=[.B107]*60*60" office:value-type="float" office:value="91.877508" calcext:value-type="float">
            <text:p>91.9</text:p>
          </table:table-cell>
        </table:table-row>
        <table:table-row table:style-name="ro1">
          <table:table-cell office:value-type="float" office:value="1500646570" calcext:value-type="float">
            <text:p>1500646570</text:p>
          </table:table-cell>
          <table:table-cell office:value-type="float" office:value="0.02999583" calcext:value-type="float">
            <text:p>0.02999583</text:p>
          </table:table-cell>
          <table:table-cell table:formula="of:=([.A108] + 32400) / 86400 + 25569" office:value-type="date" office:date-value="2017-07-21T23:16:10" calcext:value-type="date">
            <text:p>2017/07/21 23:16</text:p>
          </table:table-cell>
          <table:table-cell table:formula="of:=[.B108]*60*60" office:value-type="float" office:value="107.984988" calcext:value-type="float">
            <text:p>108.0</text:p>
          </table:table-cell>
        </table:table-row>
        <table:table-row table:style-name="ro1">
          <table:table-cell office:value-type="float" office:value="1500650127" calcext:value-type="float">
            <text:p>1500650127</text:p>
          </table:table-cell>
          <table:table-cell office:value-type="float" office:value="0.02661049" calcext:value-type="float">
            <text:p>0.02661049</text:p>
          </table:table-cell>
          <table:table-cell table:formula="of:=([.A109] + 32400) / 86400 + 25569" office:value-type="date" office:date-value="2017-07-22T00:15:27" calcext:value-type="date">
            <text:p>2017/07/22 00:15</text:p>
          </table:table-cell>
          <table:table-cell table:formula="of:=[.B109]*60*60" office:value-type="float" office:value="95.797764" calcext:value-type="float">
            <text:p>95.8</text:p>
          </table:table-cell>
        </table:table-row>
        <table:table-row table:style-name="ro1">
          <table:table-cell office:value-type="float" office:value="1500653755" calcext:value-type="float">
            <text:p>1500653755</text:p>
          </table:table-cell>
          <table:table-cell office:value-type="float" office:value="0.02100144" calcext:value-type="float">
            <text:p>0.02100144</text:p>
          </table:table-cell>
          <table:table-cell table:formula="of:=([.A110] + 32400) / 86400 + 25569" office:value-type="date" office:date-value="2017-07-22T01:15:55" calcext:value-type="date">
            <text:p>2017/07/22 01:15</text:p>
          </table:table-cell>
          <table:table-cell table:formula="of:=[.B110]*60*60" office:value-type="float" office:value="75.605184" calcext:value-type="float">
            <text:p>75.6</text:p>
          </table:table-cell>
        </table:table-row>
        <table:table-row table:style-name="ro1">
          <table:table-cell office:value-type="float" office:value="1500657700" calcext:value-type="float">
            <text:p>1500657700</text:p>
          </table:table-cell>
          <table:table-cell office:value-type="float" office:value="0.02212512" calcext:value-type="float">
            <text:p>0.02212512</text:p>
          </table:table-cell>
          <table:table-cell table:formula="of:=([.A111] + 32400) / 86400 + 25569" office:value-type="date" office:date-value="2017-07-22T02:21:40" calcext:value-type="date">
            <text:p>2017/07/22 02:21</text:p>
          </table:table-cell>
          <table:table-cell table:formula="of:=[.B111]*60*60" office:value-type="float" office:value="79.650432" calcext:value-type="float">
            <text:p>79.7</text:p>
          </table:table-cell>
        </table:table-row>
        <table:table-row table:style-name="ro1">
          <table:table-cell office:value-type="float" office:value="1500660859" calcext:value-type="float">
            <text:p>1500660859</text:p>
          </table:table-cell>
          <table:table-cell office:value-type="float" office:value="0.01882614" calcext:value-type="float">
            <text:p>0.01882614</text:p>
          </table:table-cell>
          <table:table-cell table:formula="of:=([.A112] + 32400) / 86400 + 25569" office:value-type="date" office:date-value="2017-07-22T03:14:19" calcext:value-type="date">
            <text:p>2017/07/22 03:14</text:p>
          </table:table-cell>
          <table:table-cell table:formula="of:=[.B112]*60*60" office:value-type="float" office:value="67.774104" calcext:value-type="float">
            <text:p>67.8</text:p>
          </table:table-cell>
        </table:table-row>
        <table:table-row table:style-name="ro1">
          <table:table-cell office:value-type="float" office:value="1500664415" calcext:value-type="float">
            <text:p>1500664415</text:p>
          </table:table-cell>
          <table:table-cell office:value-type="float" office:value="0.01221679" calcext:value-type="float">
            <text:p>0.01221679</text:p>
          </table:table-cell>
          <table:table-cell table:formula="of:=([.A113] + 32400) / 86400 + 25569" office:value-type="date" office:date-value="2017-07-22T04:13:35" calcext:value-type="date">
            <text:p>2017/07/22 04:13</text:p>
          </table:table-cell>
          <table:table-cell table:formula="of:=[.B113]*60*60" office:value-type="float" office:value="43.980444" calcext:value-type="float">
            <text:p>44.0</text:p>
          </table:table-cell>
        </table:table-row>
        <table:table-row table:style-name="ro1">
          <table:table-cell office:value-type="float" office:value="1500668035" calcext:value-type="float">
            <text:p>1500668035</text:p>
          </table:table-cell>
          <table:table-cell office:value-type="float" office:value="0.01320604" calcext:value-type="float">
            <text:p>0.01320604</text:p>
          </table:table-cell>
          <table:table-cell table:formula="of:=([.A114] + 32400) / 86400 + 25569" office:value-type="date" office:date-value="2017-07-22T05:13:55" calcext:value-type="date">
            <text:p>2017/07/22 05:13</text:p>
          </table:table-cell>
          <table:table-cell table:formula="of:=[.B114]*60*60" office:value-type="float" office:value="47.541744" calcext:value-type="float">
            <text:p>47.5</text:p>
          </table:table-cell>
        </table:table-row>
        <table:table-row table:style-name="ro1">
          <table:table-cell office:value-type="float" office:value="1500671547" calcext:value-type="float">
            <text:p>1500671547</text:p>
          </table:table-cell>
          <table:table-cell office:value-type="float" office:value="0.0132571" calcext:value-type="float">
            <text:p>0.0132571</text:p>
          </table:table-cell>
          <table:table-cell table:formula="of:=([.A115] + 32400) / 86400 + 25569" office:value-type="date" office:date-value="2017-07-22T06:12:27" calcext:value-type="date">
            <text:p>2017/07/22 06:12</text:p>
          </table:table-cell>
          <table:table-cell table:formula="of:=[.B115]*60*60" office:value-type="float" office:value="47.72556" calcext:value-type="float">
            <text:p>47.7</text:p>
          </table:table-cell>
        </table:table-row>
        <table:table-row table:style-name="ro1">
          <table:table-cell office:value-type="float" office:value="1500675185" calcext:value-type="float">
            <text:p>1500675185</text:p>
          </table:table-cell>
          <table:table-cell office:value-type="float" office:value="0.007772165" calcext:value-type="float">
            <text:p>0.007772165</text:p>
          </table:table-cell>
          <table:table-cell table:formula="of:=([.A116] + 32400) / 86400 + 25569" office:value-type="date" office:date-value="2017-07-22T07:13:05" calcext:value-type="date">
            <text:p>2017/07/22 07:13</text:p>
          </table:table-cell>
          <table:table-cell table:formula="of:=[.B116]*60*60" office:value-type="float" office:value="27.979794" calcext:value-type="float">
            <text:p>28.0</text:p>
          </table:table-cell>
        </table:table-row>
        <table:table-row table:style-name="ro1">
          <table:table-cell office:value-type="float" office:value="1500678922" calcext:value-type="float">
            <text:p>1500678922</text:p>
          </table:table-cell>
          <table:table-cell office:value-type="float" office:value="0.009916809" calcext:value-type="float">
            <text:p>0.009916809</text:p>
          </table:table-cell>
          <table:table-cell table:formula="of:=([.A117] + 32400) / 86400 + 25569" office:value-type="date" office:date-value="2017-07-22T08:15:22" calcext:value-type="date">
            <text:p>2017/07/22 08:15</text:p>
          </table:table-cell>
          <table:table-cell table:formula="of:=[.B117]*60*60" office:value-type="float" office:value="35.7005124" calcext:value-type="float">
            <text:p>35.7</text:p>
          </table:table-cell>
        </table:table-row>
        <table:table-row table:style-name="ro1">
          <table:table-cell office:value-type="float" office:value="1500682375" calcext:value-type="float">
            <text:p>1500682375</text:p>
          </table:table-cell>
          <table:table-cell office:value-type="float" office:value="0.01105308" calcext:value-type="float">
            <text:p>0.01105308</text:p>
          </table:table-cell>
          <table:table-cell table:formula="of:=([.A118] + 32400) / 86400 + 25569" office:value-type="date" office:date-value="2017-07-22T09:12:55" calcext:value-type="date">
            <text:p>2017/07/22 09:12</text:p>
          </table:table-cell>
          <table:table-cell table:formula="of:=[.B118]*60*60" office:value-type="float" office:value="39.791088" calcext:value-type="float">
            <text:p>39.8</text:p>
          </table:table-cell>
        </table:table-row>
        <table:table-row table:style-name="ro1">
          <table:table-cell office:value-type="float" office:value="1500686014" calcext:value-type="float">
            <text:p>1500686014</text:p>
          </table:table-cell>
          <table:table-cell office:value-type="float" office:value="0.01879076" calcext:value-type="float">
            <text:p>0.01879076</text:p>
          </table:table-cell>
          <table:table-cell table:formula="of:=([.A119] + 32400) / 86400 + 25569" office:value-type="date" office:date-value="2017-07-22T10:13:34" calcext:value-type="date">
            <text:p>2017/07/22 10:13</text:p>
          </table:table-cell>
          <table:table-cell table:formula="of:=[.B119]*60*60" office:value-type="float" office:value="67.646736" calcext:value-type="float">
            <text:p>67.6</text:p>
          </table:table-cell>
        </table:table-row>
        <table:table-row table:style-name="ro1">
          <table:table-cell office:value-type="float" office:value="1500689745" calcext:value-type="float">
            <text:p>1500689745</text:p>
          </table:table-cell>
          <table:table-cell office:value-type="float" office:value="0.02319929" calcext:value-type="float">
            <text:p>0.02319929</text:p>
          </table:table-cell>
          <table:table-cell table:formula="of:=([.A120] + 32400) / 86400 + 25569" office:value-type="date" office:date-value="2017-07-22T11:15:45" calcext:value-type="date">
            <text:p>2017/07/22 11:15</text:p>
          </table:table-cell>
          <table:table-cell table:formula="of:=[.B120]*60*60" office:value-type="float" office:value="83.517444" calcext:value-type="float">
            <text:p>83.5</text:p>
          </table:table-cell>
        </table:table-row>
        <table:table-row table:style-name="ro1">
          <table:table-cell office:value-type="float" office:value="1500693298" calcext:value-type="float">
            <text:p>1500693298</text:p>
          </table:table-cell>
          <table:table-cell office:value-type="float" office:value="0.02109295" calcext:value-type="float">
            <text:p>0.02109295</text:p>
          </table:table-cell>
          <table:table-cell table:formula="of:=([.A121] + 32400) / 86400 + 25569" office:value-type="date" office:date-value="2017-07-22T12:14:58" calcext:value-type="date">
            <text:p>2017/07/22 12:14</text:p>
          </table:table-cell>
          <table:table-cell table:formula="of:=[.B121]*60*60" office:value-type="float" office:value="75.93462" calcext:value-type="float">
            <text:p>75.9</text:p>
          </table:table-cell>
        </table:table-row>
        <table:table-row table:style-name="ro1">
          <table:table-cell office:value-type="float" office:value="1500696897" calcext:value-type="float">
            <text:p>1500696897</text:p>
          </table:table-cell>
          <table:table-cell office:value-type="float" office:value="0.02102642" calcext:value-type="float">
            <text:p>0.02102642</text:p>
          </table:table-cell>
          <table:table-cell table:formula="of:=([.A122] + 32400) / 86400 + 25569" office:value-type="date" office:date-value="2017-07-22T13:14:57" calcext:value-type="date">
            <text:p>2017/07/22 13:14</text:p>
          </table:table-cell>
          <table:table-cell table:formula="of:=[.B122]*60*60" office:value-type="float" office:value="75.695112" calcext:value-type="float">
            <text:p>75.7</text:p>
          </table:table-cell>
        </table:table-row>
        <table:table-row table:style-name="ro1">
          <table:table-cell office:value-type="float" office:value="1500700540" calcext:value-type="float">
            <text:p>1500700540</text:p>
          </table:table-cell>
          <table:table-cell office:value-type="float" office:value="0.0188397" calcext:value-type="float">
            <text:p>0.0188397</text:p>
          </table:table-cell>
          <table:table-cell table:formula="of:=([.A123] + 32400) / 86400 + 25569" office:value-type="date" office:date-value="2017-07-22T14:15:40" calcext:value-type="date">
            <text:p>2017/07/22 14:15</text:p>
          </table:table-cell>
          <table:table-cell table:formula="of:=[.B123]*60*60" office:value-type="float" office:value="67.82292" calcext:value-type="float">
            <text:p>67.8</text:p>
          </table:table-cell>
        </table:table-row>
        <table:table-row table:style-name="ro1">
          <table:table-cell office:value-type="float" office:value="1500704045" calcext:value-type="float">
            <text:p>1500704045</text:p>
          </table:table-cell>
          <table:table-cell office:value-type="float" office:value="0.01766443" calcext:value-type="float">
            <text:p>0.01766443</text:p>
          </table:table-cell>
          <table:table-cell table:formula="of:=([.A124] + 32400) / 86400 + 25569" office:value-type="date" office:date-value="2017-07-22T15:14:05" calcext:value-type="date">
            <text:p>2017/07/22 15:14</text:p>
          </table:table-cell>
          <table:table-cell table:formula="of:=[.B124]*60*60" office:value-type="float" office:value="63.591948" calcext:value-type="float">
            <text:p>63.6</text:p>
          </table:table-cell>
        </table:table-row>
        <table:table-row table:style-name="ro1">
          <table:table-cell office:value-type="float" office:value="1500707636" calcext:value-type="float">
            <text:p>1500707636</text:p>
          </table:table-cell>
          <table:table-cell office:value-type="float" office:value="0.0166514" calcext:value-type="float">
            <text:p>0.0166514</text:p>
          </table:table-cell>
          <table:table-cell table:formula="of:=([.A125] + 32400) / 86400 + 25569" office:value-type="date" office:date-value="2017-07-22T16:13:56" calcext:value-type="date">
            <text:p>2017/07/22 16:13</text:p>
          </table:table-cell>
          <table:table-cell table:formula="of:=[.B125]*60*60" office:value-type="float" office:value="59.94504" calcext:value-type="float">
            <text:p>59.9</text:p>
          </table:table-cell>
        </table:table-row>
        <table:table-row table:style-name="ro1">
          <table:table-cell office:value-type="float" office:value="1500711285" calcext:value-type="float">
            <text:p>1500711285</text:p>
          </table:table-cell>
          <table:table-cell office:value-type="float" office:value="0.01770891" calcext:value-type="float">
            <text:p>0.01770891</text:p>
          </table:table-cell>
          <table:table-cell table:formula="of:=([.A126] + 32400) / 86400 + 25569" office:value-type="date" office:date-value="2017-07-22T17:14:45" calcext:value-type="date">
            <text:p>2017/07/22 17:14</text:p>
          </table:table-cell>
          <table:table-cell table:formula="of:=[.B126]*60*60" office:value-type="float" office:value="63.752076" calcext:value-type="float">
            <text:p>63.8</text:p>
          </table:table-cell>
        </table:table-row>
        <table:table-row table:style-name="ro1">
          <table:table-cell office:value-type="float" office:value="1500714864" calcext:value-type="float">
            <text:p>1500714864</text:p>
          </table:table-cell>
          <table:table-cell office:value-type="float" office:value="0.0177045" calcext:value-type="float">
            <text:p>0.0177045</text:p>
          </table:table-cell>
          <table:table-cell table:formula="of:=([.A127] + 32400) / 86400 + 25569" office:value-type="date" office:date-value="2017-07-22T18:14:24" calcext:value-type="date">
            <text:p>2017/07/22 18:14</text:p>
          </table:table-cell>
          <table:table-cell table:formula="of:=[.B127]*60*60" office:value-type="float" office:value="63.7362" calcext:value-type="float">
            <text:p>63.7</text:p>
          </table:table-cell>
        </table:table-row>
        <table:table-row table:style-name="ro1">
          <table:table-cell office:value-type="float" office:value="1500718445" calcext:value-type="float">
            <text:p>1500718445</text:p>
          </table:table-cell>
          <table:table-cell office:value-type="float" office:value="0.01994681" calcext:value-type="float">
            <text:p>0.01994681</text:p>
          </table:table-cell>
          <table:table-cell table:formula="of:=([.A128] + 32400) / 86400 + 25569" office:value-type="date" office:date-value="2017-07-22T19:14:05" calcext:value-type="date">
            <text:p>2017/07/22 19:14</text:p>
          </table:table-cell>
          <table:table-cell table:formula="of:=[.B128]*60*60" office:value-type="float" office:value="71.808516" calcext:value-type="float">
            <text:p>71.8</text:p>
          </table:table-cell>
        </table:table-row>
        <table:table-row table:style-name="ro1">
          <table:table-cell office:value-type="float" office:value="1500721928" calcext:value-type="float">
            <text:p>1500721928</text:p>
          </table:table-cell>
          <table:table-cell office:value-type="float" office:value="0.02101886" calcext:value-type="float">
            <text:p>0.02101886</text:p>
          </table:table-cell>
          <table:table-cell table:formula="of:=([.A129] + 32400) / 86400 + 25569" office:value-type="date" office:date-value="2017-07-22T20:12:08" calcext:value-type="date">
            <text:p>2017/07/22 20:12</text:p>
          </table:table-cell>
          <table:table-cell table:formula="of:=[.B129]*60*60" office:value-type="float" office:value="75.667896" calcext:value-type="float">
            <text:p>75.7</text:p>
          </table:table-cell>
        </table:table-row>
        <table:table-row table:style-name="ro1">
          <table:table-cell office:value-type="float" office:value="1500725551" calcext:value-type="float">
            <text:p>1500725551</text:p>
          </table:table-cell>
          <table:table-cell office:value-type="float" office:value="0.02329709" calcext:value-type="float">
            <text:p>0.02329709</text:p>
          </table:table-cell>
          <table:table-cell table:formula="of:=([.A130] + 32400) / 86400 + 25569" office:value-type="date" office:date-value="2017-07-22T21:12:31" calcext:value-type="date">
            <text:p>2017/07/22 21:12</text:p>
          </table:table-cell>
          <table:table-cell table:formula="of:=[.B130]*60*60" office:value-type="float" office:value="83.869524" calcext:value-type="float">
            <text:p>83.9</text:p>
          </table:table-cell>
        </table:table-row>
        <table:table-row table:style-name="ro1">
          <table:table-cell office:value-type="float" office:value="1500729317" calcext:value-type="float">
            <text:p>1500729317</text:p>
          </table:table-cell>
          <table:table-cell office:value-type="float" office:value="0.02437268" calcext:value-type="float">
            <text:p>0.02437268</text:p>
          </table:table-cell>
          <table:table-cell table:formula="of:=([.A131] + 32400) / 86400 + 25569" office:value-type="date" office:date-value="2017-07-22T22:15:17" calcext:value-type="date">
            <text:p>2017/07/22 22:15</text:p>
          </table:table-cell>
          <table:table-cell table:formula="of:=[.B131]*60*60" office:value-type="float" office:value="87.741648" calcext:value-type="float">
            <text:p>87.7</text:p>
          </table:table-cell>
        </table:table-row>
        <table:table-row table:style-name="ro1">
          <table:table-cell office:value-type="float" office:value="1500732894" calcext:value-type="float">
            <text:p>1500732894</text:p>
          </table:table-cell>
          <table:table-cell office:value-type="float" office:value="0.02766481" calcext:value-type="float">
            <text:p>0.02766481</text:p>
          </table:table-cell>
          <table:table-cell table:formula="of:=([.A132] + 32400) / 86400 + 25569" office:value-type="date" office:date-value="2017-07-22T23:14:54" calcext:value-type="date">
            <text:p>2017/07/22 23:14</text:p>
          </table:table-cell>
          <table:table-cell table:formula="of:=[.B132]*60*60" office:value-type="float" office:value="99.593316" calcext:value-type="float">
            <text:p>99.6</text:p>
          </table:table-cell>
        </table:table-row>
        <table:table-row table:style-name="ro1">
          <table:table-cell office:value-type="float" office:value="1500736494" calcext:value-type="float">
            <text:p>1500736494</text:p>
          </table:table-cell>
          <table:table-cell office:value-type="float" office:value="0.03873181" calcext:value-type="float">
            <text:p>0.03873181</text:p>
          </table:table-cell>
          <table:table-cell table:formula="of:=([.A133] + 32400) / 86400 + 25569" office:value-type="date" office:date-value="2017-07-23T00:14:54" calcext:value-type="date">
            <text:p>2017/07/23 00:14</text:p>
          </table:table-cell>
          <table:table-cell table:formula="of:=[.B133]*60*60" office:value-type="float" office:value="139.434516" calcext:value-type="float">
            <text:p>139.4</text:p>
          </table:table-cell>
        </table:table-row>
        <table:table-row table:style-name="ro1">
          <table:table-cell office:value-type="float" office:value="1500739978" calcext:value-type="float">
            <text:p>1500739978</text:p>
          </table:table-cell>
          <table:table-cell office:value-type="float" office:value="0.02331391" calcext:value-type="float">
            <text:p>0.02331391</text:p>
          </table:table-cell>
          <table:table-cell table:formula="of:=([.A134] + 32400) / 86400 + 25569" office:value-type="date" office:date-value="2017-07-23T01:12:58" calcext:value-type="date">
            <text:p>2017/07/23 01:12</text:p>
          </table:table-cell>
          <table:table-cell table:formula="of:=[.B134]*60*60" office:value-type="float" office:value="83.930076" calcext:value-type="float">
            <text:p>83.9</text:p>
          </table:table-cell>
        </table:table-row>
        <table:table-row table:style-name="ro1">
          <table:table-cell office:value-type="float" office:value="1500743590" calcext:value-type="float">
            <text:p>1500743590</text:p>
          </table:table-cell>
          <table:table-cell office:value-type="float" office:value="0.01776002" calcext:value-type="float">
            <text:p>0.01776002</text:p>
          </table:table-cell>
          <table:table-cell table:formula="of:=([.A135] + 32400) / 86400 + 25569" office:value-type="date" office:date-value="2017-07-23T02:13:10" calcext:value-type="date">
            <text:p>2017/07/23 02:13</text:p>
          </table:table-cell>
          <table:table-cell table:formula="of:=[.B135]*60*60" office:value-type="float" office:value="63.936072" calcext:value-type="float">
            <text:p>63.9</text:p>
          </table:table-cell>
        </table:table-row>
        <table:table-row table:style-name="ro1">
          <table:table-cell office:value-type="float" office:value="1500747224" calcext:value-type="float">
            <text:p>1500747224</text:p>
          </table:table-cell>
          <table:table-cell office:value-type="float" office:value="0.01439606" calcext:value-type="float">
            <text:p>0.01439606</text:p>
          </table:table-cell>
          <table:table-cell table:formula="of:=([.A136] + 32400) / 86400 + 25569" office:value-type="date" office:date-value="2017-07-23T03:13:44" calcext:value-type="date">
            <text:p>2017/07/23 03:13</text:p>
          </table:table-cell>
          <table:table-cell table:formula="of:=[.B136]*60*60" office:value-type="float" office:value="51.825816" calcext:value-type="float">
            <text:p>51.8</text:p>
          </table:table-cell>
        </table:table-row>
        <table:table-row table:style-name="ro1">
          <table:table-cell office:value-type="float" office:value="1500750737" calcext:value-type="float">
            <text:p>1500750737</text:p>
          </table:table-cell>
          <table:table-cell office:value-type="float" office:value="0.00996457" calcext:value-type="float">
            <text:p>0.00996457</text:p>
          </table:table-cell>
          <table:table-cell table:formula="of:=([.A137] + 32400) / 86400 + 25569" office:value-type="date" office:date-value="2017-07-23T04:12:17" calcext:value-type="date">
            <text:p>2017/07/23 04:12</text:p>
          </table:table-cell>
          <table:table-cell table:formula="of:=[.B137]*60*60" office:value-type="float" office:value="35.872452" calcext:value-type="float">
            <text:p>35.9</text:p>
          </table:table-cell>
        </table:table-row>
        <table:table-row table:style-name="ro1">
          <table:table-cell office:value-type="float" office:value="1500754298" calcext:value-type="float">
            <text:p>1500754298</text:p>
          </table:table-cell>
          <table:table-cell office:value-type="float" office:value="0.006580932" calcext:value-type="float">
            <text:p>0.006580932</text:p>
          </table:table-cell>
          <table:table-cell table:formula="of:=([.A138] + 32400) / 86400 + 25569" office:value-type="date" office:date-value="2017-07-23T05:11:38" calcext:value-type="date">
            <text:p>2017/07/23 05:11</text:p>
          </table:table-cell>
          <table:table-cell table:formula="of:=[.B138]*60*60" office:value-type="float" office:value="23.6913552" calcext:value-type="float">
            <text:p>23.7</text:p>
          </table:table-cell>
        </table:table-row>
        <table:table-row table:style-name="ro1">
          <table:table-cell office:value-type="float" office:value="1500757807" calcext:value-type="float">
            <text:p>1500757807</text:p>
          </table:table-cell>
          <table:table-cell office:value-type="float" office:value="0.004411846" calcext:value-type="float">
            <text:p>0.004411846</text:p>
          </table:table-cell>
          <table:table-cell table:formula="of:=([.A139] + 32400) / 86400 + 25569" office:value-type="date" office:date-value="2017-07-23T06:10:07" calcext:value-type="date">
            <text:p>2017/07/23 06:10</text:p>
          </table:table-cell>
          <table:table-cell table:formula="of:=[.B139]*60*60" office:value-type="float" office:value="15.8826456" calcext:value-type="float">
            <text:p>15.9</text:p>
          </table:table-cell>
        </table:table-row>
        <table:table-row table:style-name="ro1">
          <table:table-cell office:value-type="float" office:value="1500761494" calcext:value-type="float">
            <text:p>1500761494</text:p>
          </table:table-cell>
          <table:table-cell office:value-type="float" office:value="0.01214262" calcext:value-type="float">
            <text:p>0.01214262</text:p>
          </table:table-cell>
          <table:table-cell table:formula="of:=([.A140] + 32400) / 86400 + 25569" office:value-type="date" office:date-value="2017-07-23T07:11:34" calcext:value-type="date">
            <text:p>2017/07/23 07:11</text:p>
          </table:table-cell>
          <table:table-cell table:formula="of:=[.B140]*60*60" office:value-type="float" office:value="43.713432" calcext:value-type="float">
            <text:p>43.7</text:p>
          </table:table-cell>
        </table:table-row>
        <table:table-row table:style-name="ro1">
          <table:table-cell office:value-type="float" office:value="1500765188" calcext:value-type="float">
            <text:p>1500765188</text:p>
          </table:table-cell>
          <table:table-cell office:value-type="float" office:value="0.0120826" calcext:value-type="float">
            <text:p>0.0120826</text:p>
          </table:table-cell>
          <table:table-cell table:formula="of:=([.A141] + 32400) / 86400 + 25569" office:value-type="date" office:date-value="2017-07-23T08:13:08" calcext:value-type="date">
            <text:p>2017/07/23 08:13</text:p>
          </table:table-cell>
          <table:table-cell table:formula="of:=[.B141]*60*60" office:value-type="float" office:value="43.49736" calcext:value-type="float">
            <text:p>43.5</text:p>
          </table:table-cell>
        </table:table-row>
        <table:table-row table:style-name="ro1">
          <table:table-cell office:value-type="float" office:value="1500768792" calcext:value-type="float">
            <text:p>1500768792</text:p>
          </table:table-cell>
          <table:table-cell office:value-type="float" office:value="0.01330856" calcext:value-type="float">
            <text:p>0.01330856</text:p>
          </table:table-cell>
          <table:table-cell table:formula="of:=([.A142] + 32400) / 86400 + 25569" office:value-type="date" office:date-value="2017-07-23T09:13:12" calcext:value-type="date">
            <text:p>2017/07/23 09:13</text:p>
          </table:table-cell>
          <table:table-cell table:formula="of:=[.B142]*60*60" office:value-type="float" office:value="47.910816" calcext:value-type="float">
            <text:p>47.9</text:p>
          </table:table-cell>
        </table:table-row>
        <table:table-row table:style-name="ro1">
          <table:table-cell office:value-type="float" office:value="1500772446" calcext:value-type="float">
            <text:p>1500772446</text:p>
          </table:table-cell>
          <table:table-cell office:value-type="float" office:value="0.02333074" calcext:value-type="float">
            <text:p>0.02333074</text:p>
          </table:table-cell>
          <table:table-cell table:formula="of:=([.A143] + 32400) / 86400 + 25569" office:value-type="date" office:date-value="2017-07-23T10:14:06" calcext:value-type="date">
            <text:p>2017/07/23 10:14</text:p>
          </table:table-cell>
          <table:table-cell table:formula="of:=[.B143]*60*60" office:value-type="float" office:value="83.990664" calcext:value-type="float">
            <text:p>84.0</text:p>
          </table:table-cell>
        </table:table-row>
        <table:table-row table:style-name="ro1">
          <table:table-cell office:value-type="float" office:value="1500776079" calcext:value-type="float">
            <text:p>1500776079</text:p>
          </table:table-cell>
          <table:table-cell office:value-type="float" office:value="0.0232378" calcext:value-type="float">
            <text:p>0.0232378</text:p>
          </table:table-cell>
          <table:table-cell table:formula="of:=([.A144] + 32400) / 86400 + 25569" office:value-type="date" office:date-value="2017-07-23T11:14:39" calcext:value-type="date">
            <text:p>2017/07/23 11:14</text:p>
          </table:table-cell>
          <table:table-cell table:formula="of:=[.B144]*60*60" office:value-type="float" office:value="83.65608" calcext:value-type="float">
            <text:p>83.7</text:p>
          </table:table-cell>
        </table:table-row>
        <table:table-row table:style-name="ro1">
          <table:table-cell office:value-type="float" office:value="1500779664" calcext:value-type="float">
            <text:p>1500779664</text:p>
          </table:table-cell>
          <table:table-cell office:value-type="float" office:value="0.0177684" calcext:value-type="float">
            <text:p>0.0177684</text:p>
          </table:table-cell>
          <table:table-cell table:formula="of:=([.A145] + 32400) / 86400 + 25569" office:value-type="date" office:date-value="2017-07-23T12:14:24" calcext:value-type="date">
            <text:p>2017/07/23 12:14</text:p>
          </table:table-cell>
          <table:table-cell table:formula="of:=[.B145]*60*60" office:value-type="float" office:value="63.96624" calcext:value-type="float">
            <text:p>64.0</text:p>
          </table:table-cell>
        </table:table-row>
        <table:table-row table:style-name="ro1">
          <table:table-cell office:value-type="float" office:value="1500783255" calcext:value-type="float">
            <text:p>1500783255</text:p>
          </table:table-cell>
          <table:table-cell office:value-type="float" office:value="0.0154679" calcext:value-type="float">
            <text:p>0.0154679</text:p>
          </table:table-cell>
          <table:table-cell table:formula="of:=([.A146] + 32400) / 86400 + 25569" office:value-type="date" office:date-value="2017-07-23T13:14:15" calcext:value-type="date">
            <text:p>2017/07/23 13:14</text:p>
          </table:table-cell>
          <table:table-cell table:formula="of:=[.B146]*60*60" office:value-type="float" office:value="55.68444" calcext:value-type="float">
            <text:p>55.7</text:p>
          </table:table-cell>
        </table:table-row>
        <table:table-row table:style-name="ro1">
          <table:table-cell office:value-type="float" office:value="1500786864" calcext:value-type="float">
            <text:p>1500786864</text:p>
          </table:table-cell>
          <table:table-cell office:value-type="float" office:value="0.01656589" calcext:value-type="float">
            <text:p>0.01656589</text:p>
          </table:table-cell>
          <table:table-cell table:formula="of:=([.A147] + 32400) / 86400 + 25569" office:value-type="date" office:date-value="2017-07-23T14:14:24" calcext:value-type="date">
            <text:p>2017/07/23 14:14</text:p>
          </table:table-cell>
          <table:table-cell table:formula="of:=[.B147]*60*60" office:value-type="float" office:value="59.637204" calcext:value-type="float">
            <text:p>59.6</text:p>
          </table:table-cell>
        </table:table-row>
        <table:table-row table:style-name="ro1">
          <table:table-cell office:value-type="float" office:value="1500790492" calcext:value-type="float">
            <text:p>1500790492</text:p>
          </table:table-cell>
          <table:table-cell office:value-type="float" office:value="0.01762745" calcext:value-type="float">
            <text:p>0.01762745</text:p>
          </table:table-cell>
          <table:table-cell table:formula="of:=([.A148] + 32400) / 86400 + 25569" office:value-type="date" office:date-value="2017-07-23T15:14:52" calcext:value-type="date">
            <text:p>2017/07/23 15:14</text:p>
          </table:table-cell>
          <table:table-cell table:formula="of:=[.B148]*60*60" office:value-type="float" office:value="63.45882" calcext:value-type="float">
            <text:p>63.5</text:p>
          </table:table-cell>
        </table:table-row>
        <table:table-row table:style-name="ro1">
          <table:table-cell office:value-type="float" office:value="1500794027" calcext:value-type="float">
            <text:p>1500794027</text:p>
          </table:table-cell>
          <table:table-cell office:value-type="float" office:value="0.01554303" calcext:value-type="float">
            <text:p>0.01554303</text:p>
          </table:table-cell>
          <table:table-cell table:formula="of:=([.A149] + 32400) / 86400 + 25569" office:value-type="date" office:date-value="2017-07-23T16:13:47" calcext:value-type="date">
            <text:p>2017/07/23 16:13</text:p>
          </table:table-cell>
          <table:table-cell table:formula="of:=[.B149]*60*60" office:value-type="float" office:value="55.954908" calcext:value-type="float">
            <text:p>56.0</text:p>
          </table:table-cell>
        </table:table-row>
        <table:table-row table:style-name="ro1">
          <table:table-cell office:value-type="float" office:value="1500797661" calcext:value-type="float">
            <text:p>1500797661</text:p>
          </table:table-cell>
          <table:table-cell office:value-type="float" office:value="0.01551204" calcext:value-type="float">
            <text:p>0.01551204</text:p>
          </table:table-cell>
          <table:table-cell table:formula="of:=([.A150] + 32400) / 86400 + 25569" office:value-type="date" office:date-value="2017-07-23T17:14:21" calcext:value-type="date">
            <text:p>2017/07/23 17:14</text:p>
          </table:table-cell>
          <table:table-cell table:formula="of:=[.B150]*60*60" office:value-type="float" office:value="55.843344" calcext:value-type="float">
            <text:p>55.8</text:p>
          </table:table-cell>
        </table:table-row>
        <table:table-row table:style-name="ro1">
          <table:table-cell office:value-type="float" office:value="1500801269" calcext:value-type="float">
            <text:p>1500801269</text:p>
          </table:table-cell>
          <table:table-cell office:value-type="float" office:value="0.01443402" calcext:value-type="float">
            <text:p>0.01443402</text:p>
          </table:table-cell>
          <table:table-cell table:formula="of:=([.A151] + 32400) / 86400 + 25569" office:value-type="date" office:date-value="2017-07-23T18:14:29" calcext:value-type="date">
            <text:p>2017/07/23 18:14</text:p>
          </table:table-cell>
          <table:table-cell table:formula="of:=[.B151]*60*60" office:value-type="float" office:value="51.962472" calcext:value-type="float">
            <text:p>52.0</text:p>
          </table:table-cell>
        </table:table-row>
        <table:table-row table:style-name="ro1">
          <table:table-cell office:value-type="float" office:value="1500804821" calcext:value-type="float">
            <text:p>1500804821</text:p>
          </table:table-cell>
          <table:table-cell office:value-type="float" office:value="0.01988236" calcext:value-type="float">
            <text:p>0.01988236</text:p>
          </table:table-cell>
          <table:table-cell table:formula="of:=([.A152] + 32400) / 86400 + 25569" office:value-type="date" office:date-value="2017-07-23T19:13:41" calcext:value-type="date">
            <text:p>2017/07/23 19:13</text:p>
          </table:table-cell>
          <table:table-cell table:formula="of:=[.B152]*60*60" office:value-type="float" office:value="71.576496" calcext:value-type="float">
            <text:p>71.6</text:p>
          </table:table-cell>
        </table:table-row>
        <table:table-row table:style-name="ro1">
          <table:table-cell office:value-type="float" office:value="1500808520" calcext:value-type="float">
            <text:p>1500808520</text:p>
          </table:table-cell>
          <table:table-cell office:value-type="float" office:value="0.02439227" calcext:value-type="float">
            <text:p>0.02439227</text:p>
          </table:table-cell>
          <table:table-cell table:formula="of:=([.A153] + 32400) / 86400 + 25569" office:value-type="date" office:date-value="2017-07-23T20:15:20" calcext:value-type="date">
            <text:p>2017/07/23 20:15</text:p>
          </table:table-cell>
          <table:table-cell table:formula="of:=[.B153]*60*60" office:value-type="float" office:value="87.812172" calcext:value-type="float">
            <text:p>87.8</text:p>
          </table:table-cell>
        </table:table-row>
        <table:table-row table:style-name="ro1">
          <table:table-cell office:value-type="float" office:value="1500812169" calcext:value-type="float">
            <text:p>1500812169</text:p>
          </table:table-cell>
          <table:table-cell office:value-type="float" office:value="0.02325388" calcext:value-type="float">
            <text:p>0.02325388</text:p>
          </table:table-cell>
          <table:table-cell table:formula="of:=([.A154] + 32400) / 86400 + 25569" office:value-type="date" office:date-value="2017-07-23T21:16:09" calcext:value-type="date">
            <text:p>2017/07/23 21:16</text:p>
          </table:table-cell>
          <table:table-cell table:formula="of:=[.B154]*60*60" office:value-type="float" office:value="83.713968" calcext:value-type="float">
            <text:p>83.7</text:p>
          </table:table-cell>
        </table:table-row>
        <table:table-row table:style-name="ro1">
          <table:table-cell office:value-type="float" office:value="1500815784" calcext:value-type="float">
            <text:p>1500815784</text:p>
          </table:table-cell>
          <table:table-cell office:value-type="float" office:value="0.03332593" calcext:value-type="float">
            <text:p>0.03332593</text:p>
          </table:table-cell>
          <table:table-cell table:formula="of:=([.A155] + 32400) / 86400 + 25569" office:value-type="date" office:date-value="2017-07-23T22:16:24" calcext:value-type="date">
            <text:p>2017/07/23 22:16</text:p>
          </table:table-cell>
          <table:table-cell table:formula="of:=[.B155]*60*60" office:value-type="float" office:value="119.973348" calcext:value-type="float">
            <text:p>120.0</text:p>
          </table:table-cell>
        </table:table-row>
        <table:table-row table:style-name="ro1">
          <table:table-cell office:value-type="float" office:value="1500819385" calcext:value-type="float">
            <text:p>1500819385</text:p>
          </table:table-cell>
          <table:table-cell office:value-type="float" office:value="0.03214988" calcext:value-type="float">
            <text:p>0.03214988</text:p>
          </table:table-cell>
          <table:table-cell table:formula="of:=([.A156] + 32400) / 86400 + 25569" office:value-type="date" office:date-value="2017-07-23T23:16:25" calcext:value-type="date">
            <text:p>2017/07/23 23:16</text:p>
          </table:table-cell>
          <table:table-cell table:formula="of:=[.B156]*60*60" office:value-type="float" office:value="115.739568" calcext:value-type="float">
            <text:p>115.7</text:p>
          </table:table-cell>
        </table:table-row>
        <table:table-row table:style-name="ro1">
          <table:table-cell office:value-type="float" office:value="1500823025" calcext:value-type="float">
            <text:p>1500823025</text:p>
          </table:table-cell>
          <table:table-cell office:value-type="float" office:value="0.02773694" calcext:value-type="float">
            <text:p>0.02773694</text:p>
          </table:table-cell>
          <table:table-cell table:formula="of:=([.A157] + 32400) / 86400 + 25569" office:value-type="date" office:date-value="2017-07-24T00:17:05" calcext:value-type="date">
            <text:p>2017/07/24 00:17</text:p>
          </table:table-cell>
          <table:table-cell table:formula="of:=[.B157]*60*60" office:value-type="float" office:value="99.852984" calcext:value-type="float">
            <text:p>99.9</text:p>
          </table:table-cell>
        </table:table-row>
        <table:table-row table:style-name="ro1">
          <table:table-cell office:value-type="float" office:value="1500826698" calcext:value-type="float">
            <text:p>1500826698</text:p>
          </table:table-cell>
          <table:table-cell office:value-type="float" office:value="0.02207566" calcext:value-type="float">
            <text:p>0.02207566</text:p>
          </table:table-cell>
          <table:table-cell table:formula="of:=([.A158] + 32400) / 86400 + 25569" office:value-type="date" office:date-value="2017-07-24T01:18:18" calcext:value-type="date">
            <text:p>2017/07/24 01:18</text:p>
          </table:table-cell>
          <table:table-cell table:formula="of:=[.B158]*60*60" office:value-type="float" office:value="79.472376" calcext:value-type="float">
            <text:p>79.5</text:p>
          </table:table-cell>
        </table:table-row>
        <table:table-row table:style-name="ro1">
          <table:table-cell office:value-type="float" office:value="1500830028" calcext:value-type="float">
            <text:p>1500830028</text:p>
          </table:table-cell>
          <table:table-cell office:value-type="float" office:value="0.01993852" calcext:value-type="float">
            <text:p>0.01993852</text:p>
          </table:table-cell>
          <table:table-cell table:formula="of:=([.A159] + 32400) / 86400 + 25569" office:value-type="date" office:date-value="2017-07-24T02:13:48" calcext:value-type="date">
            <text:p>2017/07/24 02:13</text:p>
          </table:table-cell>
          <table:table-cell table:formula="of:=[.B159]*60*60" office:value-type="float" office:value="71.778672" calcext:value-type="float">
            <text:p>71.8</text:p>
          </table:table-cell>
        </table:table-row>
        <table:table-row table:style-name="ro1">
          <table:table-cell office:value-type="float" office:value="1500833645" calcext:value-type="float">
            <text:p>1500833645</text:p>
          </table:table-cell>
          <table:table-cell office:value-type="float" office:value="0.01663294" calcext:value-type="float">
            <text:p>0.01663294</text:p>
          </table:table-cell>
          <table:table-cell table:formula="of:=([.A160] + 32400) / 86400 + 25569" office:value-type="date" office:date-value="2017-07-24T03:14:05" calcext:value-type="date">
            <text:p>2017/07/24 03:14</text:p>
          </table:table-cell>
          <table:table-cell table:formula="of:=[.B160]*60*60" office:value-type="float" office:value="59.878584" calcext:value-type="float">
            <text:p>59.9</text:p>
          </table:table-cell>
        </table:table-row>
        <table:table-row table:style-name="ro1">
          <table:table-cell office:value-type="float" office:value="1500837219" calcext:value-type="float">
            <text:p>1500837219</text:p>
          </table:table-cell>
          <table:table-cell office:value-type="float" office:value="0.01215503" calcext:value-type="float">
            <text:p>0.01215503</text:p>
          </table:table-cell>
          <table:table-cell table:formula="of:=([.A161] + 32400) / 86400 + 25569" office:value-type="date" office:date-value="2017-07-24T04:13:39" calcext:value-type="date">
            <text:p>2017/07/24 04:13</text:p>
          </table:table-cell>
          <table:table-cell table:formula="of:=[.B161]*60*60" office:value-type="float" office:value="43.758108" calcext:value-type="float">
            <text:p>43.8</text:p>
          </table:table-cell>
        </table:table-row>
        <table:table-row table:style-name="ro1">
          <table:table-cell office:value-type="float" office:value="1500840833" calcext:value-type="float">
            <text:p>1500840833</text:p>
          </table:table-cell>
          <table:table-cell office:value-type="float" office:value="0.01100897" calcext:value-type="float">
            <text:p>0.01100897</text:p>
          </table:table-cell>
          <table:table-cell table:formula="of:=([.A162] + 32400) / 86400 + 25569" office:value-type="date" office:date-value="2017-07-24T05:13:53" calcext:value-type="date">
            <text:p>2017/07/24 05:13</text:p>
          </table:table-cell>
          <table:table-cell table:formula="of:=[.B162]*60*60" office:value-type="float" office:value="39.632292" calcext:value-type="float">
            <text:p>39.6</text:p>
          </table:table-cell>
        </table:table-row>
        <table:table-row table:style-name="ro1">
          <table:table-cell office:value-type="float" office:value="1500844373" calcext:value-type="float">
            <text:p>1500844373</text:p>
          </table:table-cell>
          <table:table-cell office:value-type="float" office:value="0.009919541" calcext:value-type="float">
            <text:p>0.009919541</text:p>
          </table:table-cell>
          <table:table-cell table:formula="of:=([.A163] + 32400) / 86400 + 25569" office:value-type="date" office:date-value="2017-07-24T06:12:53" calcext:value-type="date">
            <text:p>2017/07/24 06:12</text:p>
          </table:table-cell>
          <table:table-cell table:formula="of:=[.B163]*60*60" office:value-type="float" office:value="35.7103476" calcext:value-type="float">
            <text:p>35.7</text:p>
          </table:table-cell>
        </table:table-row>
        <table:table-row table:style-name="ro1">
          <table:table-cell office:value-type="float" office:value="1500847975" calcext:value-type="float">
            <text:p>1500847975</text:p>
          </table:table-cell>
          <table:table-cell office:value-type="float" office:value="0.01327287" calcext:value-type="float">
            <text:p>0.01327287</text:p>
          </table:table-cell>
          <table:table-cell table:formula="of:=([.A164] + 32400) / 86400 + 25569" office:value-type="date" office:date-value="2017-07-24T07:12:55" calcext:value-type="date">
            <text:p>2017/07/24 07:12</text:p>
          </table:table-cell>
          <table:table-cell table:formula="of:=[.B164]*60*60" office:value-type="float" office:value="47.782332" calcext:value-type="float">
            <text:p>47.8</text:p>
          </table:table-cell>
        </table:table-row>
        <table:table-row table:style-name="ro1">
          <table:table-cell office:value-type="float" office:value="1500851657" calcext:value-type="float">
            <text:p>1500851657</text:p>
          </table:table-cell>
          <table:table-cell office:value-type="float" office:value="0.01657184" calcext:value-type="float">
            <text:p>0.01657184</text:p>
          </table:table-cell>
          <table:table-cell table:formula="of:=([.A165] + 32400) / 86400 + 25569" office:value-type="date" office:date-value="2017-07-24T08:14:17" calcext:value-type="date">
            <text:p>2017/07/24 08:14</text:p>
          </table:table-cell>
          <table:table-cell table:formula="of:=[.B165]*60*60" office:value-type="float" office:value="59.658624" calcext:value-type="float">
            <text:p>59.7</text:p>
          </table:table-cell>
        </table:table-row>
        <table:table-row table:style-name="ro1">
          <table:table-cell office:value-type="float" office:value="1500855197" calcext:value-type="float">
            <text:p>1500855197</text:p>
          </table:table-cell>
          <table:table-cell office:value-type="float" office:value="0.01665788" calcext:value-type="float">
            <text:p>0.01665788</text:p>
          </table:table-cell>
          <table:table-cell table:formula="of:=([.A166] + 32400) / 86400 + 25569" office:value-type="date" office:date-value="2017-07-24T09:13:17" calcext:value-type="date">
            <text:p>2017/07/24 09:13</text:p>
          </table:table-cell>
          <table:table-cell table:formula="of:=[.B166]*60*60" office:value-type="float" office:value="59.968368" calcext:value-type="float">
            <text:p>60.0</text:p>
          </table:table-cell>
        </table:table-row>
        <table:table-row table:style-name="ro1">
          <table:table-cell office:value-type="float" office:value="1500859112" calcext:value-type="float">
            <text:p>1500859112</text:p>
          </table:table-cell>
          <table:table-cell office:value-type="float" office:value="0.01665418" calcext:value-type="float">
            <text:p>0.01665418</text:p>
          </table:table-cell>
          <table:table-cell table:formula="of:=([.A167] + 32400) / 86400 + 25569" office:value-type="date" office:date-value="2017-07-24T10:18:32" calcext:value-type="date">
            <text:p>2017/07/24 10:18</text:p>
          </table:table-cell>
          <table:table-cell table:formula="of:=[.B167]*60*60" office:value-type="float" office:value="59.955048" calcext:value-type="float">
            <text:p>60.0</text:p>
          </table:table-cell>
        </table:table-row>
        <table:table-row table:style-name="ro1">
          <table:table-cell office:value-type="float" office:value="1500862560" calcext:value-type="float">
            <text:p>1500862560</text:p>
          </table:table-cell>
          <table:table-cell office:value-type="float" office:value="0.01768542" calcext:value-type="float">
            <text:p>0.01768542</text:p>
          </table:table-cell>
          <table:table-cell table:formula="of:=([.A168] + 32400) / 86400 + 25569" office:value-type="date" office:date-value="2017-07-24T11:16:00" calcext:value-type="date">
            <text:p>2017/07/24 11:16</text:p>
          </table:table-cell>
          <table:table-cell table:formula="of:=[.B168]*60*60" office:value-type="float" office:value="63.667512" calcext:value-type="float">
            <text:p>63.7</text:p>
          </table:table-cell>
        </table:table-row>
        <table:table-row table:style-name="ro1">
          <table:table-cell office:value-type="float" office:value="1500865959" calcext:value-type="float">
            <text:p>1500865959</text:p>
          </table:table-cell>
          <table:table-cell office:value-type="float" office:value="0.02099332" calcext:value-type="float">
            <text:p>0.02099332</text:p>
          </table:table-cell>
          <table:table-cell table:formula="of:=([.A169] + 32400) / 86400 + 25569" office:value-type="date" office:date-value="2017-07-24T12:12:39" calcext:value-type="date">
            <text:p>2017/07/24 12:12</text:p>
          </table:table-cell>
          <table:table-cell table:formula="of:=[.B169]*60*60" office:value-type="float" office:value="75.575952" calcext:value-type="float">
            <text:p>75.6</text:p>
          </table:table-cell>
        </table:table-row>
        <table:table-row table:style-name="ro1">
          <table:table-cell office:value-type="float" office:value="1500869717" calcext:value-type="float">
            <text:p>1500869717</text:p>
          </table:table-cell>
          <table:table-cell office:value-type="float" office:value="0.02431208" calcext:value-type="float">
            <text:p>0.02431208</text:p>
          </table:table-cell>
          <table:table-cell table:formula="of:=([.A170] + 32400) / 86400 + 25569" office:value-type="date" office:date-value="2017-07-24T13:15:17" calcext:value-type="date">
            <text:p>2017/07/24 13:15</text:p>
          </table:table-cell>
          <table:table-cell table:formula="of:=[.B170]*60*60" office:value-type="float" office:value="87.523488" calcext:value-type="float">
            <text:p>87.5</text:p>
          </table:table-cell>
        </table:table-row>
        <table:table-row table:style-name="ro1">
          <table:table-cell office:value-type="float" office:value="1500873239" calcext:value-type="float">
            <text:p>1500873239</text:p>
          </table:table-cell>
          <table:table-cell office:value-type="float" office:value="0.01218904" calcext:value-type="float">
            <text:p>0.01218904</text:p>
          </table:table-cell>
          <table:table-cell table:formula="of:=([.A171] + 32400) / 86400 + 25569" office:value-type="date" office:date-value="2017-07-24T14:13:59" calcext:value-type="date">
            <text:p>2017/07/24 14:13</text:p>
          </table:table-cell>
          <table:table-cell table:formula="of:=[.B171]*60*60" office:value-type="float" office:value="43.880544" calcext:value-type="float">
            <text:p>43.9</text:p>
          </table:table-cell>
        </table:table-row>
        <table:table-row table:style-name="ro1">
          <table:table-cell office:value-type="float" office:value="1500876836" calcext:value-type="float">
            <text:p>1500876836</text:p>
          </table:table-cell>
          <table:table-cell office:value-type="float" office:value="0.01550473" calcext:value-type="float">
            <text:p>0.01550473</text:p>
          </table:table-cell>
          <table:table-cell table:formula="of:=([.A172] + 32400) / 86400 + 25569" office:value-type="date" office:date-value="2017-07-24T15:13:56" calcext:value-type="date">
            <text:p>2017/07/24 15:13</text:p>
          </table:table-cell>
          <table:table-cell table:formula="of:=[.B172]*60*60" office:value-type="float" office:value="55.817028" calcext:value-type="float">
            <text:p>55.8</text:p>
          </table:table-cell>
        </table:table-row>
        <table:table-row table:style-name="ro1">
          <table:table-cell office:value-type="float" office:value="1500880444" calcext:value-type="float">
            <text:p>1500880444</text:p>
          </table:table-cell>
          <table:table-cell office:value-type="float" office:value="0.01768591" calcext:value-type="float">
            <text:p>0.01768591</text:p>
          </table:table-cell>
          <table:table-cell table:formula="of:=([.A173] + 32400) / 86400 + 25569" office:value-type="date" office:date-value="2017-07-24T16:14:04" calcext:value-type="date">
            <text:p>2017/07/24 16:14</text:p>
          </table:table-cell>
          <table:table-cell table:formula="of:=[.B173]*60*60" office:value-type="float" office:value="63.669276" calcext:value-type="float">
            <text:p>63.7</text:p>
          </table:table-cell>
        </table:table-row>
        <table:table-row table:style-name="ro1">
          <table:table-cell office:value-type="float" office:value="1500884126" calcext:value-type="float">
            <text:p>1500884126</text:p>
          </table:table-cell>
          <table:table-cell office:value-type="float" office:value="0.01552149" calcext:value-type="float">
            <text:p>0.01552149</text:p>
          </table:table-cell>
          <table:table-cell table:formula="of:=([.A174] + 32400) / 86400 + 25569" office:value-type="date" office:date-value="2017-07-24T17:15:26" calcext:value-type="date">
            <text:p>2017/07/24 17:15</text:p>
          </table:table-cell>
          <table:table-cell table:formula="of:=[.B174]*60*60" office:value-type="float" office:value="55.877364" calcext:value-type="float">
            <text:p>55.9</text:p>
          </table:table-cell>
        </table:table-row>
        <table:table-row table:style-name="ro1">
          <table:table-cell office:value-type="float" office:value="1500887689" calcext:value-type="float">
            <text:p>1500887689</text:p>
          </table:table-cell>
          <table:table-cell office:value-type="float" office:value="0.01550602" calcext:value-type="float">
            <text:p>0.01550602</text:p>
          </table:table-cell>
          <table:table-cell table:formula="of:=([.A175] + 32400) / 86400 + 25569" office:value-type="date" office:date-value="2017-07-24T18:14:49" calcext:value-type="date">
            <text:p>2017/07/24 18:14</text:p>
          </table:table-cell>
          <table:table-cell table:formula="of:=[.B175]*60*60" office:value-type="float" office:value="55.821672" calcext:value-type="float">
            <text:p>55.8</text:p>
          </table:table-cell>
        </table:table-row>
        <table:table-row table:style-name="ro1">
          <table:table-cell office:value-type="float" office:value="1500891323" calcext:value-type="float">
            <text:p>1500891323</text:p>
          </table:table-cell>
          <table:table-cell office:value-type="float" office:value="0.02107598" calcext:value-type="float">
            <text:p>0.02107598</text:p>
          </table:table-cell>
          <table:table-cell table:formula="of:=([.A176] + 32400) / 86400 + 25569" office:value-type="date" office:date-value="2017-07-24T19:15:23" calcext:value-type="date">
            <text:p>2017/07/24 19:15</text:p>
          </table:table-cell>
          <table:table-cell table:formula="of:=[.B176]*60*60" office:value-type="float" office:value="75.873528" calcext:value-type="float">
            <text:p>75.9</text:p>
          </table:table-cell>
        </table:table-row>
        <table:table-row table:style-name="ro1">
          <table:table-cell office:value-type="float" office:value="1500895016" calcext:value-type="float">
            <text:p>1500895016</text:p>
          </table:table-cell>
          <table:table-cell office:value-type="float" office:value="0.02433023" calcext:value-type="float">
            <text:p>0.02433023</text:p>
          </table:table-cell>
          <table:table-cell table:formula="of:=([.A177] + 32400) / 86400 + 25569" office:value-type="date" office:date-value="2017-07-24T20:16:56" calcext:value-type="date">
            <text:p>2017/07/24 20:16</text:p>
          </table:table-cell>
          <table:table-cell table:formula="of:=[.B177]*60*60" office:value-type="float" office:value="87.588828" calcext:value-type="float">
            <text:p>87.6</text:p>
          </table:table-cell>
        </table:table-row>
        <table:table-row table:style-name="ro1">
          <table:table-cell office:value-type="float" office:value="1500898587" calcext:value-type="float">
            <text:p>1500898587</text:p>
          </table:table-cell>
          <table:table-cell office:value-type="float" office:value="0.0265296" calcext:value-type="float">
            <text:p>0.0265296</text:p>
          </table:table-cell>
          <table:table-cell table:formula="of:=([.A178] + 32400) / 86400 + 25569" office:value-type="date" office:date-value="2017-07-24T21:16:27" calcext:value-type="date">
            <text:p>2017/07/24 21:16</text:p>
          </table:table-cell>
          <table:table-cell table:formula="of:=[.B178]*60*60" office:value-type="float" office:value="95.50656" calcext:value-type="float">
            <text:p>95.5</text:p>
          </table:table-cell>
        </table:table-row>
        <table:table-row table:style-name="ro1">
          <table:table-cell office:value-type="float" office:value="1500902068" calcext:value-type="float">
            <text:p>1500902068</text:p>
          </table:table-cell>
          <table:table-cell office:value-type="float" office:value="0.02554066" calcext:value-type="float">
            <text:p>0.02554066</text:p>
          </table:table-cell>
          <table:table-cell table:formula="of:=([.A179] + 32400) / 86400 + 25569" office:value-type="date" office:date-value="2017-07-24T22:14:28" calcext:value-type="date">
            <text:p>2017/07/24 22:14</text:p>
          </table:table-cell>
          <table:table-cell table:formula="of:=[.B179]*60*60" office:value-type="float" office:value="91.946376" calcext:value-type="float">
            <text:p>91.9</text:p>
          </table:table-cell>
        </table:table-row>
        <table:table-row table:style-name="ro1">
          <table:table-cell office:value-type="float" office:value="1500905975" calcext:value-type="float">
            <text:p>1500905975</text:p>
          </table:table-cell>
          <table:table-cell office:value-type="float" office:value="0.02545444" calcext:value-type="float">
            <text:p>0.02545444</text:p>
          </table:table-cell>
          <table:table-cell table:formula="of:=([.A180] + 32400) / 86400 + 25569" office:value-type="date" office:date-value="2017-07-24T23:19:35" calcext:value-type="date">
            <text:p>2017/07/24 23:19</text:p>
          </table:table-cell>
          <table:table-cell table:formula="of:=[.B180]*60*60" office:value-type="float" office:value="91.635984" calcext:value-type="float">
            <text:p>91.6</text:p>
          </table:table-cell>
        </table:table-row>
        <table:table-row table:style-name="ro1">
          <table:table-cell office:value-type="float" office:value="1500909554" calcext:value-type="float">
            <text:p>1500909554</text:p>
          </table:table-cell>
          <table:table-cell office:value-type="float" office:value="0.02990282" calcext:value-type="float">
            <text:p>0.02990282</text:p>
          </table:table-cell>
          <table:table-cell table:formula="of:=([.A181] + 32400) / 86400 + 25569" office:value-type="date" office:date-value="2017-07-25T00:19:14" calcext:value-type="date">
            <text:p>2017/07/25 00:19</text:p>
          </table:table-cell>
          <table:table-cell table:formula="of:=[.B181]*60*60" office:value-type="float" office:value="107.650152" calcext:value-type="float">
            <text:p>107.7</text:p>
          </table:table-cell>
        </table:table-row>
        <table:table-row table:style-name="ro1">
          <table:table-cell office:value-type="float" office:value="1500912918" calcext:value-type="float">
            <text:p>1500912918</text:p>
          </table:table-cell>
          <table:table-cell office:value-type="float" office:value="0.02884082" calcext:value-type="float">
            <text:p>0.02884082</text:p>
          </table:table-cell>
          <table:table-cell table:formula="of:=([.A182] + 32400) / 86400 + 25569" office:value-type="date" office:date-value="2017-07-25T01:15:18" calcext:value-type="date">
            <text:p>2017/07/25 01:15</text:p>
          </table:table-cell>
          <table:table-cell table:formula="of:=[.B182]*60*60" office:value-type="float" office:value="103.826952" calcext:value-type="float">
            <text:p>103.8</text:p>
          </table:table-cell>
        </table:table-row>
        <table:table-row table:style-name="ro1">
          <table:table-cell office:value-type="float" office:value="1500916541" calcext:value-type="float">
            <text:p>1500916541</text:p>
          </table:table-cell>
          <table:table-cell office:value-type="float" office:value="0.01996008" calcext:value-type="float">
            <text:p>0.01996008</text:p>
          </table:table-cell>
          <table:table-cell table:formula="of:=([.A183] + 32400) / 86400 + 25569" office:value-type="date" office:date-value="2017-07-25T02:15:41" calcext:value-type="date">
            <text:p>2017/07/25 02:15</text:p>
          </table:table-cell>
          <table:table-cell table:formula="of:=[.B183]*60*60" office:value-type="float" office:value="71.856288" calcext:value-type="float">
            <text:p>71.9</text:p>
          </table:table-cell>
        </table:table-row>
        <table:table-row table:style-name="ro1">
          <table:table-cell office:value-type="float" office:value="1500920026" calcext:value-type="float">
            <text:p>1500920026</text:p>
          </table:table-cell>
          <table:table-cell office:value-type="float" office:value="0.01760031" calcext:value-type="float">
            <text:p>0.01760031</text:p>
          </table:table-cell>
          <table:table-cell table:formula="of:=([.A184] + 32400) / 86400 + 25569" office:value-type="date" office:date-value="2017-07-25T03:13:46" calcext:value-type="date">
            <text:p>2017/07/25 03:13</text:p>
          </table:table-cell>
          <table:table-cell table:formula="of:=[.B184]*60*60" office:value-type="float" office:value="63.361116" calcext:value-type="float">
            <text:p>63.4</text:p>
          </table:table-cell>
        </table:table-row>
        <table:table-row table:style-name="ro1">
          <table:table-cell office:value-type="float" office:value="1500923663" calcext:value-type="float">
            <text:p>1500923663</text:p>
          </table:table-cell>
          <table:table-cell office:value-type="float" office:value="0.01213425" calcext:value-type="float">
            <text:p>0.01213425</text:p>
          </table:table-cell>
          <table:table-cell table:formula="of:=([.A185] + 32400) / 86400 + 25569" office:value-type="date" office:date-value="2017-07-25T04:14:23" calcext:value-type="date">
            <text:p>2017/07/25 04:14</text:p>
          </table:table-cell>
          <table:table-cell table:formula="of:=[.B185]*60*60" office:value-type="float" office:value="43.6833" calcext:value-type="float">
            <text:p>43.7</text:p>
          </table:table-cell>
        </table:table-row>
        <table:table-row table:style-name="ro1">
          <table:table-cell office:value-type="float" office:value="1500927244" calcext:value-type="float">
            <text:p>1500927244</text:p>
          </table:table-cell>
          <table:table-cell office:value-type="float" office:value="0.008888642" calcext:value-type="float">
            <text:p>0.008888642</text:p>
          </table:table-cell>
          <table:table-cell table:formula="of:=([.A186] + 32400) / 86400 + 25569" office:value-type="date" office:date-value="2017-07-25T05:14:04" calcext:value-type="date">
            <text:p>2017/07/25 05:14</text:p>
          </table:table-cell>
          <table:table-cell table:formula="of:=[.B186]*60*60" office:value-type="float" office:value="31.9991112" calcext:value-type="float">
            <text:p>32.0</text:p>
          </table:table-cell>
        </table:table-row>
        <table:table-row table:style-name="ro1">
          <table:table-cell office:value-type="float" office:value="1500930830" calcext:value-type="float">
            <text:p>1500930830</text:p>
          </table:table-cell>
          <table:table-cell office:value-type="float" office:value="0.009998889" calcext:value-type="float">
            <text:p>0.009998889</text:p>
          </table:table-cell>
          <table:table-cell table:formula="of:=([.A187] + 32400) / 86400 + 25569" office:value-type="date" office:date-value="2017-07-25T06:13:50" calcext:value-type="date">
            <text:p>2017/07/25 06:13</text:p>
          </table:table-cell>
          <table:table-cell table:formula="of:=[.B187]*60*60" office:value-type="float" office:value="35.9960004" calcext:value-type="float">
            <text:p>36.0</text:p>
          </table:table-cell>
        </table:table-row>
        <table:table-row table:style-name="ro1">
          <table:table-cell office:value-type="float" office:value="1500934419" calcext:value-type="float">
            <text:p>1500934419</text:p>
          </table:table-cell>
          <table:table-cell office:value-type="float" office:value="0.007752582" calcext:value-type="float">
            <text:p>0.007752582</text:p>
          </table:table-cell>
          <table:table-cell table:formula="of:=([.A188] + 32400) / 86400 + 25569" office:value-type="date" office:date-value="2017-07-25T07:13:39" calcext:value-type="date">
            <text:p>2017/07/25 07:13</text:p>
          </table:table-cell>
          <table:table-cell table:formula="of:=[.B188]*60*60" office:value-type="float" office:value="27.9092952" calcext:value-type="float">
            <text:p>27.9</text:p>
          </table:table-cell>
        </table:table-row>
        <table:table-row table:style-name="ro1">
          <table:table-cell office:value-type="float" office:value="1500938007" calcext:value-type="float">
            <text:p>1500938007</text:p>
          </table:table-cell>
          <table:table-cell office:value-type="float" office:value="0.01317198" calcext:value-type="float">
            <text:p>0.01317198</text:p>
          </table:table-cell>
          <table:table-cell table:formula="of:=([.A189] + 32400) / 86400 + 25569" office:value-type="date" office:date-value="2017-07-25T08:13:27" calcext:value-type="date">
            <text:p>2017/07/25 08:13</text:p>
          </table:table-cell>
          <table:table-cell table:formula="of:=[.B189]*60*60" office:value-type="float" office:value="47.419128" calcext:value-type="float">
            <text:p>47.4</text:p>
          </table:table-cell>
        </table:table-row>
        <table:table-row table:style-name="ro1">
          <table:table-cell office:value-type="float" office:value="1500941602" calcext:value-type="float">
            <text:p>1500941602</text:p>
          </table:table-cell>
          <table:table-cell office:value-type="float" office:value="0.01760806" calcext:value-type="float">
            <text:p>0.01760806</text:p>
          </table:table-cell>
          <table:table-cell table:formula="of:=([.A190] + 32400) / 86400 + 25569" office:value-type="date" office:date-value="2017-07-25T09:13:22" calcext:value-type="date">
            <text:p>2017/07/25 09:13</text:p>
          </table:table-cell>
          <table:table-cell table:formula="of:=[.B190]*60*60" office:value-type="float" office:value="63.389016" calcext:value-type="float">
            <text:p>63.4</text:p>
          </table:table-cell>
        </table:table-row>
        <table:table-row table:style-name="ro1">
          <table:table-cell office:value-type="float" office:value="1500945228" calcext:value-type="float">
            <text:p>1500945228</text:p>
          </table:table-cell>
          <table:table-cell office:value-type="float" office:value="0.01325601" calcext:value-type="float">
            <text:p>0.01325601</text:p>
          </table:table-cell>
          <table:table-cell table:formula="of:=([.A191] + 32400) / 86400 + 25569" office:value-type="date" office:date-value="2017-07-25T10:13:48" calcext:value-type="date">
            <text:p>2017/07/25 10:13</text:p>
          </table:table-cell>
          <table:table-cell table:formula="of:=[.B191]*60*60" office:value-type="float" office:value="47.721636" calcext:value-type="float">
            <text:p>47.7</text:p>
          </table:table-cell>
        </table:table-row>
        <table:table-row table:style-name="ro1">
          <table:table-cell office:value-type="float" office:value="1500948787" calcext:value-type="float">
            <text:p>1500948787</text:p>
          </table:table-cell>
          <table:table-cell office:value-type="float" office:value="0.01651482" calcext:value-type="float">
            <text:p>0.01651482</text:p>
          </table:table-cell>
          <table:table-cell table:formula="of:=([.A192] + 32400) / 86400 + 25569" office:value-type="date" office:date-value="2017-07-25T11:13:07" calcext:value-type="date">
            <text:p>2017/07/25 11:13</text:p>
          </table:table-cell>
          <table:table-cell table:formula="of:=[.B192]*60*60" office:value-type="float" office:value="59.453352" calcext:value-type="float">
            <text:p>59.5</text:p>
          </table:table-cell>
        </table:table-row>
        <table:table-row table:style-name="ro1">
          <table:table-cell office:value-type="float" office:value="1500952541" calcext:value-type="float">
            <text:p>1500952541</text:p>
          </table:table-cell>
          <table:table-cell office:value-type="float" office:value="0.01771528" calcext:value-type="float">
            <text:p>0.01771528</text:p>
          </table:table-cell>
          <table:table-cell table:formula="of:=([.A193] + 32400) / 86400 + 25569" office:value-type="date" office:date-value="2017-07-25T12:15:41" calcext:value-type="date">
            <text:p>2017/07/25 12:15</text:p>
          </table:table-cell>
          <table:table-cell table:formula="of:=[.B193]*60*60" office:value-type="float" office:value="63.775008" calcext:value-type="float">
            <text:p>63.8</text:p>
          </table:table-cell>
        </table:table-row>
        <table:table-row table:style-name="ro1">
          <table:table-cell office:value-type="float" office:value="1500956080" calcext:value-type="float">
            <text:p>1500956080</text:p>
          </table:table-cell>
          <table:table-cell office:value-type="float" office:value="0.02768703" calcext:value-type="float">
            <text:p>0.02768703</text:p>
          </table:table-cell>
          <table:table-cell table:formula="of:=([.A194] + 32400) / 86400 + 25569" office:value-type="date" office:date-value="2017-07-25T13:14:40" calcext:value-type="date">
            <text:p>2017/07/25 13:14</text:p>
          </table:table-cell>
          <table:table-cell table:formula="of:=[.B194]*60*60" office:value-type="float" office:value="99.673308" calcext:value-type="float">
            <text:p>99.7</text:p>
          </table:table-cell>
        </table:table-row>
        <table:table-row table:style-name="ro1">
          <table:table-cell office:value-type="float" office:value="1500959754" calcext:value-type="float">
            <text:p>1500959754</text:p>
          </table:table-cell>
          <table:table-cell office:value-type="float" office:value="0.02215391" calcext:value-type="float">
            <text:p>0.02215391</text:p>
          </table:table-cell>
          <table:table-cell table:formula="of:=([.A195] + 32400) / 86400 + 25569" office:value-type="date" office:date-value="2017-07-25T14:15:54" calcext:value-type="date">
            <text:p>2017/07/25 14:15</text:p>
          </table:table-cell>
          <table:table-cell table:formula="of:=[.B195]*60*60" office:value-type="float" office:value="79.754076" calcext:value-type="float">
            <text:p>79.8</text:p>
          </table:table-cell>
        </table:table-row>
        <table:table-row table:style-name="ro1">
          <table:table-cell office:value-type="float" office:value="1500963273" calcext:value-type="float">
            <text:p>1500963273</text:p>
          </table:table-cell>
          <table:table-cell office:value-type="float" office:value="0.02436998" calcext:value-type="float">
            <text:p>0.02436998</text:p>
          </table:table-cell>
          <table:table-cell table:formula="of:=([.A196] + 32400) / 86400 + 25569" office:value-type="date" office:date-value="2017-07-25T15:14:33" calcext:value-type="date">
            <text:p>2017/07/25 15:14</text:p>
          </table:table-cell>
          <table:table-cell table:formula="of:=[.B196]*60*60" office:value-type="float" office:value="87.731928" calcext:value-type="float">
            <text:p>87.7</text:p>
          </table:table-cell>
        </table:table-row>
        <table:table-row table:style-name="ro1">
          <table:table-cell office:value-type="float" office:value="1500966818" calcext:value-type="float">
            <text:p>1500966818</text:p>
          </table:table-cell>
          <table:table-cell office:value-type="float" office:value="0.01656772" calcext:value-type="float">
            <text:p>0.01656772</text:p>
          </table:table-cell>
          <table:table-cell table:formula="of:=([.A197] + 32400) / 86400 + 25569" office:value-type="date" office:date-value="2017-07-25T16:13:38" calcext:value-type="date">
            <text:p>2017/07/25 16:13</text:p>
          </table:table-cell>
          <table:table-cell table:formula="of:=[.B197]*60*60" office:value-type="float" office:value="59.643792" calcext:value-type="float">
            <text:p>59.6</text:p>
          </table:table-cell>
        </table:table-row>
        <table:table-row table:style-name="ro1">
          <table:table-cell office:value-type="float" office:value="1500970532" calcext:value-type="float">
            <text:p>1500970532</text:p>
          </table:table-cell>
          <table:table-cell office:value-type="float" office:value="0.02214104" calcext:value-type="float">
            <text:p>0.02214104</text:p>
          </table:table-cell>
          <table:table-cell table:formula="of:=([.A198] + 32400) / 86400 + 25569" office:value-type="date" office:date-value="2017-07-25T17:15:32" calcext:value-type="date">
            <text:p>2017/07/25 17:15</text:p>
          </table:table-cell>
          <table:table-cell table:formula="of:=[.B198]*60*60" office:value-type="float" office:value="79.707744" calcext:value-type="float">
            <text:p>79.7</text:p>
          </table:table-cell>
        </table:table-row>
        <table:table-row table:style-name="ro1">
          <table:table-cell office:value-type="float" office:value="1500974149" calcext:value-type="float">
            <text:p>1500974149</text:p>
          </table:table-cell>
          <table:table-cell office:value-type="float" office:value="0.02993514" calcext:value-type="float">
            <text:p>0.02993514</text:p>
          </table:table-cell>
          <table:table-cell table:formula="of:=([.A199] + 32400) / 86400 + 25569" office:value-type="date" office:date-value="2017-07-25T18:15:49" calcext:value-type="date">
            <text:p>2017/07/25 18:15</text:p>
          </table:table-cell>
          <table:table-cell table:formula="of:=[.B199]*60*60" office:value-type="float" office:value="107.766504" calcext:value-type="float">
            <text:p>107.8</text:p>
          </table:table-cell>
        </table:table-row>
        <table:table-row table:style-name="ro1">
          <table:table-cell office:value-type="float" office:value="1500977990" calcext:value-type="float">
            <text:p>1500977990</text:p>
          </table:table-cell>
          <table:table-cell office:value-type="float" office:value="0.02769776" calcext:value-type="float">
            <text:p>0.02769776</text:p>
          </table:table-cell>
          <table:table-cell table:formula="of:=([.A200] + 32400) / 86400 + 25569" office:value-type="date" office:date-value="2017-07-25T19:19:50" calcext:value-type="date">
            <text:p>2017/07/25 19:19</text:p>
          </table:table-cell>
          <table:table-cell table:formula="of:=[.B200]*60*60" office:value-type="float" office:value="99.711936" calcext:value-type="float">
            <text:p>99.7</text:p>
          </table:table-cell>
        </table:table-row>
        <table:table-row table:style-name="ro1">
          <table:table-cell office:value-type="float" office:value="1500981510" calcext:value-type="float">
            <text:p>1500981510</text:p>
          </table:table-cell>
          <table:table-cell office:value-type="float" office:value="0.02437201" calcext:value-type="float">
            <text:p>0.02437201</text:p>
          </table:table-cell>
          <table:table-cell table:formula="of:=([.A201] + 32400) / 86400 + 25569" office:value-type="date" office:date-value="2017-07-25T20:18:30" calcext:value-type="date">
            <text:p>2017/07/25 20:18</text:p>
          </table:table-cell>
          <table:table-cell table:formula="of:=[.B201]*60*60" office:value-type="float" office:value="87.739236" calcext:value-type="float">
            <text:p>87.7</text:p>
          </table:table-cell>
        </table:table-row>
        <table:table-row table:style-name="ro1">
          <table:table-cell office:value-type="float" office:value="1500984922" calcext:value-type="float">
            <text:p>1500984922</text:p>
          </table:table-cell>
          <table:table-cell office:value-type="float" office:value="0.02655381" calcext:value-type="float">
            <text:p>0.02655381</text:p>
          </table:table-cell>
          <table:table-cell table:formula="of:=([.A202] + 32400) / 86400 + 25569" office:value-type="date" office:date-value="2017-07-25T21:15:22" calcext:value-type="date">
            <text:p>2017/07/25 21:15</text:p>
          </table:table-cell>
          <table:table-cell table:formula="of:=[.B202]*60*60" office:value-type="float" office:value="95.593716" calcext:value-type="float">
            <text:p>95.6</text:p>
          </table:table-cell>
        </table:table-row>
        <table:table-row table:style-name="ro1">
          <table:table-cell office:value-type="float" office:value="1500988587" calcext:value-type="float">
            <text:p>1500988587</text:p>
          </table:table-cell>
          <table:table-cell office:value-type="float" office:value="0.02444105" calcext:value-type="float">
            <text:p>0.02444105</text:p>
          </table:table-cell>
          <table:table-cell table:formula="of:=([.A203] + 32400) / 86400 + 25569" office:value-type="date" office:date-value="2017-07-25T22:16:27" calcext:value-type="date">
            <text:p>2017/07/25 22:16</text:p>
          </table:table-cell>
          <table:table-cell table:formula="of:=[.B203]*60*60" office:value-type="float" office:value="87.98778" calcext:value-type="float">
            <text:p>88.0</text:p>
          </table:table-cell>
        </table:table-row>
        <table:table-row table:style-name="ro1">
          <table:table-cell office:value-type="float" office:value="1500991949" calcext:value-type="float">
            <text:p>1500991949</text:p>
          </table:table-cell>
          <table:table-cell office:value-type="float" office:value="0.03095462" calcext:value-type="float">
            <text:p>0.03095462</text:p>
          </table:table-cell>
          <table:table-cell table:formula="of:=([.A204] + 32400) / 86400 + 25569" office:value-type="date" office:date-value="2017-07-25T23:12:29" calcext:value-type="date">
            <text:p>2017/07/25 23:12</text:p>
          </table:table-cell>
          <table:table-cell table:formula="of:=[.B204]*60*60" office:value-type="float" office:value="111.436632" calcext:value-type="float">
            <text:p>111.4</text:p>
          </table:table-cell>
        </table:table-row>
        <table:table-row table:style-name="ro1">
          <table:table-cell office:value-type="float" office:value="1500995788" calcext:value-type="float">
            <text:p>1500995788</text:p>
          </table:table-cell>
          <table:table-cell office:value-type="float" office:value="0.02547347" calcext:value-type="float">
            <text:p>0.02547347</text:p>
          </table:table-cell>
          <table:table-cell table:formula="of:=([.A205] + 32400) / 86400 + 25569" office:value-type="date" office:date-value="2017-07-26T00:16:28" calcext:value-type="date">
            <text:p>2017/07/26 00:16</text:p>
          </table:table-cell>
          <table:table-cell table:formula="of:=[.B205]*60*60" office:value-type="float" office:value="91.704492" calcext:value-type="float">
            <text:p>91.7</text:p>
          </table:table-cell>
        </table:table-row>
        <table:table-row table:style-name="ro1">
          <table:table-cell office:value-type="float" office:value="1500999302" calcext:value-type="float">
            <text:p>1500999302</text:p>
          </table:table-cell>
          <table:table-cell office:value-type="float" office:value="0.02656851" calcext:value-type="float">
            <text:p>0.02656851</text:p>
          </table:table-cell>
          <table:table-cell table:formula="of:=([.A206] + 32400) / 86400 + 25569" office:value-type="date" office:date-value="2017-07-26T01:15:02" calcext:value-type="date">
            <text:p>2017/07/26 01:15</text:p>
          </table:table-cell>
          <table:table-cell table:formula="of:=[.B206]*60*60" office:value-type="float" office:value="95.646636" calcext:value-type="float">
            <text:p>95.6</text:p>
          </table:table-cell>
        </table:table-row>
        <table:table-row table:style-name="ro1">
          <table:table-cell office:value-type="float" office:value="1501002813" calcext:value-type="float">
            <text:p>1501002813</text:p>
          </table:table-cell>
          <table:table-cell office:value-type="float" office:value="0.01442121" calcext:value-type="float">
            <text:p>0.01442121</text:p>
          </table:table-cell>
          <table:table-cell table:formula="of:=([.A207] + 32400) / 86400 + 25569" office:value-type="date" office:date-value="2017-07-26T02:13:33" calcext:value-type="date">
            <text:p>2017/07/26 02:13</text:p>
          </table:table-cell>
          <table:table-cell table:formula="of:=[.B207]*60*60" office:value-type="float" office:value="51.916356" calcext:value-type="float">
            <text:p>51.9</text:p>
          </table:table-cell>
        </table:table-row>
        <table:table-row table:style-name="ro1">
          <table:table-cell office:value-type="float" office:value="1501006421" calcext:value-type="float">
            <text:p>1501006421</text:p>
          </table:table-cell>
          <table:table-cell office:value-type="float" office:value="0.01329787" calcext:value-type="float">
            <text:p>0.01329787</text:p>
          </table:table-cell>
          <table:table-cell table:formula="of:=([.A208] + 32400) / 86400 + 25569" office:value-type="date" office:date-value="2017-07-26T03:13:41" calcext:value-type="date">
            <text:p>2017/07/26 03:13</text:p>
          </table:table-cell>
          <table:table-cell table:formula="of:=[.B208]*60*60" office:value-type="float" office:value="47.872332" calcext:value-type="float">
            <text:p>47.9</text:p>
          </table:table-cell>
        </table:table-row>
        <table:table-row table:style-name="ro1">
          <table:table-cell office:value-type="float" office:value="1501010002" calcext:value-type="float">
            <text:p>1501010002</text:p>
          </table:table-cell>
          <table:table-cell office:value-type="float" office:value="0.01214933" calcext:value-type="float">
            <text:p>0.01214933</text:p>
          </table:table-cell>
          <table:table-cell table:formula="of:=([.A209] + 32400) / 86400 + 25569" office:value-type="date" office:date-value="2017-07-26T04:13:22" calcext:value-type="date">
            <text:p>2017/07/26 04:13</text:p>
          </table:table-cell>
          <table:table-cell table:formula="of:=[.B209]*60*60" office:value-type="float" office:value="43.737588" calcext:value-type="float">
            <text:p>43.7</text:p>
          </table:table-cell>
        </table:table-row>
        <table:table-row table:style-name="ro1">
          <table:table-cell office:value-type="float" office:value="1501013550" calcext:value-type="float">
            <text:p>1501013550</text:p>
          </table:table-cell>
          <table:table-cell office:value-type="float" office:value="0.0154953" calcext:value-type="float">
            <text:p>0.0154953</text:p>
          </table:table-cell>
          <table:table-cell table:formula="of:=([.A210] + 32400) / 86400 + 25569" office:value-type="date" office:date-value="2017-07-26T05:12:30" calcext:value-type="date">
            <text:p>2017/07/26 05:12</text:p>
          </table:table-cell>
          <table:table-cell table:formula="of:=[.B210]*60*60" office:value-type="float" office:value="55.78308" calcext:value-type="float">
            <text:p>55.8</text:p>
          </table:table-cell>
        </table:table-row>
        <table:table-row table:style-name="ro1">
          <table:table-cell office:value-type="float" office:value="1501017152" calcext:value-type="float">
            <text:p>1501017152</text:p>
          </table:table-cell>
          <table:table-cell office:value-type="float" office:value="0.01210854" calcext:value-type="float">
            <text:p>0.01210854</text:p>
          </table:table-cell>
          <table:table-cell table:formula="of:=([.A211] + 32400) / 86400 + 25569" office:value-type="date" office:date-value="2017-07-26T06:12:32" calcext:value-type="date">
            <text:p>2017/07/26 06:12</text:p>
          </table:table-cell>
          <table:table-cell table:formula="of:=[.B211]*60*60" office:value-type="float" office:value="43.590744" calcext:value-type="float">
            <text:p>43.6</text:p>
          </table:table-cell>
        </table:table-row>
        <table:table-row table:style-name="ro1">
          <table:table-cell office:value-type="float" office:value="1501020772" calcext:value-type="float">
            <text:p>1501020772</text:p>
          </table:table-cell>
          <table:table-cell office:value-type="float" office:value="0.009958506" calcext:value-type="float">
            <text:p>0.009958506</text:p>
          </table:table-cell>
          <table:table-cell table:formula="of:=([.A212] + 32400) / 86400 + 25569" office:value-type="date" office:date-value="2017-07-26T07:12:52" calcext:value-type="date">
            <text:p>2017/07/26 07:12</text:p>
          </table:table-cell>
          <table:table-cell table:formula="of:=[.B212]*60*60" office:value-type="float" office:value="35.8506216" calcext:value-type="float">
            <text:p>35.9</text:p>
          </table:table-cell>
        </table:table-row>
        <table:table-row table:style-name="ro1">
          <table:table-cell office:value-type="float" office:value="1501024382" calcext:value-type="float">
            <text:p>1501024382</text:p>
          </table:table-cell>
          <table:table-cell office:value-type="float" office:value="0.01097002" calcext:value-type="float">
            <text:p>0.01097002</text:p>
          </table:table-cell>
          <table:table-cell table:formula="of:=([.A213] + 32400) / 86400 + 25569" office:value-type="date" office:date-value="2017-07-26T08:13:02" calcext:value-type="date">
            <text:p>2017/07/26 08:13</text:p>
          </table:table-cell>
          <table:table-cell table:formula="of:=[.B213]*60*60" office:value-type="float" office:value="39.492072" calcext:value-type="float">
            <text:p>39.5</text:p>
          </table:table-cell>
        </table:table-row>
        <table:table-row table:style-name="ro1">
          <table:table-cell office:value-type="float" office:value="1501027982" calcext:value-type="float">
            <text:p>1501027982</text:p>
          </table:table-cell>
          <table:table-cell office:value-type="float" office:value="0.01328646" calcext:value-type="float">
            <text:p>0.01328646</text:p>
          </table:table-cell>
          <table:table-cell table:formula="of:=([.A214] + 32400) / 86400 + 25569" office:value-type="date" office:date-value="2017-07-26T09:13:02" calcext:value-type="date">
            <text:p>2017/07/26 09:13</text:p>
          </table:table-cell>
          <table:table-cell table:formula="of:=[.B214]*60*60" office:value-type="float" office:value="47.831256" calcext:value-type="float">
            <text:p>47.8</text:p>
          </table:table-cell>
        </table:table-row>
        <table:table-row table:style-name="ro1">
          <table:table-cell office:value-type="float" office:value="1501031633" calcext:value-type="float">
            <text:p>1501031633</text:p>
          </table:table-cell>
          <table:table-cell office:value-type="float" office:value="0.012186" calcext:value-type="float">
            <text:p>0.012186</text:p>
          </table:table-cell>
          <table:table-cell table:formula="of:=([.A215] + 32400) / 86400 + 25569" office:value-type="date" office:date-value="2017-07-26T10:13:53" calcext:value-type="date">
            <text:p>2017/07/26 10:13</text:p>
          </table:table-cell>
          <table:table-cell table:formula="of:=[.B215]*60*60" office:value-type="float" office:value="43.8696" calcext:value-type="float">
            <text:p>43.9</text:p>
          </table:table-cell>
        </table:table-row>
        <table:table-row table:style-name="ro1">
          <table:table-cell office:value-type="float" office:value="1501035216" calcext:value-type="float">
            <text:p>1501035216</text:p>
          </table:table-cell>
          <table:table-cell office:value-type="float" office:value="0.01443963" calcext:value-type="float">
            <text:p>0.01443963</text:p>
          </table:table-cell>
          <table:table-cell table:formula="of:=([.A216] + 32400) / 86400 + 25569" office:value-type="date" office:date-value="2017-07-26T11:13:36" calcext:value-type="date">
            <text:p>2017/07/26 11:13</text:p>
          </table:table-cell>
          <table:table-cell table:formula="of:=[.B216]*60*60" office:value-type="float" office:value="51.982668" calcext:value-type="float">
            <text:p>52.0</text:p>
          </table:table-cell>
        </table:table-row>
        <table:table-row table:style-name="ro1">
          <table:table-cell office:value-type="float" office:value="1501038725" calcext:value-type="float">
            <text:p>1501038725</text:p>
          </table:table-cell>
          <table:table-cell office:value-type="float" office:value="0.01984947" calcext:value-type="float">
            <text:p>0.01984947</text:p>
          </table:table-cell>
          <table:table-cell table:formula="of:=([.A217] + 32400) / 86400 + 25569" office:value-type="date" office:date-value="2017-07-26T12:12:05" calcext:value-type="date">
            <text:p>2017/07/26 12:12</text:p>
          </table:table-cell>
          <table:table-cell table:formula="of:=[.B217]*60*60" office:value-type="float" office:value="71.458092" calcext:value-type="float">
            <text:p>71.5</text:p>
          </table:table-cell>
        </table:table-row>
        <table:table-row table:style-name="ro1">
          <table:table-cell office:value-type="float" office:value="1501042285" calcext:value-type="float">
            <text:p>1501042285</text:p>
          </table:table-cell>
          <table:table-cell office:value-type="float" office:value="0.02439362" calcext:value-type="float">
            <text:p>0.02439362</text:p>
          </table:table-cell>
          <table:table-cell table:formula="of:=([.A218] + 32400) / 86400 + 25569" office:value-type="date" office:date-value="2017-07-26T13:11:25" calcext:value-type="date">
            <text:p>2017/07/26 13:11</text:p>
          </table:table-cell>
          <table:table-cell table:formula="of:=[.B218]*60*60" office:value-type="float" office:value="87.817032" calcext:value-type="float">
            <text:p>87.8</text:p>
          </table:table-cell>
        </table:table-row>
        <table:table-row table:style-name="ro1">
          <table:table-cell office:value-type="float" office:value="1501046018" calcext:value-type="float">
            <text:p>1501046018</text:p>
          </table:table-cell>
          <table:table-cell office:value-type="float" office:value="0.02327321" calcext:value-type="float">
            <text:p>0.02327321</text:p>
          </table:table-cell>
          <table:table-cell table:formula="of:=([.A219] + 32400) / 86400 + 25569" office:value-type="date" office:date-value="2017-07-26T14:13:38" calcext:value-type="date">
            <text:p>2017/07/26 14:13</text:p>
          </table:table-cell>
          <table:table-cell table:formula="of:=[.B219]*60*60" office:value-type="float" office:value="83.783556" calcext:value-type="float">
            <text:p>83.8</text:p>
          </table:table-cell>
        </table:table-row>
        <table:table-row table:style-name="ro1">
          <table:table-cell office:value-type="float" office:value="1501049622" calcext:value-type="float">
            <text:p>1501049622</text:p>
          </table:table-cell>
          <table:table-cell office:value-type="float" office:value="0.0166334" calcext:value-type="float">
            <text:p>0.0166334</text:p>
          </table:table-cell>
          <table:table-cell table:formula="of:=([.A220] + 32400) / 86400 + 25569" office:value-type="date" office:date-value="2017-07-26T15:13:42" calcext:value-type="date">
            <text:p>2017/07/26 15:13</text:p>
          </table:table-cell>
          <table:table-cell table:formula="of:=[.B220]*60*60" office:value-type="float" office:value="59.88024" calcext:value-type="float">
            <text:p>59.9</text:p>
          </table:table-cell>
        </table:table-row>
        <table:table-row table:style-name="ro1">
          <table:table-cell office:value-type="float" office:value="1501053209" calcext:value-type="float">
            <text:p>1501053209</text:p>
          </table:table-cell>
          <table:table-cell office:value-type="float" office:value="0.01880115" calcext:value-type="float">
            <text:p>0.01880115</text:p>
          </table:table-cell>
          <table:table-cell table:formula="of:=([.A221] + 32400) / 86400 + 25569" office:value-type="date" office:date-value="2017-07-26T16:13:29" calcext:value-type="date">
            <text:p>2017/07/26 16:13</text:p>
          </table:table-cell>
          <table:table-cell table:formula="of:=[.B221]*60*60" office:value-type="float" office:value="67.68414" calcext:value-type="float">
            <text:p>67.7</text:p>
          </table:table-cell>
        </table:table-row>
        <table:table-row table:style-name="ro1">
          <table:table-cell office:value-type="float" office:value="1501056745" calcext:value-type="float">
            <text:p>1501056745</text:p>
          </table:table-cell>
          <table:table-cell office:value-type="float" office:value="0.02437606" calcext:value-type="float">
            <text:p>0.02437606</text:p>
          </table:table-cell>
          <table:table-cell table:formula="of:=([.A222] + 32400) / 86400 + 25569" office:value-type="date" office:date-value="2017-07-26T17:12:25" calcext:value-type="date">
            <text:p>2017/07/26 17:12</text:p>
          </table:table-cell>
          <table:table-cell table:formula="of:=[.B222]*60*60" office:value-type="float" office:value="87.753816" calcext:value-type="float">
            <text:p>87.8</text:p>
          </table:table-cell>
        </table:table-row>
        <table:table-row table:style-name="ro1">
          <table:table-cell office:value-type="float" office:value="1501060294" calcext:value-type="float">
            <text:p>1501060294</text:p>
          </table:table-cell>
          <table:table-cell office:value-type="float" office:value="0.02098114" calcext:value-type="float">
            <text:p>0.02098114</text:p>
          </table:table-cell>
          <table:table-cell table:formula="of:=([.A223] + 32400) / 86400 + 25569" office:value-type="date" office:date-value="2017-07-26T18:11:34" calcext:value-type="date">
            <text:p>2017/07/26 18:11</text:p>
          </table:table-cell>
          <table:table-cell table:formula="of:=[.B223]*60*60" office:value-type="float" office:value="75.532104" calcext:value-type="float">
            <text:p>75.5</text:p>
          </table:table-cell>
        </table:table-row>
        <table:table-row table:style-name="ro1">
          <table:table-cell office:value-type="float" office:value="1501063904" calcext:value-type="float">
            <text:p>1501063904</text:p>
          </table:table-cell>
          <table:table-cell office:value-type="float" office:value="0.0188674" calcext:value-type="float">
            <text:p>0.0188674</text:p>
          </table:table-cell>
          <table:table-cell table:formula="of:=([.A224] + 32400) / 86400 + 25569" office:value-type="date" office:date-value="2017-07-26T19:11:44" calcext:value-type="date">
            <text:p>2017/07/26 19:11</text:p>
          </table:table-cell>
          <table:table-cell table:formula="of:=[.B224]*60*60" office:value-type="float" office:value="67.92264" calcext:value-type="float">
            <text:p>67.9</text:p>
          </table:table-cell>
        </table:table-row>
        <table:table-row table:style-name="ro1">
          <table:table-cell office:value-type="float" office:value="1501067514" calcext:value-type="float">
            <text:p>1501067514</text:p>
          </table:table-cell>
          <table:table-cell office:value-type="float" office:value="0.02328418" calcext:value-type="float">
            <text:p>0.02328418</text:p>
          </table:table-cell>
          <table:table-cell table:formula="of:=([.A225] + 32400) / 86400 + 25569" office:value-type="date" office:date-value="2017-07-26T20:11:54" calcext:value-type="date">
            <text:p>2017/07/26 20:11</text:p>
          </table:table-cell>
          <table:table-cell table:formula="of:=[.B225]*60*60" office:value-type="float" office:value="83.823048" calcext:value-type="float">
            <text:p>83.8</text:p>
          </table:table-cell>
        </table:table-row>
        <table:table-row table:style-name="ro1">
          <table:table-cell office:value-type="float" office:value="1501071199" calcext:value-type="float">
            <text:p>1501071199</text:p>
          </table:table-cell>
          <table:table-cell office:value-type="float" office:value="0.02437808" calcext:value-type="float">
            <text:p>0.02437808</text:p>
          </table:table-cell>
          <table:table-cell table:formula="of:=([.A226] + 32400) / 86400 + 25569" office:value-type="date" office:date-value="2017-07-26T21:13:19" calcext:value-type="date">
            <text:p>2017/07/26 21:13</text:p>
          </table:table-cell>
          <table:table-cell table:formula="of:=[.B226]*60*60" office:value-type="float" office:value="87.761088" calcext:value-type="float">
            <text:p>87.8</text:p>
          </table:table-cell>
        </table:table-row>
        <table:table-row table:style-name="ro1">
          <table:table-cell office:value-type="float" office:value="1501074914" calcext:value-type="float">
            <text:p>1501074914</text:p>
          </table:table-cell>
          <table:table-cell office:value-type="float" office:value="0.02329322" calcext:value-type="float">
            <text:p>0.02329322</text:p>
          </table:table-cell>
          <table:table-cell table:formula="of:=([.A227] + 32400) / 86400 + 25569" office:value-type="date" office:date-value="2017-07-26T22:15:14" calcext:value-type="date">
            <text:p>2017/07/26 22:15</text:p>
          </table:table-cell>
          <table:table-cell table:formula="of:=[.B227]*60*60" office:value-type="float" office:value="83.855592" calcext:value-type="float">
            <text:p>83.9</text:p>
          </table:table-cell>
        </table:table-row>
        <table:table-row table:style-name="ro1">
          <table:table-cell office:value-type="float" office:value="1501078453" calcext:value-type="float">
            <text:p>1501078453</text:p>
          </table:table-cell>
          <table:table-cell office:value-type="float" office:value="0.02324938" calcext:value-type="float">
            <text:p>0.02324938</text:p>
          </table:table-cell>
          <table:table-cell table:formula="of:=([.A228] + 32400) / 86400 + 25569" office:value-type="date" office:date-value="2017-07-26T23:14:13" calcext:value-type="date">
            <text:p>2017/07/26 23:14</text:p>
          </table:table-cell>
          <table:table-cell table:formula="of:=[.B228]*60*60" office:value-type="float" office:value="83.697768" calcext:value-type="float">
            <text:p>83.7</text:p>
          </table:table-cell>
        </table:table-row>
        <table:table-row table:style-name="ro1">
          <table:table-cell office:value-type="float" office:value="1501082094" calcext:value-type="float">
            <text:p>1501082094</text:p>
          </table:table-cell>
          <table:table-cell office:value-type="float" office:value="0.02543966" calcext:value-type="float">
            <text:p>0.02543966</text:p>
          </table:table-cell>
          <table:table-cell table:formula="of:=([.A229] + 32400) / 86400 + 25569" office:value-type="date" office:date-value="2017-07-27T00:14:54" calcext:value-type="date">
            <text:p>2017/07/27 00:14</text:p>
          </table:table-cell>
          <table:table-cell table:formula="of:=[.B229]*60*60" office:value-type="float" office:value="91.582776" calcext:value-type="float">
            <text:p>91.6</text:p>
          </table:table-cell>
        </table:table-row>
        <table:table-row table:style-name="ro1">
          <table:table-cell office:value-type="float" office:value="1501085538" calcext:value-type="float">
            <text:p>1501085538</text:p>
          </table:table-cell>
          <table:table-cell office:value-type="float" office:value="0.01776692" calcext:value-type="float">
            <text:p>0.01776692</text:p>
          </table:table-cell>
          <table:table-cell table:formula="of:=([.A230] + 32400) / 86400 + 25569" office:value-type="date" office:date-value="2017-07-27T01:12:18" calcext:value-type="date">
            <text:p>2017/07/27 01:12</text:p>
          </table:table-cell>
          <table:table-cell table:formula="of:=[.B230]*60*60" office:value-type="float" office:value="63.960912" calcext:value-type="float">
            <text:p>64.0</text:p>
          </table:table-cell>
        </table:table-row>
        <table:table-row table:style-name="ro1">
          <table:table-cell office:value-type="float" office:value="1501089096" calcext:value-type="float">
            <text:p>1501089096</text:p>
          </table:table-cell>
          <table:table-cell office:value-type="float" office:value="0.01882822" calcext:value-type="float">
            <text:p>0.01882822</text:p>
          </table:table-cell>
          <table:table-cell table:formula="of:=([.A231] + 32400) / 86400 + 25569" office:value-type="date" office:date-value="2017-07-27T02:11:36" calcext:value-type="date">
            <text:p>2017/07/27 02:11</text:p>
          </table:table-cell>
          <table:table-cell table:formula="of:=[.B231]*60*60" office:value-type="float" office:value="67.781592" calcext:value-type="float">
            <text:p>67.8</text:p>
          </table:table-cell>
        </table:table-row>
        <table:table-row table:style-name="ro1">
          <table:table-cell office:value-type="float" office:value="1501092729" calcext:value-type="float">
            <text:p>1501092729</text:p>
          </table:table-cell>
          <table:table-cell office:value-type="float" office:value="0.01108217" calcext:value-type="float">
            <text:p>0.01108217</text:p>
          </table:table-cell>
          <table:table-cell table:formula="of:=([.A232] + 32400) / 86400 + 25569" office:value-type="date" office:date-value="2017-07-27T03:12:09" calcext:value-type="date">
            <text:p>2017/07/27 03:12</text:p>
          </table:table-cell>
          <table:table-cell table:formula="of:=[.B232]*60*60" office:value-type="float" office:value="39.895812" calcext:value-type="float">
            <text:p>39.9</text:p>
          </table:table-cell>
        </table:table-row>
        <table:table-row table:style-name="ro1">
          <table:table-cell office:value-type="float" office:value="1501096287" calcext:value-type="float">
            <text:p>1501096287</text:p>
          </table:table-cell>
          <table:table-cell office:value-type="float" office:value="0.01551118" calcext:value-type="float">
            <text:p>0.01551118</text:p>
          </table:table-cell>
          <table:table-cell table:formula="of:=([.A233] + 32400) / 86400 + 25569" office:value-type="date" office:date-value="2017-07-27T04:11:27" calcext:value-type="date">
            <text:p>2017/07/27 04:11</text:p>
          </table:table-cell>
          <table:table-cell table:formula="of:=[.B233]*60*60" office:value-type="float" office:value="55.840248" calcext:value-type="float">
            <text:p>55.8</text:p>
          </table:table-cell>
        </table:table-row>
        <table:table-row table:style-name="ro1">
          <table:table-cell office:value-type="float" office:value="1501100154" calcext:value-type="float">
            <text:p>1501100154</text:p>
          </table:table-cell>
          <table:table-cell office:value-type="float" office:value="0.006626905" calcext:value-type="float">
            <text:p>0.006626905</text:p>
          </table:table-cell>
          <table:table-cell table:formula="of:=([.A234] + 32400) / 86400 + 25569" office:value-type="date" office:date-value="2017-07-27T05:15:54" calcext:value-type="date">
            <text:p>2017/07/27 05:15</text:p>
          </table:table-cell>
          <table:table-cell table:formula="of:=[.B234]*60*60" office:value-type="float" office:value="23.856858" calcext:value-type="float">
            <text:p>23.9</text:p>
          </table:table-cell>
        </table:table-row>
        <table:table-row table:style-name="ro1">
          <table:table-cell office:value-type="float" office:value="1501103789" calcext:value-type="float">
            <text:p>1501103789</text:p>
          </table:table-cell>
          <table:table-cell office:value-type="float" office:value="0.00543493" calcext:value-type="float">
            <text:p>0.00543493</text:p>
          </table:table-cell>
          <table:table-cell table:formula="of:=([.A235] + 32400) / 86400 + 25569" office:value-type="date" office:date-value="2017-07-27T06:16:29" calcext:value-type="date">
            <text:p>2017/07/27 06:16</text:p>
          </table:table-cell>
          <table:table-cell table:formula="of:=[.B235]*60*60" office:value-type="float" office:value="19.565748" calcext:value-type="float">
            <text:p>19.6</text:p>
          </table:table-cell>
        </table:table-row>
        <table:table-row table:style-name="ro1">
          <table:table-cell office:value-type="float" office:value="1501107055" calcext:value-type="float">
            <text:p>1501107055</text:p>
          </table:table-cell>
          <table:table-cell office:value-type="float" office:value="0.00993926" calcext:value-type="float">
            <text:p>0.00993926</text:p>
          </table:table-cell>
          <table:table-cell table:formula="of:=([.A236] + 32400) / 86400 + 25569" office:value-type="date" office:date-value="2017-07-27T07:10:55" calcext:value-type="date">
            <text:p>2017/07/27 07:10</text:p>
          </table:table-cell>
          <table:table-cell table:formula="of:=[.B236]*60*60" office:value-type="float" office:value="35.781336" calcext:value-type="float">
            <text:p>35.8</text:p>
          </table:table-cell>
        </table:table-row>
        <table:table-row table:style-name="ro1">
          <table:table-cell office:value-type="float" office:value="1501110642" calcext:value-type="float">
            <text:p>1501110642</text:p>
          </table:table-cell>
          <table:table-cell office:value-type="float" office:value="0.01218702" calcext:value-type="float">
            <text:p>0.01218702</text:p>
          </table:table-cell>
          <table:table-cell table:formula="of:=([.A237] + 32400) / 86400 + 25569" office:value-type="date" office:date-value="2017-07-27T08:10:42" calcext:value-type="date">
            <text:p>2017/07/27 08:10</text:p>
          </table:table-cell>
          <table:table-cell table:formula="of:=[.B237]*60*60" office:value-type="float" office:value="43.873272" calcext:value-type="float">
            <text:p>43.9</text:p>
          </table:table-cell>
        </table:table-row>
        <table:table-row table:style-name="ro1">
          <table:table-cell office:value-type="float" office:value="1501114297" calcext:value-type="float">
            <text:p>1501114297</text:p>
          </table:table-cell>
          <table:table-cell office:value-type="float" office:value="0.01553226" calcext:value-type="float">
            <text:p>0.01553226</text:p>
          </table:table-cell>
          <table:table-cell table:formula="of:=([.A238] + 32400) / 86400 + 25569" office:value-type="date" office:date-value="2017-07-27T09:11:37" calcext:value-type="date">
            <text:p>2017/07/27 09:11</text:p>
          </table:table-cell>
          <table:table-cell table:formula="of:=[.B238]*60*60" office:value-type="float" office:value="55.916136" calcext:value-type="float">
            <text:p>55.9</text:p>
          </table:table-cell>
        </table:table-row>
        <table:table-row table:style-name="ro1">
          <table:table-cell office:value-type="float" office:value="1501117914" calcext:value-type="float">
            <text:p>1501117914</text:p>
          </table:table-cell>
          <table:table-cell office:value-type="float" office:value="0.01331743" calcext:value-type="float">
            <text:p>0.01331743</text:p>
          </table:table-cell>
          <table:table-cell table:formula="of:=([.A239] + 32400) / 86400 + 25569" office:value-type="date" office:date-value="2017-07-27T10:11:54" calcext:value-type="date">
            <text:p>2017/07/27 10:11</text:p>
          </table:table-cell>
          <table:table-cell table:formula="of:=[.B239]*60*60" office:value-type="float" office:value="47.942748" calcext:value-type="float">
            <text:p>47.9</text:p>
          </table:table-cell>
        </table:table-row>
        <table:table-row table:style-name="ro1">
          <table:table-cell office:value-type="float" office:value="1501121541" calcext:value-type="float">
            <text:p>1501121541</text:p>
          </table:table-cell>
          <table:table-cell office:value-type="float" office:value="0.01773787" calcext:value-type="float">
            <text:p>0.01773787</text:p>
          </table:table-cell>
          <table:table-cell table:formula="of:=([.A240] + 32400) / 86400 + 25569" office:value-type="date" office:date-value="2017-07-27T11:12:21" calcext:value-type="date">
            <text:p>2017/07/27 11:12</text:p>
          </table:table-cell>
          <table:table-cell table:formula="of:=[.B240]*60*60" office:value-type="float" office:value="63.856332" calcext:value-type="float">
            <text:p>63.9</text:p>
          </table:table-cell>
        </table:table-row>
        <table:table-row table:style-name="ro1">
          <table:table-cell office:value-type="float" office:value="1501125095" calcext:value-type="float">
            <text:p>1501125095</text:p>
          </table:table-cell>
          <table:table-cell office:value-type="float" office:value="0.01875552" calcext:value-type="float">
            <text:p>0.01875552</text:p>
          </table:table-cell>
          <table:table-cell table:formula="of:=([.A241] + 32400) / 86400 + 25569" office:value-type="date" office:date-value="2017-07-27T12:11:35" calcext:value-type="date">
            <text:p>2017/07/27 12:11</text:p>
          </table:table-cell>
          <table:table-cell table:formula="of:=[.B241]*60*60" office:value-type="float" office:value="67.519872" calcext:value-type="float">
            <text:p>67.5</text:p>
          </table:table-cell>
        </table:table-row>
        <table:table-row table:style-name="ro1">
          <table:table-cell office:value-type="float" office:value="1501128729" calcext:value-type="float">
            <text:p>1501128729</text:p>
          </table:table-cell>
          <table:table-cell office:value-type="float" office:value="0.0221343" calcext:value-type="float">
            <text:p>0.0221343</text:p>
          </table:table-cell>
          <table:table-cell table:formula="of:=([.A242] + 32400) / 86400 + 25569" office:value-type="date" office:date-value="2017-07-27T13:12:09" calcext:value-type="date">
            <text:p>2017/07/27 13:12</text:p>
          </table:table-cell>
          <table:table-cell table:formula="of:=[.B242]*60*60" office:value-type="float" office:value="79.68348" calcext:value-type="float">
            <text:p>79.7</text:p>
          </table:table-cell>
        </table:table-row>
        <table:table-row table:style-name="ro1">
          <table:table-cell office:value-type="float" office:value="1501132304" calcext:value-type="float">
            <text:p>1501132304</text:p>
          </table:table-cell>
          <table:table-cell office:value-type="float" office:value="0.01550087" calcext:value-type="float">
            <text:p>0.01550087</text:p>
          </table:table-cell>
          <table:table-cell table:formula="of:=([.A243] + 32400) / 86400 + 25569" office:value-type="date" office:date-value="2017-07-27T14:11:44" calcext:value-type="date">
            <text:p>2017/07/27 14:11</text:p>
          </table:table-cell>
          <table:table-cell table:formula="of:=[.B243]*60*60" office:value-type="float" office:value="55.803132" calcext:value-type="float">
            <text:p>55.8</text:p>
          </table:table-cell>
        </table:table-row>
        <table:table-row table:style-name="ro1">
          <table:table-cell office:value-type="float" office:value="1501135948" calcext:value-type="float">
            <text:p>1501135948</text:p>
          </table:table-cell>
          <table:table-cell office:value-type="float" office:value="0.01442641" calcext:value-type="float">
            <text:p>0.01442641</text:p>
          </table:table-cell>
          <table:table-cell table:formula="of:=([.A244] + 32400) / 86400 + 25569" office:value-type="date" office:date-value="2017-07-27T15:12:28" calcext:value-type="date">
            <text:p>2017/07/27 15:12</text:p>
          </table:table-cell>
          <table:table-cell table:formula="of:=[.B244]*60*60" office:value-type="float" office:value="51.935076" calcext:value-type="float">
            <text:p>51.9</text:p>
          </table:table-cell>
        </table:table-row>
        <table:table-row table:style-name="ro1">
          <table:table-cell office:value-type="float" office:value="1501139452" calcext:value-type="float">
            <text:p>1501139452</text:p>
          </table:table-cell>
          <table:table-cell office:value-type="float" office:value="0.0210055" calcext:value-type="float">
            <text:p>0.0210055</text:p>
          </table:table-cell>
          <table:table-cell table:formula="of:=([.A245] + 32400) / 86400 + 25569" office:value-type="date" office:date-value="2017-07-27T16:10:52" calcext:value-type="date">
            <text:p>2017/07/27 16:10</text:p>
          </table:table-cell>
          <table:table-cell table:formula="of:=[.B245]*60*60" office:value-type="float" office:value="75.6198" calcext:value-type="float">
            <text:p>75.6</text:p>
          </table:table-cell>
        </table:table-row>
        <table:table-row table:style-name="ro1">
          <table:table-cell office:value-type="float" office:value="1501143130" calcext:value-type="float">
            <text:p>1501143130</text:p>
          </table:table-cell>
          <table:table-cell office:value-type="float" office:value="0.01666482" calcext:value-type="float">
            <text:p>0.01666482</text:p>
          </table:table-cell>
          <table:table-cell table:formula="of:=([.A246] + 32400) / 86400 + 25569" office:value-type="date" office:date-value="2017-07-27T17:12:10" calcext:value-type="date">
            <text:p>2017/07/27 17:12</text:p>
          </table:table-cell>
          <table:table-cell table:formula="of:=[.B246]*60*60" office:value-type="float" office:value="59.993352" calcext:value-type="float">
            <text:p>60.0</text:p>
          </table:table-cell>
        </table:table-row>
        <table:table-row table:style-name="ro1">
          <table:table-cell office:value-type="float" office:value="1501146649" calcext:value-type="float">
            <text:p>1501146649</text:p>
          </table:table-cell>
          <table:table-cell office:value-type="float" office:value="0.01544955" calcext:value-type="float">
            <text:p>0.01544955</text:p>
          </table:table-cell>
          <table:table-cell table:formula="of:=([.A247] + 32400) / 86400 + 25569" office:value-type="date" office:date-value="2017-07-27T18:10:49" calcext:value-type="date">
            <text:p>2017/07/27 18:10</text:p>
          </table:table-cell>
          <table:table-cell table:formula="of:=[.B247]*60*60" office:value-type="float" office:value="55.61838" calcext:value-type="float">
            <text:p>55.6</text:p>
          </table:table-cell>
        </table:table-row>
        <table:table-row table:style-name="ro1">
          <table:table-cell office:value-type="float" office:value="1501150381" calcext:value-type="float">
            <text:p>1501150381</text:p>
          </table:table-cell>
          <table:table-cell office:value-type="float" office:value="0.02097651" calcext:value-type="float">
            <text:p>0.02097651</text:p>
          </table:table-cell>
          <table:table-cell table:formula="of:=([.A248] + 32400) / 86400 + 25569" office:value-type="date" office:date-value="2017-07-27T19:13:01" calcext:value-type="date">
            <text:p>2017/07/27 19:13</text:p>
          </table:table-cell>
          <table:table-cell table:formula="of:=[.B248]*60*60" office:value-type="float" office:value="75.515436" calcext:value-type="float">
            <text:p>75.5</text:p>
          </table:table-cell>
        </table:table-row>
        <table:table-row table:style-name="ro1">
          <table:table-cell office:value-type="float" office:value="1501153829" calcext:value-type="float">
            <text:p>1501153829</text:p>
          </table:table-cell>
          <table:table-cell office:value-type="float" office:value="0.02110173" calcext:value-type="float">
            <text:p>0.02110173</text:p>
          </table:table-cell>
          <table:table-cell table:formula="of:=([.A249] + 32400) / 86400 + 25569" office:value-type="date" office:date-value="2017-07-27T20:10:29" calcext:value-type="date">
            <text:p>2017/07/27 20:10</text:p>
          </table:table-cell>
          <table:table-cell table:formula="of:=[.B249]*60*60" office:value-type="float" office:value="75.966228" calcext:value-type="float">
            <text:p>76.0</text:p>
          </table:table-cell>
        </table:table-row>
        <table:table-row table:style-name="ro1">
          <table:table-cell office:value-type="float" office:value="1501157580" calcext:value-type="float">
            <text:p>1501157580</text:p>
          </table:table-cell>
          <table:table-cell office:value-type="float" office:value="0.01776544" calcext:value-type="float">
            <text:p>0.01776544</text:p>
          </table:table-cell>
          <table:table-cell table:formula="of:=([.A250] + 32400) / 86400 + 25569" office:value-type="date" office:date-value="2017-07-27T21:13:00" calcext:value-type="date">
            <text:p>2017/07/27 21:13</text:p>
          </table:table-cell>
          <table:table-cell table:formula="of:=[.B250]*60*60" office:value-type="float" office:value="63.955584" calcext:value-type="float">
            <text:p>64.0</text:p>
          </table:table-cell>
        </table:table-row>
        <table:table-row table:style-name="ro1">
          <table:table-cell office:value-type="float" office:value="1501161349" calcext:value-type="float">
            <text:p>1501161349</text:p>
          </table:table-cell>
          <table:table-cell office:value-type="float" office:value="0.02552365" calcext:value-type="float">
            <text:p>0.02552365</text:p>
          </table:table-cell>
          <table:table-cell table:formula="of:=([.A251] + 32400) / 86400 + 25569" office:value-type="date" office:date-value="2017-07-27T22:15:49" calcext:value-type="date">
            <text:p>2017/07/27 22:15</text:p>
          </table:table-cell>
          <table:table-cell table:formula="of:=[.B251]*60*60" office:value-type="float" office:value="91.88514" calcext:value-type="float">
            <text:p>91.9</text:p>
          </table:table-cell>
        </table:table-row>
        <table:table-row table:style-name="ro1">
          <table:table-cell office:value-type="float" office:value="1501164837" calcext:value-type="float">
            <text:p>1501164837</text:p>
          </table:table-cell>
          <table:table-cell office:value-type="float" office:value="0.02989537" calcext:value-type="float">
            <text:p>0.02989537</text:p>
          </table:table-cell>
          <table:table-cell table:formula="of:=([.A252] + 32400) / 86400 + 25569" office:value-type="date" office:date-value="2017-07-27T23:13:57" calcext:value-type="date">
            <text:p>2017/07/27 23:13</text:p>
          </table:table-cell>
          <table:table-cell table:formula="of:=[.B252]*60*60" office:value-type="float" office:value="107.623332" calcext:value-type="float">
            <text:p>107.6</text:p>
          </table:table-cell>
        </table:table-row>
        <table:table-row table:style-name="ro1">
          <table:table-cell office:value-type="float" office:value="1501168434" calcext:value-type="float">
            <text:p>1501168434</text:p>
          </table:table-cell>
          <table:table-cell office:value-type="float" office:value="0.03106624" calcext:value-type="float">
            <text:p>0.03106624</text:p>
          </table:table-cell>
          <table:table-cell table:formula="of:=([.A253] + 32400) / 86400 + 25569" office:value-type="date" office:date-value="2017-07-28T00:13:54" calcext:value-type="date">
            <text:p>2017/07/28 00:13</text:p>
          </table:table-cell>
          <table:table-cell table:formula="of:=[.B253]*60*60" office:value-type="float" office:value="111.838464" calcext:value-type="float">
            <text:p>111.8</text:p>
          </table:table-cell>
        </table:table-row>
        <table:table-row table:style-name="ro1">
          <table:table-cell office:value-type="float" office:value="1501171976" calcext:value-type="float">
            <text:p>1501171976</text:p>
          </table:table-cell>
          <table:table-cell office:value-type="float" office:value="0.03657624" calcext:value-type="float">
            <text:p>0.03657624</text:p>
          </table:table-cell>
          <table:table-cell table:formula="of:=([.A254] + 32400) / 86400 + 25569" office:value-type="date" office:date-value="2017-07-28T01:12:56" calcext:value-type="date">
            <text:p>2017/07/28 01:12</text:p>
          </table:table-cell>
          <table:table-cell table:formula="of:=[.B254]*60*60" office:value-type="float" office:value="131.674464" calcext:value-type="float">
            <text:p>131.7</text:p>
          </table:table-cell>
        </table:table-row>
        <table:table-row table:style-name="ro1">
          <table:table-cell office:value-type="float" office:value="1501175517" calcext:value-type="float">
            <text:p>1501175517</text:p>
          </table:table-cell>
          <table:table-cell office:value-type="float" office:value="0.02886964" calcext:value-type="float">
            <text:p>0.02886964</text:p>
          </table:table-cell>
          <table:table-cell table:formula="of:=([.A255] + 32400) / 86400 + 25569" office:value-type="date" office:date-value="2017-07-28T02:11:57" calcext:value-type="date">
            <text:p>2017/07/28 02:11</text:p>
          </table:table-cell>
          <table:table-cell table:formula="of:=[.B255]*60*60" office:value-type="float" office:value="103.930704" calcext:value-type="float">
            <text:p>103.9</text:p>
          </table:table-cell>
        </table:table-row>
        <table:table-row table:style-name="ro1">
          <table:table-cell office:value-type="float" office:value="1501179165" calcext:value-type="float">
            <text:p>1501179165</text:p>
          </table:table-cell>
          <table:table-cell office:value-type="float" office:value="0.0132359" calcext:value-type="float">
            <text:p>0.0132359</text:p>
          </table:table-cell>
          <table:table-cell table:formula="of:=([.A256] + 32400) / 86400 + 25569" office:value-type="date" office:date-value="2017-07-28T03:12:45" calcext:value-type="date">
            <text:p>2017/07/28 03:12</text:p>
          </table:table-cell>
          <table:table-cell table:formula="of:=[.B256]*60*60" office:value-type="float" office:value="47.64924" calcext:value-type="float">
            <text:p>47.6</text:p>
          </table:table-cell>
        </table:table-row>
        <table:table-row table:style-name="ro1">
          <table:table-cell office:value-type="float" office:value="1501182710" calcext:value-type="float">
            <text:p>1501182710</text:p>
          </table:table-cell>
          <table:table-cell office:value-type="float" office:value="0.009952449" calcext:value-type="float">
            <text:p>0.009952449</text:p>
          </table:table-cell>
          <table:table-cell table:formula="of:=([.A257] + 32400) / 86400 + 25569" office:value-type="date" office:date-value="2017-07-28T04:11:50" calcext:value-type="date">
            <text:p>2017/07/28 04:11</text:p>
          </table:table-cell>
          <table:table-cell table:formula="of:=[.B257]*60*60" office:value-type="float" office:value="35.8288164" calcext:value-type="float">
            <text:p>35.8</text:p>
          </table:table-cell>
        </table:table-row>
        <table:table-row table:style-name="ro1">
          <table:table-cell office:value-type="float" office:value="1501186386" calcext:value-type="float">
            <text:p>1501186386</text:p>
          </table:table-cell>
          <table:table-cell office:value-type="float" office:value="0.01216007" calcext:value-type="float">
            <text:p>0.01216007</text:p>
          </table:table-cell>
          <table:table-cell table:formula="of:=([.A258] + 32400) / 86400 + 25569" office:value-type="date" office:date-value="2017-07-28T05:13:06" calcext:value-type="date">
            <text:p>2017/07/28 05:13</text:p>
          </table:table-cell>
          <table:table-cell table:formula="of:=[.B258]*60*60" office:value-type="float" office:value="43.776252" calcext:value-type="float">
            <text:p>43.8</text:p>
          </table:table-cell>
        </table:table-row>
        <table:table-row table:style-name="ro1">
          <table:table-cell office:value-type="float" office:value="1501189835" calcext:value-type="float">
            <text:p>1501189835</text:p>
          </table:table-cell>
          <table:table-cell office:value-type="float" office:value="0.009925285" calcext:value-type="float">
            <text:p>0.009925285</text:p>
          </table:table-cell>
          <table:table-cell table:formula="of:=([.A259] + 32400) / 86400 + 25569" office:value-type="date" office:date-value="2017-07-28T06:10:35" calcext:value-type="date">
            <text:p>2017/07/28 06:10</text:p>
          </table:table-cell>
          <table:table-cell table:formula="of:=[.B259]*60*60" office:value-type="float" office:value="35.731026" calcext:value-type="float">
            <text:p>35.7</text:p>
          </table:table-cell>
        </table:table-row>
        <table:table-row table:style-name="ro1">
          <table:table-cell office:value-type="float" office:value="1501193457" calcext:value-type="float">
            <text:p>1501193457</text:p>
          </table:table-cell>
          <table:table-cell office:value-type="float" office:value="0.008795075" calcext:value-type="float">
            <text:p>0.008795075</text:p>
          </table:table-cell>
          <table:table-cell table:formula="of:=([.A260] + 32400) / 86400 + 25569" office:value-type="date" office:date-value="2017-07-28T07:10:57" calcext:value-type="date">
            <text:p>2017/07/28 07:10</text:p>
          </table:table-cell>
          <table:table-cell table:formula="of:=[.B260]*60*60" office:value-type="float" office:value="31.66227" calcext:value-type="float">
            <text:p>31.7</text:p>
          </table:table-cell>
        </table:table-row>
        <table:table-row table:style-name="ro1">
          <table:table-cell office:value-type="float" office:value="1501197098" calcext:value-type="float">
            <text:p>1501197098</text:p>
          </table:table-cell>
          <table:table-cell office:value-type="float" office:value="0.00994173" calcext:value-type="float">
            <text:p>0.00994173</text:p>
          </table:table-cell>
          <table:table-cell table:formula="of:=([.A261] + 32400) / 86400 + 25569" office:value-type="date" office:date-value="2017-07-28T08:11:38" calcext:value-type="date">
            <text:p>2017/07/28 08:11</text:p>
          </table:table-cell>
          <table:table-cell table:formula="of:=[.B261]*60*60" office:value-type="float" office:value="35.790228" calcext:value-type="float">
            <text:p>35.8</text:p>
          </table:table-cell>
        </table:table-row>
        <table:table-row table:style-name="ro1">
          <table:table-cell office:value-type="float" office:value="1501200719" calcext:value-type="float">
            <text:p>1501200719</text:p>
          </table:table-cell>
          <table:table-cell office:value-type="float" office:value="0.01209123" calcext:value-type="float">
            <text:p>0.01209123</text:p>
          </table:table-cell>
          <table:table-cell table:formula="of:=([.A262] + 32400) / 86400 + 25569" office:value-type="date" office:date-value="2017-07-28T09:11:59" calcext:value-type="date">
            <text:p>2017/07/28 09:11</text:p>
          </table:table-cell>
          <table:table-cell table:formula="of:=[.B262]*60*60" office:value-type="float" office:value="43.528428" calcext:value-type="float">
            <text:p>43.5</text:p>
          </table:table-cell>
        </table:table-row>
        <table:table-row table:style-name="ro1">
          <table:table-cell office:value-type="float" office:value="1501204304" calcext:value-type="float">
            <text:p>1501204304</text:p>
          </table:table-cell>
          <table:table-cell office:value-type="float" office:value="0.01099143" calcext:value-type="float">
            <text:p>0.01099143</text:p>
          </table:table-cell>
          <table:table-cell table:formula="of:=([.A263] + 32400) / 86400 + 25569" office:value-type="date" office:date-value="2017-07-28T10:11:44" calcext:value-type="date">
            <text:p>2017/07/28 10:11</text:p>
          </table:table-cell>
          <table:table-cell table:formula="of:=[.B263]*60*60" office:value-type="float" office:value="39.569148" calcext:value-type="float">
            <text:p>39.6</text:p>
          </table:table-cell>
        </table:table-row>
        <table:table-row table:style-name="ro1">
          <table:table-cell office:value-type="float" office:value="1501207911" calcext:value-type="float">
            <text:p>1501207911</text:p>
          </table:table-cell>
          <table:table-cell office:value-type="float" office:value="0.01433731" calcext:value-type="float">
            <text:p>0.01433731</text:p>
          </table:table-cell>
          <table:table-cell table:formula="of:=([.A264] + 32400) / 86400 + 25569" office:value-type="date" office:date-value="2017-07-28T11:11:51" calcext:value-type="date">
            <text:p>2017/07/28 11:11</text:p>
          </table:table-cell>
          <table:table-cell table:formula="of:=[.B264]*60*60" office:value-type="float" office:value="51.614316" calcext:value-type="float">
            <text:p>51.6</text:p>
          </table:table-cell>
        </table:table-row>
        <table:table-row table:style-name="ro1">
          <table:table-cell office:value-type="float" office:value="1501211584" calcext:value-type="float">
            <text:p>1501211584</text:p>
          </table:table-cell>
          <table:table-cell office:value-type="float" office:value="0.01774869" calcext:value-type="float">
            <text:p>0.01774869</text:p>
          </table:table-cell>
          <table:table-cell table:formula="of:=([.A265] + 32400) / 86400 + 25569" office:value-type="date" office:date-value="2017-07-28T12:13:04" calcext:value-type="date">
            <text:p>2017/07/28 12:13</text:p>
          </table:table-cell>
          <table:table-cell table:formula="of:=[.B265]*60*60" office:value-type="float" office:value="63.895284" calcext:value-type="float">
            <text:p>63.9</text:p>
          </table:table-cell>
        </table:table-row>
        <table:table-row table:style-name="ro1">
          <table:table-cell office:value-type="float" office:value="1501215138" calcext:value-type="float">
            <text:p>1501215138</text:p>
          </table:table-cell>
          <table:table-cell office:value-type="float" office:value="0.02547277" calcext:value-type="float">
            <text:p>0.02547277</text:p>
          </table:table-cell>
          <table:table-cell table:formula="of:=([.A266] + 32400) / 86400 + 25569" office:value-type="date" office:date-value="2017-07-28T13:12:18" calcext:value-type="date">
            <text:p>2017/07/28 13:12</text:p>
          </table:table-cell>
          <table:table-cell table:formula="of:=[.B266]*60*60" office:value-type="float" office:value="91.701972" calcext:value-type="float">
            <text:p>91.7</text:p>
          </table:table-cell>
        </table:table-row>
        <table:table-row table:style-name="ro1">
          <table:table-cell office:value-type="float" office:value="1501218793" calcext:value-type="float">
            <text:p>1501218793</text:p>
          </table:table-cell>
          <table:table-cell office:value-type="float" office:value="0.01774574" calcext:value-type="float">
            <text:p>0.01774574</text:p>
          </table:table-cell>
          <table:table-cell table:formula="of:=([.A267] + 32400) / 86400 + 25569" office:value-type="date" office:date-value="2017-07-28T14:13:13" calcext:value-type="date">
            <text:p>2017/07/28 14:13</text:p>
          </table:table-cell>
          <table:table-cell table:formula="of:=[.B267]*60*60" office:value-type="float" office:value="63.884664" calcext:value-type="float">
            <text:p>63.9</text:p>
          </table:table-cell>
        </table:table-row>
        <table:table-row table:style-name="ro1">
          <table:table-cell office:value-type="float" office:value="1501222285" calcext:value-type="float">
            <text:p>1501222285</text:p>
          </table:table-cell>
          <table:table-cell office:value-type="float" office:value="0.01553614" calcext:value-type="float">
            <text:p>0.01553614</text:p>
          </table:table-cell>
          <table:table-cell table:formula="of:=([.A268] + 32400) / 86400 + 25569" office:value-type="date" office:date-value="2017-07-28T15:11:25" calcext:value-type="date">
            <text:p>2017/07/28 15:11</text:p>
          </table:table-cell>
          <table:table-cell table:formula="of:=[.B268]*60*60" office:value-type="float" office:value="55.930104" calcext:value-type="float">
            <text:p>55.9</text:p>
          </table:table-cell>
        </table:table-row>
        <table:table-row table:style-name="ro1">
          <table:table-cell office:value-type="float" office:value="1501225780" calcext:value-type="float">
            <text:p>1501225780</text:p>
          </table:table-cell>
          <table:table-cell office:value-type="float" office:value="0.02216312" calcext:value-type="float">
            <text:p>0.02216312</text:p>
          </table:table-cell>
          <table:table-cell table:formula="of:=([.A269] + 32400) / 86400 + 25569" office:value-type="date" office:date-value="2017-07-28T16:09:40" calcext:value-type="date">
            <text:p>2017/07/28 16:09</text:p>
          </table:table-cell>
          <table:table-cell table:formula="of:=[.B269]*60*60" office:value-type="float" office:value="79.787232" calcext:value-type="float">
            <text:p>79.8</text:p>
          </table:table-cell>
        </table:table-row>
        <table:table-row table:style-name="ro1">
          <table:table-cell office:value-type="float" office:value="1501229439" calcext:value-type="float">
            <text:p>1501229439</text:p>
          </table:table-cell>
          <table:table-cell office:value-type="float" office:value="0.01546748" calcext:value-type="float">
            <text:p>0.01546748</text:p>
          </table:table-cell>
          <table:table-cell table:formula="of:=([.A270] + 32400) / 86400 + 25569" office:value-type="date" office:date-value="2017-07-28T17:10:39" calcext:value-type="date">
            <text:p>2017/07/28 17:10</text:p>
          </table:table-cell>
          <table:table-cell table:formula="of:=[.B270]*60*60" office:value-type="float" office:value="55.682928" calcext:value-type="float">
            <text:p>55.7</text:p>
          </table:table-cell>
        </table:table-row>
        <table:table-row table:style-name="ro1">
          <table:table-cell office:value-type="float" office:value="1501233054" calcext:value-type="float">
            <text:p>1501233054</text:p>
          </table:table-cell>
          <table:table-cell office:value-type="float" office:value="0.02107014" calcext:value-type="float">
            <text:p>0.02107014</text:p>
          </table:table-cell>
          <table:table-cell table:formula="of:=([.A271] + 32400) / 86400 + 25569" office:value-type="date" office:date-value="2017-07-28T18:10:54" calcext:value-type="date">
            <text:p>2017/07/28 18:10</text:p>
          </table:table-cell>
          <table:table-cell table:formula="of:=[.B271]*60*60" office:value-type="float" office:value="75.852504" calcext:value-type="float">
            <text:p>75.9</text:p>
          </table:table-cell>
        </table:table-row>
        <table:table-row table:style-name="ro1">
          <table:table-cell office:value-type="float" office:value="1501236631" calcext:value-type="float">
            <text:p>1501236631</text:p>
          </table:table-cell>
          <table:table-cell office:value-type="float" office:value="0.01998945" calcext:value-type="float">
            <text:p>0.01998945</text:p>
          </table:table-cell>
          <table:table-cell table:formula="of:=([.A272] + 32400) / 86400 + 25569" office:value-type="date" office:date-value="2017-07-28T19:10:31" calcext:value-type="date">
            <text:p>2017/07/28 19:10</text:p>
          </table:table-cell>
          <table:table-cell table:formula="of:=[.B272]*60*60" office:value-type="float" office:value="71.96202" calcext:value-type="float">
            <text:p>72.0</text:p>
          </table:table-cell>
        </table:table-row>
        <table:table-row table:style-name="ro1">
          <table:table-cell office:value-type="float" office:value="1501240167" calcext:value-type="float">
            <text:p>1501240167</text:p>
          </table:table-cell>
          <table:table-cell office:value-type="float" office:value="0.02442545" calcext:value-type="float">
            <text:p>0.02442545</text:p>
          </table:table-cell>
          <table:table-cell table:formula="of:=([.A273] + 32400) / 86400 + 25569" office:value-type="date" office:date-value="2017-07-28T20:09:27" calcext:value-type="date">
            <text:p>2017/07/28 20:09</text:p>
          </table:table-cell>
          <table:table-cell table:formula="of:=[.B273]*60*60" office:value-type="float" office:value="87.93162" calcext:value-type="float">
            <text:p>87.9</text:p>
          </table:table-cell>
        </table:table-row>
        <table:table-row table:style-name="ro1">
          <table:table-cell office:value-type="float" office:value="1501243903" calcext:value-type="float">
            <text:p>1501243903</text:p>
          </table:table-cell>
          <table:table-cell office:value-type="float" office:value="0.02884642" calcext:value-type="float">
            <text:p>0.02884642</text:p>
          </table:table-cell>
          <table:table-cell table:formula="of:=([.A274] + 32400) / 86400 + 25569" office:value-type="date" office:date-value="2017-07-28T21:11:43" calcext:value-type="date">
            <text:p>2017/07/28 21:11</text:p>
          </table:table-cell>
          <table:table-cell table:formula="of:=[.B274]*60*60" office:value-type="float" office:value="103.847112" calcext:value-type="float">
            <text:p>103.8</text:p>
          </table:table-cell>
        </table:table-row>
        <table:table-row table:style-name="ro1">
          <table:table-cell office:value-type="float" office:value="1501247497" calcext:value-type="float">
            <text:p>1501247497</text:p>
          </table:table-cell>
          <table:table-cell office:value-type="float" office:value="0.03316108" calcext:value-type="float">
            <text:p>0.03316108</text:p>
          </table:table-cell>
          <table:table-cell table:formula="of:=([.A275] + 32400) / 86400 + 25569" office:value-type="date" office:date-value="2017-07-28T22:11:37" calcext:value-type="date">
            <text:p>2017/07/28 22:11</text:p>
          </table:table-cell>
          <table:table-cell table:formula="of:=[.B275]*60*60" office:value-type="float" office:value="119.379888" calcext:value-type="float">
            <text:p>119.4</text:p>
          </table:table-cell>
        </table:table-row>
        <table:table-row table:style-name="ro1">
          <table:table-cell office:value-type="float" office:value="1501251089" calcext:value-type="float">
            <text:p>1501251089</text:p>
          </table:table-cell>
          <table:table-cell office:value-type="float" office:value="0.03215791" calcext:value-type="float">
            <text:p>0.03215791</text:p>
          </table:table-cell>
          <table:table-cell table:formula="of:=([.A276] + 32400) / 86400 + 25569" office:value-type="date" office:date-value="2017-07-28T23:11:29" calcext:value-type="date">
            <text:p>2017/07/28 23:11</text:p>
          </table:table-cell>
          <table:table-cell table:formula="of:=[.B276]*60*60" office:value-type="float" office:value="115.768476" calcext:value-type="float">
            <text:p>115.8</text:p>
          </table:table-cell>
        </table:table-row>
        <table:table-row table:style-name="ro1">
          <table:table-cell office:value-type="float" office:value="1501254845" calcext:value-type="float">
            <text:p>1501254845</text:p>
          </table:table-cell>
          <table:table-cell office:value-type="float" office:value="0.03327602" calcext:value-type="float">
            <text:p>0.03327602</text:p>
          </table:table-cell>
          <table:table-cell table:formula="of:=([.A277] + 32400) / 86400 + 25569" office:value-type="date" office:date-value="2017-07-29T00:14:05" calcext:value-type="date">
            <text:p>2017/07/29 00:14</text:p>
          </table:table-cell>
          <table:table-cell table:formula="of:=[.B277]*60*60" office:value-type="float" office:value="119.793672" calcext:value-type="float">
            <text:p>119.8</text:p>
          </table:table-cell>
        </table:table-row>
        <table:table-row table:style-name="ro1">
          <table:table-cell office:value-type="float" office:value="1501258619" calcext:value-type="float">
            <text:p>1501258619</text:p>
          </table:table-cell>
          <table:table-cell office:value-type="float" office:value="0.03322167" calcext:value-type="float">
            <text:p>0.03322167</text:p>
          </table:table-cell>
          <table:table-cell table:formula="of:=([.A278] + 32400) / 86400 + 25569" office:value-type="date" office:date-value="2017-07-29T01:16:59" calcext:value-type="date">
            <text:p>2017/07/29 01:16</text:p>
          </table:table-cell>
          <table:table-cell table:formula="of:=[.B278]*60*60" office:value-type="float" office:value="119.598012" calcext:value-type="float">
            <text:p>119.6</text:p>
          </table:table-cell>
        </table:table-row>
        <table:table-row table:style-name="ro1">
          <table:table-cell office:value-type="float" office:value="1501261906" calcext:value-type="float">
            <text:p>1501261906</text:p>
          </table:table-cell>
          <table:table-cell office:value-type="float" office:value="0.01771087" calcext:value-type="float">
            <text:p>0.01771087</text:p>
          </table:table-cell>
          <table:table-cell table:formula="of:=([.A279] + 32400) / 86400 + 25569" office:value-type="date" office:date-value="2017-07-29T02:11:46" calcext:value-type="date">
            <text:p>2017/07/29 02:11</text:p>
          </table:table-cell>
          <table:table-cell table:formula="of:=[.B279]*60*60" office:value-type="float" office:value="63.759132" calcext:value-type="float">
            <text:p>63.8</text:p>
          </table:table-cell>
        </table:table-row>
        <table:table-row table:style-name="ro1">
          <table:table-cell office:value-type="float" office:value="1501265360" calcext:value-type="float">
            <text:p>1501265360</text:p>
          </table:table-cell>
          <table:table-cell office:value-type="float" office:value="0.01221035" calcext:value-type="float">
            <text:p>0.01221035</text:p>
          </table:table-cell>
          <table:table-cell table:formula="of:=([.A280] + 32400) / 86400 + 25569" office:value-type="date" office:date-value="2017-07-29T03:09:20" calcext:value-type="date">
            <text:p>2017/07/29 03:09</text:p>
          </table:table-cell>
          <table:table-cell table:formula="of:=[.B280]*60*60" office:value-type="float" office:value="43.95726" calcext:value-type="float">
            <text:p>44.0</text:p>
          </table:table-cell>
        </table:table-row>
        <table:table-row table:style-name="ro1">
          <table:table-cell office:value-type="float" office:value="1501268912" calcext:value-type="float">
            <text:p>1501268912</text:p>
          </table:table-cell>
          <table:table-cell office:value-type="float" office:value="0.009966501" calcext:value-type="float">
            <text:p>0.009966501</text:p>
          </table:table-cell>
          <table:table-cell table:formula="of:=([.A281] + 32400) / 86400 + 25569" office:value-type="date" office:date-value="2017-07-29T04:08:32" calcext:value-type="date">
            <text:p>2017/07/29 04:08</text:p>
          </table:table-cell>
          <table:table-cell table:formula="of:=[.B281]*60*60" office:value-type="float" office:value="35.8794036" calcext:value-type="float">
            <text:p>35.9</text:p>
          </table:table-cell>
        </table:table-row>
        <table:table-row table:style-name="ro1">
          <table:table-cell office:value-type="float" office:value="1501272544" calcext:value-type="float">
            <text:p>1501272544</text:p>
          </table:table-cell>
          <table:table-cell office:value-type="float" office:value="0.007772165" calcext:value-type="float">
            <text:p>0.007772165</text:p>
          </table:table-cell>
          <table:table-cell table:formula="of:=([.A282] + 32400) / 86400 + 25569" office:value-type="date" office:date-value="2017-07-29T05:09:04" calcext:value-type="date">
            <text:p>2017/07/29 05:09</text:p>
          </table:table-cell>
          <table:table-cell table:formula="of:=[.B282]*60*60" office:value-type="float" office:value="27.979794" calcext:value-type="float">
            <text:p>28.0</text:p>
          </table:table-cell>
        </table:table-row>
        <table:table-row table:style-name="ro1">
          <table:table-cell office:value-type="float" office:value="1501276159" calcext:value-type="float">
            <text:p>1501276159</text:p>
          </table:table-cell>
          <table:table-cell office:value-type="float" office:value="0.006634049" calcext:value-type="float">
            <text:p>0.006634049</text:p>
          </table:table-cell>
          <table:table-cell table:formula="of:=([.A283] + 32400) / 86400 + 25569" office:value-type="date" office:date-value="2017-07-29T06:09:19" calcext:value-type="date">
            <text:p>2017/07/29 06:09</text:p>
          </table:table-cell>
          <table:table-cell table:formula="of:=[.B283]*60*60" office:value-type="float" office:value="23.8825764" calcext:value-type="float">
            <text:p>23.9</text:p>
          </table:table-cell>
        </table:table-row>
        <table:table-row table:style-name="ro1">
          <table:table-cell office:value-type="float" office:value="1501279650" calcext:value-type="float">
            <text:p>1501279650</text:p>
          </table:table-cell>
          <table:table-cell office:value-type="float" office:value="0.006607384" calcext:value-type="float">
            <text:p>0.006607384</text:p>
          </table:table-cell>
          <table:table-cell table:formula="of:=([.A284] + 32400) / 86400 + 25569" office:value-type="date" office:date-value="2017-07-29T07:07:30" calcext:value-type="date">
            <text:p>2017/07/29 07:07</text:p>
          </table:table-cell>
          <table:table-cell table:formula="of:=[.B284]*60*60" office:value-type="float" office:value="23.7865824" calcext:value-type="float">
            <text:p>23.8</text:p>
          </table:table-cell>
        </table:table-row>
        <table:table-row table:style-name="ro1">
          <table:table-cell office:value-type="float" office:value="1501283225" calcext:value-type="float">
            <text:p>1501283225</text:p>
          </table:table-cell>
          <table:table-cell office:value-type="float" office:value="0.009900446" calcext:value-type="float">
            <text:p>0.009900446</text:p>
          </table:table-cell>
          <table:table-cell table:formula="of:=([.A285] + 32400) / 86400 + 25569" office:value-type="date" office:date-value="2017-07-29T08:07:05" calcext:value-type="date">
            <text:p>2017/07/29 08:07</text:p>
          </table:table-cell>
          <table:table-cell table:formula="of:=[.B285]*60*60" office:value-type="float" office:value="35.6416056" calcext:value-type="float">
            <text:p>35.6</text:p>
          </table:table-cell>
        </table:table-row>
        <table:table-row table:style-name="ro1">
          <table:table-cell office:value-type="float" office:value="1501286956" calcext:value-type="float">
            <text:p>1501286956</text:p>
          </table:table-cell>
          <table:table-cell office:value-type="float" office:value="0.00994695" calcext:value-type="float">
            <text:p>0.00994695</text:p>
          </table:table-cell>
          <table:table-cell table:formula="of:=([.A286] + 32400) / 86400 + 25569" office:value-type="date" office:date-value="2017-07-29T09:09:16" calcext:value-type="date">
            <text:p>2017/07/29 09:09</text:p>
          </table:table-cell>
          <table:table-cell table:formula="of:=[.B286]*60*60" office:value-type="float" office:value="35.80902" calcext:value-type="float">
            <text:p>35.8</text:p>
          </table:table-cell>
        </table:table-row>
        <table:table-row table:style-name="ro1">
          <table:table-cell office:value-type="float" office:value="1501290782" calcext:value-type="float">
            <text:p>1501290782</text:p>
          </table:table-cell>
          <table:table-cell office:value-type="float" office:value="0.01216545" calcext:value-type="float">
            <text:p>0.01216545</text:p>
          </table:table-cell>
          <table:table-cell table:formula="of:=([.A287] + 32400) / 86400 + 25569" office:value-type="date" office:date-value="2017-07-29T10:13:02" calcext:value-type="date">
            <text:p>2017/07/29 10:13</text:p>
          </table:table-cell>
          <table:table-cell table:formula="of:=[.B287]*60*60" office:value-type="float" office:value="43.79562" calcext:value-type="float">
            <text:p>43.8</text:p>
          </table:table-cell>
        </table:table-row>
        <table:table-row table:style-name="ro1">
          <table:table-cell office:value-type="float" office:value="1501294186" calcext:value-type="float">
            <text:p>1501294186</text:p>
          </table:table-cell>
          <table:table-cell office:value-type="float" office:value="0.01440443" calcext:value-type="float">
            <text:p>0.01440443</text:p>
          </table:table-cell>
          <table:table-cell table:formula="of:=([.A288] + 32400) / 86400 + 25569" office:value-type="date" office:date-value="2017-07-29T11:09:46" calcext:value-type="date">
            <text:p>2017/07/29 11:09</text:p>
          </table:table-cell>
          <table:table-cell table:formula="of:=[.B288]*60*60" office:value-type="float" office:value="51.855948" calcext:value-type="float">
            <text:p>51.9</text:p>
          </table:table-cell>
        </table:table-row>
        <table:table-row table:style-name="ro1">
          <table:table-cell office:value-type="float" office:value="1501298065" calcext:value-type="float">
            <text:p>1501298065</text:p>
          </table:table-cell>
          <table:table-cell office:value-type="float" office:value="0.0166454" calcext:value-type="float">
            <text:p>0.0166454</text:p>
          </table:table-cell>
          <table:table-cell table:formula="of:=([.A289] + 32400) / 86400 + 25569" office:value-type="date" office:date-value="2017-07-29T12:14:25" calcext:value-type="date">
            <text:p>2017/07/29 12:14</text:p>
          </table:table-cell>
          <table:table-cell table:formula="of:=[.B289]*60*60" office:value-type="float" office:value="59.92344" calcext:value-type="float">
            <text:p>59.9</text:p>
          </table:table-cell>
        </table:table-row>
        <table:table-row table:style-name="ro1">
          <table:table-cell office:value-type="float" office:value="1501301565" calcext:value-type="float">
            <text:p>1501301565</text:p>
          </table:table-cell>
          <table:table-cell office:value-type="float" office:value="0.01770254" calcext:value-type="float">
            <text:p>0.01770254</text:p>
          </table:table-cell>
          <table:table-cell table:formula="of:=([.A290] + 32400) / 86400 + 25569" office:value-type="date" office:date-value="2017-07-29T13:12:45" calcext:value-type="date">
            <text:p>2017/07/29 13:12</text:p>
          </table:table-cell>
          <table:table-cell table:formula="of:=[.B290]*60*60" office:value-type="float" office:value="63.729144" calcext:value-type="float">
            <text:p>63.7</text:p>
          </table:table-cell>
        </table:table-row>
        <table:table-row table:style-name="ro1">
          <table:table-cell office:value-type="float" office:value="1501305063" calcext:value-type="float">
            <text:p>1501305063</text:p>
          </table:table-cell>
          <table:table-cell office:value-type="float" office:value="0.01770989" calcext:value-type="float">
            <text:p>0.01770989</text:p>
          </table:table-cell>
          <table:table-cell table:formula="of:=([.A291] + 32400) / 86400 + 25569" office:value-type="date" office:date-value="2017-07-29T14:11:03" calcext:value-type="date">
            <text:p>2017/07/29 14:11</text:p>
          </table:table-cell>
          <table:table-cell table:formula="of:=[.B291]*60*60" office:value-type="float" office:value="63.755604" calcext:value-type="float">
            <text:p>63.8</text:p>
          </table:table-cell>
        </table:table-row>
        <table:table-row table:style-name="ro1">
          <table:table-cell office:value-type="float" office:value="1501308567" calcext:value-type="float">
            <text:p>1501308567</text:p>
          </table:table-cell>
          <table:table-cell office:value-type="float" office:value="0.01657321" calcext:value-type="float">
            <text:p>0.01657321</text:p>
          </table:table-cell>
          <table:table-cell table:formula="of:=([.A292] + 32400) / 86400 + 25569" office:value-type="date" office:date-value="2017-07-29T15:09:27" calcext:value-type="date">
            <text:p>2017/07/29 15:09</text:p>
          </table:table-cell>
          <table:table-cell table:formula="of:=[.B292]*60*60" office:value-type="float" office:value="59.663556" calcext:value-type="float">
            <text:p>59.7</text:p>
          </table:table-cell>
        </table:table-row>
        <table:table-row table:style-name="ro1">
          <table:table-cell office:value-type="float" office:value="1501312207" calcext:value-type="float">
            <text:p>1501312207</text:p>
          </table:table-cell>
          <table:table-cell office:value-type="float" office:value="0.0209632" calcext:value-type="float">
            <text:p>0.0209632</text:p>
          </table:table-cell>
          <table:table-cell table:formula="of:=([.A293] + 32400) / 86400 + 25569" office:value-type="date" office:date-value="2017-07-29T16:10:07" calcext:value-type="date">
            <text:p>2017/07/29 16:10</text:p>
          </table:table-cell>
          <table:table-cell table:formula="of:=[.B293]*60*60" office:value-type="float" office:value="75.46752" calcext:value-type="float">
            <text:p>75.5</text:p>
          </table:table-cell>
        </table:table-row>
        <table:table-row table:style-name="ro1">
          <table:table-cell office:value-type="float" office:value="1501315820" calcext:value-type="float">
            <text:p>1501315820</text:p>
          </table:table-cell>
          <table:table-cell office:value-type="float" office:value="0.0166334" calcext:value-type="float">
            <text:p>0.0166334</text:p>
          </table:table-cell>
          <table:table-cell table:formula="of:=([.A294] + 32400) / 86400 + 25569" office:value-type="date" office:date-value="2017-07-29T17:10:20" calcext:value-type="date">
            <text:p>2017/07/29 17:10</text:p>
          </table:table-cell>
          <table:table-cell table:formula="of:=[.B294]*60*60" office:value-type="float" office:value="59.88024" calcext:value-type="float">
            <text:p>59.9</text:p>
          </table:table-cell>
        </table:table-row>
        <table:table-row table:style-name="ro1">
          <table:table-cell office:value-type="float" office:value="1501319422" calcext:value-type="float">
            <text:p>1501319422</text:p>
          </table:table-cell>
          <table:table-cell office:value-type="float" office:value="0.02545867" calcext:value-type="float">
            <text:p>0.02545867</text:p>
          </table:table-cell>
          <table:table-cell table:formula="of:=([.A295] + 32400) / 86400 + 25569" office:value-type="date" office:date-value="2017-07-29T18:10:22" calcext:value-type="date">
            <text:p>2017/07/29 18:10</text:p>
          </table:table-cell>
          <table:table-cell table:formula="of:=[.B295]*60*60" office:value-type="float" office:value="91.651212" calcext:value-type="float">
            <text:p>91.7</text:p>
          </table:table-cell>
        </table:table-row>
        <table:table-row table:style-name="ro1">
          <table:table-cell office:value-type="float" office:value="1501323079" calcext:value-type="float">
            <text:p>1501323079</text:p>
          </table:table-cell>
          <table:table-cell office:value-type="float" office:value="0.02664446" calcext:value-type="float">
            <text:p>0.02664446</text:p>
          </table:table-cell>
          <table:table-cell table:formula="of:=([.A296] + 32400) / 86400 + 25569" office:value-type="date" office:date-value="2017-07-29T19:11:19" calcext:value-type="date">
            <text:p>2017/07/29 19:11</text:p>
          </table:table-cell>
          <table:table-cell table:formula="of:=[.B296]*60*60" office:value-type="float" office:value="95.920056" calcext:value-type="float">
            <text:p>95.9</text:p>
          </table:table-cell>
        </table:table-row>
        <table:table-row table:style-name="ro1">
          <table:table-cell office:value-type="float" office:value="1501326664" calcext:value-type="float">
            <text:p>1501326664</text:p>
          </table:table-cell>
          <table:table-cell office:value-type="float" office:value="0.02545867" calcext:value-type="float">
            <text:p>0.02545867</text:p>
          </table:table-cell>
          <table:table-cell table:formula="of:=([.A297] + 32400) / 86400 + 25569" office:value-type="date" office:date-value="2017-07-29T20:11:04" calcext:value-type="date">
            <text:p>2017/07/29 20:11</text:p>
          </table:table-cell>
          <table:table-cell table:formula="of:=[.B297]*60*60" office:value-type="float" office:value="91.651212" calcext:value-type="float">
            <text:p>91.7</text:p>
          </table:table-cell>
        </table:table-row>
        <table:table-row table:style-name="ro1">
          <table:table-cell office:value-type="float" office:value="1501330310" calcext:value-type="float">
            <text:p>1501330310</text:p>
          </table:table-cell>
          <table:table-cell office:value-type="float" office:value="0.02324745" calcext:value-type="float">
            <text:p>0.02324745</text:p>
          </table:table-cell>
          <table:table-cell table:formula="of:=([.A298] + 32400) / 86400 + 25569" office:value-type="date" office:date-value="2017-07-29T21:11:50" calcext:value-type="date">
            <text:p>2017/07/29 21:11</text:p>
          </table:table-cell>
          <table:table-cell table:formula="of:=[.B298]*60*60" office:value-type="float" office:value="83.69082" calcext:value-type="float">
            <text:p>83.7</text:p>
          </table:table-cell>
        </table:table-row>
        <table:table-row table:style-name="ro1">
          <table:table-cell office:value-type="float" office:value="1501333879" calcext:value-type="float">
            <text:p>1501333879</text:p>
          </table:table-cell>
          <table:table-cell office:value-type="float" office:value="0.02443766" calcext:value-type="float">
            <text:p>0.02443766</text:p>
          </table:table-cell>
          <table:table-cell table:formula="of:=([.A299] + 32400) / 86400 + 25569" office:value-type="date" office:date-value="2017-07-29T22:11:19" calcext:value-type="date">
            <text:p>2017/07/29 22:11</text:p>
          </table:table-cell>
          <table:table-cell table:formula="of:=[.B299]*60*60" office:value-type="float" office:value="87.975576" calcext:value-type="float">
            <text:p>88.0</text:p>
          </table:table-cell>
        </table:table-row>
        <table:table-row table:style-name="ro1">
          <table:table-cell office:value-type="float" office:value="1501337474" calcext:value-type="float">
            <text:p>1501337474</text:p>
          </table:table-cell>
          <table:table-cell office:value-type="float" office:value="0.02885282" calcext:value-type="float">
            <text:p>0.02885282</text:p>
          </table:table-cell>
          <table:table-cell table:formula="of:=([.A300] + 32400) / 86400 + 25569" office:value-type="date" office:date-value="2017-07-29T23:11:14" calcext:value-type="date">
            <text:p>2017/07/29 23:11</text:p>
          </table:table-cell>
          <table:table-cell table:formula="of:=[.B300]*60*60" office:value-type="float" office:value="103.870152" calcext:value-type="float">
            <text:p>103.9</text:p>
          </table:table-cell>
        </table:table-row>
        <table:table-row table:style-name="ro1">
          <table:table-cell office:value-type="float" office:value="1501340928" calcext:value-type="float">
            <text:p>1501340928</text:p>
          </table:table-cell>
          <table:table-cell office:value-type="float" office:value="0.02991524" calcext:value-type="float">
            <text:p>0.02991524</text:p>
          </table:table-cell>
          <table:table-cell table:formula="of:=([.A301] + 32400) / 86400 + 25569" office:value-type="date" office:date-value="2017-07-30T00:08:48" calcext:value-type="date">
            <text:p>2017/07/30 00:08</text:p>
          </table:table-cell>
          <table:table-cell table:formula="of:=[.B301]*60*60" office:value-type="float" office:value="107.694864" calcext:value-type="float">
            <text:p>107.7</text:p>
          </table:table-cell>
        </table:table-row>
        <table:table-row table:style-name="ro1">
          <table:table-cell office:value-type="float" office:value="1501344627" calcext:value-type="float">
            <text:p>1501344627</text:p>
          </table:table-cell>
          <table:table-cell office:value-type="float" office:value="0.02431678" calcext:value-type="float">
            <text:p>0.02431678</text:p>
          </table:table-cell>
          <table:table-cell table:formula="of:=([.A302] + 32400) / 86400 + 25569" office:value-type="date" office:date-value="2017-07-30T01:10:27" calcext:value-type="date">
            <text:p>2017/07/30 01:10</text:p>
          </table:table-cell>
          <table:table-cell table:formula="of:=[.B302]*60*60" office:value-type="float" office:value="87.540408" calcext:value-type="float">
            <text:p>87.5</text:p>
          </table:table-cell>
        </table:table-row>
        <table:table-row table:style-name="ro1">
          <table:table-cell office:value-type="float" office:value="1501348311" calcext:value-type="float">
            <text:p>1501348311</text:p>
          </table:table-cell>
          <table:table-cell office:value-type="float" office:value="0.01436266" calcext:value-type="float">
            <text:p>0.01436266</text:p>
          </table:table-cell>
          <table:table-cell table:formula="of:=([.A303] + 32400) / 86400 + 25569" office:value-type="date" office:date-value="2017-07-30T02:11:51" calcext:value-type="date">
            <text:p>2017/07/30 02:11</text:p>
          </table:table-cell>
          <table:table-cell table:formula="of:=[.B303]*60*60" office:value-type="float" office:value="51.705576" calcext:value-type="float">
            <text:p>51.7</text:p>
          </table:table-cell>
        </table:table-row>
        <table:table-row table:style-name="ro1">
          <table:table-cell office:value-type="float" office:value="1501351889" calcext:value-type="float">
            <text:p>1501351889</text:p>
          </table:table-cell>
          <table:table-cell office:value-type="float" office:value="0.008884447" calcext:value-type="float">
            <text:p>0.008884447</text:p>
          </table:table-cell>
          <table:table-cell table:formula="of:=([.A304] + 32400) / 86400 + 25569" office:value-type="date" office:date-value="2017-07-30T03:11:29" calcext:value-type="date">
            <text:p>2017/07/30 03:11</text:p>
          </table:table-cell>
          <table:table-cell table:formula="of:=[.B304]*60*60" office:value-type="float" office:value="31.9840092" calcext:value-type="float">
            <text:p>32.0</text:p>
          </table:table-cell>
        </table:table-row>
        <table:table-row table:style-name="ro1">
          <table:table-cell office:value-type="float" office:value="1501355571" calcext:value-type="float">
            <text:p>1501355571</text:p>
          </table:table-cell>
          <table:table-cell office:value-type="float" office:value="0.009907802" calcext:value-type="float">
            <text:p>0.009907802</text:p>
          </table:table-cell>
          <table:table-cell table:formula="of:=([.A305] + 32400) / 86400 + 25569" office:value-type="date" office:date-value="2017-07-30T04:12:51" calcext:value-type="date">
            <text:p>2017/07/30 04:12</text:p>
          </table:table-cell>
          <table:table-cell table:formula="of:=[.B305]*60*60" office:value-type="float" office:value="35.6680872" calcext:value-type="float">
            <text:p>35.7</text:p>
          </table:table-cell>
        </table:table-row>
        <table:table-row table:style-name="ro1">
          <table:table-cell office:value-type="float" office:value="1501359100" calcext:value-type="float">
            <text:p>1501359100</text:p>
          </table:table-cell>
          <table:table-cell office:value-type="float" office:value="0.009864095" calcext:value-type="float">
            <text:p>0.009864095</text:p>
          </table:table-cell>
          <table:table-cell table:formula="of:=([.A306] + 32400) / 86400 + 25569" office:value-type="date" office:date-value="2017-07-30T05:11:40" calcext:value-type="date">
            <text:p>2017/07/30 05:11</text:p>
          </table:table-cell>
          <table:table-cell table:formula="of:=[.B306]*60*60" office:value-type="float" office:value="35.510742" calcext:value-type="float">
            <text:p>35.5</text:p>
          </table:table-cell>
        </table:table-row>
        <table:table-row table:style-name="ro1">
          <table:table-cell office:value-type="float" office:value="1501362683" calcext:value-type="float">
            <text:p>1501362683</text:p>
          </table:table-cell>
          <table:table-cell office:value-type="float" office:value="0.005525167" calcext:value-type="float">
            <text:p>0.005525167</text:p>
          </table:table-cell>
          <table:table-cell table:formula="of:=([.A307] + 32400) / 86400 + 25569" office:value-type="date" office:date-value="2017-07-30T06:11:23" calcext:value-type="date">
            <text:p>2017/07/30 06:11</text:p>
          </table:table-cell>
          <table:table-cell table:formula="of:=[.B307]*60*60" office:value-type="float" office:value="19.8906012" calcext:value-type="float">
            <text:p>19.9</text:p>
          </table:table-cell>
        </table:table-row>
        <table:table-row table:style-name="ro1">
          <table:table-cell office:value-type="float" office:value="1501366396" calcext:value-type="float">
            <text:p>1501366396</text:p>
          </table:table-cell>
          <table:table-cell office:value-type="float" office:value="0.008754411" calcext:value-type="float">
            <text:p>0.008754411</text:p>
          </table:table-cell>
          <table:table-cell table:formula="of:=([.A308] + 32400) / 86400 + 25569" office:value-type="date" office:date-value="2017-07-30T07:13:16" calcext:value-type="date">
            <text:p>2017/07/30 07:13</text:p>
          </table:table-cell>
          <table:table-cell table:formula="of:=[.B308]*60*60" office:value-type="float" office:value="31.5158796" calcext:value-type="float">
            <text:p>31.5</text:p>
          </table:table-cell>
        </table:table-row>
        <table:table-row table:style-name="ro1">
          <table:table-cell office:value-type="float" office:value="1501369906" calcext:value-type="float">
            <text:p>1501369906</text:p>
          </table:table-cell>
          <table:table-cell office:value-type="float" office:value="0.01219614" calcext:value-type="float">
            <text:p>0.01219614</text:p>
          </table:table-cell>
          <table:table-cell table:formula="of:=([.A309] + 32400) / 86400 + 25569" office:value-type="date" office:date-value="2017-07-30T08:11:46" calcext:value-type="date">
            <text:p>2017/07/30 08:11</text:p>
          </table:table-cell>
          <table:table-cell table:formula="of:=[.B309]*60*60" office:value-type="float" office:value="43.906104" calcext:value-type="float">
            <text:p>43.9</text:p>
          </table:table-cell>
        </table:table-row>
        <table:table-row table:style-name="ro1">
          <table:table-cell office:value-type="float" office:value="1501373538" calcext:value-type="float">
            <text:p>1501373538</text:p>
          </table:table-cell>
          <table:table-cell office:value-type="float" office:value="0.01435077" calcext:value-type="float">
            <text:p>0.01435077</text:p>
          </table:table-cell>
          <table:table-cell table:formula="of:=([.A310] + 32400) / 86400 + 25569" office:value-type="date" office:date-value="2017-07-30T09:12:18" calcext:value-type="date">
            <text:p>2017/07/30 09:12</text:p>
          </table:table-cell>
          <table:table-cell table:formula="of:=[.B310]*60*60" office:value-type="float" office:value="51.662772" calcext:value-type="float">
            <text:p>51.7</text:p>
          </table:table-cell>
        </table:table-row>
        <table:table-row table:style-name="ro1">
          <table:table-cell office:value-type="float" office:value="1501377009" calcext:value-type="float">
            <text:p>1501377009</text:p>
          </table:table-cell>
          <table:table-cell office:value-type="float" office:value="0.01878868" calcext:value-type="float">
            <text:p>0.01878868</text:p>
          </table:table-cell>
          <table:table-cell table:formula="of:=([.A311] + 32400) / 86400 + 25569" office:value-type="date" office:date-value="2017-07-30T10:10:09" calcext:value-type="date">
            <text:p>2017/07/30 10:10</text:p>
          </table:table-cell>
          <table:table-cell table:formula="of:=[.B311]*60*60" office:value-type="float" office:value="67.639248" calcext:value-type="float">
            <text:p>67.6</text:p>
          </table:table-cell>
        </table:table-row>
        <table:table-row table:style-name="ro1">
          <table:table-cell office:value-type="float" office:value="1501380830" calcext:value-type="float">
            <text:p>1501380830</text:p>
          </table:table-cell>
          <table:table-cell office:value-type="float" office:value="0.01768591" calcext:value-type="float">
            <text:p>0.01768591</text:p>
          </table:table-cell>
          <table:table-cell table:formula="of:=([.A312] + 32400) / 86400 + 25569" office:value-type="date" office:date-value="2017-07-30T11:13:50" calcext:value-type="date">
            <text:p>2017/07/30 11:13</text:p>
          </table:table-cell>
          <table:table-cell table:formula="of:=[.B312]*60*60" office:value-type="float" office:value="63.669276" calcext:value-type="float">
            <text:p>63.7</text:p>
          </table:table-cell>
        </table:table-row>
        <table:table-row table:style-name="ro1">
          <table:table-cell office:value-type="float" office:value="1501384421" calcext:value-type="float">
            <text:p>1501384421</text:p>
          </table:table-cell>
          <table:table-cell office:value-type="float" office:value="0.01766346" calcext:value-type="float">
            <text:p>0.01766346</text:p>
          </table:table-cell>
          <table:table-cell table:formula="of:=([.A313] + 32400) / 86400 + 25569" office:value-type="date" office:date-value="2017-07-30T12:13:41" calcext:value-type="date">
            <text:p>2017/07/30 12:13</text:p>
          </table:table-cell>
          <table:table-cell table:formula="of:=[.B313]*60*60" office:value-type="float" office:value="63.588456" calcext:value-type="float">
            <text:p>63.6</text:p>
          </table:table-cell>
        </table:table-row>
        <table:table-row table:style-name="ro1">
          <table:table-cell office:value-type="float" office:value="1501387974" calcext:value-type="float">
            <text:p>1501387974</text:p>
          </table:table-cell>
          <table:table-cell office:value-type="float" office:value="0.01886321" calcext:value-type="float">
            <text:p>0.01886321</text:p>
          </table:table-cell>
          <table:table-cell table:formula="of:=([.A314] + 32400) / 86400 + 25569" office:value-type="date" office:date-value="2017-07-30T13:12:54" calcext:value-type="date">
            <text:p>2017/07/30 13:12</text:p>
          </table:table-cell>
          <table:table-cell table:formula="of:=[.B314]*60*60" office:value-type="float" office:value="67.907556" calcext:value-type="float">
            <text:p>67.9</text:p>
          </table:table-cell>
        </table:table-row>
        <table:table-row table:style-name="ro1">
          <table:table-cell office:value-type="float" office:value="1501391574" calcext:value-type="float">
            <text:p>1501391574</text:p>
          </table:table-cell>
          <table:table-cell office:value-type="float" office:value="0.02326419" calcext:value-type="float">
            <text:p>0.02326419</text:p>
          </table:table-cell>
          <table:table-cell table:formula="of:=([.A315] + 32400) / 86400 + 25569" office:value-type="date" office:date-value="2017-07-30T14:12:54" calcext:value-type="date">
            <text:p>2017/07/30 14:12</text:p>
          </table:table-cell>
          <table:table-cell table:formula="of:=[.B315]*60*60" office:value-type="float" office:value="83.751084" calcext:value-type="float">
            <text:p>83.8</text:p>
          </table:table-cell>
        </table:table-row>
        <table:table-row table:style-name="ro1">
          <table:table-cell office:value-type="float" office:value="1501395176" calcext:value-type="float">
            <text:p>1501395176</text:p>
          </table:table-cell>
          <table:table-cell office:value-type="float" office:value="0.02105788" calcext:value-type="float">
            <text:p>0.02105788</text:p>
          </table:table-cell>
          <table:table-cell table:formula="of:=([.A316] + 32400) / 86400 + 25569" office:value-type="date" office:date-value="2017-07-30T15:12:56" calcext:value-type="date">
            <text:p>2017/07/30 15:12</text:p>
          </table:table-cell>
          <table:table-cell table:formula="of:=[.B316]*60*60" office:value-type="float" office:value="75.808368" calcext:value-type="float">
            <text:p>75.8</text:p>
          </table:table-cell>
        </table:table-row>
        <table:table-row table:style-name="ro1">
          <table:table-cell office:value-type="float" office:value="1501398827" calcext:value-type="float">
            <text:p>1501398827</text:p>
          </table:table-cell>
          <table:table-cell office:value-type="float" office:value="0.02215821" calcext:value-type="float">
            <text:p>0.02215821</text:p>
          </table:table-cell>
          <table:table-cell table:formula="of:=([.A317] + 32400) / 86400 + 25569" office:value-type="date" office:date-value="2017-07-30T16:13:47" calcext:value-type="date">
            <text:p>2017/07/30 16:13</text:p>
          </table:table-cell>
          <table:table-cell table:formula="of:=[.B317]*60*60" office:value-type="float" office:value="79.769556" calcext:value-type="float">
            <text:p>79.8</text:p>
          </table:table-cell>
        </table:table-row>
        <table:table-row table:style-name="ro1">
          <table:table-cell office:value-type="float" office:value="1501402416" calcext:value-type="float">
            <text:p>1501402416</text:p>
          </table:table-cell>
          <table:table-cell office:value-type="float" office:value="0.01988236" calcext:value-type="float">
            <text:p>0.01988236</text:p>
          </table:table-cell>
          <table:table-cell table:formula="of:=([.A318] + 32400) / 86400 + 25569" office:value-type="date" office:date-value="2017-07-30T17:13:36" calcext:value-type="date">
            <text:p>2017/07/30 17:13</text:p>
          </table:table-cell>
          <table:table-cell table:formula="of:=[.B318]*60*60" office:value-type="float" office:value="71.576496" calcext:value-type="float">
            <text:p>71.6</text:p>
          </table:table-cell>
        </table:table-row>
        <table:table-row table:style-name="ro1">
          <table:table-cell office:value-type="float" office:value="1501405965" calcext:value-type="float">
            <text:p>1501405965</text:p>
          </table:table-cell>
          <table:table-cell office:value-type="float" office:value="0.0176908" calcext:value-type="float">
            <text:p>0.0176908</text:p>
          </table:table-cell>
          <table:table-cell table:formula="of:=([.A319] + 32400) / 86400 + 25569" office:value-type="date" office:date-value="2017-07-30T18:12:45" calcext:value-type="date">
            <text:p>2017/07/30 18:12</text:p>
          </table:table-cell>
          <table:table-cell table:formula="of:=[.B319]*60*60" office:value-type="float" office:value="63.68688" calcext:value-type="float">
            <text:p>63.7</text:p>
          </table:table-cell>
        </table:table-row>
        <table:table-row table:style-name="ro1">
          <table:table-cell office:value-type="float" office:value="1501409773" calcext:value-type="float">
            <text:p>1501409773</text:p>
          </table:table-cell>
          <table:table-cell office:value-type="float" office:value="0.01999" calcext:value-type="float">
            <text:p>0.01999</text:p>
          </table:table-cell>
          <table:table-cell table:formula="of:=([.A320] + 32400) / 86400 + 25569" office:value-type="date" office:date-value="2017-07-30T19:16:13" calcext:value-type="date">
            <text:p>2017/07/30 19:16</text:p>
          </table:table-cell>
          <table:table-cell table:formula="of:=[.B320]*60*60" office:value-type="float" office:value="71.964" calcext:value-type="float">
            <text:p>72.0</text:p>
          </table:table-cell>
        </table:table-row>
        <table:table-row table:style-name="ro1">
          <table:table-cell office:value-type="float" office:value="1501413240" calcext:value-type="float">
            <text:p>1501413240</text:p>
          </table:table-cell>
          <table:table-cell office:value-type="float" office:value="0.0287969" calcext:value-type="float">
            <text:p>0.0287969</text:p>
          </table:table-cell>
          <table:table-cell table:formula="of:=([.A321] + 32400) / 86400 + 25569" office:value-type="date" office:date-value="2017-07-30T20:14:00" calcext:value-type="date">
            <text:p>2017/07/30 20:14</text:p>
          </table:table-cell>
          <table:table-cell table:formula="of:=[.B321]*60*60" office:value-type="float" office:value="103.66884" calcext:value-type="float">
            <text:p>103.7</text:p>
          </table:table-cell>
        </table:table-row>
        <table:table-row table:style-name="ro1">
          <table:table-cell office:value-type="float" office:value="1501416939" calcext:value-type="float">
            <text:p>1501416939</text:p>
          </table:table-cell>
          <table:table-cell office:value-type="float" office:value="0.02662747" calcext:value-type="float">
            <text:p>0.02662747</text:p>
          </table:table-cell>
          <table:table-cell table:formula="of:=([.A322] + 32400) / 86400 + 25569" office:value-type="date" office:date-value="2017-07-30T21:15:39" calcext:value-type="date">
            <text:p>2017/07/30 21:15</text:p>
          </table:table-cell>
          <table:table-cell table:formula="of:=[.B322]*60*60" office:value-type="float" office:value="95.858892" calcext:value-type="float">
            <text:p>95.9</text:p>
          </table:table-cell>
        </table:table-row>
        <table:table-row table:style-name="ro1">
          <table:table-cell office:value-type="float" office:value="1501420598" calcext:value-type="float">
            <text:p>1501420598</text:p>
          </table:table-cell>
          <table:table-cell office:value-type="float" office:value="0.02775003" calcext:value-type="float">
            <text:p>0.02775003</text:p>
          </table:table-cell>
          <table:table-cell table:formula="of:=([.A323] + 32400) / 86400 + 25569" office:value-type="date" office:date-value="2017-07-30T22:16:38" calcext:value-type="date">
            <text:p>2017/07/30 22:16</text:p>
          </table:table-cell>
          <table:table-cell table:formula="of:=[.B323]*60*60" office:value-type="float" office:value="99.900108" calcext:value-type="float">
            <text:p>99.9</text:p>
          </table:table-cell>
        </table:table-row>
        <table:table-row table:style-name="ro1">
          <table:table-cell office:value-type="float" office:value="1501424179" calcext:value-type="float">
            <text:p>1501424179</text:p>
          </table:table-cell>
          <table:table-cell office:value-type="float" office:value="0.02990033" calcext:value-type="float">
            <text:p>0.02990033</text:p>
          </table:table-cell>
          <table:table-cell table:formula="of:=([.A324] + 32400) / 86400 + 25569" office:value-type="date" office:date-value="2017-07-30T23:16:19" calcext:value-type="date">
            <text:p>2017/07/30 23:16</text:p>
          </table:table-cell>
          <table:table-cell table:formula="of:=[.B324]*60*60" office:value-type="float" office:value="107.641188" calcext:value-type="float">
            <text:p>107.6</text:p>
          </table:table-cell>
        </table:table-row>
        <table:table-row table:style-name="ro1">
          <table:table-cell office:value-type="float" office:value="1501427681" calcext:value-type="float">
            <text:p>1501427681</text:p>
          </table:table-cell>
          <table:table-cell office:value-type="float" office:value="0.03108348" calcext:value-type="float">
            <text:p>0.03108348</text:p>
          </table:table-cell>
          <table:table-cell table:formula="of:=([.A325] + 32400) / 86400 + 25569" office:value-type="date" office:date-value="2017-07-31T00:14:41" calcext:value-type="date">
            <text:p>2017/07/31 00:14</text:p>
          </table:table-cell>
          <table:table-cell table:formula="of:=[.B325]*60*60" office:value-type="float" office:value="111.900528" calcext:value-type="float">
            <text:p>111.9</text:p>
          </table:table-cell>
        </table:table-row>
        <table:table-row table:style-name="ro1">
          <table:table-cell office:value-type="float" office:value="1501431310" calcext:value-type="float">
            <text:p>1501431310</text:p>
          </table:table-cell>
          <table:table-cell office:value-type="float" office:value="0.02773694" calcext:value-type="float">
            <text:p>0.02773694</text:p>
          </table:table-cell>
          <table:table-cell table:formula="of:=([.A326] + 32400) / 86400 + 25569" office:value-type="date" office:date-value="2017-07-31T01:15:10" calcext:value-type="date">
            <text:p>2017/07/31 01:15</text:p>
          </table:table-cell>
          <table:table-cell table:formula="of:=[.B326]*60*60" office:value-type="float" office:value="99.852984" calcext:value-type="float">
            <text:p>99.9</text:p>
          </table:table-cell>
        </table:table-row>
        <table:table-row table:style-name="ro1">
          <table:table-cell office:value-type="float" office:value="1501434804" calcext:value-type="float">
            <text:p>1501434804</text:p>
          </table:table-cell>
          <table:table-cell office:value-type="float" office:value="0.0221791" calcext:value-type="float">
            <text:p>0.0221791</text:p>
          </table:table-cell>
          <table:table-cell table:formula="of:=([.A327] + 32400) / 86400 + 25569" office:value-type="date" office:date-value="2017-07-31T02:13:24" calcext:value-type="date">
            <text:p>2017/07/31 02:13</text:p>
          </table:table-cell>
          <table:table-cell table:formula="of:=[.B327]*60*60" office:value-type="float" office:value="79.84476" calcext:value-type="float">
            <text:p>79.8</text:p>
          </table:table-cell>
        </table:table-row>
        <table:table-row table:style-name="ro1">
          <table:table-cell office:value-type="float" office:value="1501438374" calcext:value-type="float">
            <text:p>1501438374</text:p>
          </table:table-cell>
          <table:table-cell office:value-type="float" office:value="0.01220493" calcext:value-type="float">
            <text:p>0.01220493</text:p>
          </table:table-cell>
          <table:table-cell table:formula="of:=([.A328] + 32400) / 86400 + 25569" office:value-type="date" office:date-value="2017-07-31T03:12:54" calcext:value-type="date">
            <text:p>2017/07/31 03:12</text:p>
          </table:table-cell>
          <table:table-cell table:formula="of:=[.B328]*60*60" office:value-type="float" office:value="43.937748" calcext:value-type="float">
            <text:p>43.9</text:p>
          </table:table-cell>
        </table:table-row>
        <table:table-row table:style-name="ro1">
          <table:table-cell office:value-type="float" office:value="1501441929" calcext:value-type="float">
            <text:p>1501441929</text:p>
          </table:table-cell>
          <table:table-cell office:value-type="float" office:value="0.008799428" calcext:value-type="float">
            <text:p>0.008799428</text:p>
          </table:table-cell>
          <table:table-cell table:formula="of:=([.A329] + 32400) / 86400 + 25569" office:value-type="date" office:date-value="2017-07-31T04:12:09" calcext:value-type="date">
            <text:p>2017/07/31 04:12</text:p>
          </table:table-cell>
          <table:table-cell table:formula="of:=[.B329]*60*60" office:value-type="float" office:value="31.6779408" calcext:value-type="float">
            <text:p>31.7</text:p>
          </table:table-cell>
        </table:table-row>
        <table:table-row table:style-name="ro1">
          <table:table-cell office:value-type="float" office:value="1501445606" calcext:value-type="float">
            <text:p>1501445606</text:p>
          </table:table-cell>
          <table:table-cell office:value-type="float" office:value="0.00544114" calcext:value-type="float">
            <text:p>0.00544114</text:p>
          </table:table-cell>
          <table:table-cell table:formula="of:=([.A330] + 32400) / 86400 + 25569" office:value-type="date" office:date-value="2017-07-31T05:13:26" calcext:value-type="date">
            <text:p>2017/07/31 05:13</text:p>
          </table:table-cell>
          <table:table-cell table:formula="of:=[.B330]*60*60" office:value-type="float" office:value="19.588104" calcext:value-type="float">
            <text:p>19.6</text:p>
          </table:table-cell>
        </table:table-row>
        <table:table-row table:style-name="ro1">
          <table:table-cell office:value-type="float" office:value="1501449181" calcext:value-type="float">
            <text:p>1501449181</text:p>
          </table:table-cell>
          <table:table-cell office:value-type="float" office:value="0.005483057" calcext:value-type="float">
            <text:p>0.005483057</text:p>
          </table:table-cell>
          <table:table-cell table:formula="of:=([.A331] + 32400) / 86400 + 25569" office:value-type="date" office:date-value="2017-07-31T06:13:01" calcext:value-type="date">
            <text:p>2017/07/31 06:13</text:p>
          </table:table-cell>
          <table:table-cell table:formula="of:=[.B331]*60*60" office:value-type="float" office:value="19.7390052" calcext:value-type="float">
            <text:p>19.7</text:p>
          </table:table-cell>
        </table:table-row>
        <table:table-row table:style-name="ro1">
          <table:table-cell office:value-type="float" office:value="1501452658" calcext:value-type="float">
            <text:p>1501452658</text:p>
          </table:table-cell>
          <table:table-cell office:value-type="float" office:value="0.006634783" calcext:value-type="float">
            <text:p>0.006634783</text:p>
          </table:table-cell>
          <table:table-cell table:formula="of:=([.A332] + 32400) / 86400 + 25569" office:value-type="date" office:date-value="2017-07-31T07:10:58" calcext:value-type="date">
            <text:p>2017/07/31 07:10</text:p>
          </table:table-cell>
          <table:table-cell table:formula="of:=[.B332]*60*60" office:value-type="float" office:value="23.8852188" calcext:value-type="float">
            <text:p>23.9</text:p>
          </table:table-cell>
        </table:table-row>
        <table:table-row table:style-name="ro1">
          <table:table-cell office:value-type="float" office:value="1501456337" calcext:value-type="float">
            <text:p>1501456337</text:p>
          </table:table-cell>
          <table:table-cell office:value-type="float" office:value="0.01549744" calcext:value-type="float">
            <text:p>0.01549744</text:p>
          </table:table-cell>
          <table:table-cell table:formula="of:=([.A333] + 32400) / 86400 + 25569" office:value-type="date" office:date-value="2017-07-31T08:12:17" calcext:value-type="date">
            <text:p>2017/07/31 08:12</text:p>
          </table:table-cell>
          <table:table-cell table:formula="of:=[.B333]*60*60" office:value-type="float" office:value="55.790784" calcext:value-type="float">
            <text:p>55.8</text:p>
          </table:table-cell>
        </table:table-row>
        <table:table-row table:style-name="ro1">
          <table:table-cell office:value-type="float" office:value="1501460060" calcext:value-type="float">
            <text:p>1501460060</text:p>
          </table:table-cell>
          <table:table-cell office:value-type="float" office:value="0.00880936" calcext:value-type="float">
            <text:p>0.00880936</text:p>
          </table:table-cell>
          <table:table-cell table:formula="of:=([.A334] + 32400) / 86400 + 25569" office:value-type="date" office:date-value="2017-07-31T09:14:20" calcext:value-type="date">
            <text:p>2017/07/31 09:14</text:p>
          </table:table-cell>
          <table:table-cell table:formula="of:=[.B334]*60*60" office:value-type="float" office:value="31.713696" calcext:value-type="float">
            <text:p>31.7</text:p>
          </table:table-cell>
        </table:table-row>
        <table:table-row table:style-name="ro1">
          <table:table-cell office:value-type="float" office:value="1501463709" calcext:value-type="float">
            <text:p>1501463709</text:p>
          </table:table-cell>
          <table:table-cell office:value-type="float" office:value="0.009917629" calcext:value-type="float">
            <text:p>0.009917629</text:p>
          </table:table-cell>
          <table:table-cell table:formula="of:=([.A335] + 32400) / 86400 + 25569" office:value-type="date" office:date-value="2017-07-31T10:15:09" calcext:value-type="date">
            <text:p>2017/07/31 10:15</text:p>
          </table:table-cell>
          <table:table-cell table:formula="of:=[.B335]*60*60" office:value-type="float" office:value="35.7034644" calcext:value-type="float">
            <text:p>35.7</text:p>
          </table:table-cell>
        </table:table-row>
        <table:table-row table:style-name="ro1">
          <table:table-cell office:value-type="float" office:value="1501467249" calcext:value-type="float">
            <text:p>1501467249</text:p>
          </table:table-cell>
          <table:table-cell office:value-type="float" office:value="0.0110742" calcext:value-type="float">
            <text:p>0.0110742</text:p>
          </table:table-cell>
          <table:table-cell table:formula="of:=([.A336] + 32400) / 86400 + 25569" office:value-type="date" office:date-value="2017-07-31T11:14:09" calcext:value-type="date">
            <text:p>2017/07/31 11:14</text:p>
          </table:table-cell>
          <table:table-cell table:formula="of:=[.B336]*60*60" office:value-type="float" office:value="39.86712" calcext:value-type="float">
            <text:p>39.9</text:p>
          </table:table-cell>
        </table:table-row>
        <table:table-row table:style-name="ro1">
          <table:table-cell office:value-type="float" office:value="1501470747" calcext:value-type="float">
            <text:p>1501470747</text:p>
          </table:table-cell>
          <table:table-cell office:value-type="float" office:value="0.01323189" calcext:value-type="float">
            <text:p>0.01323189</text:p>
          </table:table-cell>
          <table:table-cell table:formula="of:=([.A337] + 32400) / 86400 + 25569" office:value-type="date" office:date-value="2017-07-31T12:12:27" calcext:value-type="date">
            <text:p>2017/07/31 12:12</text:p>
          </table:table-cell>
          <table:table-cell table:formula="of:=[.B337]*60*60" office:value-type="float" office:value="47.634804" calcext:value-type="float">
            <text:p>47.6</text:p>
          </table:table-cell>
        </table:table-row>
        <table:table-row table:style-name="ro1">
          <table:table-cell office:value-type="float" office:value="1501474398" calcext:value-type="float">
            <text:p>1501474398</text:p>
          </table:table-cell>
          <table:table-cell office:value-type="float" office:value="0.0221791" calcext:value-type="float">
            <text:p>0.0221791</text:p>
          </table:table-cell>
          <table:table-cell table:formula="of:=([.A338] + 32400) / 86400 + 25569" office:value-type="date" office:date-value="2017-07-31T13:13:18" calcext:value-type="date">
            <text:p>2017/07/31 13:13</text:p>
          </table:table-cell>
          <table:table-cell table:formula="of:=[.B338]*60*60" office:value-type="float" office:value="79.84476" calcext:value-type="float">
            <text:p>79.8</text:p>
          </table:table-cell>
        </table:table-row>
        <table:table-row table:style-name="ro1">
          <table:table-cell office:value-type="float" office:value="1501477990" calcext:value-type="float">
            <text:p>1501477990</text:p>
          </table:table-cell>
          <table:table-cell office:value-type="float" office:value="0.01884178" calcext:value-type="float">
            <text:p>0.01884178</text:p>
          </table:table-cell>
          <table:table-cell table:formula="of:=([.A339] + 32400) / 86400 + 25569" office:value-type="date" office:date-value="2017-07-31T14:13:10" calcext:value-type="date">
            <text:p>2017/07/31 14:13</text:p>
          </table:table-cell>
          <table:table-cell table:formula="of:=[.B339]*60*60" office:value-type="float" office:value="67.830408" calcext:value-type="float">
            <text:p>67.8</text:p>
          </table:table-cell>
        </table:table-row>
        <table:table-row table:style-name="ro1">
          <table:table-cell office:value-type="float" office:value="1501481558" calcext:value-type="float">
            <text:p>1501481558</text:p>
          </table:table-cell>
          <table:table-cell office:value-type="float" office:value="0.02214717" calcext:value-type="float">
            <text:p>0.02214717</text:p>
          </table:table-cell>
          <table:table-cell table:formula="of:=([.A340] + 32400) / 86400 + 25569" office:value-type="date" office:date-value="2017-07-31T15:12:38" calcext:value-type="date">
            <text:p>2017/07/31 15:12</text:p>
          </table:table-cell>
          <table:table-cell table:formula="of:=[.B340]*60*60" office:value-type="float" office:value="79.729812" calcext:value-type="float">
            <text:p>79.7</text:p>
          </table:table-cell>
        </table:table-row>
        <table:table-row table:style-name="ro1">
          <table:table-cell office:value-type="float" office:value="1501485253" calcext:value-type="float">
            <text:p>1501485253</text:p>
          </table:table-cell>
          <table:table-cell office:value-type="float" office:value="0.02331714" calcext:value-type="float">
            <text:p>0.02331714</text:p>
          </table:table-cell>
          <table:table-cell table:formula="of:=([.A341] + 32400) / 86400 + 25569" office:value-type="date" office:date-value="2017-07-31T16:14:13" calcext:value-type="date">
            <text:p>2017/07/31 16:14</text:p>
          </table:table-cell>
          <table:table-cell table:formula="of:=[.B341]*60*60" office:value-type="float" office:value="83.941704" calcext:value-type="float">
            <text:p>83.9</text:p>
          </table:table-cell>
        </table:table-row>
        <table:table-row table:style-name="ro1">
          <table:table-cell office:value-type="float" office:value="1501488795" calcext:value-type="float">
            <text:p>1501488795</text:p>
          </table:table-cell>
          <table:table-cell office:value-type="float" office:value="0.02324809" calcext:value-type="float">
            <text:p>0.02324809</text:p>
          </table:table-cell>
          <table:table-cell table:formula="of:=([.A342] + 32400) / 86400 + 25569" office:value-type="date" office:date-value="2017-07-31T17:13:15" calcext:value-type="date">
            <text:p>2017/07/31 17:13</text:p>
          </table:table-cell>
          <table:table-cell table:formula="of:=[.B342]*60*60" office:value-type="float" office:value="83.693124" calcext:value-type="float">
            <text:p>83.7</text:p>
          </table:table-cell>
        </table:table-row>
        <table:table-row table:style-name="ro1">
          <table:table-cell office:value-type="float" office:value="1501492383" calcext:value-type="float">
            <text:p>1501492383</text:p>
          </table:table-cell>
          <table:table-cell office:value-type="float" office:value="0.02107832" calcext:value-type="float">
            <text:p>0.02107832</text:p>
          </table:table-cell>
          <table:table-cell table:formula="of:=([.A343] + 32400) / 86400 + 25569" office:value-type="date" office:date-value="2017-07-31T18:13:03" calcext:value-type="date">
            <text:p>2017/07/31 18:13</text:p>
          </table:table-cell>
          <table:table-cell table:formula="of:=[.B343]*60*60" office:value-type="float" office:value="75.881952" calcext:value-type="float">
            <text:p>75.9</text:p>
          </table:table-cell>
        </table:table-row>
        <table:table-row table:style-name="ro1">
          <table:table-cell office:value-type="float" office:value="1501496049" calcext:value-type="float">
            <text:p>1501496049</text:p>
          </table:table-cell>
          <table:table-cell office:value-type="float" office:value="0.02548759" calcext:value-type="float">
            <text:p>0.02548759</text:p>
          </table:table-cell>
          <table:table-cell table:formula="of:=([.A344] + 32400) / 86400 + 25569" office:value-type="date" office:date-value="2017-07-31T19:14:09" calcext:value-type="date">
            <text:p>2017/07/31 19:14</text:p>
          </table:table-cell>
          <table:table-cell table:formula="of:=[.B344]*60*60" office:value-type="float" office:value="91.755324" calcext:value-type="float">
            <text:p>91.8</text:p>
          </table:table-cell>
        </table:table-row>
        <table:table-row table:style-name="ro1">
          <table:table-cell office:value-type="float" office:value="1501499700" calcext:value-type="float">
            <text:p>1501499700</text:p>
          </table:table-cell>
          <table:table-cell office:value-type="float" office:value="0.02777084" calcext:value-type="float">
            <text:p>0.02777084</text:p>
          </table:table-cell>
          <table:table-cell table:formula="of:=([.A345] + 32400) / 86400 + 25569" office:value-type="date" office:date-value="2017-07-31T20:15:00" calcext:value-type="date">
            <text:p>2017/07/31 20:15</text:p>
          </table:table-cell>
          <table:table-cell table:formula="of:=[.B345]*60*60" office:value-type="float" office:value="99.975024" calcext:value-type="float">
            <text:p>100.0</text:p>
          </table:table-cell>
        </table:table-row>
        <table:table-row table:style-name="ro1">
          <table:table-cell office:value-type="float" office:value="1501503262" calcext:value-type="float">
            <text:p>1501503262</text:p>
          </table:table-cell>
          <table:table-cell office:value-type="float" office:value="0.02435649" calcext:value-type="float">
            <text:p>0.02435649</text:p>
          </table:table-cell>
          <table:table-cell table:formula="of:=([.A346] + 32400) / 86400 + 25569" office:value-type="date" office:date-value="2017-07-31T21:14:22" calcext:value-type="date">
            <text:p>2017/07/31 21:14</text:p>
          </table:table-cell>
          <table:table-cell table:formula="of:=[.B346]*60*60" office:value-type="float" office:value="87.683364" calcext:value-type="float">
            <text:p>87.7</text:p>
          </table:table-cell>
        </table:table-row>
        <table:table-row table:style-name="ro1">
          <table:table-cell office:value-type="float" office:value="1501506965" calcext:value-type="float">
            <text:p>1501506965</text:p>
          </table:table-cell>
          <table:table-cell office:value-type="float" office:value="0.02333139" calcext:value-type="float">
            <text:p>0.02333139</text:p>
          </table:table-cell>
          <table:table-cell table:formula="of:=([.A347] + 32400) / 86400 + 25569" office:value-type="date" office:date-value="2017-07-31T22:16:05" calcext:value-type="date">
            <text:p>2017/07/31 22:16</text:p>
          </table:table-cell>
          <table:table-cell table:formula="of:=[.B347]*60*60" office:value-type="float" office:value="83.993004" calcext:value-type="float">
            <text:p>84.0</text:p>
          </table:table-cell>
        </table:table-row>
        <table:table-row table:style-name="ro1">
          <table:table-cell office:value-type="float" office:value="1501510591" calcext:value-type="float">
            <text:p>1501510591</text:p>
          </table:table-cell>
          <table:table-cell office:value-type="float" office:value="0.02775234" calcext:value-type="float">
            <text:p>0.02775234</text:p>
          </table:table-cell>
          <table:table-cell table:formula="of:=([.A348] + 32400) / 86400 + 25569" office:value-type="date" office:date-value="2017-07-31T23:16:31" calcext:value-type="date">
            <text:p>2017/07/31 23:16</text:p>
          </table:table-cell>
          <table:table-cell table:formula="of:=[.B348]*60*60" office:value-type="float" office:value="99.908424" calcext:value-type="float">
            <text:p>99.9</text:p>
          </table:table-cell>
        </table:table-row>
        <table:table-row table:style-name="ro1">
          <table:table-cell office:value-type="float" office:value="1501514196" calcext:value-type="float">
            <text:p>1501514196</text:p>
          </table:table-cell>
          <table:table-cell office:value-type="float" office:value="0.04108714" calcext:value-type="float">
            <text:p>0.04108714</text:p>
          </table:table-cell>
          <table:table-cell table:formula="of:=([.A349] + 32400) / 86400 + 25569" office:value-type="date" office:date-value="2017-08-01T00:16:36" calcext:value-type="date">
            <text:p>2017/08/01 00:16</text:p>
          </table:table-cell>
          <table:table-cell table:formula="of:=[.B349]*60*60" office:value-type="float" office:value="147.913704" calcext:value-type="float">
            <text:p>147.9</text:p>
          </table:table-cell>
        </table:table-row>
        <table:table-row table:style-name="ro1">
          <table:table-cell office:value-type="float" office:value="1501517692" calcext:value-type="float">
            <text:p>1501517692</text:p>
          </table:table-cell>
          <table:table-cell office:value-type="float" office:value="0.0222179" calcext:value-type="float">
            <text:p>0.0222179</text:p>
          </table:table-cell>
          <table:table-cell table:formula="of:=([.A350] + 32400) / 86400 + 25569" office:value-type="date" office:date-value="2017-08-01T01:14:52" calcext:value-type="date">
            <text:p>2017/08/01 01:14</text:p>
          </table:table-cell>
          <table:table-cell table:formula="of:=[.B350]*60*60" office:value-type="float" office:value="79.98444" calcext:value-type="float">
            <text:p>80.0</text:p>
          </table:table-cell>
        </table:table-row>
        <table:table-row table:style-name="ro1">
          <table:table-cell office:value-type="float" office:value="1501521306" calcext:value-type="float">
            <text:p>1501521306</text:p>
          </table:table-cell>
          <table:table-cell office:value-type="float" office:value="0.01656178" calcext:value-type="float">
            <text:p>0.01656178</text:p>
          </table:table-cell>
          <table:table-cell table:formula="of:=([.A351] + 32400) / 86400 + 25569" office:value-type="date" office:date-value="2017-08-01T02:15:06" calcext:value-type="date">
            <text:p>2017/08/01 02:15</text:p>
          </table:table-cell>
          <table:table-cell table:formula="of:=[.B351]*60*60" office:value-type="float" office:value="59.622408" calcext:value-type="float">
            <text:p>59.6</text:p>
          </table:table-cell>
        </table:table-row>
        <table:table-row table:style-name="ro1">
          <table:table-cell office:value-type="float" office:value="1501524774" calcext:value-type="float">
            <text:p>1501524774</text:p>
          </table:table-cell>
          <table:table-cell office:value-type="float" office:value="0.009944202" calcext:value-type="float">
            <text:p>0.009944202</text:p>
          </table:table-cell>
          <table:table-cell table:formula="of:=([.A352] + 32400) / 86400 + 25569" office:value-type="date" office:date-value="2017-08-01T03:12:54" calcext:value-type="date">
            <text:p>2017/08/01 03:12</text:p>
          </table:table-cell>
          <table:table-cell table:formula="of:=[.B352]*60*60" office:value-type="float" office:value="35.7991272" calcext:value-type="float">
            <text:p>35.8</text:p>
          </table:table-cell>
        </table:table-row>
        <table:table-row table:style-name="ro1">
          <table:table-cell office:value-type="float" office:value="1501528416" calcext:value-type="float">
            <text:p>1501528416</text:p>
          </table:table-cell>
          <table:table-cell office:value-type="float" office:value="0.01097665" calcext:value-type="float">
            <text:p>0.01097665</text:p>
          </table:table-cell>
          <table:table-cell table:formula="of:=([.A353] + 32400) / 86400 + 25569" office:value-type="date" office:date-value="2017-08-01T04:13:36" calcext:value-type="date">
            <text:p>2017/08/01 04:13</text:p>
          </table:table-cell>
          <table:table-cell table:formula="of:=[.B353]*60*60" office:value-type="float" office:value="39.51594" calcext:value-type="float">
            <text:p>39.5</text:p>
          </table:table-cell>
        </table:table-row>
        <table:table-row table:style-name="ro1">
          <table:table-cell office:value-type="float" office:value="1501531952" calcext:value-type="float">
            <text:p>1501531952</text:p>
          </table:table-cell>
          <table:table-cell office:value-type="float" office:value="0.006625259" calcext:value-type="float">
            <text:p>0.006625259</text:p>
          </table:table-cell>
          <table:table-cell table:formula="of:=([.A354] + 32400) / 86400 + 25569" office:value-type="date" office:date-value="2017-08-01T05:12:32" calcext:value-type="date">
            <text:p>2017/08/01 05:12</text:p>
          </table:table-cell>
          <table:table-cell table:formula="of:=[.B354]*60*60" office:value-type="float" office:value="23.8509324" calcext:value-type="float">
            <text:p>23.9</text:p>
          </table:table-cell>
        </table:table-row>
        <table:table-row table:style-name="ro1">
          <table:table-cell office:value-type="float" office:value="1501535579" calcext:value-type="float">
            <text:p>1501535579</text:p>
          </table:table-cell>
          <table:table-cell office:value-type="float" office:value="0.005530668" calcext:value-type="float">
            <text:p>0.005530668</text:p>
          </table:table-cell>
          <table:table-cell table:formula="of:=([.A355] + 32400) / 86400 + 25569" office:value-type="date" office:date-value="2017-08-01T06:12:59" calcext:value-type="date">
            <text:p>2017/08/01 06:12</text:p>
          </table:table-cell>
          <table:table-cell table:formula="of:=[.B355]*60*60" office:value-type="float" office:value="19.9104048" calcext:value-type="float">
            <text:p>19.9</text:p>
          </table:table-cell>
        </table:table-row>
        <table:table-row table:style-name="ro1">
          <table:table-cell office:value-type="float" office:value="1501539071" calcext:value-type="float">
            <text:p>1501539071</text:p>
          </table:table-cell>
          <table:table-cell office:value-type="float" office:value="0.007636086" calcext:value-type="float">
            <text:p>0.007636086</text:p>
          </table:table-cell>
          <table:table-cell table:formula="of:=([.A356] + 32400) / 86400 + 25569" office:value-type="date" office:date-value="2017-08-01T07:11:11" calcext:value-type="date">
            <text:p>2017/08/01 07:11</text:p>
          </table:table-cell>
          <table:table-cell table:formula="of:=[.B356]*60*60" office:value-type="float" office:value="27.4899096" calcext:value-type="float">
            <text:p>27.5</text:p>
          </table:table-cell>
        </table:table-row>
        <table:table-row table:style-name="ro1">
          <table:table-cell office:value-type="float" office:value="1501542770" calcext:value-type="float">
            <text:p>1501542770</text:p>
          </table:table-cell>
          <table:table-cell office:value-type="float" office:value="0.008834898" calcext:value-type="float">
            <text:p>0.008834898</text:p>
          </table:table-cell>
          <table:table-cell table:formula="of:=([.A357] + 32400) / 86400 + 25569" office:value-type="date" office:date-value="2017-08-01T08:12:50" calcext:value-type="date">
            <text:p>2017/08/01 08:12</text:p>
          </table:table-cell>
          <table:table-cell table:formula="of:=[.B357]*60*60" office:value-type="float" office:value="31.8056328" calcext:value-type="float">
            <text:p>31.8</text:p>
          </table:table-cell>
        </table:table-row>
        <table:table-row table:style-name="ro1">
          <table:table-cell office:value-type="float" office:value="1501546425" calcext:value-type="float">
            <text:p>1501546425</text:p>
          </table:table-cell>
          <table:table-cell office:value-type="float" office:value="0.009938163" calcext:value-type="float">
            <text:p>0.009938163</text:p>
          </table:table-cell>
          <table:table-cell table:formula="of:=([.A358] + 32400) / 86400 + 25569" office:value-type="date" office:date-value="2017-08-01T09:13:45" calcext:value-type="date">
            <text:p>2017/08/01 09:13</text:p>
          </table:table-cell>
          <table:table-cell table:formula="of:=[.B358]*60*60" office:value-type="float" office:value="35.7773868" calcext:value-type="float">
            <text:p>35.8</text:p>
          </table:table-cell>
        </table:table-row>
        <table:table-row table:style-name="ro1">
          <table:table-cell office:value-type="float" office:value="1501550237" calcext:value-type="float">
            <text:p>1501550237</text:p>
          </table:table-cell>
          <table:table-cell office:value-type="float" office:value="0.01437139" calcext:value-type="float">
            <text:p>0.01437139</text:p>
          </table:table-cell>
          <table:table-cell table:formula="of:=([.A359] + 32400) / 86400 + 25569" office:value-type="date" office:date-value="2017-08-01T10:17:17" calcext:value-type="date">
            <text:p>2017/08/01 10:17</text:p>
          </table:table-cell>
          <table:table-cell table:formula="of:=[.B359]*60*60" office:value-type="float" office:value="51.737004" calcext:value-type="float">
            <text:p>51.7</text:p>
          </table:table-cell>
        </table:table-row>
        <table:table-row table:style-name="ro1">
          <table:table-cell office:value-type="float" office:value="1501554112" calcext:value-type="float">
            <text:p>1501554112</text:p>
          </table:table-cell>
          <table:table-cell office:value-type="float" office:value="0.01324467" calcext:value-type="float">
            <text:p>0.01324467</text:p>
          </table:table-cell>
          <table:table-cell table:formula="of:=([.A360] + 32400) / 86400 + 25569" office:value-type="date" office:date-value="2017-08-01T11:21:52" calcext:value-type="date">
            <text:p>2017/08/01 11:21</text:p>
          </table:table-cell>
          <table:table-cell table:formula="of:=[.B360]*60*60" office:value-type="float" office:value="47.680812" calcext:value-type="float">
            <text:p>47.7</text:p>
          </table:table-cell>
        </table:table-row>
        <table:table-row table:style-name="ro1">
          <table:table-cell office:value-type="float" office:value="1501557488" calcext:value-type="float">
            <text:p>1501557488</text:p>
          </table:table-cell>
          <table:table-cell office:value-type="float" office:value="0.01443001" calcext:value-type="float">
            <text:p>0.01443001</text:p>
          </table:table-cell>
          <table:table-cell table:formula="of:=([.A361] + 32400) / 86400 + 25569" office:value-type="date" office:date-value="2017-08-01T12:18:08" calcext:value-type="date">
            <text:p>2017/08/01 12:18</text:p>
          </table:table-cell>
          <table:table-cell table:formula="of:=[.B361]*60*60" office:value-type="float" office:value="51.948036" calcext:value-type="float">
            <text:p>51.9</text:p>
          </table:table-cell>
        </table:table-row>
        <table:table-row table:style-name="ro1">
          <table:table-cell office:value-type="float" office:value="1501561114" calcext:value-type="float">
            <text:p>1501561114</text:p>
          </table:table-cell>
          <table:table-cell office:value-type="float" office:value="0.0177615" calcext:value-type="float">
            <text:p>0.0177615</text:p>
          </table:table-cell>
          <table:table-cell table:formula="of:=([.A362] + 32400) / 86400 + 25569" office:value-type="date" office:date-value="2017-08-01T13:18:34" calcext:value-type="date">
            <text:p>2017/08/01 13:18</text:p>
          </table:table-cell>
          <table:table-cell table:formula="of:=[.B362]*60*60" office:value-type="float" office:value="63.9414" calcext:value-type="float">
            <text:p>63.9</text:p>
          </table:table-cell>
        </table:table-row>
        <table:table-row table:style-name="ro1">
          <table:table-cell office:value-type="float" office:value="1501564430" calcext:value-type="float">
            <text:p>1501564430</text:p>
          </table:table-cell>
          <table:table-cell office:value-type="float" office:value="0.01991977" calcext:value-type="float">
            <text:p>0.01991977</text:p>
          </table:table-cell>
          <table:table-cell table:formula="of:=([.A363] + 32400) / 86400 + 25569" office:value-type="date" office:date-value="2017-08-01T14:13:50" calcext:value-type="date">
            <text:p>2017/08/01 14:13</text:p>
          </table:table-cell>
          <table:table-cell table:formula="of:=[.B363]*60*60" office:value-type="float" office:value="71.711172" calcext:value-type="float">
            <text:p>71.7</text:p>
          </table:table-cell>
        </table:table-row>
        <table:table-row table:style-name="ro1">
          <table:table-cell office:value-type="float" office:value="1501568030" calcext:value-type="float">
            <text:p>1501568030</text:p>
          </table:table-cell>
          <table:table-cell office:value-type="float" office:value="0.01551375" calcext:value-type="float">
            <text:p>0.01551375</text:p>
          </table:table-cell>
          <table:table-cell table:formula="of:=([.A364] + 32400) / 86400 + 25569" office:value-type="date" office:date-value="2017-08-01T15:13:50" calcext:value-type="date">
            <text:p>2017/08/01 15:13</text:p>
          </table:table-cell>
          <table:table-cell table:formula="of:=[.B364]*60*60" office:value-type="float" office:value="55.8495" calcext:value-type="float">
            <text:p>55.8</text:p>
          </table:table-cell>
        </table:table-row>
        <table:table-row table:style-name="ro1">
          <table:table-cell office:value-type="float" office:value="1501571733" calcext:value-type="float">
            <text:p>1501571733</text:p>
          </table:table-cell>
          <table:table-cell office:value-type="float" office:value="0.01767321" calcext:value-type="float">
            <text:p>0.01767321</text:p>
          </table:table-cell>
          <table:table-cell table:formula="of:=([.A365] + 32400) / 86400 + 25569" office:value-type="date" office:date-value="2017-08-01T16:15:33" calcext:value-type="date">
            <text:p>2017/08/01 16:15</text:p>
          </table:table-cell>
          <table:table-cell table:formula="of:=[.B365]*60*60" office:value-type="float" office:value="63.623556" calcext:value-type="float">
            <text:p>63.6</text:p>
          </table:table-cell>
        </table:table-row>
        <table:table-row table:style-name="ro1">
          <table:table-cell office:value-type="float" office:value="1501575497" calcext:value-type="float">
            <text:p>1501575497</text:p>
          </table:table-cell>
          <table:table-cell office:value-type="float" office:value="0.01876742" calcext:value-type="float">
            <text:p>0.01876742</text:p>
          </table:table-cell>
          <table:table-cell table:formula="of:=([.A366] + 32400) / 86400 + 25569" office:value-type="date" office:date-value="2017-08-01T17:18:17" calcext:value-type="date">
            <text:p>2017/08/01 17:18</text:p>
          </table:table-cell>
          <table:table-cell table:formula="of:=[.B366]*60*60" office:value-type="float" office:value="67.562712" calcext:value-type="float">
            <text:p>67.6</text:p>
          </table:table-cell>
        </table:table-row>
        <table:table-row table:style-name="ro1">
          <table:table-cell office:value-type="float" office:value="1501578902" calcext:value-type="float">
            <text:p>1501578902</text:p>
          </table:table-cell>
          <table:table-cell office:value-type="float" office:value="0.01886845" calcext:value-type="float">
            <text:p>0.01886845</text:p>
          </table:table-cell>
          <table:table-cell table:formula="of:=([.A367] + 32400) / 86400 + 25569" office:value-type="date" office:date-value="2017-08-01T18:15:02" calcext:value-type="date">
            <text:p>2017/08/01 18:15</text:p>
          </table:table-cell>
          <table:table-cell table:formula="of:=[.B367]*60*60" office:value-type="float" office:value="67.92642" calcext:value-type="float">
            <text:p>67.9</text:p>
          </table:table-cell>
        </table:table-row>
        <table:table-row table:style-name="ro1">
          <table:table-cell office:value-type="float" office:value="1501582627" calcext:value-type="float">
            <text:p>1501582627</text:p>
          </table:table-cell>
          <table:table-cell office:value-type="float" office:value="0.0188277" calcext:value-type="float">
            <text:p>0.0188277</text:p>
          </table:table-cell>
          <table:table-cell table:formula="of:=([.A368] + 32400) / 86400 + 25569" office:value-type="date" office:date-value="2017-08-01T19:17:07" calcext:value-type="date">
            <text:p>2017/08/01 19:17</text:p>
          </table:table-cell>
          <table:table-cell table:formula="of:=[.B368]*60*60" office:value-type="float" office:value="67.77972" calcext:value-type="float">
            <text:p>67.8</text:p>
          </table:table-cell>
        </table:table-row>
        <table:table-row table:style-name="ro1">
          <table:table-cell office:value-type="float" office:value="1501586175" calcext:value-type="float">
            <text:p>1501586175</text:p>
          </table:table-cell>
          <table:table-cell office:value-type="float" office:value="0.02553428" calcext:value-type="float">
            <text:p>0.02553428</text:p>
          </table:table-cell>
          <table:table-cell table:formula="of:=([.A369] + 32400) / 86400 + 25569" office:value-type="date" office:date-value="2017-08-01T20:16:15" calcext:value-type="date">
            <text:p>2017/08/01 20:16</text:p>
          </table:table-cell>
          <table:table-cell table:formula="of:=[.B369]*60*60" office:value-type="float" office:value="91.923408" calcext:value-type="float">
            <text:p>91.9</text:p>
          </table:table-cell>
        </table:table-row>
        <table:table-row table:style-name="ro1">
          <table:table-cell office:value-type="float" office:value="1501589706" calcext:value-type="float">
            <text:p>1501589706</text:p>
          </table:table-cell>
          <table:table-cell office:value-type="float" office:value="0.02330356" calcext:value-type="float">
            <text:p>0.02330356</text:p>
          </table:table-cell>
          <table:table-cell table:formula="of:=([.A370] + 32400) / 86400 + 25569" office:value-type="date" office:date-value="2017-08-01T21:15:06" calcext:value-type="date">
            <text:p>2017/08/01 21:15</text:p>
          </table:table-cell>
          <table:table-cell table:formula="of:=[.B370]*60*60" office:value-type="float" office:value="83.892816" calcext:value-type="float">
            <text:p>83.9</text:p>
          </table:table-cell>
        </table:table-row>
        <table:table-row table:style-name="ro1">
          <table:table-cell office:value-type="float" office:value="1501593289" calcext:value-type="float">
            <text:p>1501593289</text:p>
          </table:table-cell>
          <table:table-cell office:value-type="float" office:value="0.02663707" calcext:value-type="float">
            <text:p>0.02663707</text:p>
          </table:table-cell>
          <table:table-cell table:formula="of:=([.A371] + 32400) / 86400 + 25569" office:value-type="date" office:date-value="2017-08-01T22:14:49" calcext:value-type="date">
            <text:p>2017/08/01 22:14</text:p>
          </table:table-cell>
          <table:table-cell table:formula="of:=[.B371]*60*60" office:value-type="float" office:value="95.893452" calcext:value-type="float">
            <text:p>95.9</text:p>
          </table:table-cell>
        </table:table-row>
        <table:table-row table:style-name="ro1">
          <table:table-cell office:value-type="float" office:value="1501597049" calcext:value-type="float">
            <text:p>1501597049</text:p>
          </table:table-cell>
          <table:table-cell office:value-type="float" office:value="0.02771619" calcext:value-type="float">
            <text:p>0.02771619</text:p>
          </table:table-cell>
          <table:table-cell table:formula="of:=([.A372] + 32400) / 86400 + 25569" office:value-type="date" office:date-value="2017-08-01T23:17:29" calcext:value-type="date">
            <text:p>2017/08/01 23:17</text:p>
          </table:table-cell>
          <table:table-cell table:formula="of:=[.B372]*60*60" office:value-type="float" office:value="99.778284" calcext:value-type="float">
            <text:p>99.8</text:p>
          </table:table-cell>
        </table:table-row>
        <table:table-row table:style-name="ro1">
          <table:table-cell office:value-type="float" office:value="1501600688" calcext:value-type="float">
            <text:p>1501600688</text:p>
          </table:table-cell>
          <table:table-cell office:value-type="float" office:value="0.02551091" calcext:value-type="float">
            <text:p>0.02551091</text:p>
          </table:table-cell>
          <table:table-cell table:formula="of:=([.A373] + 32400) / 86400 + 25569" office:value-type="date" office:date-value="2017-08-02T00:18:08" calcext:value-type="date">
            <text:p>2017/08/02 00:18</text:p>
          </table:table-cell>
          <table:table-cell table:formula="of:=[.B373]*60*60" office:value-type="float" office:value="91.839276" calcext:value-type="float">
            <text:p>91.8</text:p>
          </table:table-cell>
        </table:table-row>
        <table:table-row table:style-name="ro1">
          <table:table-cell office:value-type="float" office:value="1501604243" calcext:value-type="float">
            <text:p>1501604243</text:p>
          </table:table-cell>
          <table:table-cell office:value-type="float" office:value="0.02098752" calcext:value-type="float">
            <text:p>0.02098752</text:p>
          </table:table-cell>
          <table:table-cell table:formula="of:=([.A374] + 32400) / 86400 + 25569" office:value-type="date" office:date-value="2017-08-02T01:17:23" calcext:value-type="date">
            <text:p>2017/08/02 01:17</text:p>
          </table:table-cell>
          <table:table-cell table:formula="of:=[.B374]*60*60" office:value-type="float" office:value="75.555072" calcext:value-type="float">
            <text:p>75.6</text:p>
          </table:table-cell>
        </table:table-row>
        <table:table-row table:style-name="ro1">
          <table:table-cell office:value-type="float" office:value="1501607701" calcext:value-type="float">
            <text:p>1501607701</text:p>
          </table:table-cell>
          <table:table-cell office:value-type="float" office:value="0.02220988" calcext:value-type="float">
            <text:p>0.02220988</text:p>
          </table:table-cell>
          <table:table-cell table:formula="of:=([.A375] + 32400) / 86400 + 25569" office:value-type="date" office:date-value="2017-08-02T02:15:01" calcext:value-type="date">
            <text:p>2017/08/02 02:15</text:p>
          </table:table-cell>
          <table:table-cell table:formula="of:=[.B375]*60*60" office:value-type="float" office:value="79.955568" calcext:value-type="float">
            <text:p>80.0</text:p>
          </table:table-cell>
        </table:table-row>
        <table:table-row table:style-name="ro1">
          <table:table-cell office:value-type="float" office:value="1501611375" calcext:value-type="float">
            <text:p>1501611375</text:p>
          </table:table-cell>
          <table:table-cell office:value-type="float" office:value="0.01545936" calcext:value-type="float">
            <text:p>0.01545936</text:p>
          </table:table-cell>
          <table:table-cell table:formula="of:=([.A376] + 32400) / 86400 + 25569" office:value-type="date" office:date-value="2017-08-02T03:16:15" calcext:value-type="date">
            <text:p>2017/08/02 03:16</text:p>
          </table:table-cell>
          <table:table-cell table:formula="of:=[.B376]*60*60" office:value-type="float" office:value="55.653696" calcext:value-type="float">
            <text:p>55.7</text:p>
          </table:table-cell>
        </table:table-row>
        <table:table-row table:style-name="ro1">
          <table:table-cell office:value-type="float" office:value="1501614834" calcext:value-type="float">
            <text:p>1501614834</text:p>
          </table:table-cell>
          <table:table-cell office:value-type="float" office:value="0.01104698" calcext:value-type="float">
            <text:p>0.01104698</text:p>
          </table:table-cell>
          <table:table-cell table:formula="of:=([.A377] + 32400) / 86400 + 25569" office:value-type="date" office:date-value="2017-08-02T04:13:54" calcext:value-type="date">
            <text:p>2017/08/02 04:13</text:p>
          </table:table-cell>
          <table:table-cell table:formula="of:=[.B377]*60*60" office:value-type="float" office:value="39.769128" calcext:value-type="float">
            <text:p>39.8</text:p>
          </table:table-cell>
        </table:table-row>
        <table:table-row table:style-name="ro1">
          <table:table-cell office:value-type="float" office:value="1501618462" calcext:value-type="float">
            <text:p>1501618462</text:p>
          </table:table-cell>
          <table:table-cell office:value-type="float" office:value="0.00662142" calcext:value-type="float">
            <text:p>0.00662142</text:p>
          </table:table-cell>
          <table:table-cell table:formula="of:=([.A378] + 32400) / 86400 + 25569" office:value-type="date" office:date-value="2017-08-02T05:14:22" calcext:value-type="date">
            <text:p>2017/08/02 05:14</text:p>
          </table:table-cell>
          <table:table-cell table:formula="of:=[.B378]*60*60" office:value-type="float" office:value="23.837112" calcext:value-type="float">
            <text:p>23.8</text:p>
          </table:table-cell>
        </table:table-row>
        <table:table-row table:style-name="ro1">
          <table:table-cell office:value-type="float" office:value="1501622121" calcext:value-type="float">
            <text:p>1501622121</text:p>
          </table:table-cell>
          <table:table-cell office:value-type="float" office:value="0.005444399" calcext:value-type="float">
            <text:p>0.005444399</text:p>
          </table:table-cell>
          <table:table-cell table:formula="of:=([.A379] + 32400) / 86400 + 25569" office:value-type="date" office:date-value="2017-08-02T06:15:21" calcext:value-type="date">
            <text:p>2017/08/02 06:15</text:p>
          </table:table-cell>
          <table:table-cell table:formula="of:=[.B379]*60*60" office:value-type="float" office:value="19.5998364" calcext:value-type="float">
            <text:p>19.6</text:p>
          </table:table-cell>
        </table:table-row>
        <table:table-row table:style-name="ro1">
          <table:table-cell office:value-type="float" office:value="1501625667" calcext:value-type="float">
            <text:p>1501625667</text:p>
          </table:table-cell>
          <table:table-cell office:value-type="float" office:value="0.00765613" calcext:value-type="float">
            <text:p>0.00765613</text:p>
          </table:table-cell>
          <table:table-cell table:formula="of:=([.A380] + 32400) / 86400 + 25569" office:value-type="date" office:date-value="2017-08-02T07:14:27" calcext:value-type="date">
            <text:p>2017/08/02 07:14</text:p>
          </table:table-cell>
          <table:table-cell table:formula="of:=[.B380]*60*60" office:value-type="float" office:value="27.562068" calcext:value-type="float">
            <text:p>27.6</text:p>
          </table:table-cell>
        </table:table-row>
        <table:table-row table:style-name="ro1">
          <table:table-cell office:value-type="float" office:value="1501629302" calcext:value-type="float">
            <text:p>1501629302</text:p>
          </table:table-cell>
          <table:table-cell office:value-type="float" office:value="0.0154756" calcext:value-type="float">
            <text:p>0.0154756</text:p>
          </table:table-cell>
          <table:table-cell table:formula="of:=([.A381] + 32400) / 86400 + 25569" office:value-type="date" office:date-value="2017-08-02T08:15:02" calcext:value-type="date">
            <text:p>2017/08/02 08:15</text:p>
          </table:table-cell>
          <table:table-cell table:formula="of:=[.B381]*60*60" office:value-type="float" office:value="55.71216" calcext:value-type="float">
            <text:p>55.7</text:p>
          </table:table-cell>
        </table:table-row>
        <table:table-row table:style-name="ro1">
          <table:table-cell office:value-type="float" office:value="1501632854" calcext:value-type="float">
            <text:p>1501632854</text:p>
          </table:table-cell>
          <table:table-cell office:value-type="float" office:value="0.009964295" calcext:value-type="float">
            <text:p>0.009964295</text:p>
          </table:table-cell>
          <table:table-cell table:formula="of:=([.A382] + 32400) / 86400 + 25569" office:value-type="date" office:date-value="2017-08-02T09:14:14" calcext:value-type="date">
            <text:p>2017/08/02 09:14</text:p>
          </table:table-cell>
          <table:table-cell table:formula="of:=[.B382]*60*60" office:value-type="float" office:value="35.871462" calcext:value-type="float">
            <text:p>35.9</text:p>
          </table:table-cell>
        </table:table-row>
        <table:table-row table:style-name="ro1">
          <table:table-cell office:value-type="float" office:value="1501636506" calcext:value-type="float">
            <text:p>1501636506</text:p>
          </table:table-cell>
          <table:table-cell office:value-type="float" office:value="0.01436623" calcext:value-type="float">
            <text:p>0.01436623</text:p>
          </table:table-cell>
          <table:table-cell table:formula="of:=([.A383] + 32400) / 86400 + 25569" office:value-type="date" office:date-value="2017-08-02T10:15:06" calcext:value-type="date">
            <text:p>2017/08/02 10:15</text:p>
          </table:table-cell>
          <table:table-cell table:formula="of:=[.B383]*60*60" office:value-type="float" office:value="51.718428" calcext:value-type="float">
            <text:p>51.7</text:p>
          </table:table-cell>
        </table:table-row>
        <table:table-row table:style-name="ro1">
          <table:table-cell office:value-type="float" office:value="1501640162" calcext:value-type="float">
            <text:p>1501640162</text:p>
          </table:table-cell>
          <table:table-cell office:value-type="float" office:value="0.008859603" calcext:value-type="float">
            <text:p>0.008859603</text:p>
          </table:table-cell>
          <table:table-cell table:formula="of:=([.A384] + 32400) / 86400 + 25569" office:value-type="date" office:date-value="2017-08-02T11:16:02" calcext:value-type="date">
            <text:p>2017/08/02 11:16</text:p>
          </table:table-cell>
          <table:table-cell table:formula="of:=[.B384]*60*60" office:value-type="float" office:value="31.8945708" calcext:value-type="float">
            <text:p>31.9</text:p>
          </table:table-cell>
        </table:table-row>
        <table:table-row table:style-name="ro1">
          <table:table-cell office:value-type="float" office:value="1501643711" calcext:value-type="float">
            <text:p>1501643711</text:p>
          </table:table-cell>
          <table:table-cell office:value-type="float" office:value="0.01429043" calcext:value-type="float">
            <text:p>0.01429043</text:p>
          </table:table-cell>
          <table:table-cell table:formula="of:=([.A385] + 32400) / 86400 + 25569" office:value-type="date" office:date-value="2017-08-02T12:15:11" calcext:value-type="date">
            <text:p>2017/08/02 12:15</text:p>
          </table:table-cell>
          <table:table-cell table:formula="of:=[.B385]*60*60" office:value-type="float" office:value="51.445548" calcext:value-type="float">
            <text:p>51.4</text:p>
          </table:table-cell>
        </table:table-row>
        <table:table-row table:style-name="ro1">
          <table:table-cell office:value-type="float" office:value="1501647420" calcext:value-type="float">
            <text:p>1501647420</text:p>
          </table:table-cell>
          <table:table-cell office:value-type="float" office:value="0.01882926" calcext:value-type="float">
            <text:p>0.01882926</text:p>
          </table:table-cell>
          <table:table-cell table:formula="of:=([.A386] + 32400) / 86400 + 25569" office:value-type="date" office:date-value="2017-08-02T13:17:00" calcext:value-type="date">
            <text:p>2017/08/02 13:17</text:p>
          </table:table-cell>
          <table:table-cell table:formula="of:=[.B386]*60*60" office:value-type="float" office:value="67.785336" calcext:value-type="float">
            <text:p>67.8</text:p>
          </table:table-cell>
        </table:table-row>
        <table:table-row table:style-name="ro1">
          <table:table-cell office:value-type="float" office:value="1501650950" calcext:value-type="float">
            <text:p>1501650950</text:p>
          </table:table-cell>
          <table:table-cell office:value-type="float" office:value="0.01656406" calcext:value-type="float">
            <text:p>0.01656406</text:p>
          </table:table-cell>
          <table:table-cell table:formula="of:=([.A387] + 32400) / 86400 + 25569" office:value-type="date" office:date-value="2017-08-02T14:15:50" calcext:value-type="date">
            <text:p>2017/08/02 14:15</text:p>
          </table:table-cell>
          <table:table-cell table:formula="of:=[.B387]*60*60" office:value-type="float" office:value="59.630616" calcext:value-type="float">
            <text:p>59.6</text:p>
          </table:table-cell>
        </table:table-row>
        <table:table-row table:style-name="ro1">
          <table:table-cell office:value-type="float" office:value="1501654487" calcext:value-type="float">
            <text:p>1501654487</text:p>
          </table:table-cell>
          <table:table-cell office:value-type="float" office:value="0.01551805" calcext:value-type="float">
            <text:p>0.01551805</text:p>
          </table:table-cell>
          <table:table-cell table:formula="of:=([.A388] + 32400) / 86400 + 25569" office:value-type="date" office:date-value="2017-08-02T15:14:47" calcext:value-type="date">
            <text:p>2017/08/02 15:14</text:p>
          </table:table-cell>
          <table:table-cell table:formula="of:=[.B388]*60*60" office:value-type="float" office:value="55.86498" calcext:value-type="float">
            <text:p>55.9</text:p>
          </table:table-cell>
        </table:table-row>
        <table:table-row table:style-name="ro1">
          <table:table-cell office:value-type="float" office:value="1501658356" calcext:value-type="float">
            <text:p>1501658356</text:p>
          </table:table-cell>
          <table:table-cell office:value-type="float" office:value="0.01884753" calcext:value-type="float">
            <text:p>0.01884753</text:p>
          </table:table-cell>
          <table:table-cell table:formula="of:=([.A389] + 32400) / 86400 + 25569" office:value-type="date" office:date-value="2017-08-02T16:19:16" calcext:value-type="date">
            <text:p>2017/08/02 16:19</text:p>
          </table:table-cell>
          <table:table-cell table:formula="of:=[.B389]*60*60" office:value-type="float" office:value="67.851108" calcext:value-type="float">
            <text:p>67.9</text:p>
          </table:table-cell>
        </table:table-row>
        <table:table-row table:style-name="ro1">
          <table:table-cell office:value-type="float" office:value="1501661800" calcext:value-type="float">
            <text:p>1501661800</text:p>
          </table:table-cell>
          <table:table-cell office:value-type="float" office:value="0.01548501" calcext:value-type="float">
            <text:p>0.01548501</text:p>
          </table:table-cell>
          <table:table-cell table:formula="of:=([.A390] + 32400) / 86400 + 25569" office:value-type="date" office:date-value="2017-08-02T17:16:40" calcext:value-type="date">
            <text:p>2017/08/02 17:16</text:p>
          </table:table-cell>
          <table:table-cell table:formula="of:=[.B390]*60*60" office:value-type="float" office:value="55.746036" calcext:value-type="float">
            <text:p>55.7</text:p>
          </table:table-cell>
        </table:table-row>
        <table:table-row table:style-name="ro1">
          <table:table-cell office:value-type="float" office:value="1501665431" calcext:value-type="float">
            <text:p>1501665431</text:p>
          </table:table-cell>
          <table:table-cell office:value-type="float" office:value="0.02214288" calcext:value-type="float">
            <text:p>0.02214288</text:p>
          </table:table-cell>
          <table:table-cell table:formula="of:=([.A391] + 32400) / 86400 + 25569" office:value-type="date" office:date-value="2017-08-02T18:17:11" calcext:value-type="date">
            <text:p>2017/08/02 18:17</text:p>
          </table:table-cell>
          <table:table-cell table:formula="of:=[.B391]*60*60" office:value-type="float" office:value="79.714368" calcext:value-type="float">
            <text:p>79.7</text:p>
          </table:table-cell>
        </table:table-row>
        <table:table-row table:style-name="ro1">
          <table:table-cell office:value-type="float" office:value="1501669060" calcext:value-type="float">
            <text:p>1501669060</text:p>
          </table:table-cell>
          <table:table-cell office:value-type="float" office:value="0.02881605" calcext:value-type="float">
            <text:p>0.02881605</text:p>
          </table:table-cell>
          <table:table-cell table:formula="of:=([.A392] + 32400) / 86400 + 25569" office:value-type="date" office:date-value="2017-08-02T19:17:40" calcext:value-type="date">
            <text:p>2017/08/02 19:17</text:p>
          </table:table-cell>
          <table:table-cell table:formula="of:=[.B392]*60*60" office:value-type="float" office:value="103.73778" calcext:value-type="float">
            <text:p>103.7</text:p>
          </table:table-cell>
        </table:table-row>
        <table:table-row table:style-name="ro1">
          <table:table-cell office:value-type="float" office:value="1501672728" calcext:value-type="float">
            <text:p>1501672728</text:p>
          </table:table-cell>
          <table:table-cell office:value-type="float" office:value="0.0321294" calcext:value-type="float">
            <text:p>0.0321294</text:p>
          </table:table-cell>
          <table:table-cell table:formula="of:=([.A393] + 32400) / 86400 + 25569" office:value-type="date" office:date-value="2017-08-02T20:18:48" calcext:value-type="date">
            <text:p>2017/08/02 20:18</text:p>
          </table:table-cell>
          <table:table-cell table:formula="of:=[.B393]*60*60" office:value-type="float" office:value="115.66584" calcext:value-type="float">
            <text:p>115.7</text:p>
          </table:table-cell>
        </table:table-row>
        <table:table-row table:style-name="ro1">
          <table:table-cell office:value-type="float" office:value="1501676249" calcext:value-type="float">
            <text:p>1501676249</text:p>
          </table:table-cell>
          <table:table-cell office:value-type="float" office:value="0.02433898" calcext:value-type="float">
            <text:p>0.02433898</text:p>
          </table:table-cell>
          <table:table-cell table:formula="of:=([.A394] + 32400) / 86400 + 25569" office:value-type="date" office:date-value="2017-08-02T21:17:29" calcext:value-type="date">
            <text:p>2017/08/02 21:17</text:p>
          </table:table-cell>
          <table:table-cell table:formula="of:=[.B394]*60*60" office:value-type="float" office:value="87.620328" calcext:value-type="float">
            <text:p>87.6</text:p>
          </table:table-cell>
        </table:table-row>
        <table:table-row table:style-name="ro1">
          <table:table-cell office:value-type="float" office:value="1501680163" calcext:value-type="float">
            <text:p>1501680163</text:p>
          </table:table-cell>
          <table:table-cell office:value-type="float" office:value="0.02765793" calcext:value-type="float">
            <text:p>0.02765793</text:p>
          </table:table-cell>
          <table:table-cell table:formula="of:=([.A395] + 32400) / 86400 + 25569" office:value-type="date" office:date-value="2017-08-02T22:22:43" calcext:value-type="date">
            <text:p>2017/08/02 22:22</text:p>
          </table:table-cell>
          <table:table-cell table:formula="of:=[.B395]*60*60" office:value-type="float" office:value="99.568548" calcext:value-type="float">
            <text:p>99.6</text:p>
          </table:table-cell>
        </table:table-row>
        <table:table-row table:style-name="ro1">
          <table:table-cell office:value-type="float" office:value="1501683903" calcext:value-type="float">
            <text:p>1501683903</text:p>
          </table:table-cell>
          <table:table-cell office:value-type="float" office:value="0.02553003" calcext:value-type="float">
            <text:p>0.02553003</text:p>
          </table:table-cell>
          <table:table-cell table:formula="of:=([.A396] + 32400) / 86400 + 25569" office:value-type="date" office:date-value="2017-08-02T23:25:03" calcext:value-type="date">
            <text:p>2017/08/02 23:25</text:p>
          </table:table-cell>
          <table:table-cell table:formula="of:=[.B396]*60*60" office:value-type="float" office:value="91.908108" calcext:value-type="float">
            <text:p>91.9</text:p>
          </table:table-cell>
        </table:table-row>
        <table:table-row table:style-name="ro1">
          <table:table-cell office:value-type="float" office:value="1501687239" calcext:value-type="float">
            <text:p>1501687239</text:p>
          </table:table-cell>
          <table:table-cell office:value-type="float" office:value="0.02997086" calcext:value-type="float">
            <text:p>0.02997086</text:p>
          </table:table-cell>
          <table:table-cell table:formula="of:=([.A397] + 32400) / 86400 + 25569" office:value-type="date" office:date-value="2017-08-03T00:20:39" calcext:value-type="date">
            <text:p>2017/08/03 00:20</text:p>
          </table:table-cell>
          <table:table-cell table:formula="of:=[.B397]*60*60" office:value-type="float" office:value="107.895096" calcext:value-type="float">
            <text:p>107.9</text:p>
          </table:table-cell>
        </table:table-row>
        <table:table-row table:style-name="ro1">
          <table:table-cell office:value-type="float" office:value="1501690826" calcext:value-type="float">
            <text:p>1501690826</text:p>
          </table:table-cell>
          <table:table-cell office:value-type="float" office:value="0.02995424" calcext:value-type="float">
            <text:p>0.02995424</text:p>
          </table:table-cell>
          <table:table-cell table:formula="of:=([.A398] + 32400) / 86400 + 25569" office:value-type="date" office:date-value="2017-08-03T01:20:26" calcext:value-type="date">
            <text:p>2017/08/03 01:20</text:p>
          </table:table-cell>
          <table:table-cell table:formula="of:=[.B398]*60*60" office:value-type="float" office:value="107.835264" calcext:value-type="float">
            <text:p>107.8</text:p>
          </table:table-cell>
        </table:table-row>
        <table:table-row table:style-name="ro1">
          <table:table-cell office:value-type="float" office:value="1501694407" calcext:value-type="float">
            <text:p>1501694407</text:p>
          </table:table-cell>
          <table:table-cell office:value-type="float" office:value="0.02108651" calcext:value-type="float">
            <text:p>0.02108651</text:p>
          </table:table-cell>
          <table:table-cell table:formula="of:=([.A399] + 32400) / 86400 + 25569" office:value-type="date" office:date-value="2017-08-03T02:20:07" calcext:value-type="date">
            <text:p>2017/08/03 02:20</text:p>
          </table:table-cell>
          <table:table-cell table:formula="of:=[.B399]*60*60" office:value-type="float" office:value="75.911436" calcext:value-type="float">
            <text:p>75.9</text:p>
          </table:table-cell>
        </table:table-row>
        <table:table-row table:style-name="ro1">
          <table:table-cell office:value-type="float" office:value="1501697937" calcext:value-type="float">
            <text:p>1501697937</text:p>
          </table:table-cell>
          <table:table-cell office:value-type="float" office:value="0.01434997" calcext:value-type="float">
            <text:p>0.01434997</text:p>
          </table:table-cell>
          <table:table-cell table:formula="of:=([.A400] + 32400) / 86400 + 25569" office:value-type="date" office:date-value="2017-08-03T03:18:57" calcext:value-type="date">
            <text:p>2017/08/03 03:18</text:p>
          </table:table-cell>
          <table:table-cell table:formula="of:=[.B400]*60*60" office:value-type="float" office:value="51.659892" calcext:value-type="float">
            <text:p>51.7</text:p>
          </table:table-cell>
        </table:table-row>
        <table:table-row table:style-name="ro1">
          <table:table-cell office:value-type="float" office:value="1501701526" calcext:value-type="float">
            <text:p>1501701526</text:p>
          </table:table-cell>
          <table:table-cell office:value-type="float" office:value="0.007735234" calcext:value-type="float">
            <text:p>0.007735234</text:p>
          </table:table-cell>
          <table:table-cell table:formula="of:=([.A401] + 32400) / 86400 + 25569" office:value-type="date" office:date-value="2017-08-03T04:18:46" calcext:value-type="date">
            <text:p>2017/08/03 04:18</text:p>
          </table:table-cell>
          <table:table-cell table:formula="of:=[.B401]*60*60" office:value-type="float" office:value="27.8468424" calcext:value-type="float">
            <text:p>27.8</text:p>
          </table:table-cell>
        </table:table-row>
        <table:table-row table:style-name="ro1">
          <table:table-cell office:value-type="float" office:value="1501705146" calcext:value-type="float">
            <text:p>1501705146</text:p>
          </table:table-cell>
          <table:table-cell office:value-type="float" office:value="0.005546619" calcext:value-type="float">
            <text:p>0.005546619</text:p>
          </table:table-cell>
          <table:table-cell table:formula="of:=([.A402] + 32400) / 86400 + 25569" office:value-type="date" office:date-value="2017-08-03T05:19:06" calcext:value-type="date">
            <text:p>2017/08/03 05:19</text:p>
          </table:table-cell>
          <table:table-cell table:formula="of:=[.B402]*60*60" office:value-type="float" office:value="19.9678284" calcext:value-type="float">
            <text:p>20.0</text:p>
          </table:table-cell>
        </table:table-row>
        <table:table-row table:style-name="ro1">
          <table:table-cell office:value-type="float" office:value="1501708690" calcext:value-type="float">
            <text:p>1501708690</text:p>
          </table:table-cell>
          <table:table-cell office:value-type="float" office:value="0.00551785" calcext:value-type="float">
            <text:p>0.00551785</text:p>
          </table:table-cell>
          <table:table-cell table:formula="of:=([.A403] + 32400) / 86400 + 25569" office:value-type="date" office:date-value="2017-08-03T06:18:10" calcext:value-type="date">
            <text:p>2017/08/03 06:18</text:p>
          </table:table-cell>
          <table:table-cell table:formula="of:=[.B403]*60*60" office:value-type="float" office:value="19.86426" calcext:value-type="float">
            <text:p>19.9</text:p>
          </table:table-cell>
        </table:table-row>
        <table:table-row table:style-name="ro1">
          <table:table-cell office:value-type="float" office:value="1501712341" calcext:value-type="float">
            <text:p>1501712341</text:p>
          </table:table-cell>
          <table:table-cell office:value-type="float" office:value="0.00659051" calcext:value-type="float">
            <text:p>0.00659051</text:p>
          </table:table-cell>
          <table:table-cell table:formula="of:=([.A404] + 32400) / 86400 + 25569" office:value-type="date" office:date-value="2017-08-03T07:19:01" calcext:value-type="date">
            <text:p>2017/08/03 07:19</text:p>
          </table:table-cell>
          <table:table-cell table:formula="of:=[.B404]*60*60" office:value-type="float" office:value="23.725836" calcext:value-type="float">
            <text:p>23.7</text:p>
          </table:table-cell>
        </table:table-row>
        <table:table-row table:style-name="ro1">
          <table:table-cell office:value-type="float" office:value="1501715993" calcext:value-type="float">
            <text:p>1501715993</text:p>
          </table:table-cell>
          <table:table-cell office:value-type="float" office:value="0.009983084" calcext:value-type="float">
            <text:p>0.009983084</text:p>
          </table:table-cell>
          <table:table-cell table:formula="of:=([.A405] + 32400) / 86400 + 25569" office:value-type="date" office:date-value="2017-08-03T08:19:53" calcext:value-type="date">
            <text:p>2017/08/03 08:19</text:p>
          </table:table-cell>
          <table:table-cell table:formula="of:=[.B405]*60*60" office:value-type="float" office:value="35.9391024" calcext:value-type="float">
            <text:p>35.9</text:p>
          </table:table-cell>
        </table:table-row>
        <table:table-row table:style-name="ro1">
          <table:table-cell office:value-type="float" office:value="1501719537" calcext:value-type="float">
            <text:p>1501719537</text:p>
          </table:table-cell>
          <table:table-cell office:value-type="float" office:value="0.009926927" calcext:value-type="float">
            <text:p>0.009926927</text:p>
          </table:table-cell>
          <table:table-cell table:formula="of:=([.A406] + 32400) / 86400 + 25569" office:value-type="date" office:date-value="2017-08-03T09:18:57" calcext:value-type="date">
            <text:p>2017/08/03 09:18</text:p>
          </table:table-cell>
          <table:table-cell table:formula="of:=[.B406]*60*60" office:value-type="float" office:value="35.7369372" calcext:value-type="float">
            <text:p>35.7</text:p>
          </table:table-cell>
        </table:table-row>
        <table:table-row table:style-name="ro1">
          <table:table-cell office:value-type="float" office:value="1501723090" calcext:value-type="float">
            <text:p>1501723090</text:p>
          </table:table-cell>
          <table:table-cell office:value-type="float" office:value="0.01215402" calcext:value-type="float">
            <text:p>0.01215402</text:p>
          </table:table-cell>
          <table:table-cell table:formula="of:=([.A407] + 32400) / 86400 + 25569" office:value-type="date" office:date-value="2017-08-03T10:18:10" calcext:value-type="date">
            <text:p>2017/08/03 10:18</text:p>
          </table:table-cell>
          <table:table-cell table:formula="of:=[.B407]*60*60" office:value-type="float" office:value="43.754472" calcext:value-type="float">
            <text:p>43.8</text:p>
          </table:table-cell>
        </table:table-row>
        <table:table-row table:style-name="ro1">
          <table:table-cell office:value-type="float" office:value="1501726657" calcext:value-type="float">
            <text:p>1501726657</text:p>
          </table:table-cell>
          <table:table-cell office:value-type="float" office:value="0.0121299" calcext:value-type="float">
            <text:p>0.0121299</text:p>
          </table:table-cell>
          <table:table-cell table:formula="of:=([.A408] + 32400) / 86400 + 25569" office:value-type="date" office:date-value="2017-08-03T11:17:37" calcext:value-type="date">
            <text:p>2017/08/03 11:17</text:p>
          </table:table-cell>
          <table:table-cell table:formula="of:=[.B408]*60*60" office:value-type="float" office:value="43.66764" calcext:value-type="float">
            <text:p>43.7</text:p>
          </table:table-cell>
        </table:table-row>
        <table:table-row table:style-name="ro1">
          <table:table-cell office:value-type="float" office:value="1501730402" calcext:value-type="float">
            <text:p>1501730402</text:p>
          </table:table-cell>
          <table:table-cell office:value-type="float" office:value="0.01659017" calcext:value-type="float">
            <text:p>0.01659017</text:p>
          </table:table-cell>
          <table:table-cell table:formula="of:=([.A409] + 32400) / 86400 + 25569" office:value-type="date" office:date-value="2017-08-03T12:20:02" calcext:value-type="date">
            <text:p>2017/08/03 12:20</text:p>
          </table:table-cell>
          <table:table-cell table:formula="of:=[.B409]*60*60" office:value-type="float" office:value="59.724612" calcext:value-type="float">
            <text:p>59.7</text:p>
          </table:table-cell>
        </table:table-row>
        <table:table-row table:style-name="ro1">
          <table:table-cell office:value-type="float" office:value="1501733973" calcext:value-type="float">
            <text:p>1501733973</text:p>
          </table:table-cell>
          <table:table-cell office:value-type="float" office:value="0.01884544" calcext:value-type="float">
            <text:p>0.01884544</text:p>
          </table:table-cell>
          <table:table-cell table:formula="of:=([.A410] + 32400) / 86400 + 25569" office:value-type="date" office:date-value="2017-08-03T13:19:33" calcext:value-type="date">
            <text:p>2017/08/03 13:19</text:p>
          </table:table-cell>
          <table:table-cell table:formula="of:=[.B410]*60*60" office:value-type="float" office:value="67.843584" calcext:value-type="float">
            <text:p>67.8</text:p>
          </table:table-cell>
        </table:table-row>
        <table:table-row table:style-name="ro1">
          <table:table-cell office:value-type="float" office:value="1501737321" calcext:value-type="float">
            <text:p>1501737321</text:p>
          </table:table-cell>
          <table:table-cell office:value-type="float" office:value="0.02211289" calcext:value-type="float">
            <text:p>0.02211289</text:p>
          </table:table-cell>
          <table:table-cell table:formula="of:=([.A411] + 32400) / 86400 + 25569" office:value-type="date" office:date-value="2017-08-03T14:15:21" calcext:value-type="date">
            <text:p>2017/08/03 14:15</text:p>
          </table:table-cell>
          <table:table-cell table:formula="of:=[.B411]*60*60" office:value-type="float" office:value="79.606404" calcext:value-type="float">
            <text:p>79.6</text:p>
          </table:table-cell>
        </table:table-row>
        <table:table-row table:style-name="ro1">
          <table:table-cell office:value-type="float" office:value="1501741539" calcext:value-type="float">
            <text:p>1501741539</text:p>
          </table:table-cell>
          <table:table-cell office:value-type="float" office:value="0.01772755" calcext:value-type="float">
            <text:p>0.01772755</text:p>
          </table:table-cell>
          <table:table-cell table:formula="of:=([.A412] + 32400) / 86400 + 25569" office:value-type="date" office:date-value="2017-08-03T15:25:39" calcext:value-type="date">
            <text:p>2017/08/03 15:25</text:p>
          </table:table-cell>
          <table:table-cell table:formula="of:=[.B412]*60*60" office:value-type="float" office:value="63.81918" calcext:value-type="float">
            <text:p>63.8</text:p>
          </table:table-cell>
        </table:table-row>
        <table:table-row table:style-name="ro1">
          <table:table-cell office:value-type="float" office:value="1501744882" calcext:value-type="float">
            <text:p>1501744882</text:p>
          </table:table-cell>
          <table:table-cell office:value-type="float" office:value="0.01774377" calcext:value-type="float">
            <text:p>0.01774377</text:p>
          </table:table-cell>
          <table:table-cell table:formula="of:=([.A413] + 32400) / 86400 + 25569" office:value-type="date" office:date-value="2017-08-03T16:21:22" calcext:value-type="date">
            <text:p>2017/08/03 16:21</text:p>
          </table:table-cell>
          <table:table-cell table:formula="of:=[.B413]*60*60" office:value-type="float" office:value="63.877572" calcext:value-type="float">
            <text:p>63.9</text:p>
          </table:table-cell>
        </table:table-row>
        <table:table-row table:style-name="ro1">
          <table:table-cell office:value-type="float" office:value="1501748464" calcext:value-type="float">
            <text:p>1501748464</text:p>
          </table:table-cell>
          <table:table-cell office:value-type="float" office:value="0.01108617" calcext:value-type="float">
            <text:p>0.01108617</text:p>
          </table:table-cell>
          <table:table-cell table:formula="of:=([.A414] + 32400) / 86400 + 25569" office:value-type="date" office:date-value="2017-08-03T17:21:04" calcext:value-type="date">
            <text:p>2017/08/03 17:21</text:p>
          </table:table-cell>
          <table:table-cell table:formula="of:=[.B414]*60*60" office:value-type="float" office:value="39.910212" calcext:value-type="float">
            <text:p>39.9</text:p>
          </table:table-cell>
        </table:table-row>
        <table:table-row table:style-name="ro1">
          <table:table-cell office:value-type="float" office:value="1501751829" calcext:value-type="float">
            <text:p>1501751829</text:p>
          </table:table-cell>
          <table:table-cell office:value-type="float" office:value="0.01210554" calcext:value-type="float">
            <text:p>0.01210554</text:p>
          </table:table-cell>
          <table:table-cell table:formula="of:=([.A415] + 32400) / 86400 + 25569" office:value-type="date" office:date-value="2017-08-03T18:17:09" calcext:value-type="date">
            <text:p>2017/08/03 18:17</text:p>
          </table:table-cell>
          <table:table-cell table:formula="of:=[.B415]*60*60" office:value-type="float" office:value="43.579944" calcext:value-type="float">
            <text:p>43.6</text:p>
          </table:table-cell>
        </table:table-row>
        <table:table-row table:style-name="ro1">
          <table:table-cell office:value-type="float" office:value="1501755352" calcext:value-type="float">
            <text:p>1501755352</text:p>
          </table:table-cell>
          <table:table-cell office:value-type="float" office:value="0.01776347" calcext:value-type="float">
            <text:p>0.01776347</text:p>
          </table:table-cell>
          <table:table-cell table:formula="of:=([.A416] + 32400) / 86400 + 25569" office:value-type="date" office:date-value="2017-08-03T19:15:52" calcext:value-type="date">
            <text:p>2017/08/03 19:15</text:p>
          </table:table-cell>
          <table:table-cell table:formula="of:=[.B416]*60*60" office:value-type="float" office:value="63.948492" calcext:value-type="float">
            <text:p>63.9</text:p>
          </table:table-cell>
        </table:table-row>
        <table:table-row table:style-name="ro1">
          <table:table-cell office:value-type="float" office:value="1501758951" calcext:value-type="float">
            <text:p>1501758951</text:p>
          </table:table-cell>
          <table:table-cell office:value-type="float" office:value="0.02436796" calcext:value-type="float">
            <text:p>0.02436796</text:p>
          </table:table-cell>
          <table:table-cell table:formula="of:=([.A417] + 32400) / 86400 + 25569" office:value-type="date" office:date-value="2017-08-03T20:15:51" calcext:value-type="date">
            <text:p>2017/08/03 20:15</text:p>
          </table:table-cell>
          <table:table-cell table:formula="of:=[.B417]*60*60" office:value-type="float" office:value="87.724656" calcext:value-type="float">
            <text:p>87.7</text:p>
          </table:table-cell>
        </table:table-row>
        <table:table-row table:style-name="ro1">
          <table:table-cell office:value-type="float" office:value="1501762549" calcext:value-type="float">
            <text:p>1501762549</text:p>
          </table:table-cell>
          <table:table-cell office:value-type="float" office:value="0.01662234" calcext:value-type="float">
            <text:p>0.01662234</text:p>
          </table:table-cell>
          <table:table-cell table:formula="of:=([.A418] + 32400) / 86400 + 25569" office:value-type="date" office:date-value="2017-08-03T21:15:49" calcext:value-type="date">
            <text:p>2017/08/03 21:15</text:p>
          </table:table-cell>
          <table:table-cell table:formula="of:=[.B418]*60*60" office:value-type="float" office:value="59.840424" calcext:value-type="float">
            <text:p>59.8</text:p>
          </table:table-cell>
        </table:table-row>
        <table:table-row table:style-name="ro1">
          <table:table-cell office:value-type="float" office:value="1501769798" calcext:value-type="float">
            <text:p>1501769798</text:p>
          </table:table-cell>
          <table:table-cell office:value-type="float" office:value="0.02213859" calcext:value-type="float">
            <text:p>0.02213859</text:p>
          </table:table-cell>
          <table:table-cell table:formula="of:=([.A419] + 32400) / 86400 + 25569" office:value-type="date" office:date-value="2017-08-03T23:16:38" calcext:value-type="date">
            <text:p>2017/08/03 23:16</text:p>
          </table:table-cell>
          <table:table-cell table:formula="of:=[.B419]*60*60" office:value-type="float" office:value="79.698924" calcext:value-type="float">
            <text:p>79.7</text:p>
          </table:table-cell>
        </table:table-row>
        <table:table-row table:style-name="ro1">
          <table:table-cell office:value-type="float" office:value="1501773409" calcext:value-type="float">
            <text:p>1501773409</text:p>
          </table:table-cell>
          <table:table-cell office:value-type="float" office:value="0.02548335" calcext:value-type="float">
            <text:p>0.02548335</text:p>
          </table:table-cell>
          <table:table-cell table:formula="of:=([.A420] + 32400) / 86400 + 25569" office:value-type="date" office:date-value="2017-08-04T00:16:49" calcext:value-type="date">
            <text:p>2017/08/04 00:16</text:p>
          </table:table-cell>
          <table:table-cell table:formula="of:=[.B420]*60*60" office:value-type="float" office:value="91.74006" calcext:value-type="float">
            <text:p>91.7</text:p>
          </table:table-cell>
        </table:table-row>
        <table:table-row table:style-name="ro1">
          <table:table-cell office:value-type="float" office:value="1501776871" calcext:value-type="float">
            <text:p>1501776871</text:p>
          </table:table-cell>
          <table:table-cell office:value-type="float" office:value="0.01772362" calcext:value-type="float">
            <text:p>0.01772362</text:p>
          </table:table-cell>
          <table:table-cell table:formula="of:=([.A421] + 32400) / 86400 + 25569" office:value-type="date" office:date-value="2017-08-04T01:14:31" calcext:value-type="date">
            <text:p>2017/08/04 01:14</text:p>
          </table:table-cell>
          <table:table-cell table:formula="of:=[.B421]*60*60" office:value-type="float" office:value="63.805032" calcext:value-type="float">
            <text:p>63.8</text:p>
          </table:table-cell>
        </table:table-row>
        <table:table-row table:style-name="ro1">
          <table:table-cell office:value-type="float" office:value="1501780463" calcext:value-type="float">
            <text:p>1501780463</text:p>
          </table:table-cell>
          <table:table-cell office:value-type="float" office:value="0.01766346" calcext:value-type="float">
            <text:p>0.01766346</text:p>
          </table:table-cell>
          <table:table-cell table:formula="of:=([.A422] + 32400) / 86400 + 25569" office:value-type="date" office:date-value="2017-08-04T02:14:23" calcext:value-type="date">
            <text:p>2017/08/04 02:14</text:p>
          </table:table-cell>
          <table:table-cell table:formula="of:=[.B422]*60*60" office:value-type="float" office:value="63.588456" calcext:value-type="float">
            <text:p>63.6</text:p>
          </table:table-cell>
        </table:table-row>
        <table:table-row table:style-name="ro1">
          <table:table-cell office:value-type="float" office:value="1501784218" calcext:value-type="float">
            <text:p>1501784218</text:p>
          </table:table-cell>
          <table:table-cell office:value-type="float" office:value="0.01443482" calcext:value-type="float">
            <text:p>0.01443482</text:p>
          </table:table-cell>
          <table:table-cell table:formula="of:=([.A423] + 32400) / 86400 + 25569" office:value-type="date" office:date-value="2017-08-04T03:16:58" calcext:value-type="date">
            <text:p>2017/08/04 03:16</text:p>
          </table:table-cell>
          <table:table-cell table:formula="of:=[.B423]*60*60" office:value-type="float" office:value="51.965352" calcext:value-type="float">
            <text:p>52.0</text:p>
          </table:table-cell>
        </table:table-row>
        <table:table-row table:style-name="ro1">
          <table:table-cell office:value-type="float" office:value="1501787608" calcext:value-type="float">
            <text:p>1501787608</text:p>
          </table:table-cell>
          <table:table-cell office:value-type="float" office:value="0.01549444" calcext:value-type="float">
            <text:p>0.01549444</text:p>
          </table:table-cell>
          <table:table-cell table:formula="of:=([.A424] + 32400) / 86400 + 25569" office:value-type="date" office:date-value="2017-08-04T04:13:28" calcext:value-type="date">
            <text:p>2017/08/04 04:13</text:p>
          </table:table-cell>
          <table:table-cell table:formula="of:=[.B424]*60*60" office:value-type="float" office:value="55.779984" calcext:value-type="float">
            <text:p>55.8</text:p>
          </table:table-cell>
        </table:table-row>
        <table:table-row table:style-name="ro1">
          <table:table-cell office:value-type="float" office:value="1501791369" calcext:value-type="float">
            <text:p>1501791369</text:p>
          </table:table-cell>
          <table:table-cell office:value-type="float" office:value="0.006559348" calcext:value-type="float">
            <text:p>0.006559348</text:p>
          </table:table-cell>
          <table:table-cell table:formula="of:=([.A425] + 32400) / 86400 + 25569" office:value-type="date" office:date-value="2017-08-04T05:16:09" calcext:value-type="date">
            <text:p>2017/08/04 05:16</text:p>
          </table:table-cell>
          <table:table-cell table:formula="of:=[.B425]*60*60" office:value-type="float" office:value="23.6136528" calcext:value-type="float">
            <text:p>23.6</text:p>
          </table:table-cell>
        </table:table-row>
        <table:table-row table:style-name="ro1">
          <table:table-cell office:value-type="float" office:value="1501794856" calcext:value-type="float">
            <text:p>1501794856</text:p>
          </table:table-cell>
          <table:table-cell office:value-type="float" office:value="0.008786622" calcext:value-type="float">
            <text:p>0.008786622</text:p>
          </table:table-cell>
          <table:table-cell table:formula="of:=([.A426] + 32400) / 86400 + 25569" office:value-type="date" office:date-value="2017-08-04T06:14:16" calcext:value-type="date">
            <text:p>2017/08/04 06:14</text:p>
          </table:table-cell>
          <table:table-cell table:formula="of:=[.B426]*60*60" office:value-type="float" office:value="31.6318392" calcext:value-type="float">
            <text:p>31.6</text:p>
          </table:table-cell>
        </table:table-row>
        <table:table-row table:style-name="ro1">
          <table:table-cell office:value-type="float" office:value="1501798600" calcext:value-type="float">
            <text:p>1501798600</text:p>
          </table:table-cell>
          <table:table-cell office:value-type="float" office:value="0.006597394" calcext:value-type="float">
            <text:p>0.006597394</text:p>
          </table:table-cell>
          <table:table-cell table:formula="of:=([.A427] + 32400) / 86400 + 25569" office:value-type="date" office:date-value="2017-08-04T07:16:40" calcext:value-type="date">
            <text:p>2017/08/04 07:16</text:p>
          </table:table-cell>
          <table:table-cell table:formula="of:=[.B427]*60*60" office:value-type="float" office:value="23.7506184" calcext:value-type="float">
            <text:p>23.8</text:p>
          </table:table-cell>
        </table:table-row>
        <table:table-row table:style-name="ro1">
          <table:table-cell office:value-type="float" office:value="1501802086" calcext:value-type="float">
            <text:p>1501802086</text:p>
          </table:table-cell>
          <table:table-cell office:value-type="float" office:value="0.006617404" calcext:value-type="float">
            <text:p>0.006617404</text:p>
          </table:table-cell>
          <table:table-cell table:formula="of:=([.A428] + 32400) / 86400 + 25569" office:value-type="date" office:date-value="2017-08-04T08:14:46" calcext:value-type="date">
            <text:p>2017/08/04 08:14</text:p>
          </table:table-cell>
          <table:table-cell table:formula="of:=[.B428]*60*60" office:value-type="float" office:value="23.8226544" calcext:value-type="float">
            <text:p>23.8</text:p>
          </table:table-cell>
        </table:table-row>
        <table:table-row table:style-name="ro1">
          <table:table-cell office:value-type="float" office:value="1501805637" calcext:value-type="float">
            <text:p>1501805637</text:p>
          </table:table-cell>
          <table:table-cell office:value-type="float" office:value="0.01431245" calcext:value-type="float">
            <text:p>0.01431245</text:p>
          </table:table-cell>
          <table:table-cell table:formula="of:=([.A429] + 32400) / 86400 + 25569" office:value-type="date" office:date-value="2017-08-04T09:13:57" calcext:value-type="date">
            <text:p>2017/08/04 09:13</text:p>
          </table:table-cell>
          <table:table-cell table:formula="of:=[.B429]*60*60" office:value-type="float" office:value="51.52482" calcext:value-type="float">
            <text:p>51.5</text:p>
          </table:table-cell>
        </table:table-row>
        <table:table-row table:style-name="ro1">
          <table:table-cell office:value-type="float" office:value="1501809314" calcext:value-type="float">
            <text:p>1501809314</text:p>
          </table:table-cell>
          <table:table-cell office:value-type="float" office:value="0.009981423" calcext:value-type="float">
            <text:p>0.009981423</text:p>
          </table:table-cell>
          <table:table-cell table:formula="of:=([.A430] + 32400) / 86400 + 25569" office:value-type="date" office:date-value="2017-08-04T10:15:14" calcext:value-type="date">
            <text:p>2017/08/04 10:15</text:p>
          </table:table-cell>
          <table:table-cell table:formula="of:=[.B430]*60*60" office:value-type="float" office:value="35.9331228" calcext:value-type="float">
            <text:p>35.9</text:p>
          </table:table-cell>
        </table:table-row>
        <table:table-row table:style-name="ro1">
          <table:table-cell office:value-type="float" office:value="1501812940" calcext:value-type="float">
            <text:p>1501812940</text:p>
          </table:table-cell>
          <table:table-cell office:value-type="float" office:value="0.01327727" calcext:value-type="float">
            <text:p>0.01327727</text:p>
          </table:table-cell>
          <table:table-cell table:formula="of:=([.A431] + 32400) / 86400 + 25569" office:value-type="date" office:date-value="2017-08-04T11:15:40" calcext:value-type="date">
            <text:p>2017/08/04 11:15</text:p>
          </table:table-cell>
          <table:table-cell table:formula="of:=[.B431]*60*60" office:value-type="float" office:value="47.798172" calcext:value-type="float">
            <text:p>47.8</text:p>
          </table:table-cell>
        </table:table-row>
        <table:table-row table:style-name="ro1">
          <table:table-cell office:value-type="float" office:value="1501816643" calcext:value-type="float">
            <text:p>1501816643</text:p>
          </table:table-cell>
          <table:table-cell office:value-type="float" office:value="0.01438729" calcext:value-type="float">
            <text:p>0.01438729</text:p>
          </table:table-cell>
          <table:table-cell table:formula="of:=([.A432] + 32400) / 86400 + 25569" office:value-type="date" office:date-value="2017-08-04T12:17:23" calcext:value-type="date">
            <text:p>2017/08/04 12:17</text:p>
          </table:table-cell>
          <table:table-cell table:formula="of:=[.B432]*60*60" office:value-type="float" office:value="51.794244" calcext:value-type="float">
            <text:p>51.8</text:p>
          </table:table-cell>
        </table:table-row>
        <table:table-row table:style-name="ro1">
          <table:table-cell office:value-type="float" office:value="1501820063" calcext:value-type="float">
            <text:p>1501820063</text:p>
          </table:table-cell>
          <table:table-cell office:value-type="float" office:value="0.0132615" calcext:value-type="float">
            <text:p>0.0132615</text:p>
          </table:table-cell>
          <table:table-cell table:formula="of:=([.A433] + 32400) / 86400 + 25569" office:value-type="date" office:date-value="2017-08-04T13:14:23" calcext:value-type="date">
            <text:p>2017/08/04 13:14</text:p>
          </table:table-cell>
          <table:table-cell table:formula="of:=[.B433]*60*60" office:value-type="float" office:value="47.7414" calcext:value-type="float">
            <text:p>47.7</text:p>
          </table:table-cell>
        </table:table-row>
        <table:table-row table:style-name="ro1">
          <table:table-cell office:value-type="float" office:value="1501823986" calcext:value-type="float">
            <text:p>1501823986</text:p>
          </table:table-cell>
          <table:table-cell office:value-type="float" office:value="0.01441601" calcext:value-type="float">
            <text:p>0.01441601</text:p>
          </table:table-cell>
          <table:table-cell table:formula="of:=([.A434] + 32400) / 86400 + 25569" office:value-type="date" office:date-value="2017-08-04T14:19:46" calcext:value-type="date">
            <text:p>2017/08/04 14:19</text:p>
          </table:table-cell>
          <table:table-cell table:formula="of:=[.B434]*60*60" office:value-type="float" office:value="51.897636" calcext:value-type="float">
            <text:p>51.9</text:p>
          </table:table-cell>
        </table:table-row>
        <table:table-row table:style-name="ro1">
          <table:table-cell office:value-type="float" office:value="1501827418" calcext:value-type="float">
            <text:p>1501827418</text:p>
          </table:table-cell>
          <table:table-cell office:value-type="float" office:value="0.01214497" calcext:value-type="float">
            <text:p>0.01214497</text:p>
          </table:table-cell>
          <table:table-cell table:formula="of:=([.A435] + 32400) / 86400 + 25569" office:value-type="date" office:date-value="2017-08-04T15:16:58" calcext:value-type="date">
            <text:p>2017/08/04 15:16</text:p>
          </table:table-cell>
          <table:table-cell table:formula="of:=[.B435]*60*60" office:value-type="float" office:value="43.721892" calcext:value-type="float">
            <text:p>43.7</text:p>
          </table:table-cell>
        </table:table-row>
        <table:table-row table:style-name="ro1">
          <table:table-cell office:value-type="float" office:value="1501831038" calcext:value-type="float">
            <text:p>1501831038</text:p>
          </table:table-cell>
          <table:table-cell office:value-type="float" office:value="0.01221001" calcext:value-type="float">
            <text:p>0.01221001</text:p>
          </table:table-cell>
          <table:table-cell table:formula="of:=([.A436] + 32400) / 86400 + 25569" office:value-type="date" office:date-value="2017-08-04T16:17:18" calcext:value-type="date">
            <text:p>2017/08/04 16:17</text:p>
          </table:table-cell>
          <table:table-cell table:formula="of:=[.B436]*60*60" office:value-type="float" office:value="43.956036" calcext:value-type="float">
            <text:p>44.0</text:p>
          </table:table-cell>
        </table:table-row>
        <table:table-row table:style-name="ro1">
          <table:table-cell office:value-type="float" office:value="1501834584" calcext:value-type="float">
            <text:p>1501834584</text:p>
          </table:table-cell>
          <table:table-cell office:value-type="float" office:value="0.0122029" calcext:value-type="float">
            <text:p>0.0122029</text:p>
          </table:table-cell>
          <table:table-cell table:formula="of:=([.A437] + 32400) / 86400 + 25569" office:value-type="date" office:date-value="2017-08-04T17:16:24" calcext:value-type="date">
            <text:p>2017/08/04 17:16</text:p>
          </table:table-cell>
          <table:table-cell table:formula="of:=[.B437]*60*60" office:value-type="float" office:value="43.93044" calcext:value-type="float">
            <text:p>43.9</text:p>
          </table:table-cell>
        </table:table-row>
        <table:table-row table:style-name="ro1">
          <table:table-cell office:value-type="float" office:value="1501838225" calcext:value-type="float">
            <text:p>1501838225</text:p>
          </table:table-cell>
          <table:table-cell office:value-type="float" office:value="0.02218033" calcext:value-type="float">
            <text:p>0.02218033</text:p>
          </table:table-cell>
          <table:table-cell table:formula="of:=([.A438] + 32400) / 86400 + 25569" office:value-type="date" office:date-value="2017-08-04T18:17:05" calcext:value-type="date">
            <text:p>2017/08/04 18:17</text:p>
          </table:table-cell>
          <table:table-cell table:formula="of:=[.B438]*60*60" office:value-type="float" office:value="79.849188" calcext:value-type="float">
            <text:p>79.8</text:p>
          </table:table-cell>
        </table:table-row>
        <table:table-row table:style-name="ro1">
          <table:table-cell office:value-type="float" office:value="1501841922" calcext:value-type="float">
            <text:p>1501841922</text:p>
          </table:table-cell>
          <table:table-cell office:value-type="float" office:value="0.01665094" calcext:value-type="float">
            <text:p>0.01665094</text:p>
          </table:table-cell>
          <table:table-cell table:formula="of:=([.A439] + 32400) / 86400 + 25569" office:value-type="date" office:date-value="2017-08-04T19:18:42" calcext:value-type="date">
            <text:p>2017/08/04 19:18</text:p>
          </table:table-cell>
          <table:table-cell table:formula="of:=[.B439]*60*60" office:value-type="float" office:value="59.943384" calcext:value-type="float">
            <text:p>59.9</text:p>
          </table:table-cell>
        </table:table-row>
        <table:table-row table:style-name="ro1">
          <table:table-cell office:value-type="float" office:value="1501845635" calcext:value-type="float">
            <text:p>1501845635</text:p>
          </table:table-cell>
          <table:table-cell office:value-type="float" office:value="0.01774328" calcext:value-type="float">
            <text:p>0.01774328</text:p>
          </table:table-cell>
          <table:table-cell table:formula="of:=([.A440] + 32400) / 86400 + 25569" office:value-type="date" office:date-value="2017-08-04T20:20:35" calcext:value-type="date">
            <text:p>2017/08/04 20:20</text:p>
          </table:table-cell>
          <table:table-cell table:formula="of:=[.B440]*60*60" office:value-type="float" office:value="63.875808" calcext:value-type="float">
            <text:p>63.9</text:p>
          </table:table-cell>
        </table:table-row>
        <table:table-row table:style-name="ro1">
          <table:table-cell office:value-type="float" office:value="1501849247" calcext:value-type="float">
            <text:p>1501849247</text:p>
          </table:table-cell>
          <table:table-cell office:value-type="float" office:value="0.01662879" calcext:value-type="float">
            <text:p>0.01662879</text:p>
          </table:table-cell>
          <table:table-cell table:formula="of:=([.A441] + 32400) / 86400 + 25569" office:value-type="date" office:date-value="2017-08-04T21:20:47" calcext:value-type="date">
            <text:p>2017/08/04 21:20</text:p>
          </table:table-cell>
          <table:table-cell table:formula="of:=[.B441]*60*60" office:value-type="float" office:value="59.863644" calcext:value-type="float">
            <text:p>59.9</text:p>
          </table:table-cell>
        </table:table-row>
        <table:table-row table:style-name="ro1">
          <table:table-cell office:value-type="float" office:value="1501852919" calcext:value-type="float">
            <text:p>1501852919</text:p>
          </table:table-cell>
          <table:table-cell office:value-type="float" office:value="0.01881728" calcext:value-type="float">
            <text:p>0.01881728</text:p>
          </table:table-cell>
          <table:table-cell table:formula="of:=([.A442] + 32400) / 86400 + 25569" office:value-type="date" office:date-value="2017-08-04T22:21:59" calcext:value-type="date">
            <text:p>2017/08/04 22:21</text:p>
          </table:table-cell>
          <table:table-cell table:formula="of:=[.B442]*60*60" office:value-type="float" office:value="67.742208" calcext:value-type="float">
            <text:p>67.7</text:p>
          </table:table-cell>
        </table:table-row>
        <table:table-row table:style-name="ro1">
          <table:table-cell office:value-type="float" office:value="1501856535" calcext:value-type="float">
            <text:p>1501856535</text:p>
          </table:table-cell>
          <table:table-cell office:value-type="float" office:value="0.01883604" calcext:value-type="float">
            <text:p>0.01883604</text:p>
          </table:table-cell>
          <table:table-cell table:formula="of:=([.A443] + 32400) / 86400 + 25569" office:value-type="date" office:date-value="2017-08-04T23:22:15" calcext:value-type="date">
            <text:p>2017/08/04 23:22</text:p>
          </table:table-cell>
          <table:table-cell table:formula="of:=[.B443]*60*60" office:value-type="float" office:value="67.809744" calcext:value-type="float">
            <text:p>67.8</text:p>
          </table:table-cell>
        </table:table-row>
        <table:table-row table:style-name="ro1">
          <table:table-cell office:value-type="float" office:value="1501860119" calcext:value-type="float">
            <text:p>1501860119</text:p>
          </table:table-cell>
          <table:table-cell office:value-type="float" office:value="0.02324487" calcext:value-type="float">
            <text:p>0.02324487</text:p>
          </table:table-cell>
          <table:table-cell table:formula="of:=([.A444] + 32400) / 86400 + 25569" office:value-type="date" office:date-value="2017-08-05T00:21:59" calcext:value-type="date">
            <text:p>2017/08/05 00:21</text:p>
          </table:table-cell>
          <table:table-cell table:formula="of:=[.B444]*60*60" office:value-type="float" office:value="83.681532" calcext:value-type="float">
            <text:p>83.7</text:p>
          </table:table-cell>
        </table:table-row>
        <table:table-row table:style-name="ro1">
          <table:table-cell office:value-type="float" office:value="1501863730" calcext:value-type="float">
            <text:p>1501863730</text:p>
          </table:table-cell>
          <table:table-cell office:value-type="float" office:value="0.01661636" calcext:value-type="float">
            <text:p>0.01661636</text:p>
          </table:table-cell>
          <table:table-cell table:formula="of:=([.A445] + 32400) / 86400 + 25569" office:value-type="date" office:date-value="2017-08-05T01:22:10" calcext:value-type="date">
            <text:p>2017/08/05 01:22</text:p>
          </table:table-cell>
          <table:table-cell table:formula="of:=[.B445]*60*60" office:value-type="float" office:value="59.818896" calcext:value-type="float">
            <text:p>59.8</text:p>
          </table:table-cell>
        </table:table-row>
        <table:table-row table:style-name="ro1">
          <table:table-cell office:value-type="float" office:value="1501867156" calcext:value-type="float">
            <text:p>1501867156</text:p>
          </table:table-cell>
          <table:table-cell office:value-type="float" office:value="0.009933501" calcext:value-type="float">
            <text:p>0.009933501</text:p>
          </table:table-cell>
          <table:table-cell table:formula="of:=([.A446] + 32400) / 86400 + 25569" office:value-type="date" office:date-value="2017-08-05T02:19:16" calcext:value-type="date">
            <text:p>2017/08/05 02:19</text:p>
          </table:table-cell>
          <table:table-cell table:formula="of:=[.B446]*60*60" office:value-type="float" office:value="35.7606036" calcext:value-type="float">
            <text:p>35.8</text:p>
          </table:table-cell>
        </table:table-row>
        <table:table-row table:style-name="ro1">
          <table:table-cell office:value-type="float" office:value="1501870679" calcext:value-type="float">
            <text:p>1501870679</text:p>
          </table:table-cell>
          <table:table-cell office:value-type="float" office:value="0.009941456" calcext:value-type="float">
            <text:p>0.009941456</text:p>
          </table:table-cell>
          <table:table-cell table:formula="of:=([.A447] + 32400) / 86400 + 25569" office:value-type="date" office:date-value="2017-08-05T03:17:59" calcext:value-type="date">
            <text:p>2017/08/05 03:17</text:p>
          </table:table-cell>
          <table:table-cell table:formula="of:=[.B447]*60*60" office:value-type="float" office:value="35.7892416" calcext:value-type="float">
            <text:p>35.8</text:p>
          </table:table-cell>
        </table:table-row>
        <table:table-row table:style-name="ro1">
          <table:table-cell office:value-type="float" office:value="1501874508" calcext:value-type="float">
            <text:p>1501874508</text:p>
          </table:table-cell>
          <table:table-cell office:value-type="float" office:value="0.006647463" calcext:value-type="float">
            <text:p>0.006647463</text:p>
          </table:table-cell>
          <table:table-cell table:formula="of:=([.A448] + 32400) / 86400 + 25569" office:value-type="date" office:date-value="2017-08-05T04:21:48" calcext:value-type="date">
            <text:p>2017/08/05 04:21</text:p>
          </table:table-cell>
          <table:table-cell table:formula="of:=[.B448]*60*60" office:value-type="float" office:value="23.9308668" calcext:value-type="float">
            <text:p>23.9</text:p>
          </table:table-cell>
        </table:table-row>
        <table:table-row table:style-name="ro1">
          <table:table-cell office:value-type="float" office:value="1501878000" calcext:value-type="float">
            <text:p>1501878000</text:p>
          </table:table-cell>
          <table:table-cell office:value-type="float" office:value="0.006622517" calcext:value-type="float">
            <text:p>0.006622517</text:p>
          </table:table-cell>
          <table:table-cell table:formula="of:=([.A449] + 32400) / 86400 + 25569" office:value-type="date" office:date-value="2017-08-05T05:20:00" calcext:value-type="date">
            <text:p>2017/08/05 05:20</text:p>
          </table:table-cell>
          <table:table-cell table:formula="of:=[.B449]*60*60" office:value-type="float" office:value="23.8410612" calcext:value-type="float">
            <text:p>23.8</text:p>
          </table:table-cell>
        </table:table-row>
        <table:table-row table:style-name="ro1">
          <table:table-cell office:value-type="float" office:value="1501881685" calcext:value-type="float">
            <text:p>1501881685</text:p>
          </table:table-cell>
          <table:table-cell office:value-type="float" office:value="0.004379242" calcext:value-type="float">
            <text:p>0.004379242</text:p>
          </table:table-cell>
          <table:table-cell table:formula="of:=([.A450] + 32400) / 86400 + 25569" office:value-type="date" office:date-value="2017-08-05T06:21:25" calcext:value-type="date">
            <text:p>2017/08/05 06:21</text:p>
          </table:table-cell>
          <table:table-cell table:formula="of:=[.B450]*60*60" office:value-type="float" office:value="15.7652712" calcext:value-type="float">
            <text:p>15.8</text:p>
          </table:table-cell>
        </table:table-row>
        <table:table-row table:style-name="ro1">
          <table:table-cell office:value-type="float" office:value="1501885214" calcext:value-type="float">
            <text:p>1501885214</text:p>
          </table:table-cell>
          <table:table-cell office:value-type="float" office:value="0.00444247" calcext:value-type="float">
            <text:p>0.00444247</text:p>
          </table:table-cell>
          <table:table-cell table:formula="of:=([.A451] + 32400) / 86400 + 25569" office:value-type="date" office:date-value="2017-08-05T07:20:14" calcext:value-type="date">
            <text:p>2017/08/05 07:20</text:p>
          </table:table-cell>
          <table:table-cell table:formula="of:=[.B451]*60*60" office:value-type="float" office:value="15.992892" calcext:value-type="float">
            <text:p>16.0</text:p>
          </table:table-cell>
        </table:table-row>
        <table:table-row table:style-name="ro1">
          <table:table-cell office:value-type="float" office:value="1501888805" calcext:value-type="float">
            <text:p>1501888805</text:p>
          </table:table-cell>
          <table:table-cell office:value-type="float" office:value="0.00764213" calcext:value-type="float">
            <text:p>0.00764213</text:p>
          </table:table-cell>
          <table:table-cell table:formula="of:=([.A452] + 32400) / 86400 + 25569" office:value-type="date" office:date-value="2017-08-05T08:20:05" calcext:value-type="date">
            <text:p>2017/08/05 08:20</text:p>
          </table:table-cell>
          <table:table-cell table:formula="of:=[.B452]*60*60" office:value-type="float" office:value="27.511668" calcext:value-type="float">
            <text:p>27.5</text:p>
          </table:table-cell>
        </table:table-row>
        <table:table-row table:style-name="ro1">
          <table:table-cell office:value-type="float" office:value="1501892386" calcext:value-type="float">
            <text:p>1501892386</text:p>
          </table:table-cell>
          <table:table-cell office:value-type="float" office:value="0.00988848" calcext:value-type="float">
            <text:p>0.00988848</text:p>
          </table:table-cell>
          <table:table-cell table:formula="of:=([.A453] + 32400) / 86400 + 25569" office:value-type="date" office:date-value="2017-08-05T09:19:46" calcext:value-type="date">
            <text:p>2017/08/05 09:19</text:p>
          </table:table-cell>
          <table:table-cell table:formula="of:=[.B453]*60*60" office:value-type="float" office:value="35.598528" calcext:value-type="float">
            <text:p>35.6</text:p>
          </table:table-cell>
        </table:table-row>
        <table:table-row table:style-name="ro1">
          <table:table-cell office:value-type="float" office:value="1501895939" calcext:value-type="float">
            <text:p>1501895939</text:p>
          </table:table-cell>
          <table:table-cell office:value-type="float" office:value="0.008850537" calcext:value-type="float">
            <text:p>0.008850537</text:p>
          </table:table-cell>
          <table:table-cell table:formula="of:=([.A454] + 32400) / 86400 + 25569" office:value-type="date" office:date-value="2017-08-05T10:18:59" calcext:value-type="date">
            <text:p>2017/08/05 10:18</text:p>
          </table:table-cell>
          <table:table-cell table:formula="of:=[.B454]*60*60" office:value-type="float" office:value="31.8619332" calcext:value-type="float">
            <text:p>31.9</text:p>
          </table:table-cell>
        </table:table-row>
        <table:table-row table:style-name="ro1">
          <table:table-cell office:value-type="float" office:value="1501899696" calcext:value-type="float">
            <text:p>1501899696</text:p>
          </table:table-cell>
          <table:table-cell office:value-type="float" office:value="0.01331669" calcext:value-type="float">
            <text:p>0.01331669</text:p>
          </table:table-cell>
          <table:table-cell table:formula="of:=([.A455] + 32400) / 86400 + 25569" office:value-type="date" office:date-value="2017-08-05T11:21:36" calcext:value-type="date">
            <text:p>2017/08/05 11:21</text:p>
          </table:table-cell>
          <table:table-cell table:formula="of:=[.B455]*60*60" office:value-type="float" office:value="47.940084" calcext:value-type="float">
            <text:p>47.9</text:p>
          </table:table-cell>
        </table:table-row>
        <table:table-row table:style-name="ro1">
          <table:table-cell office:value-type="float" office:value="1501903197" calcext:value-type="float">
            <text:p>1501903197</text:p>
          </table:table-cell>
          <table:table-cell office:value-type="float" office:value="0.01436067" calcext:value-type="float">
            <text:p>0.01436067</text:p>
          </table:table-cell>
          <table:table-cell table:formula="of:=([.A456] + 32400) / 86400 + 25569" office:value-type="date" office:date-value="2017-08-05T12:19:57" calcext:value-type="date">
            <text:p>2017/08/05 12:19</text:p>
          </table:table-cell>
          <table:table-cell table:formula="of:=[.B456]*60*60" office:value-type="float" office:value="51.698412" calcext:value-type="float">
            <text:p>51.7</text:p>
          </table:table-cell>
        </table:table-row>
        <table:table-row table:style-name="ro1">
          <table:table-cell office:value-type="float" office:value="1501906814" calcext:value-type="float">
            <text:p>1501906814</text:p>
          </table:table-cell>
          <table:table-cell office:value-type="float" office:value="0.01877105" calcext:value-type="float">
            <text:p>0.01877105</text:p>
          </table:table-cell>
          <table:table-cell table:formula="of:=([.A457] + 32400) / 86400 + 25569" office:value-type="date" office:date-value="2017-08-05T13:20:14" calcext:value-type="date">
            <text:p>2017/08/05 13:20</text:p>
          </table:table-cell>
          <table:table-cell table:formula="of:=[.B457]*60*60" office:value-type="float" office:value="67.57578" calcext:value-type="float">
            <text:p>67.6</text:p>
          </table:table-cell>
        </table:table-row>
        <table:table-row table:style-name="ro1">
          <table:table-cell office:value-type="float" office:value="1501910488" calcext:value-type="float">
            <text:p>1501910488</text:p>
          </table:table-cell>
          <table:table-cell office:value-type="float" office:value="0.0132465" calcext:value-type="float">
            <text:p>0.0132465</text:p>
          </table:table-cell>
          <table:table-cell table:formula="of:=([.A458] + 32400) / 86400 + 25569" office:value-type="date" office:date-value="2017-08-05T14:21:28" calcext:value-type="date">
            <text:p>2017/08/05 14:21</text:p>
          </table:table-cell>
          <table:table-cell table:formula="of:=[.B458]*60*60" office:value-type="float" office:value="47.6874" calcext:value-type="float">
            <text:p>47.7</text:p>
          </table:table-cell>
        </table:table-row>
        <table:table-row table:style-name="ro1">
          <table:table-cell office:value-type="float" office:value="1501914129" calcext:value-type="float">
            <text:p>1501914129</text:p>
          </table:table-cell>
          <table:table-cell office:value-type="float" office:value="0.008862793" calcext:value-type="float">
            <text:p>0.008862793</text:p>
          </table:table-cell>
          <table:table-cell table:formula="of:=([.A459] + 32400) / 86400 + 25569" office:value-type="date" office:date-value="2017-08-05T15:22:09" calcext:value-type="date">
            <text:p>2017/08/05 15:22</text:p>
          </table:table-cell>
          <table:table-cell table:formula="of:=[.B459]*60*60" office:value-type="float" office:value="31.9060548" calcext:value-type="float">
            <text:p>31.9</text:p>
          </table:table-cell>
        </table:table-row>
        <table:table-row table:style-name="ro1">
          <table:table-cell office:value-type="float" office:value="1501917833" calcext:value-type="float">
            <text:p>1501917833</text:p>
          </table:table-cell>
          <table:table-cell office:value-type="float" office:value="0.01218094" calcext:value-type="float">
            <text:p>0.01218094</text:p>
          </table:table-cell>
          <table:table-cell table:formula="of:=([.A460] + 32400) / 86400 + 25569" office:value-type="date" office:date-value="2017-08-05T16:23:53" calcext:value-type="date">
            <text:p>2017/08/05 16:23</text:p>
          </table:table-cell>
          <table:table-cell table:formula="of:=[.B460]*60*60" office:value-type="float" office:value="43.851384" calcext:value-type="float">
            <text:p>43.9</text:p>
          </table:table-cell>
        </table:table-row>
        <table:table-row table:style-name="ro1">
          <table:table-cell office:value-type="float" office:value="1501921492" calcext:value-type="float">
            <text:p>1501921492</text:p>
          </table:table-cell>
          <table:table-cell office:value-type="float" office:value="0.01653941" calcext:value-type="float">
            <text:p>0.01653941</text:p>
          </table:table-cell>
          <table:table-cell table:formula="of:=([.A461] + 32400) / 86400 + 25569" office:value-type="date" office:date-value="2017-08-05T17:24:52" calcext:value-type="date">
            <text:p>2017/08/05 17:24</text:p>
          </table:table-cell>
          <table:table-cell table:formula="of:=[.B461]*60*60" office:value-type="float" office:value="59.541876" calcext:value-type="float">
            <text:p>59.5</text:p>
          </table:table-cell>
        </table:table-row>
        <table:table-row table:style-name="ro1">
          <table:table-cell office:value-type="float" office:value="1501924926" calcext:value-type="float">
            <text:p>1501924926</text:p>
          </table:table-cell>
          <table:table-cell office:value-type="float" office:value="0.01325198" calcext:value-type="float">
            <text:p>0.01325198</text:p>
          </table:table-cell>
          <table:table-cell table:formula="of:=([.A462] + 32400) / 86400 + 25569" office:value-type="date" office:date-value="2017-08-05T18:22:06" calcext:value-type="date">
            <text:p>2017/08/05 18:22</text:p>
          </table:table-cell>
          <table:table-cell table:formula="of:=[.B462]*60*60" office:value-type="float" office:value="47.707128" calcext:value-type="float">
            <text:p>47.7</text:p>
          </table:table-cell>
        </table:table-row>
        <table:table-row table:style-name="ro1">
          <table:table-cell office:value-type="float" office:value="1501928605" calcext:value-type="float">
            <text:p>1501928605</text:p>
          </table:table-cell>
          <table:table-cell office:value-type="float" office:value="0.01443041" calcext:value-type="float">
            <text:p>0.01443041</text:p>
          </table:table-cell>
          <table:table-cell table:formula="of:=([.A463] + 32400) / 86400 + 25569" office:value-type="date" office:date-value="2017-08-05T19:23:25" calcext:value-type="date">
            <text:p>2017/08/05 19:23</text:p>
          </table:table-cell>
          <table:table-cell table:formula="of:=[.B463]*60*60" office:value-type="float" office:value="51.949476" calcext:value-type="float">
            <text:p>51.9</text:p>
          </table:table-cell>
        </table:table-row>
        <table:table-row table:style-name="ro1">
          <table:table-cell office:value-type="float" office:value="1501932231" calcext:value-type="float">
            <text:p>1501932231</text:p>
          </table:table-cell>
          <table:table-cell office:value-type="float" office:value="0.01551547" calcext:value-type="float">
            <text:p>0.01551547</text:p>
          </table:table-cell>
          <table:table-cell table:formula="of:=([.A464] + 32400) / 86400 + 25569" office:value-type="date" office:date-value="2017-08-05T20:23:51" calcext:value-type="date">
            <text:p>2017/08/05 20:23</text:p>
          </table:table-cell>
          <table:table-cell table:formula="of:=[.B464]*60*60" office:value-type="float" office:value="55.855692" calcext:value-type="float">
            <text:p>55.9</text:p>
          </table:table-cell>
        </table:table-row>
        <table:table-row table:style-name="ro1">
          <table:table-cell office:value-type="float" office:value="1501935959" calcext:value-type="float">
            <text:p>1501935959</text:p>
          </table:table-cell>
          <table:table-cell office:value-type="float" office:value="0.01544955" calcext:value-type="float">
            <text:p>0.01544955</text:p>
          </table:table-cell>
          <table:table-cell table:formula="of:=([.A465] + 32400) / 86400 + 25569" office:value-type="date" office:date-value="2017-08-05T21:25:59" calcext:value-type="date">
            <text:p>2017/08/05 21:25</text:p>
          </table:table-cell>
          <table:table-cell table:formula="of:=[.B465]*60*60" office:value-type="float" office:value="55.61838" calcext:value-type="float">
            <text:p>55.6</text:p>
          </table:table-cell>
        </table:table-row>
        <table:table-row table:style-name="ro1">
          <table:table-cell office:value-type="float" office:value="1501939403" calcext:value-type="float">
            <text:p>1501939403</text:p>
          </table:table-cell>
          <table:table-cell office:value-type="float" office:value="0.01655492" calcext:value-type="float">
            <text:p>0.01655492</text:p>
          </table:table-cell>
          <table:table-cell table:formula="of:=([.A466] + 32400) / 86400 + 25569" office:value-type="date" office:date-value="2017-08-05T22:23:23" calcext:value-type="date">
            <text:p>2017/08/05 22:23</text:p>
          </table:table-cell>
          <table:table-cell table:formula="of:=[.B466]*60*60" office:value-type="float" office:value="59.597712" calcext:value-type="float">
            <text:p>59.6</text:p>
          </table:table-cell>
        </table:table-row>
        <table:table-row table:style-name="ro1">
          <table:table-cell office:value-type="float" office:value="1501943089" calcext:value-type="float">
            <text:p>1501943089</text:p>
          </table:table-cell>
          <table:table-cell office:value-type="float" office:value="0.0188784" calcext:value-type="float">
            <text:p>0.0188784</text:p>
          </table:table-cell>
          <table:table-cell table:formula="of:=([.A467] + 32400) / 86400 + 25569" office:value-type="date" office:date-value="2017-08-05T23:24:49" calcext:value-type="date">
            <text:p>2017/08/05 23:24</text:p>
          </table:table-cell>
          <table:table-cell table:formula="of:=[.B467]*60*60" office:value-type="float" office:value="67.96224" calcext:value-type="float">
            <text:p>68.0</text:p>
          </table:table-cell>
        </table:table-row>
        <table:table-row table:style-name="ro1">
          <table:table-cell office:value-type="float" office:value="1501946671" calcext:value-type="float">
            <text:p>1501946671</text:p>
          </table:table-cell>
          <table:table-cell office:value-type="float" office:value="0.02322046" calcext:value-type="float">
            <text:p>0.02322046</text:p>
          </table:table-cell>
          <table:table-cell table:formula="of:=([.A468] + 32400) / 86400 + 25569" office:value-type="date" office:date-value="2017-08-06T00:24:31" calcext:value-type="date">
            <text:p>2017/08/06 00:24</text:p>
          </table:table-cell>
          <table:table-cell table:formula="of:=[.B468]*60*60" office:value-type="float" office:value="83.593656" calcext:value-type="float">
            <text:p>83.6</text:p>
          </table:table-cell>
        </table:table-row>
        <table:table-row table:style-name="ro1">
          <table:table-cell office:value-type="float" office:value="1501950327" calcext:value-type="float">
            <text:p>1501950327</text:p>
          </table:table-cell>
          <table:table-cell office:value-type="float" office:value="0.02554208" calcext:value-type="float">
            <text:p>0.02554208</text:p>
          </table:table-cell>
          <table:table-cell table:formula="of:=([.A469] + 32400) / 86400 + 25569" office:value-type="date" office:date-value="2017-08-06T01:25:27" calcext:value-type="date">
            <text:p>2017/08/06 01:25</text:p>
          </table:table-cell>
          <table:table-cell table:formula="of:=[.B469]*60*60" office:value-type="float" office:value="91.951488" calcext:value-type="float">
            <text:p>92.0</text:p>
          </table:table-cell>
        </table:table-row>
        <table:table-row table:style-name="ro1">
          <table:table-cell office:value-type="float" office:value="1501953898" calcext:value-type="float">
            <text:p>1501953898</text:p>
          </table:table-cell>
          <table:table-cell office:value-type="float" office:value="0.01992859" calcext:value-type="float">
            <text:p>0.01992859</text:p>
          </table:table-cell>
          <table:table-cell table:formula="of:=([.A470] + 32400) / 86400 + 25569" office:value-type="date" office:date-value="2017-08-06T02:24:58" calcext:value-type="date">
            <text:p>2017/08/06 02:24</text:p>
          </table:table-cell>
          <table:table-cell table:formula="of:=[.B470]*60*60" office:value-type="float" office:value="71.742924" calcext:value-type="float">
            <text:p>71.7</text:p>
          </table:table-cell>
        </table:table-row>
        <table:table-row table:style-name="ro1">
          <table:table-cell office:value-type="float" office:value="1501957455" calcext:value-type="float">
            <text:p>1501957455</text:p>
          </table:table-cell>
          <table:table-cell office:value-type="float" office:value="0.01102536" calcext:value-type="float">
            <text:p>0.01102536</text:p>
          </table:table-cell>
          <table:table-cell table:formula="of:=([.A471] + 32400) / 86400 + 25569" office:value-type="date" office:date-value="2017-08-06T03:24:15" calcext:value-type="date">
            <text:p>2017/08/06 03:24</text:p>
          </table:table-cell>
          <table:table-cell table:formula="of:=[.B471]*60*60" office:value-type="float" office:value="39.691296" calcext:value-type="float">
            <text:p>39.7</text:p>
          </table:table-cell>
        </table:table-row>
        <table:table-row table:style-name="ro1">
          <table:table-cell office:value-type="float" office:value="1501961011" calcext:value-type="float">
            <text:p>1501961011</text:p>
          </table:table-cell>
          <table:table-cell office:value-type="float" office:value="0.005464779" calcext:value-type="float">
            <text:p>0.005464779</text:p>
          </table:table-cell>
          <table:table-cell table:formula="of:=([.A472] + 32400) / 86400 + 25569" office:value-type="date" office:date-value="2017-08-06T04:23:31" calcext:value-type="date">
            <text:p>2017/08/06 04:23</text:p>
          </table:table-cell>
          <table:table-cell table:formula="of:=[.B472]*60*60" office:value-type="float" office:value="19.6732044" calcext:value-type="float">
            <text:p>19.7</text:p>
          </table:table-cell>
        </table:table-row>
        <table:table-row table:style-name="ro1">
          <table:table-cell office:value-type="float" office:value="1501964756" calcext:value-type="float">
            <text:p>1501964756</text:p>
          </table:table-cell>
          <table:table-cell office:value-type="float" office:value="0.00442833" calcext:value-type="float">
            <text:p>0.00442833</text:p>
          </table:table-cell>
          <table:table-cell table:formula="of:=([.A473] + 32400) / 86400 + 25569" office:value-type="date" office:date-value="2017-08-06T05:25:56" calcext:value-type="date">
            <text:p>2017/08/06 05:25</text:p>
          </table:table-cell>
          <table:table-cell table:formula="of:=[.B473]*60*60" office:value-type="float" office:value="15.941988" calcext:value-type="float">
            <text:p>15.9</text:p>
          </table:table-cell>
        </table:table-row>
        <table:table-row table:style-name="ro1">
          <table:table-cell office:value-type="float" office:value="1501968260" calcext:value-type="float">
            <text:p>1501968260</text:p>
          </table:table-cell>
          <table:table-cell office:value-type="float" office:value="0.005405405" calcext:value-type="float">
            <text:p>0.005405405</text:p>
          </table:table-cell>
          <table:table-cell table:formula="of:=([.A474] + 32400) / 86400 + 25569" office:value-type="date" office:date-value="2017-08-06T06:24:20" calcext:value-type="date">
            <text:p>2017/08/06 06:24</text:p>
          </table:table-cell>
          <table:table-cell table:formula="of:=[.B474]*60*60" office:value-type="float" office:value="19.459458" calcext:value-type="float">
            <text:p>19.5</text:p>
          </table:table-cell>
        </table:table-row>
        <table:table-row table:style-name="ro1">
          <table:table-cell office:value-type="float" office:value="1501971937" calcext:value-type="float">
            <text:p>1501971937</text:p>
          </table:table-cell>
          <table:table-cell office:value-type="float" office:value="0.005405698" calcext:value-type="float">
            <text:p>0.005405698</text:p>
          </table:table-cell>
          <table:table-cell table:formula="of:=([.A475] + 32400) / 86400 + 25569" office:value-type="date" office:date-value="2017-08-06T07:25:37" calcext:value-type="date">
            <text:p>2017/08/06 07:25</text:p>
          </table:table-cell>
          <table:table-cell table:formula="of:=[.B475]*60*60" office:value-type="float" office:value="19.4605128" calcext:value-type="float">
            <text:p>19.5</text:p>
          </table:table-cell>
        </table:table-row>
        <table:table-row table:style-name="ro1">
          <table:table-cell office:value-type="float" office:value="1501975544" calcext:value-type="float">
            <text:p>1501975544</text:p>
          </table:table-cell>
          <table:table-cell office:value-type="float" office:value="0.008712699" calcext:value-type="float">
            <text:p>0.008712699</text:p>
          </table:table-cell>
          <table:table-cell table:formula="of:=([.A476] + 32400) / 86400 + 25569" office:value-type="date" office:date-value="2017-08-06T08:25:44" calcext:value-type="date">
            <text:p>2017/08/06 08:25</text:p>
          </table:table-cell>
          <table:table-cell table:formula="of:=[.B476]*60*60" office:value-type="float" office:value="31.3657164" calcext:value-type="float">
            <text:p>31.4</text:p>
          </table:table-cell>
        </table:table-row>
        <table:table-row table:style-name="ro1">
          <table:table-cell office:value-type="float" office:value="1501979183" calcext:value-type="float">
            <text:p>1501979183</text:p>
          </table:table-cell>
          <table:table-cell office:value-type="float" office:value="0.008825882" calcext:value-type="float">
            <text:p>0.008825882</text:p>
          </table:table-cell>
          <table:table-cell table:formula="of:=([.A477] + 32400) / 86400 + 25569" office:value-type="date" office:date-value="2017-08-06T09:26:23" calcext:value-type="date">
            <text:p>2017/08/06 09:26</text:p>
          </table:table-cell>
          <table:table-cell table:formula="of:=[.B477]*60*60" office:value-type="float" office:value="31.7731752" calcext:value-type="float">
            <text:p>31.8</text:p>
          </table:table-cell>
        </table:table-row>
        <table:table-row table:style-name="ro1">
          <table:table-cell office:value-type="float" office:value="1501982779" calcext:value-type="float">
            <text:p>1501982779</text:p>
          </table:table-cell>
          <table:table-cell office:value-type="float" office:value="0.009952449" calcext:value-type="float">
            <text:p>0.009952449</text:p>
          </table:table-cell>
          <table:table-cell table:formula="of:=([.A478] + 32400) / 86400 + 25569" office:value-type="date" office:date-value="2017-08-06T10:26:19" calcext:value-type="date">
            <text:p>2017/08/06 10:26</text:p>
          </table:table-cell>
          <table:table-cell table:formula="of:=[.B478]*60*60" office:value-type="float" office:value="35.8288164" calcext:value-type="float">
            <text:p>35.8</text:p>
          </table:table-cell>
        </table:table-row>
        <table:table-row table:style-name="ro1">
          <table:table-cell office:value-type="float" office:value="1501986390" calcext:value-type="float">
            <text:p>1501986390</text:p>
          </table:table-cell>
          <table:table-cell office:value-type="float" office:value="0.01104576" calcext:value-type="float">
            <text:p>0.01104576</text:p>
          </table:table-cell>
          <table:table-cell table:formula="of:=([.A479] + 32400) / 86400 + 25569" office:value-type="date" office:date-value="2017-08-06T11:26:30" calcext:value-type="date">
            <text:p>2017/08/06 11:26</text:p>
          </table:table-cell>
          <table:table-cell table:formula="of:=[.B479]*60*60" office:value-type="float" office:value="39.764736" calcext:value-type="float">
            <text:p>39.8</text:p>
          </table:table-cell>
        </table:table-row>
        <table:table-row table:style-name="ro1">
          <table:table-cell office:value-type="float" office:value="1501989850" calcext:value-type="float">
            <text:p>1501989850</text:p>
          </table:table-cell>
          <table:table-cell office:value-type="float" office:value="0.01105461" calcext:value-type="float">
            <text:p>0.01105461</text:p>
          </table:table-cell>
          <table:table-cell table:formula="of:=([.A480] + 32400) / 86400 + 25569" office:value-type="date" office:date-value="2017-08-06T12:24:10" calcext:value-type="date">
            <text:p>2017/08/06 12:24</text:p>
          </table:table-cell>
          <table:table-cell table:formula="of:=[.B480]*60*60" office:value-type="float" office:value="39.796596" calcext:value-type="float">
            <text:p>39.8</text:p>
          </table:table-cell>
        </table:table-row>
        <table:table-row table:style-name="ro1">
          <table:table-cell office:value-type="float" office:value="1501993572" calcext:value-type="float">
            <text:p>1501993572</text:p>
          </table:table-cell>
          <table:table-cell office:value-type="float" office:value="0.01331004" calcext:value-type="float">
            <text:p>0.01331004</text:p>
          </table:table-cell>
          <table:table-cell table:formula="of:=([.A481] + 32400) / 86400 + 25569" office:value-type="date" office:date-value="2017-08-06T13:26:12" calcext:value-type="date">
            <text:p>2017/08/06 13:26</text:p>
          </table:table-cell>
          <table:table-cell table:formula="of:=[.B481]*60*60" office:value-type="float" office:value="47.916144" calcext:value-type="float">
            <text:p>47.9</text:p>
          </table:table-cell>
        </table:table-row>
        <table:table-row table:style-name="ro1">
          <table:table-cell office:value-type="float" office:value="1501997099" calcext:value-type="float">
            <text:p>1501997099</text:p>
          </table:table-cell>
          <table:table-cell office:value-type="float" office:value="0.02435919" calcext:value-type="float">
            <text:p>0.02435919</text:p>
          </table:table-cell>
          <table:table-cell table:formula="of:=([.A482] + 32400) / 86400 + 25569" office:value-type="date" office:date-value="2017-08-06T14:24:59" calcext:value-type="date">
            <text:p>2017/08/06 14:24</text:p>
          </table:table-cell>
          <table:table-cell table:formula="of:=[.B482]*60*60" office:value-type="float" office:value="87.693084" calcext:value-type="float">
            <text:p>87.7</text:p>
          </table:table-cell>
        </table:table-row>
        <table:table-row table:style-name="ro1">
          <table:table-cell office:value-type="float" office:value="1502000740" calcext:value-type="float">
            <text:p>1502000740</text:p>
          </table:table-cell>
          <table:table-cell office:value-type="float" office:value="0.01772902" calcext:value-type="float">
            <text:p>0.01772902</text:p>
          </table:table-cell>
          <table:table-cell table:formula="of:=([.A483] + 32400) / 86400 + 25569" office:value-type="date" office:date-value="2017-08-06T15:25:40" calcext:value-type="date">
            <text:p>2017/08/06 15:25</text:p>
          </table:table-cell>
          <table:table-cell table:formula="of:=[.B483]*60*60" office:value-type="float" office:value="63.824472" calcext:value-type="float">
            <text:p>63.8</text:p>
          </table:table-cell>
        </table:table-row>
        <table:table-row table:style-name="ro1">
          <table:table-cell office:value-type="float" office:value="1502004213" calcext:value-type="float">
            <text:p>1502004213</text:p>
          </table:table-cell>
          <table:table-cell office:value-type="float" office:value="0.01887788" calcext:value-type="float">
            <text:p>0.01887788</text:p>
          </table:table-cell>
          <table:table-cell table:formula="of:=([.A484] + 32400) / 86400 + 25569" office:value-type="date" office:date-value="2017-08-06T16:23:33" calcext:value-type="date">
            <text:p>2017/08/06 16:23</text:p>
          </table:table-cell>
          <table:table-cell table:formula="of:=[.B484]*60*60" office:value-type="float" office:value="67.960368" calcext:value-type="float">
            <text:p>68.0</text:p>
          </table:table-cell>
        </table:table-row>
        <table:table-row table:style-name="ro1">
          <table:table-cell office:value-type="float" office:value="1502008204" calcext:value-type="float">
            <text:p>1502008204</text:p>
          </table:table-cell>
          <table:table-cell office:value-type="float" office:value="0.01221069" calcext:value-type="float">
            <text:p>0.01221069</text:p>
          </table:table-cell>
          <table:table-cell table:formula="of:=([.A485] + 32400) / 86400 + 25569" office:value-type="date" office:date-value="2017-08-06T17:30:04" calcext:value-type="date">
            <text:p>2017/08/06 17:30</text:p>
          </table:table-cell>
          <table:table-cell table:formula="of:=[.B485]*60*60" office:value-type="float" office:value="43.958484" calcext:value-type="float">
            <text:p>44.0</text:p>
          </table:table-cell>
        </table:table-row>
        <table:table-row table:style-name="ro1">
          <table:table-cell office:value-type="float" office:value="1502015320" calcext:value-type="float">
            <text:p>1502015320</text:p>
          </table:table-cell>
          <table:table-cell office:value-type="float" office:value="0.01442121" calcext:value-type="float">
            <text:p>0.01442121</text:p>
          </table:table-cell>
          <table:table-cell table:formula="of:=([.A486] + 32400) / 86400 + 25569" office:value-type="date" office:date-value="2017-08-06T19:28:40" calcext:value-type="date">
            <text:p>2017/08/06 19:28</text:p>
          </table:table-cell>
          <table:table-cell table:formula="of:=[.B486]*60*60" office:value-type="float" office:value="51.916356" calcext:value-type="float">
            <text:p>51.9</text:p>
          </table:table-cell>
        </table:table-row>
        <table:table-row table:style-name="ro1">
          <table:table-cell office:value-type="float" office:value="1502018630" calcext:value-type="float">
            <text:p>1502018630</text:p>
          </table:table-cell>
          <table:table-cell office:value-type="float" office:value="0.01548416" calcext:value-type="float">
            <text:p>0.01548416</text:p>
          </table:table-cell>
          <table:table-cell table:formula="of:=([.A487] + 32400) / 86400 + 25569" office:value-type="date" office:date-value="2017-08-06T20:23:50" calcext:value-type="date">
            <text:p>2017/08/06 20:23</text:p>
          </table:table-cell>
          <table:table-cell table:formula="of:=[.B487]*60*60" office:value-type="float" office:value="55.742976" calcext:value-type="float">
            <text:p>55.7</text:p>
          </table:table-cell>
        </table:table-row>
        <table:table-row table:style-name="ro1">
          <table:table-cell office:value-type="float" office:value="1502022344" calcext:value-type="float">
            <text:p>1502022344</text:p>
          </table:table-cell>
          <table:table-cell office:value-type="float" office:value="0.01888207" calcext:value-type="float">
            <text:p>0.01888207</text:p>
          </table:table-cell>
          <table:table-cell table:formula="of:=([.A488] + 32400) / 86400 + 25569" office:value-type="date" office:date-value="2017-08-06T21:25:44" calcext:value-type="date">
            <text:p>2017/08/06 21:25</text:p>
          </table:table-cell>
          <table:table-cell table:formula="of:=[.B488]*60*60" office:value-type="float" office:value="67.975452" calcext:value-type="float">
            <text:p>68.0</text:p>
          </table:table-cell>
        </table:table-row>
        <table:table-row table:style-name="ro1">
          <table:table-cell office:value-type="float" office:value="1502029545" calcext:value-type="float">
            <text:p>1502029545</text:p>
          </table:table-cell>
          <table:table-cell office:value-type="float" office:value="0.02438349" calcext:value-type="float">
            <text:p>0.02438349</text:p>
          </table:table-cell>
          <table:table-cell table:formula="of:=([.A489] + 32400) / 86400 + 25569" office:value-type="date" office:date-value="2017-08-06T23:25:45" calcext:value-type="date">
            <text:p>2017/08/06 23:25</text:p>
          </table:table-cell>
          <table:table-cell table:formula="of:=[.B489]*60*60" office:value-type="float" office:value="87.780564" calcext:value-type="float">
            <text:p>87.8</text:p>
          </table:table-cell>
        </table:table-row>
        <table:table-row table:style-name="ro1">
          <table:table-cell office:value-type="float" office:value="1502033132" calcext:value-type="float">
            <text:p>1502033132</text:p>
          </table:table-cell>
          <table:table-cell office:value-type="float" office:value="0.01997836" calcext:value-type="float">
            <text:p>0.01997836</text:p>
          </table:table-cell>
          <table:table-cell table:formula="of:=([.A490] + 32400) / 86400 + 25569" office:value-type="date" office:date-value="2017-08-07T00:25:32" calcext:value-type="date">
            <text:p>2017/08/07 00:25</text:p>
          </table:table-cell>
          <table:table-cell table:formula="of:=[.B490]*60*60" office:value-type="float" office:value="71.922096" calcext:value-type="float">
            <text:p>71.9</text:p>
          </table:table-cell>
        </table:table-row>
        <table:table-row table:style-name="ro1">
          <table:table-cell office:value-type="float" office:value="1502036645" calcext:value-type="float">
            <text:p>1502036645</text:p>
          </table:table-cell>
          <table:table-cell office:value-type="float" office:value="0.02107482" calcext:value-type="float">
            <text:p>0.02107482</text:p>
          </table:table-cell>
          <table:table-cell table:formula="of:=([.A491] + 32400) / 86400 + 25569" office:value-type="date" office:date-value="2017-08-07T01:24:05" calcext:value-type="date">
            <text:p>2017/08/07 01:24</text:p>
          </table:table-cell>
          <table:table-cell table:formula="of:=[.B491]*60*60" office:value-type="float" office:value="75.869352" calcext:value-type="float">
            <text:p>75.9</text:p>
          </table:table-cell>
        </table:table-row>
        <table:table-row table:style-name="ro1">
          <table:table-cell office:value-type="float" office:value="1502040165" calcext:value-type="float">
            <text:p>1502040165</text:p>
          </table:table-cell>
          <table:table-cell office:value-type="float" office:value="0.01773295" calcext:value-type="float">
            <text:p>0.01773295</text:p>
          </table:table-cell>
          <table:table-cell table:formula="of:=([.A492] + 32400) / 86400 + 25569" office:value-type="date" office:date-value="2017-08-07T02:22:45" calcext:value-type="date">
            <text:p>2017/08/07 02:22</text:p>
          </table:table-cell>
          <table:table-cell table:formula="of:=[.B492]*60*60" office:value-type="float" office:value="63.83862" calcext:value-type="float">
            <text:p>63.8</text:p>
          </table:table-cell>
        </table:table-row>
        <table:table-row table:style-name="ro1">
          <table:table-cell office:value-type="float" office:value="1502043790" calcext:value-type="float">
            <text:p>1502043790</text:p>
          </table:table-cell>
          <table:table-cell office:value-type="float" office:value="0.01660256" calcext:value-type="float">
            <text:p>0.01660256</text:p>
          </table:table-cell>
          <table:table-cell table:formula="of:=([.A493] + 32400) / 86400 + 25569" office:value-type="date" office:date-value="2017-08-07T03:23:10" calcext:value-type="date">
            <text:p>2017/08/07 03:23</text:p>
          </table:table-cell>
          <table:table-cell table:formula="of:=[.B493]*60*60" office:value-type="float" office:value="59.769216" calcext:value-type="float">
            <text:p>59.8</text:p>
          </table:table-cell>
        </table:table-row>
        <table:table-row table:style-name="ro1">
          <table:table-cell office:value-type="float" office:value="1502047341" calcext:value-type="float">
            <text:p>1502047341</text:p>
          </table:table-cell>
          <table:table-cell office:value-type="float" office:value="0.006618681" calcext:value-type="float">
            <text:p>0.006618681</text:p>
          </table:table-cell>
          <table:table-cell table:formula="of:=([.A494] + 32400) / 86400 + 25569" office:value-type="date" office:date-value="2017-08-07T04:22:21" calcext:value-type="date">
            <text:p>2017/08/07 04:22</text:p>
          </table:table-cell>
          <table:table-cell table:formula="of:=[.B494]*60*60" office:value-type="float" office:value="23.8272516" calcext:value-type="float">
            <text:p>23.8</text:p>
          </table:table-cell>
        </table:table-row>
        <table:table-row table:style-name="ro1">
          <table:table-cell office:value-type="float" office:value="1502054506" calcext:value-type="float">
            <text:p>1502054506</text:p>
          </table:table-cell>
          <table:table-cell office:value-type="float" office:value="0.007607662" calcext:value-type="float">
            <text:p>0.007607662</text:p>
          </table:table-cell>
          <table:table-cell table:formula="of:=([.A495] + 32400) / 86400 + 25569" office:value-type="date" office:date-value="2017-08-07T06:21:46" calcext:value-type="date">
            <text:p>2017/08/07 06:21</text:p>
          </table:table-cell>
          <table:table-cell table:formula="of:=[.B495]*60*60" office:value-type="float" office:value="27.3875832" calcext:value-type="float">
            <text:p>27.4</text:p>
          </table:table-cell>
        </table:table-row>
        <table:table-row table:style-name="ro1">
          <table:table-cell office:value-type="float" office:value="1502058114" calcext:value-type="float">
            <text:p>1502058114</text:p>
          </table:table-cell>
          <table:table-cell office:value-type="float" office:value="0.006646542" calcext:value-type="float">
            <text:p>0.006646542</text:p>
          </table:table-cell>
          <table:table-cell table:formula="of:=([.A496] + 32400) / 86400 + 25569" office:value-type="date" office:date-value="2017-08-07T07:21:54" calcext:value-type="date">
            <text:p>2017/08/07 07:21</text:p>
          </table:table-cell>
          <table:table-cell table:formula="of:=[.B496]*60*60" office:value-type="float" office:value="23.9275512" calcext:value-type="float">
            <text:p>23.9</text:p>
          </table:table-cell>
        </table:table-row>
        <table:table-row table:style-name="ro1">
          <table:table-cell office:value-type="float" office:value="1502065400" calcext:value-type="float">
            <text:p>1502065400</text:p>
          </table:table-cell>
          <table:table-cell office:value-type="float" office:value="0.0110354" calcext:value-type="float">
            <text:p>0.0110354</text:p>
          </table:table-cell>
          <table:table-cell table:formula="of:=([.A497] + 32400) / 86400 + 25569" office:value-type="date" office:date-value="2017-08-07T09:23:20" calcext:value-type="date">
            <text:p>2017/08/07 09:23</text:p>
          </table:table-cell>
          <table:table-cell table:formula="of:=[.B497]*60*60" office:value-type="float" office:value="39.72744" calcext:value-type="float">
            <text:p>39.7</text:p>
          </table:table-cell>
        </table:table-row>
        <table:table-row table:style-name="ro1">
          <table:table-cell office:value-type="float" office:value="1502068956" calcext:value-type="float">
            <text:p>1502068956</text:p>
          </table:table-cell>
          <table:table-cell office:value-type="float" office:value="0.006582556" calcext:value-type="float">
            <text:p>0.006582556</text:p>
          </table:table-cell>
          <table:table-cell table:formula="of:=([.A498] + 32400) / 86400 + 25569" office:value-type="date" office:date-value="2017-08-07T10:22:36" calcext:value-type="date">
            <text:p>2017/08/07 10:22</text:p>
          </table:table-cell>
          <table:table-cell table:formula="of:=[.B498]*60*60" office:value-type="float" office:value="23.6972016" calcext:value-type="float">
            <text:p>23.7</text:p>
          </table:table-cell>
        </table:table-row>
        <table:table-row table:style-name="ro1">
          <table:table-cell office:value-type="float" office:value="1502072542" calcext:value-type="float">
            <text:p>1502072542</text:p>
          </table:table-cell>
          <table:table-cell office:value-type="float" office:value="0.00987573" calcext:value-type="float">
            <text:p>0.00987573</text:p>
          </table:table-cell>
          <table:table-cell table:formula="of:=([.A499] + 32400) / 86400 + 25569" office:value-type="date" office:date-value="2017-08-07T11:22:22" calcext:value-type="date">
            <text:p>2017/08/07 11:22</text:p>
          </table:table-cell>
          <table:table-cell table:formula="of:=[.B499]*60*60" office:value-type="float" office:value="35.552628" calcext:value-type="float">
            <text:p>35.6</text:p>
          </table:table-cell>
        </table:table-row>
        <table:table-row table:style-name="ro1">
          <table:table-cell office:value-type="float" office:value="1502076277" calcext:value-type="float">
            <text:p>1502076277</text:p>
          </table:table-cell>
          <table:table-cell office:value-type="float" office:value="0.01659935" calcext:value-type="float">
            <text:p>0.01659935</text:p>
          </table:table-cell>
          <table:table-cell table:formula="of:=([.A500] + 32400) / 86400 + 25569" office:value-type="date" office:date-value="2017-08-07T12:24:37" calcext:value-type="date">
            <text:p>2017/08/07 12:24</text:p>
          </table:table-cell>
          <table:table-cell table:formula="of:=[.B500]*60*60" office:value-type="float" office:value="59.75766" calcext:value-type="float">
            <text:p>59.8</text:p>
          </table:table-cell>
        </table:table-row>
        <table:table-row table:style-name="ro1">
          <table:table-cell office:value-type="float" office:value="1502079785" calcext:value-type="float">
            <text:p>1502079785</text:p>
          </table:table-cell>
          <table:table-cell office:value-type="float" office:value="0.01772706" calcext:value-type="float">
            <text:p>0.01772706</text:p>
          </table:table-cell>
          <table:table-cell table:formula="of:=([.A501] + 32400) / 86400 + 25569" office:value-type="date" office:date-value="2017-08-07T13:23:05" calcext:value-type="date">
            <text:p>2017/08/07 13:23</text:p>
          </table:table-cell>
          <table:table-cell table:formula="of:=[.B501]*60*60" office:value-type="float" office:value="63.817416" calcext:value-type="float">
            <text:p>63.8</text:p>
          </table:table-cell>
        </table:table-row>
        <table:table-row table:style-name="ro1">
          <table:table-cell office:value-type="float" office:value="1502083433" calcext:value-type="float">
            <text:p>1502083433</text:p>
          </table:table-cell>
          <table:table-cell office:value-type="float" office:value="0.01219073" calcext:value-type="float">
            <text:p>0.01219073</text:p>
          </table:table-cell>
          <table:table-cell table:formula="of:=([.A502] + 32400) / 86400 + 25569" office:value-type="date" office:date-value="2017-08-07T14:23:53" calcext:value-type="date">
            <text:p>2017/08/07 14:23</text:p>
          </table:table-cell>
          <table:table-cell table:formula="of:=[.B502]*60*60" office:value-type="float" office:value="43.886628" calcext:value-type="float">
            <text:p>43.9</text:p>
          </table:table-cell>
        </table:table-row>
        <table:table-row table:style-name="ro1">
          <table:table-cell office:value-type="float" office:value="1502087019" calcext:value-type="float">
            <text:p>1502087019</text:p>
          </table:table-cell>
          <table:table-cell office:value-type="float" office:value="0.01769178" calcext:value-type="float">
            <text:p>0.01769178</text:p>
          </table:table-cell>
          <table:table-cell table:formula="of:=([.A503] + 32400) / 86400 + 25569" office:value-type="date" office:date-value="2017-08-07T15:23:39" calcext:value-type="date">
            <text:p>2017/08/07 15:23</text:p>
          </table:table-cell>
          <table:table-cell table:formula="of:=[.B503]*60*60" office:value-type="float" office:value="63.690408" calcext:value-type="float">
            <text:p>63.7</text:p>
          </table:table-cell>
        </table:table-row>
        <table:table-row table:style-name="ro1">
          <table:table-cell office:value-type="float" office:value="1502090675" calcext:value-type="float">
            <text:p>1502090675</text:p>
          </table:table-cell>
          <table:table-cell office:value-type="float" office:value="0.01772902" calcext:value-type="float">
            <text:p>0.01772902</text:p>
          </table:table-cell>
          <table:table-cell table:formula="of:=([.A504] + 32400) / 86400 + 25569" office:value-type="date" office:date-value="2017-08-07T16:24:35" calcext:value-type="date">
            <text:p>2017/08/07 16:24</text:p>
          </table:table-cell>
          <table:table-cell table:formula="of:=[.B504]*60*60" office:value-type="float" office:value="63.824472" calcext:value-type="float">
            <text:p>63.8</text:p>
          </table:table-cell>
        </table:table-row>
        <table:table-row table:style-name="ro1">
          <table:table-cell office:value-type="float" office:value="1502094222" calcext:value-type="float">
            <text:p>1502094222</text:p>
          </table:table-cell>
          <table:table-cell office:value-type="float" office:value="0.01655766" calcext:value-type="float">
            <text:p>0.01655766</text:p>
          </table:table-cell>
          <table:table-cell table:formula="of:=([.A505] + 32400) / 86400 + 25569" office:value-type="date" office:date-value="2017-08-07T17:23:42" calcext:value-type="date">
            <text:p>2017/08/07 17:23</text:p>
          </table:table-cell>
          <table:table-cell table:formula="of:=[.B505]*60*60" office:value-type="float" office:value="59.607576" calcext:value-type="float">
            <text:p>59.6</text:p>
          </table:table-cell>
        </table:table-row>
        <table:table-row table:style-name="ro1">
          <table:table-cell office:value-type="float" office:value="1502097904" calcext:value-type="float">
            <text:p>1502097904</text:p>
          </table:table-cell>
          <table:table-cell office:value-type="float" office:value="0.02092684" calcext:value-type="float">
            <text:p>0.02092684</text:p>
          </table:table-cell>
          <table:table-cell table:formula="of:=([.A506] + 32400) / 86400 + 25569" office:value-type="date" office:date-value="2017-08-07T18:25:04" calcext:value-type="date">
            <text:p>2017/08/07 18:25</text:p>
          </table:table-cell>
          <table:table-cell table:formula="of:=[.B506]*60*60" office:value-type="float" office:value="75.336624" calcext:value-type="float">
            <text:p>75.3</text:p>
          </table:table-cell>
        </table:table-row>
        <table:table-row table:style-name="ro1">
          <table:table-cell office:value-type="float" office:value="1502101555" calcext:value-type="float">
            <text:p>1502101555</text:p>
          </table:table-cell>
          <table:table-cell office:value-type="float" office:value="0.02110759" calcext:value-type="float">
            <text:p>0.02110759</text:p>
          </table:table-cell>
          <table:table-cell table:formula="of:=([.A507] + 32400) / 86400 + 25569" office:value-type="date" office:date-value="2017-08-07T19:25:55" calcext:value-type="date">
            <text:p>2017/08/07 19:25</text:p>
          </table:table-cell>
          <table:table-cell table:formula="of:=[.B507]*60*60" office:value-type="float" office:value="75.987324" calcext:value-type="float">
            <text:p>76.0</text:p>
          </table:table-cell>
        </table:table-row>
        <table:table-row table:style-name="ro1">
          <table:table-cell office:value-type="float" office:value="1502105276" calcext:value-type="float">
            <text:p>1502105276</text:p>
          </table:table-cell>
          <table:table-cell office:value-type="float" office:value="0.02317817" calcext:value-type="float">
            <text:p>0.02317817</text:p>
          </table:table-cell>
          <table:table-cell table:formula="of:=([.A508] + 32400) / 86400 + 25569" office:value-type="date" office:date-value="2017-08-07T20:27:56" calcext:value-type="date">
            <text:p>2017/08/07 20:27</text:p>
          </table:table-cell>
          <table:table-cell table:formula="of:=[.B508]*60*60" office:value-type="float" office:value="83.441412" calcext:value-type="float">
            <text:p>83.4</text:p>
          </table:table-cell>
        </table:table-row>
        <table:table-row table:style-name="ro1">
          <table:table-cell office:value-type="float" office:value="1502108899" calcext:value-type="float">
            <text:p>1502108899</text:p>
          </table:table-cell>
          <table:table-cell office:value-type="float" office:value="0.02328611" calcext:value-type="float">
            <text:p>0.02328611</text:p>
          </table:table-cell>
          <table:table-cell table:formula="of:=([.A509] + 32400) / 86400 + 25569" office:value-type="date" office:date-value="2017-08-07T21:28:19" calcext:value-type="date">
            <text:p>2017/08/07 21:28</text:p>
          </table:table-cell>
          <table:table-cell table:formula="of:=[.B509]*60*60" office:value-type="float" office:value="83.829996" calcext:value-type="float">
            <text:p>83.8</text:p>
          </table:table-cell>
        </table:table-row>
        <table:table-row table:style-name="ro1">
          <table:table-cell office:value-type="float" office:value="1502112556" calcext:value-type="float">
            <text:p>1502112556</text:p>
          </table:table-cell>
          <table:table-cell office:value-type="float" office:value="0.0232333" calcext:value-type="float">
            <text:p>0.0232333</text:p>
          </table:table-cell>
          <table:table-cell table:formula="of:=([.A510] + 32400) / 86400 + 25569" office:value-type="date" office:date-value="2017-08-07T22:29:16" calcext:value-type="date">
            <text:p>2017/08/07 22:29</text:p>
          </table:table-cell>
          <table:table-cell table:formula="of:=[.B510]*60*60" office:value-type="float" office:value="83.63988" calcext:value-type="float">
            <text:p>83.6</text:p>
          </table:table-cell>
        </table:table-row>
        <table:table-row table:style-name="ro1">
          <table:table-cell office:value-type="float" office:value="1502116115" calcext:value-type="float">
            <text:p>1502116115</text:p>
          </table:table-cell>
          <table:table-cell office:value-type="float" office:value="0.02330162" calcext:value-type="float">
            <text:p>0.02330162</text:p>
          </table:table-cell>
          <table:table-cell table:formula="of:=([.A511] + 32400) / 86400 + 25569" office:value-type="date" office:date-value="2017-08-07T23:28:35" calcext:value-type="date">
            <text:p>2017/08/07 23:28</text:p>
          </table:table-cell>
          <table:table-cell table:formula="of:=[.B511]*60*60" office:value-type="float" office:value="83.885832" calcext:value-type="float">
            <text:p>83.9</text:p>
          </table:table-cell>
        </table:table-row>
        <table:table-row table:style-name="ro1">
          <table:table-cell office:value-type="float" office:value="1502119667" calcext:value-type="float">
            <text:p>1502119667</text:p>
          </table:table-cell>
          <table:table-cell office:value-type="float" office:value="0.02216496" calcext:value-type="float">
            <text:p>0.02216496</text:p>
          </table:table-cell>
          <table:table-cell table:formula="of:=([.A512] + 32400) / 86400 + 25569" office:value-type="date" office:date-value="2017-08-08T00:27:47" calcext:value-type="date">
            <text:p>2017/08/08 00:27</text:p>
          </table:table-cell>
          <table:table-cell table:formula="of:=[.B512]*60*60" office:value-type="float" office:value="79.793856" calcext:value-type="float">
            <text:p>79.8</text:p>
          </table:table-cell>
        </table:table-row>
        <table:table-row table:style-name="ro1">
          <table:table-cell office:value-type="float" office:value="1502123377" calcext:value-type="float">
            <text:p>1502123377</text:p>
          </table:table-cell>
          <table:table-cell office:value-type="float" office:value="0.01771675" calcext:value-type="float">
            <text:p>0.01771675</text:p>
          </table:table-cell>
          <table:table-cell table:formula="of:=([.A513] + 32400) / 86400 + 25569" office:value-type="date" office:date-value="2017-08-08T01:29:37" calcext:value-type="date">
            <text:p>2017/08/08 01:29</text:p>
          </table:table-cell>
          <table:table-cell table:formula="of:=[.B513]*60*60" office:value-type="float" office:value="63.7803" calcext:value-type="float">
            <text:p>63.8</text:p>
          </table:table-cell>
        </table:table-row>
        <table:table-row table:style-name="ro1">
          <table:table-cell office:value-type="float" office:value="1502126766" calcext:value-type="float">
            <text:p>1502126766</text:p>
          </table:table-cell>
          <table:table-cell office:value-type="float" office:value="0.0255364" calcext:value-type="float">
            <text:p>0.0255364</text:p>
          </table:table-cell>
          <table:table-cell table:formula="of:=([.A514] + 32400) / 86400 + 25569" office:value-type="date" office:date-value="2017-08-08T02:26:06" calcext:value-type="date">
            <text:p>2017/08/08 02:26</text:p>
          </table:table-cell>
          <table:table-cell table:formula="of:=[.B514]*60*60" office:value-type="float" office:value="91.93104" calcext:value-type="float">
            <text:p>91.9</text:p>
          </table:table-cell>
        </table:table-row>
        <table:table-row table:style-name="ro1">
          <table:table-cell office:value-type="float" office:value="1502130377" calcext:value-type="float">
            <text:p>1502130377</text:p>
          </table:table-cell>
          <table:table-cell office:value-type="float" office:value="0.02326612" calcext:value-type="float">
            <text:p>0.02326612</text:p>
          </table:table-cell>
          <table:table-cell table:formula="of:=([.A515] + 32400) / 86400 + 25569" office:value-type="date" office:date-value="2017-08-08T03:26:17" calcext:value-type="date">
            <text:p>2017/08/08 03:26</text:p>
          </table:table-cell>
          <table:table-cell table:formula="of:=[.B515]*60*60" office:value-type="float" office:value="83.758032" calcext:value-type="float">
            <text:p>83.8</text:p>
          </table:table-cell>
        </table:table-row>
        <table:table-row table:style-name="ro1">
          <table:table-cell office:value-type="float" office:value="1502134030" calcext:value-type="float">
            <text:p>1502134030</text:p>
          </table:table-cell>
          <table:table-cell office:value-type="float" office:value="0.01215906" calcext:value-type="float">
            <text:p>0.01215906</text:p>
          </table:table-cell>
          <table:table-cell table:formula="of:=([.A516] + 32400) / 86400 + 25569" office:value-type="date" office:date-value="2017-08-08T04:27:10" calcext:value-type="date">
            <text:p>2017/08/08 04:27</text:p>
          </table:table-cell>
          <table:table-cell table:formula="of:=[.B516]*60*60" office:value-type="float" office:value="43.772616" calcext:value-type="float">
            <text:p>43.8</text:p>
          </table:table-cell>
        </table:table-row>
        <table:table-row table:style-name="ro1">
          <table:table-cell office:value-type="float" office:value="1502137496" calcext:value-type="float">
            <text:p>1502137496</text:p>
          </table:table-cell>
          <table:table-cell office:value-type="float" office:value="0.005510856" calcext:value-type="float">
            <text:p>0.005510856</text:p>
          </table:table-cell>
          <table:table-cell table:formula="of:=([.A517] + 32400) / 86400 + 25569" office:value-type="date" office:date-value="2017-08-08T05:24:56" calcext:value-type="date">
            <text:p>2017/08/08 05:24</text:p>
          </table:table-cell>
          <table:table-cell table:formula="of:=[.B517]*60*60" office:value-type="float" office:value="19.8390816" calcext:value-type="float">
            <text:p>19.8</text:p>
          </table:table-cell>
        </table:table-row>
        <table:table-row table:style-name="ro1">
          <table:table-cell office:value-type="float" office:value="1502141199" calcext:value-type="float">
            <text:p>1502141199</text:p>
          </table:table-cell>
          <table:table-cell office:value-type="float" office:value="0.006639188" calcext:value-type="float">
            <text:p>0.006639188</text:p>
          </table:table-cell>
          <table:table-cell table:formula="of:=([.A518] + 32400) / 86400 + 25569" office:value-type="date" office:date-value="2017-08-08T06:26:39" calcext:value-type="date">
            <text:p>2017/08/08 06:26</text:p>
          </table:table-cell>
          <table:table-cell table:formula="of:=[.B518]*60*60" office:value-type="float" office:value="23.9010768" calcext:value-type="float">
            <text:p>23.9</text:p>
          </table:table-cell>
        </table:table-row>
        <table:table-row table:style-name="ro1">
          <table:table-cell office:value-type="float" office:value="1502144659" calcext:value-type="float">
            <text:p>1502144659</text:p>
          </table:table-cell>
          <table:table-cell office:value-type="float" office:value="0.009809799" calcext:value-type="float">
            <text:p>0.009809799</text:p>
          </table:table-cell>
          <table:table-cell table:formula="of:=([.A519] + 32400) / 86400 + 25569" office:value-type="date" office:date-value="2017-08-08T07:24:19" calcext:value-type="date">
            <text:p>2017/08/08 07:24</text:p>
          </table:table-cell>
          <table:table-cell table:formula="of:=[.B519]*60*60" office:value-type="float" office:value="35.3152764" calcext:value-type="float">
            <text:p>35.3</text:p>
          </table:table-cell>
        </table:table-row>
        <table:table-row table:style-name="ro1">
          <table:table-cell office:value-type="float" office:value="1502148453" calcext:value-type="float">
            <text:p>1502148453</text:p>
          </table:table-cell>
          <table:table-cell office:value-type="float" office:value="0.009833916" calcext:value-type="float">
            <text:p>0.009833916</text:p>
          </table:table-cell>
          <table:table-cell table:formula="of:=([.A520] + 32400) / 86400 + 25569" office:value-type="date" office:date-value="2017-08-08T08:27:33" calcext:value-type="date">
            <text:p>2017/08/08 08:27</text:p>
          </table:table-cell>
          <table:table-cell table:formula="of:=[.B520]*60*60" office:value-type="float" office:value="35.4020976" calcext:value-type="float">
            <text:p>35.4</text:p>
          </table:table-cell>
        </table:table-row>
        <table:table-row table:style-name="ro1">
          <table:table-cell office:value-type="float" office:value="1502152036" calcext:value-type="float">
            <text:p>1502152036</text:p>
          </table:table-cell>
          <table:table-cell office:value-type="float" office:value="0.008871393" calcext:value-type="float">
            <text:p>0.008871393</text:p>
          </table:table-cell>
          <table:table-cell table:formula="of:=([.A521] + 32400) / 86400 + 25569" office:value-type="date" office:date-value="2017-08-08T09:27:16" calcext:value-type="date">
            <text:p>2017/08/08 09:27</text:p>
          </table:table-cell>
          <table:table-cell table:formula="of:=[.B521]*60*60" office:value-type="float" office:value="31.9370148" calcext:value-type="float">
            <text:p>31.9</text:p>
          </table:table-cell>
        </table:table-row>
        <table:table-row table:style-name="ro1">
          <table:table-cell office:value-type="float" office:value="1502155582" calcext:value-type="float">
            <text:p>1502155582</text:p>
          </table:table-cell>
          <table:table-cell office:value-type="float" office:value="0.0121453" calcext:value-type="float">
            <text:p>0.0121453</text:p>
          </table:table-cell>
          <table:table-cell table:formula="of:=([.A522] + 32400) / 86400 + 25569" office:value-type="date" office:date-value="2017-08-08T10:26:22" calcext:value-type="date">
            <text:p>2017/08/08 10:26</text:p>
          </table:table-cell>
          <table:table-cell table:formula="of:=[.B522]*60*60" office:value-type="float" office:value="43.72308" calcext:value-type="float">
            <text:p>43.7</text:p>
          </table:table-cell>
        </table:table-row>
        <table:table-row table:style-name="ro1">
          <table:table-cell office:value-type="float" office:value="1502159046" calcext:value-type="float">
            <text:p>1502159046</text:p>
          </table:table-cell>
          <table:table-cell office:value-type="float" office:value="0.02093491" calcext:value-type="float">
            <text:p>0.02093491</text:p>
          </table:table-cell>
          <table:table-cell table:formula="of:=([.A523] + 32400) / 86400 + 25569" office:value-type="date" office:date-value="2017-08-08T11:24:06" calcext:value-type="date">
            <text:p>2017/08/08 11:24</text:p>
          </table:table-cell>
          <table:table-cell table:formula="of:=[.B523]*60*60" office:value-type="float" office:value="75.365676" calcext:value-type="float">
            <text:p>75.4</text:p>
          </table:table-cell>
        </table:table-row>
        <table:table-row table:style-name="ro1">
          <table:table-cell office:value-type="float" office:value="1502162529" calcext:value-type="float">
            <text:p>1502162529</text:p>
          </table:table-cell>
          <table:table-cell office:value-type="float" office:value="0.01777728" calcext:value-type="float">
            <text:p>0.01777728</text:p>
          </table:table-cell>
          <table:table-cell table:formula="of:=([.A524] + 32400) / 86400 + 25569" office:value-type="date" office:date-value="2017-08-08T12:22:09" calcext:value-type="date">
            <text:p>2017/08/08 12:22</text:p>
          </table:table-cell>
          <table:table-cell table:formula="of:=[.B524]*60*60" office:value-type="float" office:value="63.998208" calcext:value-type="float">
            <text:p>64.0</text:p>
          </table:table-cell>
        </table:table-row>
        <table:table-row table:style-name="ro1">
          <table:table-cell office:value-type="float" office:value="1502166198" calcext:value-type="float">
            <text:p>1502166198</text:p>
          </table:table-cell>
          <table:table-cell office:value-type="float" office:value="0.01663478" calcext:value-type="float">
            <text:p>0.01663478</text:p>
          </table:table-cell>
          <table:table-cell table:formula="of:=([.A525] + 32400) / 86400 + 25569" office:value-type="date" office:date-value="2017-08-08T13:23:18" calcext:value-type="date">
            <text:p>2017/08/08 13:23</text:p>
          </table:table-cell>
          <table:table-cell table:formula="of:=[.B525]*60*60" office:value-type="float" office:value="59.885208" calcext:value-type="float">
            <text:p>59.9</text:p>
          </table:table-cell>
        </table:table-row>
        <table:table-row table:style-name="ro1">
          <table:table-cell office:value-type="float" office:value="1502169912" calcext:value-type="float">
            <text:p>1502169912</text:p>
          </table:table-cell>
          <table:table-cell office:value-type="float" office:value="0.01774475" calcext:value-type="float">
            <text:p>0.01774475</text:p>
          </table:table-cell>
          <table:table-cell table:formula="of:=([.A526] + 32400) / 86400 + 25569" office:value-type="date" office:date-value="2017-08-08T14:25:12" calcext:value-type="date">
            <text:p>2017/08/08 14:25</text:p>
          </table:table-cell>
          <table:table-cell table:formula="of:=[.B526]*60*60" office:value-type="float" office:value="63.8811" calcext:value-type="float">
            <text:p>63.9</text:p>
          </table:table-cell>
        </table:table-row>
        <table:table-row table:style-name="ro1">
          <table:table-cell office:value-type="float" office:value="1502173445" calcext:value-type="float">
            <text:p>1502173445</text:p>
          </table:table-cell>
          <table:table-cell office:value-type="float" office:value="0.0199446" calcext:value-type="float">
            <text:p>0.0199446</text:p>
          </table:table-cell>
          <table:table-cell table:formula="of:=([.A527] + 32400) / 86400 + 25569" office:value-type="date" office:date-value="2017-08-08T15:24:05" calcext:value-type="date">
            <text:p>2017/08/08 15:24</text:p>
          </table:table-cell>
          <table:table-cell table:formula="of:=[.B527]*60*60" office:value-type="float" office:value="71.80056" calcext:value-type="float">
            <text:p>71.8</text:p>
          </table:table-cell>
        </table:table-row>
        <table:table-row table:style-name="ro1">
          <table:table-cell office:value-type="float" office:value="1502177129" calcext:value-type="float">
            <text:p>1502177129</text:p>
          </table:table-cell>
          <table:table-cell office:value-type="float" office:value="0.01776051" calcext:value-type="float">
            <text:p>0.01776051</text:p>
          </table:table-cell>
          <table:table-cell table:formula="of:=([.A528] + 32400) / 86400 + 25569" office:value-type="date" office:date-value="2017-08-08T16:25:29" calcext:value-type="date">
            <text:p>2017/08/08 16:25</text:p>
          </table:table-cell>
          <table:table-cell table:formula="of:=[.B528]*60*60" office:value-type="float" office:value="63.937836" calcext:value-type="float">
            <text:p>63.9</text:p>
          </table:table-cell>
        </table:table-row>
        <table:table-row table:style-name="ro1">
          <table:table-cell office:value-type="float" office:value="1502180716" calcext:value-type="float">
            <text:p>1502180716</text:p>
          </table:table-cell>
          <table:table-cell office:value-type="float" office:value="0.01443322" calcext:value-type="float">
            <text:p>0.01443322</text:p>
          </table:table-cell>
          <table:table-cell table:formula="of:=([.A529] + 32400) / 86400 + 25569" office:value-type="date" office:date-value="2017-08-08T17:25:16" calcext:value-type="date">
            <text:p>2017/08/08 17:25</text:p>
          </table:table-cell>
          <table:table-cell table:formula="of:=[.B529]*60*60" office:value-type="float" office:value="51.959592" calcext:value-type="float">
            <text:p>52.0</text:p>
          </table:table-cell>
        </table:table-row>
        <table:table-row table:style-name="ro1">
          <table:table-cell office:value-type="float" office:value="1502184144" calcext:value-type="float">
            <text:p>1502184144</text:p>
          </table:table-cell>
          <table:table-cell office:value-type="float" office:value="0.01772509" calcext:value-type="float">
            <text:p>0.01772509</text:p>
          </table:table-cell>
          <table:table-cell table:formula="of:=([.A530] + 32400) / 86400 + 25569" office:value-type="date" office:date-value="2017-08-08T18:22:24" calcext:value-type="date">
            <text:p>2017/08/08 18:22</text:p>
          </table:table-cell>
          <table:table-cell table:formula="of:=[.B530]*60*60" office:value-type="float" office:value="63.810324" calcext:value-type="float">
            <text:p>63.8</text:p>
          </table:table-cell>
        </table:table-row>
        <table:table-row table:style-name="ro1">
          <table:table-cell office:value-type="float" office:value="1502187785" calcext:value-type="float">
            <text:p>1502187785</text:p>
          </table:table-cell>
          <table:table-cell office:value-type="float" office:value="0.01774721" calcext:value-type="float">
            <text:p>0.01774721</text:p>
          </table:table-cell>
          <table:table-cell table:formula="of:=([.A531] + 32400) / 86400 + 25569" office:value-type="date" office:date-value="2017-08-08T19:23:05" calcext:value-type="date">
            <text:p>2017/08/08 19:23</text:p>
          </table:table-cell>
          <table:table-cell table:formula="of:=[.B531]*60*60" office:value-type="float" office:value="63.889956" calcext:value-type="float">
            <text:p>63.9</text:p>
          </table:table-cell>
        </table:table-row>
        <table:table-row table:style-name="ro1">
          <table:table-cell office:value-type="float" office:value="1502191447" calcext:value-type="float">
            <text:p>1502191447</text:p>
          </table:table-cell>
          <table:table-cell office:value-type="float" office:value="0.02436458" calcext:value-type="float">
            <text:p>0.02436458</text:p>
          </table:table-cell>
          <table:table-cell table:formula="of:=([.A532] + 32400) / 86400 + 25569" office:value-type="date" office:date-value="2017-08-08T20:24:07" calcext:value-type="date">
            <text:p>2017/08/08 20:24</text:p>
          </table:table-cell>
          <table:table-cell table:formula="of:=[.B532]*60*60" office:value-type="float" office:value="87.712488" calcext:value-type="float">
            <text:p>87.7</text:p>
          </table:table-cell>
        </table:table-row>
        <table:table-row table:style-name="ro1">
          <table:table-cell office:value-type="float" office:value="1502194995" calcext:value-type="float">
            <text:p>1502194995</text:p>
          </table:table-cell>
          <table:table-cell office:value-type="float" office:value="0.02441596" calcext:value-type="float">
            <text:p>0.02441596</text:p>
          </table:table-cell>
          <table:table-cell table:formula="of:=([.A533] + 32400) / 86400 + 25569" office:value-type="date" office:date-value="2017-08-08T21:23:15" calcext:value-type="date">
            <text:p>2017/08/08 21:23</text:p>
          </table:table-cell>
          <table:table-cell table:formula="of:=[.B533]*60*60" office:value-type="float" office:value="87.897456" calcext:value-type="float">
            <text:p>87.9</text:p>
          </table:table-cell>
        </table:table-row>
        <table:table-row table:style-name="ro1">
          <table:table-cell office:value-type="float" office:value="1502198682" calcext:value-type="float">
            <text:p>1502198682</text:p>
          </table:table-cell>
          <table:table-cell office:value-type="float" office:value="0.02215023" calcext:value-type="float">
            <text:p>0.02215023</text:p>
          </table:table-cell>
          <table:table-cell table:formula="of:=([.A534] + 32400) / 86400 + 25569" office:value-type="date" office:date-value="2017-08-08T22:24:42" calcext:value-type="date">
            <text:p>2017/08/08 22:24</text:p>
          </table:table-cell>
          <table:table-cell table:formula="of:=[.B534]*60*60" office:value-type="float" office:value="79.740828" calcext:value-type="float">
            <text:p>79.7</text:p>
          </table:table-cell>
        </table:table-row>
        <table:table-row table:style-name="ro1">
          <table:table-cell office:value-type="float" office:value="1502202174" calcext:value-type="float">
            <text:p>1502202174</text:p>
          </table:table-cell>
          <table:table-cell office:value-type="float" office:value="0.02545515" calcext:value-type="float">
            <text:p>0.02545515</text:p>
          </table:table-cell>
          <table:table-cell table:formula="of:=([.A535] + 32400) / 86400 + 25569" office:value-type="date" office:date-value="2017-08-08T23:22:54" calcext:value-type="date">
            <text:p>2017/08/08 23:22</text:p>
          </table:table-cell>
          <table:table-cell table:formula="of:=[.B535]*60*60" office:value-type="float" office:value="91.63854" calcext:value-type="float">
            <text:p>91.6</text:p>
          </table:table-cell>
        </table:table-row>
        <table:table-row table:style-name="ro1">
          <table:table-cell office:value-type="float" office:value="1502205835" calcext:value-type="float">
            <text:p>1502205835</text:p>
          </table:table-cell>
          <table:table-cell office:value-type="float" office:value="0.0254996" calcext:value-type="float">
            <text:p>0.0254996</text:p>
          </table:table-cell>
          <table:table-cell table:formula="of:=([.A536] + 32400) / 86400 + 25569" office:value-type="date" office:date-value="2017-08-09T00:23:55" calcext:value-type="date">
            <text:p>2017/08/09 00:23</text:p>
          </table:table-cell>
          <table:table-cell table:formula="of:=[.B536]*60*60" office:value-type="float" office:value="91.79856" calcext:value-type="float">
            <text:p>91.8</text:p>
          </table:table-cell>
        </table:table-row>
        <table:table-row table:style-name="ro1">
          <table:table-cell office:value-type="float" office:value="1502209359" calcext:value-type="float">
            <text:p>1502209359</text:p>
          </table:table-cell>
          <table:table-cell office:value-type="float" office:value="0.02549748" calcext:value-type="float">
            <text:p>0.02549748</text:p>
          </table:table-cell>
          <table:table-cell table:formula="of:=([.A537] + 32400) / 86400 + 25569" office:value-type="date" office:date-value="2017-08-09T01:22:39" calcext:value-type="date">
            <text:p>2017/08/09 01:22</text:p>
          </table:table-cell>
          <table:table-cell table:formula="of:=[.B537]*60*60" office:value-type="float" office:value="91.790928" calcext:value-type="float">
            <text:p>91.8</text:p>
          </table:table-cell>
        </table:table-row>
        <table:table-row table:style-name="ro1">
          <table:table-cell office:value-type="float" office:value="1502212857" calcext:value-type="float">
            <text:p>1502212857</text:p>
          </table:table-cell>
          <table:table-cell office:value-type="float" office:value="0.02437741" calcext:value-type="float">
            <text:p>0.02437741</text:p>
          </table:table-cell>
          <table:table-cell table:formula="of:=([.A538] + 32400) / 86400 + 25569" office:value-type="date" office:date-value="2017-08-09T02:20:57" calcext:value-type="date">
            <text:p>2017/08/09 02:20</text:p>
          </table:table-cell>
          <table:table-cell table:formula="of:=[.B538]*60*60" office:value-type="float" office:value="87.758676" calcext:value-type="float">
            <text:p>87.8</text:p>
          </table:table-cell>
        </table:table-row>
        <table:table-row table:style-name="ro1">
          <table:table-cell office:value-type="float" office:value="1502216457" calcext:value-type="float">
            <text:p>1502216457</text:p>
          </table:table-cell>
          <table:table-cell office:value-type="float" office:value="0.01770891" calcext:value-type="float">
            <text:p>0.01770891</text:p>
          </table:table-cell>
          <table:table-cell table:formula="of:=([.A539] + 32400) / 86400 + 25569" office:value-type="date" office:date-value="2017-08-09T03:20:57" calcext:value-type="date">
            <text:p>2017/08/09 03:20</text:p>
          </table:table-cell>
          <table:table-cell table:formula="of:=[.B539]*60*60" office:value-type="float" office:value="63.752076" calcext:value-type="float">
            <text:p>63.8</text:p>
          </table:table-cell>
        </table:table-row>
        <table:table-row table:style-name="ro1">
          <table:table-cell office:value-type="float" office:value="1502220105" calcext:value-type="float">
            <text:p>1502220105</text:p>
          </table:table-cell>
          <table:table-cell office:value-type="float" office:value="0.008836118" calcext:value-type="float">
            <text:p>0.008836118</text:p>
          </table:table-cell>
          <table:table-cell table:formula="of:=([.A540] + 32400) / 86400 + 25569" office:value-type="date" office:date-value="2017-08-09T04:21:45" calcext:value-type="date">
            <text:p>2017/08/09 04:21</text:p>
          </table:table-cell>
          <table:table-cell table:formula="of:=[.B540]*60*60" office:value-type="float" office:value="31.8100248" calcext:value-type="float">
            <text:p>31.8</text:p>
          </table:table-cell>
        </table:table-row>
        <table:table-row table:style-name="ro1">
          <table:table-cell office:value-type="float" office:value="1502223585" calcext:value-type="float">
            <text:p>1502223585</text:p>
          </table:table-cell>
          <table:table-cell office:value-type="float" office:value="0.01100776" calcext:value-type="float">
            <text:p>0.01100776</text:p>
          </table:table-cell>
          <table:table-cell table:formula="of:=([.A541] + 32400) / 86400 + 25569" office:value-type="date" office:date-value="2017-08-09T05:19:45" calcext:value-type="date">
            <text:p>2017/08/09 05:19</text:p>
          </table:table-cell>
          <table:table-cell table:formula="of:=[.B541]*60*60" office:value-type="float" office:value="39.627936" calcext:value-type="float">
            <text:p>39.6</text:p>
          </table:table-cell>
        </table:table-row>
        <table:table-row table:style-name="ro1">
          <table:table-cell office:value-type="float" office:value="1502227193" calcext:value-type="float">
            <text:p>1502227193</text:p>
          </table:table-cell>
          <table:table-cell office:value-type="float" office:value="0.009936791" calcext:value-type="float">
            <text:p>0.009936791</text:p>
          </table:table-cell>
          <table:table-cell table:formula="of:=([.A542] + 32400) / 86400 + 25569" office:value-type="date" office:date-value="2017-08-09T06:19:53" calcext:value-type="date">
            <text:p>2017/08/09 06:19</text:p>
          </table:table-cell>
          <table:table-cell table:formula="of:=[.B542]*60*60" office:value-type="float" office:value="35.7724476" calcext:value-type="float">
            <text:p>35.8</text:p>
          </table:table-cell>
        </table:table-row>
        <table:table-row table:style-name="ro1">
          <table:table-cell office:value-type="float" office:value="1502230788" calcext:value-type="float">
            <text:p>1502230788</text:p>
          </table:table-cell>
          <table:table-cell office:value-type="float" office:value="0.01098629" calcext:value-type="float">
            <text:p>0.01098629</text:p>
          </table:table-cell>
          <table:table-cell table:formula="of:=([.A543] + 32400) / 86400 + 25569" office:value-type="date" office:date-value="2017-08-09T07:19:48" calcext:value-type="date">
            <text:p>2017/08/09 07:19</text:p>
          </table:table-cell>
          <table:table-cell table:formula="of:=[.B543]*60*60" office:value-type="float" office:value="39.550644" calcext:value-type="float">
            <text:p>39.6</text:p>
          </table:table-cell>
        </table:table-row>
        <table:table-row table:style-name="ro1">
          <table:table-cell office:value-type="float" office:value="1502234523" calcext:value-type="float">
            <text:p>1502234523</text:p>
          </table:table-cell>
          <table:table-cell office:value-type="float" office:value="0.008874837" calcext:value-type="float">
            <text:p>0.008874837</text:p>
          </table:table-cell>
          <table:table-cell table:formula="of:=([.A544] + 32400) / 86400 + 25569" office:value-type="date" office:date-value="2017-08-09T08:22:03" calcext:value-type="date">
            <text:p>2017/08/09 08:22</text:p>
          </table:table-cell>
          <table:table-cell table:formula="of:=[.B544]*60*60" office:value-type="float" office:value="31.9494132" calcext:value-type="float">
            <text:p>31.9</text:p>
          </table:table-cell>
        </table:table-row>
        <table:table-row table:style-name="ro1">
          <table:table-cell office:value-type="float" office:value="1502238037" calcext:value-type="float">
            <text:p>1502238037</text:p>
          </table:table-cell>
          <table:table-cell office:value-type="float" office:value="0.009987793" calcext:value-type="float">
            <text:p>0.009987793</text:p>
          </table:table-cell>
          <table:table-cell table:formula="of:=([.A545] + 32400) / 86400 + 25569" office:value-type="date" office:date-value="2017-08-09T09:20:37" calcext:value-type="date">
            <text:p>2017/08/09 09:20</text:p>
          </table:table-cell>
          <table:table-cell table:formula="of:=[.B545]*60*60" office:value-type="float" office:value="35.9560548" calcext:value-type="float">
            <text:p>36.0</text:p>
          </table:table-cell>
        </table:table-row>
        <table:table-row table:style-name="ro1">
          <table:table-cell office:value-type="float" office:value="1502241614" calcext:value-type="float">
            <text:p>1502241614</text:p>
          </table:table-cell>
          <table:table-cell office:value-type="float" office:value="0.01105797" calcext:value-type="float">
            <text:p>0.01105797</text:p>
          </table:table-cell>
          <table:table-cell table:formula="of:=([.A546] + 32400) / 86400 + 25569" office:value-type="date" office:date-value="2017-08-09T10:20:14" calcext:value-type="date">
            <text:p>2017/08/09 10:20</text:p>
          </table:table-cell>
          <table:table-cell table:formula="of:=[.B546]*60*60" office:value-type="float" office:value="39.808692" calcext:value-type="float">
            <text:p>39.8</text:p>
          </table:table-cell>
        </table:table-row>
        <table:table-row table:style-name="ro1">
          <table:table-cell office:value-type="float" office:value="1502245299" calcext:value-type="float">
            <text:p>1502245299</text:p>
          </table:table-cell>
          <table:table-cell office:value-type="float" office:value="0.01663617" calcext:value-type="float">
            <text:p>0.01663617</text:p>
          </table:table-cell>
          <table:table-cell table:formula="of:=([.A547] + 32400) / 86400 + 25569" office:value-type="date" office:date-value="2017-08-09T11:21:39" calcext:value-type="date">
            <text:p>2017/08/09 11:21</text:p>
          </table:table-cell>
          <table:table-cell table:formula="of:=[.B547]*60*60" office:value-type="float" office:value="59.890212" calcext:value-type="float">
            <text:p>59.9</text:p>
          </table:table-cell>
        </table:table-row>
        <table:table-row table:style-name="ro1">
          <table:table-cell office:value-type="float" office:value="1502248748" calcext:value-type="float">
            <text:p>1502248748</text:p>
          </table:table-cell>
          <table:table-cell office:value-type="float" office:value="0.0209852" calcext:value-type="float">
            <text:p>0.0209852</text:p>
          </table:table-cell>
          <table:table-cell table:formula="of:=([.A548] + 32400) / 86400 + 25569" office:value-type="date" office:date-value="2017-08-09T12:19:08" calcext:value-type="date">
            <text:p>2017/08/09 12:19</text:p>
          </table:table-cell>
          <table:table-cell table:formula="of:=[.B548]*60*60" office:value-type="float" office:value="75.54672" calcext:value-type="float">
            <text:p>75.5</text:p>
          </table:table-cell>
        </table:table-row>
        <table:table-row table:style-name="ro1">
          <table:table-cell office:value-type="float" office:value="1502252377" calcext:value-type="float">
            <text:p>1502252377</text:p>
          </table:table-cell>
          <table:table-cell office:value-type="float" office:value="0.02544459" calcext:value-type="float">
            <text:p>0.02544459</text:p>
          </table:table-cell>
          <table:table-cell table:formula="of:=([.A549] + 32400) / 86400 + 25569" office:value-type="date" office:date-value="2017-08-09T13:19:37" calcext:value-type="date">
            <text:p>2017/08/09 13:19</text:p>
          </table:table-cell>
          <table:table-cell table:formula="of:=[.B549]*60*60" office:value-type="float" office:value="91.600524" calcext:value-type="float">
            <text:p>91.6</text:p>
          </table:table-cell>
        </table:table-row>
        <table:table-row table:style-name="ro1">
          <table:table-cell office:value-type="float" office:value="1502255922" calcext:value-type="float">
            <text:p>1502255922</text:p>
          </table:table-cell>
          <table:table-cell office:value-type="float" office:value="0.01995676" calcext:value-type="float">
            <text:p>0.01995676</text:p>
          </table:table-cell>
          <table:table-cell table:formula="of:=([.A550] + 32400) / 86400 + 25569" office:value-type="date" office:date-value="2017-08-09T14:18:42" calcext:value-type="date">
            <text:p>2017/08/09 14:18</text:p>
          </table:table-cell>
          <table:table-cell table:formula="of:=[.B550]*60*60" office:value-type="float" office:value="71.844336" calcext:value-type="float">
            <text:p>71.8</text:p>
          </table:table-cell>
        </table:table-row>
        <table:table-row table:style-name="ro1">
          <table:table-cell office:value-type="float" office:value="1502259526" calcext:value-type="float">
            <text:p>1502259526</text:p>
          </table:table-cell>
          <table:table-cell office:value-type="float" office:value="0.01880479" calcext:value-type="float">
            <text:p>0.01880479</text:p>
          </table:table-cell>
          <table:table-cell table:formula="of:=([.A551] + 32400) / 86400 + 25569" office:value-type="date" office:date-value="2017-08-09T15:18:46" calcext:value-type="date">
            <text:p>2017/08/09 15:18</text:p>
          </table:table-cell>
          <table:table-cell table:formula="of:=[.B551]*60*60" office:value-type="float" office:value="67.697244" calcext:value-type="float">
            <text:p>67.7</text:p>
          </table:table-cell>
        </table:table-row>
        <table:table-row table:style-name="ro1">
          <table:table-cell office:value-type="float" office:value="1502263125" calcext:value-type="float">
            <text:p>1502263125</text:p>
          </table:table-cell>
          <table:table-cell office:value-type="float" office:value="0.01775805" calcext:value-type="float">
            <text:p>0.01775805</text:p>
          </table:table-cell>
          <table:table-cell table:formula="of:=([.A552] + 32400) / 86400 + 25569" office:value-type="date" office:date-value="2017-08-09T16:18:45" calcext:value-type="date">
            <text:p>2017/08/09 16:18</text:p>
          </table:table-cell>
          <table:table-cell table:formula="of:=[.B552]*60*60" office:value-type="float" office:value="63.92898" calcext:value-type="float">
            <text:p>63.9</text:p>
          </table:table-cell>
        </table:table-row>
        <table:table-row table:style-name="ro1">
          <table:table-cell office:value-type="float" office:value="1502266772" calcext:value-type="float">
            <text:p>1502266772</text:p>
          </table:table-cell>
          <table:table-cell office:value-type="float" office:value="0.01325674" calcext:value-type="float">
            <text:p>0.01325674</text:p>
          </table:table-cell>
          <table:table-cell table:formula="of:=([.A553] + 32400) / 86400 + 25569" office:value-type="date" office:date-value="2017-08-09T17:19:32" calcext:value-type="date">
            <text:p>2017/08/09 17:19</text:p>
          </table:table-cell>
          <table:table-cell table:formula="of:=[.B553]*60*60" office:value-type="float" office:value="47.724264" calcext:value-type="float">
            <text:p>47.7</text:p>
          </table:table-cell>
        </table:table-row>
        <table:table-row table:style-name="ro1">
          <table:table-cell office:value-type="float" office:value="1502270474" calcext:value-type="float">
            <text:p>1502270474</text:p>
          </table:table-cell>
          <table:table-cell office:value-type="float" office:value="0.01885171" calcext:value-type="float">
            <text:p>0.01885171</text:p>
          </table:table-cell>
          <table:table-cell table:formula="of:=([.A554] + 32400) / 86400 + 25569" office:value-type="date" office:date-value="2017-08-09T18:21:14" calcext:value-type="date">
            <text:p>2017/08/09 18:21</text:p>
          </table:table-cell>
          <table:table-cell table:formula="of:=[.B554]*60*60" office:value-type="float" office:value="67.866156" calcext:value-type="float">
            <text:p>67.9</text:p>
          </table:table-cell>
        </table:table-row>
        <table:table-row table:style-name="ro1">
          <table:table-cell office:value-type="float" office:value="1502273916" calcext:value-type="float">
            <text:p>1502273916</text:p>
          </table:table-cell>
          <table:table-cell office:value-type="float" office:value="0.02102526" calcext:value-type="float">
            <text:p>0.02102526</text:p>
          </table:table-cell>
          <table:table-cell table:formula="of:=([.A555] + 32400) / 86400 + 25569" office:value-type="date" office:date-value="2017-08-09T19:18:36" calcext:value-type="date">
            <text:p>2017/08/09 19:18</text:p>
          </table:table-cell>
          <table:table-cell table:formula="of:=[.B555]*60*60" office:value-type="float" office:value="75.690936" calcext:value-type="float">
            <text:p>75.7</text:p>
          </table:table-cell>
        </table:table-row>
        <table:table-row table:style-name="ro1">
          <table:table-cell office:value-type="float" office:value="1502277521" calcext:value-type="float">
            <text:p>1502277521</text:p>
          </table:table-cell>
          <table:table-cell office:value-type="float" office:value="0.02218832" calcext:value-type="float">
            <text:p>0.02218832</text:p>
          </table:table-cell>
          <table:table-cell table:formula="of:=([.A556] + 32400) / 86400 + 25569" office:value-type="date" office:date-value="2017-08-09T20:18:41" calcext:value-type="date">
            <text:p>2017/08/09 20:18</text:p>
          </table:table-cell>
          <table:table-cell table:formula="of:=[.B556]*60*60" office:value-type="float" office:value="79.877952" calcext:value-type="float">
            <text:p>79.9</text:p>
          </table:table-cell>
        </table:table-row>
        <table:table-row table:style-name="ro1">
          <table:table-cell office:value-type="float" office:value="1502281105" calcext:value-type="float">
            <text:p>1502281105</text:p>
          </table:table-cell>
          <table:table-cell office:value-type="float" office:value="0.02333009" calcext:value-type="float">
            <text:p>0.02333009</text:p>
          </table:table-cell>
          <table:table-cell table:formula="of:=([.A557] + 32400) / 86400 + 25569" office:value-type="date" office:date-value="2017-08-09T21:18:25" calcext:value-type="date">
            <text:p>2017/08/09 21:18</text:p>
          </table:table-cell>
          <table:table-cell table:formula="of:=[.B557]*60*60" office:value-type="float" office:value="83.988324" calcext:value-type="float">
            <text:p>84.0</text:p>
          </table:table-cell>
        </table:table-row>
        <table:table-row table:style-name="ro1">
          <table:table-cell office:value-type="float" office:value="1502284843" calcext:value-type="float">
            <text:p>1502284843</text:p>
          </table:table-cell>
          <table:table-cell office:value-type="float" office:value="0.02552294" calcext:value-type="float">
            <text:p>0.02552294</text:p>
          </table:table-cell>
          <table:table-cell table:formula="of:=([.A558] + 32400) / 86400 + 25569" office:value-type="date" office:date-value="2017-08-09T22:20:43" calcext:value-type="date">
            <text:p>2017/08/09 22:20</text:p>
          </table:table-cell>
          <table:table-cell table:formula="of:=[.B558]*60*60" office:value-type="float" office:value="91.882584" calcext:value-type="float">
            <text:p>91.9</text:p>
          </table:table-cell>
        </table:table-row>
        <table:table-row table:style-name="ro1">
          <table:table-cell office:value-type="float" office:value="1502288407" calcext:value-type="float">
            <text:p>1502288407</text:p>
          </table:table-cell>
          <table:table-cell office:value-type="float" office:value="0.02666519" calcext:value-type="float">
            <text:p>0.02666519</text:p>
          </table:table-cell>
          <table:table-cell table:formula="of:=([.A559] + 32400) / 86400 + 25569" office:value-type="date" office:date-value="2017-08-09T23:20:07" calcext:value-type="date">
            <text:p>2017/08/09 23:20</text:p>
          </table:table-cell>
          <table:table-cell table:formula="of:=[.B559]*60*60" office:value-type="float" office:value="95.994684" calcext:value-type="float">
            <text:p>96.0</text:p>
          </table:table-cell>
        </table:table-row>
        <table:table-row table:style-name="ro1">
          <table:table-cell office:value-type="float" office:value="1502292039" calcext:value-type="float">
            <text:p>1502292039</text:p>
          </table:table-cell>
          <table:table-cell office:value-type="float" office:value="0.02552153" calcext:value-type="float">
            <text:p>0.02552153</text:p>
          </table:table-cell>
          <table:table-cell table:formula="of:=([.A560] + 32400) / 86400 + 25569" office:value-type="date" office:date-value="2017-08-10T00:20:39" calcext:value-type="date">
            <text:p>2017/08/10 00:20</text:p>
          </table:table-cell>
          <table:table-cell table:formula="of:=[.B560]*60*60" office:value-type="float" office:value="91.877508" calcext:value-type="float">
            <text:p>91.9</text:p>
          </table:table-cell>
        </table:table-row>
        <table:table-row table:style-name="ro1">
          <table:table-cell office:value-type="float" office:value="1502295774" calcext:value-type="float">
            <text:p>1502295774</text:p>
          </table:table-cell>
          <table:table-cell office:value-type="float" office:value="0.01887526" calcext:value-type="float">
            <text:p>0.01887526</text:p>
          </table:table-cell>
          <table:table-cell table:formula="of:=([.A561] + 32400) / 86400 + 25569" office:value-type="date" office:date-value="2017-08-10T01:22:54" calcext:value-type="date">
            <text:p>2017/08/10 01:22</text:p>
          </table:table-cell>
          <table:table-cell table:formula="of:=[.B561]*60*60" office:value-type="float" office:value="67.950936" calcext:value-type="float">
            <text:p>68.0</text:p>
          </table:table-cell>
        </table:table-row>
        <table:table-row table:style-name="ro1">
          <table:table-cell office:value-type="float" office:value="1502299180" calcext:value-type="float">
            <text:p>1502299180</text:p>
          </table:table-cell>
          <table:table-cell office:value-type="float" office:value="0.02099332" calcext:value-type="float">
            <text:p>0.02099332</text:p>
          </table:table-cell>
          <table:table-cell table:formula="of:=([.A562] + 32400) / 86400 + 25569" office:value-type="date" office:date-value="2017-08-10T02:19:40" calcext:value-type="date">
            <text:p>2017/08/10 02:19</text:p>
          </table:table-cell>
          <table:table-cell table:formula="of:=[.B562]*60*60" office:value-type="float" office:value="75.575952" calcext:value-type="float">
            <text:p>75.6</text:p>
          </table:table-cell>
        </table:table-row>
        <table:table-row table:style-name="ro1">
          <table:table-cell office:value-type="float" office:value="1502302617" calcext:value-type="float">
            <text:p>1502302617</text:p>
          </table:table-cell>
          <table:table-cell office:value-type="float" office:value="0.01776791" calcext:value-type="float">
            <text:p>0.01776791</text:p>
          </table:table-cell>
          <table:table-cell table:formula="of:=([.A563] + 32400) / 86400 + 25569" office:value-type="date" office:date-value="2017-08-10T03:16:57" calcext:value-type="date">
            <text:p>2017/08/10 03:16</text:p>
          </table:table-cell>
          <table:table-cell table:formula="of:=[.B563]*60*60" office:value-type="float" office:value="63.964476" calcext:value-type="float">
            <text:p>64.0</text:p>
          </table:table-cell>
        </table:table-row>
        <table:table-row table:style-name="ro1">
          <table:table-cell office:value-type="float" office:value="1502306343" calcext:value-type="float">
            <text:p>1502306343</text:p>
          </table:table-cell>
          <table:table-cell office:value-type="float" office:value="0.007637752" calcext:value-type="float">
            <text:p>0.007637752</text:p>
          </table:table-cell>
          <table:table-cell table:formula="of:=([.A564] + 32400) / 86400 + 25569" office:value-type="date" office:date-value="2017-08-10T04:19:03" calcext:value-type="date">
            <text:p>2017/08/10 04:19</text:p>
          </table:table-cell>
          <table:table-cell table:formula="of:=[.B564]*60*60" office:value-type="float" office:value="27.4959072" calcext:value-type="float">
            <text:p>27.5</text:p>
          </table:table-cell>
        </table:table-row>
        <table:table-row table:style-name="ro1">
          <table:table-cell office:value-type="float" office:value="1502309718" calcext:value-type="float">
            <text:p>1502309718</text:p>
          </table:table-cell>
          <table:table-cell office:value-type="float" office:value="0.007663884" calcext:value-type="float">
            <text:p>0.007663884</text:p>
          </table:table-cell>
          <table:table-cell table:formula="of:=([.A565] + 32400) / 86400 + 25569" office:value-type="date" office:date-value="2017-08-10T05:15:18" calcext:value-type="date">
            <text:p>2017/08/10 05:15</text:p>
          </table:table-cell>
          <table:table-cell table:formula="of:=[.B565]*60*60" office:value-type="float" office:value="27.5899824" calcext:value-type="float">
            <text:p>27.6</text:p>
          </table:table-cell>
        </table:table-row>
        <table:table-row table:style-name="ro1">
          <table:table-cell office:value-type="float" office:value="1502313527" calcext:value-type="float">
            <text:p>1502313527</text:p>
          </table:table-cell>
          <table:table-cell office:value-type="float" office:value="0.009998056" calcext:value-type="float">
            <text:p>0.009998056</text:p>
          </table:table-cell>
          <table:table-cell table:formula="of:=([.A566] + 32400) / 86400 + 25569" office:value-type="date" office:date-value="2017-08-10T06:18:47" calcext:value-type="date">
            <text:p>2017/08/10 06:18</text:p>
          </table:table-cell>
          <table:table-cell table:formula="of:=[.B566]*60*60" office:value-type="float" office:value="35.9930016" calcext:value-type="float">
            <text:p>36.0</text:p>
          </table:table-cell>
        </table:table-row>
        <table:table-row table:style-name="ro1">
          <table:table-cell office:value-type="float" office:value="1502317334" calcext:value-type="float">
            <text:p>1502317334</text:p>
          </table:table-cell>
          <table:table-cell office:value-type="float" office:value="0.009969538" calcext:value-type="float">
            <text:p>0.009969538</text:p>
          </table:table-cell>
          <table:table-cell table:formula="of:=([.A567] + 32400) / 86400 + 25569" office:value-type="date" office:date-value="2017-08-10T07:22:14" calcext:value-type="date">
            <text:p>2017/08/10 07:22</text:p>
          </table:table-cell>
          <table:table-cell table:formula="of:=[.B567]*60*60" office:value-type="float" office:value="35.8903368" calcext:value-type="float">
            <text:p>35.9</text:p>
          </table:table-cell>
        </table:table-row>
        <table:table-row table:style-name="ro1">
          <table:table-cell office:value-type="float" office:value="1502320834" calcext:value-type="float">
            <text:p>1502320834</text:p>
          </table:table-cell>
          <table:table-cell office:value-type="float" office:value="0.008866231" calcext:value-type="float">
            <text:p>0.008866231</text:p>
          </table:table-cell>
          <table:table-cell table:formula="of:=([.A568] + 32400) / 86400 + 25569" office:value-type="date" office:date-value="2017-08-10T08:20:34" calcext:value-type="date">
            <text:p>2017/08/10 08:20</text:p>
          </table:table-cell>
          <table:table-cell table:formula="of:=[.B568]*60*60" office:value-type="float" office:value="31.9184316" calcext:value-type="float">
            <text:p>31.9</text:p>
          </table:table-cell>
        </table:table-row>
        <table:table-row table:style-name="ro1">
          <table:table-cell office:value-type="float" office:value="1502324550" calcext:value-type="float">
            <text:p>1502324550</text:p>
          </table:table-cell>
          <table:table-cell office:value-type="float" office:value="0.008840512" calcext:value-type="float">
            <text:p>0.008840512</text:p>
          </table:table-cell>
          <table:table-cell table:formula="of:=([.A569] + 32400) / 86400 + 25569" office:value-type="date" office:date-value="2017-08-10T09:22:30" calcext:value-type="date">
            <text:p>2017/08/10 09:22</text:p>
          </table:table-cell>
          <table:table-cell table:formula="of:=[.B569]*60*60" office:value-type="float" office:value="31.8258432" calcext:value-type="float">
            <text:p>31.8</text:p>
          </table:table-cell>
        </table:table-row>
        <table:table-row table:style-name="ro1">
          <table:table-cell office:value-type="float" office:value="1502328141" calcext:value-type="float">
            <text:p>1502328141</text:p>
          </table:table-cell>
          <table:table-cell office:value-type="float" office:value="0.01324284" calcext:value-type="float">
            <text:p>0.01324284</text:p>
          </table:table-cell>
          <table:table-cell table:formula="of:=([.A570] + 32400) / 86400 + 25569" office:value-type="date" office:date-value="2017-08-10T10:22:21" calcext:value-type="date">
            <text:p>2017/08/10 10:22</text:p>
          </table:table-cell>
          <table:table-cell table:formula="of:=[.B570]*60*60" office:value-type="float" office:value="47.674224" calcext:value-type="float">
            <text:p>47.7</text:p>
          </table:table-cell>
        </table:table-row>
        <table:table-row table:style-name="ro1">
          <table:table-cell office:value-type="float" office:value="1502331582" calcext:value-type="float">
            <text:p>1502331582</text:p>
          </table:table-cell>
          <table:table-cell office:value-type="float" office:value="0.01767028" calcext:value-type="float">
            <text:p>0.01767028</text:p>
          </table:table-cell>
          <table:table-cell table:formula="of:=([.A571] + 32400) / 86400 + 25569" office:value-type="date" office:date-value="2017-08-10T11:19:42" calcext:value-type="date">
            <text:p>2017/08/10 11:19</text:p>
          </table:table-cell>
          <table:table-cell table:formula="of:=[.B571]*60*60" office:value-type="float" office:value="63.613008" calcext:value-type="float">
            <text:p>63.6</text:p>
          </table:table-cell>
        </table:table-row>
        <table:table-row table:style-name="ro1">
          <table:table-cell office:value-type="float" office:value="1502335238" calcext:value-type="float">
            <text:p>1502335238</text:p>
          </table:table-cell>
          <table:table-cell office:value-type="float" office:value="0.02105905" calcext:value-type="float">
            <text:p>0.02105905</text:p>
          </table:table-cell>
          <table:table-cell table:formula="of:=([.A572] + 32400) / 86400 + 25569" office:value-type="date" office:date-value="2017-08-10T12:20:38" calcext:value-type="date">
            <text:p>2017/08/10 12:20</text:p>
          </table:table-cell>
          <table:table-cell table:formula="of:=[.B572]*60*60" office:value-type="float" office:value="75.81258" calcext:value-type="float">
            <text:p>75.8</text:p>
          </table:table-cell>
        </table:table-row>
        <table:table-row table:style-name="ro1">
          <table:table-cell office:value-type="float" office:value="1502338701" calcext:value-type="float">
            <text:p>1502338701</text:p>
          </table:table-cell>
          <table:table-cell office:value-type="float" office:value="0.01770695" calcext:value-type="float">
            <text:p>0.01770695</text:p>
          </table:table-cell>
          <table:table-cell table:formula="of:=([.A573] + 32400) / 86400 + 25569" office:value-type="date" office:date-value="2017-08-10T13:18:21" calcext:value-type="date">
            <text:p>2017/08/10 13:18</text:p>
          </table:table-cell>
          <table:table-cell table:formula="of:=[.B573]*60*60" office:value-type="float" office:value="63.74502" calcext:value-type="float">
            <text:p>63.7</text:p>
          </table:table-cell>
        </table:table-row>
        <table:table-row table:style-name="ro1">
          <table:table-cell office:value-type="float" office:value="1502342415" calcext:value-type="float">
            <text:p>1502342415</text:p>
          </table:table-cell>
          <table:table-cell office:value-type="float" office:value="0.01432783" calcext:value-type="float">
            <text:p>0.01432783</text:p>
          </table:table-cell>
          <table:table-cell table:formula="of:=([.A574] + 32400) / 86400 + 25569" office:value-type="date" office:date-value="2017-08-10T14:20:15" calcext:value-type="date">
            <text:p>2017/08/10 14:20</text:p>
          </table:table-cell>
          <table:table-cell table:formula="of:=[.B574]*60*60" office:value-type="float" office:value="51.580188" calcext:value-type="float">
            <text:p>51.6</text:p>
          </table:table-cell>
        </table:table-row>
        <table:table-row table:style-name="ro1">
          <table:table-cell office:value-type="float" office:value="1502346028" calcext:value-type="float">
            <text:p>1502346028</text:p>
          </table:table-cell>
          <table:table-cell office:value-type="float" office:value="0.01216848" calcext:value-type="float">
            <text:p>0.01216848</text:p>
          </table:table-cell>
          <table:table-cell table:formula="of:=([.A575] + 32400) / 86400 + 25569" office:value-type="date" office:date-value="2017-08-10T15:20:28" calcext:value-type="date">
            <text:p>2017/08/10 15:20</text:p>
          </table:table-cell>
          <table:table-cell table:formula="of:=[.B575]*60*60" office:value-type="float" office:value="43.806528" calcext:value-type="float">
            <text:p>43.8</text:p>
          </table:table-cell>
        </table:table-row>
        <table:table-row table:style-name="ro1">
          <table:table-cell office:value-type="float" office:value="1502349807" calcext:value-type="float">
            <text:p>1502349807</text:p>
          </table:table-cell>
          <table:table-cell office:value-type="float" office:value="0.0155202" calcext:value-type="float">
            <text:p>0.0155202</text:p>
          </table:table-cell>
          <table:table-cell table:formula="of:=([.A576] + 32400) / 86400 + 25569" office:value-type="date" office:date-value="2017-08-10T16:23:27" calcext:value-type="date">
            <text:p>2017/08/10 16:23</text:p>
          </table:table-cell>
          <table:table-cell table:formula="of:=[.B576]*60*60" office:value-type="float" office:value="55.87272" calcext:value-type="float">
            <text:p>55.9</text:p>
          </table:table-cell>
        </table:table-row>
        <table:table-row table:style-name="ro1">
          <table:table-cell office:value-type="float" office:value="1502353387" calcext:value-type="float">
            <text:p>1502353387</text:p>
          </table:table-cell>
          <table:table-cell office:value-type="float" office:value="0.01327507" calcext:value-type="float">
            <text:p>0.01327507</text:p>
          </table:table-cell>
          <table:table-cell table:formula="of:=([.A577] + 32400) / 86400 + 25569" office:value-type="date" office:date-value="2017-08-10T17:23:07" calcext:value-type="date">
            <text:p>2017/08/10 17:23</text:p>
          </table:table-cell>
          <table:table-cell table:formula="of:=[.B577]*60*60" office:value-type="float" office:value="47.790252" calcext:value-type="float">
            <text:p>47.8</text:p>
          </table:table-cell>
        </table:table-row>
        <table:table-row table:style-name="ro1">
          <table:table-cell office:value-type="float" office:value="1502356731" calcext:value-type="float">
            <text:p>1502356731</text:p>
          </table:table-cell>
          <table:table-cell office:value-type="float" office:value="0.01551375" calcext:value-type="float">
            <text:p>0.01551375</text:p>
          </table:table-cell>
          <table:table-cell table:formula="of:=([.A578] + 32400) / 86400 + 25569" office:value-type="date" office:date-value="2017-08-10T18:18:51" calcext:value-type="date">
            <text:p>2017/08/10 18:18</text:p>
          </table:table-cell>
          <table:table-cell table:formula="of:=[.B578]*60*60" office:value-type="float" office:value="55.8495" calcext:value-type="float">
            <text:p>55.8</text:p>
          </table:table-cell>
        </table:table-row>
        <table:table-row table:style-name="ro1">
          <table:table-cell office:value-type="float" office:value="1502360376" calcext:value-type="float">
            <text:p>1502360376</text:p>
          </table:table-cell>
          <table:table-cell office:value-type="float" office:value="0.01776741" calcext:value-type="float">
            <text:p>0.01776741</text:p>
          </table:table-cell>
          <table:table-cell table:formula="of:=([.A579] + 32400) / 86400 + 25569" office:value-type="date" office:date-value="2017-08-10T19:19:36" calcext:value-type="date">
            <text:p>2017/08/10 19:19</text:p>
          </table:table-cell>
          <table:table-cell table:formula="of:=[.B579]*60*60" office:value-type="float" office:value="63.962676" calcext:value-type="float">
            <text:p>64.0</text:p>
          </table:table-cell>
        </table:table-row>
        <table:table-row table:style-name="ro1">
          <table:table-cell office:value-type="float" office:value="1502363862" calcext:value-type="float">
            <text:p>1502363862</text:p>
          </table:table-cell>
          <table:table-cell office:value-type="float" office:value="0.02549324" calcext:value-type="float">
            <text:p>0.02549324</text:p>
          </table:table-cell>
          <table:table-cell table:formula="of:=([.A580] + 32400) / 86400 + 25569" office:value-type="date" office:date-value="2017-08-10T20:17:42" calcext:value-type="date">
            <text:p>2017/08/10 20:17</text:p>
          </table:table-cell>
          <table:table-cell table:formula="of:=[.B580]*60*60" office:value-type="float" office:value="91.775664" calcext:value-type="float">
            <text:p>91.8</text:p>
          </table:table-cell>
        </table:table-row>
        <table:table-row table:style-name="ro1">
          <table:table-cell office:value-type="float" office:value="1502367629" calcext:value-type="float">
            <text:p>1502367629</text:p>
          </table:table-cell>
          <table:table-cell office:value-type="float" office:value="0.02209945" calcext:value-type="float">
            <text:p>0.02209945</text:p>
          </table:table-cell>
          <table:table-cell table:formula="of:=([.A581] + 32400) / 86400 + 25569" office:value-type="date" office:date-value="2017-08-10T21:20:29" calcext:value-type="date">
            <text:p>2017/08/10 21:20</text:p>
          </table:table-cell>
          <table:table-cell table:formula="of:=[.B581]*60*60" office:value-type="float" office:value="79.55802" calcext:value-type="float">
            <text:p>79.6</text:p>
          </table:table-cell>
        </table:table-row>
        <table:table-row table:style-name="ro1">
          <table:table-cell office:value-type="float" office:value="1502371181" calcext:value-type="float">
            <text:p>1502371181</text:p>
          </table:table-cell>
          <table:table-cell office:value-type="float" office:value="0.02886644" calcext:value-type="float">
            <text:p>0.02886644</text:p>
          </table:table-cell>
          <table:table-cell table:formula="of:=([.A582] + 32400) / 86400 + 25569" office:value-type="date" office:date-value="2017-08-10T22:19:41" calcext:value-type="date">
            <text:p>2017/08/10 22:19</text:p>
          </table:table-cell>
          <table:table-cell table:formula="of:=[.B582]*60*60" office:value-type="float" office:value="103.919184" calcext:value-type="float">
            <text:p>103.9</text:p>
          </table:table-cell>
        </table:table-row>
        <table:table-row table:style-name="ro1">
          <table:table-cell office:value-type="float" office:value="1502374901" calcext:value-type="float">
            <text:p>1502374901</text:p>
          </table:table-cell>
          <table:table-cell office:value-type="float" office:value="0.0309589" calcext:value-type="float">
            <text:p>0.0309589</text:p>
          </table:table-cell>
          <table:table-cell table:formula="of:=([.A583] + 32400) / 86400 + 25569" office:value-type="date" office:date-value="2017-08-10T23:21:41" calcext:value-type="date">
            <text:p>2017/08/10 23:21</text:p>
          </table:table-cell>
          <table:table-cell table:formula="of:=[.B583]*60*60" office:value-type="float" office:value="111.45204" calcext:value-type="float">
            <text:p>111.5</text:p>
          </table:table-cell>
        </table:table-row>
        <table:table-row table:style-name="ro1">
          <table:table-cell office:value-type="float" office:value="1502378322" calcext:value-type="float">
            <text:p>1502378322</text:p>
          </table:table-cell>
          <table:table-cell office:value-type="float" office:value="0.03099745" calcext:value-type="float">
            <text:p>0.03099745</text:p>
          </table:table-cell>
          <table:table-cell table:formula="of:=([.A584] + 32400) / 86400 + 25569" office:value-type="date" office:date-value="2017-08-11T00:18:42" calcext:value-type="date">
            <text:p>2017/08/11 00:18</text:p>
          </table:table-cell>
          <table:table-cell table:formula="of:=[.B584]*60*60" office:value-type="float" office:value="111.59082" calcext:value-type="float">
            <text:p>111.6</text:p>
          </table:table-cell>
        </table:table-row>
        <table:table-row table:style-name="ro1">
          <table:table-cell office:value-type="float" office:value="1502381955" calcext:value-type="float">
            <text:p>1502381955</text:p>
          </table:table-cell>
          <table:table-cell office:value-type="float" office:value="0.02210555" calcext:value-type="float">
            <text:p>0.02210555</text:p>
          </table:table-cell>
          <table:table-cell table:formula="of:=([.A585] + 32400) / 86400 + 25569" office:value-type="date" office:date-value="2017-08-11T01:19:15" calcext:value-type="date">
            <text:p>2017/08/11 01:19</text:p>
          </table:table-cell>
          <table:table-cell table:formula="of:=[.B585]*60*60" office:value-type="float" office:value="79.57998" calcext:value-type="float">
            <text:p>79.6</text:p>
          </table:table-cell>
        </table:table-row>
        <table:table-row table:style-name="ro1">
          <table:table-cell office:value-type="float" office:value="1502385410" calcext:value-type="float">
            <text:p>1502385410</text:p>
          </table:table-cell>
          <table:table-cell office:value-type="float" office:value="0.01991095" calcext:value-type="float">
            <text:p>0.01991095</text:p>
          </table:table-cell>
          <table:table-cell table:formula="of:=([.A586] + 32400) / 86400 + 25569" office:value-type="date" office:date-value="2017-08-11T02:16:50" calcext:value-type="date">
            <text:p>2017/08/11 02:16</text:p>
          </table:table-cell>
          <table:table-cell table:formula="of:=[.B586]*60*60" office:value-type="float" office:value="71.67942" calcext:value-type="float">
            <text:p>71.7</text:p>
          </table:table-cell>
        </table:table-row>
        <table:table-row table:style-name="ro1">
          <table:table-cell office:value-type="float" office:value="1502389058" calcext:value-type="float">
            <text:p>1502389058</text:p>
          </table:table-cell>
          <table:table-cell office:value-type="float" office:value="0.02543263" calcext:value-type="float">
            <text:p>0.02543263</text:p>
          </table:table-cell>
          <table:table-cell table:formula="of:=([.A587] + 32400) / 86400 + 25569" office:value-type="date" office:date-value="2017-08-11T03:17:38" calcext:value-type="date">
            <text:p>2017/08/11 03:17</text:p>
          </table:table-cell>
          <table:table-cell table:formula="of:=[.B587]*60*60" office:value-type="float" office:value="91.557468" calcext:value-type="float">
            <text:p>91.6</text:p>
          </table:table-cell>
        </table:table-row>
        <table:table-row table:style-name="ro1">
          <table:table-cell office:value-type="float" office:value="1502392805" calcext:value-type="float">
            <text:p>1502392805</text:p>
          </table:table-cell>
          <table:table-cell office:value-type="float" office:value="0.01326957" calcext:value-type="float">
            <text:p>0.01326957</text:p>
          </table:table-cell>
          <table:table-cell table:formula="of:=([.A588] + 32400) / 86400 + 25569" office:value-type="date" office:date-value="2017-08-11T04:20:05" calcext:value-type="date">
            <text:p>2017/08/11 04:20</text:p>
          </table:table-cell>
          <table:table-cell table:formula="of:=[.B588]*60*60" office:value-type="float" office:value="47.770452" calcext:value-type="float">
            <text:p>47.8</text:p>
          </table:table-cell>
        </table:table-row>
        <table:table-row table:style-name="ro1">
          <table:table-cell office:value-type="float" office:value="1502396432" calcext:value-type="float">
            <text:p>1502396432</text:p>
          </table:table-cell>
          <table:table-cell office:value-type="float" office:value="0.00879435" calcext:value-type="float">
            <text:p>0.00879435</text:p>
          </table:table-cell>
          <table:table-cell table:formula="of:=([.A589] + 32400) / 86400 + 25569" office:value-type="date" office:date-value="2017-08-11T05:20:32" calcext:value-type="date">
            <text:p>2017/08/11 05:20</text:p>
          </table:table-cell>
          <table:table-cell table:formula="of:=[.B589]*60*60" office:value-type="float" office:value="31.65966" calcext:value-type="float">
            <text:p>31.7</text:p>
          </table:table-cell>
        </table:table-row>
        <table:table-row table:style-name="ro1">
          <table:table-cell office:value-type="float" office:value="1502399826" calcext:value-type="float">
            <text:p>1502399826</text:p>
          </table:table-cell>
          <table:table-cell office:value-type="float" office:value="0.007763545" calcext:value-type="float">
            <text:p>0.007763545</text:p>
          </table:table-cell>
          <table:table-cell table:formula="of:=([.A590] + 32400) / 86400 + 25569" office:value-type="date" office:date-value="2017-08-11T06:17:06" calcext:value-type="date">
            <text:p>2017/08/11 06:17</text:p>
          </table:table-cell>
          <table:table-cell table:formula="of:=[.B590]*60*60" office:value-type="float" office:value="27.948762" calcext:value-type="float">
            <text:p>27.9</text:p>
          </table:table-cell>
        </table:table-row>
        <table:table-row table:style-name="ro1">
          <table:table-cell office:value-type="float" office:value="1502403337" calcext:value-type="float">
            <text:p>1502403337</text:p>
          </table:table-cell>
          <table:table-cell office:value-type="float" office:value="0.007767206" calcext:value-type="float">
            <text:p>0.007767206</text:p>
          </table:table-cell>
          <table:table-cell table:formula="of:=([.A591] + 32400) / 86400 + 25569" office:value-type="date" office:date-value="2017-08-11T07:15:37" calcext:value-type="date">
            <text:p>2017/08/11 07:15</text:p>
          </table:table-cell>
          <table:table-cell table:formula="of:=[.B591]*60*60" office:value-type="float" office:value="27.9619416" calcext:value-type="float">
            <text:p>28.0</text:p>
          </table:table-cell>
        </table:table-row>
        <table:table-row table:style-name="ro1">
          <table:table-cell office:value-type="float" office:value="1502407104" calcext:value-type="float">
            <text:p>1502407104</text:p>
          </table:table-cell>
          <table:table-cell office:value-type="float" office:value="0.009962089" calcext:value-type="float">
            <text:p>0.009962089</text:p>
          </table:table-cell>
          <table:table-cell table:formula="of:=([.A592] + 32400) / 86400 + 25569" office:value-type="date" office:date-value="2017-08-11T08:18:24" calcext:value-type="date">
            <text:p>2017/08/11 08:18</text:p>
          </table:table-cell>
          <table:table-cell table:formula="of:=[.B592]*60*60" office:value-type="float" office:value="35.8635204" calcext:value-type="float">
            <text:p>35.9</text:p>
          </table:table-cell>
        </table:table-row>
        <table:table-row table:style-name="ro1">
          <table:table-cell office:value-type="float" office:value="1502410723" calcext:value-type="float">
            <text:p>1502410723</text:p>
          </table:table-cell>
          <table:table-cell office:value-type="float" office:value="0.009925558" calcext:value-type="float">
            <text:p>0.009925558</text:p>
          </table:table-cell>
          <table:table-cell table:formula="of:=([.A593] + 32400) / 86400 + 25569" office:value-type="date" office:date-value="2017-08-11T09:18:43" calcext:value-type="date">
            <text:p>2017/08/11 09:18</text:p>
          </table:table-cell>
          <table:table-cell table:formula="of:=[.B593]*60*60" office:value-type="float" office:value="35.7320088" calcext:value-type="float">
            <text:p>35.7</text:p>
          </table:table-cell>
        </table:table-row>
        <table:table-row table:style-name="ro1">
          <table:table-cell office:value-type="float" office:value="1502414109" calcext:value-type="float">
            <text:p>1502414109</text:p>
          </table:table-cell>
          <table:table-cell office:value-type="float" office:value="0.01101352" calcext:value-type="float">
            <text:p>0.01101352</text:p>
          </table:table-cell>
          <table:table-cell table:formula="of:=([.A594] + 32400) / 86400 + 25569" office:value-type="date" office:date-value="2017-08-11T10:15:09" calcext:value-type="date">
            <text:p>2017/08/11 10:15</text:p>
          </table:table-cell>
          <table:table-cell table:formula="of:=[.B594]*60*60" office:value-type="float" office:value="39.648672" calcext:value-type="float">
            <text:p>39.6</text:p>
          </table:table-cell>
        </table:table-row>
        <table:table-row table:style-name="ro1">
          <table:table-cell office:value-type="float" office:value="1502418440" calcext:value-type="float">
            <text:p>1502418440</text:p>
          </table:table-cell>
          <table:table-cell office:value-type="float" office:value="0.01652119" calcext:value-type="float">
            <text:p>0.01652119</text:p>
          </table:table-cell>
          <table:table-cell table:formula="of:=([.A595] + 32400) / 86400 + 25569" office:value-type="date" office:date-value="2017-08-11T11:27:20" calcext:value-type="date">
            <text:p>2017/08/11 11:27</text:p>
          </table:table-cell>
          <table:table-cell table:formula="of:=[.B595]*60*60" office:value-type="float" office:value="59.476284" calcext:value-type="float">
            <text:p>59.5</text:p>
          </table:table-cell>
        </table:table-row>
        <table:table-row table:style-name="ro1">
          <table:table-cell office:value-type="float" office:value="1502421900" calcext:value-type="float">
            <text:p>1502421900</text:p>
          </table:table-cell>
          <table:table-cell office:value-type="float" office:value="0.01443442" calcext:value-type="float">
            <text:p>0.01443442</text:p>
          </table:table-cell>
          <table:table-cell table:formula="of:=([.A596] + 32400) / 86400 + 25569" office:value-type="date" office:date-value="2017-08-11T12:25:00" calcext:value-type="date">
            <text:p>2017/08/11 12:25</text:p>
          </table:table-cell>
          <table:table-cell table:formula="of:=[.B596]*60*60" office:value-type="float" office:value="51.963912" calcext:value-type="float">
            <text:p>52.0</text:p>
          </table:table-cell>
        </table:table-row>
        <table:table-row table:style-name="ro1">
          <table:table-cell office:value-type="float" office:value="1502425406" calcext:value-type="float">
            <text:p>1502425406</text:p>
          </table:table-cell>
          <table:table-cell office:value-type="float" office:value="0.01443442" calcext:value-type="float">
            <text:p>0.01443442</text:p>
          </table:table-cell>
          <table:table-cell table:formula="of:=([.A597] + 32400) / 86400 + 25569" office:value-type="date" office:date-value="2017-08-11T13:23:26" calcext:value-type="date">
            <text:p>2017/08/11 13:23</text:p>
          </table:table-cell>
          <table:table-cell table:formula="of:=[.B597]*60*60" office:value-type="float" office:value="51.963912" calcext:value-type="float">
            <text:p>52.0</text:p>
          </table:table-cell>
        </table:table-row>
        <table:table-row table:style-name="ro1">
          <table:table-cell office:value-type="float" office:value="1502429087" calcext:value-type="float">
            <text:p>1502429087</text:p>
          </table:table-cell>
          <table:table-cell office:value-type="float" office:value="0.01546577" calcext:value-type="float">
            <text:p>0.01546577</text:p>
          </table:table-cell>
          <table:table-cell table:formula="of:=([.A598] + 32400) / 86400 + 25569" office:value-type="date" office:date-value="2017-08-11T14:24:47" calcext:value-type="date">
            <text:p>2017/08/11 14:24</text:p>
          </table:table-cell>
          <table:table-cell table:formula="of:=[.B598]*60*60" office:value-type="float" office:value="55.676772" calcext:value-type="float">
            <text:p>55.7</text:p>
          </table:table-cell>
        </table:table-row>
        <table:table-row table:style-name="ro1">
          <table:table-cell office:value-type="float" office:value="1502432775" calcext:value-type="float">
            <text:p>1502432775</text:p>
          </table:table-cell>
          <table:table-cell office:value-type="float" office:value="0.01876121" calcext:value-type="float">
            <text:p>0.01876121</text:p>
          </table:table-cell>
          <table:table-cell table:formula="of:=([.A599] + 32400) / 86400 + 25569" office:value-type="date" office:date-value="2017-08-11T15:26:15" calcext:value-type="date">
            <text:p>2017/08/11 15:26</text:p>
          </table:table-cell>
          <table:table-cell table:formula="of:=[.B599]*60*60" office:value-type="float" office:value="67.540356" calcext:value-type="float">
            <text:p>67.5</text:p>
          </table:table-cell>
        </table:table-row>
        <table:table-row table:style-name="ro1">
          <table:table-cell office:value-type="float" office:value="1502436221" calcext:value-type="float">
            <text:p>1502436221</text:p>
          </table:table-cell>
          <table:table-cell office:value-type="float" office:value="0.01331521" calcext:value-type="float">
            <text:p>0.01331521</text:p>
          </table:table-cell>
          <table:table-cell table:formula="of:=([.A600] + 32400) / 86400 + 25569" office:value-type="date" office:date-value="2017-08-11T16:23:41" calcext:value-type="date">
            <text:p>2017/08/11 16:23</text:p>
          </table:table-cell>
          <table:table-cell table:formula="of:=[.B600]*60*60" office:value-type="float" office:value="47.934756" calcext:value-type="float">
            <text:p>47.9</text:p>
          </table:table-cell>
        </table:table-row>
        <table:table-row table:style-name="ro1">
          <table:table-cell office:value-type="float" office:value="1502439721" calcext:value-type="float">
            <text:p>1502439721</text:p>
          </table:table-cell>
          <table:table-cell office:value-type="float" office:value="0.01878816" calcext:value-type="float">
            <text:p>0.01878816</text:p>
          </table:table-cell>
          <table:table-cell table:formula="of:=([.A601] + 32400) / 86400 + 25569" office:value-type="date" office:date-value="2017-08-11T17:22:01" calcext:value-type="date">
            <text:p>2017/08/11 17:22</text:p>
          </table:table-cell>
          <table:table-cell table:formula="of:=[.B601]*60*60" office:value-type="float" office:value="67.637376" calcext:value-type="float">
            <text:p>67.6</text:p>
          </table:table-cell>
        </table:table-row>
        <table:table-row table:style-name="ro1">
          <table:table-cell office:value-type="float" office:value="1502443424" calcext:value-type="float">
            <text:p>1502443424</text:p>
          </table:table-cell>
          <table:table-cell office:value-type="float" office:value="0.01554217" calcext:value-type="float">
            <text:p>0.01554217</text:p>
          </table:table-cell>
          <table:table-cell table:formula="of:=([.A602] + 32400) / 86400 + 25569" office:value-type="date" office:date-value="2017-08-11T18:23:44" calcext:value-type="date">
            <text:p>2017/08/11 18:23</text:p>
          </table:table-cell>
          <table:table-cell table:formula="of:=[.B602]*60*60" office:value-type="float" office:value="55.951812" calcext:value-type="float">
            <text:p>56.0</text:p>
          </table:table-cell>
        </table:table-row>
        <table:table-row table:style-name="ro1">
          <table:table-cell office:value-type="float" office:value="1502447044" calcext:value-type="float">
            <text:p>1502447044</text:p>
          </table:table-cell>
          <table:table-cell office:value-type="float" office:value="0.01666158" calcext:value-type="float">
            <text:p>0.01666158</text:p>
          </table:table-cell>
          <table:table-cell table:formula="of:=([.A603] + 32400) / 86400 + 25569" office:value-type="date" office:date-value="2017-08-11T19:24:04" calcext:value-type="date">
            <text:p>2017/08/11 19:24</text:p>
          </table:table-cell>
          <table:table-cell table:formula="of:=[.B603]*60*60" office:value-type="float" office:value="59.981688" calcext:value-type="float">
            <text:p>60.0</text:p>
          </table:table-cell>
        </table:table-row>
        <table:table-row table:style-name="ro1">
          <table:table-cell office:value-type="float" office:value="1502450742" calcext:value-type="float">
            <text:p>1502450742</text:p>
          </table:table-cell>
          <table:table-cell office:value-type="float" office:value="0.02100666" calcext:value-type="float">
            <text:p>0.02100666</text:p>
          </table:table-cell>
          <table:table-cell table:formula="of:=([.A604] + 32400) / 86400 + 25569" office:value-type="date" office:date-value="2017-08-11T20:25:42" calcext:value-type="date">
            <text:p>2017/08/11 20:25</text:p>
          </table:table-cell>
          <table:table-cell table:formula="of:=[.B604]*60*60" office:value-type="float" office:value="75.623976" calcext:value-type="float">
            <text:p>75.6</text:p>
          </table:table-cell>
        </table:table-row>
        <table:table-row table:style-name="ro1">
          <table:table-cell office:value-type="float" office:value="1502454494" calcext:value-type="float">
            <text:p>1502454494</text:p>
          </table:table-cell>
          <table:table-cell office:value-type="float" office:value="0.02329516" calcext:value-type="float">
            <text:p>0.02329516</text:p>
          </table:table-cell>
          <table:table-cell table:formula="of:=([.A605] + 32400) / 86400 + 25569" office:value-type="date" office:date-value="2017-08-11T21:28:14" calcext:value-type="date">
            <text:p>2017/08/11 21:28</text:p>
          </table:table-cell>
          <table:table-cell table:formula="of:=[.B605]*60*60" office:value-type="float" office:value="83.862576" calcext:value-type="float">
            <text:p>83.9</text:p>
          </table:table-cell>
        </table:table-row>
        <table:table-row table:style-name="ro1">
          <table:table-cell office:value-type="float" office:value="1502457940" calcext:value-type="float">
            <text:p>1502457940</text:p>
          </table:table-cell>
          <table:table-cell office:value-type="float" office:value="0.02541577" calcext:value-type="float">
            <text:p>0.02541577</text:p>
          </table:table-cell>
          <table:table-cell table:formula="of:=([.A606] + 32400) / 86400 + 25569" office:value-type="date" office:date-value="2017-08-11T22:25:40" calcext:value-type="date">
            <text:p>2017/08/11 22:25</text:p>
          </table:table-cell>
          <table:table-cell table:formula="of:=[.B606]*60*60" office:value-type="float" office:value="91.496772" calcext:value-type="float">
            <text:p>91.5</text:p>
          </table:table-cell>
        </table:table-row>
        <table:table-row table:style-name="ro1">
          <table:table-cell office:value-type="float" office:value="1502461697" calcext:value-type="float">
            <text:p>1502461697</text:p>
          </table:table-cell>
          <table:table-cell office:value-type="float" office:value="0.02546149" calcext:value-type="float">
            <text:p>0.02546149</text:p>
          </table:table-cell>
          <table:table-cell table:formula="of:=([.A607] + 32400) / 86400 + 25569" office:value-type="date" office:date-value="2017-08-11T23:28:17" calcext:value-type="date">
            <text:p>2017/08/11 23:28</text:p>
          </table:table-cell>
          <table:table-cell table:formula="of:=[.B607]*60*60" office:value-type="float" office:value="91.661364" calcext:value-type="float">
            <text:p>91.7</text:p>
          </table:table-cell>
        </table:table-row>
        <table:table-row table:style-name="ro1">
          <table:table-cell office:value-type="float" office:value="1502465133" calcext:value-type="float">
            <text:p>1502465133</text:p>
          </table:table-cell>
          <table:table-cell office:value-type="float" office:value="0.02109588" calcext:value-type="float">
            <text:p>0.02109588</text:p>
          </table:table-cell>
          <table:table-cell table:formula="of:=([.A608] + 32400) / 86400 + 25569" office:value-type="date" office:date-value="2017-08-12T00:25:33" calcext:value-type="date">
            <text:p>2017/08/12 00:25</text:p>
          </table:table-cell>
          <table:table-cell table:formula="of:=[.B608]*60*60" office:value-type="float" office:value="75.945168" calcext:value-type="float">
            <text:p>75.9</text:p>
          </table:table-cell>
        </table:table-row>
        <table:table-row table:style-name="ro1">
          <table:table-cell office:value-type="float" office:value="1502468753" calcext:value-type="float">
            <text:p>1502468753</text:p>
          </table:table-cell>
          <table:table-cell office:value-type="float" office:value="0.01662234" calcext:value-type="float">
            <text:p>0.01662234</text:p>
          </table:table-cell>
          <table:table-cell table:formula="of:=([.A609] + 32400) / 86400 + 25569" office:value-type="date" office:date-value="2017-08-12T01:25:53" calcext:value-type="date">
            <text:p>2017/08/12 01:25</text:p>
          </table:table-cell>
          <table:table-cell table:formula="of:=[.B609]*60*60" office:value-type="float" office:value="59.840424" calcext:value-type="float">
            <text:p>59.8</text:p>
          </table:table-cell>
        </table:table-row>
        <table:table-row table:style-name="ro1">
          <table:table-cell office:value-type="float" office:value="1502472187" calcext:value-type="float">
            <text:p>1502472187</text:p>
          </table:table-cell>
          <table:table-cell office:value-type="float" office:value="0.02320698" calcext:value-type="float">
            <text:p>0.02320698</text:p>
          </table:table-cell>
          <table:table-cell table:formula="of:=([.A610] + 32400) / 86400 + 25569" office:value-type="date" office:date-value="2017-08-12T02:23:07" calcext:value-type="date">
            <text:p>2017/08/12 02:23</text:p>
          </table:table-cell>
          <table:table-cell table:formula="of:=[.B610]*60*60" office:value-type="float" office:value="83.545128" calcext:value-type="float">
            <text:p>83.5</text:p>
          </table:table-cell>
        </table:table-row>
        <table:table-row table:style-name="ro1">
          <table:table-cell office:value-type="float" office:value="1502475841" calcext:value-type="float">
            <text:p>1502475841</text:p>
          </table:table-cell>
          <table:table-cell office:value-type="float" office:value="0.009956578" calcext:value-type="float">
            <text:p>0.009956578</text:p>
          </table:table-cell>
          <table:table-cell table:formula="of:=([.A611] + 32400) / 86400 + 25569" office:value-type="date" office:date-value="2017-08-12T03:24:01" calcext:value-type="date">
            <text:p>2017/08/12 03:24</text:p>
          </table:table-cell>
          <table:table-cell table:formula="of:=[.B611]*60*60" office:value-type="float" office:value="35.8436808" calcext:value-type="float">
            <text:p>35.8</text:p>
          </table:table-cell>
        </table:table-row>
        <table:table-row table:style-name="ro1">
          <table:table-cell office:value-type="float" office:value="1502479588" calcext:value-type="float">
            <text:p>1502479588</text:p>
          </table:table-cell>
          <table:table-cell office:value-type="float" office:value="0.005514807" calcext:value-type="float">
            <text:p>0.005514807</text:p>
          </table:table-cell>
          <table:table-cell table:formula="of:=([.A612] + 32400) / 86400 + 25569" office:value-type="date" office:date-value="2017-08-12T04:26:28" calcext:value-type="date">
            <text:p>2017/08/12 04:26</text:p>
          </table:table-cell>
          <table:table-cell table:formula="of:=[.B612]*60*60" office:value-type="float" office:value="19.8533052" calcext:value-type="float">
            <text:p>19.9</text:p>
          </table:table-cell>
        </table:table-row>
        <table:table-row table:style-name="ro1">
          <table:table-cell office:value-type="float" office:value="1502483285" calcext:value-type="float">
            <text:p>1502483285</text:p>
          </table:table-cell>
          <table:table-cell office:value-type="float" office:value="0.004409293" calcext:value-type="float">
            <text:p>0.004409293</text:p>
          </table:table-cell>
          <table:table-cell table:formula="of:=([.A613] + 32400) / 86400 + 25569" office:value-type="date" office:date-value="2017-08-12T05:28:05" calcext:value-type="date">
            <text:p>2017/08/12 05:28</text:p>
          </table:table-cell>
          <table:table-cell table:formula="of:=[.B613]*60*60" office:value-type="float" office:value="15.8734548" calcext:value-type="float">
            <text:p>15.9</text:p>
          </table:table-cell>
        </table:table-row>
        <table:table-row table:style-name="ro1">
          <table:table-cell office:value-type="float" office:value="1502486661" calcext:value-type="float">
            <text:p>1502486661</text:p>
          </table:table-cell>
          <table:table-cell office:value-type="float" office:value="0.006644518" calcext:value-type="float">
            <text:p>0.006644518</text:p>
          </table:table-cell>
          <table:table-cell table:formula="of:=([.A614] + 32400) / 86400 + 25569" office:value-type="date" office:date-value="2017-08-12T06:24:21" calcext:value-type="date">
            <text:p>2017/08/12 06:24</text:p>
          </table:table-cell>
          <table:table-cell table:formula="of:=[.B614]*60*60" office:value-type="float" office:value="23.9202648" calcext:value-type="float">
            <text:p>23.9</text:p>
          </table:table-cell>
        </table:table-row>
        <table:table-row table:style-name="ro1">
          <table:table-cell office:value-type="float" office:value="1502490293" calcext:value-type="float">
            <text:p>1502490293</text:p>
          </table:table-cell>
          <table:table-cell office:value-type="float" office:value="0.008763282" calcext:value-type="float">
            <text:p>0.008763282</text:p>
          </table:table-cell>
          <table:table-cell table:formula="of:=([.A615] + 32400) / 86400 + 25569" office:value-type="date" office:date-value="2017-08-12T07:24:53" calcext:value-type="date">
            <text:p>2017/08/12 07:24</text:p>
          </table:table-cell>
          <table:table-cell table:formula="of:=[.B615]*60*60" office:value-type="float" office:value="31.5478152" calcext:value-type="float">
            <text:p>31.5</text:p>
          </table:table-cell>
        </table:table-row>
        <table:table-row table:style-name="ro1">
          <table:table-cell office:value-type="float" office:value="1502493637" calcext:value-type="float">
            <text:p>1502493637</text:p>
          </table:table-cell>
          <table:table-cell office:value-type="float" office:value="0.008851271" calcext:value-type="float">
            <text:p>0.008851271</text:p>
          </table:table-cell>
          <table:table-cell table:formula="of:=([.A616] + 32400) / 86400 + 25569" office:value-type="date" office:date-value="2017-08-12T08:20:37" calcext:value-type="date">
            <text:p>2017/08/12 08:20</text:p>
          </table:table-cell>
          <table:table-cell table:formula="of:=[.B616]*60*60" office:value-type="float" office:value="31.8645756" calcext:value-type="float">
            <text:p>31.9</text:p>
          </table:table-cell>
        </table:table-row>
        <table:table-row table:style-name="ro1">
          <table:table-cell office:value-type="float" office:value="1502497233" calcext:value-type="float">
            <text:p>1502497233</text:p>
          </table:table-cell>
          <table:table-cell office:value-type="float" office:value="0.01316222" calcext:value-type="float">
            <text:p>0.01316222</text:p>
          </table:table-cell>
          <table:table-cell table:formula="of:=([.A617] + 32400) / 86400 + 25569" office:value-type="date" office:date-value="2017-08-12T09:20:33" calcext:value-type="date">
            <text:p>2017/08/12 09:20</text:p>
          </table:table-cell>
          <table:table-cell table:formula="of:=[.B617]*60*60" office:value-type="float" office:value="47.383992" calcext:value-type="float">
            <text:p>47.4</text:p>
          </table:table-cell>
        </table:table-row>
        <table:table-row table:style-name="ro1">
          <table:table-cell office:value-type="float" office:value="1502500928" calcext:value-type="float">
            <text:p>1502500928</text:p>
          </table:table-cell>
          <table:table-cell office:value-type="float" office:value="0.01326553" calcext:value-type="float">
            <text:p>0.01326553</text:p>
          </table:table-cell>
          <table:table-cell table:formula="of:=([.A618] + 32400) / 86400 + 25569" office:value-type="date" office:date-value="2017-08-12T10:22:08" calcext:value-type="date">
            <text:p>2017/08/12 10:22</text:p>
          </table:table-cell>
          <table:table-cell table:formula="of:=[.B618]*60*60" office:value-type="float" office:value="47.755908" calcext:value-type="float">
            <text:p>47.8</text:p>
          </table:table-cell>
        </table:table-row>
        <table:table-row table:style-name="ro1">
          <table:table-cell office:value-type="float" office:value="1502504583" calcext:value-type="float">
            <text:p>1502504583</text:p>
          </table:table-cell>
          <table:table-cell office:value-type="float" office:value="0.01220358" calcext:value-type="float">
            <text:p>0.01220358</text:p>
          </table:table-cell>
          <table:table-cell table:formula="of:=([.A619] + 32400) / 86400 + 25569" office:value-type="date" office:date-value="2017-08-12T11:23:03" calcext:value-type="date">
            <text:p>2017/08/12 11:23</text:p>
          </table:table-cell>
          <table:table-cell table:formula="of:=[.B619]*60*60" office:value-type="float" office:value="43.932888" calcext:value-type="float">
            <text:p>43.9</text:p>
          </table:table-cell>
        </table:table-row>
        <table:table-row table:style-name="ro1">
          <table:table-cell office:value-type="float" office:value="1502508387" calcext:value-type="float">
            <text:p>1502508387</text:p>
          </table:table-cell>
          <table:table-cell office:value-type="float" office:value="0.016592" calcext:value-type="float">
            <text:p>0.016592</text:p>
          </table:table-cell>
          <table:table-cell table:formula="of:=([.A620] + 32400) / 86400 + 25569" office:value-type="date" office:date-value="2017-08-12T12:26:27" calcext:value-type="date">
            <text:p>2017/08/12 12:26</text:p>
          </table:table-cell>
          <table:table-cell table:formula="of:=[.B620]*60*60" office:value-type="float" office:value="59.7312" calcext:value-type="float">
            <text:p>59.7</text:p>
          </table:table-cell>
        </table:table-row>
        <table:table-row table:style-name="ro1">
          <table:table-cell office:value-type="float" office:value="1502512061" calcext:value-type="float">
            <text:p>1502512061</text:p>
          </table:table-cell>
          <table:table-cell office:value-type="float" office:value="0.01553958" calcext:value-type="float">
            <text:p>0.01553958</text:p>
          </table:table-cell>
          <table:table-cell table:formula="of:=([.A621] + 32400) / 86400 + 25569" office:value-type="date" office:date-value="2017-08-12T13:27:41" calcext:value-type="date">
            <text:p>2017/08/12 13:27</text:p>
          </table:table-cell>
          <table:table-cell table:formula="of:=[.B621]*60*60" office:value-type="float" office:value="55.942488" calcext:value-type="float">
            <text:p>55.9</text:p>
          </table:table-cell>
        </table:table-row>
        <table:table-row table:style-name="ro1">
          <table:table-cell office:value-type="float" office:value="1502515558" calcext:value-type="float">
            <text:p>1502515558</text:p>
          </table:table-cell>
          <table:table-cell office:value-type="float" office:value="0.01663847" calcext:value-type="float">
            <text:p>0.01663847</text:p>
          </table:table-cell>
          <table:table-cell table:formula="of:=([.A622] + 32400) / 86400 + 25569" office:value-type="date" office:date-value="2017-08-12T14:25:58" calcext:value-type="date">
            <text:p>2017/08/12 14:25</text:p>
          </table:table-cell>
          <table:table-cell table:formula="of:=[.B622]*60*60" office:value-type="float" office:value="59.898492" calcext:value-type="float">
            <text:p>59.9</text:p>
          </table:table-cell>
        </table:table-row>
        <table:table-row table:style-name="ro1">
          <table:table-cell office:value-type="float" office:value="1502519129" calcext:value-type="float">
            <text:p>1502519129</text:p>
          </table:table-cell>
          <table:table-cell office:value-type="float" office:value="0.0154355" calcext:value-type="float">
            <text:p>0.0154355</text:p>
          </table:table-cell>
          <table:table-cell table:formula="of:=([.A623] + 32400) / 86400 + 25569" office:value-type="date" office:date-value="2017-08-12T15:25:29" calcext:value-type="date">
            <text:p>2017/08/12 15:25</text:p>
          </table:table-cell>
          <table:table-cell table:formula="of:=[.B623]*60*60" office:value-type="float" office:value="55.5678" calcext:value-type="float">
            <text:p>55.6</text:p>
          </table:table-cell>
        </table:table-row>
        <table:table-row table:style-name="ro1">
          <table:table-cell office:value-type="float" office:value="1502522622" calcext:value-type="float">
            <text:p>1502522622</text:p>
          </table:table-cell>
          <table:table-cell office:value-type="float" office:value="0.01877675" calcext:value-type="float">
            <text:p>0.01877675</text:p>
          </table:table-cell>
          <table:table-cell table:formula="of:=([.A624] + 32400) / 86400 + 25569" office:value-type="date" office:date-value="2017-08-12T16:23:42" calcext:value-type="date">
            <text:p>2017/08/12 16:23</text:p>
          </table:table-cell>
          <table:table-cell table:formula="of:=[.B624]*60*60" office:value-type="float" office:value="67.5963" calcext:value-type="float">
            <text:p>67.6</text:p>
          </table:table-cell>
        </table:table-row>
        <table:table-row table:style-name="ro1">
          <table:table-cell office:value-type="float" office:value="1502526297" calcext:value-type="float">
            <text:p>1502526297</text:p>
          </table:table-cell>
          <table:table-cell office:value-type="float" office:value="0.01665741" calcext:value-type="float">
            <text:p>0.01665741</text:p>
          </table:table-cell>
          <table:table-cell table:formula="of:=([.A625] + 32400) / 86400 + 25569" office:value-type="date" office:date-value="2017-08-12T17:24:57" calcext:value-type="date">
            <text:p>2017/08/12 17:24</text:p>
          </table:table-cell>
          <table:table-cell table:formula="of:=[.B625]*60*60" office:value-type="float" office:value="59.966676" calcext:value-type="float">
            <text:p>60.0</text:p>
          </table:table-cell>
        </table:table-row>
        <table:table-row table:style-name="ro1">
          <table:table-cell office:value-type="float" office:value="1502529797" calcext:value-type="float">
            <text:p>1502529797</text:p>
          </table:table-cell>
          <table:table-cell office:value-type="float" office:value="0.02105788" calcext:value-type="float">
            <text:p>0.02105788</text:p>
          </table:table-cell>
          <table:table-cell table:formula="of:=([.A626] + 32400) / 86400 + 25569" office:value-type="date" office:date-value="2017-08-12T18:23:17" calcext:value-type="date">
            <text:p>2017/08/12 18:23</text:p>
          </table:table-cell>
          <table:table-cell table:formula="of:=[.B626]*60*60" office:value-type="float" office:value="75.808368" calcext:value-type="float">
            <text:p>75.8</text:p>
          </table:table-cell>
        </table:table-row>
        <table:table-row table:style-name="ro1">
          <table:table-cell office:value-type="float" office:value="1502533355" calcext:value-type="float">
            <text:p>1502533355</text:p>
          </table:table-cell>
          <table:table-cell office:value-type="float" office:value="0.02102351" calcext:value-type="float">
            <text:p>0.02102351</text:p>
          </table:table-cell>
          <table:table-cell table:formula="of:=([.A627] + 32400) / 86400 + 25569" office:value-type="date" office:date-value="2017-08-12T19:22:35" calcext:value-type="date">
            <text:p>2017/08/12 19:22</text:p>
          </table:table-cell>
          <table:table-cell table:formula="of:=[.B627]*60*60" office:value-type="float" office:value="75.684636" calcext:value-type="float">
            <text:p>75.7</text:p>
          </table:table-cell>
        </table:table-row>
        <table:table-row table:style-name="ro1">
          <table:table-cell office:value-type="float" office:value="1502537034" calcext:value-type="float">
            <text:p>1502537034</text:p>
          </table:table-cell>
          <table:table-cell office:value-type="float" office:value="0.01771675" calcext:value-type="float">
            <text:p>0.01771675</text:p>
          </table:table-cell>
          <table:table-cell table:formula="of:=([.A628] + 32400) / 86400 + 25569" office:value-type="date" office:date-value="2017-08-12T20:23:54" calcext:value-type="date">
            <text:p>2017/08/12 20:23</text:p>
          </table:table-cell>
          <table:table-cell table:formula="of:=[.B628]*60*60" office:value-type="float" office:value="63.7803" calcext:value-type="float">
            <text:p>63.8</text:p>
          </table:table-cell>
        </table:table-row>
        <table:table-row table:style-name="ro1">
          <table:table-cell office:value-type="float" office:value="1502540621" calcext:value-type="float">
            <text:p>1502540621</text:p>
          </table:table-cell>
          <table:table-cell office:value-type="float" office:value="0.02764951" calcext:value-type="float">
            <text:p>0.02764951</text:p>
          </table:table-cell>
          <table:table-cell table:formula="of:=([.A629] + 32400) / 86400 + 25569" office:value-type="date" office:date-value="2017-08-12T21:23:41" calcext:value-type="date">
            <text:p>2017/08/12 21:23</text:p>
          </table:table-cell>
          <table:table-cell table:formula="of:=[.B629]*60*60" office:value-type="float" office:value="99.538236" calcext:value-type="float">
            <text:p>99.5</text:p>
          </table:table-cell>
        </table:table-row>
        <table:table-row table:style-name="ro1">
          <table:table-cell office:value-type="float" office:value="1502544301" calcext:value-type="float">
            <text:p>1502544301</text:p>
          </table:table-cell>
          <table:table-cell office:value-type="float" office:value="0.02104797" calcext:value-type="float">
            <text:p>0.02104797</text:p>
          </table:table-cell>
          <table:table-cell table:formula="of:=([.A630] + 32400) / 86400 + 25569" office:value-type="date" office:date-value="2017-08-12T22:25:01" calcext:value-type="date">
            <text:p>2017/08/12 22:25</text:p>
          </table:table-cell>
          <table:table-cell table:formula="of:=[.B630]*60*60" office:value-type="float" office:value="75.772692" calcext:value-type="float">
            <text:p>75.8</text:p>
          </table:table-cell>
        </table:table-row>
        <table:table-row table:style-name="ro1">
          <table:table-cell office:value-type="float" office:value="1502548016" calcext:value-type="float">
            <text:p>1502548016</text:p>
          </table:table-cell>
          <table:table-cell office:value-type="float" office:value="0.01998279" calcext:value-type="float">
            <text:p>0.01998279</text:p>
          </table:table-cell>
          <table:table-cell table:formula="of:=([.A631] + 32400) / 86400 + 25569" office:value-type="date" office:date-value="2017-08-12T23:26:56" calcext:value-type="date">
            <text:p>2017/08/12 23:26</text:p>
          </table:table-cell>
          <table:table-cell table:formula="of:=[.B631]*60*60" office:value-type="float" office:value="71.938044" calcext:value-type="float">
            <text:p>71.9</text:p>
          </table:table-cell>
        </table:table-row>
        <table:table-row table:style-name="ro1">
          <table:table-cell office:value-type="float" office:value="1502551476" calcext:value-type="float">
            <text:p>1502551476</text:p>
          </table:table-cell>
          <table:table-cell office:value-type="float" office:value="0.02217049" calcext:value-type="float">
            <text:p>0.02217049</text:p>
          </table:table-cell>
          <table:table-cell table:formula="of:=([.A632] + 32400) / 86400 + 25569" office:value-type="date" office:date-value="2017-08-13T00:24:36" calcext:value-type="date">
            <text:p>2017/08/13 00:24</text:p>
          </table:table-cell>
          <table:table-cell table:formula="of:=[.B632]*60*60" office:value-type="float" office:value="79.813764" calcext:value-type="float">
            <text:p>79.8</text:p>
          </table:table-cell>
        </table:table-row>
        <table:table-row table:style-name="ro1">
          <table:table-cell office:value-type="float" office:value="1502555145" calcext:value-type="float">
            <text:p>1502555145</text:p>
          </table:table-cell>
          <table:table-cell office:value-type="float" office:value="0.02110759" calcext:value-type="float">
            <text:p>0.02110759</text:p>
          </table:table-cell>
          <table:table-cell table:formula="of:=([.A633] + 32400) / 86400 + 25569" office:value-type="date" office:date-value="2017-08-13T01:25:45" calcext:value-type="date">
            <text:p>2017/08/13 01:25</text:p>
          </table:table-cell>
          <table:table-cell table:formula="of:=[.B633]*60*60" office:value-type="float" office:value="75.987324" calcext:value-type="float">
            <text:p>76.0</text:p>
          </table:table-cell>
        </table:table-row>
        <table:table-row table:style-name="ro1">
          <table:table-cell office:value-type="float" office:value="1502558785" calcext:value-type="float">
            <text:p>1502558785</text:p>
          </table:table-cell>
          <table:table-cell office:value-type="float" office:value="0.01884492" calcext:value-type="float">
            <text:p>0.01884492</text:p>
          </table:table-cell>
          <table:table-cell table:formula="of:=([.A634] + 32400) / 86400 + 25569" office:value-type="date" office:date-value="2017-08-13T02:26:25" calcext:value-type="date">
            <text:p>2017/08/13 02:26</text:p>
          </table:table-cell>
          <table:table-cell table:formula="of:=[.B634]*60*60" office:value-type="float" office:value="67.841712" calcext:value-type="float">
            <text:p>67.8</text:p>
          </table:table-cell>
        </table:table-row>
        <table:table-row table:style-name="ro1">
          <table:table-cell office:value-type="float" office:value="1502562185" calcext:value-type="float">
            <text:p>1502562185</text:p>
          </table:table-cell>
          <table:table-cell office:value-type="float" office:value="0.01442441" calcext:value-type="float">
            <text:p>0.01442441</text:p>
          </table:table-cell>
          <table:table-cell table:formula="of:=([.A635] + 32400) / 86400 + 25569" office:value-type="date" office:date-value="2017-08-13T03:23:05" calcext:value-type="date">
            <text:p>2017/08/13 03:23</text:p>
          </table:table-cell>
          <table:table-cell table:formula="of:=[.B635]*60*60" office:value-type="float" office:value="51.927876" calcext:value-type="float">
            <text:p>51.9</text:p>
          </table:table-cell>
        </table:table-row>
        <table:table-row table:style-name="ro1">
          <table:table-cell office:value-type="float" office:value="1502565791" calcext:value-type="float">
            <text:p>1502565791</text:p>
          </table:table-cell>
          <table:table-cell office:value-type="float" office:value="0.01219952" calcext:value-type="float">
            <text:p>0.01219952</text:p>
          </table:table-cell>
          <table:table-cell table:formula="of:=([.A636] + 32400) / 86400 + 25569" office:value-type="date" office:date-value="2017-08-13T04:23:11" calcext:value-type="date">
            <text:p>2017/08/13 04:23</text:p>
          </table:table-cell>
          <table:table-cell table:formula="of:=[.B636]*60*60" office:value-type="float" office:value="43.918272" calcext:value-type="float">
            <text:p>43.9</text:p>
          </table:table-cell>
        </table:table-row>
        <table:table-row table:style-name="ro1">
          <table:table-cell office:value-type="float" office:value="1502569320" calcext:value-type="float">
            <text:p>1502569320</text:p>
          </table:table-cell>
          <table:table-cell office:value-type="float" office:value="0.009856803" calcext:value-type="float">
            <text:p>0.009856803</text:p>
          </table:table-cell>
          <table:table-cell table:formula="of:=([.A637] + 32400) / 86400 + 25569" office:value-type="date" office:date-value="2017-08-13T05:22:00" calcext:value-type="date">
            <text:p>2017/08/13 05:22</text:p>
          </table:table-cell>
          <table:table-cell table:formula="of:=[.B637]*60*60" office:value-type="float" office:value="35.4844908" calcext:value-type="float">
            <text:p>35.5</text:p>
          </table:table-cell>
        </table:table-row>
        <table:table-row table:style-name="ro1">
          <table:table-cell office:value-type="float" office:value="1502572884" calcext:value-type="float">
            <text:p>1502572884</text:p>
          </table:table-cell>
          <table:table-cell office:value-type="float" office:value="0.009913805" calcext:value-type="float">
            <text:p>0.009913805</text:p>
          </table:table-cell>
          <table:table-cell table:formula="of:=([.A638] + 32400) / 86400 + 25569" office:value-type="date" office:date-value="2017-08-13T06:21:24" calcext:value-type="date">
            <text:p>2017/08/13 06:21</text:p>
          </table:table-cell>
          <table:table-cell table:formula="of:=[.B638]*60*60" office:value-type="float" office:value="35.689698" calcext:value-type="float">
            <text:p>35.7</text:p>
          </table:table-cell>
        </table:table-row>
        <table:table-row table:style-name="ro1">
          <table:table-cell office:value-type="float" office:value="1502576623" calcext:value-type="float">
            <text:p>1502576623</text:p>
          </table:table-cell>
          <table:table-cell office:value-type="float" office:value="0.01215805" calcext:value-type="float">
            <text:p>0.01215805</text:p>
          </table:table-cell>
          <table:table-cell table:formula="of:=([.A639] + 32400) / 86400 + 25569" office:value-type="date" office:date-value="2017-08-13T07:23:43" calcext:value-type="date">
            <text:p>2017/08/13 07:23</text:p>
          </table:table-cell>
          <table:table-cell table:formula="of:=[.B639]*60*60" office:value-type="float" office:value="43.76898" calcext:value-type="float">
            <text:p>43.8</text:p>
          </table:table-cell>
        </table:table-row>
        <table:table-row table:style-name="ro1">
          <table:table-cell office:value-type="float" office:value="1502580204" calcext:value-type="float">
            <text:p>1502580204</text:p>
          </table:table-cell>
          <table:table-cell office:value-type="float" office:value="0.009948599" calcext:value-type="float">
            <text:p>0.009948599</text:p>
          </table:table-cell>
          <table:table-cell table:formula="of:=([.A640] + 32400) / 86400 + 25569" office:value-type="date" office:date-value="2017-08-13T08:23:24" calcext:value-type="date">
            <text:p>2017/08/13 08:23</text:p>
          </table:table-cell>
          <table:table-cell table:formula="of:=[.B640]*60*60" office:value-type="float" office:value="35.8149564" calcext:value-type="float">
            <text:p>35.8</text:p>
          </table:table-cell>
        </table:table-row>
        <table:table-row table:style-name="ro1">
          <table:table-cell office:value-type="float" office:value="1502583794" calcext:value-type="float">
            <text:p>1502583794</text:p>
          </table:table-cell>
          <table:table-cell office:value-type="float" office:value="0.01438252" calcext:value-type="float">
            <text:p>0.01438252</text:p>
          </table:table-cell>
          <table:table-cell table:formula="of:=([.A641] + 32400) / 86400 + 25569" office:value-type="date" office:date-value="2017-08-13T09:23:14" calcext:value-type="date">
            <text:p>2017/08/13 09:23</text:p>
          </table:table-cell>
          <table:table-cell table:formula="of:=[.B641]*60*60" office:value-type="float" office:value="51.777072" calcext:value-type="float">
            <text:p>51.8</text:p>
          </table:table-cell>
        </table:table-row>
        <table:table-row table:style-name="ro1">
          <table:table-cell office:value-type="float" office:value="1502587388" calcext:value-type="float">
            <text:p>1502587388</text:p>
          </table:table-cell>
          <table:table-cell office:value-type="float" office:value="0.01443202" calcext:value-type="float">
            <text:p>0.01443202</text:p>
          </table:table-cell>
          <table:table-cell table:formula="of:=([.A642] + 32400) / 86400 + 25569" office:value-type="date" office:date-value="2017-08-13T10:23:08" calcext:value-type="date">
            <text:p>2017/08/13 10:23</text:p>
          </table:table-cell>
          <table:table-cell table:formula="of:=[.B642]*60*60" office:value-type="float" office:value="51.955272" calcext:value-type="float">
            <text:p>52.0</text:p>
          </table:table-cell>
        </table:table-row>
        <table:table-row table:style-name="ro1">
          <table:table-cell office:value-type="float" office:value="1502591032" calcext:value-type="float">
            <text:p>1502591032</text:p>
          </table:table-cell>
          <table:table-cell office:value-type="float" office:value="0.0143231" calcext:value-type="float">
            <text:p>0.0143231</text:p>
          </table:table-cell>
          <table:table-cell table:formula="of:=([.A643] + 32400) / 86400 + 25569" office:value-type="date" office:date-value="2017-08-13T11:23:52" calcext:value-type="date">
            <text:p>2017/08/13 11:23</text:p>
          </table:table-cell>
          <table:table-cell table:formula="of:=[.B643]*60*60" office:value-type="float" office:value="51.56316" calcext:value-type="float">
            <text:p>51.6</text:p>
          </table:table-cell>
        </table:table-row>
        <table:table-row table:style-name="ro1">
          <table:table-cell office:value-type="float" office:value="1502594606" calcext:value-type="float">
            <text:p>1502594606</text:p>
          </table:table-cell>
          <table:table-cell office:value-type="float" office:value="0.01664863" calcext:value-type="float">
            <text:p>0.01664863</text:p>
          </table:table-cell>
          <table:table-cell table:formula="of:=([.A644] + 32400) / 86400 + 25569" office:value-type="date" office:date-value="2017-08-13T12:23:26" calcext:value-type="date">
            <text:p>2017/08/13 12:23</text:p>
          </table:table-cell>
          <table:table-cell table:formula="of:=[.B644]*60*60" office:value-type="float" office:value="59.935068" calcext:value-type="float">
            <text:p>59.9</text:p>
          </table:table-cell>
        </table:table-row>
        <table:table-row table:style-name="ro1">
          <table:table-cell office:value-type="float" office:value="1502598336" calcext:value-type="float">
            <text:p>1502598336</text:p>
          </table:table-cell>
          <table:table-cell office:value-type="float" office:value="0.01886269" calcext:value-type="float">
            <text:p>0.01886269</text:p>
          </table:table-cell>
          <table:table-cell table:formula="of:=([.A645] + 32400) / 86400 + 25569" office:value-type="date" office:date-value="2017-08-13T13:25:36" calcext:value-type="date">
            <text:p>2017/08/13 13:25</text:p>
          </table:table-cell>
          <table:table-cell table:formula="of:=[.B645]*60*60" office:value-type="float" office:value="67.905684" calcext:value-type="float">
            <text:p>67.9</text:p>
          </table:table-cell>
        </table:table-row>
        <table:table-row table:style-name="ro1">
          <table:table-cell office:value-type="float" office:value="1502601785" calcext:value-type="float">
            <text:p>1502601785</text:p>
          </table:table-cell>
          <table:table-cell office:value-type="float" office:value="0.01441961" calcext:value-type="float">
            <text:p>0.01441961</text:p>
          </table:table-cell>
          <table:table-cell table:formula="of:=([.A646] + 32400) / 86400 + 25569" office:value-type="date" office:date-value="2017-08-13T14:23:05" calcext:value-type="date">
            <text:p>2017/08/13 14:23</text:p>
          </table:table-cell>
          <table:table-cell table:formula="of:=[.B646]*60*60" office:value-type="float" office:value="51.910596" calcext:value-type="float">
            <text:p>51.9</text:p>
          </table:table-cell>
        </table:table-row>
        <table:table-row table:style-name="ro1">
          <table:table-cell office:value-type="float" office:value="1502605483" calcext:value-type="float">
            <text:p>1502605483</text:p>
          </table:table-cell>
          <table:table-cell office:value-type="float" office:value="0.01434681" calcext:value-type="float">
            <text:p>0.01434681</text:p>
          </table:table-cell>
          <table:table-cell table:formula="of:=([.A647] + 32400) / 86400 + 25569" office:value-type="date" office:date-value="2017-08-13T15:24:43" calcext:value-type="date">
            <text:p>2017/08/13 15:24</text:p>
          </table:table-cell>
          <table:table-cell table:formula="of:=[.B647]*60*60" office:value-type="float" office:value="51.648516" calcext:value-type="float">
            <text:p>51.6</text:p>
          </table:table-cell>
        </table:table-row>
        <table:table-row table:style-name="ro1">
          <table:table-cell office:value-type="float" office:value="1502609049" calcext:value-type="float">
            <text:p>1502609049</text:p>
          </table:table-cell>
          <table:table-cell office:value-type="float" office:value="0.01660854" calcext:value-type="float">
            <text:p>0.01660854</text:p>
          </table:table-cell>
          <table:table-cell table:formula="of:=([.A648] + 32400) / 86400 + 25569" office:value-type="date" office:date-value="2017-08-13T16:24:09" calcext:value-type="date">
            <text:p>2017/08/13 16:24</text:p>
          </table:table-cell>
          <table:table-cell table:formula="of:=[.B648]*60*60" office:value-type="float" office:value="59.790744" calcext:value-type="float">
            <text:p>59.8</text:p>
          </table:table-cell>
        </table:table-row>
        <table:table-row table:style-name="ro1">
          <table:table-cell office:value-type="float" office:value="1502612657" calcext:value-type="float">
            <text:p>1502612657</text:p>
          </table:table-cell>
          <table:table-cell office:value-type="float" office:value="0.01663294" calcext:value-type="float">
            <text:p>0.01663294</text:p>
          </table:table-cell>
          <table:table-cell table:formula="of:=([.A649] + 32400) / 86400 + 25569" office:value-type="date" office:date-value="2017-08-13T17:24:17" calcext:value-type="date">
            <text:p>2017/08/13 17:24</text:p>
          </table:table-cell>
          <table:table-cell table:formula="of:=[.B649]*60*60" office:value-type="float" office:value="59.878584" calcext:value-type="float">
            <text:p>59.9</text:p>
          </table:table-cell>
        </table:table-row>
        <table:table-row table:style-name="ro1">
          <table:table-cell office:value-type="float" office:value="1502616279" calcext:value-type="float">
            <text:p>1502616279</text:p>
          </table:table-cell>
          <table:table-cell office:value-type="float" office:value="0.01993411" calcext:value-type="float">
            <text:p>0.01993411</text:p>
          </table:table-cell>
          <table:table-cell table:formula="of:=([.A650] + 32400) / 86400 + 25569" office:value-type="date" office:date-value="2017-08-13T18:24:39" calcext:value-type="date">
            <text:p>2017/08/13 18:24</text:p>
          </table:table-cell>
          <table:table-cell table:formula="of:=[.B650]*60*60" office:value-type="float" office:value="71.762796" calcext:value-type="float">
            <text:p>71.8</text:p>
          </table:table-cell>
        </table:table-row>
        <table:table-row table:style-name="ro1">
          <table:table-cell office:value-type="float" office:value="1502619859" calcext:value-type="float">
            <text:p>1502619859</text:p>
          </table:table-cell>
          <table:table-cell office:value-type="float" office:value="0.01549058" calcext:value-type="float">
            <text:p>0.01549058</text:p>
          </table:table-cell>
          <table:table-cell table:formula="of:=([.A651] + 32400) / 86400 + 25569" office:value-type="date" office:date-value="2017-08-13T19:24:19" calcext:value-type="date">
            <text:p>2017/08/13 19:24</text:p>
          </table:table-cell>
          <table:table-cell table:formula="of:=[.B651]*60*60" office:value-type="float" office:value="55.766088" calcext:value-type="float">
            <text:p>55.8</text:p>
          </table:table-cell>
        </table:table-row>
        <table:table-row table:style-name="ro1">
          <table:table-cell office:value-type="float" office:value="1502623564" calcext:value-type="float">
            <text:p>1502623564</text:p>
          </table:table-cell>
          <table:table-cell office:value-type="float" office:value="0.01755252" calcext:value-type="float">
            <text:p>0.01755252</text:p>
          </table:table-cell>
          <table:table-cell table:formula="of:=([.A652] + 32400) / 86400 + 25569" office:value-type="date" office:date-value="2017-08-13T20:26:04" calcext:value-type="date">
            <text:p>2017/08/13 20:26</text:p>
          </table:table-cell>
          <table:table-cell table:formula="of:=[.B652]*60*60" office:value-type="float" office:value="63.189072" calcext:value-type="float">
            <text:p>63.2</text:p>
          </table:table-cell>
        </table:table-row>
        <table:table-row table:style-name="ro1">
          <table:table-cell office:value-type="float" office:value="1502627011" calcext:value-type="float">
            <text:p>1502627011</text:p>
          </table:table-cell>
          <table:table-cell office:value-type="float" office:value="0.0198928" calcext:value-type="float">
            <text:p>0.0198928</text:p>
          </table:table-cell>
          <table:table-cell table:formula="of:=([.A653] + 32400) / 86400 + 25569" office:value-type="date" office:date-value="2017-08-13T21:23:31" calcext:value-type="date">
            <text:p>2017/08/13 21:23</text:p>
          </table:table-cell>
          <table:table-cell table:formula="of:=[.B653]*60*60" office:value-type="float" office:value="71.61408" calcext:value-type="float">
            <text:p>71.6</text:p>
          </table:table-cell>
        </table:table-row>
        <table:table-row table:style-name="ro1">
          <table:table-cell office:value-type="float" office:value="1502630832" calcext:value-type="float">
            <text:p>1502630832</text:p>
          </table:table-cell>
          <table:table-cell office:value-type="float" office:value="0.0243235" calcext:value-type="float">
            <text:p>0.0243235</text:p>
          </table:table-cell>
          <table:table-cell table:formula="of:=([.A654] + 32400) / 86400 + 25569" office:value-type="date" office:date-value="2017-08-13T22:27:12" calcext:value-type="date">
            <text:p>2017/08/13 22:27</text:p>
          </table:table-cell>
          <table:table-cell table:formula="of:=[.B654]*60*60" office:value-type="float" office:value="87.5646" calcext:value-type="float">
            <text:p>87.6</text:p>
          </table:table-cell>
        </table:table-row>
        <table:table-row table:style-name="ro1">
          <table:table-cell office:value-type="float" office:value="1502634212" calcext:value-type="float">
            <text:p>1502634212</text:p>
          </table:table-cell>
          <table:table-cell office:value-type="float" office:value="0.02438281" calcext:value-type="float">
            <text:p>0.02438281</text:p>
          </table:table-cell>
          <table:table-cell table:formula="of:=([.A655] + 32400) / 86400 + 25569" office:value-type="date" office:date-value="2017-08-13T23:23:32" calcext:value-type="date">
            <text:p>2017/08/13 23:23</text:p>
          </table:table-cell>
          <table:table-cell table:formula="of:=[.B655]*60*60" office:value-type="float" office:value="87.778116" calcext:value-type="float">
            <text:p>87.8</text:p>
          </table:table-cell>
        </table:table-row>
        <table:table-row table:style-name="ro1">
          <table:table-cell office:value-type="float" office:value="1502637843" calcext:value-type="float">
            <text:p>1502637843</text:p>
          </table:table-cell>
          <table:table-cell office:value-type="float" office:value="0.02323009" calcext:value-type="float">
            <text:p>0.02323009</text:p>
          </table:table-cell>
          <table:table-cell table:formula="of:=([.A656] + 32400) / 86400 + 25569" office:value-type="date" office:date-value="2017-08-14T00:24:03" calcext:value-type="date">
            <text:p>2017/08/14 00:24</text:p>
          </table:table-cell>
          <table:table-cell table:formula="of:=[.B656]*60*60" office:value-type="float" office:value="83.628324" calcext:value-type="float">
            <text:p>83.6</text:p>
          </table:table-cell>
        </table:table-row>
        <table:table-row table:style-name="ro1">
          <table:table-cell office:value-type="float" office:value="1502641436" calcext:value-type="float">
            <text:p>1502641436</text:p>
          </table:table-cell>
          <table:table-cell office:value-type="float" office:value="0.01442841" calcext:value-type="float">
            <text:p>0.01442841</text:p>
          </table:table-cell>
          <table:table-cell table:formula="of:=([.A657] + 32400) / 86400 + 25569" office:value-type="date" office:date-value="2017-08-14T01:23:56" calcext:value-type="date">
            <text:p>2017/08/14 01:23</text:p>
          </table:table-cell>
          <table:table-cell table:formula="of:=[.B657]*60*60" office:value-type="float" office:value="51.942276" calcext:value-type="float">
            <text:p>51.9</text:p>
          </table:table-cell>
        </table:table-row>
        <table:table-row table:style-name="ro1">
          <table:table-cell office:value-type="float" office:value="1502644932" calcext:value-type="float">
            <text:p>1502644932</text:p>
          </table:table-cell>
          <table:table-cell office:value-type="float" office:value="0.01329529" calcext:value-type="float">
            <text:p>0.01329529</text:p>
          </table:table-cell>
          <table:table-cell table:formula="of:=([.A658] + 32400) / 86400 + 25569" office:value-type="date" office:date-value="2017-08-14T02:22:12" calcext:value-type="date">
            <text:p>2017/08/14 02:22</text:p>
          </table:table-cell>
          <table:table-cell table:formula="of:=[.B658]*60*60" office:value-type="float" office:value="47.863044" calcext:value-type="float">
            <text:p>47.9</text:p>
          </table:table-cell>
        </table:table-row>
        <table:table-row table:style-name="ro1">
          <table:table-cell office:value-type="float" office:value="1502648597" calcext:value-type="float">
            <text:p>1502648597</text:p>
          </table:table-cell>
          <table:table-cell office:value-type="float" office:value="0.01105308" calcext:value-type="float">
            <text:p>0.01105308</text:p>
          </table:table-cell>
          <table:table-cell table:formula="of:=([.A659] + 32400) / 86400 + 25569" office:value-type="date" office:date-value="2017-08-14T03:23:17" calcext:value-type="date">
            <text:p>2017/08/14 03:23</text:p>
          </table:table-cell>
          <table:table-cell table:formula="of:=[.B659]*60*60" office:value-type="float" office:value="39.791088" calcext:value-type="float">
            <text:p>39.8</text:p>
          </table:table-cell>
        </table:table-row>
        <table:table-row table:style-name="ro1">
          <table:table-cell office:value-type="float" office:value="1502652014" calcext:value-type="float">
            <text:p>1502652014</text:p>
          </table:table-cell>
          <table:table-cell office:value-type="float" office:value="0.006636801" calcext:value-type="float">
            <text:p>0.006636801</text:p>
          </table:table-cell>
          <table:table-cell table:formula="of:=([.A660] + 32400) / 86400 + 25569" office:value-type="date" office:date-value="2017-08-14T04:20:14" calcext:value-type="date">
            <text:p>2017/08/14 04:20</text:p>
          </table:table-cell>
          <table:table-cell table:formula="of:=[.B660]*60*60" office:value-type="float" office:value="23.8924836" calcext:value-type="float">
            <text:p>23.9</text:p>
          </table:table-cell>
        </table:table-row>
        <table:table-row table:style-name="ro1">
          <table:table-cell office:value-type="float" office:value="1502655767" calcext:value-type="float">
            <text:p>1502655767</text:p>
          </table:table-cell>
          <table:table-cell office:value-type="float" office:value="0.005498282" calcext:value-type="float">
            <text:p>0.005498282</text:p>
          </table:table-cell>
          <table:table-cell table:formula="of:=([.A661] + 32400) / 86400 + 25569" office:value-type="date" office:date-value="2017-08-14T05:22:47" calcext:value-type="date">
            <text:p>2017/08/14 05:22</text:p>
          </table:table-cell>
          <table:table-cell table:formula="of:=[.B661]*60*60" office:value-type="float" office:value="19.7938152" calcext:value-type="float">
            <text:p>19.8</text:p>
          </table:table-cell>
        </table:table-row>
        <table:table-row table:style-name="ro1">
          <table:table-cell office:value-type="float" office:value="1502659341" calcext:value-type="float">
            <text:p>1502659341</text:p>
          </table:table-cell>
          <table:table-cell office:value-type="float" office:value="0.00434016" calcext:value-type="float">
            <text:p>0.00434016</text:p>
          </table:table-cell>
          <table:table-cell table:formula="of:=([.A662] + 32400) / 86400 + 25569" office:value-type="date" office:date-value="2017-08-14T06:22:21" calcext:value-type="date">
            <text:p>2017/08/14 06:22</text:p>
          </table:table-cell>
          <table:table-cell table:formula="of:=[.B662]*60*60" office:value-type="float" office:value="15.624576" calcext:value-type="float">
            <text:p>15.6</text:p>
          </table:table-cell>
        </table:table-row>
        <table:table-row table:style-name="ro1">
          <table:table-cell office:value-type="float" office:value="1502662842" calcext:value-type="float">
            <text:p>1502662842</text:p>
          </table:table-cell>
          <table:table-cell office:value-type="float" office:value="0.006491399" calcext:value-type="float">
            <text:p>0.006491399</text:p>
          </table:table-cell>
          <table:table-cell table:formula="of:=([.A663] + 32400) / 86400 + 25569" office:value-type="date" office:date-value="2017-08-14T07:20:42" calcext:value-type="date">
            <text:p>2017/08/14 07:20</text:p>
          </table:table-cell>
          <table:table-cell table:formula="of:=[.B663]*60*60" office:value-type="float" office:value="23.3690364" calcext:value-type="float">
            <text:p>23.4</text:p>
          </table:table-cell>
        </table:table-row>
        <table:table-row table:style-name="ro1">
          <table:table-cell office:value-type="float" office:value="1502666584" calcext:value-type="float">
            <text:p>1502666584</text:p>
          </table:table-cell>
          <table:table-cell office:value-type="float" office:value="0.01210754" calcext:value-type="float">
            <text:p>0.01210754</text:p>
          </table:table-cell>
          <table:table-cell table:formula="of:=([.A664] + 32400) / 86400 + 25569" office:value-type="date" office:date-value="2017-08-14T08:23:04" calcext:value-type="date">
            <text:p>2017/08/14 08:23</text:p>
          </table:table-cell>
          <table:table-cell table:formula="of:=[.B664]*60*60" office:value-type="float" office:value="43.587144" calcext:value-type="float">
            <text:p>43.6</text:p>
          </table:table-cell>
        </table:table-row>
        <table:table-row table:style-name="ro1">
          <table:table-cell office:value-type="float" office:value="1502670029" calcext:value-type="float">
            <text:p>1502670029</text:p>
          </table:table-cell>
          <table:table-cell office:value-type="float" office:value="0.01328205" calcext:value-type="float">
            <text:p>0.01328205</text:p>
          </table:table-cell>
          <table:table-cell table:formula="of:=([.A665] + 32400) / 86400 + 25569" office:value-type="date" office:date-value="2017-08-14T09:20:29" calcext:value-type="date">
            <text:p>2017/08/14 09:20</text:p>
          </table:table-cell>
          <table:table-cell table:formula="of:=[.B665]*60*60" office:value-type="float" office:value="47.81538" calcext:value-type="float">
            <text:p>47.8</text:p>
          </table:table-cell>
        </table:table-row>
        <table:table-row table:style-name="ro1">
          <table:table-cell office:value-type="float" office:value="1502673740" calcext:value-type="float">
            <text:p>1502673740</text:p>
          </table:table-cell>
          <table:table-cell office:value-type="float" office:value="0.01328352" calcext:value-type="float">
            <text:p>0.01328352</text:p>
          </table:table-cell>
          <table:table-cell table:formula="of:=([.A666] + 32400) / 86400 + 25569" office:value-type="date" office:date-value="2017-08-14T10:22:20" calcext:value-type="date">
            <text:p>2017/08/14 10:22</text:p>
          </table:table-cell>
          <table:table-cell table:formula="of:=[.B666]*60*60" office:value-type="float" office:value="47.820672" calcext:value-type="float">
            <text:p>47.8</text:p>
          </table:table-cell>
        </table:table-row>
        <table:table-row table:style-name="ro1">
          <table:table-cell office:value-type="float" office:value="1502677391" calcext:value-type="float">
            <text:p>1502677391</text:p>
          </table:table-cell>
          <table:table-cell office:value-type="float" office:value="0.01544103" calcext:value-type="float">
            <text:p>0.01544103</text:p>
          </table:table-cell>
          <table:table-cell table:formula="of:=([.A667] + 32400) / 86400 + 25569" office:value-type="date" office:date-value="2017-08-14T11:23:11" calcext:value-type="date">
            <text:p>2017/08/14 11:23</text:p>
          </table:table-cell>
          <table:table-cell table:formula="of:=[.B667]*60*60" office:value-type="float" office:value="55.587708" calcext:value-type="float">
            <text:p>55.6</text:p>
          </table:table-cell>
        </table:table-row>
        <table:table-row table:style-name="ro1">
          <table:table-cell office:value-type="float" office:value="1502680996" calcext:value-type="float">
            <text:p>1502680996</text:p>
          </table:table-cell>
          <table:table-cell office:value-type="float" office:value="0.01766394" calcext:value-type="float">
            <text:p>0.01766394</text:p>
          </table:table-cell>
          <table:table-cell table:formula="of:=([.A668] + 32400) / 86400 + 25569" office:value-type="date" office:date-value="2017-08-14T12:23:16" calcext:value-type="date">
            <text:p>2017/08/14 12:23</text:p>
          </table:table-cell>
          <table:table-cell table:formula="of:=[.B668]*60*60" office:value-type="float" office:value="63.590184" calcext:value-type="float">
            <text:p>63.6</text:p>
          </table:table-cell>
        </table:table-row>
        <table:table-row table:style-name="ro1">
          <table:table-cell office:value-type="float" office:value="1502684557" calcext:value-type="float">
            <text:p>1502684557</text:p>
          </table:table-cell>
          <table:table-cell office:value-type="float" office:value="0.01887578" calcext:value-type="float">
            <text:p>0.01887578</text:p>
          </table:table-cell>
          <table:table-cell table:formula="of:=([.A669] + 32400) / 86400 + 25569" office:value-type="date" office:date-value="2017-08-14T13:22:37" calcext:value-type="date">
            <text:p>2017/08/14 13:22</text:p>
          </table:table-cell>
          <table:table-cell table:formula="of:=[.B669]*60*60" office:value-type="float" office:value="67.952808" calcext:value-type="float">
            <text:p>68.0</text:p>
          </table:table-cell>
        </table:table-row>
        <table:table-row table:style-name="ro1">
          <table:table-cell office:value-type="float" office:value="1502688292" calcext:value-type="float">
            <text:p>1502688292</text:p>
          </table:table-cell>
          <table:table-cell office:value-type="float" office:value="0.01884126" calcext:value-type="float">
            <text:p>0.01884126</text:p>
          </table:table-cell>
          <table:table-cell table:formula="of:=([.A670] + 32400) / 86400 + 25569" office:value-type="date" office:date-value="2017-08-14T14:24:52" calcext:value-type="date">
            <text:p>2017/08/14 14:24</text:p>
          </table:table-cell>
          <table:table-cell table:formula="of:=[.B670]*60*60" office:value-type="float" office:value="67.828536" calcext:value-type="float">
            <text:p>67.8</text:p>
          </table:table-cell>
        </table:table-row>
        <table:table-row table:style-name="ro1">
          <table:table-cell office:value-type="float" office:value="1502691939" calcext:value-type="float">
            <text:p>1502691939</text:p>
          </table:table-cell>
          <table:table-cell office:value-type="float" office:value="0.01990985" calcext:value-type="float">
            <text:p>0.01990985</text:p>
          </table:table-cell>
          <table:table-cell table:formula="of:=([.A671] + 32400) / 86400 + 25569" office:value-type="date" office:date-value="2017-08-14T15:25:39" calcext:value-type="date">
            <text:p>2017/08/14 15:25</text:p>
          </table:table-cell>
          <table:table-cell table:formula="of:=[.B671]*60*60" office:value-type="float" office:value="71.67546" calcext:value-type="float">
            <text:p>71.7</text:p>
          </table:table-cell>
        </table:table-row>
        <table:table-row table:style-name="ro1">
          <table:table-cell office:value-type="float" office:value="1502695501" calcext:value-type="float">
            <text:p>1502695501</text:p>
          </table:table-cell>
          <table:table-cell office:value-type="float" office:value="0.01438968" calcext:value-type="float">
            <text:p>0.01438968</text:p>
          </table:table-cell>
          <table:table-cell table:formula="of:=([.A672] + 32400) / 86400 + 25569" office:value-type="date" office:date-value="2017-08-14T16:25:01" calcext:value-type="date">
            <text:p>2017/08/14 16:25</text:p>
          </table:table-cell>
          <table:table-cell table:formula="of:=[.B672]*60*60" office:value-type="float" office:value="51.802848" calcext:value-type="float">
            <text:p>51.8</text:p>
          </table:table-cell>
        </table:table-row>
        <table:table-row table:style-name="ro1">
          <table:table-cell office:value-type="float" office:value="1502699041" calcext:value-type="float">
            <text:p>1502699041</text:p>
          </table:table-cell>
          <table:table-cell office:value-type="float" office:value="0.01539942" calcext:value-type="float">
            <text:p>0.01539942</text:p>
          </table:table-cell>
          <table:table-cell table:formula="of:=([.A673] + 32400) / 86400 + 25569" office:value-type="date" office:date-value="2017-08-14T17:24:01" calcext:value-type="date">
            <text:p>2017/08/14 17:24</text:p>
          </table:table-cell>
          <table:table-cell table:formula="of:=[.B673]*60*60" office:value-type="float" office:value="55.437912" calcext:value-type="float">
            <text:p>55.4</text:p>
          </table:table-cell>
        </table:table-row>
        <table:table-row table:style-name="ro1">
          <table:table-cell office:value-type="float" office:value="1502702736" calcext:value-type="float">
            <text:p>1502702736</text:p>
          </table:table-cell>
          <table:table-cell office:value-type="float" office:value="0.01663017" calcext:value-type="float">
            <text:p>0.01663017</text:p>
          </table:table-cell>
          <table:table-cell table:formula="of:=([.A674] + 32400) / 86400 + 25569" office:value-type="date" office:date-value="2017-08-14T18:25:36" calcext:value-type="date">
            <text:p>2017/08/14 18:25</text:p>
          </table:table-cell>
          <table:table-cell table:formula="of:=[.B674]*60*60" office:value-type="float" office:value="59.868612" calcext:value-type="float">
            <text:p>59.9</text:p>
          </table:table-cell>
        </table:table-row>
        <table:table-row table:style-name="ro1">
          <table:table-cell office:value-type="float" office:value="1502706496" calcext:value-type="float">
            <text:p>1502706496</text:p>
          </table:table-cell>
          <table:table-cell office:value-type="float" office:value="0.01876224" calcext:value-type="float">
            <text:p>0.01876224</text:p>
          </table:table-cell>
          <table:table-cell table:formula="of:=([.A675] + 32400) / 86400 + 25569" office:value-type="date" office:date-value="2017-08-14T19:28:16" calcext:value-type="date">
            <text:p>2017/08/14 19:28</text:p>
          </table:table-cell>
          <table:table-cell table:formula="of:=[.B675]*60*60" office:value-type="float" office:value="67.544064" calcext:value-type="float">
            <text:p>67.5</text:p>
          </table:table-cell>
        </table:table-row>
        <table:table-row table:style-name="ro1">
          <table:table-cell office:value-type="float" office:value="1502710044" calcext:value-type="float">
            <text:p>1502710044</text:p>
          </table:table-cell>
          <table:table-cell office:value-type="float" office:value="0.01877779" calcext:value-type="float">
            <text:p>0.01877779</text:p>
          </table:table-cell>
          <table:table-cell table:formula="of:=([.A676] + 32400) / 86400 + 25569" office:value-type="date" office:date-value="2017-08-14T20:27:24" calcext:value-type="date">
            <text:p>2017/08/14 20:27</text:p>
          </table:table-cell>
          <table:table-cell table:formula="of:=[.B676]*60*60" office:value-type="float" office:value="67.600044" calcext:value-type="float">
            <text:p>67.6</text:p>
          </table:table-cell>
        </table:table-row>
        <table:table-row table:style-name="ro1">
          <table:table-cell office:value-type="float" office:value="1502713763" calcext:value-type="float">
            <text:p>1502713763</text:p>
          </table:table-cell>
          <table:table-cell office:value-type="float" office:value="0.01884544" calcext:value-type="float">
            <text:p>0.01884544</text:p>
          </table:table-cell>
          <table:table-cell table:formula="of:=([.A677] + 32400) / 86400 + 25569" office:value-type="date" office:date-value="2017-08-14T21:29:23" calcext:value-type="date">
            <text:p>2017/08/14 21:29</text:p>
          </table:table-cell>
          <table:table-cell table:formula="of:=[.B677]*60*60" office:value-type="float" office:value="67.843584" calcext:value-type="float">
            <text:p>67.8</text:p>
          </table:table-cell>
        </table:table-row>
        <table:table-row table:style-name="ro1">
          <table:table-cell office:value-type="float" office:value="1502717305" calcext:value-type="float">
            <text:p>1502717305</text:p>
          </table:table-cell>
          <table:table-cell office:value-type="float" office:value="0.02540244" calcext:value-type="float">
            <text:p>0.02540244</text:p>
          </table:table-cell>
          <table:table-cell table:formula="of:=([.A678] + 32400) / 86400 + 25569" office:value-type="date" office:date-value="2017-08-14T22:28:25" calcext:value-type="date">
            <text:p>2017/08/14 22:28</text:p>
          </table:table-cell>
          <table:table-cell table:formula="of:=[.B678]*60*60" office:value-type="float" office:value="91.448784" calcext:value-type="float">
            <text:p>91.4</text:p>
          </table:table-cell>
        </table:table-row>
        <table:table-row table:style-name="ro1">
          <table:table-cell office:value-type="float" office:value="1502720897" calcext:value-type="float">
            <text:p>1502720897</text:p>
          </table:table-cell>
          <table:table-cell office:value-type="float" office:value="0.02662599" calcext:value-type="float">
            <text:p>0.02662599</text:p>
          </table:table-cell>
          <table:table-cell table:formula="of:=([.A679] + 32400) / 86400 + 25569" office:value-type="date" office:date-value="2017-08-14T23:28:17" calcext:value-type="date">
            <text:p>2017/08/14 23:28</text:p>
          </table:table-cell>
          <table:table-cell table:formula="of:=[.B679]*60*60" office:value-type="float" office:value="95.853564" calcext:value-type="float">
            <text:p>95.9</text:p>
          </table:table-cell>
        </table:table-row>
        <table:table-row table:style-name="ro1">
          <table:table-cell office:value-type="float" office:value="1502724578" calcext:value-type="float">
            <text:p>1502724578</text:p>
          </table:table-cell>
          <table:table-cell office:value-type="float" office:value="0.02546078" calcext:value-type="float">
            <text:p>0.02546078</text:p>
          </table:table-cell>
          <table:table-cell table:formula="of:=([.A680] + 32400) / 86400 + 25569" office:value-type="date" office:date-value="2017-08-15T00:29:38" calcext:value-type="date">
            <text:p>2017/08/15 00:29</text:p>
          </table:table-cell>
          <table:table-cell table:formula="of:=[.B680]*60*60" office:value-type="float" office:value="91.658808" calcext:value-type="float">
            <text:p>91.7</text:p>
          </table:table-cell>
        </table:table-row>
        <table:table-row table:style-name="ro1">
          <table:table-cell office:value-type="float" office:value="1502728233" calcext:value-type="float">
            <text:p>1502728233</text:p>
          </table:table-cell>
          <table:table-cell office:value-type="float" office:value="0.01995676" calcext:value-type="float">
            <text:p>0.01995676</text:p>
          </table:table-cell>
          <table:table-cell table:formula="of:=([.A681] + 32400) / 86400 + 25569" office:value-type="date" office:date-value="2017-08-15T01:30:33" calcext:value-type="date">
            <text:p>2017/08/15 01:30</text:p>
          </table:table-cell>
          <table:table-cell table:formula="of:=[.B681]*60*60" office:value-type="float" office:value="71.844336" calcext:value-type="float">
            <text:p>71.8</text:p>
          </table:table-cell>
        </table:table-row>
        <table:table-row table:style-name="ro1">
          <table:table-cell office:value-type="float" office:value="1502731487" calcext:value-type="float">
            <text:p>1502731487</text:p>
          </table:table-cell>
          <table:table-cell office:value-type="float" office:value="0.02537021" calcext:value-type="float">
            <text:p>0.02537021</text:p>
          </table:table-cell>
          <table:table-cell table:formula="of:=([.A682] + 32400) / 86400 + 25569" office:value-type="date" office:date-value="2017-08-15T02:24:47" calcext:value-type="date">
            <text:p>2017/08/15 02:24</text:p>
          </table:table-cell>
          <table:table-cell table:formula="of:=[.B682]*60*60" office:value-type="float" office:value="91.332756" calcext:value-type="float">
            <text:p>91.3</text:p>
          </table:table-cell>
        </table:table-row>
        <table:table-row table:style-name="ro1">
          <table:table-cell office:value-type="float" office:value="1502734971" calcext:value-type="float">
            <text:p>1502734971</text:p>
          </table:table-cell>
          <table:table-cell office:value-type="float" office:value="0.01656726" calcext:value-type="float">
            <text:p>0.01656726</text:p>
          </table:table-cell>
          <table:table-cell table:formula="of:=([.A683] + 32400) / 86400 + 25569" office:value-type="date" office:date-value="2017-08-15T03:22:51" calcext:value-type="date">
            <text:p>2017/08/15 03:22</text:p>
          </table:table-cell>
          <table:table-cell table:formula="of:=[.B683]*60*60" office:value-type="float" office:value="59.642136" calcext:value-type="float">
            <text:p>59.6</text:p>
          </table:table-cell>
        </table:table-row>
        <table:table-row table:style-name="ro1">
          <table:table-cell office:value-type="float" office:value="1502738520" calcext:value-type="float">
            <text:p>1502738520</text:p>
          </table:table-cell>
          <table:table-cell office:value-type="float" office:value="0.008798702" calcext:value-type="float">
            <text:p>0.008798702</text:p>
          </table:table-cell>
          <table:table-cell table:formula="of:=([.A684] + 32400) / 86400 + 25569" office:value-type="date" office:date-value="2017-08-15T04:22:00" calcext:value-type="date">
            <text:p>2017/08/15 04:22</text:p>
          </table:table-cell>
          <table:table-cell table:formula="of:=[.B684]*60*60" office:value-type="float" office:value="31.6753272" calcext:value-type="float">
            <text:p>31.7</text:p>
          </table:table-cell>
        </table:table-row>
        <table:table-row table:style-name="ro1">
          <table:table-cell office:value-type="float" office:value="1502742085" calcext:value-type="float">
            <text:p>1502742085</text:p>
          </table:table-cell>
          <table:table-cell office:value-type="float" office:value="0.005441733" calcext:value-type="float">
            <text:p>0.005441733</text:p>
          </table:table-cell>
          <table:table-cell table:formula="of:=([.A685] + 32400) / 86400 + 25569" office:value-type="date" office:date-value="2017-08-15T05:21:25" calcext:value-type="date">
            <text:p>2017/08/15 05:21</text:p>
          </table:table-cell>
          <table:table-cell table:formula="of:=[.B685]*60*60" office:value-type="float" office:value="19.5902388" calcext:value-type="float">
            <text:p>19.6</text:p>
          </table:table-cell>
        </table:table-row>
        <table:table-row table:style-name="ro1">
          <table:table-cell office:value-type="float" office:value="1502745656" calcext:value-type="float">
            <text:p>1502745656</text:p>
          </table:table-cell>
          <table:table-cell office:value-type="float" office:value="0.003322259" calcext:value-type="float">
            <text:p>0.003322259</text:p>
          </table:table-cell>
          <table:table-cell table:formula="of:=([.A686] + 32400) / 86400 + 25569" office:value-type="date" office:date-value="2017-08-15T06:20:56" calcext:value-type="date">
            <text:p>2017/08/15 06:20</text:p>
          </table:table-cell>
          <table:table-cell table:formula="of:=[.B686]*60*60" office:value-type="float" office:value="11.9601324" calcext:value-type="float">
            <text:p>12.0</text:p>
          </table:table-cell>
        </table:table-row>
        <table:table-row table:style-name="ro1">
          <table:table-cell office:value-type="float" office:value="1502749209" calcext:value-type="float">
            <text:p>1502749209</text:p>
          </table:table-cell>
          <table:table-cell office:value-type="float" office:value="0.005463734" calcext:value-type="float">
            <text:p>0.005463734</text:p>
          </table:table-cell>
          <table:table-cell table:formula="of:=([.A687] + 32400) / 86400 + 25569" office:value-type="date" office:date-value="2017-08-15T07:20:09" calcext:value-type="date">
            <text:p>2017/08/15 07:20</text:p>
          </table:table-cell>
          <table:table-cell table:formula="of:=[.B687]*60*60" office:value-type="float" office:value="19.6694424" calcext:value-type="float">
            <text:p>19.7</text:p>
          </table:table-cell>
        </table:table-row>
        <table:table-row table:style-name="ro1">
          <table:table-cell office:value-type="float" office:value="1502753016" calcext:value-type="float">
            <text:p>1502753016</text:p>
          </table:table-cell>
          <table:table-cell office:value-type="float" office:value="0.008850292" calcext:value-type="float">
            <text:p>0.008850292</text:p>
          </table:table-cell>
          <table:table-cell table:formula="of:=([.A688] + 32400) / 86400 + 25569" office:value-type="date" office:date-value="2017-08-15T08:23:36" calcext:value-type="date">
            <text:p>2017/08/15 08:23</text:p>
          </table:table-cell>
          <table:table-cell table:formula="of:=[.B688]*60*60" office:value-type="float" office:value="31.8610512" calcext:value-type="float">
            <text:p>31.9</text:p>
          </table:table-cell>
        </table:table-row>
        <table:table-row table:style-name="ro1">
          <table:table-cell office:value-type="float" office:value="1502756487" calcext:value-type="float">
            <text:p>1502756487</text:p>
          </table:table-cell>
          <table:table-cell office:value-type="float" office:value="0.009899629" calcext:value-type="float">
            <text:p>0.009899629</text:p>
          </table:table-cell>
          <table:table-cell table:formula="of:=([.A689] + 32400) / 86400 + 25569" office:value-type="date" office:date-value="2017-08-15T09:21:27" calcext:value-type="date">
            <text:p>2017/08/15 09:21</text:p>
          </table:table-cell>
          <table:table-cell table:formula="of:=[.B689]*60*60" office:value-type="float" office:value="35.6386644" calcext:value-type="float">
            <text:p>35.6</text:p>
          </table:table-cell>
        </table:table-row>
        <table:table-row table:style-name="ro1">
          <table:table-cell office:value-type="float" office:value="1502760182" calcext:value-type="float">
            <text:p>1502760182</text:p>
          </table:table-cell>
          <table:table-cell office:value-type="float" office:value="0.009901262" calcext:value-type="float">
            <text:p>0.009901262</text:p>
          </table:table-cell>
          <table:table-cell table:formula="of:=([.A690] + 32400) / 86400 + 25569" office:value-type="date" office:date-value="2017-08-15T10:23:02" calcext:value-type="date">
            <text:p>2017/08/15 10:23</text:p>
          </table:table-cell>
          <table:table-cell table:formula="of:=[.B690]*60*60" office:value-type="float" office:value="35.6445432" calcext:value-type="float">
            <text:p>35.6</text:p>
          </table:table-cell>
        </table:table-row>
        <table:table-row table:style-name="ro1">
          <table:table-cell office:value-type="float" office:value="1502763911" calcext:value-type="float">
            <text:p>1502763911</text:p>
          </table:table-cell>
          <table:table-cell office:value-type="float" office:value="0.01331817" calcext:value-type="float">
            <text:p>0.01331817</text:p>
          </table:table-cell>
          <table:table-cell table:formula="of:=([.A691] + 32400) / 86400 + 25569" office:value-type="date" office:date-value="2017-08-15T11:25:11" calcext:value-type="date">
            <text:p>2017/08/15 11:25</text:p>
          </table:table-cell>
          <table:table-cell table:formula="of:=[.B691]*60*60" office:value-type="float" office:value="47.945412" calcext:value-type="float">
            <text:p>47.9</text:p>
          </table:table-cell>
        </table:table-row>
        <table:table-row table:style-name="ro1">
          <table:table-cell office:value-type="float" office:value="1502767490" calcext:value-type="float">
            <text:p>1502767490</text:p>
          </table:table-cell>
          <table:table-cell office:value-type="float" office:value="0.01653849" calcext:value-type="float">
            <text:p>0.01653849</text:p>
          </table:table-cell>
          <table:table-cell table:formula="of:=([.A692] + 32400) / 86400 + 25569" office:value-type="date" office:date-value="2017-08-15T12:24:50" calcext:value-type="date">
            <text:p>2017/08/15 12:24</text:p>
          </table:table-cell>
          <table:table-cell table:formula="of:=[.B692]*60*60" office:value-type="float" office:value="59.538564" calcext:value-type="float">
            <text:p>59.5</text:p>
          </table:table-cell>
        </table:table-row>
        <table:table-row table:style-name="ro1">
          <table:table-cell office:value-type="float" office:value="1502771031" calcext:value-type="float">
            <text:p>1502771031</text:p>
          </table:table-cell>
          <table:table-cell office:value-type="float" office:value="0.0166136" calcext:value-type="float">
            <text:p>0.0166136</text:p>
          </table:table-cell>
          <table:table-cell table:formula="of:=([.A693] + 32400) / 86400 + 25569" office:value-type="date" office:date-value="2017-08-15T13:23:51" calcext:value-type="date">
            <text:p>2017/08/15 13:23</text:p>
          </table:table-cell>
          <table:table-cell table:formula="of:=[.B693]*60*60" office:value-type="float" office:value="59.80896" calcext:value-type="float">
            <text:p>59.8</text:p>
          </table:table-cell>
        </table:table-row>
        <table:table-row table:style-name="ro1">
          <table:table-cell office:value-type="float" office:value="1502774640" calcext:value-type="float">
            <text:p>1502774640</text:p>
          </table:table-cell>
          <table:table-cell office:value-type="float" office:value="0.01654579" calcext:value-type="float">
            <text:p>0.01654579</text:p>
          </table:table-cell>
          <table:table-cell table:formula="of:=([.A694] + 32400) / 86400 + 25569" office:value-type="date" office:date-value="2017-08-15T14:24:00" calcext:value-type="date">
            <text:p>2017/08/15 14:24</text:p>
          </table:table-cell>
          <table:table-cell table:formula="of:=[.B694]*60*60" office:value-type="float" office:value="59.564844" calcext:value-type="float">
            <text:p>59.6</text:p>
          </table:table-cell>
        </table:table-row>
        <table:table-row table:style-name="ro1">
          <table:table-cell office:value-type="float" office:value="1502778353" calcext:value-type="float">
            <text:p>1502778353</text:p>
          </table:table-cell>
          <table:table-cell office:value-type="float" office:value="0.02428189" calcext:value-type="float">
            <text:p>0.02428189</text:p>
          </table:table-cell>
          <table:table-cell table:formula="of:=([.A695] + 32400) / 86400 + 25569" office:value-type="date" office:date-value="2017-08-15T15:25:53" calcext:value-type="date">
            <text:p>2017/08/15 15:25</text:p>
          </table:table-cell>
          <table:table-cell table:formula="of:=[.B695]*60*60" office:value-type="float" office:value="87.414804" calcext:value-type="float">
            <text:p>87.4</text:p>
          </table:table-cell>
        </table:table-row>
        <table:table-row table:style-name="ro1">
          <table:table-cell office:value-type="float" office:value="1502781854" calcext:value-type="float">
            <text:p>1502781854</text:p>
          </table:table-cell>
          <table:table-cell office:value-type="float" office:value="0.02110583" calcext:value-type="float">
            <text:p>0.02110583</text:p>
          </table:table-cell>
          <table:table-cell table:formula="of:=([.A696] + 32400) / 86400 + 25569" office:value-type="date" office:date-value="2017-08-15T16:24:14" calcext:value-type="date">
            <text:p>2017/08/15 16:24</text:p>
          </table:table-cell>
          <table:table-cell table:formula="of:=[.B696]*60*60" office:value-type="float" office:value="75.980988" calcext:value-type="float">
            <text:p>76.0</text:p>
          </table:table-cell>
        </table:table-row>
        <table:table-row table:style-name="ro1">
          <table:table-cell office:value-type="float" office:value="1502785674" calcext:value-type="float">
            <text:p>1502785674</text:p>
          </table:table-cell>
          <table:table-cell office:value-type="float" office:value="0.02311184" calcext:value-type="float">
            <text:p>0.02311184</text:p>
          </table:table-cell>
          <table:table-cell table:formula="of:=([.A697] + 32400) / 86400 + 25569" office:value-type="date" office:date-value="2017-08-15T17:27:54" calcext:value-type="date">
            <text:p>2017/08/15 17:27</text:p>
          </table:table-cell>
          <table:table-cell table:formula="of:=[.B697]*60*60" office:value-type="float" office:value="83.202624" calcext:value-type="float">
            <text:p>83.2</text:p>
          </table:table-cell>
        </table:table-row>
        <table:table-row table:style-name="ro1">
          <table:table-cell office:value-type="float" office:value="1502788997" calcext:value-type="float">
            <text:p>1502788997</text:p>
          </table:table-cell>
          <table:table-cell office:value-type="float" office:value="0.03439763" calcext:value-type="float">
            <text:p>0.03439763</text:p>
          </table:table-cell>
          <table:table-cell table:formula="of:=([.A698] + 32400) / 86400 + 25569" office:value-type="date" office:date-value="2017-08-15T18:23:17" calcext:value-type="date">
            <text:p>2017/08/15 18:23</text:p>
          </table:table-cell>
          <table:table-cell table:formula="of:=[.B698]*60*60" office:value-type="float" office:value="123.831468" calcext:value-type="float">
            <text:p>123.8</text:p>
          </table:table-cell>
        </table:table-row>
        <table:table-row table:style-name="ro1">
          <table:table-cell office:value-type="float" office:value="1502792642" calcext:value-type="float">
            <text:p>1502792642</text:p>
          </table:table-cell>
          <table:table-cell office:value-type="float" office:value="0.02551162" calcext:value-type="float">
            <text:p>0.02551162</text:p>
          </table:table-cell>
          <table:table-cell table:formula="of:=([.A699] + 32400) / 86400 + 25569" office:value-type="date" office:date-value="2017-08-15T19:24:02" calcext:value-type="date">
            <text:p>2017/08/15 19:24</text:p>
          </table:table-cell>
          <table:table-cell table:formula="of:=[.B699]*60*60" office:value-type="float" office:value="91.841832" calcext:value-type="float">
            <text:p>91.8</text:p>
          </table:table-cell>
        </table:table-row>
        <table:table-row table:style-name="ro1">
          <table:table-cell office:value-type="float" office:value="1502796260" calcext:value-type="float">
            <text:p>1502796260</text:p>
          </table:table-cell>
          <table:table-cell office:value-type="float" office:value="0.02332362" calcext:value-type="float">
            <text:p>0.02332362</text:p>
          </table:table-cell>
          <table:table-cell table:formula="of:=([.A700] + 32400) / 86400 + 25569" office:value-type="date" office:date-value="2017-08-15T20:24:20" calcext:value-type="date">
            <text:p>2017/08/15 20:24</text:p>
          </table:table-cell>
          <table:table-cell table:formula="of:=[.B700]*60*60" office:value-type="float" office:value="83.965032" calcext:value-type="float">
            <text:p>84.0</text:p>
          </table:table-cell>
        </table:table-row>
        <table:table-row table:style-name="ro1">
          <table:table-cell office:value-type="float" office:value="1502799871" calcext:value-type="float">
            <text:p>1502799871</text:p>
          </table:table-cell>
          <table:table-cell office:value-type="float" office:value="0.02554846" calcext:value-type="float">
            <text:p>0.02554846</text:p>
          </table:table-cell>
          <table:table-cell table:formula="of:=([.A701] + 32400) / 86400 + 25569" office:value-type="date" office:date-value="2017-08-15T21:24:31" calcext:value-type="date">
            <text:p>2017/08/15 21:24</text:p>
          </table:table-cell>
          <table:table-cell table:formula="of:=[.B701]*60*60" office:value-type="float" office:value="91.974456" calcext:value-type="float">
            <text:p>92.0</text:p>
          </table:table-cell>
        </table:table-row>
        <table:table-row table:style-name="ro1">
          <table:table-cell office:value-type="float" office:value="1502800690" calcext:value-type="float">
            <text:p>1502800690</text:p>
          </table:table-cell>
          <table:table-cell office:value-type="float" office:value="0.27571" calcext:value-type="float">
            <text:p>0.27571</text:p>
          </table:table-cell>
          <table:table-cell table:formula="of:=([.A702] + 32400) / 86400 + 25569" office:value-type="date" office:date-value="2017-08-15T21:38:10" calcext:value-type="date">
            <text:p>2017/08/15 21:38</text:p>
          </table:table-cell>
          <table:table-cell table:formula="of:=[.B702]*60*60" office:value-type="float" office:value="992.556" calcext:value-type="float">
            <text:p>992.6</text:p>
          </table:table-cell>
        </table:table-row>
        <table:table-row table:style-name="ro1">
          <table:table-cell office:value-type="float" office:value="1502803568" calcext:value-type="float">
            <text:p>1502803568</text:p>
          </table:table-cell>
          <table:table-cell office:value-type="float" office:value="0.3117442" calcext:value-type="float">
            <text:p>0.3117442</text:p>
          </table:table-cell>
          <table:table-cell table:formula="of:=([.A703] + 32400) / 86400 + 25569" office:value-type="date" office:date-value="2017-08-15T22:26:08" calcext:value-type="date">
            <text:p>2017/08/15 22:26</text:p>
          </table:table-cell>
          <table:table-cell table:formula="of:=[.B703]*60*60" office:value-type="float" office:value="1122.27912" calcext:value-type="float">
            <text:p>1122.3</text:p>
          </table:table-cell>
        </table:table-row>
        <table:table-row table:style-name="ro1">
          <table:table-cell office:value-type="float" office:value="1502807239" calcext:value-type="float">
            <text:p>1502807239</text:p>
          </table:table-cell>
          <table:table-cell office:value-type="float" office:value="0.359673" calcext:value-type="float">
            <text:p>0.359673</text:p>
          </table:table-cell>
          <table:table-cell table:formula="of:=([.A704] + 32400) / 86400 + 25569" office:value-type="date" office:date-value="2017-08-15T23:27:19" calcext:value-type="date">
            <text:p>2017/08/15 23:27</text:p>
          </table:table-cell>
          <table:table-cell table:formula="of:=[.B704]*60*60" office:value-type="float" office:value="1294.8228" calcext:value-type="float">
            <text:p>1294.8</text:p>
          </table:table-cell>
        </table:table-row>
        <table:table-row table:style-name="ro1">
          <table:table-cell office:value-type="float" office:value="1502810899" calcext:value-type="float">
            <text:p>1502810899</text:p>
          </table:table-cell>
          <table:table-cell office:value-type="float" office:value="0.3925845" calcext:value-type="float">
            <text:p>0.3925845</text:p>
          </table:table-cell>
          <table:table-cell table:formula="of:=([.A705] + 32400) / 86400 + 25569" office:value-type="date" office:date-value="2017-08-16T00:28:19" calcext:value-type="date">
            <text:p>2017/08/16 00:28</text:p>
          </table:table-cell>
          <table:table-cell table:formula="of:=[.B705]*60*60" office:value-type="float" office:value="1413.3042" calcext:value-type="float">
            <text:p>1413.3</text:p>
          </table:table-cell>
        </table:table-row>
        <table:table-row table:style-name="ro1">
          <table:table-cell office:value-type="float" office:value="1502814321" calcext:value-type="float">
            <text:p>1502814321</text:p>
          </table:table-cell>
          <table:table-cell office:value-type="float" office:value="0.2462527" calcext:value-type="float">
            <text:p>0.2462527</text:p>
          </table:table-cell>
          <table:table-cell table:formula="of:=([.A706] + 32400) / 86400 + 25569" office:value-type="date" office:date-value="2017-08-16T01:25:21" calcext:value-type="date">
            <text:p>2017/08/16 01:25</text:p>
          </table:table-cell>
          <table:table-cell table:formula="of:=[.B706]*60*60" office:value-type="float" office:value="886.50972" calcext:value-type="float">
            <text:p>886.5</text:p>
          </table:table-cell>
        </table:table-row>
        <table:table-row table:style-name="ro1">
          <table:table-cell office:value-type="float" office:value="1502817805" calcext:value-type="float">
            <text:p>1502817805</text:p>
          </table:table-cell>
          <table:table-cell office:value-type="float" office:value="0.3050109" calcext:value-type="float">
            <text:p>0.3050109</text:p>
          </table:table-cell>
          <table:table-cell table:formula="of:=([.A707] + 32400) / 86400 + 25569" office:value-type="date" office:date-value="2017-08-16T02:23:25" calcext:value-type="date">
            <text:p>2017/08/16 02:23</text:p>
          </table:table-cell>
          <table:table-cell table:formula="of:=[.B707]*60*60" office:value-type="float" office:value="1098.03924" calcext:value-type="float">
            <text:p>1098.0</text:p>
          </table:table-cell>
        </table:table-row>
        <table:table-row table:style-name="ro1">
          <table:table-cell office:value-type="float" office:value="1502821568" calcext:value-type="float">
            <text:p>1502821568</text:p>
          </table:table-cell>
          <table:table-cell office:value-type="float" office:value="0.1208459" calcext:value-type="float">
            <text:p>0.1208459</text:p>
          </table:table-cell>
          <table:table-cell table:formula="of:=([.A708] + 32400) / 86400 + 25569" office:value-type="date" office:date-value="2017-08-16T03:26:08" calcext:value-type="date">
            <text:p>2017/08/16 03:26</text:p>
          </table:table-cell>
          <table:table-cell table:formula="of:=[.B708]*60*60" office:value-type="float" office:value="435.04524" calcext:value-type="float">
            <text:p>435.0</text:p>
          </table:table-cell>
        </table:table-row>
        <table:table-row table:style-name="ro1">
          <table:table-cell office:value-type="float" office:value="1502825151" calcext:value-type="float">
            <text:p>1502825151</text:p>
          </table:table-cell>
          <table:table-cell office:value-type="float" office:value="0.07696537" calcext:value-type="float">
            <text:p>0.07696537</text:p>
          </table:table-cell>
          <table:table-cell table:formula="of:=([.A709] + 32400) / 86400 + 25569" office:value-type="date" office:date-value="2017-08-16T04:25:51" calcext:value-type="date">
            <text:p>2017/08/16 04:25</text:p>
          </table:table-cell>
          <table:table-cell table:formula="of:=[.B709]*60*60" office:value-type="float" office:value="277.075332" calcext:value-type="float">
            <text:p>277.1</text:p>
          </table:table-cell>
        </table:table-row>
        <table:table-row table:style-name="ro1">
          <table:table-cell office:value-type="float" office:value="1502828698" calcext:value-type="float">
            <text:p>1502828698</text:p>
          </table:table-cell>
          <table:table-cell office:value-type="float" office:value="0.06979063" calcext:value-type="float">
            <text:p>0.06979063</text:p>
          </table:table-cell>
          <table:table-cell table:formula="of:=([.A710] + 32400) / 86400 + 25569" office:value-type="date" office:date-value="2017-08-16T05:24:58" calcext:value-type="date">
            <text:p>2017/08/16 05:24</text:p>
          </table:table-cell>
          <table:table-cell table:formula="of:=[.B710]*60*60" office:value-type="float" office:value="251.246268" calcext:value-type="float">
            <text:p>251.2</text:p>
          </table:table-cell>
        </table:table-row>
        <table:table-row table:style-name="ro1">
          <table:table-cell office:value-type="float" office:value="1502832221" calcext:value-type="float">
            <text:p>1502832221</text:p>
          </table:table-cell>
          <table:table-cell office:value-type="float" office:value="0.07534984" calcext:value-type="float">
            <text:p>0.07534984</text:p>
          </table:table-cell>
          <table:table-cell table:formula="of:=([.A711] + 32400) / 86400 + 25569" office:value-type="date" office:date-value="2017-08-16T06:23:41" calcext:value-type="date">
            <text:p>2017/08/16 06:23</text:p>
          </table:table-cell>
          <table:table-cell table:formula="of:=[.B711]*60*60" office:value-type="float" office:value="271.259424" calcext:value-type="float">
            <text:p>271.3</text:p>
          </table:table-cell>
        </table:table-row>
        <table:table-row table:style-name="ro1">
          <table:table-cell office:value-type="float" office:value="1502835828" calcext:value-type="float">
            <text:p>1502835828</text:p>
          </table:table-cell>
          <table:table-cell office:value-type="float" office:value="0.08805724" calcext:value-type="float">
            <text:p>0.08805724</text:p>
          </table:table-cell>
          <table:table-cell table:formula="of:=([.A712] + 32400) / 86400 + 25569" office:value-type="date" office:date-value="2017-08-16T07:23:48" calcext:value-type="date">
            <text:p>2017/08/16 07:23</text:p>
          </table:table-cell>
          <table:table-cell table:formula="of:=[.B712]*60*60" office:value-type="float" office:value="317.006064" calcext:value-type="float">
            <text:p>317.0</text:p>
          </table:table-cell>
        </table:table-row>
        <table:table-row table:style-name="ro1">
          <table:table-cell office:value-type="float" office:value="1502839544" calcext:value-type="float">
            <text:p>1502839544</text:p>
          </table:table-cell>
          <table:table-cell office:value-type="float" office:value="0.1210593" calcext:value-type="float">
            <text:p>0.1210593</text:p>
          </table:table-cell>
          <table:table-cell table:formula="of:=([.A713] + 32400) / 86400 + 25569" office:value-type="date" office:date-value="2017-08-16T08:25:44" calcext:value-type="date">
            <text:p>2017/08/16 08:25</text:p>
          </table:table-cell>
          <table:table-cell table:formula="of:=[.B713]*60*60" office:value-type="float" office:value="435.81348" calcext:value-type="float">
            <text:p>435.8</text:p>
          </table:table-cell>
        </table:table-row>
        <table:table-row table:style-name="ro1">
          <table:table-cell office:value-type="float" office:value="1502843030" calcext:value-type="float">
            <text:p>1502843030</text:p>
          </table:table-cell>
          <table:table-cell office:value-type="float" office:value="0.09779951" calcext:value-type="float">
            <text:p>0.09779951</text:p>
          </table:table-cell>
          <table:table-cell table:formula="of:=([.A714] + 32400) / 86400 + 25569" office:value-type="date" office:date-value="2017-08-16T09:23:50" calcext:value-type="date">
            <text:p>2017/08/16 09:23</text:p>
          </table:table-cell>
          <table:table-cell table:formula="of:=[.B714]*60*60" office:value-type="float" office:value="352.078236" calcext:value-type="float">
            <text:p>352.1</text:p>
          </table:table-cell>
        </table:table-row>
        <table:table-row table:style-name="ro1">
          <table:table-cell office:value-type="float" office:value="1502846794" calcext:value-type="float">
            <text:p>1502846794</text:p>
          </table:table-cell>
          <table:table-cell office:value-type="float" office:value="0.1102232" calcext:value-type="float">
            <text:p>0.1102232</text:p>
          </table:table-cell>
          <table:table-cell table:formula="of:=([.A715] + 32400) / 86400 + 25569" office:value-type="date" office:date-value="2017-08-16T10:26:34" calcext:value-type="date">
            <text:p>2017/08/16 10:26</text:p>
          </table:table-cell>
          <table:table-cell table:formula="of:=[.B715]*60*60" office:value-type="float" office:value="396.80352" calcext:value-type="float">
            <text:p>396.8</text:p>
          </table:table-cell>
        </table:table-row>
        <table:table-row table:style-name="ro1">
          <table:table-cell office:value-type="float" office:value="1502850224" calcext:value-type="float">
            <text:p>1502850224</text:p>
          </table:table-cell>
          <table:table-cell office:value-type="float" office:value="0.1208127" calcext:value-type="float">
            <text:p>0.1208127</text:p>
          </table:table-cell>
          <table:table-cell table:formula="of:=([.A716] + 32400) / 86400 + 25569" office:value-type="date" office:date-value="2017-08-16T11:23:44" calcext:value-type="date">
            <text:p>2017/08/16 11:23</text:p>
          </table:table-cell>
          <table:table-cell table:formula="of:=[.B716]*60*60" office:value-type="float" office:value="434.92572" calcext:value-type="float">
            <text:p>434.9</text:p>
          </table:table-cell>
        </table:table-row>
        <table:table-row table:style-name="ro1">
          <table:table-cell office:value-type="float" office:value="1502853957" calcext:value-type="float">
            <text:p>1502853957</text:p>
          </table:table-cell>
          <table:table-cell office:value-type="float" office:value="0.1540832" calcext:value-type="float">
            <text:p>0.1540832</text:p>
          </table:table-cell>
          <table:table-cell table:formula="of:=([.A717] + 32400) / 86400 + 25569" office:value-type="date" office:date-value="2017-08-16T12:25:57" calcext:value-type="date">
            <text:p>2017/08/16 12:25</text:p>
          </table:table-cell>
          <table:table-cell table:formula="of:=[.B717]*60*60" office:value-type="float" office:value="554.69952" calcext:value-type="float">
            <text:p>554.7</text:p>
          </table:table-cell>
        </table:table-row>
        <table:table-row table:style-name="ro1">
          <table:table-cell office:value-type="float" office:value="1502857494" calcext:value-type="float">
            <text:p>1502857494</text:p>
          </table:table-cell>
          <table:table-cell office:value-type="float" office:value="0.1685985" calcext:value-type="float">
            <text:p>0.1685985</text:p>
          </table:table-cell>
          <table:table-cell table:formula="of:=([.A718] + 32400) / 86400 + 25569" office:value-type="date" office:date-value="2017-08-16T13:24:54" calcext:value-type="date">
            <text:p>2017/08/16 13:24</text:p>
          </table:table-cell>
          <table:table-cell table:formula="of:=[.B718]*60*60" office:value-type="float" office:value="606.9546" calcext:value-type="float">
            <text:p>607.0</text:p>
          </table:table-cell>
        </table:table-row>
        <table:table-row table:style-name="ro1">
          <table:table-cell office:value-type="float" office:value="1502861195" calcext:value-type="float">
            <text:p>1502861195</text:p>
          </table:table-cell>
          <table:table-cell office:value-type="float" office:value="0.1342975" calcext:value-type="float">
            <text:p>0.1342975</text:p>
          </table:table-cell>
          <table:table-cell table:formula="of:=([.A719] + 32400) / 86400 + 25569" office:value-type="date" office:date-value="2017-08-16T14:26:35" calcext:value-type="date">
            <text:p>2017/08/16 14:26</text:p>
          </table:table-cell>
          <table:table-cell table:formula="of:=[.B719]*60*60" office:value-type="float" office:value="483.471" calcext:value-type="float">
            <text:p>483.5</text:p>
          </table:table-cell>
        </table:table-row>
        <table:table-row table:style-name="ro1">
          <table:table-cell office:value-type="float" office:value="1502864733" calcext:value-type="float">
            <text:p>1502864733</text:p>
          </table:table-cell>
          <table:table-cell office:value-type="float" office:value="0.1287554" calcext:value-type="float">
            <text:p>0.1287554</text:p>
          </table:table-cell>
          <table:table-cell table:formula="of:=([.A720] + 32400) / 86400 + 25569" office:value-type="date" office:date-value="2017-08-16T15:25:33" calcext:value-type="date">
            <text:p>2017/08/16 15:25</text:p>
          </table:table-cell>
          <table:table-cell table:formula="of:=[.B720]*60*60" office:value-type="float" office:value="463.51944" calcext:value-type="float">
            <text:p>463.5</text:p>
          </table:table-cell>
        </table:table-row>
        <table:table-row table:style-name="ro1">
          <table:table-cell office:value-type="float" office:value="1502868368" calcext:value-type="float">
            <text:p>1502868368</text:p>
          </table:table-cell>
          <table:table-cell office:value-type="float" office:value="0.196281" calcext:value-type="float">
            <text:p>0.196281</text:p>
          </table:table-cell>
          <table:table-cell table:formula="of:=([.A721] + 32400) / 86400 + 25569" office:value-type="date" office:date-value="2017-08-16T16:26:08" calcext:value-type="date">
            <text:p>2017/08/16 16:26</text:p>
          </table:table-cell>
          <table:table-cell table:formula="of:=[.B721]*60*60" office:value-type="float" office:value="706.6116" calcext:value-type="float">
            <text:p>706.6</text:p>
          </table:table-cell>
        </table:table-row>
        <table:table-row table:style-name="ro1">
          <table:table-cell office:value-type="float" office:value="1502871996" calcext:value-type="float">
            <text:p>1502871996</text:p>
          </table:table-cell>
          <table:table-cell office:value-type="float" office:value="0.1811884" calcext:value-type="float">
            <text:p>0.1811884</text:p>
          </table:table-cell>
          <table:table-cell table:formula="of:=([.A722] + 32400) / 86400 + 25569" office:value-type="date" office:date-value="2017-08-16T17:26:36" calcext:value-type="date">
            <text:p>2017/08/16 17:26</text:p>
          </table:table-cell>
          <table:table-cell table:formula="of:=[.B722]*60*60" office:value-type="float" office:value="652.27824" calcext:value-type="float">
            <text:p>652.3</text:p>
          </table:table-cell>
        </table:table-row>
        <table:table-row table:style-name="ro1">
          <table:table-cell office:value-type="float" office:value="1502875601" calcext:value-type="float">
            <text:p>1502875601</text:p>
          </table:table-cell>
          <table:table-cell office:value-type="float" office:value="0.1995565" calcext:value-type="float">
            <text:p>0.1995565</text:p>
          </table:table-cell>
          <table:table-cell table:formula="of:=([.A723] + 32400) / 86400 + 25569" office:value-type="date" office:date-value="2017-08-16T18:26:41" calcext:value-type="date">
            <text:p>2017/08/16 18:26</text:p>
          </table:table-cell>
          <table:table-cell table:formula="of:=[.B723]*60*60" office:value-type="float" office:value="718.4034" calcext:value-type="float">
            <text:p>718.4</text:p>
          </table:table-cell>
        </table:table-row>
        <table:table-row table:style-name="ro1">
          <table:table-cell office:value-type="float" office:value="1502879471" calcext:value-type="float">
            <text:p>1502879471</text:p>
          </table:table-cell>
          <table:table-cell office:value-type="float" office:value="0.2184002" calcext:value-type="float">
            <text:p>0.2184002</text:p>
          </table:table-cell>
          <table:table-cell table:formula="of:=([.A724] + 32400) / 86400 + 25569" office:value-type="date" office:date-value="2017-08-16T19:31:11" calcext:value-type="date">
            <text:p>2017/08/16 19:31</text:p>
          </table:table-cell>
          <table:table-cell table:formula="of:=[.B724]*60*60" office:value-type="float" office:value="786.24072" calcext:value-type="float">
            <text:p>786.2</text:p>
          </table:table-cell>
        </table:table-row>
        <table:table-row table:style-name="ro1">
          <table:table-cell office:value-type="float" office:value="1502882758" calcext:value-type="float">
            <text:p>1502882758</text:p>
          </table:table-cell>
          <table:table-cell office:value-type="float" office:value="0.2220988" calcext:value-type="float">
            <text:p>0.2220988</text:p>
          </table:table-cell>
          <table:table-cell table:formula="of:=([.A725] + 32400) / 86400 + 25569" office:value-type="date" office:date-value="2017-08-16T20:25:58" calcext:value-type="date">
            <text:p>2017/08/16 20:25</text:p>
          </table:table-cell>
          <table:table-cell table:formula="of:=[.B725]*60*60" office:value-type="float" office:value="799.55568" calcext:value-type="float">
            <text:p>799.6</text:p>
          </table:table-cell>
        </table:table-row>
        <table:table-row table:style-name="ro1">
          <table:table-cell office:value-type="float" office:value="1502886433" calcext:value-type="float">
            <text:p>1502886433</text:p>
          </table:table-cell>
          <table:table-cell office:value-type="float" office:value="0.2398474" calcext:value-type="float">
            <text:p>0.2398474</text:p>
          </table:table-cell>
          <table:table-cell table:formula="of:=([.A726] + 32400) / 86400 + 25569" office:value-type="date" office:date-value="2017-08-16T21:27:13" calcext:value-type="date">
            <text:p>2017/08/16 21:27</text:p>
          </table:table-cell>
          <table:table-cell table:formula="of:=[.B726]*60*60" office:value-type="float" office:value="863.45064" calcext:value-type="float">
            <text:p>863.5</text:p>
          </table:table-cell>
        </table:table-row>
        <table:table-row table:style-name="ro1">
          <table:table-cell office:value-type="float" office:value="1502889940" calcext:value-type="float">
            <text:p>1502889940</text:p>
          </table:table-cell>
          <table:table-cell office:value-type="float" office:value="0.3365907" calcext:value-type="float">
            <text:p>0.3365907</text:p>
          </table:table-cell>
          <table:table-cell table:formula="of:=([.A727] + 32400) / 86400 + 25569" office:value-type="date" office:date-value="2017-08-16T22:25:40" calcext:value-type="date">
            <text:p>2017/08/16 22:25</text:p>
          </table:table-cell>
          <table:table-cell table:formula="of:=[.B727]*60*60" office:value-type="float" office:value="1211.72652" calcext:value-type="float">
            <text:p>1211.7</text:p>
          </table:table-cell>
        </table:table-row>
        <table:table-row table:style-name="ro1">
          <table:table-cell office:value-type="float" office:value="1502893604" calcext:value-type="float">
            <text:p>1502893604</text:p>
          </table:table-cell>
          <table:table-cell office:value-type="float" office:value="0.3305785" calcext:value-type="float">
            <text:p>0.3305785</text:p>
          </table:table-cell>
          <table:table-cell table:formula="of:=([.A728] + 32400) / 86400 + 25569" office:value-type="date" office:date-value="2017-08-16T23:26:44" calcext:value-type="date">
            <text:p>2017/08/16 23:26</text:p>
          </table:table-cell>
          <table:table-cell table:formula="of:=[.B728]*60*60" office:value-type="float" office:value="1190.0826" calcext:value-type="float">
            <text:p>1190.1</text:p>
          </table:table-cell>
        </table:table-row>
        <table:table-row table:style-name="ro1">
          <table:table-cell office:value-type="float" office:value="1502897321" calcext:value-type="float">
            <text:p>1502897321</text:p>
          </table:table-cell>
          <table:table-cell office:value-type="float" office:value="0.3599673" calcext:value-type="float">
            <text:p>0.3599673</text:p>
          </table:table-cell>
          <table:table-cell table:formula="of:=([.A729] + 32400) / 86400 + 25569" office:value-type="date" office:date-value="2017-08-17T00:28:41" calcext:value-type="date">
            <text:p>2017/08/17 00:28</text:p>
          </table:table-cell>
          <table:table-cell table:formula="of:=[.B729]*60*60" office:value-type="float" office:value="1295.88228" calcext:value-type="float">
            <text:p>1295.9</text:p>
          </table:table-cell>
        </table:table-row>
        <table:table-row table:style-name="ro1">
          <table:table-cell office:value-type="float" office:value="1502901190" calcext:value-type="float">
            <text:p>1502901190</text:p>
          </table:table-cell>
          <table:table-cell office:value-type="float" office:value="0.29859" calcext:value-type="float">
            <text:p>0.29859</text:p>
          </table:table-cell>
          <table:table-cell table:formula="of:=([.A730] + 32400) / 86400 + 25569" office:value-type="date" office:date-value="2017-08-17T01:33:10" calcext:value-type="date">
            <text:p>2017/08/17 01:33</text:p>
          </table:table-cell>
          <table:table-cell table:formula="of:=[.B730]*60*60" office:value-type="float" office:value="1074.924" calcext:value-type="float">
            <text:p>1074.9</text:p>
          </table:table-cell>
        </table:table-row>
        <table:table-row table:style-name="ro1">
          <table:table-cell office:value-type="float" office:value="1502904397" calcext:value-type="float">
            <text:p>1502904397</text:p>
          </table:table-cell>
          <table:table-cell office:value-type="float" office:value="0.2350427" calcext:value-type="float">
            <text:p>0.2350427</text:p>
          </table:table-cell>
          <table:table-cell table:formula="of:=([.A731] + 32400) / 86400 + 25569" office:value-type="date" office:date-value="2017-08-17T02:26:37" calcext:value-type="date">
            <text:p>2017/08/17 02:26</text:p>
          </table:table-cell>
          <table:table-cell table:formula="of:=[.B731]*60*60" office:value-type="float" office:value="846.15372" calcext:value-type="float">
            <text:p>846.2</text:p>
          </table:table-cell>
        </table:table-row>
        <table:table-row table:style-name="ro1">
          <table:table-cell office:value-type="float" office:value="1502907901" calcext:value-type="float">
            <text:p>1502907901</text:p>
          </table:table-cell>
          <table:table-cell office:value-type="float" office:value="0.1671891" calcext:value-type="float">
            <text:p>0.1671891</text:p>
          </table:table-cell>
          <table:table-cell table:formula="of:=([.A732] + 32400) / 86400 + 25569" office:value-type="date" office:date-value="2017-08-17T03:25:01" calcext:value-type="date">
            <text:p>2017/08/17 03:25</text:p>
          </table:table-cell>
          <table:table-cell table:formula="of:=[.B732]*60*60" office:value-type="float" office:value="601.88076" calcext:value-type="float">
            <text:p>601.9</text:p>
          </table:table-cell>
        </table:table-row>
        <table:table-row table:style-name="ro1">
          <table:table-cell office:value-type="float" office:value="1502911374" calcext:value-type="float">
            <text:p>1502911374</text:p>
          </table:table-cell>
          <table:table-cell office:value-type="float" office:value="0.1604814" calcext:value-type="float">
            <text:p>0.1604814</text:p>
          </table:table-cell>
          <table:table-cell table:formula="of:=([.A733] + 32400) / 86400 + 25569" office:value-type="date" office:date-value="2017-08-17T04:22:54" calcext:value-type="date">
            <text:p>2017/08/17 04:22</text:p>
          </table:table-cell>
          <table:table-cell table:formula="of:=[.B733]*60*60" office:value-type="float" office:value="577.73304" calcext:value-type="float">
            <text:p>577.7</text:p>
          </table:table-cell>
        </table:table-row>
        <table:table-row table:style-name="ro1">
          <table:table-cell office:value-type="float" office:value="1502915064" calcext:value-type="float">
            <text:p>1502915064</text:p>
          </table:table-cell>
          <table:table-cell office:value-type="float" office:value="0.148857" calcext:value-type="float">
            <text:p>0.148857</text:p>
          </table:table-cell>
          <table:table-cell table:formula="of:=([.A734] + 32400) / 86400 + 25569" office:value-type="date" office:date-value="2017-08-17T05:24:24" calcext:value-type="date">
            <text:p>2017/08/17 05:24</text:p>
          </table:table-cell>
          <table:table-cell table:formula="of:=[.B734]*60*60" office:value-type="float" office:value="535.8852" calcext:value-type="float">
            <text:p>535.9</text:p>
          </table:table-cell>
        </table:table-row>
        <table:table-row table:style-name="ro1">
          <table:table-cell office:value-type="float" office:value="1502918726" calcext:value-type="float">
            <text:p>1502918726</text:p>
          </table:table-cell>
          <table:table-cell office:value-type="float" office:value="0.09120851" calcext:value-type="float">
            <text:p>0.09120851</text:p>
          </table:table-cell>
          <table:table-cell table:formula="of:=([.A735] + 32400) / 86400 + 25569" office:value-type="date" office:date-value="2017-08-17T06:25:26" calcext:value-type="date">
            <text:p>2017/08/17 06:25</text:p>
          </table:table-cell>
          <table:table-cell table:formula="of:=[.B735]*60*60" office:value-type="float" office:value="328.350636" calcext:value-type="float">
            <text:p>328.4</text:p>
          </table:table-cell>
        </table:table-row>
        <table:table-row table:style-name="ro1">
          <table:table-cell office:value-type="float" office:value="1502922253" calcext:value-type="float">
            <text:p>1502922253</text:p>
          </table:table-cell>
          <table:table-cell office:value-type="float" office:value="0.08602151" calcext:value-type="float">
            <text:p>0.08602151</text:p>
          </table:table-cell>
          <table:table-cell table:formula="of:=([.A736] + 32400) / 86400 + 25569" office:value-type="date" office:date-value="2017-08-17T07:24:13" calcext:value-type="date">
            <text:p>2017/08/17 07:24</text:p>
          </table:table-cell>
          <table:table-cell table:formula="of:=[.B736]*60*60" office:value-type="float" office:value="309.677436" calcext:value-type="float">
            <text:p>309.7</text:p>
          </table:table-cell>
        </table:table-row>
        <table:table-row table:style-name="ro1">
          <table:table-cell office:value-type="float" office:value="1502925881" calcext:value-type="float">
            <text:p>1502925881</text:p>
          </table:table-cell>
          <table:table-cell office:value-type="float" office:value="0.1032525" calcext:value-type="float">
            <text:p>0.1032525</text:p>
          </table:table-cell>
          <table:table-cell table:formula="of:=([.A737] + 32400) / 86400 + 25569" office:value-type="date" office:date-value="2017-08-17T08:24:41" calcext:value-type="date">
            <text:p>2017/08/17 08:24</text:p>
          </table:table-cell>
          <table:table-cell table:formula="of:=[.B737]*60*60" office:value-type="float" office:value="371.709" calcext:value-type="float">
            <text:p>371.7</text:p>
          </table:table-cell>
        </table:table-row>
        <table:table-row table:style-name="ro1">
          <table:table-cell office:value-type="float" office:value="1502929444" calcext:value-type="float">
            <text:p>1502929444</text:p>
          </table:table-cell>
          <table:table-cell office:value-type="float" office:value="0.07622677" calcext:value-type="float">
            <text:p>0.07622677</text:p>
          </table:table-cell>
          <table:table-cell table:formula="of:=([.A738] + 32400) / 86400 + 25569" office:value-type="date" office:date-value="2017-08-17T09:24:04" calcext:value-type="date">
            <text:p>2017/08/17 09:24</text:p>
          </table:table-cell>
          <table:table-cell table:formula="of:=[.B738]*60*60" office:value-type="float" office:value="274.416372" calcext:value-type="float">
            <text:p>274.4</text:p>
          </table:table-cell>
        </table:table-row>
        <table:table-row table:style-name="ro1">
          <table:table-cell office:value-type="float" office:value="1502933159" calcext:value-type="float">
            <text:p>1502933159</text:p>
          </table:table-cell>
          <table:table-cell office:value-type="float" office:value="0.07759457" calcext:value-type="float">
            <text:p>0.07759457</text:p>
          </table:table-cell>
          <table:table-cell table:formula="of:=([.A739] + 32400) / 86400 + 25569" office:value-type="date" office:date-value="2017-08-17T10:25:59" calcext:value-type="date">
            <text:p>2017/08/17 10:25</text:p>
          </table:table-cell>
          <table:table-cell table:formula="of:=[.B739]*60*60" office:value-type="float" office:value="279.340452" calcext:value-type="float">
            <text:p>279.3</text:p>
          </table:table-cell>
        </table:table-row>
        <table:table-row table:style-name="ro1">
          <table:table-cell office:value-type="float" office:value="1502936798" calcext:value-type="float">
            <text:p>1502936798</text:p>
          </table:table-cell>
          <table:table-cell office:value-type="float" office:value="0.152381" calcext:value-type="float">
            <text:p>0.152381</text:p>
          </table:table-cell>
          <table:table-cell table:formula="of:=([.A740] + 32400) / 86400 + 25569" office:value-type="date" office:date-value="2017-08-17T11:26:38" calcext:value-type="date">
            <text:p>2017/08/17 11:26</text:p>
          </table:table-cell>
          <table:table-cell table:formula="of:=[.B740]*60*60" office:value-type="float" office:value="548.5716" calcext:value-type="float">
            <text:p>548.6</text:p>
          </table:table-cell>
        </table:table-row>
        <table:table-row table:style-name="ro1">
          <table:table-cell office:value-type="float" office:value="1502940184" calcext:value-type="float">
            <text:p>1502940184</text:p>
          </table:table-cell>
          <table:table-cell office:value-type="float" office:value="0.1444416" calcext:value-type="float">
            <text:p>0.1444416</text:p>
          </table:table-cell>
          <table:table-cell table:formula="of:=([.A741] + 32400) / 86400 + 25569" office:value-type="date" office:date-value="2017-08-17T12:23:04" calcext:value-type="date">
            <text:p>2017/08/17 12:23</text:p>
          </table:table-cell>
          <table:table-cell table:formula="of:=[.B741]*60*60" office:value-type="float" office:value="519.98976" calcext:value-type="float">
            <text:p>520.0</text:p>
          </table:table-cell>
        </table:table-row>
        <table:table-row table:style-name="ro1">
          <table:table-cell office:value-type="float" office:value="1502943996" calcext:value-type="float">
            <text:p>1502943996</text:p>
          </table:table-cell>
          <table:table-cell office:value-type="float" office:value="0.1404565" calcext:value-type="float">
            <text:p>0.1404565</text:p>
          </table:table-cell>
          <table:table-cell table:formula="of:=([.A742] + 32400) / 86400 + 25569" office:value-type="date" office:date-value="2017-08-17T13:26:36" calcext:value-type="date">
            <text:p>2017/08/17 13:26</text:p>
          </table:table-cell>
          <table:table-cell table:formula="of:=[.B742]*60*60" office:value-type="float" office:value="505.6434" calcext:value-type="float">
            <text:p>505.6</text:p>
          </table:table-cell>
        </table:table-row>
        <table:table-row table:style-name="ro1">
          <table:table-cell office:value-type="float" office:value="1502947483" calcext:value-type="float">
            <text:p>1502947483</text:p>
          </table:table-cell>
          <table:table-cell office:value-type="float" office:value="0.0929512" calcext:value-type="float">
            <text:p>0.0929512</text:p>
          </table:table-cell>
          <table:table-cell table:formula="of:=([.A743] + 32400) / 86400 + 25569" office:value-type="date" office:date-value="2017-08-17T14:24:43" calcext:value-type="date">
            <text:p>2017/08/17 14:24</text:p>
          </table:table-cell>
          <table:table-cell table:formula="of:=[.B743]*60*60" office:value-type="float" office:value="334.62432" calcext:value-type="float">
            <text:p>334.6</text:p>
          </table:table-cell>
        </table:table-row>
        <table:table-row table:style-name="ro1">
          <table:table-cell office:value-type="float" office:value="1502951111" calcext:value-type="float">
            <text:p>1502951111</text:p>
          </table:table-cell>
          <table:table-cell office:value-type="float" office:value="0.109589" calcext:value-type="float">
            <text:p>0.109589</text:p>
          </table:table-cell>
          <table:table-cell table:formula="of:=([.A744] + 32400) / 86400 + 25569" office:value-type="date" office:date-value="2017-08-17T15:25:11" calcext:value-type="date">
            <text:p>2017/08/17 15:25</text:p>
          </table:table-cell>
          <table:table-cell table:formula="of:=[.B744]*60*60" office:value-type="float" office:value="394.5204" calcext:value-type="float">
            <text:p>394.5</text:p>
          </table:table-cell>
        </table:table-row>
        <table:table-row table:style-name="ro1">
          <table:table-cell office:value-type="float" office:value="1502954676" calcext:value-type="float">
            <text:p>1502954676</text:p>
          </table:table-cell>
          <table:table-cell office:value-type="float" office:value="0.1425439" calcext:value-type="float">
            <text:p>0.1425439</text:p>
          </table:table-cell>
          <table:table-cell table:formula="of:=([.A745] + 32400) / 86400 + 25569" office:value-type="date" office:date-value="2017-08-17T16:24:36" calcext:value-type="date">
            <text:p>2017/08/17 16:24</text:p>
          </table:table-cell>
          <table:table-cell table:formula="of:=[.B745]*60*60" office:value-type="float" office:value="513.15804" calcext:value-type="float">
            <text:p>513.2</text:p>
          </table:table-cell>
        </table:table-row>
        <table:table-row table:style-name="ro1">
          <table:table-cell office:value-type="float" office:value="1502958444" calcext:value-type="float">
            <text:p>1502958444</text:p>
          </table:table-cell>
          <table:table-cell office:value-type="float" office:value="0.1342975" calcext:value-type="float">
            <text:p>0.1342975</text:p>
          </table:table-cell>
          <table:table-cell table:formula="of:=([.A746] + 32400) / 86400 + 25569" office:value-type="date" office:date-value="2017-08-17T17:27:24" calcext:value-type="date">
            <text:p>2017/08/17 17:27</text:p>
          </table:table-cell>
          <table:table-cell table:formula="of:=[.B746]*60*60" office:value-type="float" office:value="483.471" calcext:value-type="float">
            <text:p>483.5</text:p>
          </table:table-cell>
        </table:table-row>
        <table:table-row table:style-name="ro1">
          <table:table-cell office:value-type="float" office:value="1502962252" calcext:value-type="float">
            <text:p>1502962252</text:p>
          </table:table-cell>
          <table:table-cell office:value-type="float" office:value="0.1965348" calcext:value-type="float">
            <text:p>0.1965348</text:p>
          </table:table-cell>
          <table:table-cell table:formula="of:=([.A747] + 32400) / 86400 + 25569" office:value-type="date" office:date-value="2017-08-17T18:30:52" calcext:value-type="date">
            <text:p>2017/08/17 18:30</text:p>
          </table:table-cell>
          <table:table-cell table:formula="of:=[.B747]*60*60" office:value-type="float" office:value="707.52528" calcext:value-type="float">
            <text:p>707.5</text:p>
          </table:table-cell>
        </table:table-row>
        <table:table-row table:style-name="ro1">
          <table:table-cell office:value-type="float" office:value="1502965774" calcext:value-type="float">
            <text:p>1502965774</text:p>
          </table:table-cell>
          <table:table-cell office:value-type="float" office:value="0.2206462" calcext:value-type="float">
            <text:p>0.2206462</text:p>
          </table:table-cell>
          <table:table-cell table:formula="of:=([.A748] + 32400) / 86400 + 25569" office:value-type="date" office:date-value="2017-08-17T19:29:34" calcext:value-type="date">
            <text:p>2017/08/17 19:29</text:p>
          </table:table-cell>
          <table:table-cell table:formula="of:=[.B748]*60*60" office:value-type="float" office:value="794.32632" calcext:value-type="float">
            <text:p>794.3</text:p>
          </table:table-cell>
        </table:table-row>
        <table:table-row table:style-name="ro1">
          <table:table-cell office:value-type="float" office:value="1502969314" calcext:value-type="float">
            <text:p>1502969314</text:p>
          </table:table-cell>
          <table:table-cell office:value-type="float" office:value="0.2878465" calcext:value-type="float">
            <text:p>0.2878465</text:p>
          </table:table-cell>
          <table:table-cell table:formula="of:=([.A749] + 32400) / 86400 + 25569" office:value-type="date" office:date-value="2017-08-17T20:28:34" calcext:value-type="date">
            <text:p>2017/08/17 20:28</text:p>
          </table:table-cell>
          <table:table-cell table:formula="of:=[.B749]*60*60" office:value-type="float" office:value="1036.2474" calcext:value-type="float">
            <text:p>1036.2</text:p>
          </table:table-cell>
        </table:table-row>
        <table:table-row table:style-name="ro1">
          <table:table-cell office:value-type="float" office:value="1502973121" calcext:value-type="float">
            <text:p>1502973121</text:p>
          </table:table-cell>
          <table:table-cell office:value-type="float" office:value="0.2201431" calcext:value-type="float">
            <text:p>0.2201431</text:p>
          </table:table-cell>
          <table:table-cell table:formula="of:=([.A750] + 32400) / 86400 + 25569" office:value-type="date" office:date-value="2017-08-17T21:32:01" calcext:value-type="date">
            <text:p>2017/08/17 21:32</text:p>
          </table:table-cell>
          <table:table-cell table:formula="of:=[.B750]*60*60" office:value-type="float" office:value="792.51516" calcext:value-type="float">
            <text:p>792.5</text:p>
          </table:table-cell>
        </table:table-row>
        <table:table-row table:style-name="ro1">
          <table:table-cell office:value-type="float" office:value="1502976818" calcext:value-type="float">
            <text:p>1502976818</text:p>
          </table:table-cell>
          <table:table-cell office:value-type="float" office:value="0.2390655" calcext:value-type="float">
            <text:p>0.2390655</text:p>
          </table:table-cell>
          <table:table-cell table:formula="of:=([.A751] + 32400) / 86400 + 25569" office:value-type="date" office:date-value="2017-08-17T22:33:38" calcext:value-type="date">
            <text:p>2017/08/17 22:33</text:p>
          </table:table-cell>
          <table:table-cell table:formula="of:=[.B751]*60*60" office:value-type="float" office:value="860.6358" calcext:value-type="float">
            <text:p>860.6</text:p>
          </table:table-cell>
        </table:table-row>
        <table:table-row table:style-name="ro1">
          <table:table-cell office:value-type="float" office:value="1502980539" calcext:value-type="float">
            <text:p>1502980539</text:p>
          </table:table-cell>
          <table:table-cell office:value-type="float" office:value="0.27897" calcext:value-type="float">
            <text:p>0.27897</text:p>
          </table:table-cell>
          <table:table-cell table:formula="of:=([.A752] + 32400) / 86400 + 25569" office:value-type="date" office:date-value="2017-08-17T23:35:39" calcext:value-type="date">
            <text:p>2017/08/17 23:35</text:p>
          </table:table-cell>
          <table:table-cell table:formula="of:=[.B752]*60*60" office:value-type="float" office:value="1004.292" calcext:value-type="float">
            <text:p>1004.3</text:p>
          </table:table-cell>
        </table:table-row>
        <table:table-row table:style-name="ro1">
          <table:table-cell office:value-type="float" office:value="1502983774" calcext:value-type="float">
            <text:p>1502983774</text:p>
          </table:table-cell>
          <table:table-cell office:value-type="float" office:value="0.2946794" calcext:value-type="float">
            <text:p>0.2946794</text:p>
          </table:table-cell>
          <table:table-cell table:formula="of:=([.A753] + 32400) / 86400 + 25569" office:value-type="date" office:date-value="2017-08-18T00:29:34" calcext:value-type="date">
            <text:p>2017/08/18 00:29</text:p>
          </table:table-cell>
          <table:table-cell table:formula="of:=[.B753]*60*60" office:value-type="float" office:value="1060.84584" calcext:value-type="float">
            <text:p>1060.8</text:p>
          </table:table-cell>
        </table:table-row>
        <table:table-row table:style-name="ro1">
          <table:table-cell office:value-type="float" office:value="1502987446" calcext:value-type="float">
            <text:p>1502987446</text:p>
          </table:table-cell>
          <table:table-cell office:value-type="float" office:value="0.2238209" calcext:value-type="float">
            <text:p>0.2238209</text:p>
          </table:table-cell>
          <table:table-cell table:formula="of:=([.A754] + 32400) / 86400 + 25569" office:value-type="date" office:date-value="2017-08-18T01:30:46" calcext:value-type="date">
            <text:p>2017/08/18 01:30</text:p>
          </table:table-cell>
          <table:table-cell table:formula="of:=[.B754]*60*60" office:value-type="float" office:value="805.75524" calcext:value-type="float">
            <text:p>805.8</text:p>
          </table:table-cell>
        </table:table-row>
        <table:table-row table:style-name="ro1">
          <table:table-cell office:value-type="float" office:value="1502990814" calcext:value-type="float">
            <text:p>1502990814</text:p>
          </table:table-cell>
          <table:table-cell office:value-type="float" office:value="0.1470202" calcext:value-type="float">
            <text:p>0.1470202</text:p>
          </table:table-cell>
          <table:table-cell table:formula="of:=([.A755] + 32400) / 86400 + 25569" office:value-type="date" office:date-value="2017-08-18T02:26:54" calcext:value-type="date">
            <text:p>2017/08/18 02:26</text:p>
          </table:table-cell>
          <table:table-cell table:formula="of:=[.B755]*60*60" office:value-type="float" office:value="529.27272" calcext:value-type="float">
            <text:p>529.3</text:p>
          </table:table-cell>
        </table:table-row>
        <table:table-row table:style-name="ro1">
          <table:table-cell office:value-type="float" office:value="1502994304" calcext:value-type="float">
            <text:p>1502994304</text:p>
          </table:table-cell>
          <table:table-cell office:value-type="float" office:value="0.1301518" calcext:value-type="float">
            <text:p>0.1301518</text:p>
          </table:table-cell>
          <table:table-cell table:formula="of:=([.A756] + 32400) / 86400 + 25569" office:value-type="date" office:date-value="2017-08-18T03:25:04" calcext:value-type="date">
            <text:p>2017/08/18 03:25</text:p>
          </table:table-cell>
          <table:table-cell table:formula="of:=[.B756]*60*60" office:value-type="float" office:value="468.54648" calcext:value-type="float">
            <text:p>468.5</text:p>
          </table:table-cell>
        </table:table-row>
        <table:table-row table:style-name="ro1">
          <table:table-cell office:value-type="float" office:value="1502998052" calcext:value-type="float">
            <text:p>1502998052</text:p>
          </table:table-cell>
          <table:table-cell office:value-type="float" office:value="0.08778347" calcext:value-type="float">
            <text:p>0.08778347</text:p>
          </table:table-cell>
          <table:table-cell table:formula="of:=([.A757] + 32400) / 86400 + 25569" office:value-type="date" office:date-value="2017-08-18T04:27:32" calcext:value-type="date">
            <text:p>2017/08/18 04:27</text:p>
          </table:table-cell>
          <table:table-cell table:formula="of:=[.B757]*60*60" office:value-type="float" office:value="316.020492" calcext:value-type="float">
            <text:p>316.0</text:p>
          </table:table-cell>
        </table:table-row>
        <table:table-row table:style-name="ro1">
          <table:table-cell office:value-type="float" office:value="1503001490" calcext:value-type="float">
            <text:p>1503001490</text:p>
          </table:table-cell>
          <table:table-cell office:value-type="float" office:value="0.06479482" calcext:value-type="float">
            <text:p>0.06479482</text:p>
          </table:table-cell>
          <table:table-cell table:formula="of:=([.A758] + 32400) / 86400 + 25569" office:value-type="date" office:date-value="2017-08-18T05:24:50" calcext:value-type="date">
            <text:p>2017/08/18 05:24</text:p>
          </table:table-cell>
          <table:table-cell table:formula="of:=[.B758]*60*60" office:value-type="float" office:value="233.261352" calcext:value-type="float">
            <text:p>233.3</text:p>
          </table:table-cell>
        </table:table-row>
        <table:table-row table:style-name="ro1">
          <table:table-cell office:value-type="float" office:value="1503004981" calcext:value-type="float">
            <text:p>1503004981</text:p>
          </table:table-cell>
          <table:table-cell office:value-type="float" office:value="0.05792904" calcext:value-type="float">
            <text:p>0.05792904</text:p>
          </table:table-cell>
          <table:table-cell table:formula="of:=([.A759] + 32400) / 86400 + 25569" office:value-type="date" office:date-value="2017-08-18T06:23:01" calcext:value-type="date">
            <text:p>2017/08/18 06:23</text:p>
          </table:table-cell>
          <table:table-cell table:formula="of:=[.B759]*60*60" office:value-type="float" office:value="208.544544" calcext:value-type="float">
            <text:p>208.5</text:p>
          </table:table-cell>
        </table:table-row>
        <table:table-row table:style-name="ro1">
          <table:table-cell office:value-type="float" office:value="1503008604" calcext:value-type="float">
            <text:p>1503008604</text:p>
          </table:table-cell>
          <table:table-cell office:value-type="float" office:value="0.07358013" calcext:value-type="float">
            <text:p>0.07358013</text:p>
          </table:table-cell>
          <table:table-cell table:formula="of:=([.A760] + 32400) / 86400 + 25569" office:value-type="date" office:date-value="2017-08-18T07:23:24" calcext:value-type="date">
            <text:p>2017/08/18 07:23</text:p>
          </table:table-cell>
          <table:table-cell table:formula="of:=[.B760]*60*60" office:value-type="float" office:value="264.888468" calcext:value-type="float">
            <text:p>264.9</text:p>
          </table:table-cell>
        </table:table-row>
        <table:table-row table:style-name="ro1">
          <table:table-cell office:value-type="float" office:value="1503012289" calcext:value-type="float">
            <text:p>1503012289</text:p>
          </table:table-cell>
          <table:table-cell office:value-type="float" office:value="0.09268795" calcext:value-type="float">
            <text:p>0.09268795</text:p>
          </table:table-cell>
          <table:table-cell table:formula="of:=([.A761] + 32400) / 86400 + 25569" office:value-type="date" office:date-value="2017-08-18T08:24:49" calcext:value-type="date">
            <text:p>2017/08/18 08:24</text:p>
          </table:table-cell>
          <table:table-cell table:formula="of:=[.B761]*60*60" office:value-type="float" office:value="333.67662" calcext:value-type="float">
            <text:p>333.7</text:p>
          </table:table-cell>
        </table:table-row>
        <table:table-row table:style-name="ro1">
          <table:table-cell office:value-type="float" office:value="1503015834" calcext:value-type="float">
            <text:p>1503015834</text:p>
          </table:table-cell>
          <table:table-cell office:value-type="float" office:value="0.1041124" calcext:value-type="float">
            <text:p>0.1041124</text:p>
          </table:table-cell>
          <table:table-cell table:formula="of:=([.A762] + 32400) / 86400 + 25569" office:value-type="date" office:date-value="2017-08-18T09:23:54" calcext:value-type="date">
            <text:p>2017/08/18 09:23</text:p>
          </table:table-cell>
          <table:table-cell table:formula="of:=[.B762]*60*60" office:value-type="float" office:value="374.80464" calcext:value-type="float">
            <text:p>374.8</text:p>
          </table:table-cell>
        </table:table-row>
        <table:table-row table:style-name="ro1">
          <table:table-cell office:value-type="float" office:value="1503019554" calcext:value-type="float">
            <text:p>1503019554</text:p>
          </table:table-cell>
          <table:table-cell office:value-type="float" office:value="0.07629948" calcext:value-type="float">
            <text:p>0.07629948</text:p>
          </table:table-cell>
          <table:table-cell table:formula="of:=([.A763] + 32400) / 86400 + 25569" office:value-type="date" office:date-value="2017-08-18T10:25:54" calcext:value-type="date">
            <text:p>2017/08/18 10:25</text:p>
          </table:table-cell>
          <table:table-cell table:formula="of:=[.B763]*60*60" office:value-type="float" office:value="274.678128" calcext:value-type="float">
            <text:p>274.7</text:p>
          </table:table-cell>
        </table:table-row>
        <table:table-row table:style-name="ro1">
          <table:table-cell office:value-type="float" office:value="1503023247" calcext:value-type="float">
            <text:p>1503023247</text:p>
          </table:table-cell>
          <table:table-cell office:value-type="float" office:value="0.0776699" calcext:value-type="float">
            <text:p>0.0776699</text:p>
          </table:table-cell>
          <table:table-cell table:formula="of:=([.A764] + 32400) / 86400 + 25569" office:value-type="date" office:date-value="2017-08-18T11:27:27" calcext:value-type="date">
            <text:p>2017/08/18 11:27</text:p>
          </table:table-cell>
          <table:table-cell table:formula="of:=[.B764]*60*60" office:value-type="float" office:value="279.61164" calcext:value-type="float">
            <text:p>279.6</text:p>
          </table:table-cell>
        </table:table-row>
        <table:table-row table:style-name="ro1">
          <table:table-cell office:value-type="float" office:value="1503026964" calcext:value-type="float">
            <text:p>1503026964</text:p>
          </table:table-cell>
          <table:table-cell office:value-type="float" office:value="0.1092896" calcext:value-type="float">
            <text:p>0.1092896</text:p>
          </table:table-cell>
          <table:table-cell table:formula="of:=([.A765] + 32400) / 86400 + 25569" office:value-type="date" office:date-value="2017-08-18T12:29:24" calcext:value-type="date">
            <text:p>2017/08/18 12:29</text:p>
          </table:table-cell>
          <table:table-cell table:formula="of:=[.B765]*60*60" office:value-type="float" office:value="393.44256" calcext:value-type="float">
            <text:p>393.4</text:p>
          </table:table-cell>
        </table:table-row>
        <table:table-row table:style-name="ro1">
          <table:table-cell office:value-type="float" office:value="1503030461" calcext:value-type="float">
            <text:p>1503030461</text:p>
          </table:table-cell>
          <table:table-cell office:value-type="float" office:value="0.1966874" calcext:value-type="float">
            <text:p>0.1966874</text:p>
          </table:table-cell>
          <table:table-cell table:formula="of:=([.A766] + 32400) / 86400 + 25569" office:value-type="date" office:date-value="2017-08-18T13:27:41" calcext:value-type="date">
            <text:p>2017/08/18 13:27</text:p>
          </table:table-cell>
          <table:table-cell table:formula="of:=[.B766]*60*60" office:value-type="float" office:value="708.07464" calcext:value-type="float">
            <text:p>708.1</text:p>
          </table:table-cell>
        </table:table-row>
        <table:table-row table:style-name="ro1">
          <table:table-cell office:value-type="float" office:value="1503034202" calcext:value-type="float">
            <text:p>1503034202</text:p>
          </table:table-cell>
          <table:table-cell office:value-type="float" office:value="0.2242392" calcext:value-type="float">
            <text:p>0.2242392</text:p>
          </table:table-cell>
          <table:table-cell table:formula="of:=([.A767] + 32400) / 86400 + 25569" office:value-type="date" office:date-value="2017-08-18T14:30:02" calcext:value-type="date">
            <text:p>2017/08/18 14:30</text:p>
          </table:table-cell>
          <table:table-cell table:formula="of:=[.B767]*60*60" office:value-type="float" office:value="807.26112" calcext:value-type="float">
            <text:p>807.3</text:p>
          </table:table-cell>
        </table:table-row>
        <table:table-row table:style-name="ro1">
          <table:table-cell office:value-type="float" office:value="1503037881" calcext:value-type="float">
            <text:p>1503037881</text:p>
          </table:table-cell>
          <table:table-cell office:value-type="float" office:value="0.1589825" calcext:value-type="float">
            <text:p>0.1589825</text:p>
          </table:table-cell>
          <table:table-cell table:formula="of:=([.A768] + 32400) / 86400 + 25569" office:value-type="date" office:date-value="2017-08-18T15:31:21" calcext:value-type="date">
            <text:p>2017/08/18 15:31</text:p>
          </table:table-cell>
          <table:table-cell table:formula="of:=[.B768]*60*60" office:value-type="float" office:value="572.337" calcext:value-type="float">
            <text:p>572.3</text:p>
          </table:table-cell>
        </table:table-row>
        <table:table-row table:style-name="ro1">
          <table:table-cell office:value-type="float" office:value="1503041260" calcext:value-type="float">
            <text:p>1503041260</text:p>
          </table:table-cell>
          <table:table-cell office:value-type="float" office:value="0.1509054" calcext:value-type="float">
            <text:p>0.1509054</text:p>
          </table:table-cell>
          <table:table-cell table:formula="of:=([.A769] + 32400) / 86400 + 25569" office:value-type="date" office:date-value="2017-08-18T16:27:40" calcext:value-type="date">
            <text:p>2017/08/18 16:27</text:p>
          </table:table-cell>
          <table:table-cell table:formula="of:=[.B769]*60*60" office:value-type="float" office:value="543.25944" calcext:value-type="float">
            <text:p>543.3</text:p>
          </table:table-cell>
        </table:table-row>
        <table:table-row table:style-name="ro1">
          <table:table-cell office:value-type="float" office:value="1503044703" calcext:value-type="float">
            <text:p>1503044703</text:p>
          </table:table-cell>
          <table:table-cell office:value-type="float" office:value="0.1651187" calcext:value-type="float">
            <text:p>0.1651187</text:p>
          </table:table-cell>
          <table:table-cell table:formula="of:=([.A770] + 32400) / 86400 + 25569" office:value-type="date" office:date-value="2017-08-18T17:25:03" calcext:value-type="date">
            <text:p>2017/08/18 17:25</text:p>
          </table:table-cell>
          <table:table-cell table:formula="of:=[.B770]*60*60" office:value-type="float" office:value="594.42732" calcext:value-type="float">
            <text:p>594.4</text:p>
          </table:table-cell>
        </table:table-row>
        <table:table-row table:style-name="ro1">
          <table:table-cell office:value-type="float" office:value="1503048374" calcext:value-type="float">
            <text:p>1503048374</text:p>
          </table:table-cell>
          <table:table-cell office:value-type="float" office:value="0.2291951" calcext:value-type="float">
            <text:p>0.2291951</text:p>
          </table:table-cell>
          <table:table-cell table:formula="of:=([.A771] + 32400) / 86400 + 25569" office:value-type="date" office:date-value="2017-08-18T18:26:14" calcext:value-type="date">
            <text:p>2017/08/18 18:26</text:p>
          </table:table-cell>
          <table:table-cell table:formula="of:=[.B771]*60*60" office:value-type="float" office:value="825.10236" calcext:value-type="float">
            <text:p>825.1</text:p>
          </table:table-cell>
        </table:table-row>
        <table:table-row table:style-name="ro1">
          <table:table-cell office:value-type="float" office:value="1503051972" calcext:value-type="float">
            <text:p>1503051972</text:p>
          </table:table-cell>
          <table:table-cell office:value-type="float" office:value="0.1877934" calcext:value-type="float">
            <text:p>0.1877934</text:p>
          </table:table-cell>
          <table:table-cell table:formula="of:=([.A772] + 32400) / 86400 + 25569" office:value-type="date" office:date-value="2017-08-18T19:26:12" calcext:value-type="date">
            <text:p>2017/08/18 19:26</text:p>
          </table:table-cell>
          <table:table-cell table:formula="of:=[.B772]*60*60" office:value-type="float" office:value="676.05624" calcext:value-type="float">
            <text:p>676.1</text:p>
          </table:table-cell>
        </table:table-row>
        <table:table-row table:style-name="ro1">
          <table:table-cell office:value-type="float" office:value="1503055620" calcext:value-type="float">
            <text:p>1503055620</text:p>
          </table:table-cell>
          <table:table-cell office:value-type="float" office:value="0.218921" calcext:value-type="float">
            <text:p>0.218921</text:p>
          </table:table-cell>
          <table:table-cell table:formula="of:=([.A773] + 32400) / 86400 + 25569" office:value-type="date" office:date-value="2017-08-18T20:27:00" calcext:value-type="date">
            <text:p>2017/08/18 20:27</text:p>
          </table:table-cell>
          <table:table-cell table:formula="of:=[.B773]*60*60" office:value-type="float" office:value="788.1156" calcext:value-type="float">
            <text:p>788.1</text:p>
          </table:table-cell>
        </table:table-row>
        <table:table-row table:style-name="ro1">
          <table:table-cell office:value-type="float" office:value="1503059427" calcext:value-type="float">
            <text:p>1503059427</text:p>
          </table:table-cell>
          <table:table-cell office:value-type="float" office:value="0.2700513" calcext:value-type="float">
            <text:p>0.2700513</text:p>
          </table:table-cell>
          <table:table-cell table:formula="of:=([.A774] + 32400) / 86400 + 25569" office:value-type="date" office:date-value="2017-08-18T21:30:27" calcext:value-type="date">
            <text:p>2017/08/18 21:30</text:p>
          </table:table-cell>
          <table:table-cell table:formula="of:=[.B774]*60*60" office:value-type="float" office:value="972.18468" calcext:value-type="float">
            <text:p>972.2</text:p>
          </table:table-cell>
        </table:table-row>
        <table:table-row table:style-name="ro1">
          <table:table-cell office:value-type="float" office:value="1503063166" calcext:value-type="float">
            <text:p>1503063166</text:p>
          </table:table-cell>
          <table:table-cell office:value-type="float" office:value="0.2966218" calcext:value-type="float">
            <text:p>0.2966218</text:p>
          </table:table-cell>
          <table:table-cell table:formula="of:=([.A775] + 32400) / 86400 + 25569" office:value-type="date" office:date-value="2017-08-18T22:32:46" calcext:value-type="date">
            <text:p>2017/08/18 22:32</text:p>
          </table:table-cell>
          <table:table-cell table:formula="of:=[.B775]*60*60" office:value-type="float" office:value="1067.83848" calcext:value-type="float">
            <text:p>1067.8</text:p>
          </table:table-cell>
        </table:table-row>
        <table:table-row table:style-name="ro1">
          <table:table-cell office:value-type="float" office:value="1503066517" calcext:value-type="float">
            <text:p>1503066517</text:p>
          </table:table-cell>
          <table:table-cell office:value-type="float" office:value="0.3056769" calcext:value-type="float">
            <text:p>0.3056769</text:p>
          </table:table-cell>
          <table:table-cell table:formula="of:=([.A776] + 32400) / 86400 + 25569" office:value-type="date" office:date-value="2017-08-18T23:28:37" calcext:value-type="date">
            <text:p>2017/08/18 23:28</text:p>
          </table:table-cell>
          <table:table-cell table:formula="of:=[.B776]*60*60" office:value-type="float" office:value="1100.43684" calcext:value-type="float">
            <text:p>1100.4</text:p>
          </table:table-cell>
        </table:table-row>
        <table:table-row table:style-name="ro1">
          <table:table-cell office:value-type="float" office:value="1503070217" calcext:value-type="float">
            <text:p>1503070217</text:p>
          </table:table-cell>
          <table:table-cell office:value-type="float" office:value="0.2275806" calcext:value-type="float">
            <text:p>0.2275806</text:p>
          </table:table-cell>
          <table:table-cell table:formula="of:=([.A777] + 32400) / 86400 + 25569" office:value-type="date" office:date-value="2017-08-19T00:30:17" calcext:value-type="date">
            <text:p>2017/08/19 00:30</text:p>
          </table:table-cell>
          <table:table-cell table:formula="of:=[.B777]*60*60" office:value-type="float" office:value="819.29016" calcext:value-type="float">
            <text:p>819.3</text:p>
          </table:table-cell>
        </table:table-row>
        <table:table-row table:style-name="ro1">
          <table:table-cell office:value-type="float" office:value="1503073675" calcext:value-type="float">
            <text:p>1503073675</text:p>
          </table:table-cell>
          <table:table-cell office:value-type="float" office:value="0.1797515" calcext:value-type="float">
            <text:p>0.1797515</text:p>
          </table:table-cell>
          <table:table-cell table:formula="of:=([.A778] + 32400) / 86400 + 25569" office:value-type="date" office:date-value="2017-08-19T01:27:55" calcext:value-type="date">
            <text:p>2017/08/19 01:27</text:p>
          </table:table-cell>
          <table:table-cell table:formula="of:=[.B778]*60*60" office:value-type="float" office:value="647.1054" calcext:value-type="float">
            <text:p>647.1</text:p>
          </table:table-cell>
        </table:table-row>
        <table:table-row table:style-name="ro1">
          <table:table-cell office:value-type="float" office:value="1503077333" calcext:value-type="float">
            <text:p>1503077333</text:p>
          </table:table-cell>
          <table:table-cell office:value-type="float" office:value="0.1980198" calcext:value-type="float">
            <text:p>0.1980198</text:p>
          </table:table-cell>
          <table:table-cell table:formula="of:=([.A779] + 32400) / 86400 + 25569" office:value-type="date" office:date-value="2017-08-19T02:28:53" calcext:value-type="date">
            <text:p>2017/08/19 02:28</text:p>
          </table:table-cell>
          <table:table-cell table:formula="of:=[.B779]*60*60" office:value-type="float" office:value="712.87128" calcext:value-type="float">
            <text:p>712.9</text:p>
          </table:table-cell>
        </table:table-row>
        <table:table-row table:style-name="ro1">
          <table:table-cell office:value-type="float" office:value="1503080750" calcext:value-type="float">
            <text:p>1503080750</text:p>
          </table:table-cell>
          <table:table-cell office:value-type="float" office:value="0.1834367" calcext:value-type="float">
            <text:p>0.1834367</text:p>
          </table:table-cell>
          <table:table-cell table:formula="of:=([.A780] + 32400) / 86400 + 25569" office:value-type="date" office:date-value="2017-08-19T03:25:50" calcext:value-type="date">
            <text:p>2017/08/19 03:25</text:p>
          </table:table-cell>
          <table:table-cell table:formula="of:=[.B780]*60*60" office:value-type="float" office:value="660.37212" calcext:value-type="float">
            <text:p>660.4</text:p>
          </table:table-cell>
        </table:table-row>
        <table:table-row table:style-name="ro1">
          <table:table-cell office:value-type="float" office:value="1503084269" calcext:value-type="float">
            <text:p>1503084269</text:p>
          </table:table-cell>
          <table:table-cell office:value-type="float" office:value="0.07139215" calcext:value-type="float">
            <text:p>0.07139215</text:p>
          </table:table-cell>
          <table:table-cell table:formula="of:=([.A781] + 32400) / 86400 + 25569" office:value-type="date" office:date-value="2017-08-19T04:24:29" calcext:value-type="date">
            <text:p>2017/08/19 04:24</text:p>
          </table:table-cell>
          <table:table-cell table:formula="of:=[.B781]*60*60" office:value-type="float" office:value="257.01174" calcext:value-type="float">
            <text:p>257.0</text:p>
          </table:table-cell>
        </table:table-row>
        <table:table-row table:style-name="ro1">
          <table:table-cell office:value-type="float" office:value="1503087823" calcext:value-type="float">
            <text:p>1503087823</text:p>
          </table:table-cell>
          <table:table-cell office:value-type="float" office:value="0.05754016" calcext:value-type="float">
            <text:p>0.05754016</text:p>
          </table:table-cell>
          <table:table-cell table:formula="of:=([.A782] + 32400) / 86400 + 25569" office:value-type="date" office:date-value="2017-08-19T05:23:43" calcext:value-type="date">
            <text:p>2017/08/19 05:23</text:p>
          </table:table-cell>
          <table:table-cell table:formula="of:=[.B782]*60*60" office:value-type="float" office:value="207.144576" calcext:value-type="float">
            <text:p>207.1</text:p>
          </table:table-cell>
        </table:table-row>
        <table:table-row table:style-name="ro1">
          <table:table-cell office:value-type="float" office:value="1503091554" calcext:value-type="float">
            <text:p>1503091554</text:p>
          </table:table-cell>
          <table:table-cell office:value-type="float" office:value="0.07280291" calcext:value-type="float">
            <text:p>0.07280291</text:p>
          </table:table-cell>
          <table:table-cell table:formula="of:=([.A783] + 32400) / 86400 + 25569" office:value-type="date" office:date-value="2017-08-19T06:25:54" calcext:value-type="date">
            <text:p>2017/08/19 06:25</text:p>
          </table:table-cell>
          <table:table-cell table:formula="of:=[.B783]*60*60" office:value-type="float" office:value="262.090476" calcext:value-type="float">
            <text:p>262.1</text:p>
          </table:table-cell>
        </table:table-row>
        <table:table-row table:style-name="ro1">
          <table:table-cell office:value-type="float" office:value="1503094793" calcext:value-type="float">
            <text:p>1503094793</text:p>
          </table:table-cell>
          <table:table-cell office:value-type="float" office:value="0.07823961" calcext:value-type="float">
            <text:p>0.07823961</text:p>
          </table:table-cell>
          <table:table-cell table:formula="of:=([.A784] + 32400) / 86400 + 25569" office:value-type="date" office:date-value="2017-08-19T07:19:53" calcext:value-type="date">
            <text:p>2017/08/19 07:19</text:p>
          </table:table-cell>
          <table:table-cell table:formula="of:=[.B784]*60*60" office:value-type="float" office:value="281.662596" calcext:value-type="float">
            <text:p>281.7</text:p>
          </table:table-cell>
        </table:table-row>
        <table:table-row table:style-name="ro1">
          <table:table-cell office:value-type="float" office:value="1503098530" calcext:value-type="float">
            <text:p>1503098530</text:p>
          </table:table-cell>
          <table:table-cell office:value-type="float" office:value="0.1073826" calcext:value-type="float">
            <text:p>0.1073826</text:p>
          </table:table-cell>
          <table:table-cell table:formula="of:=([.A785] + 32400) / 86400 + 25569" office:value-type="date" office:date-value="2017-08-19T08:22:10" calcext:value-type="date">
            <text:p>2017/08/19 08:22</text:p>
          </table:table-cell>
          <table:table-cell table:formula="of:=[.B785]*60*60" office:value-type="float" office:value="386.57736" calcext:value-type="float">
            <text:p>386.6</text:p>
          </table:table-cell>
        </table:table-row>
        <table:table-row table:style-name="ro1">
          <table:table-cell office:value-type="float" office:value="1503102082" calcext:value-type="float">
            <text:p>1503102082</text:p>
          </table:table-cell>
          <table:table-cell office:value-type="float" office:value="0.1049869" calcext:value-type="float">
            <text:p>0.1049869</text:p>
          </table:table-cell>
          <table:table-cell table:formula="of:=([.A786] + 32400) / 86400 + 25569" office:value-type="date" office:date-value="2017-08-19T09:21:22" calcext:value-type="date">
            <text:p>2017/08/19 09:21</text:p>
          </table:table-cell>
          <table:table-cell table:formula="of:=[.B786]*60*60" office:value-type="float" office:value="377.95284" calcext:value-type="float">
            <text:p>378.0</text:p>
          </table:table-cell>
        </table:table-row>
        <table:table-row table:style-name="ro1">
          <table:table-cell office:value-type="float" office:value="1503105672" calcext:value-type="float">
            <text:p>1503105672</text:p>
          </table:table-cell>
          <table:table-cell office:value-type="float" office:value="0.146367" calcext:value-type="float">
            <text:p>0.146367</text:p>
          </table:table-cell>
          <table:table-cell table:formula="of:=([.A787] + 32400) / 86400 + 25569" office:value-type="date" office:date-value="2017-08-19T10:21:12" calcext:value-type="date">
            <text:p>2017/08/19 10:21</text:p>
          </table:table-cell>
          <table:table-cell table:formula="of:=[.B787]*60*60" office:value-type="float" office:value="526.9212" calcext:value-type="float">
            <text:p>526.9</text:p>
          </table:table-cell>
        </table:table-row>
        <table:table-row table:style-name="ro1">
          <table:table-cell office:value-type="float" office:value="1503109517" calcext:value-type="float">
            <text:p>1503109517</text:p>
          </table:table-cell>
          <table:table-cell office:value-type="float" office:value="0.1509434" calcext:value-type="float">
            <text:p>0.1509434</text:p>
          </table:table-cell>
          <table:table-cell table:formula="of:=([.A788] + 32400) / 86400 + 25569" office:value-type="date" office:date-value="2017-08-19T11:25:17" calcext:value-type="date">
            <text:p>2017/08/19 11:25</text:p>
          </table:table-cell>
          <table:table-cell table:formula="of:=[.B788]*60*60" office:value-type="float" office:value="543.39624" calcext:value-type="float">
            <text:p>543.4</text:p>
          </table:table-cell>
        </table:table-row>
        <table:table-row table:style-name="ro1">
          <table:table-cell office:value-type="float" office:value="1503113148" calcext:value-type="float">
            <text:p>1503113148</text:p>
          </table:table-cell>
          <table:table-cell office:value-type="float" office:value="0.2096436" calcext:value-type="float">
            <text:p>0.2096436</text:p>
          </table:table-cell>
          <table:table-cell table:formula="of:=([.A789] + 32400) / 86400 + 25569" office:value-type="date" office:date-value="2017-08-19T12:25:48" calcext:value-type="date">
            <text:p>2017/08/19 12:25</text:p>
          </table:table-cell>
          <table:table-cell table:formula="of:=[.B789]*60*60" office:value-type="float" office:value="754.71696" calcext:value-type="float">
            <text:p>754.7</text:p>
          </table:table-cell>
        </table:table-row>
        <table:table-row table:style-name="ro1">
          <table:table-cell office:value-type="float" office:value="1503116800" calcext:value-type="float">
            <text:p>1503116800</text:p>
          </table:table-cell>
          <table:table-cell office:value-type="float" office:value="0.1732539" calcext:value-type="float">
            <text:p>0.1732539</text:p>
          </table:table-cell>
          <table:table-cell table:formula="of:=([.A790] + 32400) / 86400 + 25569" office:value-type="date" office:date-value="2017-08-19T13:26:40" calcext:value-type="date">
            <text:p>2017/08/19 13:26</text:p>
          </table:table-cell>
          <table:table-cell table:formula="of:=[.B790]*60*60" office:value-type="float" office:value="623.71404" calcext:value-type="float">
            <text:p>623.7</text:p>
          </table:table-cell>
        </table:table-row>
        <table:table-row table:style-name="ro1">
          <table:table-cell office:value-type="float" office:value="1503120547" calcext:value-type="float">
            <text:p>1503120547</text:p>
          </table:table-cell>
          <table:table-cell office:value-type="float" office:value="0.1360188" calcext:value-type="float">
            <text:p>0.1360188</text:p>
          </table:table-cell>
          <table:table-cell table:formula="of:=([.A791] + 32400) / 86400 + 25569" office:value-type="date" office:date-value="2017-08-19T14:29:07" calcext:value-type="date">
            <text:p>2017/08/19 14:29</text:p>
          </table:table-cell>
          <table:table-cell table:formula="of:=[.B791]*60*60" office:value-type="float" office:value="489.66768" calcext:value-type="float">
            <text:p>489.7</text:p>
          </table:table-cell>
        </table:table-row>
        <table:table-row table:style-name="ro1">
          <table:table-cell office:value-type="float" office:value="1503124017" calcext:value-type="float">
            <text:p>1503124017</text:p>
          </table:table-cell>
          <table:table-cell office:value-type="float" office:value="0.1532567" calcext:value-type="float">
            <text:p>0.1532567</text:p>
          </table:table-cell>
          <table:table-cell table:formula="of:=([.A792] + 32400) / 86400 + 25569" office:value-type="date" office:date-value="2017-08-19T15:26:57" calcext:value-type="date">
            <text:p>2017/08/19 15:26</text:p>
          </table:table-cell>
          <table:table-cell table:formula="of:=[.B792]*60*60" office:value-type="float" office:value="551.72412" calcext:value-type="float">
            <text:p>551.7</text:p>
          </table:table-cell>
        </table:table-row>
        <table:table-row table:style-name="ro1">
          <table:table-cell office:value-type="float" office:value="1503127716" calcext:value-type="float">
            <text:p>1503127716</text:p>
          </table:table-cell>
          <table:table-cell office:value-type="float" office:value="0.2107014" calcext:value-type="float">
            <text:p>0.2107014</text:p>
          </table:table-cell>
          <table:table-cell table:formula="of:=([.A793] + 32400) / 86400 + 25569" office:value-type="date" office:date-value="2017-08-19T16:28:36" calcext:value-type="date">
            <text:p>2017/08/19 16:28</text:p>
          </table:table-cell>
          <table:table-cell table:formula="of:=[.B793]*60*60" office:value-type="float" office:value="758.52504" calcext:value-type="float">
            <text:p>758.5</text:p>
          </table:table-cell>
        </table:table-row>
        <table:table-row table:style-name="ro1">
          <table:table-cell office:value-type="float" office:value="1503131169" calcext:value-type="float">
            <text:p>1503131169</text:p>
          </table:table-cell>
          <table:table-cell office:value-type="float" office:value="0.1867704" calcext:value-type="float">
            <text:p>0.1867704</text:p>
          </table:table-cell>
          <table:table-cell table:formula="of:=([.A794] + 32400) / 86400 + 25569" office:value-type="date" office:date-value="2017-08-19T17:26:09" calcext:value-type="date">
            <text:p>2017/08/19 17:26</text:p>
          </table:table-cell>
          <table:table-cell table:formula="of:=[.B794]*60*60" office:value-type="float" office:value="672.37344" calcext:value-type="float">
            <text:p>672.4</text:p>
          </table:table-cell>
        </table:table-row>
        <table:table-row table:style-name="ro1">
          <table:table-cell office:value-type="float" office:value="1503134970" calcext:value-type="float">
            <text:p>1503134970</text:p>
          </table:table-cell>
          <table:table-cell office:value-type="float" office:value="0.2332362" calcext:value-type="float">
            <text:p>0.2332362</text:p>
          </table:table-cell>
          <table:table-cell table:formula="of:=([.A795] + 32400) / 86400 + 25569" office:value-type="date" office:date-value="2017-08-19T18:29:30" calcext:value-type="date">
            <text:p>2017/08/19 18:29</text:p>
          </table:table-cell>
          <table:table-cell table:formula="of:=[.B795]*60*60" office:value-type="float" office:value="839.65032" calcext:value-type="float">
            <text:p>839.7</text:p>
          </table:table-cell>
        </table:table-row>
        <table:table-row table:style-name="ro1">
          <table:table-cell office:value-type="float" office:value="1503138536" calcext:value-type="float">
            <text:p>1503138536</text:p>
          </table:table-cell>
          <table:table-cell office:value-type="float" office:value="0.2265372" calcext:value-type="float">
            <text:p>0.2265372</text:p>
          </table:table-cell>
          <table:table-cell table:formula="of:=([.A796] + 32400) / 86400 + 25569" office:value-type="date" office:date-value="2017-08-19T19:28:56" calcext:value-type="date">
            <text:p>2017/08/19 19:28</text:p>
          </table:table-cell>
          <table:table-cell table:formula="of:=[.B796]*60*60" office:value-type="float" office:value="815.53392" calcext:value-type="float">
            <text:p>815.5</text:p>
          </table:table-cell>
        </table:table-row>
        <table:table-row table:style-name="ro1">
          <table:table-cell office:value-type="float" office:value="1503142012" calcext:value-type="float">
            <text:p>1503142012</text:p>
          </table:table-cell>
          <table:table-cell office:value-type="float" office:value="0.2185195" calcext:value-type="float">
            <text:p>0.2185195</text:p>
          </table:table-cell>
          <table:table-cell table:formula="of:=([.A797] + 32400) / 86400 + 25569" office:value-type="date" office:date-value="2017-08-19T20:26:52" calcext:value-type="date">
            <text:p>2017/08/19 20:26</text:p>
          </table:table-cell>
          <table:table-cell table:formula="of:=[.B797]*60*60" office:value-type="float" office:value="786.6702" calcext:value-type="float">
            <text:p>786.7</text:p>
          </table:table-cell>
        </table:table-row>
        <table:table-row table:style-name="ro1">
          <table:table-cell office:value-type="float" office:value="1503145649" calcext:value-type="float">
            <text:p>1503145649</text:p>
          </table:table-cell>
          <table:table-cell office:value-type="float" office:value="0.2245989" calcext:value-type="float">
            <text:p>0.2245989</text:p>
          </table:table-cell>
          <table:table-cell table:formula="of:=([.A798] + 32400) / 86400 + 25569" office:value-type="date" office:date-value="2017-08-19T21:27:29" calcext:value-type="date">
            <text:p>2017/08/19 21:27</text:p>
          </table:table-cell>
          <table:table-cell table:formula="of:=[.B798]*60*60" office:value-type="float" office:value="808.55604" calcext:value-type="float">
            <text:p>808.6</text:p>
          </table:table-cell>
        </table:table-row>
        <table:table-row table:style-name="ro1">
          <table:table-cell office:value-type="float" office:value="1503149447" calcext:value-type="float">
            <text:p>1503149447</text:p>
          </table:table-cell>
          <table:table-cell office:value-type="float" office:value="0.2636638" calcext:value-type="float">
            <text:p>0.2636638</text:p>
          </table:table-cell>
          <table:table-cell table:formula="of:=([.A799] + 32400) / 86400 + 25569" office:value-type="date" office:date-value="2017-08-19T22:30:47" calcext:value-type="date">
            <text:p>2017/08/19 22:30</text:p>
          </table:table-cell>
          <table:table-cell table:formula="of:=[.B799]*60*60" office:value-type="float" office:value="949.18968" calcext:value-type="float">
            <text:p>949.2</text:p>
          </table:table-cell>
        </table:table-row>
        <table:table-row table:style-name="ro1">
          <table:table-cell office:value-type="float" office:value="1503153068" calcext:value-type="float">
            <text:p>1503153068</text:p>
          </table:table-cell>
          <table:table-cell office:value-type="float" office:value="0.2917342" calcext:value-type="float">
            <text:p>0.2917342</text:p>
          </table:table-cell>
          <table:table-cell table:formula="of:=([.A800] + 32400) / 86400 + 25569" office:value-type="date" office:date-value="2017-08-19T23:31:08" calcext:value-type="date">
            <text:p>2017/08/19 23:31</text:p>
          </table:table-cell>
          <table:table-cell table:formula="of:=[.B800]*60*60" office:value-type="float" office:value="1050.24312" calcext:value-type="float">
            <text:p>1050.2</text:p>
          </table:table-cell>
        </table:table-row>
        <table:table-row table:style-name="ro1">
          <table:table-cell office:value-type="float" office:value="1503156542" calcext:value-type="float">
            <text:p>1503156542</text:p>
          </table:table-cell>
          <table:table-cell office:value-type="float" office:value="0.3400638" calcext:value-type="float">
            <text:p>0.3400638</text:p>
          </table:table-cell>
          <table:table-cell table:formula="of:=([.A801] + 32400) / 86400 + 25569" office:value-type="date" office:date-value="2017-08-20T00:29:02" calcext:value-type="date">
            <text:p>2017/08/20 00:29</text:p>
          </table:table-cell>
          <table:table-cell table:formula="of:=[.B801]*60*60" office:value-type="float" office:value="1224.22968" calcext:value-type="float">
            <text:p>1224.2</text:p>
          </table:table-cell>
        </table:table-row>
        <table:table-row table:style-name="ro1">
          <table:table-cell office:value-type="float" office:value="1503160154" calcext:value-type="float">
            <text:p>1503160154</text:p>
          </table:table-cell>
          <table:table-cell office:value-type="float" office:value="0.3399123" calcext:value-type="float">
            <text:p>0.3399123</text:p>
          </table:table-cell>
          <table:table-cell table:formula="of:=([.A802] + 32400) / 86400 + 25569" office:value-type="date" office:date-value="2017-08-20T01:29:14" calcext:value-type="date">
            <text:p>2017/08/20 01:29</text:p>
          </table:table-cell>
          <table:table-cell table:formula="of:=[.B802]*60*60" office:value-type="float" office:value="1223.68428" calcext:value-type="float">
            <text:p>1223.7</text:p>
          </table:table-cell>
        </table:table-row>
        <table:table-row table:style-name="ro1">
          <table:table-cell office:value-type="float" office:value="1503163634" calcext:value-type="float">
            <text:p>1503163634</text:p>
          </table:table-cell>
          <table:table-cell office:value-type="float" office:value="0.2799462" calcext:value-type="float">
            <text:p>0.2799462</text:p>
          </table:table-cell>
          <table:table-cell table:formula="of:=([.A803] + 32400) / 86400 + 25569" office:value-type="date" office:date-value="2017-08-20T02:27:14" calcext:value-type="date">
            <text:p>2017/08/20 02:27</text:p>
          </table:table-cell>
          <table:table-cell table:formula="of:=[.B803]*60*60" office:value-type="float" office:value="1007.80632" calcext:value-type="float">
            <text:p>1007.8</text:p>
          </table:table-cell>
        </table:table-row>
        <table:table-row table:style-name="ro1">
          <table:table-cell office:value-type="float" office:value="1503167108" calcext:value-type="float">
            <text:p>1503167108</text:p>
          </table:table-cell>
          <table:table-cell office:value-type="float" office:value="0.1946472" calcext:value-type="float">
            <text:p>0.1946472</text:p>
          </table:table-cell>
          <table:table-cell table:formula="of:=([.A804] + 32400) / 86400 + 25569" office:value-type="date" office:date-value="2017-08-20T03:25:08" calcext:value-type="date">
            <text:p>2017/08/20 03:25</text:p>
          </table:table-cell>
          <table:table-cell table:formula="of:=[.B804]*60*60" office:value-type="float" office:value="700.72992" calcext:value-type="float">
            <text:p>700.7</text:p>
          </table:table-cell>
        </table:table-row>
        <table:table-row table:style-name="ro1">
          <table:table-cell office:value-type="float" office:value="1503170606" calcext:value-type="float">
            <text:p>1503170606</text:p>
          </table:table-cell>
          <table:table-cell office:value-type="float" office:value="0.1967213" calcext:value-type="float">
            <text:p>0.1967213</text:p>
          </table:table-cell>
          <table:table-cell table:formula="of:=([.A805] + 32400) / 86400 + 25569" office:value-type="date" office:date-value="2017-08-20T04:23:26" calcext:value-type="date">
            <text:p>2017/08/20 04:23</text:p>
          </table:table-cell>
          <table:table-cell table:formula="of:=[.B805]*60*60" office:value-type="float" office:value="708.19668" calcext:value-type="float">
            <text:p>708.2</text:p>
          </table:table-cell>
        </table:table-row>
        <table:table-row table:style-name="ro1">
          <table:table-cell office:value-type="float" office:value="1503174597" calcext:value-type="float">
            <text:p>1503174597</text:p>
          </table:table-cell>
          <table:table-cell office:value-type="float" office:value="0.1395224" calcext:value-type="float">
            <text:p>0.1395224</text:p>
          </table:table-cell>
          <table:table-cell table:formula="of:=([.A806] + 32400) / 86400 + 25569" office:value-type="date" office:date-value="2017-08-20T05:29:57" calcext:value-type="date">
            <text:p>2017/08/20 05:29</text:p>
          </table:table-cell>
          <table:table-cell table:formula="of:=[.B806]*60*60" office:value-type="float" office:value="502.28064" calcext:value-type="float">
            <text:p>502.3</text:p>
          </table:table-cell>
        </table:table-row>
        <table:table-row table:style-name="ro1">
          <table:table-cell office:value-type="float" office:value="1503177759" calcext:value-type="float">
            <text:p>1503177759</text:p>
          </table:table-cell>
          <table:table-cell office:value-type="float" office:value="0.06163328" calcext:value-type="float">
            <text:p>0.06163328</text:p>
          </table:table-cell>
          <table:table-cell table:formula="of:=([.A807] + 32400) / 86400 + 25569" office:value-type="date" office:date-value="2017-08-20T06:22:39" calcext:value-type="date">
            <text:p>2017/08/20 06:22</text:p>
          </table:table-cell>
          <table:table-cell table:formula="of:=[.B807]*60*60" office:value-type="float" office:value="221.879808" calcext:value-type="float">
            <text:p>221.9</text:p>
          </table:table-cell>
        </table:table-row>
        <table:table-row table:style-name="ro1">
          <table:table-cell office:value-type="float" office:value="1503181491" calcext:value-type="float">
            <text:p>1503181491</text:p>
          </table:table-cell>
          <table:table-cell office:value-type="float" office:value="0.08616563" calcext:value-type="float">
            <text:p>0.08616563</text:p>
          </table:table-cell>
          <table:table-cell table:formula="of:=([.A808] + 32400) / 86400 + 25569" office:value-type="date" office:date-value="2017-08-20T07:24:51" calcext:value-type="date">
            <text:p>2017/08/20 07:24</text:p>
          </table:table-cell>
          <table:table-cell table:formula="of:=[.B808]*60*60" office:value-type="float" office:value="310.196268" calcext:value-type="float">
            <text:p>310.2</text:p>
          </table:table-cell>
        </table:table-row>
        <table:table-row table:style-name="ro1">
          <table:table-cell office:value-type="float" office:value="1503185129" calcext:value-type="float">
            <text:p>1503185129</text:p>
          </table:table-cell>
          <table:table-cell office:value-type="float" office:value="0.1090215" calcext:value-type="float">
            <text:p>0.1090215</text:p>
          </table:table-cell>
          <table:table-cell table:formula="of:=([.A809] + 32400) / 86400 + 25569" office:value-type="date" office:date-value="2017-08-20T08:25:29" calcext:value-type="date">
            <text:p>2017/08/20 08:25</text:p>
          </table:table-cell>
          <table:table-cell table:formula="of:=[.B809]*60*60" office:value-type="float" office:value="392.4774" calcext:value-type="float">
            <text:p>392.5</text:p>
          </table:table-cell>
        </table:table-row>
        <table:table-row table:style-name="ro1">
          <table:table-cell office:value-type="float" office:value="1503188661" calcext:value-type="float">
            <text:p>1503188661</text:p>
          </table:table-cell>
          <table:table-cell office:value-type="float" office:value="0.1160338" calcext:value-type="float">
            <text:p>0.1160338</text:p>
          </table:table-cell>
          <table:table-cell table:formula="of:=([.A810] + 32400) / 86400 + 25569" office:value-type="date" office:date-value="2017-08-20T09:24:21" calcext:value-type="date">
            <text:p>2017/08/20 09:24</text:p>
          </table:table-cell>
          <table:table-cell table:formula="of:=[.B810]*60*60" office:value-type="float" office:value="417.72168" calcext:value-type="float">
            <text:p>417.7</text:p>
          </table:table-cell>
        </table:table-row>
        <table:table-row table:style-name="ro1">
          <table:table-cell office:value-type="float" office:value="1503192090" calcext:value-type="float">
            <text:p>1503192090</text:p>
          </table:table-cell>
          <table:table-cell office:value-type="float" office:value="0.1269841" calcext:value-type="float">
            <text:p>0.1269841</text:p>
          </table:table-cell>
          <table:table-cell table:formula="of:=([.A811] + 32400) / 86400 + 25569" office:value-type="date" office:date-value="2017-08-20T10:21:30" calcext:value-type="date">
            <text:p>2017/08/20 10:21</text:p>
          </table:table-cell>
          <table:table-cell table:formula="of:=[.B811]*60*60" office:value-type="float" office:value="457.14276" calcext:value-type="float">
            <text:p>457.1</text:p>
          </table:table-cell>
        </table:table-row>
        <table:table-row table:style-name="ro1">
          <table:table-cell office:value-type="float" office:value="1503195890" calcext:value-type="float">
            <text:p>1503195890</text:p>
          </table:table-cell>
          <table:table-cell office:value-type="float" office:value="0.1193382" calcext:value-type="float">
            <text:p>0.1193382</text:p>
          </table:table-cell>
          <table:table-cell table:formula="of:=([.A812] + 32400) / 86400 + 25569" office:value-type="date" office:date-value="2017-08-20T11:24:50" calcext:value-type="date">
            <text:p>2017/08/20 11:24</text:p>
          </table:table-cell>
          <table:table-cell table:formula="of:=[.B812]*60*60" office:value-type="float" office:value="429.61752" calcext:value-type="float">
            <text:p>429.6</text:p>
          </table:table-cell>
        </table:table-row>
        <table:table-row table:style-name="ro1">
          <table:table-cell office:value-type="float" office:value="1503199619" calcext:value-type="float">
            <text:p>1503199619</text:p>
          </table:table-cell>
          <table:table-cell office:value-type="float" office:value="0.1792776" calcext:value-type="float">
            <text:p>0.1792776</text:p>
          </table:table-cell>
          <table:table-cell table:formula="of:=([.A813] + 32400) / 86400 + 25569" office:value-type="date" office:date-value="2017-08-20T12:26:59" calcext:value-type="date">
            <text:p>2017/08/20 12:26</text:p>
          </table:table-cell>
          <table:table-cell table:formula="of:=[.B813]*60*60" office:value-type="float" office:value="645.39936" calcext:value-type="float">
            <text:p>645.4</text:p>
          </table:table-cell>
        </table:table-row>
        <table:table-row table:style-name="ro1">
          <table:table-cell office:value-type="float" office:value="1503203227" calcext:value-type="float">
            <text:p>1503203227</text:p>
          </table:table-cell>
          <table:table-cell office:value-type="float" office:value="0.1692674" calcext:value-type="float">
            <text:p>0.1692674</text:p>
          </table:table-cell>
          <table:table-cell table:formula="of:=([.A814] + 32400) / 86400 + 25569" office:value-type="date" office:date-value="2017-08-20T13:27:07" calcext:value-type="date">
            <text:p>2017/08/20 13:27</text:p>
          </table:table-cell>
          <table:table-cell table:formula="of:=[.B814]*60*60" office:value-type="float" office:value="609.36264" calcext:value-type="float">
            <text:p>609.4</text:p>
          </table:table-cell>
        </table:table-row>
        <table:table-row table:style-name="ro1">
          <table:table-cell office:value-type="float" office:value="1503206797" calcext:value-type="float">
            <text:p>1503206797</text:p>
          </table:table-cell>
          <table:table-cell office:value-type="float" office:value="0.1917954" calcext:value-type="float">
            <text:p>0.1917954</text:p>
          </table:table-cell>
          <table:table-cell table:formula="of:=([.A815] + 32400) / 86400 + 25569" office:value-type="date" office:date-value="2017-08-20T14:26:37" calcext:value-type="date">
            <text:p>2017/08/20 14:26</text:p>
          </table:table-cell>
          <table:table-cell table:formula="of:=[.B815]*60*60" office:value-type="float" office:value="690.46344" calcext:value-type="float">
            <text:p>690.5</text:p>
          </table:table-cell>
        </table:table-row>
        <table:table-row table:style-name="ro1">
          <table:table-cell office:value-type="float" office:value="1503210324" calcext:value-type="float">
            <text:p>1503210324</text:p>
          </table:table-cell>
          <table:table-cell office:value-type="float" office:value="0.1801802" calcext:value-type="float">
            <text:p>0.1801802</text:p>
          </table:table-cell>
          <table:table-cell table:formula="of:=([.A816] + 32400) / 86400 + 25569" office:value-type="date" office:date-value="2017-08-20T15:25:24" calcext:value-type="date">
            <text:p>2017/08/20 15:25</text:p>
          </table:table-cell>
          <table:table-cell table:formula="of:=[.B816]*60*60" office:value-type="float" office:value="648.64872" calcext:value-type="float">
            <text:p>648.6</text:p>
          </table:table-cell>
        </table:table-row>
        <table:table-row table:style-name="ro1">
          <table:table-cell office:value-type="float" office:value="1503214143" calcext:value-type="float">
            <text:p>1503214143</text:p>
          </table:table-cell>
          <table:table-cell office:value-type="float" office:value="0.188531" calcext:value-type="float">
            <text:p>0.188531</text:p>
          </table:table-cell>
          <table:table-cell table:formula="of:=([.A817] + 32400) / 86400 + 25569" office:value-type="date" office:date-value="2017-08-20T16:29:03" calcext:value-type="date">
            <text:p>2017/08/20 16:29</text:p>
          </table:table-cell>
          <table:table-cell table:formula="of:=[.B817]*60*60" office:value-type="float" office:value="678.7116" calcext:value-type="float">
            <text:p>678.7</text:p>
          </table:table-cell>
        </table:table-row>
        <table:table-row table:style-name="ro1">
          <table:table-cell office:value-type="float" office:value="1503217903" calcext:value-type="float">
            <text:p>1503217903</text:p>
          </table:table-cell>
          <table:table-cell office:value-type="float" office:value="0.1901743" calcext:value-type="float">
            <text:p>0.1901743</text:p>
          </table:table-cell>
          <table:table-cell table:formula="of:=([.A818] + 32400) / 86400 + 25569" office:value-type="date" office:date-value="2017-08-20T17:31:43" calcext:value-type="date">
            <text:p>2017/08/20 17:31</text:p>
          </table:table-cell>
          <table:table-cell table:formula="of:=[.B818]*60*60" office:value-type="float" office:value="684.62748" calcext:value-type="float">
            <text:p>684.6</text:p>
          </table:table-cell>
        </table:table-row>
        <table:table-row table:style-name="ro1">
          <table:table-cell office:value-type="float" office:value="1503221272" calcext:value-type="float">
            <text:p>1503221272</text:p>
          </table:table-cell>
          <table:table-cell office:value-type="float" office:value="0.1877416" calcext:value-type="float">
            <text:p>0.1877416</text:p>
          </table:table-cell>
          <table:table-cell table:formula="of:=([.A819] + 32400) / 86400 + 25569" office:value-type="date" office:date-value="2017-08-20T18:27:52" calcext:value-type="date">
            <text:p>2017/08/20 18:27</text:p>
          </table:table-cell>
          <table:table-cell table:formula="of:=[.B819]*60*60" office:value-type="float" office:value="675.86976" calcext:value-type="float">
            <text:p>675.9</text:p>
          </table:table-cell>
        </table:table-row>
        <table:table-row table:style-name="ro1">
          <table:table-cell office:value-type="float" office:value="1503224891" calcext:value-type="float">
            <text:p>1503224891</text:p>
          </table:table-cell>
          <table:table-cell office:value-type="float" office:value="0.2655602" calcext:value-type="float">
            <text:p>0.2655602</text:p>
          </table:table-cell>
          <table:table-cell table:formula="of:=([.A820] + 32400) / 86400 + 25569" office:value-type="date" office:date-value="2017-08-20T19:28:11" calcext:value-type="date">
            <text:p>2017/08/20 19:28</text:p>
          </table:table-cell>
          <table:table-cell table:formula="of:=[.B820]*60*60" office:value-type="float" office:value="956.01672" calcext:value-type="float">
            <text:p>956.0</text:p>
          </table:table-cell>
        </table:table-row>
        <table:table-row table:style-name="ro1">
          <table:table-cell office:value-type="float" office:value="1503228679" calcext:value-type="float">
            <text:p>1503228679</text:p>
          </table:table-cell>
          <table:table-cell office:value-type="float" office:value="0.3208852" calcext:value-type="float">
            <text:p>0.3208852</text:p>
          </table:table-cell>
          <table:table-cell table:formula="of:=([.A821] + 32400) / 86400 + 25569" office:value-type="date" office:date-value="2017-08-20T20:31:19" calcext:value-type="date">
            <text:p>2017/08/20 20:31</text:p>
          </table:table-cell>
          <table:table-cell table:formula="of:=[.B821]*60*60" office:value-type="float" office:value="1155.18672" calcext:value-type="float">
            <text:p>1155.2</text:p>
          </table:table-cell>
        </table:table-row>
        <table:table-row table:style-name="ro1">
          <table:table-cell office:value-type="float" office:value="1503232099" calcext:value-type="float">
            <text:p>1503232099</text:p>
          </table:table-cell>
          <table:table-cell office:value-type="float" office:value="0.240832" calcext:value-type="float">
            <text:p>0.240832</text:p>
          </table:table-cell>
          <table:table-cell table:formula="of:=([.A822] + 32400) / 86400 + 25569" office:value-type="date" office:date-value="2017-08-20T21:28:19" calcext:value-type="date">
            <text:p>2017/08/20 21:28</text:p>
          </table:table-cell>
          <table:table-cell table:formula="of:=[.B822]*60*60" office:value-type="float" office:value="866.9952" calcext:value-type="float">
            <text:p>867.0</text:p>
          </table:table-cell>
        </table:table-row>
        <table:table-row table:style-name="ro1">
          <table:table-cell office:value-type="float" office:value="1503235897" calcext:value-type="float">
            <text:p>1503235897</text:p>
          </table:table-cell>
          <table:table-cell office:value-type="float" office:value="0.2877698" calcext:value-type="float">
            <text:p>0.2877698</text:p>
          </table:table-cell>
          <table:table-cell table:formula="of:=([.A823] + 32400) / 86400 + 25569" office:value-type="date" office:date-value="2017-08-20T22:31:37" calcext:value-type="date">
            <text:p>2017/08/20 22:31</text:p>
          </table:table-cell>
          <table:table-cell table:formula="of:=[.B823]*60*60" office:value-type="float" office:value="1035.97128" calcext:value-type="float">
            <text:p>1036.0</text:p>
          </table:table-cell>
        </table:table-row>
        <table:table-row table:style-name="ro1">
          <table:table-cell office:value-type="float" office:value="1503239296" calcext:value-type="float">
            <text:p>1503239296</text:p>
          </table:table-cell>
          <table:table-cell office:value-type="float" office:value="0.2990861" calcext:value-type="float">
            <text:p>0.2990861</text:p>
          </table:table-cell>
          <table:table-cell table:formula="of:=([.A824] + 32400) / 86400 + 25569" office:value-type="date" office:date-value="2017-08-20T23:28:16" calcext:value-type="date">
            <text:p>2017/08/20 23:28</text:p>
          </table:table-cell>
          <table:table-cell table:formula="of:=[.B824]*60*60" office:value-type="float" office:value="1076.70996" calcext:value-type="float">
            <text:p>1076.7</text:p>
          </table:table-cell>
        </table:table-row>
        <table:table-row table:style-name="ro1">
          <table:table-cell office:value-type="float" office:value="1503242917" calcext:value-type="float">
            <text:p>1503242917</text:p>
          </table:table-cell>
          <table:table-cell office:value-type="float" office:value="0.2878465" calcext:value-type="float">
            <text:p>0.2878465</text:p>
          </table:table-cell>
          <table:table-cell table:formula="of:=([.A825] + 32400) / 86400 + 25569" office:value-type="date" office:date-value="2017-08-21T00:28:37" calcext:value-type="date">
            <text:p>2017/08/21 00:28</text:p>
          </table:table-cell>
          <table:table-cell table:formula="of:=[.B825]*60*60" office:value-type="float" office:value="1036.2474" calcext:value-type="float">
            <text:p>1036.2</text:p>
          </table:table-cell>
        </table:table-row>
        <table:table-row table:style-name="ro1">
          <table:table-cell office:value-type="float" office:value="1503246363" calcext:value-type="float">
            <text:p>1503246363</text:p>
          </table:table-cell>
          <table:table-cell office:value-type="float" office:value="0.2069717" calcext:value-type="float">
            <text:p>0.2069717</text:p>
          </table:table-cell>
          <table:table-cell table:formula="of:=([.A826] + 32400) / 86400 + 25569" office:value-type="date" office:date-value="2017-08-21T01:26:03" calcext:value-type="date">
            <text:p>2017/08/21 01:26</text:p>
          </table:table-cell>
          <table:table-cell table:formula="of:=[.B826]*60*60" office:value-type="float" office:value="745.09812" calcext:value-type="float">
            <text:p>745.1</text:p>
          </table:table-cell>
        </table:table-row>
        <table:table-row table:style-name="ro1">
          <table:table-cell office:value-type="float" office:value="1503250018" calcext:value-type="float">
            <text:p>1503250018</text:p>
          </table:table-cell>
          <table:table-cell office:value-type="float" office:value="0.1633486" calcext:value-type="float">
            <text:p>0.1633486</text:p>
          </table:table-cell>
          <table:table-cell table:formula="of:=([.A827] + 32400) / 86400 + 25569" office:value-type="date" office:date-value="2017-08-21T02:26:58" calcext:value-type="date">
            <text:p>2017/08/21 02:26</text:p>
          </table:table-cell>
          <table:table-cell table:formula="of:=[.B827]*60*60" office:value-type="float" office:value="588.05496" calcext:value-type="float">
            <text:p>588.1</text:p>
          </table:table-cell>
        </table:table-row>
        <table:table-row table:style-name="ro1">
          <table:table-cell office:value-type="float" office:value="1503253647" calcext:value-type="float">
            <text:p>1503253647</text:p>
          </table:table-cell>
          <table:table-cell office:value-type="float" office:value="0.2019665" calcext:value-type="float">
            <text:p>0.2019665</text:p>
          </table:table-cell>
          <table:table-cell table:formula="of:=([.A828] + 32400) / 86400 + 25569" office:value-type="date" office:date-value="2017-08-21T03:27:27" calcext:value-type="date">
            <text:p>2017/08/21 03:27</text:p>
          </table:table-cell>
          <table:table-cell table:formula="of:=[.B828]*60*60" office:value-type="float" office:value="727.0794" calcext:value-type="float">
            <text:p>727.1</text:p>
          </table:table-cell>
        </table:table-row>
        <table:table-row table:style-name="ro1">
          <table:table-cell office:value-type="float" office:value="1503257237" calcext:value-type="float">
            <text:p>1503257237</text:p>
          </table:table-cell>
          <table:table-cell office:value-type="float" office:value="0.1266825" calcext:value-type="float">
            <text:p>0.1266825</text:p>
          </table:table-cell>
          <table:table-cell table:formula="of:=([.A829] + 32400) / 86400 + 25569" office:value-type="date" office:date-value="2017-08-21T04:27:17" calcext:value-type="date">
            <text:p>2017/08/21 04:27</text:p>
          </table:table-cell>
          <table:table-cell table:formula="of:=[.B829]*60*60" office:value-type="float" office:value="456.057" calcext:value-type="float">
            <text:p>456.1</text:p>
          </table:table-cell>
        </table:table-row>
        <table:table-row table:style-name="ro1">
          <table:table-cell office:value-type="float" office:value="1503260654" calcext:value-type="float">
            <text:p>1503260654</text:p>
          </table:table-cell>
          <table:table-cell office:value-type="float" office:value="0.06352567" calcext:value-type="float">
            <text:p>0.06352567</text:p>
          </table:table-cell>
          <table:table-cell table:formula="of:=([.A830] + 32400) / 86400 + 25569" office:value-type="date" office:date-value="2017-08-21T05:24:14" calcext:value-type="date">
            <text:p>2017/08/21 05:24</text:p>
          </table:table-cell>
          <table:table-cell table:formula="of:=[.B830]*60*60" office:value-type="float" office:value="228.692412" calcext:value-type="float">
            <text:p>228.7</text:p>
          </table:table-cell>
        </table:table-row>
        <table:table-row table:style-name="ro1">
          <table:table-cell office:value-type="float" office:value="1503264372" calcext:value-type="float">
            <text:p>1503264372</text:p>
          </table:table-cell>
          <table:table-cell office:value-type="float" office:value="0.05366246" calcext:value-type="float">
            <text:p>0.05366246</text:p>
          </table:table-cell>
          <table:table-cell table:formula="of:=([.A831] + 32400) / 86400 + 25569" office:value-type="date" office:date-value="2017-08-21T06:26:12" calcext:value-type="date">
            <text:p>2017/08/21 06:26</text:p>
          </table:table-cell>
          <table:table-cell table:formula="of:=[.B831]*60*60" office:value-type="float" office:value="193.184856" calcext:value-type="float">
            <text:p>193.2</text:p>
          </table:table-cell>
        </table:table-row>
        <table:table-row table:style-name="ro1">
          <table:table-cell office:value-type="float" office:value="1503267894" calcext:value-type="float">
            <text:p>1503267894</text:p>
          </table:table-cell>
          <table:table-cell office:value-type="float" office:value="0.0598653" calcext:value-type="float">
            <text:p>0.0598653</text:p>
          </table:table-cell>
          <table:table-cell table:formula="of:=([.A832] + 32400) / 86400 + 25569" office:value-type="date" office:date-value="2017-08-21T07:24:54" calcext:value-type="date">
            <text:p>2017/08/21 07:24</text:p>
          </table:table-cell>
          <table:table-cell table:formula="of:=[.B832]*60*60" office:value-type="float" office:value="215.51508" calcext:value-type="float">
            <text:p>215.5</text:p>
          </table:table-cell>
        </table:table-row>
        <table:table-row table:style-name="ro1">
          <table:table-cell office:value-type="float" office:value="1503271653" calcext:value-type="float">
            <text:p>1503271653</text:p>
          </table:table-cell>
          <table:table-cell office:value-type="float" office:value="0.1259843" calcext:value-type="float">
            <text:p>0.1259843</text:p>
          </table:table-cell>
          <table:table-cell table:formula="of:=([.A833] + 32400) / 86400 + 25569" office:value-type="date" office:date-value="2017-08-21T08:27:33" calcext:value-type="date">
            <text:p>2017/08/21 08:27</text:p>
          </table:table-cell>
          <table:table-cell table:formula="of:=[.B833]*60*60" office:value-type="float" office:value="453.54348" calcext:value-type="float">
            <text:p>453.5</text:p>
          </table:table-cell>
        </table:table-row>
        <table:table-row table:style-name="ro1">
          <table:table-cell office:value-type="float" office:value="1503275043" calcext:value-type="float">
            <text:p>1503275043</text:p>
          </table:table-cell>
          <table:table-cell office:value-type="float" office:value="0.093361" calcext:value-type="float">
            <text:p>0.093361</text:p>
          </table:table-cell>
          <table:table-cell table:formula="of:=([.A834] + 32400) / 86400 + 25569" office:value-type="date" office:date-value="2017-08-21T09:24:03" calcext:value-type="date">
            <text:p>2017/08/21 09:24</text:p>
          </table:table-cell>
          <table:table-cell table:formula="of:=[.B834]*60*60" office:value-type="float" office:value="336.0996" calcext:value-type="float">
            <text:p>336.1</text:p>
          </table:table-cell>
        </table:table-row>
        <table:table-row table:style-name="ro1">
          <table:table-cell office:value-type="float" office:value="1503278628" calcext:value-type="float">
            <text:p>1503278628</text:p>
          </table:table-cell>
          <table:table-cell office:value-type="float" office:value="0.1476015" calcext:value-type="float">
            <text:p>0.1476015</text:p>
          </table:table-cell>
          <table:table-cell table:formula="of:=([.A835] + 32400) / 86400 + 25569" office:value-type="date" office:date-value="2017-08-21T10:23:48" calcext:value-type="date">
            <text:p>2017/08/21 10:23</text:p>
          </table:table-cell>
          <table:table-cell table:formula="of:=[.B835]*60*60" office:value-type="float" office:value="531.3654" calcext:value-type="float">
            <text:p>531.4</text:p>
          </table:table-cell>
        </table:table-row>
        <table:table-row table:style-name="ro1">
          <table:table-cell office:value-type="float" office:value="1503282591" calcext:value-type="float">
            <text:p>1503282591</text:p>
          </table:table-cell>
          <table:table-cell office:value-type="float" office:value="0.1554807" calcext:value-type="float">
            <text:p>0.1554807</text:p>
          </table:table-cell>
          <table:table-cell table:formula="of:=([.A836] + 32400) / 86400 + 25569" office:value-type="date" office:date-value="2017-08-21T11:29:51" calcext:value-type="date">
            <text:p>2017/08/21 11:29</text:p>
          </table:table-cell>
          <table:table-cell table:formula="of:=[.B836]*60*60" office:value-type="float" office:value="559.73052" calcext:value-type="float">
            <text:p>559.7</text:p>
          </table:table-cell>
        </table:table-row>
        <table:table-row table:style-name="ro1">
          <table:table-cell office:value-type="float" office:value="1503286260" calcext:value-type="float">
            <text:p>1503286260</text:p>
          </table:table-cell>
          <table:table-cell office:value-type="float" office:value="0.1979109" calcext:value-type="float">
            <text:p>0.1979109</text:p>
          </table:table-cell>
          <table:table-cell table:formula="of:=([.A837] + 32400) / 86400 + 25569" office:value-type="date" office:date-value="2017-08-21T12:31:00" calcext:value-type="date">
            <text:p>2017/08/21 12:31</text:p>
          </table:table-cell>
          <table:table-cell table:formula="of:=[.B837]*60*60" office:value-type="float" office:value="712.47924" calcext:value-type="float">
            <text:p>712.5</text:p>
          </table:table-cell>
        </table:table-row>
        <table:table-row table:style-name="ro1">
          <table:table-cell office:value-type="float" office:value="1503289839" calcext:value-type="float">
            <text:p>1503289839</text:p>
          </table:table-cell>
          <table:table-cell office:value-type="float" office:value="0.1761145" calcext:value-type="float">
            <text:p>0.1761145</text:p>
          </table:table-cell>
          <table:table-cell table:formula="of:=([.A838] + 32400) / 86400 + 25569" office:value-type="date" office:date-value="2017-08-21T13:30:39" calcext:value-type="date">
            <text:p>2017/08/21 13:30</text:p>
          </table:table-cell>
          <table:table-cell table:formula="of:=[.B838]*60*60" office:value-type="float" office:value="634.0122" calcext:value-type="float">
            <text:p>634.0</text:p>
          </table:table-cell>
        </table:table-row>
        <table:table-row table:style-name="ro1">
          <table:table-cell office:value-type="float" office:value="1503293288" calcext:value-type="float">
            <text:p>1503293288</text:p>
          </table:table-cell>
          <table:table-cell office:value-type="float" office:value="0.1320132" calcext:value-type="float">
            <text:p>0.1320132</text:p>
          </table:table-cell>
          <table:table-cell table:formula="of:=([.A839] + 32400) / 86400 + 25569" office:value-type="date" office:date-value="2017-08-21T14:28:08" calcext:value-type="date">
            <text:p>2017/08/21 14:28</text:p>
          </table:table-cell>
          <table:table-cell table:formula="of:=[.B839]*60*60" office:value-type="float" office:value="475.24752" calcext:value-type="float">
            <text:p>475.2</text:p>
          </table:table-cell>
        </table:table-row>
        <table:table-row table:style-name="ro1">
          <table:table-cell office:value-type="float" office:value="1503297057" calcext:value-type="float">
            <text:p>1503297057</text:p>
          </table:table-cell>
          <table:table-cell office:value-type="float" office:value="0.143811" calcext:value-type="float">
            <text:p>0.143811</text:p>
          </table:table-cell>
          <table:table-cell table:formula="of:=([.A840] + 32400) / 86400 + 25569" office:value-type="date" office:date-value="2017-08-21T15:30:57" calcext:value-type="date">
            <text:p>2017/08/21 15:30</text:p>
          </table:table-cell>
          <table:table-cell table:formula="of:=[.B840]*60*60" office:value-type="float" office:value="517.7196" calcext:value-type="float">
            <text:p>517.7</text:p>
          </table:table-cell>
        </table:table-row>
        <table:table-row table:style-name="ro1">
          <table:table-cell office:value-type="float" office:value="1503300783" calcext:value-type="float">
            <text:p>1503300783</text:p>
          </table:table-cell>
          <table:table-cell office:value-type="float" office:value="0.1464818" calcext:value-type="float">
            <text:p>0.1464818</text:p>
          </table:table-cell>
          <table:table-cell table:formula="of:=([.A841] + 32400) / 86400 + 25569" office:value-type="date" office:date-value="2017-08-21T16:33:03" calcext:value-type="date">
            <text:p>2017/08/21 16:33</text:p>
          </table:table-cell>
          <table:table-cell table:formula="of:=[.B841]*60*60" office:value-type="float" office:value="527.33448" calcext:value-type="float">
            <text:p>527.3</text:p>
          </table:table-cell>
        </table:table-row>
        <table:table-row table:style-name="ro1">
          <table:table-cell office:value-type="float" office:value="1503304121" calcext:value-type="float">
            <text:p>1503304121</text:p>
          </table:table-cell>
          <table:table-cell office:value-type="float" office:value="0.1496926" calcext:value-type="float">
            <text:p>0.1496926</text:p>
          </table:table-cell>
          <table:table-cell table:formula="of:=([.A842] + 32400) / 86400 + 25569" office:value-type="date" office:date-value="2017-08-21T17:28:41" calcext:value-type="date">
            <text:p>2017/08/21 17:28</text:p>
          </table:table-cell>
          <table:table-cell table:formula="of:=[.B842]*60*60" office:value-type="float" office:value="538.89336" calcext:value-type="float">
            <text:p>538.9</text:p>
          </table:table-cell>
        </table:table-row>
        <table:table-row table:style-name="ro1">
          <table:table-cell office:value-type="float" office:value="1503307810" calcext:value-type="float">
            <text:p>1503307810</text:p>
          </table:table-cell>
          <table:table-cell office:value-type="float" office:value="0.1611604" calcext:value-type="float">
            <text:p>0.1611604</text:p>
          </table:table-cell>
          <table:table-cell table:formula="of:=([.A843] + 32400) / 86400 + 25569" office:value-type="date" office:date-value="2017-08-21T18:30:10" calcext:value-type="date">
            <text:p>2017/08/21 18:30</text:p>
          </table:table-cell>
          <table:table-cell table:formula="of:=[.B843]*60*60" office:value-type="float" office:value="580.17744" calcext:value-type="float">
            <text:p>580.2</text:p>
          </table:table-cell>
        </table:table-row>
        <table:table-row table:style-name="ro1">
          <table:table-cell office:value-type="float" office:value="1503311463" calcext:value-type="float">
            <text:p>1503311463</text:p>
          </table:table-cell>
          <table:table-cell office:value-type="float" office:value="0.2452679" calcext:value-type="float">
            <text:p>0.2452679</text:p>
          </table:table-cell>
          <table:table-cell table:formula="of:=([.A844] + 32400) / 86400 + 25569" office:value-type="date" office:date-value="2017-08-21T19:31:03" calcext:value-type="date">
            <text:p>2017/08/21 19:31</text:p>
          </table:table-cell>
          <table:table-cell table:formula="of:=[.B844]*60*60" office:value-type="float" office:value="882.96444" calcext:value-type="float">
            <text:p>883.0</text:p>
          </table:table-cell>
        </table:table-row>
        <table:table-row table:style-name="ro1">
          <table:table-cell office:value-type="float" office:value="1503315123" calcext:value-type="float">
            <text:p>1503315123</text:p>
          </table:table-cell>
          <table:table-cell office:value-type="float" office:value="0.2643172" calcext:value-type="float">
            <text:p>0.2643172</text:p>
          </table:table-cell>
          <table:table-cell table:formula="of:=([.A845] + 32400) / 86400 + 25569" office:value-type="date" office:date-value="2017-08-21T20:32:03" calcext:value-type="date">
            <text:p>2017/08/21 20:32</text:p>
          </table:table-cell>
          <table:table-cell table:formula="of:=[.B845]*60*60" office:value-type="float" office:value="951.54192" calcext:value-type="float">
            <text:p>951.5</text:p>
          </table:table-cell>
        </table:table-row>
        <table:table-row table:style-name="ro1">
          <table:table-cell office:value-type="float" office:value="1503318793" calcext:value-type="float">
            <text:p>1503318793</text:p>
          </table:table-cell>
          <table:table-cell office:value-type="float" office:value="0.232687" calcext:value-type="float">
            <text:p>0.232687</text:p>
          </table:table-cell>
          <table:table-cell table:formula="of:=([.A846] + 32400) / 86400 + 25569" office:value-type="date" office:date-value="2017-08-21T21:33:13" calcext:value-type="date">
            <text:p>2017/08/21 21:33</text:p>
          </table:table-cell>
          <table:table-cell table:formula="of:=[.B846]*60*60" office:value-type="float" office:value="837.6732" calcext:value-type="float">
            <text:p>837.7</text:p>
          </table:table-cell>
        </table:table-row>
        <table:table-row table:style-name="ro1">
          <table:table-cell office:value-type="float" office:value="1503322668" calcext:value-type="float">
            <text:p>1503322668</text:p>
          </table:table-cell>
          <table:table-cell office:value-type="float" office:value="0.2948403" calcext:value-type="float">
            <text:p>0.2948403</text:p>
          </table:table-cell>
          <table:table-cell table:formula="of:=([.A847] + 32400) / 86400 + 25569" office:value-type="date" office:date-value="2017-08-21T22:37:48" calcext:value-type="date">
            <text:p>2017/08/21 22:37</text:p>
          </table:table-cell>
          <table:table-cell table:formula="of:=[.B847]*60*60" office:value-type="float" office:value="1061.42508" calcext:value-type="float">
            <text:p>1061.4</text:p>
          </table:table-cell>
        </table:table-row>
        <table:table-row table:style-name="ro1">
          <table:table-cell office:value-type="float" office:value="1503326251" calcext:value-type="float">
            <text:p>1503326251</text:p>
          </table:table-cell>
          <table:table-cell office:value-type="float" office:value="0.3293085" calcext:value-type="float">
            <text:p>0.3293085</text:p>
          </table:table-cell>
          <table:table-cell table:formula="of:=([.A848] + 32400) / 86400 + 25569" office:value-type="date" office:date-value="2017-08-21T23:37:31" calcext:value-type="date">
            <text:p>2017/08/21 23:37</text:p>
          </table:table-cell>
          <table:table-cell table:formula="of:=[.B848]*60*60" office:value-type="float" office:value="1185.5106" calcext:value-type="float">
            <text:p>1185.5</text:p>
          </table:table-cell>
        </table:table-row>
        <table:table-row table:style-name="ro1">
          <table:table-cell office:value-type="float" office:value="1503329889" calcext:value-type="float">
            <text:p>1503329889</text:p>
          </table:table-cell>
          <table:table-cell office:value-type="float" office:value="0.3444564" calcext:value-type="float">
            <text:p>0.3444564</text:p>
          </table:table-cell>
          <table:table-cell table:formula="of:=([.A849] + 32400) / 86400 + 25569" office:value-type="date" office:date-value="2017-08-22T00:38:09" calcext:value-type="date">
            <text:p>2017/08/22 00:38</text:p>
          </table:table-cell>
          <table:table-cell table:formula="of:=[.B849]*60*60" office:value-type="float" office:value="1240.04304" calcext:value-type="float">
            <text:p>1240.0</text:p>
          </table:table-cell>
        </table:table-row>
        <table:table-row table:style-name="ro1">
          <table:table-cell office:value-type="float" office:value="1503333071" calcext:value-type="float">
            <text:p>1503333071</text:p>
          </table:table-cell>
          <table:table-cell office:value-type="float" office:value="0.3055101" calcext:value-type="float">
            <text:p>0.3055101</text:p>
          </table:table-cell>
          <table:table-cell table:formula="of:=([.A850] + 32400) / 86400 + 25569" office:value-type="date" office:date-value="2017-08-22T01:31:11" calcext:value-type="date">
            <text:p>2017/08/22 01:31</text:p>
          </table:table-cell>
          <table:table-cell table:formula="of:=[.B850]*60*60" office:value-type="float" office:value="1099.83636" calcext:value-type="float">
            <text:p>1099.8</text:p>
          </table:table-cell>
        </table:table-row>
        <table:table-row table:style-name="ro1">
          <table:table-cell office:value-type="float" office:value="1503336637" calcext:value-type="float">
            <text:p>1503336637</text:p>
          </table:table-cell>
          <table:table-cell office:value-type="float" office:value="0.2197802" calcext:value-type="float">
            <text:p>0.2197802</text:p>
          </table:table-cell>
          <table:table-cell table:formula="of:=([.A851] + 32400) / 86400 + 25569" office:value-type="date" office:date-value="2017-08-22T02:30:37" calcext:value-type="date">
            <text:p>2017/08/22 02:30</text:p>
          </table:table-cell>
          <table:table-cell table:formula="of:=[.B851]*60*60" office:value-type="float" office:value="791.20872" calcext:value-type="float">
            <text:p>791.2</text:p>
          </table:table-cell>
        </table:table-row>
        <table:table-row table:style-name="ro1">
          <table:table-cell office:value-type="float" office:value="1503340048" calcext:value-type="float">
            <text:p>1503340048</text:p>
          </table:table-cell>
          <table:table-cell office:value-type="float" office:value="0.1185664" calcext:value-type="float">
            <text:p>0.1185664</text:p>
          </table:table-cell>
          <table:table-cell table:formula="of:=([.A852] + 32400) / 86400 + 25569" office:value-type="date" office:date-value="2017-08-22T03:27:28" calcext:value-type="date">
            <text:p>2017/08/22 03:27</text:p>
          </table:table-cell>
          <table:table-cell table:formula="of:=[.B852]*60*60" office:value-type="float" office:value="426.83904" calcext:value-type="float">
            <text:p>426.8</text:p>
          </table:table-cell>
        </table:table-row>
        <table:table-row table:style-name="ro1">
          <table:table-cell office:value-type="float" office:value="1503343538" calcext:value-type="float">
            <text:p>1503343538</text:p>
          </table:table-cell>
          <table:table-cell office:value-type="float" office:value="0.1426612" calcext:value-type="float">
            <text:p>0.1426612</text:p>
          </table:table-cell>
          <table:table-cell table:formula="of:=([.A853] + 32400) / 86400 + 25569" office:value-type="date" office:date-value="2017-08-22T04:25:38" calcext:value-type="date">
            <text:p>2017/08/22 04:25</text:p>
          </table:table-cell>
          <table:table-cell table:formula="of:=[.B853]*60*60" office:value-type="float" office:value="513.58032" calcext:value-type="float">
            <text:p>513.6</text:p>
          </table:table-cell>
        </table:table-row>
        <table:table-row table:style-name="ro1">
          <table:table-cell office:value-type="float" office:value="1503347065" calcext:value-type="float">
            <text:p>1503347065</text:p>
          </table:table-cell>
          <table:table-cell office:value-type="float" office:value="0.05980563" calcext:value-type="float">
            <text:p>0.05980563</text:p>
          </table:table-cell>
          <table:table-cell table:formula="of:=([.A854] + 32400) / 86400 + 25569" office:value-type="date" office:date-value="2017-08-22T05:24:25" calcext:value-type="date">
            <text:p>2017/08/22 05:24</text:p>
          </table:table-cell>
          <table:table-cell table:formula="of:=[.B854]*60*60" office:value-type="float" office:value="215.300268" calcext:value-type="float">
            <text:p>215.3</text:p>
          </table:table-cell>
        </table:table-row>
        <table:table-row table:style-name="ro1">
          <table:table-cell office:value-type="float" office:value="1503350727" calcext:value-type="float">
            <text:p>1503350727</text:p>
          </table:table-cell>
          <table:table-cell office:value-type="float" office:value="0.07110208" calcext:value-type="float">
            <text:p>0.07110208</text:p>
          </table:table-cell>
          <table:table-cell table:formula="of:=([.A855] + 32400) / 86400 + 25569" office:value-type="date" office:date-value="2017-08-22T06:25:27" calcext:value-type="date">
            <text:p>2017/08/22 06:25</text:p>
          </table:table-cell>
          <table:table-cell table:formula="of:=[.B855]*60*60" office:value-type="float" office:value="255.967488" calcext:value-type="float">
            <text:p>256.0</text:p>
          </table:table-cell>
        </table:table-row>
        <table:table-row table:style-name="ro1">
          <table:table-cell office:value-type="float" office:value="1503354278" calcext:value-type="float">
            <text:p>1503354278</text:p>
          </table:table-cell>
          <table:table-cell office:value-type="float" office:value="0.06615215" calcext:value-type="float">
            <text:p>0.06615215</text:p>
          </table:table-cell>
          <table:table-cell table:formula="of:=([.A856] + 32400) / 86400 + 25569" office:value-type="date" office:date-value="2017-08-22T07:24:38" calcext:value-type="date">
            <text:p>2017/08/22 07:24</text:p>
          </table:table-cell>
          <table:table-cell table:formula="of:=[.B856]*60*60" office:value-type="float" office:value="238.14774" calcext:value-type="float">
            <text:p>238.1</text:p>
          </table:table-cell>
        </table:table-row>
        <table:table-row table:style-name="ro1">
          <table:table-cell office:value-type="float" office:value="1503358022" calcext:value-type="float">
            <text:p>1503358022</text:p>
          </table:table-cell>
          <table:table-cell office:value-type="float" office:value="0.1119878" calcext:value-type="float">
            <text:p>0.1119878</text:p>
          </table:table-cell>
          <table:table-cell table:formula="of:=([.A857] + 32400) / 86400 + 25569" office:value-type="date" office:date-value="2017-08-22T08:27:02" calcext:value-type="date">
            <text:p>2017/08/22 08:27</text:p>
          </table:table-cell>
          <table:table-cell table:formula="of:=[.B857]*60*60" office:value-type="float" office:value="403.15608" calcext:value-type="float">
            <text:p>403.2</text:p>
          </table:table-cell>
        </table:table-row>
        <table:table-row table:style-name="ro1">
          <table:table-cell office:value-type="float" office:value="1503361549" calcext:value-type="float">
            <text:p>1503361549</text:p>
          </table:table-cell>
          <table:table-cell office:value-type="float" office:value="0.1125608" calcext:value-type="float">
            <text:p>0.1125608</text:p>
          </table:table-cell>
          <table:table-cell table:formula="of:=([.A858] + 32400) / 86400 + 25569" office:value-type="date" office:date-value="2017-08-22T09:25:49" calcext:value-type="date">
            <text:p>2017/08/22 09:25</text:p>
          </table:table-cell>
          <table:table-cell table:formula="of:=[.B858]*60*60" office:value-type="float" office:value="405.21888" calcext:value-type="float">
            <text:p>405.2</text:p>
          </table:table-cell>
        </table:table-row>
        <table:table-row table:style-name="ro1">
          <table:table-cell office:value-type="float" office:value="1503365209" calcext:value-type="float">
            <text:p>1503365209</text:p>
          </table:table-cell>
          <table:table-cell office:value-type="float" office:value="0.1321586" calcext:value-type="float">
            <text:p>0.1321586</text:p>
          </table:table-cell>
          <table:table-cell table:formula="of:=([.A859] + 32400) / 86400 + 25569" office:value-type="date" office:date-value="2017-08-22T10:26:49" calcext:value-type="date">
            <text:p>2017/08/22 10:26</text:p>
          </table:table-cell>
          <table:table-cell table:formula="of:=[.B859]*60*60" office:value-type="float" office:value="475.77096" calcext:value-type="float">
            <text:p>475.8</text:p>
          </table:table-cell>
        </table:table-row>
        <table:table-row table:style-name="ro1">
          <table:table-cell office:value-type="float" office:value="1503368741" calcext:value-type="float">
            <text:p>1503368741</text:p>
          </table:table-cell>
          <table:table-cell office:value-type="float" office:value="0.1515972" calcext:value-type="float">
            <text:p>0.1515972</text:p>
          </table:table-cell>
          <table:table-cell table:formula="of:=([.A860] + 32400) / 86400 + 25569" office:value-type="date" office:date-value="2017-08-22T11:25:41" calcext:value-type="date">
            <text:p>2017/08/22 11:25</text:p>
          </table:table-cell>
          <table:table-cell table:formula="of:=[.B860]*60*60" office:value-type="float" office:value="545.74992" calcext:value-type="float">
            <text:p>545.7</text:p>
          </table:table-cell>
        </table:table-row>
        <table:table-row table:style-name="ro1">
          <table:table-cell office:value-type="float" office:value="1503372429" calcext:value-type="float">
            <text:p>1503372429</text:p>
          </table:table-cell>
          <table:table-cell office:value-type="float" office:value="0.1858431" calcext:value-type="float">
            <text:p>0.1858431</text:p>
          </table:table-cell>
          <table:table-cell table:formula="of:=([.A861] + 32400) / 86400 + 25569" office:value-type="date" office:date-value="2017-08-22T12:27:09" calcext:value-type="date">
            <text:p>2017/08/22 12:27</text:p>
          </table:table-cell>
          <table:table-cell table:formula="of:=[.B861]*60*60" office:value-type="float" office:value="669.03516" calcext:value-type="float">
            <text:p>669.0</text:p>
          </table:table-cell>
        </table:table-row>
        <table:table-row table:style-name="ro1">
          <table:table-cell office:value-type="float" office:value="1503376206" calcext:value-type="float">
            <text:p>1503376206</text:p>
          </table:table-cell>
          <table:table-cell office:value-type="float" office:value="0.1848831" calcext:value-type="float">
            <text:p>0.1848831</text:p>
          </table:table-cell>
          <table:table-cell table:formula="of:=([.A862] + 32400) / 86400 + 25569" office:value-type="date" office:date-value="2017-08-22T13:30:06" calcext:value-type="date">
            <text:p>2017/08/22 13:30</text:p>
          </table:table-cell>
          <table:table-cell table:formula="of:=[.B862]*60*60" office:value-type="float" office:value="665.57916" calcext:value-type="float">
            <text:p>665.6</text:p>
          </table:table-cell>
        </table:table-row>
        <table:table-row table:style-name="ro1">
          <table:table-cell office:value-type="float" office:value="1503379687" calcext:value-type="float">
            <text:p>1503379687</text:p>
          </table:table-cell>
          <table:table-cell office:value-type="float" office:value="0.16" calcext:value-type="float">
            <text:p>0.16</text:p>
          </table:table-cell>
          <table:table-cell table:formula="of:=([.A863] + 32400) / 86400 + 25569" office:value-type="date" office:date-value="2017-08-22T14:28:07" calcext:value-type="date">
            <text:p>2017/08/22 14:28</text:p>
          </table:table-cell>
          <table:table-cell table:formula="of:=[.B863]*60*60" office:value-type="float" office:value="576" calcext:value-type="float">
            <text:p>576.0</text:p>
          </table:table-cell>
        </table:table-row>
        <table:table-row table:style-name="ro1">
          <table:table-cell office:value-type="float" office:value="1503383298" calcext:value-type="float">
            <text:p>1503383298</text:p>
          </table:table-cell>
          <table:table-cell office:value-type="float" office:value="0.1620746" calcext:value-type="float">
            <text:p>0.1620746</text:p>
          </table:table-cell>
          <table:table-cell table:formula="of:=([.A864] + 32400) / 86400 + 25569" office:value-type="date" office:date-value="2017-08-22T15:28:18" calcext:value-type="date">
            <text:p>2017/08/22 15:28</text:p>
          </table:table-cell>
          <table:table-cell table:formula="of:=[.B864]*60*60" office:value-type="float" office:value="583.46856" calcext:value-type="float">
            <text:p>583.5</text:p>
          </table:table-cell>
        </table:table-row>
        <table:table-row table:style-name="ro1">
          <table:table-cell office:value-type="float" office:value="1503386935" calcext:value-type="float">
            <text:p>1503386935</text:p>
          </table:table-cell>
          <table:table-cell office:value-type="float" office:value="0.1503383" calcext:value-type="float">
            <text:p>0.1503383</text:p>
          </table:table-cell>
          <table:table-cell table:formula="of:=([.A865] + 32400) / 86400 + 25569" office:value-type="date" office:date-value="2017-08-22T16:28:55" calcext:value-type="date">
            <text:p>2017/08/22 16:28</text:p>
          </table:table-cell>
          <table:table-cell table:formula="of:=[.B865]*60*60" office:value-type="float" office:value="541.21788" calcext:value-type="float">
            <text:p>541.2</text:p>
          </table:table-cell>
        </table:table-row>
        <table:table-row table:style-name="ro1">
          <table:table-cell office:value-type="float" office:value="1503390575" calcext:value-type="float">
            <text:p>1503390575</text:p>
          </table:table-cell>
          <table:table-cell office:value-type="float" office:value="0.1377848" calcext:value-type="float">
            <text:p>0.1377848</text:p>
          </table:table-cell>
          <table:table-cell table:formula="of:=([.A866] + 32400) / 86400 + 25569" office:value-type="date" office:date-value="2017-08-22T17:29:35" calcext:value-type="date">
            <text:p>2017/08/22 17:29</text:p>
          </table:table-cell>
          <table:table-cell table:formula="of:=[.B866]*60*60" office:value-type="float" office:value="496.02528" calcext:value-type="float">
            <text:p>496.0</text:p>
          </table:table-cell>
        </table:table-row>
        <table:table-row table:style-name="ro1">
          <table:table-cell office:value-type="float" office:value="1503394198" calcext:value-type="float">
            <text:p>1503394198</text:p>
          </table:table-cell>
          <table:table-cell office:value-type="float" office:value="0.1926489" calcext:value-type="float">
            <text:p>0.1926489</text:p>
          </table:table-cell>
          <table:table-cell table:formula="of:=([.A867] + 32400) / 86400 + 25569" office:value-type="date" office:date-value="2017-08-22T18:29:58" calcext:value-type="date">
            <text:p>2017/08/22 18:29</text:p>
          </table:table-cell>
          <table:table-cell table:formula="of:=[.B867]*60*60" office:value-type="float" office:value="693.53604" calcext:value-type="float">
            <text:p>693.5</text:p>
          </table:table-cell>
        </table:table-row>
        <table:table-row table:style-name="ro1">
          <table:table-cell office:value-type="float" office:value="1503397511" calcext:value-type="float">
            <text:p>1503397511</text:p>
          </table:table-cell>
          <table:table-cell office:value-type="float" office:value="0.2291326" calcext:value-type="float">
            <text:p>0.2291326</text:p>
          </table:table-cell>
          <table:table-cell table:formula="of:=([.A868] + 32400) / 86400 + 25569" office:value-type="date" office:date-value="2017-08-22T19:25:11" calcext:value-type="date">
            <text:p>2017/08/22 19:25</text:p>
          </table:table-cell>
          <table:table-cell table:formula="of:=[.B868]*60*60" office:value-type="float" office:value="824.87736" calcext:value-type="float">
            <text:p>824.9</text:p>
          </table:table-cell>
        </table:table-row>
        <table:table-row table:style-name="ro1">
          <table:table-cell office:value-type="float" office:value="1503401409" calcext:value-type="float">
            <text:p>1503401409</text:p>
          </table:table-cell>
          <table:table-cell office:value-type="float" office:value="0.2552719" calcext:value-type="float">
            <text:p>0.2552719</text:p>
          </table:table-cell>
          <table:table-cell table:formula="of:=([.A869] + 32400) / 86400 + 25569" office:value-type="date" office:date-value="2017-08-22T20:30:09" calcext:value-type="date">
            <text:p>2017/08/22 20:30</text:p>
          </table:table-cell>
          <table:table-cell table:formula="of:=[.B869]*60*60" office:value-type="float" office:value="918.97884" calcext:value-type="float">
            <text:p>919.0</text:p>
          </table:table-cell>
        </table:table-row>
        <table:table-row table:style-name="ro1">
          <table:table-cell office:value-type="float" office:value="1503405054" calcext:value-type="float">
            <text:p>1503405054</text:p>
          </table:table-cell>
          <table:table-cell office:value-type="float" office:value="0.257649" calcext:value-type="float">
            <text:p>0.257649</text:p>
          </table:table-cell>
          <table:table-cell table:formula="of:=([.A870] + 32400) / 86400 + 25569" office:value-type="date" office:date-value="2017-08-22T21:30:54" calcext:value-type="date">
            <text:p>2017/08/22 21:30</text:p>
          </table:table-cell>
          <table:table-cell table:formula="of:=[.B870]*60*60" office:value-type="float" office:value="927.5364" calcext:value-type="float">
            <text:p>927.5</text:p>
          </table:table-cell>
        </table:table-row>
        <table:table-row table:style-name="ro1">
          <table:table-cell office:value-type="float" office:value="1503408544" calcext:value-type="float">
            <text:p>1503408544</text:p>
          </table:table-cell>
          <table:table-cell office:value-type="float" office:value="0.2803235" calcext:value-type="float">
            <text:p>0.2803235</text:p>
          </table:table-cell>
          <table:table-cell table:formula="of:=([.A871] + 32400) / 86400 + 25569" office:value-type="date" office:date-value="2017-08-22T22:29:04" calcext:value-type="date">
            <text:p>2017/08/22 22:29</text:p>
          </table:table-cell>
          <table:table-cell table:formula="of:=[.B871]*60*60" office:value-type="float" office:value="1009.1646" calcext:value-type="float">
            <text:p>1009.2</text:p>
          </table:table-cell>
        </table:table-row>
        <table:table-row table:style-name="ro1">
          <table:table-cell office:value-type="float" office:value="1503412114" calcext:value-type="float">
            <text:p>1503412114</text:p>
          </table:table-cell>
          <table:table-cell office:value-type="float" office:value="0.2751032" calcext:value-type="float">
            <text:p>0.2751032</text:p>
          </table:table-cell>
          <table:table-cell table:formula="of:=([.A872] + 32400) / 86400 + 25569" office:value-type="date" office:date-value="2017-08-22T23:28:34" calcext:value-type="date">
            <text:p>2017/08/22 23:28</text:p>
          </table:table-cell>
          <table:table-cell table:formula="of:=[.B872]*60*60" office:value-type="float" office:value="990.37152" calcext:value-type="float">
            <text:p>990.4</text:p>
          </table:table-cell>
        </table:table-row>
        <table:table-row table:style-name="ro1">
          <table:table-cell office:value-type="float" office:value="1503415824" calcext:value-type="float">
            <text:p>1503415824</text:p>
          </table:table-cell>
          <table:table-cell office:value-type="float" office:value="0.2839863" calcext:value-type="float">
            <text:p>0.2839863</text:p>
          </table:table-cell>
          <table:table-cell table:formula="of:=([.A873] + 32400) / 86400 + 25569" office:value-type="date" office:date-value="2017-08-23T00:30:24" calcext:value-type="date">
            <text:p>2017/08/23 00:30</text:p>
          </table:table-cell>
          <table:table-cell table:formula="of:=[.B873]*60*60" office:value-type="float" office:value="1022.35068" calcext:value-type="float">
            <text:p>1022.4</text:p>
          </table:table-cell>
        </table:table-row>
        <table:table-row table:style-name="ro1">
          <table:table-cell office:value-type="float" office:value="1503419255" calcext:value-type="float">
            <text:p>1503419255</text:p>
          </table:table-cell>
          <table:table-cell office:value-type="float" office:value="0.266223" calcext:value-type="float">
            <text:p>0.266223</text:p>
          </table:table-cell>
          <table:table-cell table:formula="of:=([.A874] + 32400) / 86400 + 25569" office:value-type="date" office:date-value="2017-08-23T01:27:35" calcext:value-type="date">
            <text:p>2017/08/23 01:27</text:p>
          </table:table-cell>
          <table:table-cell table:formula="of:=[.B874]*60*60" office:value-type="float" office:value="958.4028" calcext:value-type="float">
            <text:p>958.4</text:p>
          </table:table-cell>
        </table:table-row>
        <table:table-row table:style-name="ro1">
          <table:table-cell office:value-type="float" office:value="1503422923" calcext:value-type="float">
            <text:p>1503422923</text:p>
          </table:table-cell>
          <table:table-cell office:value-type="float" office:value="0.2827624" calcext:value-type="float">
            <text:p>0.2827624</text:p>
          </table:table-cell>
          <table:table-cell table:formula="of:=([.A875] + 32400) / 86400 + 25569" office:value-type="date" office:date-value="2017-08-23T02:28:43" calcext:value-type="date">
            <text:p>2017/08/23 02:28</text:p>
          </table:table-cell>
          <table:table-cell table:formula="of:=[.B875]*60*60" office:value-type="float" office:value="1017.94464" calcext:value-type="float">
            <text:p>1017.9</text:p>
          </table:table-cell>
        </table:table-row>
        <table:table-row table:style-name="ro1">
          <table:table-cell office:value-type="float" office:value="1503426474" calcext:value-type="float">
            <text:p>1503426474</text:p>
          </table:table-cell>
          <table:table-cell office:value-type="float" office:value="0.2467811" calcext:value-type="float">
            <text:p>0.2467811</text:p>
          </table:table-cell>
          <table:table-cell table:formula="of:=([.A876] + 32400) / 86400 + 25569" office:value-type="date" office:date-value="2017-08-23T03:27:54" calcext:value-type="date">
            <text:p>2017/08/23 03:27</text:p>
          </table:table-cell>
          <table:table-cell table:formula="of:=[.B876]*60*60" office:value-type="float" office:value="888.41196" calcext:value-type="float">
            <text:p>888.4</text:p>
          </table:table-cell>
        </table:table-row>
        <table:table-row table:style-name="ro1">
          <table:table-cell office:value-type="float" office:value="1503429975" calcext:value-type="float">
            <text:p>1503429975</text:p>
          </table:table-cell>
          <table:table-cell office:value-type="float" office:value="0.149214" calcext:value-type="float">
            <text:p>0.149214</text:p>
          </table:table-cell>
          <table:table-cell table:formula="of:=([.A877] + 32400) / 86400 + 25569" office:value-type="date" office:date-value="2017-08-23T04:26:15" calcext:value-type="date">
            <text:p>2017/08/23 04:26</text:p>
          </table:table-cell>
          <table:table-cell table:formula="of:=[.B877]*60*60" office:value-type="float" office:value="537.1704" calcext:value-type="float">
            <text:p>537.2</text:p>
          </table:table-cell>
        </table:table-row>
        <table:table-row table:style-name="ro1">
          <table:table-cell office:value-type="float" office:value="1503440637" calcext:value-type="float">
            <text:p>1503440637</text:p>
          </table:table-cell>
          <table:table-cell office:value-type="float" office:value="0.1190154" calcext:value-type="float">
            <text:p>0.1190154</text:p>
          </table:table-cell>
          <table:table-cell table:formula="of:=([.A878] + 32400) / 86400 + 25569" office:value-type="date" office:date-value="2017-08-23T07:23:57" calcext:value-type="date">
            <text:p>2017/08/23 07:23</text:p>
          </table:table-cell>
          <table:table-cell table:formula="of:=[.B878]*60*60" office:value-type="float" office:value="428.45544" calcext:value-type="float">
            <text:p>428.5</text:p>
          </table:table-cell>
        </table:table-row>
        <table:table-row table:style-name="ro1">
          <table:table-cell office:value-type="float" office:value="1503444289" calcext:value-type="float">
            <text:p>1503444289</text:p>
          </table:table-cell>
          <table:table-cell office:value-type="float" office:value="0.1066667" calcext:value-type="float">
            <text:p>0.1066667</text:p>
          </table:table-cell>
          <table:table-cell table:formula="of:=([.A879] + 32400) / 86400 + 25569" office:value-type="date" office:date-value="2017-08-23T08:24:49" calcext:value-type="date">
            <text:p>2017/08/23 08:24</text:p>
          </table:table-cell>
          <table:table-cell table:formula="of:=[.B879]*60*60" office:value-type="float" office:value="384.00012" calcext:value-type="float">
            <text:p>384.0</text:p>
          </table:table-cell>
        </table:table-row>
        <table:table-row table:style-name="ro1">
          <table:table-cell office:value-type="float" office:value="1503447857" calcext:value-type="float">
            <text:p>1503447857</text:p>
          </table:table-cell>
          <table:table-cell office:value-type="float" office:value="0.1101322" calcext:value-type="float">
            <text:p>0.1101322</text:p>
          </table:table-cell>
          <table:table-cell table:formula="of:=([.A880] + 32400) / 86400 + 25569" office:value-type="date" office:date-value="2017-08-23T09:24:17" calcext:value-type="date">
            <text:p>2017/08/23 09:24</text:p>
          </table:table-cell>
          <table:table-cell table:formula="of:=[.B880]*60*60" office:value-type="float" office:value="396.47592" calcext:value-type="float">
            <text:p>396.5</text:p>
          </table:table-cell>
        </table:table-row>
        <table:table-row table:style-name="ro1">
          <table:table-cell office:value-type="float" office:value="1503451362" calcext:value-type="float">
            <text:p>1503451362</text:p>
          </table:table-cell>
          <table:table-cell office:value-type="float" office:value="0.1306122" calcext:value-type="float">
            <text:p>0.1306122</text:p>
          </table:table-cell>
          <table:table-cell table:formula="of:=([.A881] + 32400) / 86400 + 25569" office:value-type="date" office:date-value="2017-08-23T10:22:42" calcext:value-type="date">
            <text:p>2017/08/23 10:22</text:p>
          </table:table-cell>
          <table:table-cell table:formula="of:=[.B881]*60*60" office:value-type="float" office:value="470.20392" calcext:value-type="float">
            <text:p>470.2</text:p>
          </table:table-cell>
        </table:table-row>
        <table:table-row table:style-name="ro1">
          <table:table-cell office:value-type="float" office:value="1503455140" calcext:value-type="float">
            <text:p>1503455140</text:p>
          </table:table-cell>
          <table:table-cell office:value-type="float" office:value="0.2088228" calcext:value-type="float">
            <text:p>0.2088228</text:p>
          </table:table-cell>
          <table:table-cell table:formula="of:=([.A882] + 32400) / 86400 + 25569" office:value-type="date" office:date-value="2017-08-23T11:25:40" calcext:value-type="date">
            <text:p>2017/08/23 11:25</text:p>
          </table:table-cell>
          <table:table-cell table:formula="of:=[.B882]*60*60" office:value-type="float" office:value="751.76208" calcext:value-type="float">
            <text:p>751.8</text:p>
          </table:table-cell>
        </table:table-row>
        <table:table-row table:style-name="ro1">
          <table:table-cell office:value-type="float" office:value="1503458915" calcext:value-type="float">
            <text:p>1503458915</text:p>
          </table:table-cell>
          <table:table-cell office:value-type="float" office:value="0.2033554" calcext:value-type="float">
            <text:p>0.2033554</text:p>
          </table:table-cell>
          <table:table-cell table:formula="of:=([.A883] + 32400) / 86400 + 25569" office:value-type="date" office:date-value="2017-08-23T12:28:35" calcext:value-type="date">
            <text:p>2017/08/23 12:28</text:p>
          </table:table-cell>
          <table:table-cell table:formula="of:=[.B883]*60*60" office:value-type="float" office:value="732.07944" calcext:value-type="float">
            <text:p>732.1</text:p>
          </table:table-cell>
        </table:table-row>
        <table:table-row table:style-name="ro1">
          <table:table-cell office:value-type="float" office:value="1503462498" calcext:value-type="float">
            <text:p>1503462498</text:p>
          </table:table-cell>
          <table:table-cell office:value-type="float" office:value="0.1770891" calcext:value-type="float">
            <text:p>0.1770891</text:p>
          </table:table-cell>
          <table:table-cell table:formula="of:=([.A884] + 32400) / 86400 + 25569" office:value-type="date" office:date-value="2017-08-23T13:28:18" calcext:value-type="date">
            <text:p>2017/08/23 13:28</text:p>
          </table:table-cell>
          <table:table-cell table:formula="of:=[.B884]*60*60" office:value-type="float" office:value="637.52076" calcext:value-type="float">
            <text:p>637.5</text:p>
          </table:table-cell>
        </table:table-row>
        <table:table-row table:style-name="ro1">
          <table:table-cell office:value-type="float" office:value="1503465981" calcext:value-type="float">
            <text:p>1503465981</text:p>
          </table:table-cell>
          <table:table-cell office:value-type="float" office:value="0.1874024" calcext:value-type="float">
            <text:p>0.1874024</text:p>
          </table:table-cell>
          <table:table-cell table:formula="of:=([.A885] + 32400) / 86400 + 25569" office:value-type="date" office:date-value="2017-08-23T14:26:21" calcext:value-type="date">
            <text:p>2017/08/23 14:26</text:p>
          </table:table-cell>
          <table:table-cell table:formula="of:=[.B885]*60*60" office:value-type="float" office:value="674.64864" calcext:value-type="float">
            <text:p>674.6</text:p>
          </table:table-cell>
        </table:table-row>
        <table:table-row table:style-name="ro1">
          <table:table-cell office:value-type="float" office:value="1503469680" calcext:value-type="float">
            <text:p>1503469680</text:p>
          </table:table-cell>
          <table:table-cell office:value-type="float" office:value="0.1327067" calcext:value-type="float">
            <text:p>0.1327067</text:p>
          </table:table-cell>
          <table:table-cell table:formula="of:=([.A886] + 32400) / 86400 + 25569" office:value-type="date" office:date-value="2017-08-23T15:28:00" calcext:value-type="date">
            <text:p>2017/08/23 15:28</text:p>
          </table:table-cell>
          <table:table-cell table:formula="of:=[.B886]*60*60" office:value-type="float" office:value="477.74412" calcext:value-type="float">
            <text:p>477.7</text:p>
          </table:table-cell>
        </table:table-row>
        <table:table-row table:style-name="ro1">
          <table:table-cell office:value-type="float" office:value="1503473340" calcext:value-type="float">
            <text:p>1503473340</text:p>
          </table:table-cell>
          <table:table-cell office:value-type="float" office:value="0.1513923" calcext:value-type="float">
            <text:p>0.1513923</text:p>
          </table:table-cell>
          <table:table-cell table:formula="of:=([.A887] + 32400) / 86400 + 25569" office:value-type="date" office:date-value="2017-08-23T16:29:00" calcext:value-type="date">
            <text:p>2017/08/23 16:29</text:p>
          </table:table-cell>
          <table:table-cell table:formula="of:=[.B887]*60*60" office:value-type="float" office:value="545.01228" calcext:value-type="float">
            <text:p>545.0</text:p>
          </table:table-cell>
        </table:table-row>
        <table:table-row table:style-name="ro1">
          <table:table-cell office:value-type="float" office:value="1503477150" calcext:value-type="float">
            <text:p>1503477150</text:p>
          </table:table-cell>
          <table:table-cell office:value-type="float" office:value="0.1646091" calcext:value-type="float">
            <text:p>0.1646091</text:p>
          </table:table-cell>
          <table:table-cell table:formula="of:=([.A888] + 32400) / 86400 + 25569" office:value-type="date" office:date-value="2017-08-23T17:32:30" calcext:value-type="date">
            <text:p>2017/08/23 17:32</text:p>
          </table:table-cell>
          <table:table-cell table:formula="of:=[.B888]*60*60" office:value-type="float" office:value="592.59276" calcext:value-type="float">
            <text:p>592.6</text:p>
          </table:table-cell>
        </table:table-row>
        <table:table-row table:style-name="ro1">
          <table:table-cell office:value-type="float" office:value="1503480672" calcext:value-type="float">
            <text:p>1503480672</text:p>
          </table:table-cell>
          <table:table-cell office:value-type="float" office:value="0.2395833" calcext:value-type="float">
            <text:p>0.2395833</text:p>
          </table:table-cell>
          <table:table-cell table:formula="of:=([.A889] + 32400) / 86400 + 25569" office:value-type="date" office:date-value="2017-08-23T18:31:12" calcext:value-type="date">
            <text:p>2017/08/23 18:31</text:p>
          </table:table-cell>
          <table:table-cell table:formula="of:=[.B889]*60*60" office:value-type="float" office:value="862.49988" calcext:value-type="float">
            <text:p>862.5</text:p>
          </table:table-cell>
        </table:table-row>
        <table:table-row table:style-name="ro1">
          <table:table-cell office:value-type="float" office:value="1503484088" calcext:value-type="float">
            <text:p>1503484088</text:p>
          </table:table-cell>
          <table:table-cell office:value-type="float" office:value="0.2887285" calcext:value-type="float">
            <text:p>0.2887285</text:p>
          </table:table-cell>
          <table:table-cell table:formula="of:=([.A890] + 32400) / 86400 + 25569" office:value-type="date" office:date-value="2017-08-23T19:28:08" calcext:value-type="date">
            <text:p>2017/08/23 19:28</text:p>
          </table:table-cell>
          <table:table-cell table:formula="of:=[.B890]*60*60" office:value-type="float" office:value="1039.4226" calcext:value-type="float">
            <text:p>1039.4</text:p>
          </table:table-cell>
        </table:table-row>
        <table:table-row table:style-name="ro1">
          <table:table-cell office:value-type="float" office:value="1503487698" calcext:value-type="float">
            <text:p>1503487698</text:p>
          </table:table-cell>
          <table:table-cell office:value-type="float" office:value="0.274198" calcext:value-type="float">
            <text:p>0.274198</text:p>
          </table:table-cell>
          <table:table-cell table:formula="of:=([.A891] + 32400) / 86400 + 25569" office:value-type="date" office:date-value="2017-08-23T20:28:18" calcext:value-type="date">
            <text:p>2017/08/23 20:28</text:p>
          </table:table-cell>
          <table:table-cell table:formula="of:=[.B891]*60*60" office:value-type="float" office:value="987.1128" calcext:value-type="float">
            <text:p>987.1</text:p>
          </table:table-cell>
        </table:table-row>
        <table:table-row table:style-name="ro1">
          <table:table-cell office:value-type="float" office:value="1503491532" calcext:value-type="float">
            <text:p>1503491532</text:p>
          </table:table-cell>
          <table:table-cell office:value-type="float" office:value="0.2966218" calcext:value-type="float">
            <text:p>0.2966218</text:p>
          </table:table-cell>
          <table:table-cell table:formula="of:=([.A892] + 32400) / 86400 + 25569" office:value-type="date" office:date-value="2017-08-23T21:32:12" calcext:value-type="date">
            <text:p>2017/08/23 21:32</text:p>
          </table:table-cell>
          <table:table-cell table:formula="of:=[.B892]*60*60" office:value-type="float" office:value="1067.83848" calcext:value-type="float">
            <text:p>1067.8</text:p>
          </table:table-cell>
        </table:table-row>
        <table:table-row table:style-name="ro1">
          <table:table-cell office:value-type="float" office:value="1503498902" calcext:value-type="float">
            <text:p>1503498902</text:p>
          </table:table-cell>
          <table:table-cell office:value-type="float" office:value="0.2926829" calcext:value-type="float">
            <text:p>0.2926829</text:p>
          </table:table-cell>
          <table:table-cell table:formula="of:=([.A893] + 32400) / 86400 + 25569" office:value-type="date" office:date-value="2017-08-23T23:35:02" calcext:value-type="date">
            <text:p>2017/08/23 23:35</text:p>
          </table:table-cell>
          <table:table-cell table:formula="of:=[.B893]*60*60" office:value-type="float" office:value="1053.65844" calcext:value-type="float">
            <text:p>1053.7</text:p>
          </table:table-cell>
        </table:table-row>
        <table:table-row table:style-name="ro1">
          <table:table-cell office:value-type="float" office:value="1503502250" calcext:value-type="float">
            <text:p>1503502250</text:p>
          </table:table-cell>
          <table:table-cell office:value-type="float" office:value="0.2952433" calcext:value-type="float">
            <text:p>0.2952433</text:p>
          </table:table-cell>
          <table:table-cell table:formula="of:=([.A894] + 32400) / 86400 + 25569" office:value-type="date" office:date-value="2017-08-24T00:30:50" calcext:value-type="date">
            <text:p>2017/08/24 00:30</text:p>
          </table:table-cell>
          <table:table-cell table:formula="of:=[.B894]*60*60" office:value-type="float" office:value="1062.87588" calcext:value-type="float">
            <text:p>1062.9</text:p>
          </table:table-cell>
        </table:table-row>
        <table:table-row table:style-name="ro1">
          <table:table-cell office:value-type="float" office:value="1503506105" calcext:value-type="float">
            <text:p>1503506105</text:p>
          </table:table-cell>
          <table:table-cell office:value-type="float" office:value="0.2116962" calcext:value-type="float">
            <text:p>0.2116962</text:p>
          </table:table-cell>
          <table:table-cell table:formula="of:=([.A895] + 32400) / 86400 + 25569" office:value-type="date" office:date-value="2017-08-24T01:35:05" calcext:value-type="date">
            <text:p>2017/08/24 01:35</text:p>
          </table:table-cell>
          <table:table-cell table:formula="of:=[.B895]*60*60" office:value-type="float" office:value="762.10632" calcext:value-type="float">
            <text:p>762.1</text:p>
          </table:table-cell>
        </table:table-row>
        <table:table-row table:style-name="ro1">
          <table:table-cell office:value-type="float" office:value="1503509537" calcext:value-type="float">
            <text:p>1503509537</text:p>
          </table:table-cell>
          <table:table-cell office:value-type="float" office:value="0.1668405" calcext:value-type="float">
            <text:p>0.1668405</text:p>
          </table:table-cell>
          <table:table-cell table:formula="of:=([.A896] + 32400) / 86400 + 25569" office:value-type="date" office:date-value="2017-08-24T02:32:17" calcext:value-type="date">
            <text:p>2017/08/24 02:32</text:p>
          </table:table-cell>
          <table:table-cell table:formula="of:=[.B896]*60*60" office:value-type="float" office:value="600.6258" calcext:value-type="float">
            <text:p>600.6</text:p>
          </table:table-cell>
        </table:table-row>
        <table:table-row table:style-name="ro1">
          <table:table-cell office:value-type="float" office:value="1503513244" calcext:value-type="float">
            <text:p>1503513244</text:p>
          </table:table-cell>
          <table:table-cell office:value-type="float" office:value="0.1741497" calcext:value-type="float">
            <text:p>0.1741497</text:p>
          </table:table-cell>
          <table:table-cell table:formula="of:=([.A897] + 32400) / 86400 + 25569" office:value-type="date" office:date-value="2017-08-24T03:34:04" calcext:value-type="date">
            <text:p>2017/08/24 03:34</text:p>
          </table:table-cell>
          <table:table-cell table:formula="of:=[.B897]*60*60" office:value-type="float" office:value="626.93892" calcext:value-type="float">
            <text:p>626.9</text:p>
          </table:table-cell>
        </table:table-row>
        <table:table-row table:style-name="ro1">
          <table:table-cell office:value-type="float" office:value="1503516549" calcext:value-type="float">
            <text:p>1503516549</text:p>
          </table:table-cell>
          <table:table-cell office:value-type="float" office:value="0.1066951" calcext:value-type="float">
            <text:p>0.1066951</text:p>
          </table:table-cell>
          <table:table-cell table:formula="of:=([.A898] + 32400) / 86400 + 25569" office:value-type="date" office:date-value="2017-08-24T04:29:09" calcext:value-type="date">
            <text:p>2017/08/24 04:29</text:p>
          </table:table-cell>
          <table:table-cell table:formula="of:=[.B898]*60*60" office:value-type="float" office:value="384.10236" calcext:value-type="float">
            <text:p>384.1</text:p>
          </table:table-cell>
        </table:table-row>
        <table:table-row table:style-name="ro1">
          <table:table-cell office:value-type="float" office:value="1503520160" calcext:value-type="float">
            <text:p>1503520160</text:p>
          </table:table-cell>
          <table:table-cell office:value-type="float" office:value="0.08786381" calcext:value-type="float">
            <text:p>0.08786381</text:p>
          </table:table-cell>
          <table:table-cell table:formula="of:=([.A899] + 32400) / 86400 + 25569" office:value-type="date" office:date-value="2017-08-24T05:29:20" calcext:value-type="date">
            <text:p>2017/08/24 05:29</text:p>
          </table:table-cell>
          <table:table-cell table:formula="of:=[.B899]*60*60" office:value-type="float" office:value="316.309716" calcext:value-type="float">
            <text:p>316.3</text:p>
          </table:table-cell>
        </table:table-row>
        <table:table-row table:style-name="ro1">
          <table:table-cell office:value-type="float" office:value="1503523731" calcext:value-type="float">
            <text:p>1503523731</text:p>
          </table:table-cell>
          <table:table-cell office:value-type="float" office:value="0.07514761" calcext:value-type="float">
            <text:p>0.07514761</text:p>
          </table:table-cell>
          <table:table-cell table:formula="of:=([.A900] + 32400) / 86400 + 25569" office:value-type="date" office:date-value="2017-08-24T06:28:51" calcext:value-type="date">
            <text:p>2017/08/24 06:28</text:p>
          </table:table-cell>
          <table:table-cell table:formula="of:=[.B900]*60*60" office:value-type="float" office:value="270.531396" calcext:value-type="float">
            <text:p>270.5</text:p>
          </table:table-cell>
        </table:table-row>
        <table:table-row table:style-name="ro1">
          <table:table-cell office:value-type="float" office:value="1503527395" calcext:value-type="float">
            <text:p>1503527395</text:p>
          </table:table-cell>
          <table:table-cell office:value-type="float" office:value="0.08871638" calcext:value-type="float">
            <text:p>0.08871638</text:p>
          </table:table-cell>
          <table:table-cell table:formula="of:=([.A901] + 32400) / 86400 + 25569" office:value-type="date" office:date-value="2017-08-24T07:29:55" calcext:value-type="date">
            <text:p>2017/08/24 07:29</text:p>
          </table:table-cell>
          <table:table-cell table:formula="of:=[.B901]*60*60" office:value-type="float" office:value="319.378968" calcext:value-type="float">
            <text:p>319.4</text:p>
          </table:table-cell>
        </table:table-row>
        <table:table-row table:style-name="ro1">
          <table:table-cell office:value-type="float" office:value="1503531012" calcext:value-type="float">
            <text:p>1503531012</text:p>
          </table:table-cell>
          <table:table-cell office:value-type="float" office:value="0.1219174" calcext:value-type="float">
            <text:p>0.1219174</text:p>
          </table:table-cell>
          <table:table-cell table:formula="of:=([.A902] + 32400) / 86400 + 25569" office:value-type="date" office:date-value="2017-08-24T08:30:12" calcext:value-type="date">
            <text:p>2017/08/24 08:30</text:p>
          </table:table-cell>
          <table:table-cell table:formula="of:=[.B902]*60*60" office:value-type="float" office:value="438.90264" calcext:value-type="float">
            <text:p>438.9</text:p>
          </table:table-cell>
        </table:table-row>
        <table:table-row table:style-name="ro1">
          <table:table-cell office:value-type="float" office:value="1503534649" calcext:value-type="float">
            <text:p>1503534649</text:p>
          </table:table-cell>
          <table:table-cell office:value-type="float" office:value="0.08188332" calcext:value-type="float">
            <text:p>0.08188332</text:p>
          </table:table-cell>
          <table:table-cell table:formula="of:=([.A903] + 32400) / 86400 + 25569" office:value-type="date" office:date-value="2017-08-24T09:30:49" calcext:value-type="date">
            <text:p>2017/08/24 09:30</text:p>
          </table:table-cell>
          <table:table-cell table:formula="of:=[.B903]*60*60" office:value-type="float" office:value="294.779952" calcext:value-type="float">
            <text:p>294.8</text:p>
          </table:table-cell>
        </table:table-row>
        <table:table-row table:style-name="ro1">
          <table:table-cell office:value-type="float" office:value="1503538180" calcext:value-type="float">
            <text:p>1503538180</text:p>
          </table:table-cell>
          <table:table-cell office:value-type="float" office:value="0.09737625" calcext:value-type="float">
            <text:p>0.09737625</text:p>
          </table:table-cell>
          <table:table-cell table:formula="of:=([.A904] + 32400) / 86400 + 25569" office:value-type="date" office:date-value="2017-08-24T10:29:40" calcext:value-type="date">
            <text:p>2017/08/24 10:29</text:p>
          </table:table-cell>
          <table:table-cell table:formula="of:=[.B904]*60*60" office:value-type="float" office:value="350.5545" calcext:value-type="float">
            <text:p>350.6</text:p>
          </table:table-cell>
        </table:table-row>
        <table:table-row table:style-name="ro1">
          <table:table-cell office:value-type="float" office:value="1503541781" calcext:value-type="float">
            <text:p>1503541781</text:p>
          </table:table-cell>
          <table:table-cell office:value-type="float" office:value="0.1213124" calcext:value-type="float">
            <text:p>0.1213124</text:p>
          </table:table-cell>
          <table:table-cell table:formula="of:=([.A905] + 32400) / 86400 + 25569" office:value-type="date" office:date-value="2017-08-24T11:29:41" calcext:value-type="date">
            <text:p>2017/08/24 11:29</text:p>
          </table:table-cell>
          <table:table-cell table:formula="of:=[.B905]*60*60" office:value-type="float" office:value="436.72464" calcext:value-type="float">
            <text:p>436.7</text:p>
          </table:table-cell>
        </table:table-row>
        <table:table-row table:style-name="ro1">
          <table:table-cell office:value-type="float" office:value="1503545593" calcext:value-type="float">
            <text:p>1503545593</text:p>
          </table:table-cell>
          <table:table-cell office:value-type="float" office:value="0.138926" calcext:value-type="float">
            <text:p>0.138926</text:p>
          </table:table-cell>
          <table:table-cell table:formula="of:=([.A906] + 32400) / 86400 + 25569" office:value-type="date" office:date-value="2017-08-24T12:33:13" calcext:value-type="date">
            <text:p>2017/08/24 12:33</text:p>
          </table:table-cell>
          <table:table-cell table:formula="of:=[.B906]*60*60" office:value-type="float" office:value="500.1336" calcext:value-type="float">
            <text:p>500.1</text:p>
          </table:table-cell>
        </table:table-row>
        <table:table-row table:style-name="ro1">
          <table:table-cell office:value-type="float" office:value="1503549090" calcext:value-type="float">
            <text:p>1503549090</text:p>
          </table:table-cell>
          <table:table-cell office:value-type="float" office:value="0.1576044" calcext:value-type="float">
            <text:p>0.1576044</text:p>
          </table:table-cell>
          <table:table-cell table:formula="of:=([.A907] + 32400) / 86400 + 25569" office:value-type="date" office:date-value="2017-08-24T13:31:30" calcext:value-type="date">
            <text:p>2017/08/24 13:31</text:p>
          </table:table-cell>
          <table:table-cell table:formula="of:=[.B907]*60*60" office:value-type="float" office:value="567.37584" calcext:value-type="float">
            <text:p>567.4</text:p>
          </table:table-cell>
        </table:table-row>
        <table:table-row table:style-name="ro1">
          <table:table-cell office:value-type="float" office:value="1503552628" calcext:value-type="float">
            <text:p>1503552628</text:p>
          </table:table-cell>
          <table:table-cell office:value-type="float" office:value="0.1608579" calcext:value-type="float">
            <text:p>0.1608579</text:p>
          </table:table-cell>
          <table:table-cell table:formula="of:=([.A908] + 32400) / 86400 + 25569" office:value-type="date" office:date-value="2017-08-24T14:30:28" calcext:value-type="date">
            <text:p>2017/08/24 14:30</text:p>
          </table:table-cell>
          <table:table-cell table:formula="of:=[.B908]*60*60" office:value-type="float" office:value="579.08844" calcext:value-type="float">
            <text:p>579.1</text:p>
          </table:table-cell>
        </table:table-row>
        <table:table-row table:style-name="ro1">
          <table:table-cell office:value-type="float" office:value="1503556312" calcext:value-type="float">
            <text:p>1503556312</text:p>
          </table:table-cell>
          <table:table-cell office:value-type="float" office:value="0.166971" calcext:value-type="float">
            <text:p>0.166971</text:p>
          </table:table-cell>
          <table:table-cell table:formula="of:=([.A909] + 32400) / 86400 + 25569" office:value-type="date" office:date-value="2017-08-24T15:31:52" calcext:value-type="date">
            <text:p>2017/08/24 15:31</text:p>
          </table:table-cell>
          <table:table-cell table:formula="of:=[.B909]*60*60" office:value-type="float" office:value="601.0956" calcext:value-type="float">
            <text:p>601.1</text:p>
          </table:table-cell>
        </table:table-row>
        <table:table-row table:style-name="ro1">
          <table:table-cell office:value-type="float" office:value="1503559911" calcext:value-type="float">
            <text:p>1503559911</text:p>
          </table:table-cell>
          <table:table-cell office:value-type="float" office:value="0.1424658" calcext:value-type="float">
            <text:p>0.1424658</text:p>
          </table:table-cell>
          <table:table-cell table:formula="of:=([.A910] + 32400) / 86400 + 25569" office:value-type="date" office:date-value="2017-08-24T16:31:51" calcext:value-type="date">
            <text:p>2017/08/24 16:31</text:p>
          </table:table-cell>
          <table:table-cell table:formula="of:=[.B910]*60*60" office:value-type="float" office:value="512.87688" calcext:value-type="float">
            <text:p>512.9</text:p>
          </table:table-cell>
        </table:table-row>
        <table:table-row table:style-name="ro1">
          <table:table-cell office:value-type="float" office:value="1503563472" calcext:value-type="float">
            <text:p>1503563472</text:p>
          </table:table-cell>
          <table:table-cell office:value-type="float" office:value="0.1593202" calcext:value-type="float">
            <text:p>0.1593202</text:p>
          </table:table-cell>
          <table:table-cell table:formula="of:=([.A911] + 32400) / 86400 + 25569" office:value-type="date" office:date-value="2017-08-24T17:31:12" calcext:value-type="date">
            <text:p>2017/08/24 17:31</text:p>
          </table:table-cell>
          <table:table-cell table:formula="of:=[.B911]*60*60" office:value-type="float" office:value="573.55272" calcext:value-type="float">
            <text:p>573.6</text:p>
          </table:table-cell>
        </table:table-row>
        <table:table-row table:style-name="ro1">
          <table:table-cell office:value-type="float" office:value="1503567057" calcext:value-type="float">
            <text:p>1503567057</text:p>
          </table:table-cell>
          <table:table-cell office:value-type="float" office:value="0.1986207" calcext:value-type="float">
            <text:p>0.1986207</text:p>
          </table:table-cell>
          <table:table-cell table:formula="of:=([.A912] + 32400) / 86400 + 25569" office:value-type="date" office:date-value="2017-08-24T18:30:57" calcext:value-type="date">
            <text:p>2017/08/24 18:30</text:p>
          </table:table-cell>
          <table:table-cell table:formula="of:=[.B912]*60*60" office:value-type="float" office:value="715.03452" calcext:value-type="float">
            <text:p>715.0</text:p>
          </table:table-cell>
        </table:table-row>
        <table:table-row table:style-name="ro1">
          <table:table-cell office:value-type="float" office:value="1503570809" calcext:value-type="float">
            <text:p>1503570809</text:p>
          </table:table-cell>
          <table:table-cell office:value-type="float" office:value="0.2309596" calcext:value-type="float">
            <text:p>0.2309596</text:p>
          </table:table-cell>
          <table:table-cell table:formula="of:=([.A913] + 32400) / 86400 + 25569" office:value-type="date" office:date-value="2017-08-24T19:33:29" calcext:value-type="date">
            <text:p>2017/08/24 19:33</text:p>
          </table:table-cell>
          <table:table-cell table:formula="of:=[.B913]*60*60" office:value-type="float" office:value="831.45456" calcext:value-type="float">
            <text:p>831.5</text:p>
          </table:table-cell>
        </table:table-row>
        <table:table-row table:style-name="ro1">
          <table:table-cell office:value-type="float" office:value="1503574250" calcext:value-type="float">
            <text:p>1503574250</text:p>
          </table:table-cell>
          <table:table-cell office:value-type="float" office:value="0.2239403" calcext:value-type="float">
            <text:p>0.2239403</text:p>
          </table:table-cell>
          <table:table-cell table:formula="of:=([.A914] + 32400) / 86400 + 25569" office:value-type="date" office:date-value="2017-08-24T20:30:50" calcext:value-type="date">
            <text:p>2017/08/24 20:30</text:p>
          </table:table-cell>
          <table:table-cell table:formula="of:=[.B914]*60*60" office:value-type="float" office:value="806.18508" calcext:value-type="float">
            <text:p>806.2</text:p>
          </table:table-cell>
        </table:table-row>
        <table:table-row table:style-name="ro1">
          <table:table-cell office:value-type="float" office:value="1503578017" calcext:value-type="float">
            <text:p>1503578017</text:p>
          </table:table-cell>
          <table:table-cell office:value-type="float" office:value="0.2507495" calcext:value-type="float">
            <text:p>0.2507495</text:p>
          </table:table-cell>
          <table:table-cell table:formula="of:=([.A915] + 32400) / 86400 + 25569" office:value-type="date" office:date-value="2017-08-24T21:33:37" calcext:value-type="date">
            <text:p>2017/08/24 21:33</text:p>
          </table:table-cell>
          <table:table-cell table:formula="of:=[.B915]*60*60" office:value-type="float" office:value="902.6982" calcext:value-type="float">
            <text:p>902.7</text:p>
          </table:table-cell>
        </table:table-row>
        <table:table-row table:style-name="ro1">
          <table:table-cell office:value-type="float" office:value="1503581495" calcext:value-type="float">
            <text:p>1503581495</text:p>
          </table:table-cell>
          <table:table-cell office:value-type="float" office:value="0.3099917" calcext:value-type="float">
            <text:p>0.3099917</text:p>
          </table:table-cell>
          <table:table-cell table:formula="of:=([.A916] + 32400) / 86400 + 25569" office:value-type="date" office:date-value="2017-08-24T22:31:35" calcext:value-type="date">
            <text:p>2017/08/24 22:31</text:p>
          </table:table-cell>
          <table:table-cell table:formula="of:=[.B916]*60*60" office:value-type="float" office:value="1115.97012" calcext:value-type="float">
            <text:p>1116.0</text:p>
          </table:table-cell>
        </table:table-row>
        <table:table-row table:style-name="ro1">
          <table:table-cell office:value-type="float" office:value="1503585323" calcext:value-type="float">
            <text:p>1503585323</text:p>
          </table:table-cell>
          <table:table-cell office:value-type="float" office:value="0.3242367" calcext:value-type="float">
            <text:p>0.3242367</text:p>
          </table:table-cell>
          <table:table-cell table:formula="of:=([.A917] + 32400) / 86400 + 25569" office:value-type="date" office:date-value="2017-08-24T23:35:23" calcext:value-type="date">
            <text:p>2017/08/24 23:35</text:p>
          </table:table-cell>
          <table:table-cell table:formula="of:=[.B917]*60*60" office:value-type="float" office:value="1167.25212" calcext:value-type="float">
            <text:p>1167.3</text:p>
          </table:table-cell>
        </table:table-row>
        <table:table-row table:style-name="ro1">
          <table:table-cell office:value-type="float" office:value="1503588784" calcext:value-type="float">
            <text:p>1503588784</text:p>
          </table:table-cell>
          <table:table-cell office:value-type="float" office:value="0.275558" calcext:value-type="float">
            <text:p>0.275558</text:p>
          </table:table-cell>
          <table:table-cell table:formula="of:=([.A918] + 32400) / 86400 + 25569" office:value-type="date" office:date-value="2017-08-25T00:33:04" calcext:value-type="date">
            <text:p>2017/08/25 00:33</text:p>
          </table:table-cell>
          <table:table-cell table:formula="of:=[.B918]*60*60" office:value-type="float" office:value="992.0088" calcext:value-type="float">
            <text:p>992.0</text:p>
          </table:table-cell>
        </table:table-row>
        <table:table-row table:style-name="ro1">
          <table:table-cell office:value-type="float" office:value="1503592339" calcext:value-type="float">
            <text:p>1503592339</text:p>
          </table:table-cell>
          <table:table-cell office:value-type="float" office:value="0.2398474" calcext:value-type="float">
            <text:p>0.2398474</text:p>
          </table:table-cell>
          <table:table-cell table:formula="of:=([.A919] + 32400) / 86400 + 25569" office:value-type="date" office:date-value="2017-08-25T01:32:19" calcext:value-type="date">
            <text:p>2017/08/25 01:32</text:p>
          </table:table-cell>
          <table:table-cell table:formula="of:=[.B919]*60*60" office:value-type="float" office:value="863.45064" calcext:value-type="float">
            <text:p>863.5</text:p>
          </table:table-cell>
        </table:table-row>
        <table:table-row table:style-name="ro1">
          <table:table-cell office:value-type="float" office:value="1503595877" calcext:value-type="float">
            <text:p>1503595877</text:p>
          </table:table-cell>
          <table:table-cell office:value-type="float" office:value="0.230137" calcext:value-type="float">
            <text:p>0.230137</text:p>
          </table:table-cell>
          <table:table-cell table:formula="of:=([.A920] + 32400) / 86400 + 25569" office:value-type="date" office:date-value="2017-08-25T02:31:17" calcext:value-type="date">
            <text:p>2017/08/25 02:31</text:p>
          </table:table-cell>
          <table:table-cell table:formula="of:=[.B920]*60*60" office:value-type="float" office:value="828.4932" calcext:value-type="float">
            <text:p>828.5</text:p>
          </table:table-cell>
        </table:table-row>
        <table:table-row table:style-name="ro1">
          <table:table-cell office:value-type="float" office:value="1503599393" calcext:value-type="float">
            <text:p>1503599393</text:p>
          </table:table-cell>
          <table:table-cell office:value-type="float" office:value="0.1346801" calcext:value-type="float">
            <text:p>0.1346801</text:p>
          </table:table-cell>
          <table:table-cell table:formula="of:=([.A921] + 32400) / 86400 + 25569" office:value-type="date" office:date-value="2017-08-25T03:29:53" calcext:value-type="date">
            <text:p>2017/08/25 03:29</text:p>
          </table:table-cell>
          <table:table-cell table:formula="of:=[.B921]*60*60" office:value-type="float" office:value="484.84836" calcext:value-type="float">
            <text:p>484.8</text:p>
          </table:table-cell>
        </table:table-row>
        <table:table-row table:style-name="ro1">
          <table:table-cell office:value-type="float" office:value="1503602892" calcext:value-type="float">
            <text:p>1503602892</text:p>
          </table:table-cell>
          <table:table-cell office:value-type="float" office:value="0.1697613" calcext:value-type="float">
            <text:p>0.1697613</text:p>
          </table:table-cell>
          <table:table-cell table:formula="of:=([.A922] + 32400) / 86400 + 25569" office:value-type="date" office:date-value="2017-08-25T04:28:12" calcext:value-type="date">
            <text:p>2017/08/25 04:28</text:p>
          </table:table-cell>
          <table:table-cell table:formula="of:=[.B922]*60*60" office:value-type="float" office:value="611.14068" calcext:value-type="float">
            <text:p>611.1</text:p>
          </table:table-cell>
        </table:table-row>
        <table:table-row table:style-name="ro1">
          <table:table-cell office:value-type="float" office:value="1503606485" calcext:value-type="float">
            <text:p>1503606485</text:p>
          </table:table-cell>
          <table:table-cell office:value-type="float" office:value="0.1253264" calcext:value-type="float">
            <text:p>0.1253264</text:p>
          </table:table-cell>
          <table:table-cell table:formula="of:=([.A923] + 32400) / 86400 + 25569" office:value-type="date" office:date-value="2017-08-25T05:28:05" calcext:value-type="date">
            <text:p>2017/08/25 05:28</text:p>
          </table:table-cell>
          <table:table-cell table:formula="of:=[.B923]*60*60" office:value-type="float" office:value="451.17504" calcext:value-type="float">
            <text:p>451.2</text:p>
          </table:table-cell>
        </table:table-row>
        <table:table-row table:style-name="ro1">
          <table:table-cell office:value-type="float" office:value="1503610039" calcext:value-type="float">
            <text:p>1503610039</text:p>
          </table:table-cell>
          <table:table-cell office:value-type="float" office:value="0.0601353" calcext:value-type="float">
            <text:p>0.0601353</text:p>
          </table:table-cell>
          <table:table-cell table:formula="of:=([.A924] + 32400) / 86400 + 25569" office:value-type="date" office:date-value="2017-08-25T06:27:19" calcext:value-type="date">
            <text:p>2017/08/25 06:27</text:p>
          </table:table-cell>
          <table:table-cell table:formula="of:=[.B924]*60*60" office:value-type="float" office:value="216.48708" calcext:value-type="float">
            <text:p>216.5</text:p>
          </table:table-cell>
        </table:table-row>
        <table:table-row table:style-name="ro1">
          <table:table-cell office:value-type="float" office:value="1503613785" calcext:value-type="float">
            <text:p>1503613785</text:p>
          </table:table-cell>
          <table:table-cell office:value-type="float" office:value="0.06091371" calcext:value-type="float">
            <text:p>0.06091371</text:p>
          </table:table-cell>
          <table:table-cell table:formula="of:=([.A925] + 32400) / 86400 + 25569" office:value-type="date" office:date-value="2017-08-25T07:29:45" calcext:value-type="date">
            <text:p>2017/08/25 07:29</text:p>
          </table:table-cell>
          <table:table-cell table:formula="of:=[.B925]*60*60" office:value-type="float" office:value="219.289356" calcext:value-type="float">
            <text:p>219.3</text:p>
          </table:table-cell>
        </table:table-row>
        <table:table-row table:style-name="ro1">
          <table:table-cell office:value-type="float" office:value="1503617409" calcext:value-type="float">
            <text:p>1503617409</text:p>
          </table:table-cell>
          <table:table-cell office:value-type="float" office:value="0.08866995" calcext:value-type="float">
            <text:p>0.08866995</text:p>
          </table:table-cell>
          <table:table-cell table:formula="of:=([.A926] + 32400) / 86400 + 25569" office:value-type="date" office:date-value="2017-08-25T08:30:09" calcext:value-type="date">
            <text:p>2017/08/25 08:30</text:p>
          </table:table-cell>
          <table:table-cell table:formula="of:=[.B926]*60*60" office:value-type="float" office:value="319.21182" calcext:value-type="float">
            <text:p>319.2</text:p>
          </table:table-cell>
        </table:table-row>
        <table:table-row table:style-name="ro1">
          <table:table-cell office:value-type="float" office:value="1503621013" calcext:value-type="float">
            <text:p>1503621013</text:p>
          </table:table-cell>
          <table:table-cell office:value-type="float" office:value="0.07667032" calcext:value-type="float">
            <text:p>0.07667032</text:p>
          </table:table-cell>
          <table:table-cell table:formula="of:=([.A927] + 32400) / 86400 + 25569" office:value-type="date" office:date-value="2017-08-25T09:30:13" calcext:value-type="date">
            <text:p>2017/08/25 09:30</text:p>
          </table:table-cell>
          <table:table-cell table:formula="of:=[.B927]*60*60" office:value-type="float" office:value="276.013152" calcext:value-type="float">
            <text:p>276.0</text:p>
          </table:table-cell>
        </table:table-row>
        <table:table-row table:style-name="ro1">
          <table:table-cell office:value-type="float" office:value="1503624578" calcext:value-type="float">
            <text:p>1503624578</text:p>
          </table:table-cell>
          <table:table-cell office:value-type="float" office:value="0.08103317" calcext:value-type="float">
            <text:p>0.08103317</text:p>
          </table:table-cell>
          <table:table-cell table:formula="of:=([.A928] + 32400) / 86400 + 25569" office:value-type="date" office:date-value="2017-08-25T10:29:38" calcext:value-type="date">
            <text:p>2017/08/25 10:29</text:p>
          </table:table-cell>
          <table:table-cell table:formula="of:=[.B928]*60*60" office:value-type="float" office:value="291.719412" calcext:value-type="float">
            <text:p>291.7</text:p>
          </table:table-cell>
        </table:table-row>
        <table:table-row table:style-name="ro1">
          <table:table-cell office:value-type="float" office:value="1503628073" calcext:value-type="float">
            <text:p>1503628073</text:p>
          </table:table-cell>
          <table:table-cell office:value-type="float" office:value="0.1033058" calcext:value-type="float">
            <text:p>0.1033058</text:p>
          </table:table-cell>
          <table:table-cell table:formula="of:=([.A929] + 32400) / 86400 + 25569" office:value-type="date" office:date-value="2017-08-25T11:27:53" calcext:value-type="date">
            <text:p>2017/08/25 11:27</text:p>
          </table:table-cell>
          <table:table-cell table:formula="of:=[.B929]*60*60" office:value-type="float" office:value="371.90088" calcext:value-type="float">
            <text:p>371.9</text:p>
          </table:table-cell>
        </table:table-row>
        <table:table-row table:style-name="ro1">
          <table:table-cell office:value-type="float" office:value="1503632866" calcext:value-type="float">
            <text:p>1503632866</text:p>
          </table:table-cell>
          <table:table-cell office:value-type="float" office:value="0.1894737" calcext:value-type="float">
            <text:p>0.1894737</text:p>
          </table:table-cell>
          <table:table-cell table:formula="of:=([.A930] + 32400) / 86400 + 25569" office:value-type="date" office:date-value="2017-08-25T12:47:46" calcext:value-type="date">
            <text:p>2017/08/25 12:47</text:p>
          </table:table-cell>
          <table:table-cell table:formula="of:=[.B930]*60*60" office:value-type="float" office:value="682.10532" calcext:value-type="float">
            <text:p>682.1</text:p>
          </table:table-cell>
        </table:table-row>
        <table:table-row table:style-name="ro1">
          <table:table-cell office:value-type="float" office:value="1503642763" calcext:value-type="float">
            <text:p>1503642763</text:p>
          </table:table-cell>
          <table:table-cell office:value-type="float" office:value="0.176163" calcext:value-type="float">
            <text:p>0.176163</text:p>
          </table:table-cell>
          <table:table-cell table:formula="of:=([.A931] + 32400) / 86400 + 25569" office:value-type="date" office:date-value="2017-08-25T15:32:43" calcext:value-type="date">
            <text:p>2017/08/25 15:32</text:p>
          </table:table-cell>
          <table:table-cell table:formula="of:=[.B931]*60*60" office:value-type="float" office:value="634.1868" calcext:value-type="float">
            <text:p>634.2</text:p>
          </table:table-cell>
        </table:table-row>
        <table:table-row table:style-name="ro1">
          <table:table-cell office:value-type="float" office:value="1503646516" calcext:value-type="float">
            <text:p>1503646516</text:p>
          </table:table-cell>
          <table:table-cell office:value-type="float" office:value="0.1553398" calcext:value-type="float">
            <text:p>0.1553398</text:p>
          </table:table-cell>
          <table:table-cell table:formula="of:=([.A932] + 32400) / 86400 + 25569" office:value-type="date" office:date-value="2017-08-25T16:35:16" calcext:value-type="date">
            <text:p>2017/08/25 16:35</text:p>
          </table:table-cell>
          <table:table-cell table:formula="of:=[.B932]*60*60" office:value-type="float" office:value="559.22328" calcext:value-type="float">
            <text:p>559.2</text:p>
          </table:table-cell>
        </table:table-row>
        <table:table-row table:style-name="ro1">
          <table:table-cell office:value-type="float" office:value="1503649767" calcext:value-type="float">
            <text:p>1503649767</text:p>
          </table:table-cell>
          <table:table-cell office:value-type="float" office:value="0.1108592" calcext:value-type="float">
            <text:p>0.1108592</text:p>
          </table:table-cell>
          <table:table-cell table:formula="of:=([.A933] + 32400) / 86400 + 25569" office:value-type="date" office:date-value="2017-08-25T17:29:27" calcext:value-type="date">
            <text:p>2017/08/25 17:29</text:p>
          </table:table-cell>
          <table:table-cell table:formula="of:=[.B933]*60*60" office:value-type="float" office:value="399.09312" calcext:value-type="float">
            <text:p>399.1</text:p>
          </table:table-cell>
        </table:table-row>
        <table:table-row table:style-name="ro1">
          <table:table-cell office:value-type="float" office:value="1503653243" calcext:value-type="float">
            <text:p>1503653243</text:p>
          </table:table-cell>
          <table:table-cell office:value-type="float" office:value="0.2067465" calcext:value-type="float">
            <text:p>0.2067465</text:p>
          </table:table-cell>
          <table:table-cell table:formula="of:=([.A934] + 32400) / 86400 + 25569" office:value-type="date" office:date-value="2017-08-25T18:27:23" calcext:value-type="date">
            <text:p>2017/08/25 18:27</text:p>
          </table:table-cell>
          <table:table-cell table:formula="of:=[.B934]*60*60" office:value-type="float" office:value="744.2874" calcext:value-type="float">
            <text:p>744.3</text:p>
          </table:table-cell>
        </table:table-row>
        <table:table-row table:style-name="ro1">
          <table:table-cell office:value-type="float" office:value="1503656851" calcext:value-type="float">
            <text:p>1503656851</text:p>
          </table:table-cell>
          <table:table-cell office:value-type="float" office:value="0.2000526" calcext:value-type="float">
            <text:p>0.2000526</text:p>
          </table:table-cell>
          <table:table-cell table:formula="of:=([.A935] + 32400) / 86400 + 25569" office:value-type="date" office:date-value="2017-08-25T19:27:31" calcext:value-type="date">
            <text:p>2017/08/25 19:27</text:p>
          </table:table-cell>
          <table:table-cell table:formula="of:=[.B935]*60*60" office:value-type="float" office:value="720.18936" calcext:value-type="float">
            <text:p>720.2</text:p>
          </table:table-cell>
        </table:table-row>
        <table:table-row table:style-name="ro1">
          <table:table-cell office:value-type="float" office:value="1503660502" calcext:value-type="float">
            <text:p>1503660502</text:p>
          </table:table-cell>
          <table:table-cell office:value-type="float" office:value="0.2147651" calcext:value-type="float">
            <text:p>0.2147651</text:p>
          </table:table-cell>
          <table:table-cell table:formula="of:=([.A936] + 32400) / 86400 + 25569" office:value-type="date" office:date-value="2017-08-25T20:28:22" calcext:value-type="date">
            <text:p>2017/08/25 20:28</text:p>
          </table:table-cell>
          <table:table-cell table:formula="of:=[.B936]*60*60" office:value-type="float" office:value="773.15436" calcext:value-type="float">
            <text:p>773.2</text:p>
          </table:table-cell>
        </table:table-row>
        <table:table-row table:style-name="ro1">
          <table:table-cell office:value-type="float" office:value="1503664175" calcext:value-type="float">
            <text:p>1503664175</text:p>
          </table:table-cell>
          <table:table-cell office:value-type="float" office:value="0.2080482" calcext:value-type="float">
            <text:p>0.2080482</text:p>
          </table:table-cell>
          <table:table-cell table:formula="of:=([.A937] + 32400) / 86400 + 25569" office:value-type="date" office:date-value="2017-08-25T21:29:35" calcext:value-type="date">
            <text:p>2017/08/25 21:29</text:p>
          </table:table-cell>
          <table:table-cell table:formula="of:=[.B937]*60*60" office:value-type="float" office:value="748.97352" calcext:value-type="float">
            <text:p>749.0</text:p>
          </table:table-cell>
        </table:table-row>
        <table:table-row table:style-name="ro1">
          <table:table-cell office:value-type="float" office:value="1503667954" calcext:value-type="float">
            <text:p>1503667954</text:p>
          </table:table-cell>
          <table:table-cell office:value-type="float" office:value="0.1886269" calcext:value-type="float">
            <text:p>0.1886269</text:p>
          </table:table-cell>
          <table:table-cell table:formula="of:=([.A938] + 32400) / 86400 + 25569" office:value-type="date" office:date-value="2017-08-25T22:32:34" calcext:value-type="date">
            <text:p>2017/08/25 22:32</text:p>
          </table:table-cell>
          <table:table-cell table:formula="of:=[.B938]*60*60" office:value-type="float" office:value="679.05684" calcext:value-type="float">
            <text:p>679.1</text:p>
          </table:table-cell>
        </table:table-row>
        <table:table-row table:style-name="ro1">
          <table:table-cell office:value-type="float" office:value="1503671359" calcext:value-type="float">
            <text:p>1503671359</text:p>
          </table:table-cell>
          <table:table-cell office:value-type="float" office:value="0.3080191" calcext:value-type="float">
            <text:p>0.3080191</text:p>
          </table:table-cell>
          <table:table-cell table:formula="of:=([.A939] + 32400) / 86400 + 25569" office:value-type="date" office:date-value="2017-08-25T23:29:19" calcext:value-type="date">
            <text:p>2017/08/25 23:29</text:p>
          </table:table-cell>
          <table:table-cell table:formula="of:=[.B939]*60*60" office:value-type="float" office:value="1108.86876" calcext:value-type="float">
            <text:p>1108.9</text:p>
          </table:table-cell>
        </table:table-row>
        <table:table-row table:style-name="ro1">
          <table:table-cell office:value-type="float" office:value="1503675018" calcext:value-type="float">
            <text:p>1503675018</text:p>
          </table:table-cell>
          <table:table-cell office:value-type="float" office:value="0.3904555" calcext:value-type="float">
            <text:p>0.3904555</text:p>
          </table:table-cell>
          <table:table-cell table:formula="of:=([.A940] + 32400) / 86400 + 25569" office:value-type="date" office:date-value="2017-08-26T00:30:18" calcext:value-type="date">
            <text:p>2017/08/26 00:30</text:p>
          </table:table-cell>
          <table:table-cell table:formula="of:=[.B940]*60*60" office:value-type="float" office:value="1405.6398" calcext:value-type="float">
            <text:p>1405.6</text:p>
          </table:table-cell>
        </table:table-row>
        <table:table-row table:style-name="ro1">
          <table:table-cell office:value-type="float" office:value="1503678546" calcext:value-type="float">
            <text:p>1503678546</text:p>
          </table:table-cell>
          <table:table-cell office:value-type="float" office:value="0.339447" calcext:value-type="float">
            <text:p>0.339447</text:p>
          </table:table-cell>
          <table:table-cell table:formula="of:=([.A941] + 32400) / 86400 + 25569" office:value-type="date" office:date-value="2017-08-26T01:29:06" calcext:value-type="date">
            <text:p>2017/08/26 01:29</text:p>
          </table:table-cell>
          <table:table-cell table:formula="of:=[.B941]*60*60" office:value-type="float" office:value="1222.0092" calcext:value-type="float">
            <text:p>1222.0</text:p>
          </table:table-cell>
        </table:table-row>
        <table:table-row table:style-name="ro1">
          <table:table-cell office:value-type="float" office:value="1503682076" calcext:value-type="float">
            <text:p>1503682076</text:p>
          </table:table-cell>
          <table:table-cell office:value-type="float" office:value="0.2263541" calcext:value-type="float">
            <text:p>0.2263541</text:p>
          </table:table-cell>
          <table:table-cell table:formula="of:=([.A942] + 32400) / 86400 + 25569" office:value-type="date" office:date-value="2017-08-26T02:27:56" calcext:value-type="date">
            <text:p>2017/08/26 02:27</text:p>
          </table:table-cell>
          <table:table-cell table:formula="of:=[.B942]*60*60" office:value-type="float" office:value="814.87476" calcext:value-type="float">
            <text:p>814.9</text:p>
          </table:table-cell>
        </table:table-row>
        <table:table-row table:style-name="ro1">
          <table:table-cell office:value-type="float" office:value="1503685648" calcext:value-type="float">
            <text:p>1503685648</text:p>
          </table:table-cell>
          <table:table-cell office:value-type="float" office:value="0.1821591" calcext:value-type="float">
            <text:p>0.1821591</text:p>
          </table:table-cell>
          <table:table-cell table:formula="of:=([.A943] + 32400) / 86400 + 25569" office:value-type="date" office:date-value="2017-08-26T03:27:28" calcext:value-type="date">
            <text:p>2017/08/26 03:27</text:p>
          </table:table-cell>
          <table:table-cell table:formula="of:=[.B943]*60*60" office:value-type="float" office:value="655.77276" calcext:value-type="float">
            <text:p>655.8</text:p>
          </table:table-cell>
        </table:table-row>
        <table:table-row table:style-name="ro1">
          <table:table-cell office:value-type="float" office:value="1503689097" calcext:value-type="float">
            <text:p>1503689097</text:p>
          </table:table-cell>
          <table:table-cell office:value-type="float" office:value="0.1134313" calcext:value-type="float">
            <text:p>0.1134313</text:p>
          </table:table-cell>
          <table:table-cell table:formula="of:=([.A944] + 32400) / 86400 + 25569" office:value-type="date" office:date-value="2017-08-26T04:24:57" calcext:value-type="date">
            <text:p>2017/08/26 04:24</text:p>
          </table:table-cell>
          <table:table-cell table:formula="of:=[.B944]*60*60" office:value-type="float" office:value="408.35268" calcext:value-type="float">
            <text:p>408.4</text:p>
          </table:table-cell>
        </table:table-row>
        <table:table-row table:style-name="ro1">
          <table:table-cell office:value-type="float" office:value="1503692640" calcext:value-type="float">
            <text:p>1503692640</text:p>
          </table:table-cell>
          <table:table-cell office:value-type="float" office:value="0.08662696" calcext:value-type="float">
            <text:p>0.08662696</text:p>
          </table:table-cell>
          <table:table-cell table:formula="of:=([.A945] + 32400) / 86400 + 25569" office:value-type="date" office:date-value="2017-08-26T05:24:00" calcext:value-type="date">
            <text:p>2017/08/26 05:24</text:p>
          </table:table-cell>
          <table:table-cell table:formula="of:=[.B945]*60*60" office:value-type="float" office:value="311.857056" calcext:value-type="float">
            <text:p>311.9</text:p>
          </table:table-cell>
        </table:table-row>
        <table:table-row table:style-name="ro1">
          <table:table-cell office:value-type="float" office:value="1503696293" calcext:value-type="float">
            <text:p>1503696293</text:p>
          </table:table-cell>
          <table:table-cell office:value-type="float" office:value="0.09345794" calcext:value-type="float">
            <text:p>0.09345794</text:p>
          </table:table-cell>
          <table:table-cell table:formula="of:=([.A946] + 32400) / 86400 + 25569" office:value-type="date" office:date-value="2017-08-26T06:24:53" calcext:value-type="date">
            <text:p>2017/08/26 06:24</text:p>
          </table:table-cell>
          <table:table-cell table:formula="of:=[.B946]*60*60" office:value-type="float" office:value="336.448584" calcext:value-type="float">
            <text:p>336.4</text:p>
          </table:table-cell>
        </table:table-row>
        <table:table-row table:style-name="ro1">
          <table:table-cell office:value-type="float" office:value="1503699818" calcext:value-type="float">
            <text:p>1503699818</text:p>
          </table:table-cell>
          <table:table-cell office:value-type="float" office:value="0.09721847" calcext:value-type="float">
            <text:p>0.09721847</text:p>
          </table:table-cell>
          <table:table-cell table:formula="of:=([.A947] + 32400) / 86400 + 25569" office:value-type="date" office:date-value="2017-08-26T07:23:38" calcext:value-type="date">
            <text:p>2017/08/26 07:23</text:p>
          </table:table-cell>
          <table:table-cell table:formula="of:=[.B947]*60*60" office:value-type="float" office:value="349.986492" calcext:value-type="float">
            <text:p>350.0</text:p>
          </table:table-cell>
        </table:table-row>
        <table:table-row table:style-name="ro1">
          <table:table-cell office:value-type="float" office:value="1503703588" calcext:value-type="float">
            <text:p>1503703588</text:p>
          </table:table-cell>
          <table:table-cell office:value-type="float" office:value="0.1520087" calcext:value-type="float">
            <text:p>0.1520087</text:p>
          </table:table-cell>
          <table:table-cell table:formula="of:=([.A948] + 32400) / 86400 + 25569" office:value-type="date" office:date-value="2017-08-26T08:26:28" calcext:value-type="date">
            <text:p>2017/08/26 08:26</text:p>
          </table:table-cell>
          <table:table-cell table:formula="of:=[.B948]*60*60" office:value-type="float" office:value="547.23132" calcext:value-type="float">
            <text:p>547.2</text:p>
          </table:table-cell>
        </table:table-row>
        <table:table-row table:style-name="ro1">
          <table:table-cell office:value-type="float" office:value="1503707014" calcext:value-type="float">
            <text:p>1503707014</text:p>
          </table:table-cell>
          <table:table-cell office:value-type="float" office:value="0.2006866" calcext:value-type="float">
            <text:p>0.2006866</text:p>
          </table:table-cell>
          <table:table-cell table:formula="of:=([.A949] + 32400) / 86400 + 25569" office:value-type="date" office:date-value="2017-08-26T09:23:34" calcext:value-type="date">
            <text:p>2017/08/26 09:23</text:p>
          </table:table-cell>
          <table:table-cell table:formula="of:=[.B949]*60*60" office:value-type="float" office:value="722.47176" calcext:value-type="float">
            <text:p>722.5</text:p>
          </table:table-cell>
        </table:table-row>
        <table:table-row table:style-name="ro1">
          <table:table-cell office:value-type="float" office:value="1503710981" calcext:value-type="float">
            <text:p>1503710981</text:p>
          </table:table-cell>
          <table:table-cell office:value-type="float" office:value="0.1882092" calcext:value-type="float">
            <text:p>0.1882092</text:p>
          </table:table-cell>
          <table:table-cell table:formula="of:=([.A950] + 32400) / 86400 + 25569" office:value-type="date" office:date-value="2017-08-26T10:29:41" calcext:value-type="date">
            <text:p>2017/08/26 10:29</text:p>
          </table:table-cell>
          <table:table-cell table:formula="of:=[.B950]*60*60" office:value-type="float" office:value="677.55312" calcext:value-type="float">
            <text:p>677.6</text:p>
          </table:table-cell>
        </table:table-row>
        <table:table-row table:style-name="ro1">
          <table:table-cell office:value-type="float" office:value="1503714407" calcext:value-type="float">
            <text:p>1503714407</text:p>
          </table:table-cell>
          <table:table-cell office:value-type="float" office:value="0.200158" calcext:value-type="float">
            <text:p>0.200158</text:p>
          </table:table-cell>
          <table:table-cell table:formula="of:=([.A951] + 32400) / 86400 + 25569" office:value-type="date" office:date-value="2017-08-26T11:26:47" calcext:value-type="date">
            <text:p>2017/08/26 11:26</text:p>
          </table:table-cell>
          <table:table-cell table:formula="of:=[.B951]*60*60" office:value-type="float" office:value="720.5688" calcext:value-type="float">
            <text:p>720.6</text:p>
          </table:table-cell>
        </table:table-row>
        <table:table-row table:style-name="ro1">
          <table:table-cell office:value-type="float" office:value="1503717989" calcext:value-type="float">
            <text:p>1503717989</text:p>
          </table:table-cell>
          <table:table-cell office:value-type="float" office:value="0.1496126" calcext:value-type="float">
            <text:p>0.1496126</text:p>
          </table:table-cell>
          <table:table-cell table:formula="of:=([.A952] + 32400) / 86400 + 25569" office:value-type="date" office:date-value="2017-08-26T12:26:29" calcext:value-type="date">
            <text:p>2017/08/26 12:26</text:p>
          </table:table-cell>
          <table:table-cell table:formula="of:=[.B952]*60*60" office:value-type="float" office:value="538.60536" calcext:value-type="float">
            <text:p>538.6</text:p>
          </table:table-cell>
        </table:table-row>
        <table:table-row table:style-name="ro1">
          <table:table-cell office:value-type="float" office:value="1503721637" calcext:value-type="float">
            <text:p>1503721637</text:p>
          </table:table-cell>
          <table:table-cell office:value-type="float" office:value="0.1768444" calcext:value-type="float">
            <text:p>0.1768444</text:p>
          </table:table-cell>
          <table:table-cell table:formula="of:=([.A953] + 32400) / 86400 + 25569" office:value-type="date" office:date-value="2017-08-26T13:27:17" calcext:value-type="date">
            <text:p>2017/08/26 13:27</text:p>
          </table:table-cell>
          <table:table-cell table:formula="of:=[.B953]*60*60" office:value-type="float" office:value="636.63984" calcext:value-type="float">
            <text:p>636.6</text:p>
          </table:table-cell>
        </table:table-row>
        <table:table-row table:style-name="ro1">
          <table:table-cell office:value-type="float" office:value="1503725252" calcext:value-type="float">
            <text:p>1503725252</text:p>
          </table:table-cell>
          <table:table-cell office:value-type="float" office:value="0.1736771" calcext:value-type="float">
            <text:p>0.1736771</text:p>
          </table:table-cell>
          <table:table-cell table:formula="of:=([.A954] + 32400) / 86400 + 25569" office:value-type="date" office:date-value="2017-08-26T14:27:32" calcext:value-type="date">
            <text:p>2017/08/26 14:27</text:p>
          </table:table-cell>
          <table:table-cell table:formula="of:=[.B954]*60*60" office:value-type="float" office:value="625.23756" calcext:value-type="float">
            <text:p>625.2</text:p>
          </table:table-cell>
        </table:table-row>
        <table:table-row table:style-name="ro1">
          <table:table-cell office:value-type="float" office:value="1503728799" calcext:value-type="float">
            <text:p>1503728799</text:p>
          </table:table-cell>
          <table:table-cell office:value-type="float" office:value="0.1765517" calcext:value-type="float">
            <text:p>0.1765517</text:p>
          </table:table-cell>
          <table:table-cell table:formula="of:=([.A955] + 32400) / 86400 + 25569" office:value-type="date" office:date-value="2017-08-26T15:26:39" calcext:value-type="date">
            <text:p>2017/08/26 15:26</text:p>
          </table:table-cell>
          <table:table-cell table:formula="of:=[.B955]*60*60" office:value-type="float" office:value="635.58612" calcext:value-type="float">
            <text:p>635.6</text:p>
          </table:table-cell>
        </table:table-row>
        <table:table-row table:style-name="ro1">
          <table:table-cell office:value-type="float" office:value="1503732398" calcext:value-type="float">
            <text:p>1503732398</text:p>
          </table:table-cell>
          <table:table-cell office:value-type="float" office:value="0.2019665" calcext:value-type="float">
            <text:p>0.2019665</text:p>
          </table:table-cell>
          <table:table-cell table:formula="of:=([.A956] + 32400) / 86400 + 25569" office:value-type="date" office:date-value="2017-08-26T16:26:38" calcext:value-type="date">
            <text:p>2017/08/26 16:26</text:p>
          </table:table-cell>
          <table:table-cell table:formula="of:=[.B956]*60*60" office:value-type="float" office:value="727.0794" calcext:value-type="float">
            <text:p>727.1</text:p>
          </table:table-cell>
        </table:table-row>
        <table:table-row table:style-name="ro1">
          <table:table-cell office:value-type="float" office:value="1503736122" calcext:value-type="float">
            <text:p>1503736122</text:p>
          </table:table-cell>
          <table:table-cell office:value-type="float" office:value="0.2750275" calcext:value-type="float">
            <text:p>0.2750275</text:p>
          </table:table-cell>
          <table:table-cell table:formula="of:=([.A957] + 32400) / 86400 + 25569" office:value-type="date" office:date-value="2017-08-26T17:28:42" calcext:value-type="date">
            <text:p>2017/08/26 17:28</text:p>
          </table:table-cell>
          <table:table-cell table:formula="of:=[.B957]*60*60" office:value-type="float" office:value="990.099" calcext:value-type="float">
            <text:p>990.1</text:p>
          </table:table-cell>
        </table:table-row>
        <table:table-row table:style-name="ro1">
          <table:table-cell office:value-type="float" office:value="1503739743" calcext:value-type="float">
            <text:p>1503739743</text:p>
          </table:table-cell>
          <table:table-cell office:value-type="float" office:value="0.2719608" calcext:value-type="float">
            <text:p>0.2719608</text:p>
          </table:table-cell>
          <table:table-cell table:formula="of:=([.A958] + 32400) / 86400 + 25569" office:value-type="date" office:date-value="2017-08-26T18:29:03" calcext:value-type="date">
            <text:p>2017/08/26 18:29</text:p>
          </table:table-cell>
          <table:table-cell table:formula="of:=[.B958]*60*60" office:value-type="float" office:value="979.05888" calcext:value-type="float">
            <text:p>979.1</text:p>
          </table:table-cell>
        </table:table-row>
        <table:table-row table:style-name="ro1">
          <table:table-cell office:value-type="float" office:value="1503743231" calcext:value-type="float">
            <text:p>1503743231</text:p>
          </table:table-cell>
          <table:table-cell office:value-type="float" office:value="0.2758621" calcext:value-type="float">
            <text:p>0.2758621</text:p>
          </table:table-cell>
          <table:table-cell table:formula="of:=([.A959] + 32400) / 86400 + 25569" office:value-type="date" office:date-value="2017-08-26T19:27:11" calcext:value-type="date">
            <text:p>2017/08/26 19:27</text:p>
          </table:table-cell>
          <table:table-cell table:formula="of:=[.B959]*60*60" office:value-type="float" office:value="993.10356" calcext:value-type="float">
            <text:p>993.1</text:p>
          </table:table-cell>
        </table:table-row>
        <table:table-row table:style-name="ro1">
          <table:table-cell office:value-type="float" office:value="1503747159" calcext:value-type="float">
            <text:p>1503747159</text:p>
          </table:table-cell>
          <table:table-cell office:value-type="float" office:value="0.3286771" calcext:value-type="float">
            <text:p>0.3286771</text:p>
          </table:table-cell>
          <table:table-cell table:formula="of:=([.A960] + 32400) / 86400 + 25569" office:value-type="date" office:date-value="2017-08-26T20:32:39" calcext:value-type="date">
            <text:p>2017/08/26 20:32</text:p>
          </table:table-cell>
          <table:table-cell table:formula="of:=[.B960]*60*60" office:value-type="float" office:value="1183.23756" calcext:value-type="float">
            <text:p>1183.2</text:p>
          </table:table-cell>
        </table:table-row>
        <table:table-row table:style-name="ro1">
          <table:table-cell office:value-type="float" office:value="1503750696" calcext:value-type="float">
            <text:p>1503750696</text:p>
          </table:table-cell>
          <table:table-cell office:value-type="float" office:value="0.3249391" calcext:value-type="float">
            <text:p>0.3249391</text:p>
          </table:table-cell>
          <table:table-cell table:formula="of:=([.A961] + 32400) / 86400 + 25569" office:value-type="date" office:date-value="2017-08-26T21:31:36" calcext:value-type="date">
            <text:p>2017/08/26 21:31</text:p>
          </table:table-cell>
          <table:table-cell table:formula="of:=[.B961]*60*60" office:value-type="float" office:value="1169.78076" calcext:value-type="float">
            <text:p>1169.8</text:p>
          </table:table-cell>
        </table:table-row>
        <table:table-row table:style-name="ro1">
          <table:table-cell office:value-type="float" office:value="1503754125" calcext:value-type="float">
            <text:p>1503754125</text:p>
          </table:table-cell>
          <table:table-cell office:value-type="float" office:value="0.3353164" calcext:value-type="float">
            <text:p>0.3353164</text:p>
          </table:table-cell>
          <table:table-cell table:formula="of:=([.A962] + 32400) / 86400 + 25569" office:value-type="date" office:date-value="2017-08-26T22:28:45" calcext:value-type="date">
            <text:p>2017/08/26 22:28</text:p>
          </table:table-cell>
          <table:table-cell table:formula="of:=[.B962]*60*60" office:value-type="float" office:value="1207.13904" calcext:value-type="float">
            <text:p>1207.1</text:p>
          </table:table-cell>
        </table:table-row>
        <table:table-row table:style-name="ro1">
          <table:table-cell office:value-type="float" office:value="1503758091" calcext:value-type="float">
            <text:p>1503758091</text:p>
          </table:table-cell>
          <table:table-cell office:value-type="float" office:value="0.3267974" calcext:value-type="float">
            <text:p>0.3267974</text:p>
          </table:table-cell>
          <table:table-cell table:formula="of:=([.A963] + 32400) / 86400 + 25569" office:value-type="date" office:date-value="2017-08-26T23:34:51" calcext:value-type="date">
            <text:p>2017/08/26 23:34</text:p>
          </table:table-cell>
          <table:table-cell table:formula="of:=[.B963]*60*60" office:value-type="float" office:value="1176.47064" calcext:value-type="float">
            <text:p>1176.5</text:p>
          </table:table-cell>
        </table:table-row>
        <table:table-row table:style-name="ro1">
          <table:table-cell office:value-type="float" office:value="1503760346" calcext:value-type="float">
            <text:p>1503760346</text:p>
          </table:table-cell>
          <table:table-cell office:value-type="float" office:value="0.2735978" calcext:value-type="float">
            <text:p>0.2735978</text:p>
          </table:table-cell>
          <table:table-cell table:formula="of:=([.A964] + 32400) / 86400 + 25569" office:value-type="date" office:date-value="2017-08-27T00:12:26" calcext:value-type="date">
            <text:p>2017/08/27 00:12</text:p>
          </table:table-cell>
          <table:table-cell table:formula="of:=[.B964]*60*60" office:value-type="float" office:value="984.95208" calcext:value-type="float">
            <text:p>985.0</text:p>
          </table:table-cell>
        </table:table-row>
        <table:table-row table:style-name="ro1">
          <table:table-cell office:value-type="float" office:value="1503761534" calcext:value-type="float">
            <text:p>1503761534</text:p>
          </table:table-cell>
          <table:table-cell office:value-type="float" office:value="0.2769316" calcext:value-type="float">
            <text:p>0.2769316</text:p>
          </table:table-cell>
          <table:table-cell table:formula="of:=([.A965] + 32400) / 86400 + 25569" office:value-type="date" office:date-value="2017-08-27T00:32:14" calcext:value-type="date">
            <text:p>2017/08/27 00:32</text:p>
          </table:table-cell>
          <table:table-cell table:formula="of:=[.B965]*60*60" office:value-type="float" office:value="996.95376" calcext:value-type="float">
            <text:p>997.0</text:p>
          </table:table-cell>
        </table:table-row>
        <table:table-row table:style-name="ro1">
          <table:table-cell office:value-type="float" office:value="1503765112" calcext:value-type="float">
            <text:p>1503765112</text:p>
          </table:table-cell>
          <table:table-cell office:value-type="float" office:value="0.285479" calcext:value-type="float">
            <text:p>0.285479</text:p>
          </table:table-cell>
          <table:table-cell table:formula="of:=([.A966] + 32400) / 86400 + 25569" office:value-type="date" office:date-value="2017-08-27T01:31:52" calcext:value-type="date">
            <text:p>2017/08/27 01:31</text:p>
          </table:table-cell>
          <table:table-cell table:formula="of:=[.B966]*60*60" office:value-type="float" office:value="1027.7244" calcext:value-type="float">
            <text:p>1027.7</text:p>
          </table:table-cell>
        </table:table-row>
        <table:table-row table:style-name="ro1">
          <table:table-cell office:value-type="float" office:value="1503768542" calcext:value-type="float">
            <text:p>1503768542</text:p>
          </table:table-cell>
          <table:table-cell office:value-type="float" office:value="0.2172732" calcext:value-type="float">
            <text:p>0.2172732</text:p>
          </table:table-cell>
          <table:table-cell table:formula="of:=([.A967] + 32400) / 86400 + 25569" office:value-type="date" office:date-value="2017-08-27T02:29:02" calcext:value-type="date">
            <text:p>2017/08/27 02:29</text:p>
          </table:table-cell>
          <table:table-cell table:formula="of:=[.B967]*60*60" office:value-type="float" office:value="782.18352" calcext:value-type="float">
            <text:p>782.2</text:p>
          </table:table-cell>
        </table:table-row>
        <table:table-row table:style-name="ro1">
          <table:table-cell office:value-type="float" office:value="1503772057" calcext:value-type="float">
            <text:p>1503772057</text:p>
          </table:table-cell>
          <table:table-cell office:value-type="float" office:value="0.1959717" calcext:value-type="float">
            <text:p>0.1959717</text:p>
          </table:table-cell>
          <table:table-cell table:formula="of:=([.A968] + 32400) / 86400 + 25569" office:value-type="date" office:date-value="2017-08-27T03:27:37" calcext:value-type="date">
            <text:p>2017/08/27 03:27</text:p>
          </table:table-cell>
          <table:table-cell table:formula="of:=[.B968]*60*60" office:value-type="float" office:value="705.49812" calcext:value-type="float">
            <text:p>705.5</text:p>
          </table:table-cell>
        </table:table-row>
        <table:table-row table:style-name="ro1">
          <table:table-cell office:value-type="float" office:value="1503775679" calcext:value-type="float">
            <text:p>1503775679</text:p>
          </table:table-cell>
          <table:table-cell office:value-type="float" office:value="0.1208791" calcext:value-type="float">
            <text:p>0.1208791</text:p>
          </table:table-cell>
          <table:table-cell table:formula="of:=([.A969] + 32400) / 86400 + 25569" office:value-type="date" office:date-value="2017-08-27T04:27:59" calcext:value-type="date">
            <text:p>2017/08/27 04:27</text:p>
          </table:table-cell>
          <table:table-cell table:formula="of:=[.B969]*60*60" office:value-type="float" office:value="435.16476" calcext:value-type="float">
            <text:p>435.2</text:p>
          </table:table-cell>
        </table:table-row>
        <table:table-row table:style-name="ro1">
          <table:table-cell office:value-type="float" office:value="1503779740" calcext:value-type="float">
            <text:p>1503779740</text:p>
          </table:table-cell>
          <table:table-cell office:value-type="float" office:value="0.05460005" calcext:value-type="float">
            <text:p>0.05460005</text:p>
          </table:table-cell>
          <table:table-cell table:formula="of:=([.A970] + 32400) / 86400 + 25569" office:value-type="date" office:date-value="2017-08-27T05:35:40" calcext:value-type="date">
            <text:p>2017/08/27 05:35</text:p>
          </table:table-cell>
          <table:table-cell table:formula="of:=[.B970]*60*60" office:value-type="float" office:value="196.56018" calcext:value-type="float">
            <text:p>196.6</text:p>
          </table:table-cell>
        </table:table-row>
        <table:table-row table:style-name="ro1">
          <table:table-cell office:value-type="float" office:value="1503783086" calcext:value-type="float">
            <text:p>1503783086</text:p>
          </table:table-cell>
          <table:table-cell office:value-type="float" office:value="0.05099439" calcext:value-type="float">
            <text:p>0.05099439</text:p>
          </table:table-cell>
          <table:table-cell table:formula="of:=([.A971] + 32400) / 86400 + 25569" office:value-type="date" office:date-value="2017-08-27T06:31:26" calcext:value-type="date">
            <text:p>2017/08/27 06:31</text:p>
          </table:table-cell>
          <table:table-cell table:formula="of:=[.B971]*60*60" office:value-type="float" office:value="183.579804" calcext:value-type="float">
            <text:p>183.6</text:p>
          </table:table-cell>
        </table:table-row>
        <table:table-row table:style-name="ro1">
          <table:table-cell office:value-type="float" office:value="1503786408" calcext:value-type="float">
            <text:p>1503786408</text:p>
          </table:table-cell>
          <table:table-cell office:value-type="float" office:value="0.06559169" calcext:value-type="float">
            <text:p>0.06559169</text:p>
          </table:table-cell>
          <table:table-cell table:formula="of:=([.A972] + 32400) / 86400 + 25569" office:value-type="date" office:date-value="2017-08-27T07:26:48" calcext:value-type="date">
            <text:p>2017/08/27 07:26</text:p>
          </table:table-cell>
          <table:table-cell table:formula="of:=[.B972]*60*60" office:value-type="float" office:value="236.130084" calcext:value-type="float">
            <text:p>236.1</text:p>
          </table:table-cell>
        </table:table-row>
        <table:table-row table:style-name="ro1">
          <table:table-cell office:value-type="float" office:value="1503790010" calcext:value-type="float">
            <text:p>1503790010</text:p>
          </table:table-cell>
          <table:table-cell office:value-type="float" office:value="0.09992506" calcext:value-type="float">
            <text:p>0.09992506</text:p>
          </table:table-cell>
          <table:table-cell table:formula="of:=([.A973] + 32400) / 86400 + 25569" office:value-type="date" office:date-value="2017-08-27T08:26:50" calcext:value-type="date">
            <text:p>2017/08/27 08:26</text:p>
          </table:table-cell>
          <table:table-cell table:formula="of:=[.B973]*60*60" office:value-type="float" office:value="359.730216" calcext:value-type="float">
            <text:p>359.7</text:p>
          </table:table-cell>
        </table:table-row>
        <table:table-row table:style-name="ro1">
          <table:table-cell office:value-type="float" office:value="1503793552" calcext:value-type="float">
            <text:p>1503793552</text:p>
          </table:table-cell>
          <table:table-cell office:value-type="float" office:value="0.153593" calcext:value-type="float">
            <text:p>0.153593</text:p>
          </table:table-cell>
          <table:table-cell table:formula="of:=([.A974] + 32400) / 86400 + 25569" office:value-type="date" office:date-value="2017-08-27T09:25:52" calcext:value-type="date">
            <text:p>2017/08/27 09:25</text:p>
          </table:table-cell>
          <table:table-cell table:formula="of:=[.B974]*60*60" office:value-type="float" office:value="552.9348" calcext:value-type="float">
            <text:p>552.9</text:p>
          </table:table-cell>
        </table:table-row>
        <table:table-row table:style-name="ro1">
          <table:table-cell office:value-type="float" office:value="1503797067" calcext:value-type="float">
            <text:p>1503797067</text:p>
          </table:table-cell>
          <table:table-cell office:value-type="float" office:value="0.1210787" calcext:value-type="float">
            <text:p>0.1210787</text:p>
          </table:table-cell>
          <table:table-cell table:formula="of:=([.A975] + 32400) / 86400 + 25569" office:value-type="date" office:date-value="2017-08-27T10:24:27" calcext:value-type="date">
            <text:p>2017/08/27 10:24</text:p>
          </table:table-cell>
          <table:table-cell table:formula="of:=[.B975]*60*60" office:value-type="float" office:value="435.88332" calcext:value-type="float">
            <text:p>435.9</text:p>
          </table:table-cell>
        </table:table-row>
        <table:table-row table:style-name="ro1">
          <table:table-cell office:value-type="float" office:value="1503800928" calcext:value-type="float">
            <text:p>1503800928</text:p>
          </table:table-cell>
          <table:table-cell office:value-type="float" office:value="0.1416122" calcext:value-type="float">
            <text:p>0.1416122</text:p>
          </table:table-cell>
          <table:table-cell table:formula="of:=([.A976] + 32400) / 86400 + 25569" office:value-type="date" office:date-value="2017-08-27T11:28:48" calcext:value-type="date">
            <text:p>2017/08/27 11:28</text:p>
          </table:table-cell>
          <table:table-cell table:formula="of:=[.B976]*60*60" office:value-type="float" office:value="509.80392" calcext:value-type="float">
            <text:p>509.8</text:p>
          </table:table-cell>
        </table:table-row>
        <table:table-row table:style-name="ro1">
          <table:table-cell office:value-type="float" office:value="1503804561" calcext:value-type="float">
            <text:p>1503804561</text:p>
          </table:table-cell>
          <table:table-cell office:value-type="float" office:value="0.1516793" calcext:value-type="float">
            <text:p>0.1516793</text:p>
          </table:table-cell>
          <table:table-cell table:formula="of:=([.A977] + 32400) / 86400 + 25569" office:value-type="date" office:date-value="2017-08-27T12:29:21" calcext:value-type="date">
            <text:p>2017/08/27 12:29</text:p>
          </table:table-cell>
          <table:table-cell table:formula="of:=[.B977]*60*60" office:value-type="float" office:value="546.04548" calcext:value-type="float">
            <text:p>546.0</text:p>
          </table:table-cell>
        </table:table-row>
        <table:table-row table:style-name="ro1">
          <table:table-cell office:value-type="float" office:value="1503807989" calcext:value-type="float">
            <text:p>1503807989</text:p>
          </table:table-cell>
          <table:table-cell office:value-type="float" office:value="0.1846321" calcext:value-type="float">
            <text:p>0.1846321</text:p>
          </table:table-cell>
          <table:table-cell table:formula="of:=([.A978] + 32400) / 86400 + 25569" office:value-type="date" office:date-value="2017-08-27T13:26:29" calcext:value-type="date">
            <text:p>2017/08/27 13:26</text:p>
          </table:table-cell>
          <table:table-cell table:formula="of:=[.B978]*60*60" office:value-type="float" office:value="664.67556" calcext:value-type="float">
            <text:p>664.7</text:p>
          </table:table-cell>
        </table:table-row>
        <table:table-row table:style-name="ro1">
          <table:table-cell office:value-type="float" office:value="1503811767" calcext:value-type="float">
            <text:p>1503811767</text:p>
          </table:table-cell>
          <table:table-cell office:value-type="float" office:value="0.184582" calcext:value-type="float">
            <text:p>0.184582</text:p>
          </table:table-cell>
          <table:table-cell table:formula="of:=([.A979] + 32400) / 86400 + 25569" office:value-type="date" office:date-value="2017-08-27T14:29:27" calcext:value-type="date">
            <text:p>2017/08/27 14:29</text:p>
          </table:table-cell>
          <table:table-cell table:formula="of:=[.B979]*60*60" office:value-type="float" office:value="664.4952" calcext:value-type="float">
            <text:p>664.5</text:p>
          </table:table-cell>
        </table:table-row>
        <table:table-row table:style-name="ro1">
          <table:table-cell office:value-type="float" office:value="1503815350" calcext:value-type="float">
            <text:p>1503815350</text:p>
          </table:table-cell>
          <table:table-cell office:value-type="float" office:value="0.2674512" calcext:value-type="float">
            <text:p>0.2674512</text:p>
          </table:table-cell>
          <table:table-cell table:formula="of:=([.A980] + 32400) / 86400 + 25569" office:value-type="date" office:date-value="2017-08-27T15:29:10" calcext:value-type="date">
            <text:p>2017/08/27 15:29</text:p>
          </table:table-cell>
          <table:table-cell table:formula="of:=[.B980]*60*60" office:value-type="float" office:value="962.82432" calcext:value-type="float">
            <text:p>962.8</text:p>
          </table:table-cell>
        </table:table-row>
        <table:table-row table:style-name="ro1">
          <table:table-cell office:value-type="float" office:value="1503818953" calcext:value-type="float">
            <text:p>1503818953</text:p>
          </table:table-cell>
          <table:table-cell office:value-type="float" office:value="0.3242367" calcext:value-type="float">
            <text:p>0.3242367</text:p>
          </table:table-cell>
          <table:table-cell table:formula="of:=([.A981] + 32400) / 86400 + 25569" office:value-type="date" office:date-value="2017-08-27T16:29:13" calcext:value-type="date">
            <text:p>2017/08/27 16:29</text:p>
          </table:table-cell>
          <table:table-cell table:formula="of:=[.B981]*60*60" office:value-type="float" office:value="1167.25212" calcext:value-type="float">
            <text:p>1167.3</text:p>
          </table:table-cell>
        </table:table-row>
        <table:table-row table:style-name="ro1">
          <table:table-cell office:value-type="float" office:value="1503822702" calcext:value-type="float">
            <text:p>1503822702</text:p>
          </table:table-cell>
          <table:table-cell office:value-type="float" office:value="0.3463203" calcext:value-type="float">
            <text:p>0.3463203</text:p>
          </table:table-cell>
          <table:table-cell table:formula="of:=([.A982] + 32400) / 86400 + 25569" office:value-type="date" office:date-value="2017-08-27T17:31:42" calcext:value-type="date">
            <text:p>2017/08/27 17:31</text:p>
          </table:table-cell>
          <table:table-cell table:formula="of:=[.B982]*60*60" office:value-type="float" office:value="1246.75308" calcext:value-type="float">
            <text:p>1246.8</text:p>
          </table:table-cell>
        </table:table-row>
        <table:table-row table:style-name="ro1">
          <table:table-cell office:value-type="float" office:value="1503826296" calcext:value-type="float">
            <text:p>1503826296</text:p>
          </table:table-cell>
          <table:table-cell office:value-type="float" office:value="0.3636364" calcext:value-type="float">
            <text:p>0.3636364</text:p>
          </table:table-cell>
          <table:table-cell table:formula="of:=([.A983] + 32400) / 86400 + 25569" office:value-type="date" office:date-value="2017-08-27T18:31:36" calcext:value-type="date">
            <text:p>2017/08/27 18:31</text:p>
          </table:table-cell>
          <table:table-cell table:formula="of:=[.B983]*60*60" office:value-type="float" office:value="1309.09104" calcext:value-type="float">
            <text:p>1309.1</text:p>
          </table:table-cell>
        </table:table-row>
        <table:table-row table:style-name="ro1">
          <table:table-cell office:value-type="float" office:value="1503829782" calcext:value-type="float">
            <text:p>1503829782</text:p>
          </table:table-cell>
          <table:table-cell office:value-type="float" office:value="0.3016429" calcext:value-type="float">
            <text:p>0.3016429</text:p>
          </table:table-cell>
          <table:table-cell table:formula="of:=([.A984] + 32400) / 86400 + 25569" office:value-type="date" office:date-value="2017-08-27T19:29:42" calcext:value-type="date">
            <text:p>2017/08/27 19:29</text:p>
          </table:table-cell>
          <table:table-cell table:formula="of:=[.B984]*60*60" office:value-type="float" office:value="1085.91444" calcext:value-type="float">
            <text:p>1085.9</text:p>
          </table:table-cell>
        </table:table-row>
        <table:table-row table:style-name="ro1">
          <table:table-cell office:value-type="float" office:value="1503833360" calcext:value-type="float">
            <text:p>1503833360</text:p>
          </table:table-cell>
          <table:table-cell office:value-type="float" office:value="0.3990025" calcext:value-type="float">
            <text:p>0.3990025</text:p>
          </table:table-cell>
          <table:table-cell table:formula="of:=([.A985] + 32400) / 86400 + 25569" office:value-type="date" office:date-value="2017-08-27T20:29:20" calcext:value-type="date">
            <text:p>2017/08/27 20:29</text:p>
          </table:table-cell>
          <table:table-cell table:formula="of:=[.B985]*60*60" office:value-type="float" office:value="1436.409" calcext:value-type="float">
            <text:p>1436.4</text:p>
          </table:table-cell>
        </table:table-row>
        <table:table-row table:style-name="ro1">
          <table:table-cell office:value-type="float" office:value="1503837165" calcext:value-type="float">
            <text:p>1503837165</text:p>
          </table:table-cell>
          <table:table-cell office:value-type="float" office:value="0.4789116" calcext:value-type="float">
            <text:p>0.4789116</text:p>
          </table:table-cell>
          <table:table-cell table:formula="of:=([.A986] + 32400) / 86400 + 25569" office:value-type="date" office:date-value="2017-08-27T21:32:45" calcext:value-type="date">
            <text:p>2017/08/27 21:32</text:p>
          </table:table-cell>
          <table:table-cell table:formula="of:=[.B986]*60*60" office:value-type="float" office:value="1724.08176" calcext:value-type="float">
            <text:p>1724.1</text:p>
          </table:table-cell>
        </table:table-row>
        <table:table-row table:style-name="ro1">
          <table:table-cell office:value-type="float" office:value="1503840621" calcext:value-type="float">
            <text:p>1503840621</text:p>
          </table:table-cell>
          <table:table-cell office:value-type="float" office:value="0.5880751" calcext:value-type="float">
            <text:p>0.5880751</text:p>
          </table:table-cell>
          <table:table-cell table:formula="of:=([.A987] + 32400) / 86400 + 25569" office:value-type="date" office:date-value="2017-08-27T22:30:21" calcext:value-type="date">
            <text:p>2017/08/27 22:30</text:p>
          </table:table-cell>
          <table:table-cell table:formula="of:=[.B987]*60*60" office:value-type="float" office:value="2117.07036" calcext:value-type="float">
            <text:p>2117.1</text:p>
          </table:table-cell>
        </table:table-row>
        <table:table-row table:style-name="ro1">
          <table:table-cell office:value-type="float" office:value="1503844230" calcext:value-type="float">
            <text:p>1503844230</text:p>
          </table:table-cell>
          <table:table-cell office:value-type="float" office:value="0.6375378" calcext:value-type="float">
            <text:p>0.6375378</text:p>
          </table:table-cell>
          <table:table-cell table:formula="of:=([.A988] + 32400) / 86400 + 25569" office:value-type="date" office:date-value="2017-08-27T23:30:30" calcext:value-type="date">
            <text:p>2017/08/27 23:30</text:p>
          </table:table-cell>
          <table:table-cell table:formula="of:=[.B988]*60*60" office:value-type="float" office:value="2295.13608" calcext:value-type="float">
            <text:p>2295.1</text:p>
          </table:table-cell>
        </table:table-row>
        <table:table-row table:style-name="ro1">
          <table:table-cell office:value-type="float" office:value="1503847824" calcext:value-type="float">
            <text:p>1503847824</text:p>
          </table:table-cell>
          <table:table-cell office:value-type="float" office:value="0.6253428" calcext:value-type="float">
            <text:p>0.6253428</text:p>
          </table:table-cell>
          <table:table-cell table:formula="of:=([.A989] + 32400) / 86400 + 25569" office:value-type="date" office:date-value="2017-08-28T00:30:24" calcext:value-type="date">
            <text:p>2017/08/28 00:30</text:p>
          </table:table-cell>
          <table:table-cell table:formula="of:=[.B989]*60*60" office:value-type="float" office:value="2251.23408" calcext:value-type="float">
            <text:p>2251.2</text:p>
          </table:table-cell>
        </table:table-row>
        <table:table-row table:style-name="ro1">
          <table:table-cell office:value-type="float" office:value="1503851498" calcext:value-type="float">
            <text:p>1503851498</text:p>
          </table:table-cell>
          <table:table-cell office:value-type="float" office:value="0.4159825" calcext:value-type="float">
            <text:p>0.4159825</text:p>
          </table:table-cell>
          <table:table-cell table:formula="of:=([.A990] + 32400) / 86400 + 25569" office:value-type="date" office:date-value="2017-08-28T01:31:38" calcext:value-type="date">
            <text:p>2017/08/28 01:31</text:p>
          </table:table-cell>
          <table:table-cell table:formula="of:=[.B990]*60*60" office:value-type="float" office:value="1497.537" calcext:value-type="float">
            <text:p>1497.5</text:p>
          </table:table-cell>
        </table:table-row>
        <table:table-row table:style-name="ro1">
          <table:table-cell office:value-type="float" office:value="1503854946" calcext:value-type="float">
            <text:p>1503854946</text:p>
          </table:table-cell>
          <table:table-cell office:value-type="float" office:value="0.3473541" calcext:value-type="float">
            <text:p>0.3473541</text:p>
          </table:table-cell>
          <table:table-cell table:formula="of:=([.A991] + 32400) / 86400 + 25569" office:value-type="date" office:date-value="2017-08-28T02:29:06" calcext:value-type="date">
            <text:p>2017/08/28 02:29</text:p>
          </table:table-cell>
          <table:table-cell table:formula="of:=[.B991]*60*60" office:value-type="float" office:value="1250.47476" calcext:value-type="float">
            <text:p>1250.5</text:p>
          </table:table-cell>
        </table:table-row>
        <table:table-row table:style-name="ro1">
          <table:table-cell office:value-type="float" office:value="1503858537" calcext:value-type="float">
            <text:p>1503858537</text:p>
          </table:table-cell>
          <table:table-cell office:value-type="float" office:value="0.3364993" calcext:value-type="float">
            <text:p>0.3364993</text:p>
          </table:table-cell>
          <table:table-cell table:formula="of:=([.A992] + 32400) / 86400 + 25569" office:value-type="date" office:date-value="2017-08-28T03:28:57" calcext:value-type="date">
            <text:p>2017/08/28 03:28</text:p>
          </table:table-cell>
          <table:table-cell table:formula="of:=[.B992]*60*60" office:value-type="float" office:value="1211.39748" calcext:value-type="float">
            <text:p>1211.4</text:p>
          </table:table-cell>
        </table:table-row>
        <table:table-row table:style-name="ro1">
          <table:table-cell office:value-type="float" office:value="1503862086" calcext:value-type="float">
            <text:p>1503862086</text:p>
          </table:table-cell>
          <table:table-cell office:value-type="float" office:value="0.2643172" calcext:value-type="float">
            <text:p>0.2643172</text:p>
          </table:table-cell>
          <table:table-cell table:formula="of:=([.A993] + 32400) / 86400 + 25569" office:value-type="date" office:date-value="2017-08-28T04:28:06" calcext:value-type="date">
            <text:p>2017/08/28 04:28</text:p>
          </table:table-cell>
          <table:table-cell table:formula="of:=[.B993]*60*60" office:value-type="float" office:value="951.54192" calcext:value-type="float">
            <text:p>951.5</text:p>
          </table:table-cell>
        </table:table-row>
        <table:table-row table:style-name="ro1">
          <table:table-cell office:value-type="float" office:value="1503865588" calcext:value-type="float">
            <text:p>1503865588</text:p>
          </table:table-cell>
          <table:table-cell office:value-type="float" office:value="0.1640689" calcext:value-type="float">
            <text:p>0.1640689</text:p>
          </table:table-cell>
          <table:table-cell table:formula="of:=([.A994] + 32400) / 86400 + 25569" office:value-type="date" office:date-value="2017-08-28T05:26:28" calcext:value-type="date">
            <text:p>2017/08/28 05:26</text:p>
          </table:table-cell>
          <table:table-cell table:formula="of:=[.B994]*60*60" office:value-type="float" office:value="590.64804" calcext:value-type="float">
            <text:p>590.6</text:p>
          </table:table-cell>
        </table:table-row>
        <table:table-row table:style-name="ro1">
          <table:table-cell office:value-type="float" office:value="1503869316" calcext:value-type="float">
            <text:p>1503869316</text:p>
          </table:table-cell>
          <table:table-cell office:value-type="float" office:value="0.08313848" calcext:value-type="float">
            <text:p>0.08313848</text:p>
          </table:table-cell>
          <table:table-cell table:formula="of:=([.A995] + 32400) / 86400 + 25569" office:value-type="date" office:date-value="2017-08-28T06:28:36" calcext:value-type="date">
            <text:p>2017/08/28 06:28</text:p>
          </table:table-cell>
          <table:table-cell table:formula="of:=[.B995]*60*60" office:value-type="float" office:value="299.298528" calcext:value-type="float">
            <text:p>299.3</text:p>
          </table:table-cell>
        </table:table-row>
        <table:table-row table:style-name="ro1">
          <table:table-cell office:value-type="float" office:value="1503872816" calcext:value-type="float">
            <text:p>1503872816</text:p>
          </table:table-cell>
          <table:table-cell office:value-type="float" office:value="0.07651841" calcext:value-type="float">
            <text:p>0.07651841</text:p>
          </table:table-cell>
          <table:table-cell table:formula="of:=([.A996] + 32400) / 86400 + 25569" office:value-type="date" office:date-value="2017-08-28T07:26:56" calcext:value-type="date">
            <text:p>2017/08/28 07:26</text:p>
          </table:table-cell>
          <table:table-cell table:formula="of:=[.B996]*60*60" office:value-type="float" office:value="275.466276" calcext:value-type="float">
            <text:p>275.5</text:p>
          </table:table-cell>
        </table:table-row>
        <table:table-row table:style-name="ro1">
          <table:table-cell office:value-type="float" office:value="1503876445" calcext:value-type="float">
            <text:p>1503876445</text:p>
          </table:table-cell>
          <table:table-cell office:value-type="float" office:value="0.1621183" calcext:value-type="float">
            <text:p>0.1621183</text:p>
          </table:table-cell>
          <table:table-cell table:formula="of:=([.A997] + 32400) / 86400 + 25569" office:value-type="date" office:date-value="2017-08-28T08:27:25" calcext:value-type="date">
            <text:p>2017/08/28 08:27</text:p>
          </table:table-cell>
          <table:table-cell table:formula="of:=[.B997]*60*60" office:value-type="float" office:value="583.62588" calcext:value-type="float">
            <text:p>583.6</text:p>
          </table:table-cell>
        </table:table-row>
        <table:table-row table:style-name="ro1">
          <table:table-cell office:value-type="float" office:value="1503880095" calcext:value-type="float">
            <text:p>1503880095</text:p>
          </table:table-cell>
          <table:table-cell office:value-type="float" office:value="0.1652466" calcext:value-type="float">
            <text:p>0.1652466</text:p>
          </table:table-cell>
          <table:table-cell table:formula="of:=([.A998] + 32400) / 86400 + 25569" office:value-type="date" office:date-value="2017-08-28T09:28:15" calcext:value-type="date">
            <text:p>2017/08/28 09:28</text:p>
          </table:table-cell>
          <table:table-cell table:formula="of:=[.B998]*60*60" office:value-type="float" office:value="594.88776" calcext:value-type="float">
            <text:p>594.9</text:p>
          </table:table-cell>
        </table:table-row>
        <table:table-row table:style-name="ro1">
          <table:table-cell office:value-type="float" office:value="1503883671" calcext:value-type="float">
            <text:p>1503883671</text:p>
          </table:table-cell>
          <table:table-cell office:value-type="float" office:value="0.1966874" calcext:value-type="float">
            <text:p>0.1966874</text:p>
          </table:table-cell>
          <table:table-cell table:formula="of:=([.A999] + 32400) / 86400 + 25569" office:value-type="date" office:date-value="2017-08-28T10:27:51" calcext:value-type="date">
            <text:p>2017/08/28 10:27</text:p>
          </table:table-cell>
          <table:table-cell table:formula="of:=[.B999]*60*60" office:value-type="float" office:value="708.07464" calcext:value-type="float">
            <text:p>708.1</text:p>
          </table:table-cell>
        </table:table-row>
        <table:table-row table:style-name="ro1">
          <table:table-cell office:value-type="float" office:value="1503887590" calcext:value-type="float">
            <text:p>1503887590</text:p>
          </table:table-cell>
          <table:table-cell office:value-type="float" office:value="0.3185063" calcext:value-type="float">
            <text:p>0.3185063</text:p>
          </table:table-cell>
          <table:table-cell table:formula="of:=([.A1000] + 32400) / 86400 + 25569" office:value-type="date" office:date-value="2017-08-28T11:33:10" calcext:value-type="date">
            <text:p>2017/08/28 11:33</text:p>
          </table:table-cell>
          <table:table-cell table:formula="of:=[.B1000]*60*60" office:value-type="float" office:value="1146.62268" calcext:value-type="float">
            <text:p>1146.6</text:p>
          </table:table-cell>
        </table:table-row>
        <table:table-row table:style-name="ro1">
          <table:table-cell office:value-type="float" office:value="1503891193" calcext:value-type="float">
            <text:p>1503891193</text:p>
          </table:table-cell>
          <table:table-cell office:value-type="float" office:value="0.4689204" calcext:value-type="float">
            <text:p>0.4689204</text:p>
          </table:table-cell>
          <table:table-cell table:formula="of:=([.A1001] + 32400) / 86400 + 25569" office:value-type="date" office:date-value="2017-08-28T12:33:13" calcext:value-type="date">
            <text:p>2017/08/28 12:33</text:p>
          </table:table-cell>
          <table:table-cell table:formula="of:=[.B1001]*60*60" office:value-type="float" office:value="1688.11344" calcext:value-type="float">
            <text:p>1688.1</text:p>
          </table:table-cell>
        </table:table-row>
        <table:table-row table:style-name="ro1">
          <table:table-cell office:value-type="float" office:value="1503894760" calcext:value-type="float">
            <text:p>1503894760</text:p>
          </table:table-cell>
          <table:table-cell office:value-type="float" office:value="0.4945055" calcext:value-type="float">
            <text:p>0.4945055</text:p>
          </table:table-cell>
          <table:table-cell table:formula="of:=([.A1002] + 32400) / 86400 + 25569" office:value-type="date" office:date-value="2017-08-28T13:32:40" calcext:value-type="date">
            <text:p>2017/08/28 13:32</text:p>
          </table:table-cell>
          <table:table-cell table:formula="of:=[.B1002]*60*60" office:value-type="float" office:value="1780.2198" calcext:value-type="float">
            <text:p>1780.2</text:p>
          </table:table-cell>
        </table:table-row>
        <table:table-row table:style-name="ro1">
          <table:table-cell office:value-type="float" office:value="1503898502" calcext:value-type="float">
            <text:p>1503898502</text:p>
          </table:table-cell>
          <table:table-cell office:value-type="float" office:value="0.4900626" calcext:value-type="float">
            <text:p>0.4900626</text:p>
          </table:table-cell>
          <table:table-cell table:formula="of:=([.A1003] + 32400) / 86400 + 25569" office:value-type="date" office:date-value="2017-08-28T14:35:02" calcext:value-type="date">
            <text:p>2017/08/28 14:35</text:p>
          </table:table-cell>
          <table:table-cell table:formula="of:=[.B1003]*60*60" office:value-type="float" office:value="1764.22536" calcext:value-type="float">
            <text:p>1764.2</text:p>
          </table:table-cell>
        </table:table-row>
        <table:table-row table:style-name="ro1">
          <table:table-cell office:value-type="float" office:value="1503901957" calcext:value-type="float">
            <text:p>1503901957</text:p>
          </table:table-cell>
          <table:table-cell office:value-type="float" office:value="0.5822576" calcext:value-type="float">
            <text:p>0.5822576</text:p>
          </table:table-cell>
          <table:table-cell table:formula="of:=([.A1004] + 32400) / 86400 + 25569" office:value-type="date" office:date-value="2017-08-28T15:32:37" calcext:value-type="date">
            <text:p>2017/08/28 15:32</text:p>
          </table:table-cell>
          <table:table-cell table:formula="of:=[.B1004]*60*60" office:value-type="float" office:value="2096.12736" calcext:value-type="float">
            <text:p>2096.1</text:p>
          </table:table-cell>
        </table:table-row>
        <table:table-row table:style-name="ro1">
          <table:table-cell office:value-type="float" office:value="1503905535" calcext:value-type="float">
            <text:p>1503905535</text:p>
          </table:table-cell>
          <table:table-cell office:value-type="float" office:value="0.5035577" calcext:value-type="float">
            <text:p>0.5035577</text:p>
          </table:table-cell>
          <table:table-cell table:formula="of:=([.A1005] + 32400) / 86400 + 25569" office:value-type="date" office:date-value="2017-08-28T16:32:15" calcext:value-type="date">
            <text:p>2017/08/28 16:32</text:p>
          </table:table-cell>
          <table:table-cell table:formula="of:=[.B1005]*60*60" office:value-type="float" office:value="1812.80772" calcext:value-type="float">
            <text:p>1812.8</text:p>
          </table:table-cell>
        </table:table-row>
        <table:table-row table:style-name="ro1">
          <table:table-cell office:value-type="float" office:value="1503909316" calcext:value-type="float">
            <text:p>1503909316</text:p>
          </table:table-cell>
          <table:table-cell office:value-type="float" office:value="0.5678406" calcext:value-type="float">
            <text:p>0.5678406</text:p>
          </table:table-cell>
          <table:table-cell table:formula="of:=([.A1006] + 32400) / 86400 + 25569" office:value-type="date" office:date-value="2017-08-28T17:35:16" calcext:value-type="date">
            <text:p>2017/08/28 17:35</text:p>
          </table:table-cell>
          <table:table-cell table:formula="of:=[.B1006]*60*60" office:value-type="float" office:value="2044.22616" calcext:value-type="float">
            <text:p>2044.2</text:p>
          </table:table-cell>
        </table:table-row>
        <table:table-row table:style-name="ro1">
          <table:table-cell office:value-type="float" office:value="1503912904" calcext:value-type="float">
            <text:p>1503912904</text:p>
          </table:table-cell>
          <table:table-cell office:value-type="float" office:value="0.7429664" calcext:value-type="float">
            <text:p>0.7429664</text:p>
          </table:table-cell>
          <table:table-cell table:formula="of:=([.A1007] + 32400) / 86400 + 25569" office:value-type="date" office:date-value="2017-08-28T18:35:04" calcext:value-type="date">
            <text:p>2017/08/28 18:35</text:p>
          </table:table-cell>
          <table:table-cell table:formula="of:=[.B1007]*60*60" office:value-type="float" office:value="2674.67904" calcext:value-type="float">
            <text:p>2674.7</text:p>
          </table:table-cell>
        </table:table-row>
        <table:table-row table:style-name="ro1">
          <table:table-cell office:value-type="float" office:value="1503916424" calcext:value-type="float">
            <text:p>1503916424</text:p>
          </table:table-cell>
          <table:table-cell office:value-type="float" office:value="0.7244786" calcext:value-type="float">
            <text:p>0.7244786</text:p>
          </table:table-cell>
          <table:table-cell table:formula="of:=([.A1008] + 32400) / 86400 + 25569" office:value-type="date" office:date-value="2017-08-28T19:33:44" calcext:value-type="date">
            <text:p>2017/08/28 19:33</text:p>
          </table:table-cell>
          <table:table-cell table:formula="of:=[.B1008]*60*60" office:value-type="float" office:value="2608.12296" calcext:value-type="float">
            <text:p>2608.1</text:p>
          </table:table-cell>
        </table:table-row>
        <table:table-row table:style-name="ro1">
          <table:table-cell office:value-type="float" office:value="1503920064" calcext:value-type="float">
            <text:p>1503920064</text:p>
          </table:table-cell>
          <table:table-cell office:value-type="float" office:value="1.060773" calcext:value-type="float">
            <text:p>1.060773</text:p>
          </table:table-cell>
          <table:table-cell table:formula="of:=([.A1009] + 32400) / 86400 + 25569" office:value-type="date" office:date-value="2017-08-28T20:34:24" calcext:value-type="date">
            <text:p>2017/08/28 20:34</text:p>
          </table:table-cell>
          <table:table-cell table:formula="of:=[.B1009]*60*60" office:value-type="float" office:value="3818.7828" calcext:value-type="float">
            <text:p>3818.8</text:p>
          </table:table-cell>
        </table:table-row>
        <table:table-row table:style-name="ro1">
          <table:table-cell office:value-type="float" office:value="1503923631" calcext:value-type="float">
            <text:p>1503923631</text:p>
          </table:table-cell>
          <table:table-cell office:value-type="float" office:value="1.152674" calcext:value-type="float">
            <text:p>1.152674</text:p>
          </table:table-cell>
          <table:table-cell table:formula="of:=([.A1010] + 32400) / 86400 + 25569" office:value-type="date" office:date-value="2017-08-28T21:33:51" calcext:value-type="date">
            <text:p>2017/08/28 21:33</text:p>
          </table:table-cell>
          <table:table-cell table:formula="of:=[.B1010]*60*60" office:value-type="float" office:value="4149.6264" calcext:value-type="float">
            <text:p>4149.6</text:p>
          </table:table-cell>
        </table:table-row>
        <table:table-row table:style-name="ro1">
          <table:table-cell office:value-type="float" office:value="1503927430" calcext:value-type="float">
            <text:p>1503927430</text:p>
          </table:table-cell>
          <table:table-cell office:value-type="float" office:value="1.231623" calcext:value-type="float">
            <text:p>1.231623</text:p>
          </table:table-cell>
          <table:table-cell table:formula="of:=([.A1011] + 32400) / 86400 + 25569" office:value-type="date" office:date-value="2017-08-28T22:37:10" calcext:value-type="date">
            <text:p>2017/08/28 22:37</text:p>
          </table:table-cell>
          <table:table-cell table:formula="of:=[.B1011]*60*60" office:value-type="float" office:value="4433.8428" calcext:value-type="float">
            <text:p>4433.8</text:p>
          </table:table-cell>
        </table:table-row>
        <table:table-row table:style-name="ro1">
          <table:table-cell office:value-type="float" office:value="1503931007" calcext:value-type="float">
            <text:p>1503931007</text:p>
          </table:table-cell>
          <table:table-cell office:value-type="float" office:value="1.19403" calcext:value-type="float">
            <text:p>1.19403</text:p>
          </table:table-cell>
          <table:table-cell table:formula="of:=([.A1012] + 32400) / 86400 + 25569" office:value-type="date" office:date-value="2017-08-28T23:36:47" calcext:value-type="date">
            <text:p>2017/08/28 23:36</text:p>
          </table:table-cell>
          <table:table-cell table:formula="of:=[.B1012]*60*60" office:value-type="float" office:value="4298.508" calcext:value-type="float">
            <text:p>4298.5</text:p>
          </table:table-cell>
        </table:table-row>
        <table:table-row table:style-name="ro1">
          <table:table-cell office:value-type="float" office:value="1503934608" calcext:value-type="float">
            <text:p>1503934608</text:p>
          </table:table-cell>
          <table:table-cell office:value-type="float" office:value="1.1" calcext:value-type="float">
            <text:p>1.1</text:p>
          </table:table-cell>
          <table:table-cell table:formula="of:=([.A1013] + 32400) / 86400 + 25569" office:value-type="date" office:date-value="2017-08-29T00:36:48" calcext:value-type="date">
            <text:p>2017/08/29 00:36</text:p>
          </table:table-cell>
          <table:table-cell table:formula="of:=[.B1013]*60*60" office:value-type="float" office:value="3960" calcext:value-type="float">
            <text:p>3960.0</text:p>
          </table:table-cell>
        </table:table-row>
        <table:table-row table:style-name="ro1">
          <table:table-cell office:value-type="float" office:value="1503938114" calcext:value-type="float">
            <text:p>1503938114</text:p>
          </table:table-cell>
          <table:table-cell office:value-type="float" office:value="0.8884014" calcext:value-type="float">
            <text:p>0.8884014</text:p>
          </table:table-cell>
          <table:table-cell table:formula="of:=([.A1014] + 32400) / 86400 + 25569" office:value-type="date" office:date-value="2017-08-29T01:35:14" calcext:value-type="date">
            <text:p>2017/08/29 01:35</text:p>
          </table:table-cell>
          <table:table-cell table:formula="of:=[.B1014]*60*60" office:value-type="float" office:value="3198.24504" calcext:value-type="float">
            <text:p>3198.2</text:p>
          </table:table-cell>
        </table:table-row>
        <table:table-row table:style-name="ro1">
          <table:table-cell office:value-type="float" office:value="1503941679" calcext:value-type="float">
            <text:p>1503941679</text:p>
          </table:table-cell>
          <table:table-cell office:value-type="float" office:value="0.6316363" calcext:value-type="float">
            <text:p>0.6316363</text:p>
          </table:table-cell>
          <table:table-cell table:formula="of:=([.A1015] + 32400) / 86400 + 25569" office:value-type="date" office:date-value="2017-08-29T02:34:39" calcext:value-type="date">
            <text:p>2017/08/29 02:34</text:p>
          </table:table-cell>
          <table:table-cell table:formula="of:=[.B1015]*60*60" office:value-type="float" office:value="2273.89068" calcext:value-type="float">
            <text:p>2273.9</text:p>
          </table:table-cell>
        </table:table-row>
        <table:table-row table:style-name="ro1">
          <table:table-cell office:value-type="float" office:value="1503945148" calcext:value-type="float">
            <text:p>1503945148</text:p>
          </table:table-cell>
          <table:table-cell office:value-type="float" office:value="0.4998611" calcext:value-type="float">
            <text:p>0.4998611</text:p>
          </table:table-cell>
          <table:table-cell table:formula="of:=([.A1016] + 32400) / 86400 + 25569" office:value-type="date" office:date-value="2017-08-29T03:32:28" calcext:value-type="date">
            <text:p>2017/08/29 03:32</text:p>
          </table:table-cell>
          <table:table-cell table:formula="of:=[.B1016]*60*60" office:value-type="float" office:value="1799.49996" calcext:value-type="float">
            <text:p>1799.5</text:p>
          </table:table-cell>
        </table:table-row>
        <table:table-row table:style-name="ro1">
          <table:table-cell office:value-type="float" office:value="1503948558" calcext:value-type="float">
            <text:p>1503948558</text:p>
          </table:table-cell>
          <table:table-cell office:value-type="float" office:value="0.4059243" calcext:value-type="float">
            <text:p>0.4059243</text:p>
          </table:table-cell>
          <table:table-cell table:formula="of:=([.A1017] + 32400) / 86400 + 25569" office:value-type="date" office:date-value="2017-08-29T04:29:18" calcext:value-type="date">
            <text:p>2017/08/29 04:29</text:p>
          </table:table-cell>
          <table:table-cell table:formula="of:=[.B1017]*60*60" office:value-type="float" office:value="1461.32748" calcext:value-type="float">
            <text:p>1461.3</text:p>
          </table:table-cell>
        </table:table-row>
        <table:table-row table:style-name="ro1">
          <table:table-cell office:value-type="float" office:value="1503952082" calcext:value-type="float">
            <text:p>1503952082</text:p>
          </table:table-cell>
          <table:table-cell office:value-type="float" office:value="0.256205" calcext:value-type="float">
            <text:p>0.256205</text:p>
          </table:table-cell>
          <table:table-cell table:formula="of:=([.A1018] + 32400) / 86400 + 25569" office:value-type="date" office:date-value="2017-08-29T05:28:02" calcext:value-type="date">
            <text:p>2017/08/29 05:28</text:p>
          </table:table-cell>
          <table:table-cell table:formula="of:=[.B1018]*60*60" office:value-type="float" office:value="922.338" calcext:value-type="float">
            <text:p>922.3</text:p>
          </table:table-cell>
        </table:table-row>
        <table:table-row table:style-name="ro1">
          <table:table-cell office:value-type="float" office:value="1503955756" calcext:value-type="float">
            <text:p>1503955756</text:p>
          </table:table-cell>
          <table:table-cell office:value-type="float" office:value="0.3543624" calcext:value-type="float">
            <text:p>0.3543624</text:p>
          </table:table-cell>
          <table:table-cell table:formula="of:=([.A1019] + 32400) / 86400 + 25569" office:value-type="date" office:date-value="2017-08-29T06:29:16" calcext:value-type="date">
            <text:p>2017/08/29 06:29</text:p>
          </table:table-cell>
          <table:table-cell table:formula="of:=[.B1019]*60*60" office:value-type="float" office:value="1275.70464" calcext:value-type="float">
            <text:p>1275.7</text:p>
          </table:table-cell>
        </table:table-row>
        <table:table-row table:style-name="ro1">
          <table:table-cell office:value-type="float" office:value="1503959331" calcext:value-type="float">
            <text:p>1503959331</text:p>
          </table:table-cell>
          <table:table-cell office:value-type="float" office:value="0.3849326" calcext:value-type="float">
            <text:p>0.3849326</text:p>
          </table:table-cell>
          <table:table-cell table:formula="of:=([.A1020] + 32400) / 86400 + 25569" office:value-type="date" office:date-value="2017-08-29T07:28:51" calcext:value-type="date">
            <text:p>2017/08/29 07:28</text:p>
          </table:table-cell>
          <table:table-cell table:formula="of:=[.B1020]*60*60" office:value-type="float" office:value="1385.75736" calcext:value-type="float">
            <text:p>1385.8</text:p>
          </table:table-cell>
        </table:table-row>
        <table:table-row table:style-name="ro1">
          <table:table-cell office:value-type="float" office:value="1503963027" calcext:value-type="float">
            <text:p>1503963027</text:p>
          </table:table-cell>
          <table:table-cell office:value-type="float" office:value="0.2894666" calcext:value-type="float">
            <text:p>0.2894666</text:p>
          </table:table-cell>
          <table:table-cell table:formula="of:=([.A1021] + 32400) / 86400 + 25569" office:value-type="date" office:date-value="2017-08-29T08:30:27" calcext:value-type="date">
            <text:p>2017/08/29 08:30</text:p>
          </table:table-cell>
          <table:table-cell table:formula="of:=[.B1021]*60*60" office:value-type="float" office:value="1042.07976" calcext:value-type="float">
            <text:p>1042.1</text:p>
          </table:table-cell>
        </table:table-row>
        <table:table-row table:style-name="ro1">
          <table:table-cell office:value-type="float" office:value="1503966545" calcext:value-type="float">
            <text:p>1503966545</text:p>
          </table:table-cell>
          <table:table-cell office:value-type="float" office:value="0.2537931" calcext:value-type="float">
            <text:p>0.2537931</text:p>
          </table:table-cell>
          <table:table-cell table:formula="of:=([.A1022] + 32400) / 86400 + 25569" office:value-type="date" office:date-value="2017-08-29T09:29:05" calcext:value-type="date">
            <text:p>2017/08/29 09:29</text:p>
          </table:table-cell>
          <table:table-cell table:formula="of:=[.B1022]*60*60" office:value-type="float" office:value="913.65516" calcext:value-type="float">
            <text:p>913.7</text:p>
          </table:table-cell>
        </table:table-row>
        <table:table-row table:style-name="ro1">
          <table:table-cell office:value-type="float" office:value="1503966545" calcext:value-type="float">
            <text:p>1503966545</text:p>
          </table:table-cell>
          <table:table-cell office:value-type="float" office:value="0.2537931" calcext:value-type="float">
            <text:p>0.2537931</text:p>
          </table:table-cell>
          <table:table-cell table:formula="of:=([.A1023] + 32400) / 86400 + 25569" office:value-type="date" office:date-value="2017-08-29T09:29:05" calcext:value-type="date">
            <text:p>2017/08/29 09:29</text:p>
          </table:table-cell>
          <table:table-cell table:formula="of:=[.B1023]*60*60" office:value-type="float" office:value="913.65516" calcext:value-type="float">
            <text:p>913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29">0000/00/00</text:date>, <text:time style:data-style-name="N2" text:time-value="10:14:42.703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0.3$Windows_x86 LibreOffice_project/7556cbc6811c9d992f4064ab9287069087d7f62c</meta:generator>
    <dc:date>2017-08-29T10:17:36.715000000</dc:date>
    <meta:editing-duration>PT7M33S</meta:editing-duration>
    <meta:editing-cycles>2</meta:editing-cycles>
    <meta:document-statistic meta:table-count="1" meta:cell-count="409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number-style style:name="N11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3" style:family="chart" style:data-style-name="N36">
      <style:chart-properties chart:display-label="true" chart:logarithmic="false" chart:minimum="42963" chart:maximum="42977" chart:origin="0" chart:interval-major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3.374cm" svg:height="19.843cm" xlink:href=".." xlink:type="simple" chart:class="chart:scatter" chart:style-name="ch1">
        <chart:plot-area chart:style-name="ch2" table:cell-range-address="'pawoo.net'.C705:'pawoo.net'.D1023" svg:x="0.867cm" svg:y="0.396cm" svg:width="41.64cm" svg:height="19.051cm">
          <chartooo:coordinate-region svg:x="1.859cm" svg:y="0.569cm" svg:width="39.8cm" svg:height="18.28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pawoo.net'.D705:'pawoo.net'.D1023" chart:class="chart:scatter">
            <chart:domain table:cell-range-address="'pawoo.net'.C705:'pawoo.net'.C1023"/>
            <chart:data-point chart:repeated="3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963.0196643519">
                <text:p>42963.0196643519</text:p>
                <draw:g>
                  <svg:desc>'pawoo.net'.C705:'pawoo.net'.C1023</svg:desc>
                </draw:g>
              </table:table-cell>
              <table:table-cell office:value-type="float" office:value="1413.3042">
                <text:p>1413.3042</text:p>
                <draw:g>
                  <svg:desc>'pawoo.net'.D705:'pawoo.net'.D10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963.0592708333">
                <text:p>42963.0592708333</text:p>
              </table:table-cell>
              <table:table-cell office:value-type="float" office:value="886.50972">
                <text:p>886.509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963.0995949074">
                <text:p>42963.0995949074</text:p>
              </table:table-cell>
              <table:table-cell office:value-type="float" office:value="1098.03924">
                <text:p>1098.039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963.1431481482">
                <text:p>42963.1431481482</text:p>
              </table:table-cell>
              <table:table-cell office:value-type="float" office:value="435.04524">
                <text:p>435.045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963.1846180556">
                <text:p>42963.1846180556</text:p>
              </table:table-cell>
              <table:table-cell office:value-type="float" office:value="277.075332">
                <text:p>277.0753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963.2256712963">
                <text:p>42963.2256712963</text:p>
              </table:table-cell>
              <table:table-cell office:value-type="float" office:value="251.246268">
                <text:p>251.2462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963.2664467593">
                <text:p>42963.2664467593</text:p>
              </table:table-cell>
              <table:table-cell office:value-type="float" office:value="271.259424">
                <text:p>271.2594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963.3081944444">
                <text:p>42963.3081944444</text:p>
              </table:table-cell>
              <table:table-cell office:value-type="float" office:value="317.006064">
                <text:p>317.0060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963.3512037037">
                <text:p>42963.3512037037</text:p>
              </table:table-cell>
              <table:table-cell office:value-type="float" office:value="435.81348">
                <text:p>435.813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963.3915509259">
                <text:p>42963.3915509259</text:p>
              </table:table-cell>
              <table:table-cell office:value-type="float" office:value="352.078236">
                <text:p>352.0782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963.4351157407">
                <text:p>42963.4351157407</text:p>
              </table:table-cell>
              <table:table-cell office:value-type="float" office:value="396.80352">
                <text:p>396.803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963.4748148148">
                <text:p>42963.4748148148</text:p>
              </table:table-cell>
              <table:table-cell office:value-type="float" office:value="434.92572">
                <text:p>434.925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963.5180208333">
                <text:p>42963.5180208333</text:p>
              </table:table-cell>
              <table:table-cell office:value-type="float" office:value="554.69952">
                <text:p>554.699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963.5589583333">
                <text:p>42963.5589583333</text:p>
              </table:table-cell>
              <table:table-cell office:value-type="float" office:value="606.9546">
                <text:p>606.95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963.6017939815">
                <text:p>42963.6017939815</text:p>
              </table:table-cell>
              <table:table-cell office:value-type="float" office:value="483.471">
                <text:p>483.4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963.6427430556">
                <text:p>42963.6427430556</text:p>
              </table:table-cell>
              <table:table-cell office:value-type="float" office:value="463.51944">
                <text:p>463.519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963.6848148148">
                <text:p>42963.6848148148</text:p>
              </table:table-cell>
              <table:table-cell office:value-type="float" office:value="706.6116">
                <text:p>706.61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963.7268055556">
                <text:p>42963.7268055556</text:p>
              </table:table-cell>
              <table:table-cell office:value-type="float" office:value="652.27824">
                <text:p>652.278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963.7685300926">
                <text:p>42963.7685300926</text:p>
              </table:table-cell>
              <table:table-cell office:value-type="float" office:value="718.4034">
                <text:p>718.40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2963.8133217593">
                <text:p>42963.8133217593</text:p>
              </table:table-cell>
              <table:table-cell office:value-type="float" office:value="786.24072">
                <text:p>786.240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963.8513657407">
                <text:p>42963.8513657407</text:p>
              </table:table-cell>
              <table:table-cell office:value-type="float" office:value="799.55568">
                <text:p>799.555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963.893900463">
                <text:p>42963.893900463</text:p>
              </table:table-cell>
              <table:table-cell office:value-type="float" office:value="863.45064">
                <text:p>863.450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2963.9344907407">
                <text:p>42963.9344907407</text:p>
              </table:table-cell>
              <table:table-cell office:value-type="float" office:value="1211.72652">
                <text:p>1211.726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963.9768981482">
                <text:p>42963.9768981482</text:p>
              </table:table-cell>
              <table:table-cell office:value-type="float" office:value="1190.0826">
                <text:p>1190.08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2964.0199189815">
                <text:p>42964.0199189815</text:p>
              </table:table-cell>
              <table:table-cell office:value-type="float" office:value="1295.88228">
                <text:p>1295.882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964.0646990741">
                <text:p>42964.0646990741</text:p>
              </table:table-cell>
              <table:table-cell office:value-type="float" office:value="1074.924">
                <text:p>1074.9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964.1018171296">
                <text:p>42964.1018171296</text:p>
              </table:table-cell>
              <table:table-cell office:value-type="float" office:value="846.15372">
                <text:p>846.153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964.1423726852">
                <text:p>42964.1423726852</text:p>
              </table:table-cell>
              <table:table-cell office:value-type="float" office:value="601.88076">
                <text:p>601.880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2964.1825694444">
                <text:p>42964.1825694444</text:p>
              </table:table-cell>
              <table:table-cell office:value-type="float" office:value="577.73304">
                <text:p>577.733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2964.2252777778">
                <text:p>42964.2252777778</text:p>
              </table:table-cell>
              <table:table-cell office:value-type="float" office:value="535.8852">
                <text:p>535.88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2964.267662037">
                <text:p>42964.267662037</text:p>
              </table:table-cell>
              <table:table-cell office:value-type="float" office:value="328.350636">
                <text:p>328.3506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2964.3084837963">
                <text:p>42964.3084837963</text:p>
              </table:table-cell>
              <table:table-cell office:value-type="float" office:value="309.677436">
                <text:p>309.6774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964.350474537">
                <text:p>42964.350474537</text:p>
              </table:table-cell>
              <table:table-cell office:value-type="float" office:value="371.709">
                <text:p>371.7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2964.391712963">
                <text:p>42964.391712963</text:p>
              </table:table-cell>
              <table:table-cell office:value-type="float" office:value="274.416372">
                <text:p>274.4163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2964.4347106482">
                <text:p>42964.4347106482</text:p>
              </table:table-cell>
              <table:table-cell office:value-type="float" office:value="279.340452">
                <text:p>279.3404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2964.4768287037">
                <text:p>42964.4768287037</text:p>
              </table:table-cell>
              <table:table-cell office:value-type="float" office:value="548.5716">
                <text:p>548.57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964.5160185185">
                <text:p>42964.5160185185</text:p>
              </table:table-cell>
              <table:table-cell office:value-type="float" office:value="519.98976">
                <text:p>519.989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964.5601388889">
                <text:p>42964.5601388889</text:p>
              </table:table-cell>
              <table:table-cell office:value-type="float" office:value="505.6434">
                <text:p>505.64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964.6004976852">
                <text:p>42964.6004976852</text:p>
              </table:table-cell>
              <table:table-cell office:value-type="float" office:value="334.62432">
                <text:p>334.624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964.6424884259">
                <text:p>42964.6424884259</text:p>
              </table:table-cell>
              <table:table-cell office:value-type="float" office:value="394.5204">
                <text:p>394.52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964.68375">
                <text:p>42964.68375</text:p>
              </table:table-cell>
              <table:table-cell office:value-type="float" office:value="513.15804">
                <text:p>513.158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964.7273611111">
                <text:p>42964.7273611111</text:p>
              </table:table-cell>
              <table:table-cell office:value-type="float" office:value="483.471">
                <text:p>483.4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964.7714351852">
                <text:p>42964.7714351852</text:p>
              </table:table-cell>
              <table:table-cell office:value-type="float" office:value="707.52528">
                <text:p>707.525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964.8121990741">
                <text:p>42964.8121990741</text:p>
              </table:table-cell>
              <table:table-cell office:value-type="float" office:value="794.32632">
                <text:p>794.326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964.8531712963">
                <text:p>42964.8531712963</text:p>
              </table:table-cell>
              <table:table-cell office:value-type="float" office:value="1036.2474">
                <text:p>1036.24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2964.8972337963">
                <text:p>42964.8972337963</text:p>
              </table:table-cell>
              <table:table-cell office:value-type="float" office:value="792.51516">
                <text:p>792.515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2964.9400231482">
                <text:p>42964.9400231482</text:p>
              </table:table-cell>
              <table:table-cell office:value-type="float" office:value="860.6358">
                <text:p>860.635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2964.9830902778">
                <text:p>42964.9830902778</text:p>
              </table:table-cell>
              <table:table-cell office:value-type="float" office:value="1004.292">
                <text:p>1004.2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2965.0205324074">
                <text:p>42965.0205324074</text:p>
              </table:table-cell>
              <table:table-cell office:value-type="float" office:value="1060.84584">
                <text:p>1060.845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2965.0630324074">
                <text:p>42965.0630324074</text:p>
              </table:table-cell>
              <table:table-cell office:value-type="float" office:value="805.75524">
                <text:p>805.755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2965.1020138889">
                <text:p>42965.1020138889</text:p>
              </table:table-cell>
              <table:table-cell office:value-type="float" office:value="529.27272">
                <text:p>529.272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2965.1424074074">
                <text:p>42965.1424074074</text:p>
              </table:table-cell>
              <table:table-cell office:value-type="float" office:value="468.54648">
                <text:p>468.546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2965.185787037">
                <text:p>42965.185787037</text:p>
              </table:table-cell>
              <table:table-cell office:value-type="float" office:value="316.020492">
                <text:p>316.0204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2965.2255787037">
                <text:p>42965.2255787037</text:p>
              </table:table-cell>
              <table:table-cell office:value-type="float" office:value="233.261352">
                <text:p>233.2613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2965.2659837963">
                <text:p>42965.2659837963</text:p>
              </table:table-cell>
              <table:table-cell office:value-type="float" office:value="208.544544">
                <text:p>208.5445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2965.3079166667">
                <text:p>42965.3079166667</text:p>
              </table:table-cell>
              <table:table-cell office:value-type="float" office:value="264.888468">
                <text:p>264.8884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2965.3505671296">
                <text:p>42965.3505671296</text:p>
              </table:table-cell>
              <table:table-cell office:value-type="float" office:value="333.67662">
                <text:p>333.676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2965.3915972222">
                <text:p>42965.3915972222</text:p>
              </table:table-cell>
              <table:table-cell office:value-type="float" office:value="374.80464">
                <text:p>374.804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2965.4346527778">
                <text:p>42965.4346527778</text:p>
              </table:table-cell>
              <table:table-cell office:value-type="float" office:value="274.678128">
                <text:p>274.6781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2965.4773958333">
                <text:p>42965.4773958333</text:p>
              </table:table-cell>
              <table:table-cell office:value-type="float" office:value="279.61164">
                <text:p>279.611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2965.5204166667">
                <text:p>42965.5204166667</text:p>
              </table:table-cell>
              <table:table-cell office:value-type="float" office:value="393.44256">
                <text:p>393.442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2965.5608912037">
                <text:p>42965.5608912037</text:p>
              </table:table-cell>
              <table:table-cell office:value-type="float" office:value="708.07464">
                <text:p>708.074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2965.6041898148">
                <text:p>42965.6041898148</text:p>
              </table:table-cell>
              <table:table-cell office:value-type="float" office:value="807.26112">
                <text:p>807.261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2965.6467708333">
                <text:p>42965.6467708333</text:p>
              </table:table-cell>
              <table:table-cell office:value-type="float" office:value="572.337">
                <text:p>572.3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2965.6858796296">
                <text:p>42965.6858796296</text:p>
              </table:table-cell>
              <table:table-cell office:value-type="float" office:value="543.25944">
                <text:p>543.259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2965.7257291667">
                <text:p>42965.7257291667</text:p>
              </table:table-cell>
              <table:table-cell office:value-type="float" office:value="594.42732">
                <text:p>594.427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2965.7682175926">
                <text:p>42965.7682175926</text:p>
              </table:table-cell>
              <table:table-cell office:value-type="float" office:value="825.10236">
                <text:p>825.102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2965.8098611111">
                <text:p>42965.8098611111</text:p>
              </table:table-cell>
              <table:table-cell office:value-type="float" office:value="676.05624">
                <text:p>676.056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2965.8520833333">
                <text:p>42965.8520833333</text:p>
              </table:table-cell>
              <table:table-cell office:value-type="float" office:value="788.1156">
                <text:p>788.11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2965.8961458333">
                <text:p>42965.8961458333</text:p>
              </table:table-cell>
              <table:table-cell office:value-type="float" office:value="972.18468">
                <text:p>972.184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2965.9394212963">
                <text:p>42965.9394212963</text:p>
              </table:table-cell>
              <table:table-cell office:value-type="float" office:value="1067.83848">
                <text:p>1067.838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2965.9782060185">
                <text:p>42965.9782060185</text:p>
              </table:table-cell>
              <table:table-cell office:value-type="float" office:value="1100.43684">
                <text:p>1100.436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2966.0210300926">
                <text:p>42966.0210300926</text:p>
              </table:table-cell>
              <table:table-cell office:value-type="float" office:value="819.29016">
                <text:p>819.290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2966.0610532407">
                <text:p>42966.0610532407</text:p>
              </table:table-cell>
              <table:table-cell office:value-type="float" office:value="647.1054">
                <text:p>647.10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2966.1033912037">
                <text:p>42966.1033912037</text:p>
              </table:table-cell>
              <table:table-cell office:value-type="float" office:value="712.87128">
                <text:p>712.871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2966.1429398148">
                <text:p>42966.1429398148</text:p>
              </table:table-cell>
              <table:table-cell office:value-type="float" office:value="660.37212">
                <text:p>660.372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2966.1836689815">
                <text:p>42966.1836689815</text:p>
              </table:table-cell>
              <table:table-cell office:value-type="float" office:value="257.01174">
                <text:p>257.011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2966.2248032407">
                <text:p>42966.2248032407</text:p>
              </table:table-cell>
              <table:table-cell office:value-type="float" office:value="207.144576">
                <text:p>207.1445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2966.2679861111">
                <text:p>42966.2679861111</text:p>
              </table:table-cell>
              <table:table-cell office:value-type="float" office:value="262.090476">
                <text:p>262.0904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2966.305474537">
                <text:p>42966.305474537</text:p>
              </table:table-cell>
              <table:table-cell office:value-type="float" office:value="281.662596">
                <text:p>281.6625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2966.3487268519">
                <text:p>42966.3487268519</text:p>
              </table:table-cell>
              <table:table-cell office:value-type="float" office:value="386.57736">
                <text:p>386.577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2966.389837963">
                <text:p>42966.389837963</text:p>
              </table:table-cell>
              <table:table-cell office:value-type="float" office:value="377.95284">
                <text:p>377.952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2966.4313888889">
                <text:p>42966.4313888889</text:p>
              </table:table-cell>
              <table:table-cell office:value-type="float" office:value="526.9212">
                <text:p>526.92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2966.4758912037">
                <text:p>42966.4758912037</text:p>
              </table:table-cell>
              <table:table-cell office:value-type="float" office:value="543.39624">
                <text:p>543.396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966.5179166667">
                <text:p>42966.5179166667</text:p>
              </table:table-cell>
              <table:table-cell office:value-type="float" office:value="754.71696">
                <text:p>754.716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2966.5601851852">
                <text:p>42966.5601851852</text:p>
              </table:table-cell>
              <table:table-cell office:value-type="float" office:value="623.71404">
                <text:p>623.714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2966.6035532407">
                <text:p>42966.6035532407</text:p>
              </table:table-cell>
              <table:table-cell office:value-type="float" office:value="489.66768">
                <text:p>489.667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2966.6437152778">
                <text:p>42966.6437152778</text:p>
              </table:table-cell>
              <table:table-cell office:value-type="float" office:value="551.72412">
                <text:p>551.724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2966.6865277778">
                <text:p>42966.6865277778</text:p>
              </table:table-cell>
              <table:table-cell office:value-type="float" office:value="758.52504">
                <text:p>758.525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2966.7264930556">
                <text:p>42966.7264930556</text:p>
              </table:table-cell>
              <table:table-cell office:value-type="float" office:value="672.37344">
                <text:p>672.373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2966.7704861111">
                <text:p>42966.7704861111</text:p>
              </table:table-cell>
              <table:table-cell office:value-type="float" office:value="839.65032">
                <text:p>839.650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2966.8117592593">
                <text:p>42966.8117592593</text:p>
              </table:table-cell>
              <table:table-cell office:value-type="float" office:value="815.53392">
                <text:p>815.5339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2966.8519907407">
                <text:p>42966.8519907407</text:p>
              </table:table-cell>
              <table:table-cell office:value-type="float" office:value="786.6702">
                <text:p>786.67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2966.8940856481">
                <text:p>42966.8940856481</text:p>
              </table:table-cell>
              <table:table-cell office:value-type="float" office:value="808.55604">
                <text:p>808.556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2966.9380439815">
                <text:p>42966.9380439815</text:p>
              </table:table-cell>
              <table:table-cell office:value-type="float" office:value="949.18968">
                <text:p>949.189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2966.9799537037">
                <text:p>42966.9799537037</text:p>
              </table:table-cell>
              <table:table-cell office:value-type="float" office:value="1050.24312">
                <text:p>1050.243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2967.020162037">
                <text:p>42967.020162037</text:p>
              </table:table-cell>
              <table:table-cell office:value-type="float" office:value="1224.22968">
                <text:p>1224.2296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2967.0619675926">
                <text:p>42967.0619675926</text:p>
              </table:table-cell>
              <table:table-cell office:value-type="float" office:value="1223.68428">
                <text:p>1223.684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2967.1022453704">
                <text:p>42967.1022453704</text:p>
              </table:table-cell>
              <table:table-cell office:value-type="float" office:value="1007.80632">
                <text:p>1007.8063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2967.1424537037">
                <text:p>42967.1424537037</text:p>
              </table:table-cell>
              <table:table-cell office:value-type="float" office:value="700.72992">
                <text:p>700.7299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2967.1829398148">
                <text:p>42967.1829398148</text:p>
              </table:table-cell>
              <table:table-cell office:value-type="float" office:value="708.19668">
                <text:p>708.1966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2967.2291319444">
                <text:p>42967.2291319444</text:p>
              </table:table-cell>
              <table:table-cell office:value-type="float" office:value="502.28064">
                <text:p>502.280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2967.2657291667">
                <text:p>42967.2657291667</text:p>
              </table:table-cell>
              <table:table-cell office:value-type="float" office:value="221.879808">
                <text:p>221.8798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2967.3089236111">
                <text:p>42967.3089236111</text:p>
              </table:table-cell>
              <table:table-cell office:value-type="float" office:value="310.196268">
                <text:p>310.19626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2967.3510300926">
                <text:p>42967.3510300926</text:p>
              </table:table-cell>
              <table:table-cell office:value-type="float" office:value="392.4774">
                <text:p>392.47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2967.3919097222">
                <text:p>42967.3919097222</text:p>
              </table:table-cell>
              <table:table-cell office:value-type="float" office:value="417.72168">
                <text:p>417.7216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2967.4315972222">
                <text:p>42967.4315972222</text:p>
              </table:table-cell>
              <table:table-cell office:value-type="float" office:value="457.14276">
                <text:p>457.142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2967.4755787037">
                <text:p>42967.4755787037</text:p>
              </table:table-cell>
              <table:table-cell office:value-type="float" office:value="429.61752">
                <text:p>429.6175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2967.5187384259">
                <text:p>42967.5187384259</text:p>
              </table:table-cell>
              <table:table-cell office:value-type="float" office:value="645.39936">
                <text:p>645.3993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2967.5604976852">
                <text:p>42967.5604976852</text:p>
              </table:table-cell>
              <table:table-cell office:value-type="float" office:value="609.36264">
                <text:p>609.3626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2967.6018171296">
                <text:p>42967.6018171296</text:p>
              </table:table-cell>
              <table:table-cell office:value-type="float" office:value="690.46344">
                <text:p>690.4634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2967.6426388889">
                <text:p>42967.6426388889</text:p>
              </table:table-cell>
              <table:table-cell office:value-type="float" office:value="648.64872">
                <text:p>648.6487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2967.6868402778">
                <text:p>42967.6868402778</text:p>
              </table:table-cell>
              <table:table-cell office:value-type="float" office:value="678.7116">
                <text:p>678.711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2967.7303587963">
                <text:p>42967.7303587963</text:p>
              </table:table-cell>
              <table:table-cell office:value-type="float" office:value="684.62748">
                <text:p>684.6274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2967.7693518519">
                <text:p>42967.7693518519</text:p>
              </table:table-cell>
              <table:table-cell office:value-type="float" office:value="675.86976">
                <text:p>675.869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2967.8112384259">
                <text:p>42967.8112384259</text:p>
              </table:table-cell>
              <table:table-cell office:value-type="float" office:value="956.01672">
                <text:p>956.0167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2967.8550810185">
                <text:p>42967.8550810185</text:p>
              </table:table-cell>
              <table:table-cell office:value-type="float" office:value="1155.18672">
                <text:p>1155.1867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2967.8946643519">
                <text:p>42967.8946643519</text:p>
              </table:table-cell>
              <table:table-cell office:value-type="float" office:value="866.9952">
                <text:p>866.995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2967.9386226852">
                <text:p>42967.9386226852</text:p>
              </table:table-cell>
              <table:table-cell office:value-type="float" office:value="1035.97128">
                <text:p>1035.971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2967.977962963">
                <text:p>42967.977962963</text:p>
              </table:table-cell>
              <table:table-cell office:value-type="float" office:value="1076.70996">
                <text:p>1076.7099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2968.0198726852">
                <text:p>42968.0198726852</text:p>
              </table:table-cell>
              <table:table-cell office:value-type="float" office:value="1036.2474">
                <text:p>1036.247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2968.0597569444">
                <text:p>42968.0597569444</text:p>
              </table:table-cell>
              <table:table-cell office:value-type="float" office:value="745.09812">
                <text:p>745.0981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2968.1020601852">
                <text:p>42968.1020601852</text:p>
              </table:table-cell>
              <table:table-cell office:value-type="float" office:value="588.05496">
                <text:p>588.0549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2968.1440625">
                <text:p>42968.1440625</text:p>
              </table:table-cell>
              <table:table-cell office:value-type="float" office:value="727.0794">
                <text:p>727.079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2968.1856134259">
                <text:p>42968.1856134259</text:p>
              </table:table-cell>
              <table:table-cell office:value-type="float" office:value="456.057">
                <text:p>456.05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2968.225162037">
                <text:p>42968.225162037</text:p>
              </table:table-cell>
              <table:table-cell office:value-type="float" office:value="228.692412">
                <text:p>228.69241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2968.2681944445">
                <text:p>42968.2681944445</text:p>
              </table:table-cell>
              <table:table-cell office:value-type="float" office:value="193.184856">
                <text:p>193.18485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2968.3089583333">
                <text:p>42968.3089583333</text:p>
              </table:table-cell>
              <table:table-cell office:value-type="float" office:value="215.51508">
                <text:p>215.5150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2968.3524652778">
                <text:p>42968.3524652778</text:p>
              </table:table-cell>
              <table:table-cell office:value-type="float" office:value="453.54348">
                <text:p>453.5434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2968.3917013889">
                <text:p>42968.3917013889</text:p>
              </table:table-cell>
              <table:table-cell office:value-type="float" office:value="336.0996">
                <text:p>336.099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2968.4331944444">
                <text:p>42968.4331944444</text:p>
              </table:table-cell>
              <table:table-cell office:value-type="float" office:value="531.3654">
                <text:p>531.365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2968.4790625">
                <text:p>42968.4790625</text:p>
              </table:table-cell>
              <table:table-cell office:value-type="float" office:value="559.73052">
                <text:p>559.7305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2968.5215277778">
                <text:p>42968.5215277778</text:p>
              </table:table-cell>
              <table:table-cell office:value-type="float" office:value="712.47924">
                <text:p>712.4792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2968.5629513889">
                <text:p>42968.5629513889</text:p>
              </table:table-cell>
              <table:table-cell office:value-type="float" office:value="634.0122">
                <text:p>634.012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2968.6028703704">
                <text:p>42968.6028703704</text:p>
              </table:table-cell>
              <table:table-cell office:value-type="float" office:value="475.24752">
                <text:p>475.2475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2968.6464930556">
                <text:p>42968.6464930556</text:p>
              </table:table-cell>
              <table:table-cell office:value-type="float" office:value="517.7196">
                <text:p>517.719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2968.6896180556">
                <text:p>42968.6896180556</text:p>
              </table:table-cell>
              <table:table-cell office:value-type="float" office:value="527.33448">
                <text:p>527.334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2968.7282523148">
                <text:p>42968.7282523148</text:p>
              </table:table-cell>
              <table:table-cell office:value-type="float" office:value="538.89336">
                <text:p>538.8933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2968.7709490741">
                <text:p>42968.7709490741</text:p>
              </table:table-cell>
              <table:table-cell office:value-type="float" office:value="580.17744">
                <text:p>580.177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2968.8132291667">
                <text:p>42968.8132291667</text:p>
              </table:table-cell>
              <table:table-cell office:value-type="float" office:value="882.96444">
                <text:p>882.9644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2968.8555902778">
                <text:p>42968.8555902778</text:p>
              </table:table-cell>
              <table:table-cell office:value-type="float" office:value="951.54192">
                <text:p>951.5419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2968.8980671296">
                <text:p>42968.8980671296</text:p>
              </table:table-cell>
              <table:table-cell office:value-type="float" office:value="837.6732">
                <text:p>837.673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968.9429166667">
                <text:p>42968.9429166667</text:p>
              </table:table-cell>
              <table:table-cell office:value-type="float" office:value="1061.42508">
                <text:p>1061.4250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2968.9843865741">
                <text:p>42968.9843865741</text:p>
              </table:table-cell>
              <table:table-cell office:value-type="float" office:value="1185.5106">
                <text:p>1185.510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2969.0264930556">
                <text:p>42969.0264930556</text:p>
              </table:table-cell>
              <table:table-cell office:value-type="float" office:value="1240.04304">
                <text:p>1240.0430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2969.0633217593">
                <text:p>42969.0633217593</text:p>
              </table:table-cell>
              <table:table-cell office:value-type="float" office:value="1099.83636">
                <text:p>1099.8363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2969.1045949074">
                <text:p>42969.1045949074</text:p>
              </table:table-cell>
              <table:table-cell office:value-type="float" office:value="791.20872">
                <text:p>791.2087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2969.1440740741">
                <text:p>42969.1440740741</text:p>
              </table:table-cell>
              <table:table-cell office:value-type="float" office:value="426.83904">
                <text:p>426.8390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2969.1844675926">
                <text:p>42969.1844675926</text:p>
              </table:table-cell>
              <table:table-cell office:value-type="float" office:value="513.58032">
                <text:p>513.5803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2969.2252893519">
                <text:p>42969.2252893519</text:p>
              </table:table-cell>
              <table:table-cell office:value-type="float" office:value="215.300268">
                <text:p>215.30026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2969.2676736111">
                <text:p>42969.2676736111</text:p>
              </table:table-cell>
              <table:table-cell office:value-type="float" office:value="255.967488">
                <text:p>255.96748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2969.3087731482">
                <text:p>42969.3087731482</text:p>
              </table:table-cell>
              <table:table-cell office:value-type="float" office:value="238.14774">
                <text:p>238.1477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2969.3521064815">
                <text:p>42969.3521064815</text:p>
              </table:table-cell>
              <table:table-cell office:value-type="float" office:value="403.15608">
                <text:p>403.1560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2969.3929282407">
                <text:p>42969.3929282407</text:p>
              </table:table-cell>
              <table:table-cell office:value-type="float" office:value="405.21888">
                <text:p>405.2188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2969.4352893519">
                <text:p>42969.4352893519</text:p>
              </table:table-cell>
              <table:table-cell office:value-type="float" office:value="475.77096">
                <text:p>475.7709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2969.4761689815">
                <text:p>42969.4761689815</text:p>
              </table:table-cell>
              <table:table-cell office:value-type="float" office:value="545.74992">
                <text:p>545.7499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2969.5188541667">
                <text:p>42969.5188541667</text:p>
              </table:table-cell>
              <table:table-cell office:value-type="float" office:value="669.03516">
                <text:p>669.0351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2969.5625694445">
                <text:p>42969.5625694445</text:p>
              </table:table-cell>
              <table:table-cell office:value-type="float" office:value="665.57916">
                <text:p>665.5791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2969.6028587963">
                <text:p>42969.6028587963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2969.6446527778">
                <text:p>42969.6446527778</text:p>
              </table:table-cell>
              <table:table-cell office:value-type="float" office:value="583.46856">
                <text:p>583.468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2969.6867476852">
                <text:p>42969.6867476852</text:p>
              </table:table-cell>
              <table:table-cell office:value-type="float" office:value="541.21788">
                <text:p>541.2178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2969.7288773148">
                <text:p>42969.7288773148</text:p>
              </table:table-cell>
              <table:table-cell office:value-type="float" office:value="496.02528">
                <text:p>496.0252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2969.7708101852">
                <text:p>42969.7708101852</text:p>
              </table:table-cell>
              <table:table-cell office:value-type="float" office:value="693.53604">
                <text:p>693.5360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2969.8091550926">
                <text:p>42969.8091550926</text:p>
              </table:table-cell>
              <table:table-cell office:value-type="float" office:value="824.87736">
                <text:p>824.8773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2969.8542708333">
                <text:p>42969.8542708333</text:p>
              </table:table-cell>
              <table:table-cell office:value-type="float" office:value="918.97884">
                <text:p>918.9788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2969.8964583333">
                <text:p>42969.8964583333</text:p>
              </table:table-cell>
              <table:table-cell office:value-type="float" office:value="927.5364">
                <text:p>927.536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2969.9368518519">
                <text:p>42969.9368518519</text:p>
              </table:table-cell>
              <table:table-cell office:value-type="float" office:value="1009.1646">
                <text:p>1009.164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2969.9781712963">
                <text:p>42969.9781712963</text:p>
              </table:table-cell>
              <table:table-cell office:value-type="float" office:value="990.37152">
                <text:p>990.3715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2970.0211111111">
                <text:p>42970.0211111111</text:p>
              </table:table-cell>
              <table:table-cell office:value-type="float" office:value="1022.35068">
                <text:p>1022.3506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2970.0608217593">
                <text:p>42970.0608217593</text:p>
              </table:table-cell>
              <table:table-cell office:value-type="float" office:value="958.4028">
                <text:p>958.402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2970.103275463">
                <text:p>42970.103275463</text:p>
              </table:table-cell>
              <table:table-cell office:value-type="float" office:value="1017.94464">
                <text:p>1017.9446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2970.144375">
                <text:p>42970.144375</text:p>
              </table:table-cell>
              <table:table-cell office:value-type="float" office:value="888.41196">
                <text:p>888.4119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2970.1848958333">
                <text:p>42970.1848958333</text:p>
              </table:table-cell>
              <table:table-cell office:value-type="float" office:value="537.1704">
                <text:p>537.170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2970.3082986111">
                <text:p>42970.3082986111</text:p>
              </table:table-cell>
              <table:table-cell office:value-type="float" office:value="428.45544">
                <text:p>428.4554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2970.3505671296">
                <text:p>42970.3505671296</text:p>
              </table:table-cell>
              <table:table-cell office:value-type="float" office:value="384.00012">
                <text:p>384.0001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2970.3918634259">
                <text:p>42970.3918634259</text:p>
              </table:table-cell>
              <table:table-cell office:value-type="float" office:value="396.47592">
                <text:p>396.4759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2970.4324305556">
                <text:p>42970.4324305556</text:p>
              </table:table-cell>
              <table:table-cell office:value-type="float" office:value="470.20392">
                <text:p>470.2039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2970.4761574074">
                <text:p>42970.4761574074</text:p>
              </table:table-cell>
              <table:table-cell office:value-type="float" office:value="751.76208">
                <text:p>751.7620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2970.519849537">
                <text:p>42970.519849537</text:p>
              </table:table-cell>
              <table:table-cell office:value-type="float" office:value="732.07944">
                <text:p>732.0794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2970.5613194444">
                <text:p>42970.5613194444</text:p>
              </table:table-cell>
              <table:table-cell office:value-type="float" office:value="637.52076">
                <text:p>637.5207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2970.6016319445">
                <text:p>42970.6016319445</text:p>
              </table:table-cell>
              <table:table-cell office:value-type="float" office:value="674.64864">
                <text:p>674.6486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2970.6444444444">
                <text:p>42970.6444444444</text:p>
              </table:table-cell>
              <table:table-cell office:value-type="float" office:value="477.74412">
                <text:p>477.7441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2970.6868055556">
                <text:p>42970.6868055556</text:p>
              </table:table-cell>
              <table:table-cell office:value-type="float" office:value="545.01228">
                <text:p>545.0122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2970.7309027778">
                <text:p>42970.7309027778</text:p>
              </table:table-cell>
              <table:table-cell office:value-type="float" office:value="592.59276">
                <text:p>592.5927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2970.7716666667">
                <text:p>42970.7716666667</text:p>
              </table:table-cell>
              <table:table-cell office:value-type="float" office:value="862.49988">
                <text:p>862.4998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2970.8112037037">
                <text:p>42970.8112037037</text:p>
              </table:table-cell>
              <table:table-cell office:value-type="float" office:value="1039.4226">
                <text:p>1039.422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2970.8529861111">
                <text:p>42970.8529861111</text:p>
              </table:table-cell>
              <table:table-cell office:value-type="float" office:value="987.1128">
                <text:p>987.112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2970.8973611111">
                <text:p>42970.8973611111</text:p>
              </table:table-cell>
              <table:table-cell office:value-type="float" office:value="1067.83848">
                <text:p>1067.8384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2970.982662037">
                <text:p>42970.982662037</text:p>
              </table:table-cell>
              <table:table-cell office:value-type="float" office:value="1053.65844">
                <text:p>1053.6584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2971.021412037">
                <text:p>42971.021412037</text:p>
              </table:table-cell>
              <table:table-cell office:value-type="float" office:value="1062.87588">
                <text:p>1062.8758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2971.0660300926">
                <text:p>42971.0660300926</text:p>
              </table:table-cell>
              <table:table-cell office:value-type="float" office:value="762.10632">
                <text:p>762.1063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2971.1057523148">
                <text:p>42971.1057523148</text:p>
              </table:table-cell>
              <table:table-cell office:value-type="float" office:value="600.6258">
                <text:p>600.625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2971.1486574074">
                <text:p>42971.1486574074</text:p>
              </table:table-cell>
              <table:table-cell office:value-type="float" office:value="626.93892">
                <text:p>626.9389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2971.1869097222">
                <text:p>42971.1869097222</text:p>
              </table:table-cell>
              <table:table-cell office:value-type="float" office:value="384.10236">
                <text:p>384.1023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2971.2287037037">
                <text:p>42971.2287037037</text:p>
              </table:table-cell>
              <table:table-cell office:value-type="float" office:value="316.309716">
                <text:p>316.30971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2971.2700347222">
                <text:p>42971.2700347222</text:p>
              </table:table-cell>
              <table:table-cell office:value-type="float" office:value="270.531396">
                <text:p>270.53139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2971.3124421296">
                <text:p>42971.3124421296</text:p>
              </table:table-cell>
              <table:table-cell office:value-type="float" office:value="319.378968">
                <text:p>319.37896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2971.3543055556">
                <text:p>42971.3543055556</text:p>
              </table:table-cell>
              <table:table-cell office:value-type="float" office:value="438.90264">
                <text:p>438.9026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2971.396400463">
                <text:p>42971.396400463</text:p>
              </table:table-cell>
              <table:table-cell office:value-type="float" office:value="294.779952">
                <text:p>294.77995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2971.4372685185">
                <text:p>42971.4372685185</text:p>
              </table:table-cell>
              <table:table-cell office:value-type="float" office:value="350.5545">
                <text:p>350.554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2971.4789467593">
                <text:p>42971.4789467593</text:p>
              </table:table-cell>
              <table:table-cell office:value-type="float" office:value="436.72464">
                <text:p>436.7246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2971.5230671296">
                <text:p>42971.5230671296</text:p>
              </table:table-cell>
              <table:table-cell office:value-type="float" office:value="500.1336">
                <text:p>500.133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2971.5635416667">
                <text:p>42971.5635416667</text:p>
              </table:table-cell>
              <table:table-cell office:value-type="float" office:value="567.37584">
                <text:p>567.3758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2971.6044907407">
                <text:p>42971.6044907407</text:p>
              </table:table-cell>
              <table:table-cell office:value-type="float" office:value="579.08844">
                <text:p>579.0884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2971.6471296296">
                <text:p>42971.6471296296</text:p>
              </table:table-cell>
              <table:table-cell office:value-type="float" office:value="601.0956">
                <text:p>601.095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2971.6887847222">
                <text:p>42971.6887847222</text:p>
              </table:table-cell>
              <table:table-cell office:value-type="float" office:value="512.87688">
                <text:p>512.8768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2971.73">
                <text:p>42971.73</text:p>
              </table:table-cell>
              <table:table-cell office:value-type="float" office:value="573.55272">
                <text:p>573.5527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2971.7714930556">
                <text:p>42971.7714930556</text:p>
              </table:table-cell>
              <table:table-cell office:value-type="float" office:value="715.03452">
                <text:p>715.0345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2971.8149189815">
                <text:p>42971.8149189815</text:p>
              </table:table-cell>
              <table:table-cell office:value-type="float" office:value="831.45456">
                <text:p>831.4545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2971.8547453704">
                <text:p>42971.8547453704</text:p>
              </table:table-cell>
              <table:table-cell office:value-type="float" office:value="806.18508">
                <text:p>806.1850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2971.8983449074">
                <text:p>42971.8983449074</text:p>
              </table:table-cell>
              <table:table-cell office:value-type="float" office:value="902.6982">
                <text:p>902.698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2971.938599537">
                <text:p>42971.938599537</text:p>
              </table:table-cell>
              <table:table-cell office:value-type="float" office:value="1115.97012">
                <text:p>1115.9701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2971.9829050926">
                <text:p>42971.9829050926</text:p>
              </table:table-cell>
              <table:table-cell office:value-type="float" office:value="1167.25212">
                <text:p>1167.2521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2972.022962963">
                <text:p>42972.022962963</text:p>
              </table:table-cell>
              <table:table-cell office:value-type="float" office:value="992.0088">
                <text:p>992.008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2972.0641087963">
                <text:p>42972.0641087963</text:p>
              </table:table-cell>
              <table:table-cell office:value-type="float" office:value="863.45064">
                <text:p>863.4506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2972.1050578704">
                <text:p>42972.1050578704</text:p>
              </table:table-cell>
              <table:table-cell office:value-type="float" office:value="828.4932">
                <text:p>828.493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2972.1457523148">
                <text:p>42972.1457523148</text:p>
              </table:table-cell>
              <table:table-cell office:value-type="float" office:value="484.84836">
                <text:p>484.8483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2972.18625">
                <text:p>42972.18625</text:p>
              </table:table-cell>
              <table:table-cell office:value-type="float" office:value="611.14068">
                <text:p>611.1406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2972.2278356481">
                <text:p>42972.2278356481</text:p>
              </table:table-cell>
              <table:table-cell office:value-type="float" office:value="451.17504">
                <text:p>451.1750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2972.2689699074">
                <text:p>42972.2689699074</text:p>
              </table:table-cell>
              <table:table-cell office:value-type="float" office:value="216.48708">
                <text:p>216.4870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2972.3123263889">
                <text:p>42972.3123263889</text:p>
              </table:table-cell>
              <table:table-cell office:value-type="float" office:value="219.289356">
                <text:p>219.28935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2972.3542708333">
                <text:p>42972.3542708333</text:p>
              </table:table-cell>
              <table:table-cell office:value-type="float" office:value="319.21182">
                <text:p>319.2118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2972.3959837963">
                <text:p>42972.3959837963</text:p>
              </table:table-cell>
              <table:table-cell office:value-type="float" office:value="276.013152">
                <text:p>276.01315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2972.4372453704">
                <text:p>42972.4372453704</text:p>
              </table:table-cell>
              <table:table-cell office:value-type="float" office:value="291.719412">
                <text:p>291.71941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2972.4776967593">
                <text:p>42972.4776967593</text:p>
              </table:table-cell>
              <table:table-cell office:value-type="float" office:value="371.90088">
                <text:p>371.9008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2972.5331712963">
                <text:p>42972.5331712963</text:p>
              </table:table-cell>
              <table:table-cell office:value-type="float" office:value="682.10532">
                <text:p>682.1053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2972.6477199074">
                <text:p>42972.6477199074</text:p>
              </table:table-cell>
              <table:table-cell office:value-type="float" office:value="634.1868">
                <text:p>634.186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2972.6911574074">
                <text:p>42972.6911574074</text:p>
              </table:table-cell>
              <table:table-cell office:value-type="float" office:value="559.22328">
                <text:p>559.2232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2972.7287847222">
                <text:p>42972.7287847222</text:p>
              </table:table-cell>
              <table:table-cell office:value-type="float" office:value="399.09312">
                <text:p>399.0931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2972.7690162037">
                <text:p>42972.7690162037</text:p>
              </table:table-cell>
              <table:table-cell office:value-type="float" office:value="744.2874">
                <text:p>744.287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2972.810775463">
                <text:p>42972.810775463</text:p>
              </table:table-cell>
              <table:table-cell office:value-type="float" office:value="720.18936">
                <text:p>720.1893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2972.8530324074">
                <text:p>42972.8530324074</text:p>
              </table:table-cell>
              <table:table-cell office:value-type="float" office:value="773.15436">
                <text:p>773.1543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2972.8955439815">
                <text:p>42972.8955439815</text:p>
              </table:table-cell>
              <table:table-cell office:value-type="float" office:value="748.97352">
                <text:p>748.9735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2972.9392824074">
                <text:p>42972.9392824074</text:p>
              </table:table-cell>
              <table:table-cell office:value-type="float" office:value="679.05684">
                <text:p>679.0568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2972.9786921296">
                <text:p>42972.9786921296</text:p>
              </table:table-cell>
              <table:table-cell office:value-type="float" office:value="1108.86876">
                <text:p>1108.8687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2973.0210416667">
                <text:p>42973.0210416667</text:p>
              </table:table-cell>
              <table:table-cell office:value-type="float" office:value="1405.6398">
                <text:p>1405.639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2973.061875">
                <text:p>42973.061875</text:p>
              </table:table-cell>
              <table:table-cell office:value-type="float" office:value="1222.0092">
                <text:p>1222.009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2973.1027314815">
                <text:p>42973.1027314815</text:p>
              </table:table-cell>
              <table:table-cell office:value-type="float" office:value="814.87476">
                <text:p>814.8747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2973.1440740741">
                <text:p>42973.1440740741</text:p>
              </table:table-cell>
              <table:table-cell office:value-type="float" office:value="655.77276">
                <text:p>655.7727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2973.1839930556">
                <text:p>42973.1839930556</text:p>
              </table:table-cell>
              <table:table-cell office:value-type="float" office:value="408.35268">
                <text:p>408.3526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2973.225">
                <text:p>42973.225</text:p>
              </table:table-cell>
              <table:table-cell office:value-type="float" office:value="311.857056">
                <text:p>311.85705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2973.2672800926">
                <text:p>42973.2672800926</text:p>
              </table:table-cell>
              <table:table-cell office:value-type="float" office:value="336.448584">
                <text:p>336.44858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2973.3080787037">
                <text:p>42973.3080787037</text:p>
              </table:table-cell>
              <table:table-cell office:value-type="float" office:value="349.986492">
                <text:p>349.98649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2973.351712963">
                <text:p>42973.351712963</text:p>
              </table:table-cell>
              <table:table-cell office:value-type="float" office:value="547.23132">
                <text:p>547.2313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2973.3913657407">
                <text:p>42973.3913657407</text:p>
              </table:table-cell>
              <table:table-cell office:value-type="float" office:value="722.47176">
                <text:p>722.4717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2973.4372800926">
                <text:p>42973.4372800926</text:p>
              </table:table-cell>
              <table:table-cell office:value-type="float" office:value="677.55312">
                <text:p>677.5531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2973.4769328704">
                <text:p>42973.4769328704</text:p>
              </table:table-cell>
              <table:table-cell office:value-type="float" office:value="720.5688">
                <text:p>720.568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2973.5183912037">
                <text:p>42973.5183912037</text:p>
              </table:table-cell>
              <table:table-cell office:value-type="float" office:value="538.60536">
                <text:p>538.6053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2973.5606134259">
                <text:p>42973.5606134259</text:p>
              </table:table-cell>
              <table:table-cell office:value-type="float" office:value="636.63984">
                <text:p>636.6398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2973.6024537037">
                <text:p>42973.6024537037</text:p>
              </table:table-cell>
              <table:table-cell office:value-type="float" office:value="625.23756">
                <text:p>625.2375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2973.6435069444">
                <text:p>42973.6435069444</text:p>
              </table:table-cell>
              <table:table-cell office:value-type="float" office:value="635.58612">
                <text:p>635.5861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2973.685162037">
                <text:p>42973.685162037</text:p>
              </table:table-cell>
              <table:table-cell office:value-type="float" office:value="727.0794">
                <text:p>727.079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2973.7282638889">
                <text:p>42973.7282638889</text:p>
              </table:table-cell>
              <table:table-cell office:value-type="float" office:value="990.099">
                <text:p>990.09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2973.7701736111">
                <text:p>42973.7701736111</text:p>
              </table:table-cell>
              <table:table-cell office:value-type="float" office:value="979.05888">
                <text:p>979.0588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2973.8105439815">
                <text:p>42973.8105439815</text:p>
              </table:table-cell>
              <table:table-cell office:value-type="float" office:value="993.10356">
                <text:p>993.1035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2973.8560069444">
                <text:p>42973.8560069444</text:p>
              </table:table-cell>
              <table:table-cell office:value-type="float" office:value="1183.23756">
                <text:p>1183.2375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2973.8969444444">
                <text:p>42973.8969444444</text:p>
              </table:table-cell>
              <table:table-cell office:value-type="float" office:value="1169.78076">
                <text:p>1169.7807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2973.9366319445">
                <text:p>42973.9366319445</text:p>
              </table:table-cell>
              <table:table-cell office:value-type="float" office:value="1207.13904">
                <text:p>1207.1390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2973.9825347222">
                <text:p>42973.9825347222</text:p>
              </table:table-cell>
              <table:table-cell office:value-type="float" office:value="1176.47064">
                <text:p>1176.4706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2974.0086342593">
                <text:p>42974.0086342593</text:p>
              </table:table-cell>
              <table:table-cell office:value-type="float" office:value="984.95208">
                <text:p>984.9520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2974.0223842593">
                <text:p>42974.0223842593</text:p>
              </table:table-cell>
              <table:table-cell office:value-type="float" office:value="996.95376">
                <text:p>996.9537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2974.0637962963">
                <text:p>42974.0637962963</text:p>
              </table:table-cell>
              <table:table-cell office:value-type="float" office:value="1027.7244">
                <text:p>1027.724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2974.1034953704">
                <text:p>42974.1034953704</text:p>
              </table:table-cell>
              <table:table-cell office:value-type="float" office:value="782.18352">
                <text:p>782.1835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2974.1441782407">
                <text:p>42974.1441782407</text:p>
              </table:table-cell>
              <table:table-cell office:value-type="float" office:value="705.49812">
                <text:p>705.4981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2974.186099537">
                <text:p>42974.186099537</text:p>
              </table:table-cell>
              <table:table-cell office:value-type="float" office:value="435.16476">
                <text:p>435.1647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2974.2331018519">
                <text:p>42974.2331018519</text:p>
              </table:table-cell>
              <table:table-cell office:value-type="float" office:value="196.56018">
                <text:p>196.5601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2974.2718287037">
                <text:p>42974.2718287037</text:p>
              </table:table-cell>
              <table:table-cell office:value-type="float" office:value="183.579804">
                <text:p>183.57980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2974.3102777778">
                <text:p>42974.3102777778</text:p>
              </table:table-cell>
              <table:table-cell office:value-type="float" office:value="236.130084">
                <text:p>236.13008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2974.3519675926">
                <text:p>42974.3519675926</text:p>
              </table:table-cell>
              <table:table-cell office:value-type="float" office:value="359.730216">
                <text:p>359.73021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2974.392962963">
                <text:p>42974.392962963</text:p>
              </table:table-cell>
              <table:table-cell office:value-type="float" office:value="552.9348">
                <text:p>552.934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2974.4336458333">
                <text:p>42974.4336458333</text:p>
              </table:table-cell>
              <table:table-cell office:value-type="float" office:value="435.88332">
                <text:p>435.8833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2974.4783333333">
                <text:p>42974.4783333333</text:p>
              </table:table-cell>
              <table:table-cell office:value-type="float" office:value="509.80392">
                <text:p>509.8039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2974.5203819444">
                <text:p>42974.5203819444</text:p>
              </table:table-cell>
              <table:table-cell office:value-type="float" office:value="546.04548">
                <text:p>546.0454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2974.5600578704">
                <text:p>42974.5600578704</text:p>
              </table:table-cell>
              <table:table-cell office:value-type="float" office:value="664.67556">
                <text:p>664.6755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2974.6037847222">
                <text:p>42974.6037847222</text:p>
              </table:table-cell>
              <table:table-cell office:value-type="float" office:value="664.4952">
                <text:p>664.495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2974.6452546296">
                <text:p>42974.6452546296</text:p>
              </table:table-cell>
              <table:table-cell office:value-type="float" office:value="962.82432">
                <text:p>962.8243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2974.6869560185">
                <text:p>42974.6869560185</text:p>
              </table:table-cell>
              <table:table-cell office:value-type="float" office:value="1167.25212">
                <text:p>1167.2521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2974.7303472222">
                <text:p>42974.7303472222</text:p>
              </table:table-cell>
              <table:table-cell office:value-type="float" office:value="1246.75308">
                <text:p>1246.7530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2974.7719444444">
                <text:p>42974.7719444444</text:p>
              </table:table-cell>
              <table:table-cell office:value-type="float" office:value="1309.09104">
                <text:p>1309.0910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2974.8122916667">
                <text:p>42974.8122916667</text:p>
              </table:table-cell>
              <table:table-cell office:value-type="float" office:value="1085.91444">
                <text:p>1085.9144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2974.8537037037">
                <text:p>42974.8537037037</text:p>
              </table:table-cell>
              <table:table-cell office:value-type="float" office:value="1436.409">
                <text:p>1436.40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2974.8977430556">
                <text:p>42974.8977430556</text:p>
              </table:table-cell>
              <table:table-cell office:value-type="float" office:value="1724.08176">
                <text:p>1724.0817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2974.9377430556">
                <text:p>42974.9377430556</text:p>
              </table:table-cell>
              <table:table-cell office:value-type="float" office:value="2117.07036">
                <text:p>2117.0703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2974.9795138889">
                <text:p>42974.9795138889</text:p>
              </table:table-cell>
              <table:table-cell office:value-type="float" office:value="2295.13608">
                <text:p>2295.1360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2975.0211111111">
                <text:p>42975.0211111111</text:p>
              </table:table-cell>
              <table:table-cell office:value-type="float" office:value="2251.23408">
                <text:p>2251.2340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2975.0636342593">
                <text:p>42975.0636342593</text:p>
              </table:table-cell>
              <table:table-cell office:value-type="float" office:value="1497.537">
                <text:p>1497.53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2975.1035416667">
                <text:p>42975.1035416667</text:p>
              </table:table-cell>
              <table:table-cell office:value-type="float" office:value="1250.47476">
                <text:p>1250.4747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2975.1451041667">
                <text:p>42975.1451041667</text:p>
              </table:table-cell>
              <table:table-cell office:value-type="float" office:value="1211.39748">
                <text:p>1211.3974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2975.1861805556">
                <text:p>42975.1861805556</text:p>
              </table:table-cell>
              <table:table-cell office:value-type="float" office:value="951.54192">
                <text:p>951.5419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2975.226712963">
                <text:p>42975.226712963</text:p>
              </table:table-cell>
              <table:table-cell office:value-type="float" office:value="590.64804">
                <text:p>590.6480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2975.2698611111">
                <text:p>42975.2698611111</text:p>
              </table:table-cell>
              <table:table-cell office:value-type="float" office:value="299.298528">
                <text:p>299.29852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2975.3103703704">
                <text:p>42975.3103703704</text:p>
              </table:table-cell>
              <table:table-cell office:value-type="float" office:value="275.466276">
                <text:p>275.46627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2975.3523726852">
                <text:p>42975.3523726852</text:p>
              </table:table-cell>
              <table:table-cell office:value-type="float" office:value="583.62588">
                <text:p>583.6258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2975.3946180556">
                <text:p>42975.3946180556</text:p>
              </table:table-cell>
              <table:table-cell office:value-type="float" office:value="594.88776">
                <text:p>594.8877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2975.4360069444">
                <text:p>42975.4360069444</text:p>
              </table:table-cell>
              <table:table-cell office:value-type="float" office:value="708.07464">
                <text:p>708.0746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2975.4813657407">
                <text:p>42975.4813657407</text:p>
              </table:table-cell>
              <table:table-cell office:value-type="float" office:value="1146.62268">
                <text:p>1146.6226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2975.5230671296">
                <text:p>42975.5230671296</text:p>
              </table:table-cell>
              <table:table-cell office:value-type="float" office:value="1688.11344">
                <text:p>1688.1134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2975.5643518519">
                <text:p>42975.5643518519</text:p>
              </table:table-cell>
              <table:table-cell office:value-type="float" office:value="1780.2198">
                <text:p>1780.219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2975.607662037">
                <text:p>42975.607662037</text:p>
              </table:table-cell>
              <table:table-cell office:value-type="float" office:value="1764.22536">
                <text:p>1764.2253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2975.647650463">
                <text:p>42975.647650463</text:p>
              </table:table-cell>
              <table:table-cell office:value-type="float" office:value="2096.12736">
                <text:p>2096.1273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2975.6890625">
                <text:p>42975.6890625</text:p>
              </table:table-cell>
              <table:table-cell office:value-type="float" office:value="1812.80772">
                <text:p>1812.8077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2975.7328240741">
                <text:p>42975.7328240741</text:p>
              </table:table-cell>
              <table:table-cell office:value-type="float" office:value="2044.22616">
                <text:p>2044.2261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2975.7743518519">
                <text:p>42975.7743518519</text:p>
              </table:table-cell>
              <table:table-cell office:value-type="float" office:value="2674.67904">
                <text:p>2674.6790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2975.8150925926">
                <text:p>42975.8150925926</text:p>
              </table:table-cell>
              <table:table-cell office:value-type="float" office:value="2608.12296">
                <text:p>2608.1229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2975.8572222222">
                <text:p>42975.8572222222</text:p>
              </table:table-cell>
              <table:table-cell office:value-type="float" office:value="3818.7828">
                <text:p>3818.782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2975.8985069445">
                <text:p>42975.8985069445</text:p>
              </table:table-cell>
              <table:table-cell office:value-type="float" office:value="4149.6264">
                <text:p>4149.626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2975.9424768519">
                <text:p>42975.9424768519</text:p>
              </table:table-cell>
              <table:table-cell office:value-type="float" office:value="4433.8428">
                <text:p>4433.842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2975.9838773148">
                <text:p>42975.9838773148</text:p>
              </table:table-cell>
              <table:table-cell office:value-type="float" office:value="4298.508">
                <text:p>4298.50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2976.0255555556">
                <text:p>42976.0255555556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2976.0661342593">
                <text:p>42976.0661342593</text:p>
              </table:table-cell>
              <table:table-cell office:value-type="float" office:value="3198.24504">
                <text:p>3198.2450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2976.1073958333">
                <text:p>42976.1073958333</text:p>
              </table:table-cell>
              <table:table-cell office:value-type="float" office:value="2273.89068">
                <text:p>2273.8906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2976.1475462963">
                <text:p>42976.1475462963</text:p>
              </table:table-cell>
              <table:table-cell office:value-type="float" office:value="1799.49996">
                <text:p>1799.4999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2976.1870138889">
                <text:p>42976.1870138889</text:p>
              </table:table-cell>
              <table:table-cell office:value-type="float" office:value="1461.32748">
                <text:p>1461.3274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2976.2278009259">
                <text:p>42976.2278009259</text:p>
              </table:table-cell>
              <table:table-cell office:value-type="float" office:value="922.338">
                <text:p>922.33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2976.2703240741">
                <text:p>42976.2703240741</text:p>
              </table:table-cell>
              <table:table-cell office:value-type="float" office:value="1275.70464">
                <text:p>1275.7046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2976.3117013889">
                <text:p>42976.3117013889</text:p>
              </table:table-cell>
              <table:table-cell office:value-type="float" office:value="1385.75736">
                <text:p>1385.7573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2976.3544791667">
                <text:p>42976.3544791667</text:p>
              </table:table-cell>
              <table:table-cell office:value-type="float" office:value="1042.07976">
                <text:p>1042.0797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2976.3951967593">
                <text:p>42976.3951967593</text:p>
              </table:table-cell>
              <table:table-cell office:value-type="float" office:value="913.65516">
                <text:p>913.6551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2976.3951967593">
                <text:p>42976.3951967593</text:p>
              </table:table-cell>
              <table:table-cell office:value-type="float" office:value="913.65516">
                <text:p>913.655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Windows_x86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